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157f" officeooo:paragraph-rsid="000c157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itter analysis for capture thread</text:p>
      <text:p text:style-name="P1">Jitter for frame 1 is <text:s text:c="3"/>0.00395</text:p>
      <text:p text:style-name="P1">Jitter for frame 2 is <text:s text:c="3"/>0.00573</text:p>
      <text:p text:style-name="P1">Jitter for frame 3 is <text:s text:c="3"/>0.00134</text:p>
      <text:p text:style-name="P1">Jitter for frame 4 is <text:s text:c="2"/>-0.00153</text:p>
      <text:p text:style-name="P1">Jitter for frame 5 is <text:s text:c="2"/>-0.00329</text:p>
      <text:p text:style-name="P1">Jitter for frame 6 is <text:s text:c="2"/>-0.00128</text:p>
      <text:p text:style-name="P1">Jitter for frame 7 is <text:s text:c="3"/>0.00010</text:p>
      <text:p text:style-name="P1">Jitter for frame 8 is <text:s text:c="3"/>0.00271</text:p>
      <text:p text:style-name="P1">Jitter for frame 9 is <text:s text:c="2"/>-0.00253</text:p>
      <text:p text:style-name="P1">Jitter for frame 10 is <text:s text:c="3"/>0.00087</text:p>
      <text:p text:style-name="P1">Jitter for frame 11 is <text:s text:c="3"/>0.00188</text:p>
      <text:p text:style-name="P1">Jitter for frame 12 is <text:s text:c="3"/>0.00206</text:p>
      <text:p text:style-name="P1">Jitter for frame 13 is <text:s text:c="3"/>0.02143</text:p>
      <text:p text:style-name="P1">Jitter for frame 14 is <text:s text:c="2"/>-0.00331</text:p>
      <text:p text:style-name="P1">Jitter for frame 15 is <text:s text:c="3"/>0.00090</text:p>
      <text:p text:style-name="P1">Jitter for frame 16 is <text:s text:c="2"/>-0.00378</text:p>
      <text:p text:style-name="P1">Jitter for frame 17 is <text:s text:c="3"/>0.00006</text:p>
      <text:p text:style-name="P1">Jitter for frame 18 is <text:s text:c="3"/>0.00643</text:p>
      <text:p text:style-name="P1">Jitter for frame 19 is <text:s text:c="2"/>-0.00367</text:p>
      <text:p text:style-name="P1">Jitter for frame 20 is <text:s text:c="3"/>0.00572</text:p>
      <text:p text:style-name="P1">Jitter for frame 21 is <text:s text:c="3"/>0.01260</text:p>
      <text:p text:style-name="P1">Jitter for frame 22 is <text:s text:c="3"/>0.00088</text:p>
      <text:p text:style-name="P1">Jitter for frame 23 is <text:s text:c="2"/>-0.00340</text:p>
      <text:p text:style-name="P1">Jitter for frame 24 is <text:s text:c="3"/>0.00079</text:p>
      <text:p text:style-name="P1">Jitter for frame 25 is <text:s text:c="2"/>-0.00233</text:p>
      <text:p text:style-name="P1">Jitter for frame 26 is <text:s text:c="2"/>-0.00001</text:p>
      <text:p text:style-name="P1">Jitter for frame 27 is <text:s text:c="3"/>0.00562</text:p>
      <text:p text:style-name="P1">Jitter for frame 28 is <text:s text:c="2"/>-0.00379</text:p>
      <text:p text:style-name="P1">Jitter for frame 29 is <text:s text:c="3"/>0.00596</text:p>
      <text:p text:style-name="P1">Jitter for frame 30 is <text:s text:c="3"/>0.00127</text:p>
      <text:p text:style-name="P1">Jitter for frame 31 is <text:s text:c="3"/>0.00112</text:p>
      <text:p text:style-name="P1">Jitter for frame 32 is <text:s text:c="3"/>0.00109</text:p>
      <text:p text:style-name="P1">Jitter for frame 33 is <text:s text:c="3"/>0.00103</text:p>
      <text:p text:style-name="P1">Jitter for frame 34 is <text:s text:c="3"/>0.00048</text:p>
      <text:p text:style-name="P1">Jitter for frame 35 is <text:s text:c="3"/>0.00049</text:p>
      <text:p text:style-name="P1">Jitter for frame 36 is <text:s text:c="2"/>-0.00089</text:p>
      <text:p text:style-name="P1">Jitter for frame 37 is <text:s text:c="3"/>0.00059</text:p>
      <text:p text:style-name="P1">Jitter for frame 38 is <text:s text:c="2"/>-0.00351</text:p>
      <text:p text:style-name="P1">Jitter for frame 39 is <text:s text:c="3"/>0.00174</text:p>
      <text:p text:style-name="P1">Jitter for frame 40 is <text:s text:c="2"/>-0.00363</text:p>
      <text:p text:style-name="P1">Jitter for frame 41 is <text:s text:c="2"/>-0.00133</text:p>
      <text:p text:style-name="P1">Jitter for frame 42 is <text:s text:c="2"/>-0.00133</text:p>
      <text:p text:style-name="P1">Jitter for frame 43 is <text:s text:c="2"/>-0.00118</text:p>
      <text:p text:style-name="P1">Jitter for frame 44 is <text:s text:c="3"/>0.00044</text:p>
      <text:p text:style-name="P1">Jitter for frame 45 is <text:s text:c="3"/>0.00318</text:p>
      <text:p text:style-name="P1">Jitter for frame 46 is <text:s text:c="3"/>0.00152</text:p>
      <text:p text:style-name="P1">Jitter for frame 47 is <text:s text:c="3"/>0.00307</text:p>
      <text:p text:style-name="P1">Jitter for frame 48 is <text:s text:c="2"/>-0.00245</text:p>
      <text:p text:style-name="P1"><text:soft-page-break/>Jitter for frame 49 is <text:s text:c="2"/>-0.00412</text:p>
      <text:p text:style-name="P1">Jitter for frame 50 is <text:s text:c="3"/>0.01018</text:p>
      <text:p text:style-name="P1">Jitter for frame 51 is <text:s text:c="3"/>0.00086</text:p>
      <text:p text:style-name="P1">Jitter for frame 52 is <text:s text:c="3"/>0.00117</text:p>
      <text:p text:style-name="P1">Jitter for frame 53 is <text:s text:c="3"/>0.00108</text:p>
      <text:p text:style-name="P1">Jitter for frame 54 is <text:s text:c="3"/>0.00080</text:p>
      <text:p text:style-name="P1">Jitter for frame 55 is <text:s text:c="3"/>0.00056</text:p>
      <text:p text:style-name="P1">Jitter for frame 56 is <text:s text:c="3"/>0.00266</text:p>
      <text:p text:style-name="P1">Jitter for frame 57 is <text:s text:c="2"/>-0.00126</text:p>
      <text:p text:style-name="P1">Jitter for frame 58 is <text:s text:c="3"/>0.00102</text:p>
      <text:p text:style-name="P1">Jitter for frame 59 is <text:s text:c="3"/>0.00282</text:p>
      <text:p text:style-name="P1">Jitter for frame 60 is <text:s text:c="2"/>-0.00082</text:p>
      <text:p text:style-name="P1">Jitter for frame 61 is <text:s text:c="2"/>-0.00137</text:p>
      <text:p text:style-name="P1">Jitter for frame 62 is <text:s text:c="2"/>-0.00150</text:p>
      <text:p text:style-name="P1">Jitter for frame 63 is <text:s text:c="2"/>-0.00155</text:p>
      <text:p text:style-name="P1">Jitter for frame 64 is <text:s text:c="2"/>-0.00054</text:p>
      <text:p text:style-name="P1">Jitter for frame 65 is <text:s text:c="3"/>0.00301</text:p>
      <text:p text:style-name="P1">Jitter for frame 66 is <text:s text:c="3"/>0.00181</text:p>
      <text:p text:style-name="P1">Jitter for frame 67 is <text:s text:c="3"/>0.00292</text:p>
      <text:p text:style-name="P1">Jitter for frame 68 is <text:s text:c="2"/>-0.00121</text:p>
      <text:p text:style-name="P1">Jitter for frame 69 is <text:s text:c="3"/>0.00236</text:p>
      <text:p text:style-name="P1">Jitter for frame 70 is <text:s text:c="2"/>-0.00331</text:p>
      <text:p text:style-name="P1">Jitter for frame 71 is <text:s text:c="3"/>0.00094</text:p>
      <text:p text:style-name="P1">Jitter for frame 72 is <text:s text:c="3"/>0.00129</text:p>
      <text:p text:style-name="P1">Jitter for frame 73 is <text:s text:c="3"/>0.00110</text:p>
      <text:p text:style-name="P1">Jitter for frame 74 is <text:s text:c="2"/>-0.00096</text:p>
      <text:p text:style-name="P1">Jitter for frame 75 is <text:s text:c="3"/>0.00249</text:p>
      <text:p text:style-name="P1">Jitter for frame 76 is <text:s text:c="3"/>0.00208</text:p>
      <text:p text:style-name="P1">Jitter for frame 77 is <text:s text:c="3"/>0.00293</text:p>
      <text:p text:style-name="P1">Jitter for frame 78 is <text:s text:c="2"/>-0.00074</text:p>
      <text:p text:style-name="P1">Jitter for frame 79 is <text:s text:c="3"/>0.00278</text:p>
      <text:p text:style-name="P1">Jitter for frame 80 is <text:s text:c="2"/>-0.00128</text:p>
      <text:p text:style-name="P1">Jitter for frame 81 is <text:s text:c="3"/>0.00288</text:p>
      <text:p text:style-name="P1">Jitter for frame 82 is <text:s text:c="3"/>0.00123</text:p>
      <text:p text:style-name="P1">Jitter for frame 83 is <text:s text:c="3"/>0.00141</text:p>
      <text:p text:style-name="P1">Jitter for frame 84 is <text:s text:c="3"/>0.00162</text:p>
      <text:p text:style-name="P1">Jitter for frame 85 is <text:s text:c="2"/>-0.00093</text:p>
      <text:p text:style-name="P1">Jitter for frame 86 is <text:s text:c="3"/>0.00311</text:p>
      <text:p text:style-name="P1">Jitter for frame 87 is <text:s text:c="3"/>0.00074</text:p>
      <text:p text:style-name="P1">Jitter for frame 88 is <text:s text:c="2"/>-0.00090</text:p>
      <text:p text:style-name="P1">Jitter for frame 89 is <text:s text:c="3"/>0.00306</text:p>
      <text:p text:style-name="P1">Jitter for frame 90 is <text:s text:c="2"/>-0.00304</text:p>
      <text:p text:style-name="P1">Jitter for frame 91 is <text:s text:c="2"/>-0.00080</text:p>
      <text:p text:style-name="P1">Jitter for frame 92 is <text:s text:c="2"/>-0.00119</text:p>
      <text:p text:style-name="P1">Jitter for frame 93 is <text:s text:c="2"/>-0.00136</text:p>
      <text:p text:style-name="P1">Jitter for frame 94 is <text:s text:c="2"/>-0.00103</text:p>
      <text:p text:style-name="P1">Jitter for frame 95 is <text:s text:c="3"/>0.00355</text:p>
      <text:p text:style-name="P1">Jitter for frame 96 is <text:s text:c="3"/>0.00421</text:p>
      <text:p text:style-name="P1">Jitter for frame 97 is <text:s text:c="3"/>0.00304</text:p>
      <text:p text:style-name="P1"><text:soft-page-break/>Jitter for frame 98 is <text:s text:c="2"/>-0.00003</text:p>
      <text:p text:style-name="P1">Jitter for frame 99 is <text:s text:c="3"/>0.00277</text:p>
      <text:p text:style-name="P1">Jitter for frame 100 is <text:s text:c="2"/>-0.00060</text:p>
      <text:p text:style-name="P1">Jitter for frame 101 is <text:s text:c="3"/>0.00142</text:p>
      <text:p text:style-name="P1">Jitter for frame 102 is <text:s text:c="3"/>0.00119</text:p>
      <text:p text:style-name="P1">Jitter for frame 103 is <text:s text:c="3"/>0.00128</text:p>
      <text:p text:style-name="P1">Jitter for frame 104 is <text:s text:c="3"/>0.00081</text:p>
      <text:p text:style-name="P1">Jitter for frame 105 is <text:s text:c="3"/>0.00080</text:p>
      <text:p text:style-name="P1">Jitter for frame 106 is <text:s text:c="3"/>0.00202</text:p>
      <text:p text:style-name="P1">Jitter for frame 107 is <text:s text:c="3"/>0.00329</text:p>
      <text:p text:style-name="P1">Jitter for frame 108 is <text:s text:c="3"/>0.00239</text:p>
      <text:p text:style-name="P1">Jitter for frame 109 is <text:s text:c="3"/>0.00324</text:p>
      <text:p text:style-name="P1">Jitter for frame 110 is <text:s text:c="3"/>0.00101</text:p>
      <text:p text:style-name="P1">Jitter for frame 111 is <text:s text:c="3"/>0.00136</text:p>
      <text:p text:style-name="P1">Jitter for frame 112 is <text:s text:c="3"/>0.00135</text:p>
      <text:p text:style-name="P1">Jitter for frame 113 is <text:s text:c="3"/>0.00139</text:p>
      <text:p text:style-name="P1">Jitter for frame 114 is <text:s text:c="3"/>0.00145</text:p>
      <text:p text:style-name="P1">Jitter for frame 115 is <text:s text:c="3"/>0.00408</text:p>
      <text:p text:style-name="P1">Jitter for frame 116 is <text:s text:c="3"/>0.00328</text:p>
      <text:p text:style-name="P1">Jitter for frame 117 is <text:s text:c="3"/>0.00406</text:p>
      <text:p text:style-name="P1">Jitter for frame 118 is <text:s text:c="3"/>0.00240</text:p>
      <text:p text:style-name="P1">Jitter for frame 119 is <text:s text:c="3"/>0.00414</text:p>
      <text:p text:style-name="P1">Jitter for frame 120 is <text:s text:c="3"/>0.00596</text:p>
      <text:p text:style-name="P1">Jitter for frame 121 is <text:s text:c="2"/>-0.00217</text:p>
      <text:p text:style-name="P1">Jitter for frame 122 is <text:s text:c="3"/>0.00135</text:p>
      <text:p text:style-name="P1">Jitter for frame 123 is <text:s text:c="3"/>0.00047</text:p>
      <text:p text:style-name="P1">Jitter for frame 124 is <text:s text:c="3"/>0.00090</text:p>
      <text:p text:style-name="P1">Jitter for frame 125 is <text:s text:c="3"/>0.00279</text:p>
      <text:p text:style-name="P1">Jitter for frame 126 is <text:s text:c="3"/>0.00189</text:p>
      <text:p text:style-name="P1">Jitter for frame 127 is <text:s text:c="3"/>0.00320</text:p>
      <text:p text:style-name="P1">Jitter for frame 128 is <text:s text:c="3"/>0.00385</text:p>
      <text:p text:style-name="P1">Jitter for frame 129 is <text:s text:c="3"/>0.00256</text:p>
      <text:p text:style-name="P1">Jitter for frame 130 is <text:s text:c="2"/>-0.00115</text:p>
      <text:p text:style-name="P1">Jitter for frame 131 is <text:s text:c="2"/>-0.00149</text:p>
      <text:p text:style-name="P1">Jitter for frame 132 is <text:s text:c="2"/>-0.00149</text:p>
      <text:p text:style-name="P1">Jitter for frame 133 is <text:s text:c="3"/>0.00371</text:p>
      <text:p text:style-name="P1">Jitter for frame 134 is <text:s text:c="3"/>0.00335</text:p>
      <text:p text:style-name="P1">Jitter for frame 135 is <text:s text:c="2"/>-0.00127</text:p>
      <text:p text:style-name="P1">Jitter for frame 136 is <text:s text:c="3"/>0.00195</text:p>
      <text:p text:style-name="P1">Jitter for frame 137 is <text:s text:c="2"/>-0.00240</text:p>
      <text:p text:style-name="P1">Jitter for frame 138 is <text:s text:c="3"/>0.00148</text:p>
      <text:p text:style-name="P1">Jitter for frame 139 is <text:s text:c="3"/>0.00063</text:p>
      <text:p text:style-name="P1">Jitter for frame 140 is <text:s text:c="3"/>0.00139</text:p>
      <text:p text:style-name="P1">Jitter for frame 141 is <text:s text:c="2"/>-0.00366</text:p>
      <text:p text:style-name="P1">Jitter for frame 142 is <text:s text:c="2"/>-0.00276</text:p>
      <text:p text:style-name="P1">Jitter for frame 143 is <text:s text:c="3"/>0.00293</text:p>
      <text:p text:style-name="P1">Jitter for frame 144 is <text:s text:c="2"/>-0.00150</text:p>
      <text:p text:style-name="P1">Jitter for frame 145 is <text:s text:c="3"/>0.00361</text:p>
      <text:p text:style-name="P1">Jitter for frame 146 is <text:s text:c="3"/>0.00269</text:p>
      <text:p text:style-name="P1"><text:soft-page-break/>Jitter for frame 147 is <text:s text:c="3"/>0.00367</text:p>
      <text:p text:style-name="P1">Jitter for frame 148 is <text:s text:c="3"/>0.00139</text:p>
      <text:p text:style-name="P1">Jitter for frame 149 is <text:s text:c="3"/>0.00141</text:p>
      <text:p text:style-name="P1">Jitter for frame 150 is <text:s text:c="3"/>0.00137</text:p>
      <text:p text:style-name="P1">Jitter for frame 151 is <text:s text:c="3"/>0.00116</text:p>
      <text:p text:style-name="P1">Jitter for frame 152 is <text:s text:c="3"/>0.00113</text:p>
      <text:p text:style-name="P1">Jitter for frame 153 is <text:s text:c="3"/>0.00069</text:p>
      <text:p text:style-name="P1">Jitter for frame 154 is <text:s text:c="3"/>0.00061</text:p>
      <text:p text:style-name="P1">Jitter for frame 155 is <text:s text:c="3"/>0.00024</text:p>
      <text:p text:style-name="P1">Jitter for frame 156 is <text:s text:c="3"/>0.00029</text:p>
      <text:p text:style-name="P1">Jitter for frame 157 is <text:s text:c="2"/>-0.00122</text:p>
      <text:p text:style-name="P1">Jitter for frame 158 is <text:s text:c="3"/>0.00132</text:p>
      <text:p text:style-name="P1">Jitter for frame 159 is <text:s text:c="3"/>0.00043</text:p>
      <text:p text:style-name="P1">Jitter for frame 160 is <text:s text:c="2"/>-0.00206</text:p>
      <text:p text:style-name="P1">Jitter for frame 161 is <text:s text:c="2"/>-0.00151</text:p>
      <text:p text:style-name="P1">Jitter for frame 162 is <text:s text:c="2"/>-0.00145</text:p>
      <text:p text:style-name="P1">Jitter for frame 163 is <text:s text:c="3"/>0.00359</text:p>
      <text:p text:style-name="P1">Jitter for frame 164 is <text:s text:c="3"/>0.00231</text:p>
      <text:p text:style-name="P1">Jitter for frame 165 is <text:s text:c="3"/>0.00356</text:p>
      <text:p text:style-name="P1">Jitter for frame 166 is <text:s text:c="3"/>0.00348</text:p>
      <text:p text:style-name="P1">Jitter for frame 167 is <text:s text:c="3"/>0.00124</text:p>
      <text:p text:style-name="P1">Jitter for frame 168 is <text:s text:c="3"/>0.00148</text:p>
      <text:p text:style-name="P1">Jitter for frame 169 is <text:s text:c="2"/>-0.00170</text:p>
      <text:p text:style-name="P1">Jitter for frame 170 is <text:s text:c="3"/>0.00105</text:p>
      <text:p text:style-name="P1">Jitter for frame 171 is <text:s text:c="3"/>0.00113</text:p>
      <text:p text:style-name="P1">Jitter for frame 172 is <text:s text:c="2"/>-0.00228</text:p>
      <text:p text:style-name="P1">Jitter for frame 173 is <text:s text:c="3"/>0.00091</text:p>
      <text:p text:style-name="P1">Jitter for frame 174 is <text:s text:c="3"/>0.00367</text:p>
      <text:p text:style-name="P1">Jitter for frame 175 is <text:s text:c="3"/>0.00090</text:p>
      <text:p text:style-name="P1">Jitter for frame 176 is <text:s text:c="3"/>0.00326</text:p>
      <text:p text:style-name="P1">Jitter for frame 177 is <text:s text:c="3"/>0.00118</text:p>
      <text:p text:style-name="P1">Jitter for frame 178 is <text:s text:c="3"/>0.00312</text:p>
      <text:p text:style-name="P1">Jitter for frame 179 is <text:s text:c="2"/>-0.00171</text:p>
      <text:p text:style-name="P1">Jitter for frame 180 is <text:s text:c="3"/>0.00088</text:p>
      <text:p text:style-name="P1">Jitter for frame 181 is <text:s text:c="3"/>0.00092</text:p>
      <text:p text:style-name="P1">Jitter for frame 182 is <text:s text:c="3"/>0.00081</text:p>
      <text:p text:style-name="P1">Jitter for frame 183 is <text:s text:c="3"/>0.00249</text:p>
      <text:p text:style-name="P1">Jitter for frame 184 is <text:s text:c="2"/>-0.00130</text:p>
      <text:p text:style-name="P1">Jitter for frame 185 is <text:s text:c="3"/>0.00254</text:p>
      <text:p text:style-name="P1">Jitter for frame 186 is <text:s text:c="3"/>0.00034</text:p>
      <text:p text:style-name="P1">Jitter for frame 187 is <text:s text:c="2"/>-0.00140</text:p>
      <text:p text:style-name="P1">Jitter for frame 188 is <text:s text:c="3"/>0.00074</text:p>
      <text:p text:style-name="P1">Jitter for frame 189 is <text:s text:c="3"/>0.00202</text:p>
      <text:p text:style-name="P1">Jitter for frame 190 is <text:s text:c="3"/>0.00114</text:p>
      <text:p text:style-name="P1">Jitter for frame 191 is <text:s text:c="3"/>0.00169</text:p>
      <text:p text:style-name="P1">Jitter for frame 192 is <text:s text:c="3"/>0.00071</text:p>
      <text:p text:style-name="P1">Jitter for frame 193 is <text:s text:c="3"/>0.00049</text:p>
      <text:p text:style-name="P1">Jitter for frame 194 is <text:s text:c="3"/>0.00290</text:p>
      <text:p text:style-name="P1">Jitter for frame 195 is <text:s text:c="3"/>0.00242</text:p>
      <text:p text:style-name="P1"><text:soft-page-break/>Jitter for frame 196 is <text:s text:c="3"/>0.00259</text:p>
      <text:p text:style-name="P1">Jitter for frame 197 is <text:s text:c="3"/>0.00081</text:p>
      <text:p text:style-name="P1">Jitter for frame 198 is <text:s text:c="3"/>0.00245</text:p>
      <text:p text:style-name="P1">Jitter for frame 199 is <text:s text:c="2"/>-0.00003</text:p>
      <text:p text:style-name="P1">Jitter for frame 200 is <text:s text:c="3"/>0.00064</text:p>
      <text:p text:style-name="P1">Jitter for frame 201 is <text:s text:c="3"/>0.00101</text:p>
      <text:p text:style-name="P1">Jitter for frame 202 is <text:s text:c="3"/>0.00099</text:p>
      <text:p text:style-name="P1">Jitter for frame 203 is <text:s text:c="3"/>0.00341</text:p>
      <text:p text:style-name="P1">Jitter for frame 204 is <text:s text:c="3"/>0.00339</text:p>
      <text:p text:style-name="P1">Jitter for frame 205 is <text:s text:c="3"/>0.00386</text:p>
      <text:p text:style-name="P1">Jitter for frame 206 is <text:s text:c="3"/>0.00174</text:p>
      <text:p text:style-name="P1">Jitter for frame 207 is <text:s text:c="3"/>0.00168</text:p>
      <text:p text:style-name="P1">Jitter for frame 208 is <text:s text:c="2"/>-0.00148</text:p>
      <text:p text:style-name="P1">Jitter for frame 209 is <text:s text:c="2"/>-0.00049</text:p>
      <text:p text:style-name="P1">Jitter for frame 210 is <text:s text:c="2"/>-0.00189</text:p>
      <text:p text:style-name="P1">Jitter for frame 211 is <text:s text:c="2"/>-0.00180</text:p>
      <text:p text:style-name="P1">Jitter for frame 212 is <text:s text:c="3"/>0.00354</text:p>
      <text:p text:style-name="P1">Jitter for frame 213 is <text:s text:c="3"/>0.00112</text:p>
      <text:p text:style-name="P1">Jitter for frame 214 is <text:s text:c="3"/>0.00305</text:p>
      <text:p text:style-name="P1">Jitter for frame 215 is <text:s text:c="3"/>0.00372</text:p>
      <text:p text:style-name="P1">Jitter for frame 216 is <text:s text:c="3"/>0.00313</text:p>
      <text:p text:style-name="P1">Jitter for frame 217 is <text:s text:c="2"/>-0.00166</text:p>
      <text:p text:style-name="P1">Jitter for frame 218 is <text:s text:c="3"/>0.00359</text:p>
      <text:p text:style-name="P1">Jitter for frame 219 is <text:s text:c="3"/>0.01264</text:p>
      <text:p text:style-name="P1">Jitter for frame 220 is <text:s text:c="3"/>0.00232</text:p>
      <text:p text:style-name="P1">Jitter for frame 221 is <text:s text:c="3"/>0.00359</text:p>
      <text:p text:style-name="P1">Jitter for frame 222 is <text:s text:c="3"/>0.00312</text:p>
      <text:p text:style-name="P1">Jitter for frame 223 is <text:s text:c="3"/>0.00364</text:p>
      <text:p text:style-name="P1">Jitter for frame 224 is <text:s text:c="3"/>0.00341</text:p>
      <text:p text:style-name="P1">Jitter for frame 225 is <text:s text:c="3"/>0.00243</text:p>
      <text:p text:style-name="P1">Jitter for frame 226 is <text:s text:c="2"/>-0.00368</text:p>
      <text:p text:style-name="P1">Jitter for frame 227 is <text:s text:c="2"/>-0.00189</text:p>
      <text:p text:style-name="P1">Jitter for frame 228 is <text:s text:c="3"/>0.00491</text:p>
      <text:p text:style-name="P1">Jitter for frame 229 is <text:s text:c="3"/>0.00069</text:p>
      <text:p text:style-name="P1">Jitter for frame 230 is <text:s text:c="3"/>0.00086</text:p>
      <text:p text:style-name="P1">Jitter for frame 231 is <text:s text:c="3"/>0.00081</text:p>
      <text:p text:style-name="P1">Jitter for frame 232 is <text:s text:c="2"/>-0.00031</text:p>
      <text:p text:style-name="P1">Jitter for frame 233 is <text:s text:c="3"/>0.00270</text:p>
      <text:p text:style-name="P1">Jitter for frame 234 is <text:s text:c="3"/>0.00057</text:p>
      <text:p text:style-name="P1">Jitter for frame 235 is <text:s text:c="3"/>0.00262</text:p>
      <text:p text:style-name="P1">Jitter for frame 236 is <text:s text:c="2"/>-0.00179</text:p>
      <text:p text:style-name="P1">Jitter for frame 237 is <text:s text:c="3"/>0.00272</text:p>
      <text:p text:style-name="P1">Jitter for frame 238 is <text:s text:c="3"/>0.00249</text:p>
      <text:p text:style-name="P1">Jitter for frame 239 is <text:s text:c="2"/>-0.00180</text:p>
      <text:p text:style-name="P1">Jitter for frame 240 is <text:s text:c="2"/>-0.00168</text:p>
      <text:p text:style-name="P1">Jitter for frame 241 is <text:s text:c="2"/>-0.00160</text:p>
      <text:p text:style-name="P1">Jitter for frame 242 is <text:s text:c="3"/>0.00168</text:p>
      <text:p text:style-name="P1">Jitter for frame 243 is <text:s text:c="3"/>0.00151</text:p>
      <text:p text:style-name="P1">Jitter for frame 244 is <text:s text:c="3"/>0.00333</text:p>
      <text:p text:style-name="P1"><text:soft-page-break/>Jitter for frame 245 is <text:s text:c="3"/>0.00291</text:p>
      <text:p text:style-name="P1">Jitter for frame 246 is <text:s text:c="3"/>0.00143</text:p>
      <text:p text:style-name="P1">Jitter for frame 247 is <text:s text:c="3"/>0.00269</text:p>
      <text:p text:style-name="P1">Jitter for frame 248 is <text:s text:c="2"/>-0.00072</text:p>
      <text:p text:style-name="P1">Jitter for frame 249 is <text:s text:c="2"/>-0.00180</text:p>
      <text:p text:style-name="P1">Jitter for frame 250 is <text:s text:c="2"/>-0.00168</text:p>
      <text:p text:style-name="P1">Jitter for frame 251 is <text:s text:c="3"/>0.00169</text:p>
      <text:p text:style-name="P1">Jitter for frame 252 is <text:s text:c="3"/>0.00325</text:p>
      <text:p text:style-name="P1">Jitter for frame 253 is <text:s text:c="3"/>0.00157</text:p>
      <text:p text:style-name="P1">Jitter for frame 254 is <text:s text:c="3"/>0.00365</text:p>
      <text:p text:style-name="P1">Jitter for frame 255 is <text:s text:c="3"/>0.00198</text:p>
      <text:p text:style-name="P1">Jitter for frame 256 is <text:s text:c="2"/>-0.00214</text:p>
      <text:p text:style-name="P1">Jitter for frame 257 is <text:s text:c="2"/>-0.00085</text:p>
      <text:p text:style-name="P1">Jitter for frame 258 is <text:s text:c="2"/>-0.00122</text:p>
      <text:p text:style-name="P1">Jitter for frame 259 is <text:s text:c="2"/>-0.00413</text:p>
      <text:p text:style-name="P1">Jitter for frame 260 is <text:s text:c="2"/>-0.00201</text:p>
      <text:p text:style-name="P1">Jitter for frame 261 is <text:s text:c="2"/>-0.00162</text:p>
      <text:p text:style-name="P1">Jitter for frame 262 is <text:s text:c="3"/>0.00346</text:p>
      <text:p text:style-name="P1">Jitter for frame 263 is <text:s text:c="3"/>0.00340</text:p>
      <text:p text:style-name="P1">Jitter for frame 264 is <text:s text:c="3"/>0.00330</text:p>
      <text:p text:style-name="P1">Jitter for frame 265 is <text:s text:c="3"/>0.00308</text:p>
      <text:p text:style-name="P1">Jitter for frame 266 is <text:s text:c="3"/>0.00384</text:p>
      <text:p text:style-name="P1">Jitter for frame 267 is <text:s text:c="3"/>0.00107</text:p>
      <text:p text:style-name="P1">Jitter for frame 268 is <text:s text:c="3"/>0.00277</text:p>
      <text:p text:style-name="P1">Jitter for frame 269 is <text:s text:c="2"/>-0.00186</text:p>
      <text:p text:style-name="P1">Jitter for frame 270 is <text:s text:c="2"/>-0.00169</text:p>
      <text:p text:style-name="P1">Jitter for frame 271 is <text:s text:c="2"/>-0.00170</text:p>
      <text:p text:style-name="P1">Jitter for frame 272 is <text:s text:c="3"/>0.00273</text:p>
      <text:p text:style-name="P1">Jitter for frame 273 is <text:s text:c="3"/>0.00369</text:p>
      <text:p text:style-name="P1">Jitter for frame 274 is <text:s text:c="3"/>0.00123</text:p>
      <text:p text:style-name="P1">Jitter for frame 275 is <text:s text:c="3"/>0.00114</text:p>
      <text:p text:style-name="P1">Jitter for frame 276 is <text:s text:c="3"/>0.00377</text:p>
      <text:p text:style-name="P1">Jitter for frame 277 is <text:s text:c="2"/>-0.00142</text:p>
      <text:p text:style-name="P1">Jitter for frame 278 is <text:s text:c="2"/>-0.00000</text:p>
      <text:p text:style-name="P1">Jitter for frame 279 is <text:s text:c="2"/>-0.00120</text:p>
      <text:p text:style-name="P1">Jitter for frame 280 is <text:s text:c="2"/>-0.00171</text:p>
      <text:p text:style-name="P1">Jitter for frame 281 is <text:s text:c="2"/>-0.00177</text:p>
      <text:p text:style-name="P1">Jitter for frame 282 is <text:s text:c="3"/>0.00159</text:p>
      <text:p text:style-name="P1">Jitter for frame 283 is <text:s text:c="3"/>0.00128</text:p>
      <text:p text:style-name="P1">Jitter for frame 284 is <text:s text:c="3"/>0.00200</text:p>
      <text:p text:style-name="P1">Jitter for frame 285 is <text:s text:c="3"/>0.00346</text:p>
      <text:p text:style-name="P1">Jitter for frame 286 is <text:s text:c="3"/>0.00367</text:p>
      <text:p text:style-name="P1">Jitter for frame 287 is <text:s text:c="2"/>-0.00241</text:p>
      <text:p text:style-name="P1">Jitter for frame 288 is <text:s text:c="2"/>-0.00353</text:p>
      <text:p text:style-name="P1">Jitter for frame 289 is <text:s text:c="2"/>-0.00052</text:p>
      <text:p text:style-name="P1">Jitter for frame 290 is <text:s text:c="3"/>0.00104</text:p>
      <text:p text:style-name="P1">Jitter for frame 291 is <text:s text:c="3"/>0.00081</text:p>
      <text:p text:style-name="P1">Jitter for frame 292 is <text:s text:c="2"/>-0.00336</text:p>
      <text:p text:style-name="P1">Jitter for frame 293 is <text:s text:c="3"/>0.00276</text:p>
      <text:p text:style-name="P1"><text:soft-page-break/>Jitter for frame 294 is <text:s text:c="3"/>0.00170</text:p>
      <text:p text:style-name="P1">Jitter for frame 295 is <text:s text:c="3"/>0.00340</text:p>
      <text:p text:style-name="P1">Jitter for frame 296 is <text:s text:c="3"/>0.00321</text:p>
      <text:p text:style-name="P1">Jitter for frame 297 is <text:s text:c="3"/>0.00240</text:p>
      <text:p text:style-name="P1">Jitter for frame 298 is <text:s text:c="2"/>-0.00147</text:p>
      <text:p text:style-name="P1">Jitter for frame 299 is <text:s text:c="3"/>0.00093</text:p>
      <text:p text:style-name="P1">Jitter for frame 300 is <text:s text:c="3"/>0.00111</text:p>
      <text:p text:style-name="P1">Jitter for frame 301 is <text:s text:c="2"/>-0.00028</text:p>
      <text:p text:style-name="P1">Jitter for frame 302 is <text:s text:c="3"/>0.00020</text:p>
      <text:p text:style-name="P1">Jitter for frame 303 is <text:s text:c="3"/>0.00263</text:p>
      <text:p text:style-name="P1">Jitter for frame 304 is <text:s text:c="2"/>-0.00060</text:p>
      <text:p text:style-name="P1">Jitter for frame 305 is <text:s text:c="2"/>-0.00029</text:p>
      <text:p text:style-name="P1">Jitter for frame 306 is <text:s text:c="3"/>0.00225</text:p>
      <text:p text:style-name="P1">Jitter for frame 307 is <text:s text:c="2"/>-0.00158</text:p>
      <text:p text:style-name="P1">Jitter for frame 308 is <text:s text:c="3"/>0.00198</text:p>
      <text:p text:style-name="P1">Jitter for frame 309 is <text:s text:c="3"/>0.00098</text:p>
      <text:p text:style-name="P1">Jitter for frame 310 is <text:s text:c="3"/>0.00100</text:p>
      <text:p text:style-name="P1">Jitter for frame 311 is <text:s text:c="3"/>0.00169</text:p>
      <text:p text:style-name="P1">Jitter for frame 312 is <text:s text:c="3"/>0.00046</text:p>
      <text:p text:style-name="P1">Jitter for frame 313 is <text:s text:c="2"/>-0.00104</text:p>
      <text:p text:style-name="P1">Jitter for frame 314 is <text:s text:c="2"/>-0.00027</text:p>
      <text:p text:style-name="P1">Jitter for frame 315 is <text:s text:c="2"/>-0.00345</text:p>
      <text:p text:style-name="P1">Jitter for frame 316 is <text:s text:c="3"/>0.00023</text:p>
      <text:p text:style-name="P1">Jitter for frame 317 is <text:s text:c="2"/>-0.00280</text:p>
      <text:p text:style-name="P1">Jitter for frame 318 is <text:s text:c="2"/>-0.00287</text:p>
      <text:p text:style-name="P1">Jitter for frame 319 is <text:s text:c="2"/>-0.00153</text:p>
      <text:p text:style-name="P1">Jitter for frame 320 is <text:s text:c="2"/>-0.00171</text:p>
      <text:p text:style-name="P1">Jitter for frame 321 is <text:s text:c="2"/>-0.00081</text:p>
      <text:p text:style-name="P1">Jitter for frame 322 is <text:s text:c="3"/>0.00330</text:p>
      <text:p text:style-name="P1">Jitter for frame 323 is <text:s text:c="3"/>0.00340</text:p>
      <text:p text:style-name="P1">Jitter for frame 324 is <text:s text:c="3"/>0.00135</text:p>
      <text:p text:style-name="P1">Jitter for frame 325 is <text:s text:c="3"/>0.00354</text:p>
      <text:p text:style-name="P1">Jitter for frame 326 is <text:s text:c="3"/>0.00330</text:p>
      <text:p text:style-name="P1">Jitter for frame 327 is <text:s text:c="3"/>0.00257</text:p>
      <text:p text:style-name="P1">Jitter for frame 328 is <text:s text:c="3"/>0.00810</text:p>
      <text:p text:style-name="P1">Jitter for frame 329 is <text:s text:c="2"/>-0.00172</text:p>
      <text:p text:style-name="P1">Jitter for frame 330 is <text:s text:c="3"/>0.00213</text:p>
      <text:p text:style-name="P1">Jitter for frame 331 is <text:s text:c="3"/>0.00311</text:p>
      <text:p text:style-name="P1">Jitter for frame 332 is <text:s text:c="3"/>0.00323</text:p>
      <text:p text:style-name="P1">Jitter for frame 333 is <text:s text:c="3"/>0.00089</text:p>
      <text:p text:style-name="P1">Jitter for frame 334 is <text:s text:c="2"/>-0.00086</text:p>
      <text:p text:style-name="P1">Jitter for frame 335 is <text:s text:c="2"/>-0.00398</text:p>
      <text:p text:style-name="P1">Jitter for frame 336 is <text:s text:c="2"/>-0.00401</text:p>
      <text:p text:style-name="P1">Jitter for frame 337 is <text:s text:c="3"/>0.00067</text:p>
      <text:p text:style-name="P1">Jitter for frame 338 is <text:s text:c="2"/>-0.00364</text:p>
      <text:p text:style-name="P1">Jitter for frame 339 is <text:s text:c="2"/>-0.00408</text:p>
      <text:p text:style-name="P1">Jitter for frame 340 is <text:s text:c="2"/>-0.00367</text:p>
      <text:p text:style-name="P1">Jitter for frame 341 is <text:s text:c="2"/>-0.00389</text:p>
      <text:p text:style-name="P1">Jitter for frame 342 is <text:s text:c="2"/>-0.00395</text:p>
      <text:p text:style-name="P1"><text:soft-page-break/>Jitter for frame 343 is <text:s text:c="2"/>-0.00388</text:p>
      <text:p text:style-name="P1">Jitter for frame 344 is <text:s text:c="2"/>-0.00111</text:p>
      <text:p text:style-name="P1">Jitter for frame 345 is <text:s text:c="3"/>0.00082</text:p>
      <text:p text:style-name="P1">Jitter for frame 346 is <text:s text:c="3"/>0.00046</text:p>
      <text:p text:style-name="P1">Jitter for frame 347 is <text:s text:c="2"/>-0.00235</text:p>
      <text:p text:style-name="P1">Jitter for frame 348 is <text:s text:c="3"/>0.00067</text:p>
      <text:p text:style-name="P1">Jitter for frame 349 is <text:s text:c="2"/>-0.00372</text:p>
      <text:p text:style-name="P1">Jitter for frame 350 is <text:s text:c="2"/>-0.00392</text:p>
      <text:p text:style-name="P1">Jitter for frame 351 is <text:s text:c="3"/>0.00182</text:p>
      <text:p text:style-name="P1">Jitter for frame 352 is <text:s text:c="2"/>-0.00400</text:p>
      <text:p text:style-name="P1">Jitter for frame 353 is <text:s text:c="3"/>0.00291</text:p>
      <text:p text:style-name="P1">Jitter for frame 354 is <text:s text:c="2"/>-0.00399</text:p>
      <text:p text:style-name="P1">Jitter for frame 355 is <text:s text:c="2"/>-0.00207</text:p>
      <text:p text:style-name="P1">Jitter for frame 356 is <text:s text:c="2"/>-0.00166</text:p>
      <text:p text:style-name="P1">Jitter for frame 357 is <text:s text:c="2"/>-0.00198</text:p>
      <text:p text:style-name="P1">Jitter for frame 358 is <text:s text:c="2"/>-0.00136</text:p>
      <text:p text:style-name="P1">Jitter for frame 359 is <text:s text:c="2"/>-0.00383</text:p>
      <text:p text:style-name="P1">Jitter for frame 360 is <text:s text:c="2"/>-0.00379</text:p>
      <text:p text:style-name="P1">Jitter for frame 361 is <text:s text:c="2"/>-0.00224</text:p>
      <text:p text:style-name="P1">Jitter for frame 362 is <text:s text:c="2"/>-0.00195</text:p>
      <text:p text:style-name="P1">Jitter for frame 363 is <text:s text:c="2"/>-0.00139</text:p>
      <text:p text:style-name="P1">Jitter for frame 364 is <text:s text:c="2"/>-0.00380</text:p>
      <text:p text:style-name="P1">Jitter for frame 365 is <text:s text:c="2"/>-0.00383</text:p>
      <text:p text:style-name="P1">Jitter for frame 366 is <text:s text:c="2"/>-0.00058</text:p>
      <text:p text:style-name="P1">Jitter for frame 367 is <text:s text:c="2"/>-0.00095</text:p>
      <text:p text:style-name="P1">Jitter for frame 368 is <text:s text:c="2"/>-0.00375</text:p>
      <text:p text:style-name="P1">Jitter for frame 369 is <text:s text:c="2"/>-0.00310</text:p>
      <text:p text:style-name="P1">Jitter for frame 370 is <text:s text:c="2"/>-0.00393</text:p>
      <text:p text:style-name="P1">Jitter for frame 371 is <text:s text:c="2"/>-0.00392</text:p>
      <text:p text:style-name="P1">Jitter for frame 372 is <text:s text:c="2"/>-0.00289</text:p>
      <text:p text:style-name="P1">Jitter for frame 373 is <text:s text:c="2"/>-0.00380</text:p>
      <text:p text:style-name="P1">Jitter for frame 374 is <text:s text:c="2"/>-0.00423</text:p>
      <text:p text:style-name="P1">Jitter for frame 375 is <text:s text:c="2"/>-0.00230</text:p>
      <text:p text:style-name="P1">Jitter for frame 376 is <text:s text:c="2"/>-0.00169</text:p>
      <text:p text:style-name="P1">Jitter for frame 377 is <text:s text:c="2"/>-0.00398</text:p>
      <text:p text:style-name="P1">Jitter for frame 378 is <text:s text:c="2"/>-0.00361</text:p>
      <text:p text:style-name="P1">Jitter for frame 379 is <text:s text:c="2"/>-0.00116</text:p>
      <text:p text:style-name="P1">Jitter for frame 380 is <text:s text:c="2"/>-0.00210</text:p>
      <text:p text:style-name="P1">Jitter for frame 381 is <text:s text:c="2"/>-0.00171</text:p>
      <text:p text:style-name="P1">Jitter for frame 382 is <text:s text:c="2"/>-0.00181</text:p>
      <text:p text:style-name="P1">Jitter for frame 383 is <text:s text:c="2"/>-0.00184</text:p>
      <text:p text:style-name="P1">Jitter for frame 384 is <text:s text:c="2"/>-0.00243</text:p>
      <text:p text:style-name="P1">Jitter for frame 385 is <text:s text:c="3"/>0.00079</text:p>
      <text:p text:style-name="P1">Jitter for frame 386 is <text:s text:c="2"/>-0.00147</text:p>
      <text:p text:style-name="P1">Jitter for frame 387 is <text:s text:c="3"/>0.00013</text:p>
      <text:p text:style-name="P1">Jitter for frame 388 is <text:s text:c="2"/>-0.00140</text:p>
      <text:p text:style-name="P1">Jitter for frame 389 is <text:s text:c="2"/>-0.00247</text:p>
      <text:p text:style-name="P1">Jitter for frame 390 is <text:s text:c="2"/>-0.00395</text:p>
      <text:p text:style-name="P1">Jitter for frame 391 is <text:s text:c="2"/>-0.00423</text:p>
      <text:p text:style-name="P1"><text:soft-page-break/>Jitter for frame 392 is <text:s text:c="2"/>-0.00421</text:p>
      <text:p text:style-name="P1">Jitter for frame 393 is <text:s text:c="2"/>-0.00221</text:p>
      <text:p text:style-name="P1">Jitter for frame 394 is <text:s text:c="3"/>0.00295</text:p>
      <text:p text:style-name="P1">Jitter for frame 395 is <text:s text:c="3"/>0.00005</text:p>
      <text:p text:style-name="P1">Jitter for frame 396 is <text:s text:c="3"/>0.00046</text:p>
      <text:p text:style-name="P1">Jitter for frame 397 is <text:s text:c="2"/>-0.00285</text:p>
      <text:p text:style-name="P1">Jitter for frame 398 is <text:s text:c="2"/>-0.00423</text:p>
      <text:p text:style-name="P1">Jitter for frame 399 is <text:s text:c="2"/>-0.00407</text:p>
      <text:p text:style-name="P1">Jitter for frame 400 is <text:s text:c="2"/>-0.00369</text:p>
      <text:p text:style-name="P1">Jitter for frame 401 is <text:s text:c="2"/>-0.00404</text:p>
      <text:p text:style-name="P1">Jitter for frame 402 is <text:s text:c="2"/>-0.00402</text:p>
      <text:p text:style-name="P1">Jitter for frame 403 is <text:s text:c="2"/>-0.00149</text:p>
      <text:p text:style-name="P1">Jitter for frame 404 is <text:s text:c="2"/>-0.00133</text:p>
      <text:p text:style-name="P1">Jitter for frame 405 is <text:s text:c="2"/>-0.00294</text:p>
      <text:p text:style-name="P1">Jitter for frame 406 is <text:s text:c="2"/>-0.00389</text:p>
      <text:p text:style-name="P1">Jitter for frame 407 is <text:s text:c="2"/>-0.00335</text:p>
      <text:p text:style-name="P1">Jitter for frame 408 is <text:s text:c="2"/>-0.00075</text:p>
      <text:p text:style-name="P1">Jitter for frame 409 is <text:s text:c="2"/>-0.00113</text:p>
      <text:p text:style-name="P1">Jitter for frame 410 is <text:s text:c="3"/>0.00065</text:p>
      <text:p text:style-name="P1">Jitter for frame 411 is <text:s text:c="2"/>-0.00198</text:p>
      <text:p text:style-name="P1">Jitter for frame 412 is <text:s text:c="2"/>-0.00409</text:p>
      <text:p text:style-name="P1">Jitter for frame 413 is <text:s text:c="2"/>-0.00416</text:p>
      <text:p text:style-name="P1">Jitter for frame 414 is <text:s text:c="2"/>-0.00199</text:p>
      <text:p text:style-name="P1">Jitter for frame 415 is <text:s text:c="3"/>0.00039</text:p>
      <text:p text:style-name="P1">Jitter for frame 416 is <text:s text:c="2"/>-0.00255</text:p>
      <text:p text:style-name="P1">Jitter for frame 417 is <text:s text:c="3"/>0.00028</text:p>
      <text:p text:style-name="P1">Jitter for frame 418 is <text:s text:c="2"/>-0.00384</text:p>
      <text:p text:style-name="P1">Jitter for frame 419 is <text:s text:c="3"/>0.00153</text:p>
      <text:p text:style-name="P1">Jitter for frame 420 is <text:s text:c="2"/>-0.00222</text:p>
      <text:p text:style-name="P1">Jitter for frame 421 is <text:s text:c="2"/>-0.00430</text:p>
      <text:p text:style-name="P1">Jitter for frame 422 is <text:s text:c="2"/>-0.00413</text:p>
      <text:p text:style-name="P1">Jitter for frame 423 is <text:s text:c="3"/>0.00142</text:p>
      <text:p text:style-name="P1">Jitter for frame 424 is <text:s text:c="2"/>-0.00413</text:p>
      <text:p text:style-name="P1">Jitter for frame 425 is <text:s text:c="3"/>0.00152</text:p>
      <text:p text:style-name="P1">Jitter for frame 426 is <text:s text:c="3"/>0.00062</text:p>
      <text:p text:style-name="P1">Jitter for frame 427 is <text:s text:c="2"/>-0.00116</text:p>
      <text:p text:style-name="P1">Jitter for frame 428 is <text:s text:c="3"/>0.00058</text:p>
      <text:p text:style-name="P1">Jitter for frame 429 is <text:s text:c="2"/>-0.00401</text:p>
      <text:p text:style-name="P1">Jitter for frame 430 is <text:s text:c="2"/>-0.00171</text:p>
      <text:p text:style-name="P1">Jitter for frame 431 is <text:s text:c="2"/>-0.00384</text:p>
      <text:p text:style-name="P1">Jitter for frame 432 is <text:s text:c="2"/>-0.00392</text:p>
      <text:p text:style-name="P1">Jitter for frame 433 is <text:s text:c="2"/>-0.00049</text:p>
      <text:p text:style-name="P1">Jitter for frame 434 is <text:s text:c="2"/>-0.00370</text:p>
      <text:p text:style-name="P1">Jitter for frame 435 is <text:s text:c="2"/>-0.00403</text:p>
      <text:p text:style-name="P1">Jitter for frame 436 is <text:s text:c="2"/>-0.00189</text:p>
      <text:p text:style-name="P1">Jitter for frame 437 is <text:s text:c="2"/>-0.00370</text:p>
      <text:p text:style-name="P1">Jitter for frame 438 is <text:s text:c="2"/>-0.00196</text:p>
      <text:p text:style-name="P1">Jitter for frame 439 is <text:s text:c="3"/>0.00018</text:p>
      <text:p text:style-name="P1">Jitter for frame 440 is <text:s text:c="2"/>-0.00412</text:p>
      <text:p text:style-name="P1"><text:soft-page-break/>Jitter for frame 441 is <text:s text:c="2"/>-0.00385</text:p>
      <text:p text:style-name="P1">Jitter for frame 442 is <text:s text:c="2"/>-0.00203</text:p>
      <text:p text:style-name="P1">Jitter for frame 443 is <text:s text:c="2"/>-0.00398</text:p>
      <text:p text:style-name="P1">Jitter for frame 444 is <text:s text:c="2"/>-0.00338</text:p>
      <text:p text:style-name="P1">Jitter for frame 445 is <text:s text:c="2"/>-0.00171</text:p>
      <text:p text:style-name="P1">Jitter for frame 446 is <text:s text:c="3"/>0.00030</text:p>
      <text:p text:style-name="P1">Jitter for frame 447 is <text:s text:c="2"/>-0.00147</text:p>
      <text:p text:style-name="P1">Jitter for frame 448 is <text:s text:c="2"/>-0.00161</text:p>
      <text:p text:style-name="P1">Jitter for frame 449 is <text:s text:c="2"/>-0.00241</text:p>
      <text:p text:style-name="P1">Jitter for frame 450 is <text:s text:c="2"/>-0.00165</text:p>
      <text:p text:style-name="P1">Jitter for frame 451 is <text:s text:c="2"/>-0.00158</text:p>
      <text:p text:style-name="P1">Jitter for frame 452 is <text:s text:c="2"/>-0.00164</text:p>
      <text:p text:style-name="P1">Jitter for frame 453 is <text:s text:c="3"/>0.00014</text:p>
      <text:p text:style-name="P1">Jitter for frame 454 is <text:s text:c="3"/>0.00056</text:p>
      <text:p text:style-name="P1">Jitter for frame 455 is <text:s text:c="2"/>-0.00174</text:p>
      <text:p text:style-name="P1">Jitter for frame 456 is <text:s text:c="2"/>-0.00148</text:p>
      <text:p text:style-name="P1">Jitter for frame 457 is <text:s text:c="3"/>0.00002</text:p>
      <text:p text:style-name="P1">Jitter for frame 458 is <text:s text:c="2"/>-0.00434</text:p>
      <text:p text:style-name="P1">Jitter for frame 459 is <text:s text:c="2"/>-0.00209</text:p>
      <text:p text:style-name="P1">Jitter for frame 460 is <text:s text:c="3"/>0.01185</text:p>
      <text:p text:style-name="P1">Jitter for frame 461 is <text:s text:c="2"/>-0.00357</text:p>
      <text:p text:style-name="P1">Jitter for frame 462 is <text:s text:c="2"/>-0.00395</text:p>
      <text:p text:style-name="P1">Jitter for frame 463 is <text:s text:c="2"/>-0.00416</text:p>
      <text:p text:style-name="P1">Jitter for frame 464 is <text:s text:c="2"/>-0.00369</text:p>
      <text:p text:style-name="P1">Jitter for frame 465 is <text:s text:c="2"/>-0.00413</text:p>
      <text:p text:style-name="P1">Jitter for frame 466 is <text:s text:c="2"/>-0.00383</text:p>
      <text:p text:style-name="P1">Jitter for frame 467 is <text:s text:c="2"/>-0.00365</text:p>
      <text:p text:style-name="P1">Jitter for frame 468 is <text:s text:c="2"/>-0.00409</text:p>
      <text:p text:style-name="P1">Jitter for frame 469 is <text:s text:c="2"/>-0.00309</text:p>
      <text:p text:style-name="P1">Jitter for frame 470 is <text:s text:c="2"/>-0.00342</text:p>
      <text:p text:style-name="P1">Jitter for frame 471 is <text:s text:c="2"/>-0.00216</text:p>
      <text:p text:style-name="P1">Jitter for frame 472 is <text:s text:c="2"/>-0.00376</text:p>
      <text:p text:style-name="P1">Jitter for frame 473 is <text:s text:c="2"/>-0.00410</text:p>
      <text:p text:style-name="P1">Jitter for frame 474 is <text:s text:c="2"/>-0.00226</text:p>
      <text:p text:style-name="P1">Jitter for frame 475 is <text:s text:c="2"/>-0.00363</text:p>
      <text:p text:style-name="P1">Jitter for frame 476 is <text:s text:c="2"/>-0.00347</text:p>
      <text:p text:style-name="P1">Jitter for frame 477 is <text:s text:c="2"/>-0.00191</text:p>
      <text:p text:style-name="P1">Jitter for frame 478 is <text:s text:c="3"/>0.00046</text:p>
      <text:p text:style-name="P1">Jitter for frame 479 is <text:s text:c="2"/>-0.00404</text:p>
      <text:p text:style-name="P1">Jitter for frame 480 is <text:s text:c="2"/>-0.00367</text:p>
      <text:p text:style-name="P1">Jitter for frame 481 is <text:s text:c="2"/>-0.00118</text:p>
      <text:p text:style-name="P1">Jitter for frame 482 is <text:s text:c="2"/>-0.00411</text:p>
      <text:p text:style-name="P1">Jitter for frame 483 is <text:s text:c="2"/>-0.00355</text:p>
      <text:p text:style-name="P1">Jitter for frame 484 is <text:s text:c="2"/>-0.00187</text:p>
      <text:p text:style-name="P1">Jitter for frame 485 is <text:s text:c="3"/>0.00075</text:p>
      <text:p text:style-name="P1">Jitter for frame 486 is <text:s text:c="2"/>-0.00199</text:p>
      <text:p text:style-name="P1">Jitter for frame 487 is <text:s text:c="3"/>0.00049</text:p>
      <text:p text:style-name="P1">Jitter for frame 488 is <text:s text:c="2"/>-0.00168</text:p>
      <text:p text:style-name="P1">Jitter for frame 489 is <text:s text:c="2"/>-0.00340</text:p>
      <text:p text:style-name="P1"><text:soft-page-break/>Jitter for frame 490 is <text:s text:c="2"/>-0.00409</text:p>
      <text:p text:style-name="P1">Jitter for frame 491 is <text:s text:c="2"/>-0.00442</text:p>
      <text:p text:style-name="P1">Jitter for frame 492 is <text:s text:c="2"/>-0.00423</text:p>
      <text:p text:style-name="P1">Jitter for frame 493 is <text:s text:c="3"/>0.00119</text:p>
      <text:p text:style-name="P1">Jitter for frame 494 is <text:s text:c="3"/>0.00122</text:p>
      <text:p text:style-name="P1">Jitter for frame 495 is <text:s text:c="2"/>-0.00393</text:p>
      <text:p text:style-name="P1">Jitter for frame 496 is <text:s text:c="2"/>-0.00372</text:p>
      <text:p text:style-name="P1">Jitter for frame 497 is <text:s text:c="3"/>0.00025</text:p>
      <text:p text:style-name="P1">Jitter for frame 498 is <text:s text:c="2"/>-0.00247</text:p>
      <text:p text:style-name="P1">Jitter for frame 499 is <text:s text:c="2"/>-0.00312</text:p>
      <text:p text:style-name="P1">Jitter for frame 500 is <text:s text:c="2"/>-0.00413</text:p>
      <text:p text:style-name="P1">Jitter for frame 501 is <text:s text:c="3"/>0.00307</text:p>
      <text:p text:style-name="P1">Jitter for frame 502 is <text:s text:c="2"/>-0.00355</text:p>
      <text:p text:style-name="P1">Jitter for frame 503 is <text:s text:c="2"/>-0.00174</text:p>
      <text:p text:style-name="P1">Jitter for frame 504 is <text:s text:c="2"/>-0.00398</text:p>
      <text:p text:style-name="P1">Jitter for frame 505 is <text:s text:c="2"/>-0.00229</text:p>
      <text:p text:style-name="P1">Jitter for frame 506 is <text:s text:c="3"/>0.00061</text:p>
      <text:p text:style-name="P1">Jitter for frame 507 is <text:s text:c="2"/>-0.00366</text:p>
      <text:p text:style-name="P1">Jitter for frame 508 is <text:s text:c="2"/>-0.00343</text:p>
      <text:p text:style-name="P1">Jitter for frame 509 is <text:s text:c="2"/>-0.00311</text:p>
      <text:p text:style-name="P1">Jitter for frame 510 is <text:s text:c="2"/>-0.00377</text:p>
      <text:p text:style-name="P1">Jitter for frame 511 is <text:s text:c="3"/>0.00161</text:p>
      <text:p text:style-name="P1">Jitter for frame 512 is <text:s text:c="3"/>0.00034</text:p>
      <text:p text:style-name="P1">Jitter for frame 513 is <text:s text:c="2"/>-0.00369</text:p>
      <text:p text:style-name="P1">Jitter for frame 514 is <text:s text:c="3"/>0.00193</text:p>
      <text:p text:style-name="P1">Jitter for frame 515 is <text:s text:c="2"/>-0.00250</text:p>
      <text:p text:style-name="P1">Jitter for frame 516 is <text:s text:c="2"/>-0.00405</text:p>
      <text:p text:style-name="P1">Jitter for frame 517 is <text:s text:c="2"/>-0.00286</text:p>
      <text:p text:style-name="P1">Jitter for frame 518 is <text:s text:c="3"/>0.00073</text:p>
      <text:p text:style-name="P1">Jitter for frame 519 is <text:s text:c="2"/>-0.00298</text:p>
      <text:p text:style-name="P1">Jitter for frame 520 is <text:s text:c="2"/>-0.00395</text:p>
      <text:p text:style-name="P1">Jitter for frame 521 is <text:s text:c="2"/>-0.00439</text:p>
      <text:p text:style-name="P1">Jitter for frame 522 is <text:s text:c="2"/>-0.00232</text:p>
      <text:p text:style-name="P1">Jitter for frame 523 is <text:s text:c="2"/>-0.00397</text:p>
      <text:p text:style-name="P1">Jitter for frame 524 is <text:s text:c="2"/>-0.00404</text:p>
      <text:p text:style-name="P1">Jitter for frame 525 is <text:s text:c="3"/>0.00262</text:p>
      <text:p text:style-name="P1">Jitter for frame 526 is <text:s text:c="2"/>-0.00348</text:p>
      <text:p text:style-name="P1">Jitter for frame 527 is <text:s text:c="2"/>-0.00200</text:p>
      <text:p text:style-name="P1">Jitter for frame 528 is <text:s text:c="2"/>-0.00202</text:p>
      <text:p text:style-name="P1">Jitter for frame 529 is <text:s text:c="2"/>-0.00357</text:p>
      <text:p text:style-name="P1">Jitter for frame 530 is <text:s text:c="2"/>-0.00377</text:p>
      <text:p text:style-name="P1">Jitter for frame 531 is <text:s text:c="2"/>-0.00421</text:p>
      <text:p text:style-name="P1">Jitter for frame 532 is <text:s text:c="2"/>-0.00186</text:p>
      <text:p text:style-name="P1">Jitter for frame 533 is <text:s text:c="2"/>-0.00388</text:p>
      <text:p text:style-name="P1">Jitter for frame 534 is <text:s text:c="3"/>0.00106</text:p>
      <text:p text:style-name="P1">Jitter for frame 535 is <text:s text:c="2"/>-0.00282</text:p>
      <text:p text:style-name="P1">Jitter for frame 536 is <text:s text:c="3"/>0.00059</text:p>
      <text:p text:style-name="P1">Jitter for frame 537 is <text:s text:c="3"/>0.00068</text:p>
      <text:p text:style-name="P1">Jitter for frame 538 is <text:s text:c="2"/>-0.00083</text:p>
      <text:p text:style-name="P1"><text:soft-page-break/>Jitter for frame 539 is <text:s text:c="2"/>-0.00361</text:p>
      <text:p text:style-name="P1">Jitter for frame 540 is <text:s text:c="2"/>-0.00224</text:p>
      <text:p text:style-name="P1">Jitter for frame 541 is <text:s text:c="2"/>-0.00200</text:p>
      <text:p text:style-name="P1">Jitter for frame 542 is <text:s text:c="2"/>-0.00100</text:p>
      <text:p text:style-name="P1">Jitter for frame 543 is <text:s text:c="2"/>-0.00394</text:p>
      <text:p text:style-name="P1">Jitter for frame 544 is <text:s text:c="2"/>-0.00391</text:p>
      <text:p text:style-name="P1">Jitter for frame 545 is <text:s text:c="2"/>-0.00394</text:p>
      <text:p text:style-name="P1">Jitter for frame 546 is <text:s text:c="3"/>0.00115</text:p>
      <text:p text:style-name="P1">Jitter for frame 547 is <text:s text:c="2"/>-0.00392</text:p>
      <text:p text:style-name="P1">Jitter for frame 548 is <text:s text:c="2"/>-0.00027</text:p>
      <text:p text:style-name="P1">Jitter for frame 549 is <text:s text:c="3"/>0.00197</text:p>
      <text:p text:style-name="P1">Jitter for frame 550 is <text:s text:c="2"/>-0.00072</text:p>
      <text:p text:style-name="P1">Jitter for frame 551 is <text:s text:c="2"/>-0.00346</text:p>
      <text:p text:style-name="P1">Jitter for frame 552 is <text:s text:c="2"/>-0.00187</text:p>
      <text:p text:style-name="P1">Jitter for frame 553 is <text:s text:c="2"/>-0.00423</text:p>
      <text:p text:style-name="P1">Jitter for frame 554 is <text:s text:c="2"/>-0.00385</text:p>
      <text:p text:style-name="P1">Jitter for frame 555 is <text:s text:c="3"/>0.00186</text:p>
      <text:p text:style-name="P1">Jitter for frame 556 is <text:s text:c="2"/>-0.00384</text:p>
      <text:p text:style-name="P1">Jitter for frame 557 is <text:s text:c="2"/>-0.00321</text:p>
      <text:p text:style-name="P1">Jitter for frame 558 is <text:s text:c="2"/>-0.00157</text:p>
      <text:p text:style-name="P1">Jitter for frame 559 is <text:s text:c="3"/>0.00254</text:p>
      <text:p text:style-name="P1">Jitter for frame 560 is <text:s text:c="3"/>0.00205</text:p>
      <text:p text:style-name="P1">Jitter for frame 561 is <text:s text:c="2"/>-0.00416</text:p>
      <text:p text:style-name="P1">Jitter for frame 562 is <text:s text:c="2"/>-0.00172</text:p>
      <text:p text:style-name="P1">Jitter for frame 563 is <text:s text:c="2"/>-0.00374</text:p>
      <text:p text:style-name="P1">Jitter for frame 564 is <text:s text:c="2"/>-0.00404</text:p>
      <text:p text:style-name="P1">Jitter for frame 565 is <text:s text:c="3"/>0.00135</text:p>
      <text:p text:style-name="P1">Jitter for frame 566 is <text:s text:c="2"/>-0.00390</text:p>
      <text:p text:style-name="P1">Jitter for frame 567 is <text:s text:c="2"/>-0.00222</text:p>
      <text:p text:style-name="P1">Jitter for frame 568 is <text:s text:c="2"/>-0.00192</text:p>
      <text:p text:style-name="P1">Jitter for frame 569 is <text:s text:c="2"/>-0.00359</text:p>
      <text:p text:style-name="P1">Jitter for frame 570 is <text:s text:c="2"/>-0.00242</text:p>
      <text:p text:style-name="P1">Jitter for frame 571 is <text:s text:c="2"/>-0.00348</text:p>
      <text:p text:style-name="P1">Jitter for frame 572 is <text:s text:c="2"/>-0.00134</text:p>
      <text:p text:style-name="P1">Jitter for frame 573 is <text:s text:c="2"/>-0.00404</text:p>
      <text:p text:style-name="P1">Jitter for frame 574 is <text:s text:c="2"/>-0.00365</text:p>
      <text:p text:style-name="P1">Jitter for frame 575 is <text:s text:c="2"/>-0.00356</text:p>
      <text:p text:style-name="P1">Jitter for frame 576 is <text:s text:c="2"/>-0.00028</text:p>
      <text:p text:style-name="P1">Jitter for frame 577 is <text:s text:c="3"/>0.00082</text:p>
      <text:p text:style-name="P1">Jitter for frame 578 is <text:s text:c="2"/>-0.00405</text:p>
      <text:p text:style-name="P1">Jitter for frame 579 is <text:s text:c="3"/>0.00144</text:p>
      <text:p text:style-name="P1">Jitter for frame 580 is <text:s text:c="3"/>0.00023</text:p>
      <text:p text:style-name="P1">Jitter for frame 581 is <text:s text:c="2"/>-0.00022</text:p>
      <text:p text:style-name="P1">Jitter for frame 582 is <text:s text:c="3"/>0.00028</text:p>
      <text:p text:style-name="P1">Jitter for frame 583 is <text:s text:c="2"/>-0.00107</text:p>
      <text:p text:style-name="P1">Jitter for frame 584 is <text:s text:c="2"/>-0.00398</text:p>
      <text:p text:style-name="P1">Jitter for frame 585 is <text:s text:c="2"/>-0.00403</text:p>
      <text:p text:style-name="P1">Jitter for frame 586 is <text:s text:c="3"/>0.00144</text:p>
      <text:p text:style-name="P1">Jitter for frame 587 is <text:s text:c="2"/>-0.00214</text:p>
      <text:p text:style-name="P1"><text:soft-page-break/>Jitter for frame 588 is <text:s text:c="3"/>0.00174</text:p>
      <text:p text:style-name="P1">Jitter for frame 589 is <text:s text:c="3"/>0.00085</text:p>
      <text:p text:style-name="P1">Jitter for frame 590 is <text:s text:c="2"/>-0.00262</text:p>
      <text:p text:style-name="P1">Jitter for frame 591 is <text:s text:c="2"/>-0.00366</text:p>
      <text:p text:style-name="P1">Jitter for frame 592 is <text:s text:c="2"/>-0.00403</text:p>
      <text:p text:style-name="P1">Jitter for frame 593 is <text:s text:c="2"/>-0.00388</text:p>
      <text:p text:style-name="P1">Jitter for frame 594 is <text:s text:c="2"/>-0.00225</text:p>
      <text:p text:style-name="P1">Jitter for frame 595 is <text:s text:c="2"/>-0.00425</text:p>
      <text:p text:style-name="P1">Jitter for frame 596 is <text:s text:c="2"/>-0.00408</text:p>
      <text:p text:style-name="P1">Jitter for frame 597 is <text:s text:c="2"/>-0.00205</text:p>
      <text:p text:style-name="P1">Jitter for frame 598 is <text:s text:c="2"/>-0.00365</text:p>
      <text:p text:style-name="P1">Jitter for frame 599 is <text:s text:c="2"/>-0.00087</text:p>
      <text:p text:style-name="P1">Jitter for frame 600 is <text:s text:c="2"/>-0.00367</text:p>
      <text:p text:style-name="P1">Jitter for frame 601 is <text:s text:c="2"/>-0.00129</text:p>
      <text:p text:style-name="P1">Jitter for frame 602 is <text:s text:c="3"/>0.00123</text:p>
      <text:p text:style-name="P1">Jitter for frame 603 is <text:s text:c="3"/>0.00429</text:p>
      <text:p text:style-name="P1">Jitter for frame 604 is <text:s text:c="2"/>-0.00372</text:p>
      <text:p text:style-name="P1">Jitter for frame 605 is <text:s text:c="2"/>-0.00409</text:p>
      <text:p text:style-name="P1">Jitter for frame 606 is <text:s text:c="2"/>-0.00402</text:p>
      <text:p text:style-name="P1">Jitter for frame 607 is <text:s text:c="2"/>-0.00163</text:p>
      <text:p text:style-name="P1">Jitter for frame 608 is <text:s text:c="3"/>0.00190</text:p>
      <text:p text:style-name="P1">Jitter for frame 609 is <text:s text:c="2"/>-0.00148</text:p>
      <text:p text:style-name="P1">Jitter for frame 610 is <text:s text:c="3"/>0.00089</text:p>
      <text:p text:style-name="P1">Jitter for frame 611 is <text:s text:c="2"/>-0.00118</text:p>
      <text:p text:style-name="P1">Jitter for frame 612 is <text:s text:c="3"/>0.00194</text:p>
      <text:p text:style-name="P1">Jitter for frame 613 is <text:s text:c="2"/>-0.00376</text:p>
      <text:p text:style-name="P1">Jitter for frame 614 is <text:s text:c="2"/>-0.00305</text:p>
      <text:p text:style-name="P1">Jitter for frame 615 is <text:s text:c="2"/>-0.00384</text:p>
      <text:p text:style-name="P1">Jitter for frame 616 is <text:s text:c="2"/>-0.00381</text:p>
      <text:p text:style-name="P1">Jitter for frame 617 is <text:s text:c="2"/>-0.00191</text:p>
      <text:p text:style-name="P1">Jitter for frame 618 is <text:s text:c="2"/>-0.00183</text:p>
      <text:p text:style-name="P1">Jitter for frame 619 is <text:s text:c="2"/>-0.00360</text:p>
      <text:p text:style-name="P1">Jitter for frame 620 is <text:s text:c="2"/>-0.00377</text:p>
      <text:p text:style-name="P1">Jitter for frame 621 is <text:s text:c="2"/>-0.00392</text:p>
      <text:p text:style-name="P1">Jitter for frame 622 is <text:s text:c="3"/>0.00103</text:p>
      <text:p text:style-name="P1">Jitter for frame 623 is <text:s text:c="3"/>0.00043</text:p>
      <text:p text:style-name="P1">Jitter for frame 624 is <text:s text:c="2"/>-0.00381</text:p>
      <text:p text:style-name="P1">Jitter for frame 625 is <text:s text:c="2"/>-0.00389</text:p>
      <text:p text:style-name="P1">Jitter for frame 626 is <text:s text:c="3"/>0.00166</text:p>
      <text:p text:style-name="P1">Jitter for frame 627 is <text:s text:c="2"/>-0.00382</text:p>
      <text:p text:style-name="P1">Jitter for frame 628 is <text:s text:c="2"/>-0.00133</text:p>
      <text:p text:style-name="P1">Jitter for frame 629 is <text:s text:c="3"/>0.00108</text:p>
      <text:p text:style-name="P1">Jitter for frame 630 is <text:s text:c="2"/>-0.00263</text:p>
      <text:p text:style-name="P1">Jitter for frame 631 is <text:s text:c="2"/>-0.00306</text:p>
      <text:p text:style-name="P1">Jitter for frame 632 is <text:s text:c="3"/>0.00141</text:p>
      <text:p text:style-name="P1">Jitter for frame 633 is <text:s text:c="2"/>-0.00415</text:p>
      <text:p text:style-name="P1">Jitter for frame 634 is <text:s text:c="2"/>-0.00254</text:p>
      <text:p text:style-name="P1">Jitter for frame 635 is <text:s text:c="2"/>-0.00383</text:p>
      <text:p text:style-name="P1">Jitter for frame 636 is <text:s text:c="3"/>0.00175</text:p>
      <text:p text:style-name="P1"><text:soft-page-break/>Jitter for frame 637 is <text:s text:c="2"/>-0.00348</text:p>
      <text:p text:style-name="P1">Jitter for frame 638 is <text:s text:c="3"/>0.00346</text:p>
      <text:p text:style-name="P1">Jitter for frame 639 is <text:s text:c="2"/>-0.00406</text:p>
      <text:p text:style-name="P1">Jitter for frame 640 is <text:s text:c="3"/>0.00106</text:p>
      <text:p text:style-name="P1">Jitter for frame 641 is <text:s text:c="2"/>-0.00213</text:p>
      <text:p text:style-name="P1">Jitter for frame 642 is <text:s text:c="2"/>-0.00318</text:p>
      <text:p text:style-name="P1">Jitter for frame 643 is <text:s text:c="2"/>-0.00357</text:p>
      <text:p text:style-name="P1">Jitter for frame 644 is <text:s text:c="2"/>-0.00164</text:p>
      <text:p text:style-name="P1">Jitter for frame 645 is <text:s text:c="2"/>-0.00400</text:p>
      <text:p text:style-name="P1">Jitter for frame 646 is <text:s text:c="2"/>-0.00132</text:p>
      <text:p text:style-name="P1">Jitter for frame 647 is <text:s text:c="2"/>-0.00158</text:p>
      <text:p text:style-name="P1">Jitter for frame 648 is <text:s text:c="2"/>-0.00361</text:p>
      <text:p text:style-name="P1">Jitter for frame 649 is <text:s text:c="2"/>-0.00166</text:p>
      <text:p text:style-name="P1">Jitter for frame 650 is <text:s text:c="2"/>-0.00366</text:p>
      <text:p text:style-name="P1">Jitter for frame 651 is <text:s text:c="2"/>-0.00362</text:p>
      <text:p text:style-name="P1">Jitter for frame 652 is <text:s text:c="3"/>0.00094</text:p>
      <text:p text:style-name="P1">Jitter for frame 653 is <text:s text:c="2"/>-0.00235</text:p>
      <text:p text:style-name="P1">Jitter for frame 654 is <text:s text:c="3"/>0.00113</text:p>
      <text:p text:style-name="P1">Jitter for frame 655 is <text:s text:c="2"/>-0.00415</text:p>
      <text:p text:style-name="P1">Jitter for frame 656 is <text:s text:c="2"/>-0.00271</text:p>
      <text:p text:style-name="P1">Jitter for frame 657 is <text:s text:c="2"/>-0.00211</text:p>
      <text:p text:style-name="P1">Jitter for frame 658 is <text:s text:c="2"/>-0.00164</text:p>
      <text:p text:style-name="P1">Jitter for frame 659 is <text:s text:c="3"/>0.00072</text:p>
      <text:p text:style-name="P1">Jitter for frame 660 is <text:s text:c="3"/>0.00113</text:p>
      <text:p text:style-name="P1">Jitter for frame 661 is <text:s text:c="2"/>-0.00406</text:p>
      <text:p text:style-name="P1">Jitter for frame 662 is <text:s text:c="3"/>0.00005</text:p>
      <text:p text:style-name="P1">Jitter for frame 663 is <text:s text:c="2"/>-0.00416</text:p>
      <text:p text:style-name="P1">Jitter for frame 664 is <text:s text:c="2"/>-0.00417</text:p>
      <text:p text:style-name="P1">Jitter for frame 665 is <text:s text:c="2"/>-0.00391</text:p>
      <text:p text:style-name="P1">Jitter for frame 666 is <text:s text:c="2"/>-0.00405</text:p>
      <text:p text:style-name="P1">Jitter for frame 667 is <text:s text:c="3"/>0.00119</text:p>
      <text:p text:style-name="P1">Jitter for frame 668 is <text:s text:c="2"/>-0.00406</text:p>
      <text:p text:style-name="P1">Jitter for frame 669 is <text:s text:c="2"/>-0.00194</text:p>
      <text:p text:style-name="P1">Jitter for frame 670 is <text:s text:c="2"/>-0.00361</text:p>
      <text:p text:style-name="P1">Jitter for frame 671 is <text:s text:c="2"/>-0.00423</text:p>
      <text:p text:style-name="P1">Jitter for frame 672 is <text:s text:c="2"/>-0.00158</text:p>
      <text:p text:style-name="P1">Jitter for frame 673 is <text:s text:c="2"/>-0.00024</text:p>
      <text:p text:style-name="P1">Jitter for frame 674 is <text:s text:c="2"/>-0.00031</text:p>
      <text:p text:style-name="P1">Jitter for frame 675 is <text:s text:c="2"/>-0.00406</text:p>
      <text:p text:style-name="P1">Jitter for frame 676 is <text:s text:c="2"/>-0.00396</text:p>
      <text:p text:style-name="P1">Jitter for frame 677 is <text:s text:c="2"/>-0.00398</text:p>
      <text:p text:style-name="P1">Jitter for frame 678 is <text:s text:c="2"/>-0.00153</text:p>
      <text:p text:style-name="P1">Jitter for frame 679 is <text:s text:c="2"/>-0.00163</text:p>
      <text:p text:style-name="P1">Jitter for frame 680 is <text:s text:c="2"/>-0.00242</text:p>
      <text:p text:style-name="P1">Jitter for frame 681 is <text:s text:c="2"/>-0.00127</text:p>
      <text:p text:style-name="P1">Jitter for frame 682 is <text:s text:c="3"/>0.00208</text:p>
      <text:p text:style-name="P1">Jitter for frame 683 is <text:s text:c="2"/>-0.00072</text:p>
      <text:p text:style-name="P1">Jitter for frame 684 is <text:s text:c="2"/>-0.00149</text:p>
      <text:p text:style-name="P1">Jitter for frame 685 is <text:s text:c="2"/>-0.00434</text:p>
      <text:p text:style-name="P1"><text:soft-page-break/>Jitter for frame 686 is <text:s text:c="2"/>-0.00401</text:p>
      <text:p text:style-name="P1">Jitter for frame 687 is <text:s text:c="2"/>-0.00412</text:p>
      <text:p text:style-name="P1">Jitter for frame 688 is <text:s text:c="2"/>-0.00417</text:p>
      <text:p text:style-name="P1">Jitter for frame 689 is <text:s text:c="2"/>-0.00198</text:p>
      <text:p text:style-name="P1">Jitter for frame 690 is <text:s text:c="2"/>-0.00419</text:p>
      <text:p text:style-name="P1">Jitter for frame 691 is <text:s text:c="2"/>-0.00005</text:p>
      <text:p text:style-name="P1">Jitter for frame 692 is <text:s text:c="3"/>0.00067</text:p>
      <text:p text:style-name="P1">Jitter for frame 693 is <text:s text:c="2"/>-0.00146</text:p>
      <text:p text:style-name="P1">Jitter for frame 694 is <text:s text:c="3"/>0.00057</text:p>
      <text:p text:style-name="P1">Jitter for frame 695 is <text:s text:c="2"/>-0.00285</text:p>
      <text:p text:style-name="P1">Jitter for frame 696 is <text:s text:c="2"/>-0.00168</text:p>
      <text:p text:style-name="P1">Jitter for frame 697 is <text:s text:c="2"/>-0.00412</text:p>
      <text:p text:style-name="P1">Jitter for frame 698 is <text:s text:c="2"/>-0.00405</text:p>
      <text:p text:style-name="P1">Jitter for frame 699 is <text:s text:c="3"/>0.00086</text:p>
      <text:p text:style-name="P1">Jitter for frame 700 is <text:s text:c="2"/>-0.00395</text:p>
      <text:p text:style-name="P1">Jitter for frame 701 is <text:s text:c="2"/>-0.00113</text:p>
      <text:p text:style-name="P1">Jitter for frame 702 is <text:s text:c="2"/>-0.00380</text:p>
      <text:p text:style-name="P1">Jitter for frame 703 is <text:s text:c="2"/>-0.00180</text:p>
      <text:p text:style-name="P1">Jitter for frame 704 is <text:s text:c="2"/>-0.00167</text:p>
      <text:p text:style-name="P1">Jitter for frame 705 is <text:s text:c="2"/>-0.00429</text:p>
      <text:p text:style-name="P1">Jitter for frame 706 is <text:s text:c="2"/>-0.00413</text:p>
      <text:p text:style-name="P1">Jitter for frame 707 is <text:s text:c="3"/>0.00125</text:p>
      <text:p text:style-name="P1">Jitter for frame 708 is <text:s text:c="3"/>0.00151</text:p>
      <text:p text:style-name="P1">Jitter for frame 709 is <text:s text:c="3"/>0.00191</text:p>
      <text:p text:style-name="P1">Jitter for frame 710 is <text:s text:c="2"/>-0.00384</text:p>
      <text:p text:style-name="P1">Jitter for frame 711 is <text:s text:c="3"/>0.00062</text:p>
      <text:p text:style-name="P1">Jitter for frame 712 is <text:s text:c="2"/>-0.00001</text:p>
      <text:p text:style-name="P1">Jitter for frame 713 is <text:s text:c="2"/>-0.00125</text:p>
      <text:p text:style-name="P1">Jitter for frame 714 is <text:s text:c="2"/>-0.00365</text:p>
      <text:p text:style-name="P1">Jitter for frame 715 is <text:s text:c="2"/>-0.00396</text:p>
      <text:p text:style-name="P1">Jitter for frame 716 is <text:s text:c="2"/>-0.00361</text:p>
      <text:p text:style-name="P1">Jitter for frame 717 is <text:s text:c="2"/>-0.00388</text:p>
      <text:p text:style-name="P1">Jitter for frame 718 is <text:s text:c="2"/>-0.00417</text:p>
      <text:p text:style-name="P1">Jitter for frame 719 is <text:s text:c="2"/>-0.00180</text:p>
      <text:p text:style-name="P1">Jitter for frame 720 is <text:s text:c="2"/>-0.00352</text:p>
      <text:p text:style-name="P1">Jitter for frame 721 is <text:s text:c="2"/>-0.00358</text:p>
      <text:p text:style-name="P1">Jitter for frame 722 is <text:s text:c="2"/>-0.00095</text:p>
      <text:p text:style-name="P1">Jitter for frame 723 is <text:s text:c="2"/>-0.00387</text:p>
      <text:p text:style-name="P1">Jitter for frame 724 is <text:s text:c="2"/>-0.00386</text:p>
      <text:p text:style-name="P1">Jitter for frame 725 is <text:s text:c="3"/>0.00158</text:p>
      <text:p text:style-name="P1">Jitter for frame 726 is <text:s text:c="2"/>-0.00304</text:p>
      <text:p text:style-name="P1">Jitter for frame 727 is <text:s text:c="2"/>-0.00405</text:p>
      <text:p text:style-name="P1">Jitter for frame 728 is <text:s text:c="2"/>-0.00358</text:p>
      <text:p text:style-name="P1">Jitter for frame 729 is <text:s text:c="2"/>-0.00200</text:p>
      <text:p text:style-name="P1">Jitter for frame 730 is <text:s text:c="2"/>-0.00175</text:p>
      <text:p text:style-name="P1">Jitter for frame 731 is <text:s text:c="2"/>-0.00173</text:p>
      <text:p text:style-name="P1">Jitter for frame 732 is <text:s text:c="2"/>-0.00199</text:p>
      <text:p text:style-name="P1">Jitter for frame 733 is <text:s text:c="3"/>0.00114</text:p>
      <text:p text:style-name="P1">Jitter for frame 734 is <text:s text:c="2"/>-0.00369</text:p>
      <text:p text:style-name="P1"><text:soft-page-break/>Jitter for frame 735 is <text:s text:c="2"/>-0.00339</text:p>
      <text:p text:style-name="P1">Jitter for frame 736 is <text:s text:c="2"/>-0.00203</text:p>
      <text:p text:style-name="P1">Jitter for frame 737 is <text:s text:c="3"/>0.00251</text:p>
      <text:p text:style-name="P1">Jitter for frame 738 is <text:s text:c="2"/>-0.00024</text:p>
      <text:p text:style-name="P1">Jitter for frame 739 is <text:s text:c="2"/>-0.00047</text:p>
      <text:p text:style-name="P1">Jitter for frame 740 is <text:s text:c="2"/>-0.00375</text:p>
      <text:p text:style-name="P1">Jitter for frame 741 is <text:s text:c="2"/>-0.00162</text:p>
      <text:p text:style-name="P1">Jitter for frame 742 is <text:s text:c="3"/>0.00193</text:p>
      <text:p text:style-name="P1">Jitter for frame 743 is <text:s text:c="2"/>-0.00285</text:p>
      <text:p text:style-name="P1">Jitter for frame 744 is <text:s text:c="2"/>-0.00426</text:p>
      <text:p text:style-name="P1">Jitter for frame 745 is <text:s text:c="2"/>-0.00230</text:p>
      <text:p text:style-name="P1">Jitter for frame 746 is <text:s text:c="2"/>-0.00123</text:p>
      <text:p text:style-name="P1">Jitter for frame 747 is <text:s text:c="2"/>-0.00391</text:p>
      <text:p text:style-name="P1">Jitter for frame 748 is <text:s text:c="2"/>-0.00391</text:p>
      <text:p text:style-name="P1">Jitter for frame 749 is <text:s text:c="2"/>-0.00396</text:p>
      <text:p text:style-name="P1">Jitter for frame 750 is <text:s text:c="2"/>-0.00401</text:p>
      <text:p text:style-name="P1">Jitter for frame 751 is <text:s text:c="2"/>-0.00372</text:p>
      <text:p text:style-name="P1">Jitter for frame 752 is <text:s text:c="2"/>-0.00144</text:p>
      <text:p text:style-name="P1">Jitter for frame 753 is <text:s text:c="3"/>0.00207</text:p>
      <text:p text:style-name="P1">Jitter for frame 754 is <text:s text:c="2"/>-0.00359</text:p>
      <text:p text:style-name="P1">Jitter for frame 755 is <text:s text:c="2"/>-0.00392</text:p>
      <text:p text:style-name="P1">Jitter for frame 756 is <text:s text:c="2"/>-0.00193</text:p>
      <text:p text:style-name="P1">Jitter for frame 757 is <text:s text:c="2"/>-0.00440</text:p>
      <text:p text:style-name="P1">Jitter for frame 758 is <text:s text:c="2"/>-0.00372</text:p>
      <text:p text:style-name="P1">Jitter for frame 759 is <text:s text:c="2"/>-0.00406</text:p>
      <text:p text:style-name="P1">Jitter for frame 760 is <text:s text:c="2"/>-0.00416</text:p>
      <text:p text:style-name="P1">Jitter for frame 761 is <text:s text:c="2"/>-0.00194</text:p>
      <text:p text:style-name="P1">Jitter for frame 762 is <text:s text:c="2"/>-0.00389</text:p>
      <text:p text:style-name="P1">Jitter for frame 763 is <text:s text:c="2"/>-0.00357</text:p>
      <text:p text:style-name="P1">Jitter for frame 764 is <text:s text:c="2"/>-0.00429</text:p>
      <text:p text:style-name="P1">Jitter for frame 765 is <text:s text:c="2"/>-0.00406</text:p>
      <text:p text:style-name="P1">Jitter for frame 766 is <text:s text:c="2"/>-0.00381</text:p>
      <text:p text:style-name="P1">Jitter for frame 767 is <text:s text:c="2"/>-0.00180</text:p>
      <text:p text:style-name="P1">Jitter for frame 768 is <text:s text:c="2"/>-0.00379</text:p>
      <text:p text:style-name="P1">Jitter for frame 769 is <text:s text:c="3"/>0.00146</text:p>
      <text:p text:style-name="P1">Jitter for frame 770 is <text:s text:c="2"/>-0.00381</text:p>
      <text:p text:style-name="P1">Jitter for frame 771 is <text:s text:c="2"/>-0.00389</text:p>
      <text:p text:style-name="P1">Jitter for frame 772 is <text:s text:c="3"/>0.00095</text:p>
      <text:p text:style-name="P1">Jitter for frame 773 is <text:s text:c="2"/>-0.00426</text:p>
      <text:p text:style-name="P1">Jitter for frame 774 is <text:s text:c="2"/>-0.00206</text:p>
      <text:p text:style-name="P1">Jitter for frame 775 is <text:s text:c="2"/>-0.00388</text:p>
      <text:p text:style-name="P1">Jitter for frame 776 is <text:s text:c="2"/>-0.00005</text:p>
      <text:p text:style-name="P1">Jitter for frame 777 is <text:s text:c="2"/>-0.00387</text:p>
      <text:p text:style-name="P1">Jitter for frame 778 is <text:s text:c="2"/>-0.00381</text:p>
      <text:p text:style-name="P1">Jitter for frame 779 is <text:s text:c="2"/>-0.00394</text:p>
      <text:p text:style-name="P1">Jitter for frame 780 is <text:s text:c="2"/>-0.00392</text:p>
      <text:p text:style-name="P1">Jitter for frame 781 is <text:s text:c="2"/>-0.00115</text:p>
      <text:p text:style-name="P1">Jitter for frame 782 is <text:s text:c="2"/>-0.00362</text:p>
      <text:p text:style-name="P1">Jitter for frame 783 is <text:s text:c="3"/>0.00082</text:p>
      <text:p text:style-name="P1"><text:soft-page-break/>Jitter for frame 784 is <text:s text:c="2"/>-0.00019</text:p>
      <text:p text:style-name="P1">Jitter for frame 785 is <text:s text:c="2"/>-0.00364</text:p>
      <text:p text:style-name="P1">Jitter for frame 786 is <text:s text:c="3"/>0.00097</text:p>
      <text:p text:style-name="P1">Jitter for frame 787 is <text:s text:c="2"/>-0.00381</text:p>
      <text:p text:style-name="P1">Jitter for frame 788 is <text:s text:c="2"/>-0.00352</text:p>
      <text:p text:style-name="P1">Jitter for frame 789 is <text:s text:c="2"/>-0.00395</text:p>
      <text:p text:style-name="P1">Jitter for frame 790 is <text:s text:c="2"/>-0.00209</text:p>
      <text:p text:style-name="P1">Jitter for frame 791 is <text:s text:c="2"/>-0.00376</text:p>
      <text:p text:style-name="P1">Jitter for frame 792 is <text:s text:c="2"/>-0.00184</text:p>
      <text:p text:style-name="P1">Jitter for frame 793 is <text:s text:c="2"/>-0.00389</text:p>
      <text:p text:style-name="P1">Jitter for frame 794 is <text:s text:c="2"/>-0.00266</text:p>
      <text:p text:style-name="P1">Jitter for frame 795 is <text:s text:c="2"/>-0.00176</text:p>
      <text:p text:style-name="P1">Jitter for frame 796 is <text:s text:c="2"/>-0.00416</text:p>
      <text:p text:style-name="P1">Jitter for frame 797 is <text:s text:c="2"/>-0.00171</text:p>
      <text:p text:style-name="P1">Jitter for frame 798 is <text:s text:c="3"/>0.00114</text:p>
      <text:p text:style-name="P1">Jitter for frame 799 is <text:s text:c="2"/>-0.00360</text:p>
      <text:p text:style-name="P1">Jitter for frame 800 is <text:s text:c="2"/>-0.00172</text:p>
      <text:p text:style-name="P1">Jitter for frame 801 is <text:s text:c="2"/>-0.00001</text:p>
      <text:p text:style-name="P1">Jitter for frame 802 is <text:s text:c="3"/>0.00065</text:p>
      <text:p text:style-name="P1">Jitter for frame 803 is <text:s text:c="2"/>-0.00216</text:p>
      <text:p text:style-name="P1">Jitter for frame 804 is <text:s text:c="2"/>-0.00176</text:p>
      <text:p text:style-name="P1">Jitter for frame 805 is <text:s text:c="2"/>-0.00291</text:p>
      <text:p text:style-name="P1">Jitter for frame 806 is <text:s text:c="2"/>-0.00185</text:p>
      <text:p text:style-name="P1">Jitter for frame 807 is <text:s text:c="2"/>-0.00144</text:p>
      <text:p text:style-name="P1">Jitter for frame 808 is <text:s text:c="3"/>0.00036</text:p>
      <text:p text:style-name="P1">Jitter for frame 809 is <text:s text:c="2"/>-0.00401</text:p>
      <text:p text:style-name="P1">Jitter for frame 810 is <text:s text:c="2"/>-0.00205</text:p>
      <text:p text:style-name="P1">Jitter for frame 811 is <text:s text:c="3"/>0.00141</text:p>
      <text:p text:style-name="P1">Jitter for frame 812 is <text:s text:c="2"/>-0.00422</text:p>
      <text:p text:style-name="P1">Jitter for frame 813 is <text:s text:c="3"/>0.00237</text:p>
      <text:p text:style-name="P1">Jitter for frame 814 is <text:s text:c="2"/>-0.00372</text:p>
      <text:p text:style-name="P1">Jitter for frame 815 is <text:s text:c="2"/>-0.00355</text:p>
      <text:p text:style-name="P1">Jitter for frame 816 is <text:s text:c="3"/>0.00168</text:p>
      <text:p text:style-name="P1">Jitter for frame 817 is <text:s text:c="2"/>-0.00271</text:p>
      <text:p text:style-name="P1">Jitter for frame 818 is <text:s text:c="2"/>-0.00156</text:p>
      <text:p text:style-name="P1">Jitter for frame 819 is <text:s text:c="2"/>-0.00397</text:p>
      <text:p text:style-name="P1">Jitter for frame 820 is <text:s text:c="2"/>-0.00400</text:p>
      <text:p text:style-name="P1">Jitter for frame 821 is <text:s text:c="2"/>-0.00410</text:p>
      <text:p text:style-name="P1">Jitter for frame 822 is <text:s text:c="3"/>0.00126</text:p>
      <text:p text:style-name="P1">Jitter for frame 823 is <text:s text:c="2"/>-0.00402</text:p>
      <text:p text:style-name="P1">Jitter for frame 824 is <text:s text:c="2"/>-0.00199</text:p>
      <text:p text:style-name="P1">Jitter for frame 825 is <text:s text:c="2"/>-0.00428</text:p>
      <text:p text:style-name="P1">Jitter for frame 826 is <text:s text:c="2"/>-0.00152</text:p>
      <text:p text:style-name="P1">Jitter for frame 827 is <text:s text:c="2"/>-0.00390</text:p>
      <text:p text:style-name="P1">Jitter for frame 828 is <text:s text:c="2"/>-0.00071</text:p>
      <text:p text:style-name="P1">Jitter for frame 829 is <text:s text:c="3"/>0.00076</text:p>
      <text:p text:style-name="P1">Jitter for frame 830 is <text:s text:c="3"/>0.00029</text:p>
      <text:p text:style-name="P1">Jitter for frame 831 is <text:s text:c="3"/>0.00066</text:p>
      <text:p text:style-name="P1">Jitter for frame 832 is <text:s text:c="3"/>0.00068</text:p>
      <text:p text:style-name="P1"><text:soft-page-break/>Jitter for frame 833 is <text:s text:c="3"/>0.00060</text:p>
      <text:p text:style-name="P1">Jitter for frame 834 is <text:s text:c="3"/>0.00069</text:p>
      <text:p text:style-name="P1">Jitter for frame 835 is <text:s text:c="2"/>-0.00375</text:p>
      <text:p text:style-name="P1">Jitter for frame 836 is <text:s text:c="2"/>-0.00314</text:p>
      <text:p text:style-name="P1">Jitter for frame 837 is <text:s text:c="2"/>-0.00412</text:p>
      <text:p text:style-name="P1">Jitter for frame 838 is <text:s text:c="2"/>-0.00432</text:p>
      <text:p text:style-name="P1">Jitter for frame 839 is <text:s text:c="2"/>-0.00384</text:p>
      <text:p text:style-name="P1">Jitter for frame 840 is <text:s text:c="2"/>-0.00392</text:p>
      <text:p text:style-name="P1">Jitter for frame 841 is <text:s text:c="2"/>-0.00109</text:p>
      <text:p text:style-name="P1">Jitter for frame 842 is <text:s text:c="2"/>-0.00174</text:p>
      <text:p text:style-name="P1">Jitter for frame 843 is <text:s text:c="2"/>-0.00417</text:p>
      <text:p text:style-name="P1">Jitter for frame 844 is <text:s text:c="2"/>-0.00048</text:p>
      <text:p text:style-name="P1">Jitter for frame 845 is <text:s text:c="3"/>0.00025</text:p>
      <text:p text:style-name="P1">Jitter for frame 846 is <text:s text:c="2"/>-0.00070</text:p>
      <text:p text:style-name="P1">Jitter for frame 847 is <text:s text:c="3"/>0.00098</text:p>
      <text:p text:style-name="P1">Jitter for frame 848 is <text:s text:c="2"/>-0.00446</text:p>
      <text:p text:style-name="P1">Jitter for frame 849 is <text:s text:c="2"/>-0.00361</text:p>
      <text:p text:style-name="P1">Jitter for frame 850 is <text:s text:c="2"/>-0.00421</text:p>
      <text:p text:style-name="P1">Jitter for frame 851 is <text:s text:c="2"/>-0.00400</text:p>
      <text:p text:style-name="P1">Jitter for frame 852 is <text:s text:c="2"/>-0.00374</text:p>
      <text:p text:style-name="P1">Jitter for frame 853 is <text:s text:c="2"/>-0.00183</text:p>
      <text:p text:style-name="P1">Jitter for frame 854 is <text:s text:c="2"/>-0.00355</text:p>
      <text:p text:style-name="P1">Jitter for frame 855 is <text:s text:c="2"/>-0.00237</text:p>
      <text:p text:style-name="P1">Jitter for frame 856 is <text:s text:c="2"/>-0.00147</text:p>
      <text:p text:style-name="P1">Jitter for frame 857 is <text:s text:c="2"/>-0.00120</text:p>
      <text:p text:style-name="P1">Jitter for frame 858 is <text:s text:c="3"/>0.00075</text:p>
      <text:p text:style-name="P1">Jitter for frame 859 is <text:s text:c="3"/>0.00011</text:p>
      <text:p text:style-name="P1">Jitter for frame 860 is <text:s text:c="2"/>-0.00376</text:p>
      <text:p text:style-name="P1">Jitter for frame 861 is <text:s text:c="2"/>-0.00388</text:p>
      <text:p text:style-name="P1">Jitter for frame 862 is <text:s text:c="2"/>-0.00359</text:p>
      <text:p text:style-name="P1">Jitter for frame 863 is <text:s text:c="2"/>-0.00390</text:p>
      <text:p text:style-name="P1">Jitter for frame 864 is <text:s text:c="2"/>-0.00196</text:p>
      <text:p text:style-name="P1">Jitter for frame 865 is <text:s text:c="2"/>-0.00387</text:p>
      <text:p text:style-name="P1">Jitter for frame 866 is <text:s text:c="2"/>-0.00002</text:p>
      <text:p text:style-name="P1">Jitter for frame 867 is <text:s text:c="2"/>-0.00393</text:p>
      <text:p text:style-name="P1">Jitter for frame 868 is <text:s text:c="2"/>-0.00179</text:p>
      <text:p text:style-name="P1">Jitter for frame 869 is <text:s text:c="2"/>-0.00403</text:p>
      <text:p text:style-name="P1">Jitter for frame 870 is <text:s text:c="2"/>-0.00404</text:p>
      <text:p text:style-name="P1">Jitter for frame 871 is <text:s text:c="2"/>-0.00408</text:p>
      <text:p text:style-name="P1">Jitter for frame 872 is <text:s text:c="2"/>-0.00145</text:p>
      <text:p text:style-name="P1">Jitter for frame 873 is <text:s text:c="2"/>-0.00368</text:p>
      <text:p text:style-name="P1">Jitter for frame 874 is <text:s text:c="3"/>0.00062</text:p>
      <text:p text:style-name="P1">Jitter for frame 875 is <text:s text:c="3"/>0.00031</text:p>
      <text:p text:style-name="P1">Jitter for frame 876 is <text:s text:c="2"/>-0.00249</text:p>
      <text:p text:style-name="P1">Jitter for frame 877 is <text:s text:c="3"/>0.00147</text:p>
      <text:p text:style-name="P1">Jitter for frame 878 is <text:s text:c="2"/>-0.00231</text:p>
      <text:p text:style-name="P1">Jitter for frame 879 is <text:s text:c="2"/>-0.00403</text:p>
      <text:p text:style-name="P1">Jitter for frame 880 is <text:s text:c="2"/>-0.00377</text:p>
      <text:p text:style-name="P1">Jitter for frame 881 is <text:s text:c="2"/>-0.00399</text:p>
      <text:p text:style-name="P1"><text:soft-page-break/>Jitter for frame 882 is <text:s text:c="2"/>-0.00403</text:p>
      <text:p text:style-name="P1">Jitter for frame 883 is <text:s text:c="2"/>-0.00389</text:p>
      <text:p text:style-name="P1">Jitter for frame 884 is <text:s text:c="2"/>-0.00414</text:p>
      <text:p text:style-name="P1">Jitter for frame 885 is <text:s text:c="3"/>0.00133</text:p>
      <text:p text:style-name="P1">Jitter for frame 886 is <text:s text:c="2"/>-0.00192</text:p>
      <text:p text:style-name="P1">Jitter for frame 887 is <text:s text:c="2"/>-0.00115</text:p>
      <text:p text:style-name="P1">Jitter for frame 888 is <text:s text:c="2"/>-0.00174</text:p>
      <text:p text:style-name="P1">Jitter for frame 889 is <text:s text:c="2"/>-0.00194</text:p>
      <text:p text:style-name="P1">Jitter for frame 890 is <text:s text:c="3"/>0.15537</text:p>
      <text:p text:style-name="P1">Jitter for frame 891 is <text:s text:c="3"/>0.00118</text:p>
      <text:p text:style-name="P1">Jitter for frame 892 is <text:s text:c="2"/>-0.00384</text:p>
      <text:p text:style-name="P1">Jitter for frame 893 is <text:s text:c="2"/>-0.00370</text:p>
      <text:p text:style-name="P1">Jitter for frame 894 is <text:s text:c="2"/>-0.00236</text:p>
      <text:p text:style-name="P1">Jitter for frame 895 is <text:s text:c="2"/>-0.00080</text:p>
      <text:p text:style-name="P1">Jitter for frame 896 is <text:s text:c="2"/>-0.00163</text:p>
      <text:p text:style-name="P1">Jitter for frame 897 is <text:s text:c="2"/>-0.00416</text:p>
      <text:p text:style-name="P1">Jitter for frame 898 is <text:s text:c="2"/>-0.00193</text:p>
      <text:p text:style-name="P1">Jitter for frame 899 is <text:s text:c="3"/>0.00079</text:p>
      <text:p text:style-name="P1">Jitter for frame 900 is <text:s text:c="3"/>0.00056</text:p>
      <text:p text:style-name="P1">Jitter for frame 901 is <text:s text:c="2"/>-0.00361</text:p>
      <text:p text:style-name="P1">Jitter for frame 902 is <text:s text:c="2"/>-0.00363</text:p>
      <text:p text:style-name="P1">Jitter for frame 903 is <text:s text:c="3"/>0.00068</text:p>
      <text:p text:style-name="P1">Jitter for frame 904 is <text:s text:c="2"/>-0.00068</text:p>
      <text:p text:style-name="P1">Jitter for frame 905 is <text:s text:c="3"/>0.00113</text:p>
      <text:p text:style-name="P1">Jitter for frame 906 is <text:s text:c="2"/>-0.00374</text:p>
      <text:p text:style-name="P1">Jitter for frame 907 is <text:s text:c="3"/>0.00668</text:p>
      <text:p text:style-name="P1">Jitter for frame 908 is <text:s text:c="3"/>0.00100</text:p>
      <text:p text:style-name="P1">Jitter for frame 909 is <text:s text:c="3"/>0.00049</text:p>
      <text:p text:style-name="P1">Jitter for frame 910 is <text:s text:c="2"/>-0.00435</text:p>
      <text:p text:style-name="P1">Jitter for frame 911 is <text:s text:c="2"/>-0.00405</text:p>
      <text:p text:style-name="P1">Jitter for frame 912 is <text:s text:c="2"/>-0.00185</text:p>
      <text:p text:style-name="P1">Jitter for frame 913 is <text:s text:c="2"/>-0.00423</text:p>
      <text:p text:style-name="P1">Jitter for frame 914 is <text:s text:c="2"/>-0.00232</text:p>
      <text:p text:style-name="P1">Jitter for frame 915 is <text:s text:c="3"/>0.00042</text:p>
      <text:p text:style-name="P1">Jitter for frame 916 is <text:s text:c="2"/>-0.00184</text:p>
      <text:p text:style-name="P1">Jitter for frame 917 is <text:s text:c="2"/>-0.00059</text:p>
      <text:p text:style-name="P1">Jitter for frame 918 is <text:s text:c="2"/>-0.00054</text:p>
      <text:p text:style-name="P1">Jitter for frame 919 is <text:s text:c="3"/>0.00013</text:p>
      <text:p text:style-name="P1">Jitter for frame 920 is <text:s text:c="2"/>-0.00359</text:p>
      <text:p text:style-name="P1">Jitter for frame 921 is <text:s text:c="2"/>-0.00392</text:p>
      <text:p text:style-name="P1">Jitter for frame 922 is <text:s text:c="2"/>-0.00014</text:p>
      <text:p text:style-name="P1">Jitter for frame 923 is <text:s text:c="2"/>-0.00147</text:p>
      <text:p text:style-name="P1">Jitter for frame 924 is <text:s text:c="3"/>0.00047</text:p>
      <text:p text:style-name="P1">Jitter for frame 925 is <text:s text:c="2"/>-0.00252</text:p>
      <text:p text:style-name="P1">Jitter for frame 926 is <text:s text:c="3"/>0.00035</text:p>
      <text:p text:style-name="P1">Jitter for frame 927 is <text:s text:c="2"/>-0.00374</text:p>
      <text:p text:style-name="P1">Jitter for frame 928 is <text:s text:c="2"/>-0.00113</text:p>
      <text:p text:style-name="P1">Jitter for frame 929 is <text:s text:c="2"/>-0.00430</text:p>
      <text:p text:style-name="P1">Jitter for frame 930 is <text:s text:c="2"/>-0.00394</text:p>
      <text:p text:style-name="P1"><text:soft-page-break/>Jitter for frame 931 is <text:s text:c="3"/>0.00218</text:p>
      <text:p text:style-name="P1">Jitter for frame 932 is <text:s text:c="2"/>-0.00069</text:p>
      <text:p text:style-name="P1">Jitter for frame 933 is <text:s text:c="3"/>0.00153</text:p>
      <text:p text:style-name="P1">Jitter for frame 934 is <text:s text:c="2"/>-0.00394</text:p>
      <text:p text:style-name="P1">Jitter for frame 935 is <text:s text:c="3"/>0.00148</text:p>
      <text:p text:style-name="P1">Jitter for frame 936 is <text:s text:c="2"/>-0.00408</text:p>
      <text:p text:style-name="P1">Jitter for frame 937 is <text:s text:c="2"/>-0.00369</text:p>
      <text:p text:style-name="P1">Jitter for frame 938 is <text:s text:c="3"/>0.00111</text:p>
      <text:p text:style-name="P1">Jitter for frame 939 is <text:s text:c="2"/>-0.00378</text:p>
      <text:p text:style-name="P1">Jitter for frame 940 is <text:s text:c="2"/>-0.00401</text:p>
      <text:p text:style-name="P1">Jitter for frame 941 is <text:s text:c="2"/>-0.00400</text:p>
      <text:p text:style-name="P1">Jitter for frame 942 is <text:s text:c="3"/>0.00122</text:p>
      <text:p text:style-name="P1">Jitter for frame 943 is <text:s text:c="3"/>0.00162</text:p>
      <text:p text:style-name="P1">Jitter for frame 944 is <text:s text:c="2"/>-0.00387</text:p>
      <text:p text:style-name="P1">Jitter for frame 945 is <text:s text:c="2"/>-0.00438</text:p>
      <text:p text:style-name="P1">Jitter for frame 946 is <text:s text:c="2"/>-0.00130</text:p>
      <text:p text:style-name="P1">Jitter for frame 947 is <text:s text:c="3"/>0.00086</text:p>
      <text:p text:style-name="P1">Jitter for frame 948 is <text:s text:c="2"/>-0.00059</text:p>
      <text:p text:style-name="P1">Jitter for frame 949 is <text:s text:c="2"/>-0.00157</text:p>
      <text:p text:style-name="P1">Jitter for frame 950 is <text:s text:c="2"/>-0.00405</text:p>
      <text:p text:style-name="P1">Jitter for frame 951 is <text:s text:c="3"/>0.00132</text:p>
      <text:p text:style-name="P1">Jitter for frame 952 is <text:s text:c="2"/>-0.00027</text:p>
      <text:p text:style-name="P1">Jitter for frame 953 is <text:s text:c="2"/>-0.00363</text:p>
      <text:p text:style-name="P1">Jitter for frame 954 is <text:s text:c="2"/>-0.00110</text:p>
      <text:p text:style-name="P1">Jitter for frame 955 is <text:s text:c="2"/>-0.00277</text:p>
      <text:p text:style-name="P1">Jitter for frame 956 is <text:s text:c="3"/>0.00008</text:p>
      <text:p text:style-name="P1">Jitter for frame 957 is <text:s text:c="2"/>-0.00323</text:p>
      <text:p text:style-name="P1">Jitter for frame 958 is <text:s text:c="2"/>-0.00111</text:p>
      <text:p text:style-name="P1">Jitter for frame 959 is <text:s text:c="3"/>0.00291</text:p>
      <text:p text:style-name="P1">Jitter for frame 960 is <text:s text:c="2"/>-0.00261</text:p>
      <text:p text:style-name="P1">Jitter for frame 961 is <text:s text:c="2"/>-0.00354</text:p>
      <text:p text:style-name="P1">Jitter for frame 962 is <text:s text:c="2"/>-0.00386</text:p>
      <text:p text:style-name="P1">Jitter for frame 963 is <text:s text:c="2"/>-0.00220</text:p>
      <text:p text:style-name="P1">Jitter for frame 964 is <text:s text:c="3"/>0.00007</text:p>
      <text:p text:style-name="P1">Jitter for frame 965 is <text:s text:c="2"/>-0.00378</text:p>
      <text:p text:style-name="P1">Jitter for frame 966 is <text:s text:c="2"/>-0.00358</text:p>
      <text:p text:style-name="P1">Jitter for frame 967 is <text:s text:c="2"/>-0.00104</text:p>
      <text:p text:style-name="P1">Jitter for frame 968 is <text:s text:c="3"/>0.00019</text:p>
      <text:p text:style-name="P1">Jitter for frame 969 is <text:s text:c="2"/>-0.00399</text:p>
      <text:p text:style-name="P1">Jitter for frame 970 is <text:s text:c="2"/>-0.00164</text:p>
      <text:p text:style-name="P1">Jitter for frame 971 is <text:s text:c="2"/>-0.00009</text:p>
      <text:p text:style-name="P1">Jitter for frame 972 is <text:s text:c="2"/>-0.00273</text:p>
      <text:p text:style-name="P1">Jitter for frame 973 is <text:s text:c="2"/>-0.00085</text:p>
      <text:p text:style-name="P1">Jitter for frame 974 is <text:s text:c="3"/>0.00010</text:p>
      <text:p text:style-name="P1">Jitter for frame 975 is <text:s text:c="2"/>-0.00211</text:p>
      <text:p text:style-name="P1">Jitter for frame 976 is <text:s text:c="3"/>0.00073</text:p>
      <text:p text:style-name="P1">Jitter for frame 977 is <text:s text:c="2"/>-0.00148</text:p>
      <text:p text:style-name="P1">Jitter for frame 978 is <text:s text:c="2"/>-0.00181</text:p>
      <text:p text:style-name="P1">Jitter for frame 979 is <text:s text:c="2"/>-0.00335</text:p>
      <text:p text:style-name="P1"><text:soft-page-break/>Jitter for frame 980 is <text:s text:c="2"/>-0.00366</text:p>
      <text:p text:style-name="P1">Jitter for frame 981 is <text:s text:c="2"/>-0.00386</text:p>
      <text:p text:style-name="P1">Jitter for frame 982 is <text:s text:c="2"/>-0.00231</text:p>
      <text:p text:style-name="P1">Jitter for frame 983 is <text:s text:c="2"/>-0.00168</text:p>
      <text:p text:style-name="P1">Jitter for frame 984 is <text:s text:c="2"/>-0.00392</text:p>
      <text:p text:style-name="P1">Jitter for frame 985 is <text:s text:c="3"/>0.00229</text:p>
      <text:p text:style-name="P1">Jitter for frame 986 is <text:s text:c="2"/>-0.00330</text:p>
      <text:p text:style-name="P1">Jitter for frame 987 is <text:s text:c="2"/>-0.00457</text:p>
      <text:p text:style-name="P1">Jitter for frame 988 is <text:s text:c="2"/>-0.00367</text:p>
      <text:p text:style-name="P1">Jitter for frame 989 is <text:s text:c="2"/>-0.00065</text:p>
      <text:p text:style-name="P1">Jitter for frame 990 is <text:s text:c="2"/>-0.00388</text:p>
      <text:p text:style-name="P1">Jitter for frame 991 is <text:s text:c="2"/>-0.00045</text:p>
      <text:p text:style-name="P1">Jitter for frame 992 is <text:s text:c="2"/>-0.00407</text:p>
      <text:p text:style-name="P1">Jitter for frame 993 is <text:s text:c="3"/>0.00114</text:p>
      <text:p text:style-name="P1">Jitter for frame 994 is <text:s text:c="3"/>0.00077</text:p>
      <text:p text:style-name="P1">Jitter for frame 995 is <text:s text:c="2"/>-0.00082</text:p>
      <text:p text:style-name="P1">Jitter for frame 996 is <text:s text:c="2"/>-0.00384</text:p>
      <text:p text:style-name="P1">Jitter for frame 997 is <text:s text:c="2"/>-0.00394</text:p>
      <text:p text:style-name="P1">Jitter for frame 998 is <text:s text:c="2"/>-0.00372</text:p>
      <text:p text:style-name="P1">Jitter for frame 999 is <text:s text:c="2"/>-0.00427</text:p>
      <text:p text:style-name="P1">Jitter for frame 1000 is <text:s text:c="2"/>-0.00353</text:p>
      <text:p text:style-name="P1">Jitter for frame 1001 is <text:s text:c="2"/>-0.00173</text:p>
      <text:p text:style-name="P1">Jitter for frame 1002 is <text:s text:c="2"/>-0.00122</text:p>
      <text:p text:style-name="P1">Jitter for frame 1003 is <text:s text:c="3"/>0.00117</text:p>
      <text:p text:style-name="P1">Jitter for frame 1004 is <text:s text:c="3"/>0.00186</text:p>
      <text:p text:style-name="P1">Jitter for frame 1005 is <text:s text:c="3"/>0.00035</text:p>
      <text:p text:style-name="P1">Jitter for frame 1006 is <text:s text:c="3"/>0.00054</text:p>
      <text:p text:style-name="P1">Jitter for frame 1007 is <text:s text:c="3"/>0.00125</text:p>
      <text:p text:style-name="P1">Jitter for frame 1008 is <text:s text:c="2"/>-0.00288</text:p>
      <text:p text:style-name="P1">Jitter for frame 1009 is <text:s text:c="2"/>-0.00335</text:p>
      <text:p text:style-name="P1">Jitter for frame 1010 is <text:s text:c="2"/>-0.00326</text:p>
      <text:p text:style-name="P1">Jitter for frame 1011 is <text:s text:c="2"/>-0.00282</text:p>
      <text:p text:style-name="P1">Jitter for frame 1012 is <text:s text:c="2"/>-0.00324</text:p>
      <text:p text:style-name="P1">Jitter for frame 1013 is <text:s text:c="2"/>-0.00354</text:p>
      <text:p text:style-name="P1">Jitter for frame 1014 is <text:s text:c="2"/>-0.00172</text:p>
      <text:p text:style-name="P1">Jitter for frame 1015 is <text:s text:c="2"/>-0.00032</text:p>
      <text:p text:style-name="P1">Jitter for frame 1016 is <text:s text:c="2"/>-0.00036</text:p>
      <text:p text:style-name="P1">Jitter for frame 1017 is <text:s text:c="2"/>-0.00041</text:p>
      <text:p text:style-name="P1">Jitter for frame 1018 is <text:s text:c="3"/>0.00057</text:p>
      <text:p text:style-name="P1">Jitter for frame 1019 is <text:s text:c="2"/>-0.00116</text:p>
      <text:p text:style-name="P1">Jitter for frame 1020 is <text:s text:c="2"/>-0.00184</text:p>
      <text:p text:style-name="P1">Jitter for frame 1021 is <text:s text:c="2"/>-0.00368</text:p>
      <text:p text:style-name="P1">Jitter for frame 1022 is <text:s text:c="2"/>-0.00402</text:p>
      <text:p text:style-name="P1">Jitter for frame 1023 is <text:s text:c="2"/>-0.00124</text:p>
      <text:p text:style-name="P1">Jitter for frame 1024 is <text:s text:c="2"/>-0.00104</text:p>
      <text:p text:style-name="P1">Jitter for frame 1025 is <text:s text:c="2"/>-0.00339</text:p>
      <text:p text:style-name="P1">Jitter for frame 1026 is <text:s text:c="3"/>0.00143</text:p>
      <text:p text:style-name="P1">Jitter for frame 1027 is <text:s text:c="2"/>-0.00384</text:p>
      <text:p text:style-name="P1">Jitter for frame 1028 is <text:s text:c="2"/>-0.00311</text:p>
      <text:p text:style-name="P1"><text:soft-page-break/>Jitter for frame 1029 is <text:s text:c="2"/>-0.00092</text:p>
      <text:p text:style-name="P1">Jitter for frame 1030 is <text:s text:c="3"/>0.00061</text:p>
      <text:p text:style-name="P1">Jitter for frame 1031 is <text:s text:c="2"/>-0.00129</text:p>
      <text:p text:style-name="P1">Jitter for frame 1032 is <text:s text:c="2"/>-0.00374</text:p>
      <text:p text:style-name="P1">Jitter for frame 1033 is <text:s text:c="2"/>-0.00378</text:p>
      <text:p text:style-name="P1">Jitter for frame 1034 is <text:s text:c="2"/>-0.00108</text:p>
      <text:p text:style-name="P1">Jitter for frame 1035 is <text:s text:c="2"/>-0.00215</text:p>
      <text:p text:style-name="P1">Jitter for frame 1036 is <text:s text:c="2"/>-0.00143</text:p>
      <text:p text:style-name="P1">Jitter for frame 1037 is <text:s text:c="3"/>0.00164</text:p>
      <text:p text:style-name="P1">Jitter for frame 1038 is <text:s text:c="3"/>0.00069</text:p>
      <text:p text:style-name="P1">Jitter for frame 1039 is <text:s text:c="3"/>0.00051</text:p>
      <text:p text:style-name="P1">Jitter for frame 1040 is <text:s text:c="2"/>-0.00433</text:p>
      <text:p text:style-name="P1">Jitter for frame 1041 is <text:s text:c="2"/>-0.00012</text:p>
      <text:p text:style-name="P1">Jitter for frame 1042 is <text:s text:c="2"/>-0.00409</text:p>
      <text:p text:style-name="P1">Jitter for frame 1043 is <text:s text:c="3"/>0.00019</text:p>
      <text:p text:style-name="P1">Jitter for frame 1044 is <text:s text:c="2"/>-0.00379</text:p>
      <text:p text:style-name="P1">Jitter for frame 1045 is <text:s text:c="2"/>-0.00115</text:p>
      <text:p text:style-name="P1">Jitter for frame 1046 is <text:s text:c="2"/>-0.00064</text:p>
      <text:p text:style-name="P1">Jitter for frame 1047 is <text:s text:c="2"/>-0.00093</text:p>
      <text:p text:style-name="P1">Jitter for frame 1048 is <text:s text:c="2"/>-0.00180</text:p>
      <text:p text:style-name="P1">Jitter for frame 1049 is <text:s text:c="3"/>0.00138</text:p>
      <text:p text:style-name="P1">Jitter for frame 1050 is <text:s text:c="2"/>-0.00155</text:p>
      <text:p text:style-name="P1">Jitter for frame 1051 is <text:s text:c="2"/>-0.00381</text:p>
      <text:p text:style-name="P1">Jitter for frame 1052 is <text:s text:c="2"/>-0.00376</text:p>
      <text:p text:style-name="P1">Jitter for frame 1053 is <text:s text:c="2"/>-0.00080</text:p>
      <text:p text:style-name="P1">Jitter for frame 1054 is <text:s text:c="2"/>-0.00122</text:p>
      <text:p text:style-name="P1">Jitter for frame 1055 is <text:s text:c="2"/>-0.00101</text:p>
      <text:p text:style-name="P1">Jitter for frame 1056 is <text:s text:c="3"/>0.00122</text:p>
      <text:p text:style-name="P1">Jitter for frame 1057 is <text:s text:c="3"/>0.00117</text:p>
      <text:p text:style-name="P1">Jitter for frame 1058 is <text:s text:c="2"/>-0.00036</text:p>
      <text:p text:style-name="P1">Jitter for frame 1059 is <text:s text:c="3"/>0.00153</text:p>
      <text:p text:style-name="P1">Jitter for frame 1060 is <text:s text:c="2"/>-0.00105</text:p>
      <text:p text:style-name="P1">Jitter for frame 1061 is <text:s text:c="2"/>-0.00361</text:p>
      <text:p text:style-name="P1">Jitter for frame 1062 is <text:s text:c="2"/>-0.00288</text:p>
      <text:p text:style-name="P1">Jitter for frame 1063 is <text:s text:c="2"/>-0.00267</text:p>
      <text:p text:style-name="P1">Jitter for frame 1064 is <text:s text:c="3"/>0.00093</text:p>
      <text:p text:style-name="P1">Jitter for frame 1065 is <text:s text:c="3"/>0.00246</text:p>
      <text:p text:style-name="P1">Jitter for frame 1066 is <text:s text:c="2"/>-0.00099</text:p>
      <text:p text:style-name="P1">Jitter for frame 1067 is <text:s text:c="2"/>-0.00071</text:p>
      <text:p text:style-name="P1">Jitter for frame 1068 is <text:s text:c="3"/>0.00013</text:p>
      <text:p text:style-name="P1">Jitter for frame 1069 is <text:s text:c="3"/>0.00281</text:p>
      <text:p text:style-name="P1">Jitter for frame 1070 is <text:s text:c="2"/>-0.00288</text:p>
      <text:p text:style-name="P1">Jitter for frame 1071 is <text:s text:c="2"/>-0.00181</text:p>
      <text:p text:style-name="P1">Jitter for frame 1072 is <text:s text:c="2"/>-0.00357</text:p>
      <text:p text:style-name="P1">Jitter for frame 1073 is <text:s text:c="2"/>-0.00341</text:p>
      <text:p text:style-name="P1">Jitter for frame 1074 is <text:s text:c="2"/>-0.00162</text:p>
      <text:p text:style-name="P1">Jitter for frame 1075 is <text:s text:c="2"/>-0.00397</text:p>
      <text:p text:style-name="P1">Jitter for frame 1076 is <text:s text:c="2"/>-0.00074</text:p>
      <text:p text:style-name="P1">Jitter for frame 1077 is <text:s text:c="2"/>-0.00014</text:p>
      <text:p text:style-name="P1"><text:soft-page-break/>Jitter for frame 1078 is <text:s text:c="3"/>0.00282</text:p>
      <text:p text:style-name="P1">Jitter for frame 1079 is <text:s text:c="2"/>-0.00165</text:p>
      <text:p text:style-name="P1">Jitter for frame 1080 is <text:s text:c="2"/>-0.00103</text:p>
      <text:p text:style-name="P1">Jitter for frame 1081 is <text:s text:c="2"/>-0.00097</text:p>
      <text:p text:style-name="P1">Jitter for frame 1082 is <text:s text:c="2"/>-0.00357</text:p>
      <text:p text:style-name="P1">Jitter for frame 1083 is <text:s text:c="2"/>-0.00338</text:p>
      <text:p text:style-name="P1">Jitter for frame 1084 is <text:s text:c="2"/>-0.00298</text:p>
      <text:p text:style-name="P1">Jitter for frame 1085 is <text:s text:c="2"/>-0.00096</text:p>
      <text:p text:style-name="P1">Jitter for frame 1086 is <text:s text:c="3"/>0.00049</text:p>
      <text:p text:style-name="P1">Jitter for frame 1087 is <text:s text:c="3"/>0.00289</text:p>
      <text:p text:style-name="P1">Jitter for frame 1088 is <text:s text:c="2"/>-0.00116</text:p>
      <text:p text:style-name="P1">Jitter for frame 1089 is <text:s text:c="3"/>0.00052</text:p>
      <text:p text:style-name="P1">Jitter for frame 1090 is <text:s text:c="2"/>-0.00284</text:p>
      <text:p text:style-name="P1">Jitter for frame 1091 is <text:s text:c="2"/>-0.00097</text:p>
      <text:p text:style-name="P1">Jitter for frame 1092 is <text:s text:c="2"/>-0.00396</text:p>
      <text:p text:style-name="P1">Jitter for frame 1093 is <text:s text:c="2"/>-0.00367</text:p>
      <text:p text:style-name="P1">Jitter for frame 1094 is <text:s text:c="3"/>0.00001</text:p>
      <text:p text:style-name="P1">Jitter for frame 1095 is <text:s text:c="3"/>0.00172</text:p>
      <text:p text:style-name="P1">Jitter for frame 1096 is <text:s text:c="2"/>-0.00252</text:p>
      <text:p text:style-name="P1">Jitter for frame 1097 is <text:s text:c="3"/>0.00151</text:p>
      <text:p text:style-name="P1">Jitter for frame 1098 is <text:s text:c="2"/>-0.00222</text:p>
      <text:p text:style-name="P1">Jitter for frame 1099 is <text:s text:c="2"/>-0.00316</text:p>
      <text:p text:style-name="P1">Jitter for frame 1100 is <text:s text:c="2"/>-0.00240</text:p>
      <text:p text:style-name="P1">Jitter for frame 1101 is <text:s text:c="3"/>0.00546</text:p>
      <text:p text:style-name="P1">Jitter for frame 1102 is <text:s text:c="2"/>-0.00128</text:p>
      <text:p text:style-name="P1">Jitter for frame 1103 is <text:s text:c="2"/>-0.00293</text:p>
      <text:p text:style-name="P1">Jitter for frame 1104 is <text:s text:c="2"/>-0.00163</text:p>
      <text:p text:style-name="P1">Jitter for frame 1105 is <text:s text:c="2"/>-0.00163</text:p>
      <text:p text:style-name="P1">Jitter for frame 1106 is <text:s text:c="2"/>-0.00169</text:p>
      <text:p text:style-name="P1">Jitter for frame 1107 is <text:s text:c="3"/>0.00006</text:p>
      <text:p text:style-name="P1">Jitter for frame 1108 is <text:s text:c="2"/>-0.00164</text:p>
      <text:p text:style-name="P1">Jitter for frame 1109 is <text:s text:c="2"/>-0.00301</text:p>
      <text:p text:style-name="P1">Jitter for frame 1110 is <text:s text:c="2"/>-0.00165</text:p>
      <text:p text:style-name="P1">Jitter for frame 1111 is <text:s text:c="2"/>-0.00075</text:p>
      <text:p text:style-name="P1">Jitter for frame 1112 is <text:s text:c="2"/>-0.00402</text:p>
      <text:p text:style-name="P1">Jitter for frame 1113 is <text:s text:c="2"/>-0.00277</text:p>
      <text:p text:style-name="P1">Jitter for frame 1114 is <text:s text:c="2"/>-0.00236</text:p>
      <text:p text:style-name="P1">Jitter for frame 1115 is <text:s text:c="2"/>-0.00305</text:p>
      <text:p text:style-name="P1">Jitter for frame 1116 is <text:s text:c="2"/>-0.00194</text:p>
      <text:p text:style-name="P1">Jitter for frame 1117 is <text:s text:c="2"/>-0.00317</text:p>
      <text:p text:style-name="P1">Jitter for frame 1118 is <text:s text:c="2"/>-0.00332</text:p>
      <text:p text:style-name="P1">Jitter for frame 1119 is <text:s text:c="2"/>-0.00323</text:p>
      <text:p text:style-name="P1">Jitter for frame 1120 is <text:s text:c="3"/>0.00159</text:p>
      <text:p text:style-name="P1">Jitter for frame 1121 is <text:s text:c="2"/>-0.00342</text:p>
      <text:p text:style-name="P1">Jitter for frame 1122 is <text:s text:c="2"/>-0.00396</text:p>
      <text:p text:style-name="P1">Jitter for frame 1123 is <text:s text:c="2"/>-0.00167</text:p>
      <text:p text:style-name="P1">Jitter for frame 1124 is <text:s text:c="3"/>0.00173</text:p>
      <text:p text:style-name="P1">Jitter for frame 1125 is <text:s text:c="3"/>0.00160</text:p>
      <text:p text:style-name="P1">Jitter for frame 1126 is <text:s text:c="2"/>-0.00098</text:p>
      <text:p text:style-name="P1"><text:soft-page-break/>Jitter for frame 1127 is <text:s text:c="3"/>0.00184</text:p>
      <text:p text:style-name="P1">Jitter for frame 1128 is <text:s text:c="3"/>0.00265</text:p>
      <text:p text:style-name="P1">Jitter for frame 1129 is <text:s text:c="2"/>-0.00347</text:p>
      <text:p text:style-name="P1">Jitter for frame 1130 is <text:s text:c="2"/>-0.00033</text:p>
      <text:p text:style-name="P1">Jitter for frame 1131 is <text:s text:c="2"/>-0.00207</text:p>
      <text:p text:style-name="P1">Jitter for frame 1132 is <text:s text:c="2"/>-0.00355</text:p>
      <text:p text:style-name="P1">Jitter for frame 1133 is <text:s text:c="2"/>-0.00344</text:p>
      <text:p text:style-name="P1">Jitter for frame 1134 is <text:s text:c="2"/>-0.00303</text:p>
      <text:p text:style-name="P1">Jitter for frame 1135 is <text:s text:c="2"/>-0.00186</text:p>
      <text:p text:style-name="P1">Jitter for frame 1136 is <text:s text:c="2"/>-0.00129</text:p>
      <text:p text:style-name="P1">Jitter for frame 1137 is <text:s text:c="2"/>-0.00048</text:p>
      <text:p text:style-name="P1">Jitter for frame 1138 is <text:s text:c="3"/>0.00075</text:p>
      <text:p text:style-name="P1">Jitter for frame 1139 is <text:s text:c="2"/>-0.00185</text:p>
      <text:p text:style-name="P1">Jitter for frame 1140 is <text:s text:c="2"/>-0.00158</text:p>
      <text:p text:style-name="P1">Jitter for frame 1141 is <text:s text:c="3"/>0.00008</text:p>
      <text:p text:style-name="P1">Jitter for frame 1142 is <text:s text:c="2"/>-0.00430</text:p>
      <text:p text:style-name="P1">Jitter for frame 1143 is <text:s text:c="2"/>-0.00303</text:p>
      <text:p text:style-name="P1">Jitter for frame 1144 is <text:s text:c="2"/>-0.00244</text:p>
      <text:p text:style-name="P1">Jitter for frame 1145 is <text:s text:c="3"/>0.00014</text:p>
      <text:p text:style-name="P1">Jitter for frame 1146 is <text:s text:c="2"/>-0.00063</text:p>
      <text:p text:style-name="P1">Jitter for frame 1147 is <text:s text:c="3"/>0.00063</text:p>
      <text:p text:style-name="P1">Jitter for frame 1148 is <text:s text:c="3"/>0.00147</text:p>
      <text:p text:style-name="P1">Jitter for frame 1149 is <text:s text:c="2"/>-0.00372</text:p>
      <text:p text:style-name="P1">Jitter for frame 1150 is <text:s text:c="3"/>0.00133</text:p>
      <text:p text:style-name="P1">Jitter for frame 1151 is <text:s text:c="2"/>-0.00192</text:p>
      <text:p text:style-name="P1">Jitter for frame 1152 is <text:s text:c="2"/>-0.00100</text:p>
      <text:p text:style-name="P1">Jitter for frame 1153 is <text:s text:c="2"/>-0.00376</text:p>
      <text:p text:style-name="P1">Jitter for frame 1154 is <text:s text:c="3"/>0.00014</text:p>
      <text:p text:style-name="P1">Jitter for frame 1155 is <text:s text:c="3"/>0.00124</text:p>
      <text:p text:style-name="P1">Jitter for frame 1156 is <text:s text:c="3"/>0.00136</text:p>
      <text:p text:style-name="P1">Jitter for frame 1157 is <text:s text:c="3"/>0.00132</text:p>
      <text:p text:style-name="P1">Jitter for frame 1158 is <text:s text:c="2"/>-0.00217</text:p>
      <text:p text:style-name="P1">Jitter for frame 1159 is <text:s text:c="3"/>0.00030</text:p>
      <text:p text:style-name="P1">Jitter for frame 1160 is <text:s text:c="3"/>0.00190</text:p>
      <text:p text:style-name="P1">Jitter for frame 1161 is <text:s text:c="2"/>-0.00224</text:p>
      <text:p text:style-name="P1">Jitter for frame 1162 is <text:s text:c="2"/>-0.00201</text:p>
      <text:p text:style-name="P1">Jitter for frame 1163 is <text:s text:c="2"/>-0.00338</text:p>
      <text:p text:style-name="P1">Jitter for frame 1164 is <text:s text:c="2"/>-0.00051</text:p>
      <text:p text:style-name="P1">Jitter for frame 1165 is <text:s text:c="2"/>-0.00110</text:p>
      <text:p text:style-name="P1">Jitter for frame 1166 is <text:s text:c="3"/>0.00038</text:p>
      <text:p text:style-name="P1">Jitter for frame 1167 is <text:s text:c="3"/>0.00420</text:p>
      <text:p text:style-name="P1">Jitter for frame 1168 is <text:s text:c="2"/>-0.00080</text:p>
      <text:p text:style-name="P1">Jitter for frame 1169 is <text:s text:c="2"/>-0.00152</text:p>
      <text:p text:style-name="P1">Jitter for frame 1170 is <text:s text:c="3"/>0.00044</text:p>
      <text:p text:style-name="P1">Jitter for frame 1171 is <text:s text:c="3"/>0.00009</text:p>
      <text:p text:style-name="P1">Jitter for frame 1172 is <text:s text:c="3"/>0.00428</text:p>
      <text:p text:style-name="P1">Jitter for frame 1173 is <text:s text:c="2"/>-0.00385</text:p>
      <text:p text:style-name="P1">Jitter for frame 1174 is <text:s text:c="3"/>0.00145</text:p>
      <text:p text:style-name="P1">Jitter for frame 1175 is <text:s text:c="3"/>0.00028</text:p>
      <text:p text:style-name="P1"><text:soft-page-break/>Jitter for frame 1176 is <text:s text:c="2"/>-0.00240</text:p>
      <text:p text:style-name="P1">Jitter for frame 1177 is <text:s text:c="3"/>0.00199</text:p>
      <text:p text:style-name="P1">Jitter for frame 1178 is <text:s text:c="3"/>0.00140</text:p>
      <text:p text:style-name="P1">Jitter for frame 1179 is <text:s text:c="2"/>-0.00135</text:p>
      <text:p text:style-name="P1">Jitter for frame 1180 is <text:s text:c="3"/>0.00255</text:p>
      <text:p text:style-name="P1">Jitter for frame 1181 is <text:s text:c="2"/>-0.00070</text:p>
      <text:p text:style-name="P1">Jitter for frame 1182 is <text:s text:c="3"/>0.01359</text:p>
      <text:p text:style-name="P1">Jitter for frame 1183 is <text:s text:c="2"/>-0.00329</text:p>
      <text:p text:style-name="P1">Jitter for frame 1184 is <text:s text:c="2"/>-0.00149</text:p>
      <text:p text:style-name="P1">Jitter for frame 1185 is <text:s text:c="2"/>-0.00317</text:p>
      <text:p text:style-name="P1">Jitter for frame 1186 is <text:s text:c="2"/>-0.00186</text:p>
      <text:p text:style-name="P1">Jitter for frame 1187 is <text:s text:c="3"/>0.00116</text:p>
      <text:p text:style-name="P1">Jitter for frame 1188 is <text:s text:c="3"/>0.00036</text:p>
      <text:p text:style-name="P1">Jitter for frame 1189 is <text:s text:c="3"/>0.00034</text:p>
      <text:p text:style-name="P1">Jitter for frame 1190 is <text:s text:c="3"/>0.00294</text:p>
      <text:p text:style-name="P1">Jitter for frame 1191 is <text:s text:c="2"/>-0.00059</text:p>
      <text:p text:style-name="P1">Jitter for frame 1192 is <text:s text:c="2"/>-0.00203</text:p>
      <text:p text:style-name="P1">Jitter for frame 1193 is <text:s text:c="2"/>-0.00321</text:p>
      <text:p text:style-name="P1">Jitter for frame 1194 is <text:s text:c="2"/>-0.00270</text:p>
      <text:p text:style-name="P1">Jitter for frame 1195 is <text:s text:c="3"/>0.00066</text:p>
      <text:p text:style-name="P1">Jitter for frame 1196 is <text:s text:c="3"/>0.00128</text:p>
      <text:p text:style-name="P1">Jitter for frame 1197 is <text:s text:c="3"/>0.00026</text:p>
      <text:p text:style-name="P1">Jitter for frame 1198 is <text:s text:c="3"/>0.00157</text:p>
      <text:p text:style-name="P1">Jitter for frame 1199 is <text:s text:c="3"/>0.00120</text:p>
      <text:p text:style-name="P1">Jitter for frame 1200 is <text:s text:c="3"/>0.00269</text:p>
      <text:p text:style-name="P1">Jitter for frame 1201 is <text:s text:c="3"/>0.00548</text:p>
      <text:p text:style-name="P1">Jitter for frame 1202 is <text:s text:c="2"/>-0.00391</text:p>
      <text:p text:style-name="P1">Jitter for frame 1203 is <text:s text:c="2"/>-0.00345</text:p>
      <text:p text:style-name="P1">Jitter for frame 1204 is <text:s text:c="2"/>-0.00325</text:p>
      <text:p text:style-name="P1">Jitter for frame 1205 is <text:s text:c="2"/>-0.00099</text:p>
      <text:p text:style-name="P1">Jitter for frame 1206 is <text:s text:c="2"/>-0.00148</text:p>
      <text:p text:style-name="P1">Jitter for frame 1207 is <text:s text:c="2"/>-0.00251</text:p>
      <text:p text:style-name="P1">Jitter for frame 1208 is <text:s text:c="3"/>0.00065</text:p>
      <text:p text:style-name="P1">Jitter for frame 1209 is <text:s text:c="2"/>-0.00074</text:p>
      <text:p text:style-name="P1">Jitter for frame 1210 is <text:s text:c="3"/>0.00022</text:p>
      <text:p text:style-name="P1">Jitter for frame 1211 is <text:s text:c="3"/>0.00210</text:p>
      <text:p text:style-name="P1">Jitter for frame 1212 is <text:s text:c="2"/>-0.00280</text:p>
      <text:p text:style-name="P1">Jitter for frame 1213 is <text:s text:c="2"/>-0.00037</text:p>
      <text:p text:style-name="P1">Jitter for frame 1214 is <text:s text:c="2"/>-0.00229</text:p>
      <text:p text:style-name="P1">Jitter for frame 1215 is <text:s text:c="2"/>-0.00071</text:p>
      <text:p text:style-name="P1">Jitter for frame 1216 is <text:s text:c="3"/>0.00037</text:p>
      <text:p text:style-name="P1">Jitter for frame 1217 is <text:s text:c="2"/>-0.00240</text:p>
      <text:p text:style-name="P1">Jitter for frame 1218 is <text:s text:c="3"/>0.00049</text:p>
      <text:p text:style-name="P1">Jitter for frame 1219 is <text:s text:c="3"/>0.00039</text:p>
      <text:p text:style-name="P1">Jitter for frame 1220 is <text:s text:c="2"/>-0.00302</text:p>
      <text:p text:style-name="P1">Jitter for frame 1221 is <text:s text:c="3"/>0.00234</text:p>
      <text:p text:style-name="P1">Jitter for frame 1222 is <text:s text:c="2"/>-0.00225</text:p>
      <text:p text:style-name="P1">Jitter for frame 1223 is <text:s text:c="3"/>0.00198</text:p>
      <text:p text:style-name="P1">Jitter for frame 1224 is <text:s text:c="2"/>-0.00350</text:p>
      <text:p text:style-name="P1"><text:soft-page-break/>Jitter for frame 1225 is <text:s text:c="2"/>-0.00266</text:p>
      <text:p text:style-name="P1">Jitter for frame 1226 is <text:s text:c="3"/>0.00019</text:p>
      <text:p text:style-name="P1">Jitter for frame 1227 is <text:s text:c="2"/>-0.00219</text:p>
      <text:p text:style-name="P1">Jitter for frame 1228 is <text:s text:c="2"/>-0.00047</text:p>
      <text:p text:style-name="P1">Jitter for frame 1229 is <text:s text:c="2"/>-0.00052</text:p>
      <text:p text:style-name="P1">Jitter for frame 1230 is <text:s text:c="2"/>-0.00154</text:p>
      <text:p text:style-name="P1">Jitter for frame 1231 is <text:s text:c="3"/>0.00031</text:p>
      <text:p text:style-name="P1">Jitter for frame 1232 is <text:s text:c="2"/>-0.00170</text:p>
      <text:p text:style-name="P1">Jitter for frame 1233 is <text:s text:c="2"/>-0.00398</text:p>
      <text:p text:style-name="P1">Jitter for frame 1234 is <text:s text:c="2"/>-0.00381</text:p>
      <text:p text:style-name="P1">Jitter for frame 1235 is <text:s text:c="2"/>-0.00099</text:p>
      <text:p text:style-name="P1">Jitter for frame 1236 is <text:s text:c="3"/>0.00029</text:p>
      <text:p text:style-name="P1">Jitter for frame 1237 is <text:s text:c="2"/>-0.00209</text:p>
      <text:p text:style-name="P1">Jitter for frame 1238 is <text:s text:c="2"/>-0.00220</text:p>
      <text:p text:style-name="P1">Jitter for frame 1239 is <text:s text:c="3"/>0.00182</text:p>
      <text:p text:style-name="P1">Jitter for frame 1240 is <text:s text:c="3"/>0.00091</text:p>
      <text:p text:style-name="P1">Jitter for frame 1241 is <text:s text:c="2"/>-0.00130</text:p>
      <text:p text:style-name="P1">Jitter for frame 1242 is <text:s text:c="2"/>-0.00268</text:p>
      <text:p text:style-name="P1">Jitter for frame 1243 is <text:s text:c="2"/>-0.00355</text:p>
      <text:p text:style-name="P1">Jitter for frame 1244 is <text:s text:c="2"/>-0.00361</text:p>
      <text:p text:style-name="P1">Jitter for frame 1245 is <text:s text:c="3"/>0.18210</text:p>
      <text:p text:style-name="P1">Jitter for frame 1246 is <text:s text:c="3"/>0.00055</text:p>
      <text:p text:style-name="P1">Jitter for frame 1247 is <text:s text:c="3"/>0.00056</text:p>
      <text:p text:style-name="P1">Jitter for frame 1248 is <text:s text:c="3"/>0.00305</text:p>
      <text:p text:style-name="P1">Jitter for frame 1249 is <text:s text:c="3"/>0.00013</text:p>
      <text:p text:style-name="P1">Jitter for frame 1250 is <text:s text:c="3"/>0.00028</text:p>
      <text:p text:style-name="P1">Jitter for frame 1251 is <text:s text:c="2"/>-0.00387</text:p>
      <text:p text:style-name="P1">Jitter for frame 1252 is <text:s text:c="2"/>-0.00372</text:p>
      <text:p text:style-name="P1">Jitter for frame 1253 is <text:s text:c="2"/>-0.00107</text:p>
      <text:p text:style-name="P1">Jitter for frame 1254 is <text:s text:c="2"/>-0.00030</text:p>
      <text:p text:style-name="P1">Jitter for frame 1255 is <text:s text:c="3"/>0.00005</text:p>
      <text:p text:style-name="P1">Jitter for frame 1256 is <text:s text:c="2"/>-0.00143</text:p>
      <text:p text:style-name="P1">Jitter for frame 1257 is <text:s text:c="2"/>-0.00131</text:p>
      <text:p text:style-name="P1">Jitter for frame 1258 is <text:s text:c="2"/>-0.00350</text:p>
      <text:p text:style-name="P1">Jitter for frame 1259 is <text:s text:c="3"/>0.00090</text:p>
      <text:p text:style-name="P1">Jitter for frame 1260 is <text:s text:c="2"/>-0.00007</text:p>
      <text:p text:style-name="P1">Jitter for frame 1261 is <text:s text:c="2"/>-0.00376</text:p>
      <text:p text:style-name="P1">Jitter for frame 1262 is <text:s text:c="2"/>-0.00227</text:p>
      <text:p text:style-name="P1">Jitter for frame 1263 is <text:s text:c="3"/>0.00295</text:p>
      <text:p text:style-name="P1">Jitter for frame 1264 is <text:s text:c="2"/>-0.00113</text:p>
      <text:p text:style-name="P1">Jitter for frame 1265 is <text:s text:c="3"/>0.00069</text:p>
      <text:p text:style-name="P1">Jitter for frame 1266 is <text:s text:c="3"/>0.00164</text:p>
      <text:p text:style-name="P1">Jitter for frame 1267 is <text:s text:c="3"/>0.00127</text:p>
      <text:p text:style-name="P1">Jitter for frame 1268 is <text:s text:c="3"/>0.00239</text:p>
      <text:p text:style-name="P1">Jitter for frame 1269 is <text:s text:c="3"/>0.00115</text:p>
      <text:p text:style-name="P1">Jitter for frame 1270 is <text:s text:c="3"/>0.00041</text:p>
      <text:p text:style-name="P1">Jitter for frame 1271 is <text:s text:c="2"/>-0.00155</text:p>
      <text:p text:style-name="P1">Jitter for frame 1272 is <text:s text:c="2"/>-0.00047</text:p>
      <text:p text:style-name="P1">Jitter for frame 1273 is <text:s text:c="2"/>-0.00164</text:p>
      <text:p text:style-name="P1"><text:soft-page-break/>Jitter for frame 1274 is <text:s text:c="2"/>-0.00135</text:p>
      <text:p text:style-name="P1">Jitter for frame 1275 is <text:s text:c="2"/>-0.00037</text:p>
      <text:p text:style-name="P1">Jitter for frame 1276 is <text:s text:c="2"/>-0.00091</text:p>
      <text:p text:style-name="P1">Jitter for frame 1277 is <text:s text:c="2"/>-0.00122</text:p>
      <text:p text:style-name="P1">Jitter for frame 1278 is <text:s text:c="2"/>-0.00218</text:p>
      <text:p text:style-name="P1">Jitter for frame 1279 is <text:s text:c="2"/>-0.00305</text:p>
      <text:p text:style-name="P1">Jitter for frame 1280 is <text:s text:c="2"/>-0.00211</text:p>
      <text:p text:style-name="P1">Jitter for frame 1281 is <text:s text:c="2"/>-0.00385</text:p>
      <text:p text:style-name="P1">Jitter for frame 1282 is <text:s text:c="2"/>-0.00369</text:p>
      <text:p text:style-name="P1">Jitter for frame 1283 is <text:s text:c="2"/>-0.00369</text:p>
      <text:p text:style-name="P1">Jitter for frame 1284 is <text:s text:c="3"/>0.00105</text:p>
      <text:p text:style-name="P1">Jitter for frame 1285 is <text:s text:c="2"/>-0.00337</text:p>
      <text:p text:style-name="P1">Jitter for frame 1286 is <text:s text:c="2"/>-0.00185</text:p>
      <text:p text:style-name="P1">Jitter for frame 1287 is <text:s text:c="3"/>0.00152</text:p>
      <text:p text:style-name="P1">Jitter for frame 1288 is <text:s text:c="3"/>0.00256</text:p>
      <text:p text:style-name="P1">Jitter for frame 1289 is <text:s text:c="2"/>-0.00222</text:p>
      <text:p text:style-name="P1">Jitter for frame 1290 is <text:s text:c="2"/>-0.00271</text:p>
      <text:p text:style-name="P1">Jitter for frame 1291 is <text:s text:c="3"/>0.01794</text:p>
      <text:p text:style-name="P1">Jitter for frame 1292 is <text:s text:c="2"/>-0.00308</text:p>
      <text:p text:style-name="P1">Jitter for frame 1293 is <text:s text:c="2"/>-0.00132</text:p>
      <text:p text:style-name="P1">Jitter for frame 1294 is <text:s text:c="3"/>0.00045</text:p>
      <text:p text:style-name="P1">Jitter for frame 1295 is <text:s text:c="2"/>-0.00283</text:p>
      <text:p text:style-name="P1">Jitter for frame 1296 is <text:s text:c="3"/>0.00201</text:p>
      <text:p text:style-name="P1">Jitter for frame 1297 is <text:s text:c="3"/>0.00006</text:p>
      <text:p text:style-name="P1">Jitter for frame 1298 is <text:s text:c="2"/>-0.00188</text:p>
      <text:p text:style-name="P1">Jitter for frame 1299 is <text:s text:c="2"/>-0.00177</text:p>
      <text:p text:style-name="P1">Jitter for frame 1300 is <text:s text:c="2"/>-0.00295</text:p>
      <text:p text:style-name="P1">Jitter for frame 1301 is <text:s text:c="2"/>-0.00445</text:p>
      <text:p text:style-name="P1">Jitter for frame 1302 is <text:s text:c="2"/>-0.00290</text:p>
      <text:p text:style-name="P1">Jitter for frame 1303 is <text:s text:c="3"/>0.00110</text:p>
      <text:p text:style-name="P1">Jitter for frame 1304 is <text:s text:c="3"/>0.00051</text:p>
      <text:p text:style-name="P1">Jitter for frame 1305 is <text:s text:c="2"/>-0.00269</text:p>
      <text:p text:style-name="P1">Jitter for frame 1306 is <text:s text:c="3"/>0.00020</text:p>
      <text:p text:style-name="P1">Jitter for frame 1307 is <text:s text:c="3"/>0.00024</text:p>
      <text:p text:style-name="P1">Jitter for frame 1308 is <text:s text:c="2"/>-0.00321</text:p>
      <text:p text:style-name="P1">Jitter for frame 1309 is <text:s text:c="3"/>0.00033</text:p>
      <text:p text:style-name="P1">Jitter for frame 1310 is <text:s text:c="2"/>-0.00311</text:p>
      <text:p text:style-name="P1">Jitter for frame 1311 is <text:s text:c="2"/>-0.00027</text:p>
      <text:p text:style-name="P1">Jitter for frame 1312 is <text:s text:c="2"/>-0.00337</text:p>
      <text:p text:style-name="P1">Jitter for frame 1313 is <text:s text:c="2"/>-0.00198</text:p>
      <text:p text:style-name="P1">Jitter for frame 1314 is <text:s text:c="2"/>-0.00214</text:p>
      <text:p text:style-name="P1">Jitter for frame 1315 is <text:s text:c="2"/>-0.00052</text:p>
      <text:p text:style-name="P1">Jitter for frame 1316 is <text:s text:c="2"/>-0.00007</text:p>
      <text:p text:style-name="P1">Jitter for frame 1317 is <text:s text:c="3"/>0.00036</text:p>
      <text:p text:style-name="P1">Jitter for frame 1318 is <text:s text:c="2"/>-0.00315</text:p>
      <text:p text:style-name="P1">Jitter for frame 1319 is <text:s text:c="2"/>-0.00096</text:p>
      <text:p text:style-name="P1">Jitter for frame 1320 is <text:s text:c="2"/>-0.00282</text:p>
      <text:p text:style-name="P1">Jitter for frame 1321 is <text:s text:c="3"/>0.01469</text:p>
      <text:p text:style-name="P1">Jitter for frame 1322 is <text:s text:c="2"/>-0.00377</text:p>
      <text:p text:style-name="P1"><text:soft-page-break/>Jitter for frame 1323 is <text:s text:c="2"/>-0.00163</text:p>
      <text:p text:style-name="P1">Jitter for frame 1324 is <text:s text:c="3"/>0.00194</text:p>
      <text:p text:style-name="P1">Jitter for frame 1325 is <text:s text:c="2"/>-0.00198</text:p>
      <text:p text:style-name="P1">Jitter for frame 1326 is <text:s text:c="2"/>-0.00206</text:p>
      <text:p text:style-name="P1">Jitter for frame 1327 is <text:s text:c="3"/>0.00141</text:p>
      <text:p text:style-name="P1">Jitter for frame 1328 is <text:s text:c="2"/>-0.00078</text:p>
      <text:p text:style-name="P1">Jitter for frame 1329 is <text:s text:c="2"/>-0.00131</text:p>
      <text:p text:style-name="P1">Jitter for frame 1330 is <text:s text:c="2"/>-0.00357</text:p>
      <text:p text:style-name="P1">Jitter for frame 1331 is <text:s text:c="2"/>-0.00062</text:p>
      <text:p text:style-name="P1">Jitter for frame 1332 is <text:s text:c="3"/>0.00113</text:p>
      <text:p text:style-name="P1">Jitter for frame 1333 is <text:s text:c="2"/>-0.00309</text:p>
      <text:p text:style-name="P1">Jitter for frame 1334 is <text:s text:c="2"/>-0.00232</text:p>
      <text:p text:style-name="P1">Jitter for frame 1335 is <text:s text:c="3"/>0.00158</text:p>
      <text:p text:style-name="P1">Jitter for frame 1336 is <text:s text:c="3"/>0.00106</text:p>
      <text:p text:style-name="P1">Jitter for frame 1337 is <text:s text:c="3"/>0.00205</text:p>
      <text:p text:style-name="P1">Jitter for frame 1338 is <text:s text:c="3"/>0.00031</text:p>
      <text:p text:style-name="P1">Jitter for frame 1339 is <text:s text:c="2"/>-0.00240</text:p>
      <text:p text:style-name="P1">Jitter for frame 1340 is <text:s text:c="2"/>-0.00116</text:p>
      <text:p text:style-name="P1">Jitter for frame 1341 is <text:s text:c="3"/>0.00183</text:p>
      <text:p text:style-name="P1">Jitter for frame 1342 is <text:s text:c="2"/>-0.00403</text:p>
      <text:p text:style-name="P1">Jitter for frame 1343 is <text:s text:c="2"/>-0.00372</text:p>
      <text:p text:style-name="P1">Jitter for frame 1344 is <text:s text:c="3"/>0.00100</text:p>
      <text:p text:style-name="P1">Jitter for frame 1345 is <text:s text:c="2"/>-0.00116</text:p>
      <text:p text:style-name="P1">Jitter for frame 1346 is <text:s text:c="3"/>0.00122</text:p>
      <text:p text:style-name="P1">Jitter for frame 1347 is <text:s text:c="2"/>-0.00080</text:p>
      <text:p text:style-name="P1">Jitter for frame 1348 is <text:s text:c="3"/>0.00158</text:p>
      <text:p text:style-name="P1">Jitter for frame 1349 is <text:s text:c="2"/>-0.00113</text:p>
      <text:p text:style-name="P1">Jitter for frame 1350 is <text:s text:c="2"/>-0.00147</text:p>
      <text:p text:style-name="P1">Jitter for frame 1351 is <text:s text:c="2"/>-0.00322</text:p>
      <text:p text:style-name="P1">Jitter for frame 1352 is <text:s text:c="3"/>0.00212</text:p>
      <text:p text:style-name="P1">Jitter for frame 1353 is <text:s text:c="3"/>0.00052</text:p>
      <text:p text:style-name="P1">Jitter for frame 1354 is <text:s text:c="3"/>0.00029</text:p>
      <text:p text:style-name="P1">Jitter for frame 1355 is <text:s text:c="2"/>-0.00030</text:p>
      <text:p text:style-name="P1">Jitter for frame 1356 is <text:s text:c="2"/>-0.00122</text:p>
      <text:p text:style-name="P1">Jitter for frame 1357 is <text:s text:c="2"/>-0.00038</text:p>
      <text:p text:style-name="P1">Jitter for frame 1358 is <text:s text:c="2"/>-0.00406</text:p>
      <text:p text:style-name="P1">Jitter for frame 1359 is <text:s text:c="2"/>-0.00420</text:p>
      <text:p text:style-name="P1">Jitter for frame 1360 is <text:s text:c="2"/>-0.00406</text:p>
      <text:p text:style-name="P1">Jitter for frame 1361 is <text:s text:c="2"/>-0.00388</text:p>
      <text:p text:style-name="P1">Jitter for frame 1362 is <text:s text:c="3"/>0.00145</text:p>
      <text:p text:style-name="P1">Jitter for frame 1363 is <text:s text:c="2"/>-0.00283</text:p>
      <text:p text:style-name="P1">Jitter for frame 1364 is <text:s text:c="3"/>0.00145</text:p>
      <text:p text:style-name="P1">Jitter for frame 1365 is <text:s text:c="2"/>-0.00071</text:p>
      <text:p text:style-name="P1">Jitter for frame 1366 is <text:s text:c="3"/>0.00022</text:p>
      <text:p text:style-name="P1">Jitter for frame 1367 is <text:s text:c="3"/>0.00065</text:p>
      <text:p text:style-name="P1">Jitter for frame 1368 is <text:s text:c="2"/>-0.00116</text:p>
      <text:p text:style-name="P1">Jitter for frame 1369 is <text:s text:c="2"/>-0.00285</text:p>
      <text:p text:style-name="P1">Jitter for frame 1370 is <text:s text:c="3"/>0.00012</text:p>
      <text:p text:style-name="P1">Jitter for frame 1371 is <text:s text:c="2"/>-0.00207</text:p>
      <text:p text:style-name="P1"><text:soft-page-break/>Jitter for frame 1372 is <text:s text:c="2"/>-0.00275</text:p>
      <text:p text:style-name="P1">Jitter for frame 1373 is <text:s text:c="2"/>-0.00012</text:p>
      <text:p text:style-name="P1">Jitter for frame 1374 is <text:s text:c="2"/>-0.00046</text:p>
      <text:p text:style-name="P1">Jitter for frame 1375 is <text:s text:c="3"/>0.00062</text:p>
      <text:p text:style-name="P1">Jitter for frame 1376 is <text:s text:c="2"/>-0.00088</text:p>
      <text:p text:style-name="P1">Jitter for frame 1377 is <text:s text:c="2"/>-0.00045</text:p>
      <text:p text:style-name="P1">Jitter for frame 1378 is <text:s text:c="2"/>-0.00081</text:p>
      <text:p text:style-name="P1">Jitter for frame 1379 is <text:s text:c="2"/>-0.00193</text:p>
      <text:p text:style-name="P1">Jitter for frame 1380 is <text:s text:c="3"/>0.00233</text:p>
      <text:p text:style-name="P1">Jitter for frame 1381 is <text:s text:c="2"/>-0.00073</text:p>
      <text:p text:style-name="P1">Jitter for frame 1382 is <text:s text:c="3"/>0.00111</text:p>
      <text:p text:style-name="P1">Jitter for frame 1383 is <text:s text:c="2"/>-0.00229</text:p>
      <text:p text:style-name="P1">Jitter for frame 1384 is <text:s text:c="3"/>0.00106</text:p>
      <text:p text:style-name="P1">Jitter for frame 1385 is <text:s text:c="2"/>-0.00054</text:p>
      <text:p text:style-name="P1">Jitter for frame 1386 is <text:s text:c="2"/>-0.00184</text:p>
      <text:p text:style-name="P1">Jitter for frame 1387 is <text:s text:c="3"/>0.00131</text:p>
      <text:p text:style-name="P1">Jitter for frame 1388 is <text:s text:c="3"/>0.00043</text:p>
      <text:p text:style-name="P1">Jitter for frame 1389 is <text:s text:c="3"/>0.00233</text:p>
      <text:p text:style-name="P1">Jitter for frame 1390 is <text:s text:c="3"/>0.00039</text:p>
      <text:p text:style-name="P1">Jitter for frame 1391 is <text:s text:c="2"/>-0.00149</text:p>
      <text:p text:style-name="P1">Jitter for frame 1392 is <text:s text:c="2"/>-0.00371</text:p>
      <text:p text:style-name="P1">Jitter for frame 1393 is <text:s text:c="2"/>-0.00340</text:p>
      <text:p text:style-name="P1">Jitter for frame 1394 is <text:s text:c="2"/>-0.00331</text:p>
      <text:p text:style-name="P1">Jitter for frame 1395 is <text:s text:c="2"/>-0.00323</text:p>
      <text:p text:style-name="P1">Jitter for frame 1396 is <text:s text:c="3"/>0.00129</text:p>
      <text:p text:style-name="P1">Jitter for frame 1397 is <text:s text:c="3"/>0.00037</text:p>
      <text:p text:style-name="P1">Jitter for frame 1398 is <text:s text:c="2"/>-0.00023</text:p>
      <text:p text:style-name="P1">Jitter for frame 1399 is <text:s text:c="2"/>-0.00193</text:p>
      <text:p text:style-name="P1">Jitter for frame 1400 is <text:s text:c="2"/>-0.00115</text:p>
      <text:p text:style-name="P1">Jitter for frame 1401 is <text:s text:c="3"/>0.00177</text:p>
      <text:p text:style-name="P1">Jitter for frame 1402 is <text:s text:c="2"/>-0.00222</text:p>
      <text:p text:style-name="P1">Jitter for frame 1403 is <text:s text:c="2"/>-0.00342</text:p>
      <text:p text:style-name="P1">Jitter for frame 1404 is <text:s text:c="2"/>-0.00269</text:p>
      <text:p text:style-name="P1">Jitter for frame 1405 is <text:s text:c="2"/>-0.00109</text:p>
      <text:p text:style-name="P1">Jitter for frame 1406 is <text:s text:c="3"/>0.00011</text:p>
      <text:p text:style-name="P1">Jitter for frame 1407 is <text:s text:c="3"/>0.00243</text:p>
      <text:p text:style-name="P1">Jitter for frame 1408 is <text:s text:c="3"/>0.00039</text:p>
      <text:p text:style-name="P1">Jitter for frame 1409 is <text:s text:c="2"/>-0.00044</text:p>
      <text:p text:style-name="P1">Jitter for frame 1410 is <text:s text:c="3"/>0.00105</text:p>
      <text:p text:style-name="P1">Jitter for frame 1411 is <text:s text:c="3"/>0.00193</text:p>
      <text:p text:style-name="P1">Jitter for frame 1412 is <text:s text:c="2"/>-0.00347</text:p>
      <text:p text:style-name="P1">Jitter for frame 1413 is <text:s text:c="3"/>0.00029</text:p>
      <text:p text:style-name="P1">Jitter for frame 1414 is <text:s text:c="2"/>-0.00216</text:p>
      <text:p text:style-name="P1">Jitter for frame 1415 is <text:s text:c="2"/>-0.00048</text:p>
      <text:p text:style-name="P1">Jitter for frame 1416 is <text:s text:c="3"/>0.00303</text:p>
      <text:p text:style-name="P1">Jitter for frame 1417 is <text:s text:c="3"/>0.00266</text:p>
      <text:p text:style-name="P1">Jitter for frame 1418 is <text:s text:c="2"/>-0.00218</text:p>
      <text:p text:style-name="P1">Jitter for frame 1419 is <text:s text:c="3"/>0.00072</text:p>
      <text:p text:style-name="P1">Jitter for frame 1420 is <text:s text:c="3"/>0.00101</text:p>
      <text:p text:style-name="P1"><text:soft-page-break/>Jitter for frame 1421 is <text:s text:c="2"/>-0.00131</text:p>
      <text:p text:style-name="P1">Jitter for frame 1422 is <text:s text:c="2"/>-0.00207</text:p>
      <text:p text:style-name="P1">Jitter for frame 1423 is <text:s text:c="2"/>-0.00339</text:p>
      <text:p text:style-name="P1">Jitter for frame 1424 is <text:s text:c="2"/>-0.00376</text:p>
      <text:p text:style-name="P1">Jitter for frame 1425 is <text:s text:c="2"/>-0.00147</text:p>
      <text:p text:style-name="P1">Jitter for frame 1426 is <text:s text:c="2"/>-0.00407</text:p>
      <text:p text:style-name="P1">Jitter for frame 1427 is <text:s text:c="2"/>-0.00130</text:p>
      <text:p text:style-name="P1">Jitter for frame 1428 is <text:s text:c="3"/>0.00329</text:p>
      <text:p text:style-name="P1">Jitter for frame 1429 is <text:s text:c="3"/>0.00040</text:p>
      <text:p text:style-name="P1">Jitter for frame 1430 is <text:s text:c="2"/>-0.00182</text:p>
      <text:p text:style-name="P1">Jitter for frame 1431 is <text:s text:c="3"/>0.00052</text:p>
      <text:p text:style-name="P1">Jitter for frame 1432 is <text:s text:c="2"/>-0.00262</text:p>
      <text:p text:style-name="P1">Jitter for frame 1433 is <text:s text:c="2"/>-0.00136</text:p>
      <text:p text:style-name="P1">Jitter for frame 1434 is <text:s text:c="2"/>-0.00166</text:p>
      <text:p text:style-name="P1">Jitter for frame 1435 is <text:s text:c="2"/>-0.00283</text:p>
      <text:p text:style-name="P1">Jitter for frame 1436 is <text:s text:c="2"/>-0.00127</text:p>
      <text:p text:style-name="P1">Jitter for frame 1437 is <text:s text:c="2"/>-0.00324</text:p>
      <text:p text:style-name="P1">Jitter for frame 1438 is <text:s text:c="3"/>0.00029</text:p>
      <text:p text:style-name="P1">Jitter for frame 1439 is <text:s text:c="3"/>0.00132</text:p>
      <text:p text:style-name="P1">Jitter for frame 1440 is <text:s text:c="2"/>-0.00250</text:p>
      <text:p text:style-name="P1">Jitter for frame 1441 is <text:s text:c="2"/>-0.00093</text:p>
      <text:p text:style-name="P1">Jitter for frame 1442 is <text:s text:c="2"/>-0.00122</text:p>
      <text:p text:style-name="P1">Jitter for frame 1443 is <text:s text:c="3"/>0.00011</text:p>
      <text:p text:style-name="P1">Jitter for frame 1444 is <text:s text:c="3"/>0.00035</text:p>
      <text:p text:style-name="P1">Jitter for frame 1445 is <text:s text:c="2"/>-0.00341</text:p>
      <text:p text:style-name="P1">Jitter for frame 1446 is <text:s text:c="2"/>-0.00052</text:p>
      <text:p text:style-name="P1">Jitter for frame 1447 is <text:s text:c="2"/>-0.00216</text:p>
      <text:p text:style-name="P1">Jitter for frame 1448 is <text:s text:c="3"/>0.00125</text:p>
      <text:p text:style-name="P1">Jitter for frame 1449 is <text:s text:c="2"/>-0.00015</text:p>
      <text:p text:style-name="P1">Jitter for frame 1450 is <text:s text:c="2"/>-0.00326</text:p>
      <text:p text:style-name="P1">Jitter for frame 1451 is <text:s text:c="3"/>0.00126</text:p>
      <text:p text:style-name="P1">Jitter for frame 1452 is <text:s text:c="3"/>0.00184</text:p>
      <text:p text:style-name="P1">Jitter for frame 1453 is <text:s text:c="3"/>0.00153</text:p>
      <text:p text:style-name="P1">Jitter for frame 1454 is <text:s text:c="2"/>-0.00383</text:p>
      <text:p text:style-name="P1">Jitter for frame 1455 is <text:s text:c="2"/>-0.00068</text:p>
      <text:p text:style-name="P1">Jitter for frame 1456 is <text:s text:c="2"/>-0.00048</text:p>
      <text:p text:style-name="P1">Jitter for frame 1457 is <text:s text:c="2"/>-0.00303</text:p>
      <text:p text:style-name="P1">Jitter for frame 1458 is <text:s text:c="2"/>-0.00054</text:p>
      <text:p text:style-name="P1">Jitter for frame 1459 is <text:s text:c="2"/>-0.00107</text:p>
      <text:p text:style-name="P1">Jitter for frame 1460 is <text:s text:c="3"/>0.00157</text:p>
      <text:p text:style-name="P1">Jitter for frame 1461 is <text:s text:c="3"/>0.00232</text:p>
      <text:p text:style-name="P1">Jitter for frame 1462 is <text:s text:c="2"/>-0.00092</text:p>
      <text:p text:style-name="P1">Jitter for frame 1463 is <text:s text:c="3"/>0.00141</text:p>
      <text:p text:style-name="P1">Jitter for frame 1464 is <text:s text:c="2"/>-0.00330</text:p>
      <text:p text:style-name="P1">Jitter for frame 1465 is <text:s text:c="2"/>-0.00267</text:p>
      <text:p text:style-name="P1">Jitter for frame 1466 is <text:s text:c="3"/>0.00003</text:p>
      <text:p text:style-name="P1">Jitter for frame 1467 is <text:s text:c="2"/>-0.00274</text:p>
      <text:p text:style-name="P1">Jitter for frame 1468 is <text:s text:c="3"/>0.00098</text:p>
      <text:p text:style-name="P1">Jitter for frame 1469 is <text:s text:c="2"/>-0.00184</text:p>
      <text:p text:style-name="P1"><text:soft-page-break/>Jitter for frame 1470 is <text:s text:c="3"/>0.00261</text:p>
      <text:p text:style-name="P1">Jitter for frame 1471 is <text:s text:c="3"/>0.00115</text:p>
      <text:p text:style-name="P1">Jitter for frame 1472 is <text:s text:c="2"/>-0.00196</text:p>
      <text:p text:style-name="P1">Jitter for frame 1473 is <text:s text:c="2"/>-0.00382</text:p>
      <text:p text:style-name="P1">Jitter for frame 1474 is <text:s text:c="2"/>-0.00374</text:p>
      <text:p text:style-name="P1">Jitter for frame 1475 is <text:s text:c="3"/>0.00081</text:p>
      <text:p text:style-name="P1">Jitter for frame 1476 is <text:s text:c="2"/>-0.00123</text:p>
      <text:p text:style-name="P1">Jitter for frame 1477 is <text:s text:c="2"/>-0.00120</text:p>
      <text:p text:style-name="P1">Jitter for frame 1478 is <text:s text:c="3"/>0.00086</text:p>
      <text:p text:style-name="P1">Jitter for frame 1479 is <text:s text:c="3"/>0.00125</text:p>
      <text:p text:style-name="P1">Jitter for frame 1480 is <text:s text:c="2"/>-0.00138</text:p>
      <text:p text:style-name="P1">Jitter for frame 1481 is <text:s text:c="3"/>0.00145</text:p>
      <text:p text:style-name="P1">Jitter for frame 1482 is <text:s text:c="3"/>0.00056</text:p>
      <text:p text:style-name="P1">Jitter for frame 1483 is <text:s text:c="2"/>-0.00099</text:p>
      <text:p text:style-name="P1">Jitter for frame 1484 is <text:s text:c="2"/>-0.00372</text:p>
      <text:p text:style-name="P1">Jitter for frame 1485 is <text:s text:c="2"/>-0.00014</text:p>
      <text:p text:style-name="P1">Jitter for frame 1486 is <text:s text:c="3"/>0.00171</text:p>
      <text:p text:style-name="P1">Jitter for frame 1487 is <text:s text:c="3"/>0.00111</text:p>
      <text:p text:style-name="P1">Jitter for frame 1488 is <text:s text:c="3"/>0.00194</text:p>
      <text:p text:style-name="P1">Jitter for frame 1489 is <text:s text:c="3"/>0.00037</text:p>
      <text:p text:style-name="P1">Jitter for frame 1490 is <text:s text:c="2"/>-0.00312</text:p>
      <text:p text:style-name="P1">Jitter for frame 1491 is <text:s text:c="3"/>0.00360</text:p>
      <text:p text:style-name="P1">Jitter for frame 1492 is <text:s text:c="2"/>-0.00165</text:p>
      <text:p text:style-name="P1">Jitter for frame 1493 is <text:s text:c="3"/>0.00187</text:p>
      <text:p text:style-name="P1">Jitter for frame 1494 is <text:s text:c="2"/>-0.00340</text:p>
      <text:p text:style-name="P1">Jitter for frame 1495 is <text:s text:c="2"/>-0.00258</text:p>
      <text:p text:style-name="P1">Jitter for frame 1496 is <text:s text:c="3"/>0.00065</text:p>
      <text:p text:style-name="P1">Jitter for frame 1497 is <text:s text:c="2"/>-0.00091</text:p>
      <text:p text:style-name="P1">Jitter for frame 1498 is <text:s text:c="2"/>-0.00027</text:p>
      <text:p text:style-name="P1">Jitter for frame 1499 is <text:s text:c="2"/>-0.00098</text:p>
      <text:p text:style-name="P1">Jitter for frame 1500 is <text:s text:c="2"/>-0.00040</text:p>
      <text:p text:style-name="P1">Jitter for frame 1501 is <text:s text:c="3"/>0.00169</text:p>
      <text:p text:style-name="P1">Jitter for frame 1502 is <text:s text:c="3"/>0.00063</text:p>
      <text:p text:style-name="P1">Jitter for frame 1503 is <text:s text:c="3"/>0.00318</text:p>
      <text:p text:style-name="P1">Jitter for frame 1504 is <text:s text:c="2"/>-0.00049</text:p>
      <text:p text:style-name="P1">Jitter for frame 1505 is <text:s text:c="2"/>-0.00257</text:p>
      <text:p text:style-name="P1">Jitter for frame 1506 is <text:s text:c="3"/>0.00009</text:p>
      <text:p text:style-name="P1">Jitter for frame 1507 is <text:s text:c="2"/>-0.00303</text:p>
      <text:p text:style-name="P1">Jitter for frame 1508 is <text:s text:c="2"/>-0.00017</text:p>
      <text:p text:style-name="P1">Jitter for frame 1509 is <text:s text:c="2"/>-0.00075</text:p>
      <text:p text:style-name="P1">Jitter for frame 1510 is <text:s text:c="2"/>-0.00205</text:p>
      <text:p text:style-name="P1">Jitter for frame 1511 is <text:s text:c="3"/>0.00288</text:p>
      <text:p text:style-name="P1">Jitter for frame 1512 is <text:s text:c="3"/>0.00003</text:p>
      <text:p text:style-name="P1">Jitter for frame 1513 is <text:s text:c="2"/>-0.00126</text:p>
      <text:p text:style-name="P1">Jitter for frame 1514 is <text:s text:c="2"/>-0.00010</text:p>
      <text:p text:style-name="P1">Jitter for frame 1515 is <text:s text:c="2"/>-0.00201</text:p>
      <text:p text:style-name="P1">Jitter for frame 1516 is <text:s text:c="2"/>-0.00180</text:p>
      <text:p text:style-name="P1">Jitter for frame 1517 is <text:s text:c="2"/>-0.00259</text:p>
      <text:p text:style-name="P1">Jitter for frame 1518 is <text:s text:c="3"/>0.00048</text:p>
      <text:p text:style-name="P1"><text:soft-page-break/>Jitter for frame 1519 is <text:s text:c="3"/>0.00093</text:p>
      <text:p text:style-name="P1">Jitter for frame 1520 is <text:s text:c="2"/>-0.00096</text:p>
      <text:p text:style-name="P1">Jitter for frame 1521 is <text:s text:c="3"/>0.00110</text:p>
      <text:p text:style-name="P1">Jitter for frame 1522 is <text:s text:c="2"/>-0.00178</text:p>
      <text:p text:style-name="P1">Jitter for frame 1523 is <text:s text:c="3"/>0.00092</text:p>
      <text:p text:style-name="P1">Jitter for frame 1524 is <text:s text:c="2"/>-0.00250</text:p>
      <text:p text:style-name="P1">Jitter for frame 1525 is <text:s text:c="2"/>-0.00094</text:p>
      <text:p text:style-name="P1">Jitter for frame 1526 is <text:s text:c="2"/>-0.00030</text:p>
      <text:p text:style-name="P1">Jitter for frame 1527 is <text:s text:c="2"/>-0.00305</text:p>
      <text:p text:style-name="P1">Jitter for frame 1528 is <text:s text:c="2"/>-0.00090</text:p>
      <text:p text:style-name="P1">Jitter for frame 1529 is <text:s text:c="2"/>-0.00080</text:p>
      <text:p text:style-name="P1">Jitter for frame 1530 is <text:s text:c="2"/>-0.00251</text:p>
      <text:p text:style-name="P1">Jitter for frame 1531 is <text:s text:c="3"/>0.00299</text:p>
      <text:p text:style-name="P1">Jitter for frame 1532 is <text:s text:c="3"/>0.00057</text:p>
      <text:p text:style-name="P1">Jitter for frame 1533 is <text:s text:c="2"/>-0.00409</text:p>
      <text:p text:style-name="P1">Jitter for frame 1534 is <text:s text:c="2"/>-0.00338</text:p>
      <text:p text:style-name="P1">Jitter for frame 1535 is <text:s text:c="2"/>-0.00082</text:p>
      <text:p text:style-name="P1">Jitter for frame 1536 is <text:s text:c="3"/>0.00041</text:p>
      <text:p text:style-name="P1">Jitter for frame 1537 is <text:s text:c="2"/>-0.00259</text:p>
      <text:p text:style-name="P1">Jitter for frame 1538 is <text:s text:c="3"/>0.00069</text:p>
      <text:p text:style-name="P1">Jitter for frame 1539 is <text:s text:c="2"/>-0.00237</text:p>
      <text:p text:style-name="P1">Jitter for frame 1540 is <text:s text:c="3"/>0.00056</text:p>
      <text:p text:style-name="P1">Jitter for frame 1541 is <text:s text:c="2"/>-0.00208</text:p>
      <text:p text:style-name="P1">Jitter for frame 1542 is <text:s text:c="2"/>-0.00208</text:p>
      <text:p text:style-name="P1">Jitter for frame 1543 is <text:s text:c="2"/>-0.00408</text:p>
      <text:p text:style-name="P1">Jitter for frame 1544 is <text:s text:c="2"/>-0.00127</text:p>
      <text:p text:style-name="P1">Jitter for frame 1545 is <text:s text:c="2"/>-0.00119</text:p>
      <text:p text:style-name="P1">Jitter for frame 1546 is <text:s text:c="2"/>-0.00158</text:p>
      <text:p text:style-name="P1">Jitter for frame 1547 is <text:s text:c="2"/>-0.00194</text:p>
      <text:p text:style-name="P1">Jitter for frame 1548 is <text:s text:c="2"/>-0.00052</text:p>
      <text:p text:style-name="P1">Jitter for frame 1549 is <text:s text:c="2"/>-0.00307</text:p>
      <text:p text:style-name="P1">Jitter for frame 1550 is <text:s text:c="2"/>-0.00346</text:p>
      <text:p text:style-name="P1">Jitter for frame 1551 is <text:s text:c="3"/>0.00178</text:p>
      <text:p text:style-name="P1">Jitter for frame 1552 is <text:s text:c="2"/>-0.00124</text:p>
      <text:p text:style-name="P1">Jitter for frame 1553 is <text:s text:c="2"/>-0.00232</text:p>
      <text:p text:style-name="P1">Jitter for frame 1554 is <text:s text:c="2"/>-0.00131</text:p>
      <text:p text:style-name="P1">Jitter for frame 1555 is <text:s text:c="3"/>0.00156</text:p>
      <text:p text:style-name="P1">Jitter for frame 1556 is <text:s text:c="2"/>-0.00357</text:p>
      <text:p text:style-name="P1">Jitter for frame 1557 is <text:s text:c="3"/>0.00165</text:p>
      <text:p text:style-name="P1">Jitter for frame 1558 is <text:s text:c="2"/>-0.00124</text:p>
      <text:p text:style-name="P1">Jitter for frame 1559 is <text:s text:c="2"/>-0.00299</text:p>
      <text:p text:style-name="P1">Jitter for frame 1560 is <text:s text:c="3"/>0.00256</text:p>
      <text:p text:style-name="P1">Jitter for frame 1561 is <text:s text:c="3"/>0.00087</text:p>
      <text:p text:style-name="P1">Jitter for frame 1562 is <text:s text:c="3"/>0.00244</text:p>
      <text:p text:style-name="P1">Jitter for frame 1563 is <text:s text:c="2"/>-0.00355</text:p>
      <text:p text:style-name="P1">Jitter for frame 1564 is <text:s text:c="2"/>-0.00160</text:p>
      <text:p text:style-name="P1">Jitter for frame 1565 is <text:s text:c="2"/>-0.00259</text:p>
      <text:p text:style-name="P1">Jitter for frame 1566 is <text:s text:c="2"/>-0.00093</text:p>
      <text:p text:style-name="P1">Jitter for frame 1567 is <text:s text:c="3"/>0.00073</text:p>
      <text:p text:style-name="P1"><text:soft-page-break/>Jitter for frame 1568 is <text:s text:c="3"/>0.00059</text:p>
      <text:p text:style-name="P1">Jitter for frame 1569 is <text:s text:c="3"/>0.00147</text:p>
      <text:p text:style-name="P1">Jitter for frame 1570 is <text:s text:c="3"/>0.00331</text:p>
      <text:p text:style-name="P1">Jitter for frame 1571 is <text:s text:c="3"/>0.00046</text:p>
      <text:p text:style-name="P1">Jitter for frame 1572 is <text:s text:c="3"/>0.00063</text:p>
      <text:p text:style-name="P1">Jitter for frame 1573 is <text:s text:c="2"/>-0.00076</text:p>
      <text:p text:style-name="P1">Jitter for frame 1574 is <text:s text:c="2"/>-0.00128</text:p>
      <text:p text:style-name="P1">Jitter for frame 1575 is <text:s text:c="3"/>0.00218</text:p>
      <text:p text:style-name="P1">Jitter for frame 1576 is <text:s text:c="2"/>-0.00057</text:p>
      <text:p text:style-name="P1">Jitter for frame 1577 is <text:s text:c="3"/>0.00259</text:p>
      <text:p text:style-name="P1">Jitter for frame 1578 is <text:s text:c="3"/>0.00388</text:p>
      <text:p text:style-name="P1">Jitter for frame 1579 is <text:s text:c="2"/>-0.00010</text:p>
      <text:p text:style-name="P1">Jitter for frame 1580 is <text:s text:c="3"/>0.00387</text:p>
      <text:p text:style-name="P1">Jitter for frame 1581 is <text:s text:c="3"/>0.00381</text:p>
      <text:p text:style-name="P1">Jitter for frame 1582 is <text:s text:c="2"/>-0.00078</text:p>
      <text:p text:style-name="P1">Jitter for frame 1583 is <text:s text:c="2"/>-0.00042</text:p>
      <text:p text:style-name="P1">Jitter for frame 1584 is <text:s text:c="2"/>-0.00087</text:p>
      <text:p text:style-name="P1">Jitter for frame 1585 is <text:s text:c="2"/>-0.00050</text:p>
      <text:p text:style-name="P1">Jitter for frame 1586 is <text:s text:c="3"/>0.00400</text:p>
      <text:p text:style-name="P1">Jitter for frame 1587 is <text:s text:c="3"/>0.00407</text:p>
      <text:p text:style-name="P1">Jitter for frame 1588 is <text:s text:c="3"/>0.00370</text:p>
      <text:p text:style-name="P1">Jitter for frame 1589 is <text:s text:c="3"/>0.00042</text:p>
      <text:p text:style-name="P1">Jitter for frame 1590 is <text:s text:c="2"/>-0.00010</text:p>
      <text:p text:style-name="P1">Jitter for frame 1591 is <text:s text:c="3"/>0.00409</text:p>
      <text:p text:style-name="P1">Jitter for frame 1592 is <text:s text:c="3"/>0.00601</text:p>
      <text:p text:style-name="P1">Jitter for frame 1593 is <text:s text:c="3"/>0.00428</text:p>
      <text:p text:style-name="P1">Jitter for frame 1594 is <text:s text:c="3"/>0.00404</text:p>
      <text:p text:style-name="P1">Jitter for frame 1595 is <text:s text:c="3"/>0.00191</text:p>
      <text:p text:style-name="P1">Jitter for frame 1596 is <text:s text:c="3"/>0.00269</text:p>
      <text:p text:style-name="P1">Jitter for frame 1597 is <text:s text:c="3"/>0.00543</text:p>
      <text:p text:style-name="P1">Jitter for frame 1598 is <text:s text:c="3"/>0.16037</text:p>
      <text:p text:style-name="P1">Jitter for frame 1599 is <text:s text:c="3"/>0.00626</text:p>
      <text:p text:style-name="P1">Jitter for frame 1600 is <text:s text:c="3"/>0.00234</text:p>
      <text:p text:style-name="P1">Jitter for frame 1601 is <text:s text:c="3"/>0.00267</text:p>
      <text:p text:style-name="P1">Jitter for frame 1602 is <text:s text:c="2"/>-0.00138</text:p>
      <text:p text:style-name="P1">Jitter for frame 1603 is <text:s text:c="3"/>0.00716</text:p>
      <text:p text:style-name="P1">Jitter for frame 1604 is <text:s text:c="3"/>0.00417</text:p>
      <text:p text:style-name="P1">Jitter for frame 1605 is <text:s text:c="3"/>0.00589</text:p>
      <text:p text:style-name="P1">Jitter for frame 1606 is <text:s text:c="3"/>0.00026</text:p>
      <text:p text:style-name="P1">Jitter for frame 1607 is <text:s text:c="3"/>0.00507</text:p>
      <text:p text:style-name="P1">Jitter for frame 1608 is <text:s text:c="3"/>0.00358</text:p>
      <text:p text:style-name="P1">Jitter for frame 1609 is <text:s text:c="3"/>0.00692</text:p>
      <text:p text:style-name="P1">Jitter for frame 1610 is <text:s text:c="3"/>0.00529</text:p>
      <text:p text:style-name="P1">Jitter for frame 1611 is <text:s text:c="3"/>0.00505</text:p>
      <text:p text:style-name="P1">Jitter for frame 1612 is <text:s text:c="3"/>0.00546</text:p>
      <text:p text:style-name="P1">Jitter for frame 1613 is <text:s text:c="3"/>0.00341</text:p>
      <text:p text:style-name="P1">Jitter for frame 1614 is <text:s text:c="3"/>0.00136</text:p>
      <text:p text:style-name="P1">Jitter for frame 1615 is <text:s text:c="3"/>0.00704</text:p>
      <text:p text:style-name="P1">Jitter for frame 1616 is <text:s text:c="3"/>0.00617</text:p>
      <text:p text:style-name="P1"><text:soft-page-break/>Jitter for frame 1617 is <text:s text:c="3"/>0.00449</text:p>
      <text:p text:style-name="P1">Jitter for frame 1618 is <text:s text:c="3"/>0.00203</text:p>
      <text:p text:style-name="P1">Jitter for frame 1619 is <text:s text:c="2"/>-0.00028</text:p>
      <text:p text:style-name="P1">Jitter for frame 1620 is <text:s text:c="3"/>0.00665</text:p>
      <text:p text:style-name="P1">Jitter for frame 1621 is <text:s text:c="2"/>-0.00095</text:p>
      <text:p text:style-name="P1">Jitter for frame 1622 is <text:s text:c="3"/>0.00647</text:p>
      <text:p text:style-name="P1">Jitter for frame 1623 is <text:s text:c="3"/>0.00017</text:p>
      <text:p text:style-name="P1">Jitter for frame 1624 is <text:s text:c="2"/>-0.00002</text:p>
      <text:p text:style-name="P1">Jitter for frame 1625 is <text:s text:c="3"/>0.00604</text:p>
      <text:p text:style-name="P1">Jitter for frame 1626 is <text:s text:c="3"/>0.00522</text:p>
      <text:p text:style-name="P1">Jitter for frame 1627 is <text:s text:c="3"/>0.00194</text:p>
      <text:p text:style-name="P1">Jitter for frame 1628 is <text:s text:c="3"/>0.00313</text:p>
      <text:p text:style-name="P1">Jitter for frame 1629 is <text:s text:c="2"/>-0.00077</text:p>
      <text:p text:style-name="P1">Jitter for frame 1630 is <text:s text:c="2"/>-0.00068</text:p>
      <text:p text:style-name="P1">Jitter for frame 1631 is <text:s text:c="2"/>-0.00090</text:p>
      <text:p text:style-name="P1">Jitter for frame 1632 is <text:s text:c="3"/>0.00234</text:p>
      <text:p text:style-name="P1">Jitter for frame 1633 is <text:s text:c="3"/>0.00275</text:p>
      <text:p text:style-name="P1">Jitter for frame 1634 is <text:s text:c="3"/>0.00470</text:p>
      <text:p text:style-name="P1">Jitter for frame 1635 is <text:s text:c="3"/>0.00430</text:p>
      <text:p text:style-name="P1">Jitter for frame 1636 is <text:s text:c="3"/>0.00611</text:p>
      <text:p text:style-name="P1">Jitter for frame 1637 is <text:s text:c="2"/>-0.00056</text:p>
      <text:p text:style-name="P1">Jitter for frame 1638 is <text:s text:c="3"/>0.00291</text:p>
      <text:p text:style-name="P1">Jitter for frame 1639 is <text:s text:c="3"/>0.00225</text:p>
      <text:p text:style-name="P1">Jitter for frame 1640 is <text:s text:c="2"/>-0.00028</text:p>
      <text:p text:style-name="P1">Jitter for frame 1641 is <text:s text:c="2"/>-0.00101</text:p>
      <text:p text:style-name="P1">Jitter for frame 1642 is <text:s text:c="2"/>-0.00052</text:p>
      <text:p text:style-name="P1">Jitter for frame 1643 is <text:s text:c="3"/>0.00381</text:p>
      <text:p text:style-name="P1">Jitter for frame 1644 is <text:s text:c="3"/>0.00581</text:p>
      <text:p text:style-name="P1">Jitter for frame 1645 is <text:s text:c="3"/>0.00112</text:p>
      <text:p text:style-name="P1">Jitter for frame 1646 is <text:s text:c="3"/>0.00733</text:p>
      <text:p text:style-name="P1">Jitter for frame 1647 is <text:s text:c="3"/>0.00444</text:p>
      <text:p text:style-name="P1">Jitter for frame 1648 is <text:s text:c="2"/>-0.00020</text:p>
      <text:p text:style-name="P1">Jitter for frame 1649 is <text:s text:c="3"/>0.00677</text:p>
      <text:p text:style-name="P1">Jitter for frame 1650 is <text:s text:c="3"/>0.00520</text:p>
      <text:p text:style-name="P1">Jitter for frame 1651 is <text:s text:c="3"/>0.00400</text:p>
      <text:p text:style-name="P1">Jitter for frame 1652 is <text:s text:c="3"/>0.00481</text:p>
      <text:p text:style-name="P1">Jitter for frame 1653 is <text:s text:c="3"/>0.00192</text:p>
      <text:p text:style-name="P1">Jitter for frame 1654 is <text:s text:c="3"/>0.00736</text:p>
      <text:p text:style-name="P1">Jitter for frame 1655 is <text:s text:c="3"/>0.00545</text:p>
      <text:p text:style-name="P1">Jitter for frame 1656 is <text:s text:c="3"/>0.00106</text:p>
      <text:p text:style-name="P1">Jitter for frame 1657 is <text:s text:c="2"/>-0.00027</text:p>
      <text:p text:style-name="P1">Jitter for frame 1658 is <text:s text:c="3"/>0.00300</text:p>
      <text:p text:style-name="P1">Jitter for frame 1659 is <text:s text:c="2"/>-0.00071</text:p>
      <text:p text:style-name="P1">Jitter for frame 1660 is <text:s text:c="3"/>0.00084</text:p>
      <text:p text:style-name="P1">Jitter for frame 1661 is <text:s text:c="3"/>0.00394</text:p>
      <text:p text:style-name="P1">Jitter for frame 1662 is <text:s text:c="3"/>0.00732</text:p>
      <text:p text:style-name="P1">Jitter for frame 1663 is <text:s text:c="2"/>-0.00005</text:p>
      <text:p text:style-name="P1">Jitter for frame 1664 is <text:s text:c="3"/>0.00444</text:p>
      <text:p text:style-name="P1">Jitter for frame 1665 is <text:s text:c="3"/>0.00629</text:p>
      <text:p text:style-name="P1"><text:soft-page-break/>Jitter for frame 1666 is <text:s text:c="3"/>0.00799</text:p>
      <text:p text:style-name="P1">Jitter for frame 1667 is <text:s text:c="2"/>-0.00030</text:p>
      <text:p text:style-name="P1">Jitter for frame 1668 is <text:s text:c="2"/>-0.00070</text:p>
      <text:p text:style-name="P1">Jitter for frame 1669 is <text:s text:c="2"/>-0.00069</text:p>
      <text:p text:style-name="P1">Jitter for frame 1670 is <text:s text:c="2"/>-0.00109</text:p>
      <text:p text:style-name="P1">Jitter for frame 1671 is <text:s text:c="2"/>-0.00113</text:p>
      <text:p text:style-name="P1">Jitter for frame 1672 is <text:s text:c="3"/>0.00163</text:p>
      <text:p text:style-name="P1">Jitter for frame 1673 is <text:s text:c="3"/>0.00126</text:p>
      <text:p text:style-name="P1">Jitter for frame 1674 is <text:s text:c="3"/>0.00430</text:p>
      <text:p text:style-name="P1">Jitter for frame 1675 is <text:s text:c="3"/>0.00597</text:p>
      <text:p text:style-name="P1">Jitter for frame 1676 is <text:s text:c="3"/>0.00067</text:p>
      <text:p text:style-name="P1">Jitter for frame 1677 is <text:s text:c="3"/>0.00417</text:p>
      <text:p text:style-name="P1">Jitter for frame 1678 is <text:s text:c="3"/>0.00528</text:p>
      <text:p text:style-name="P1">Jitter for frame 1679 is <text:s text:c="3"/>0.00419</text:p>
      <text:p text:style-name="P1">Jitter for frame 1680 is <text:s text:c="3"/>0.00523</text:p>
      <text:p text:style-name="P1">Jitter for frame 1681 is <text:s text:c="3"/>0.00409</text:p>
      <text:p text:style-name="P1">Jitter for frame 1682 is <text:s text:c="3"/>0.00261</text:p>
      <text:p text:style-name="P1">Jitter for frame 1683 is <text:s text:c="3"/>0.00689</text:p>
      <text:p text:style-name="P1">Jitter for frame 1684 is <text:s text:c="3"/>0.00668</text:p>
      <text:p text:style-name="P1">Jitter for frame 1685 is <text:s text:c="3"/>0.00124</text:p>
      <text:p text:style-name="P1">Jitter for frame 1686 is <text:s text:c="3"/>0.00409</text:p>
      <text:p text:style-name="P1">Jitter for frame 1687 is <text:s text:c="3"/>0.00398</text:p>
      <text:p text:style-name="P1">Jitter for frame 1688 is <text:s text:c="3"/>0.00109</text:p>
      <text:p text:style-name="P1">Jitter for frame 1689 is <text:s text:c="3"/>0.00636</text:p>
      <text:p text:style-name="P1">Jitter for frame 1690 is <text:s text:c="3"/>0.00230</text:p>
      <text:p text:style-name="P1">Jitter for frame 1691 is <text:s text:c="3"/>0.00411</text:p>
      <text:p text:style-name="P1">Jitter for frame 1692 is <text:s text:c="3"/>0.00417</text:p>
      <text:p text:style-name="P1">Jitter for frame 1693 is <text:s text:c="3"/>0.00377</text:p>
      <text:p text:style-name="P1">Jitter for frame 1694 is <text:s text:c="3"/>0.00039</text:p>
      <text:p text:style-name="P1">Jitter for frame 1695 is <text:s text:c="3"/>0.00507</text:p>
      <text:p text:style-name="P1">Jitter for frame 1696 is <text:s text:c="3"/>0.00380</text:p>
      <text:p text:style-name="P1">Jitter for frame 1697 is <text:s text:c="2"/>-0.00130</text:p>
      <text:p text:style-name="P1">Jitter for frame 1698 is <text:s text:c="3"/>0.00076</text:p>
      <text:p text:style-name="P1">Jitter for frame 1699 is <text:s text:c="2"/>-0.00089</text:p>
      <text:p text:style-name="P1">Jitter for frame 1700 is <text:s text:c="3"/>0.00104</text:p>
      <text:p text:style-name="P1">Jitter for frame 1701 is <text:s text:c="2"/>-0.00062</text:p>
      <text:p text:style-name="P1">Jitter for frame 1702 is <text:s text:c="3"/>0.00519</text:p>
      <text:p text:style-name="P1">Jitter for frame 1703 is <text:s text:c="3"/>0.00398</text:p>
      <text:p text:style-name="P1">Jitter for frame 1704 is <text:s text:c="3"/>0.00236</text:p>
      <text:p text:style-name="P1">Jitter for frame 1705 is <text:s text:c="3"/>0.00644</text:p>
      <text:p text:style-name="P1">Jitter for frame 1706 is <text:s text:c="3"/>0.00324</text:p>
      <text:p text:style-name="P1">Jitter for frame 1707 is <text:s text:c="2"/>-0.00030</text:p>
      <text:p text:style-name="P1">Jitter for frame 1708 is <text:s text:c="3"/>0.00470</text:p>
      <text:p text:style-name="P1">Jitter for frame 1709 is <text:s text:c="3"/>0.00426</text:p>
      <text:p text:style-name="P1">Jitter for frame 1710 is <text:s text:c="3"/>0.00415</text:p>
      <text:p text:style-name="P1">Jitter for frame 1711 is <text:s text:c="3"/>0.00093</text:p>
      <text:p text:style-name="P1">Jitter for frame 1712 is <text:s text:c="3"/>0.00149</text:p>
      <text:p text:style-name="P1">Jitter for frame 1713 is <text:s text:c="3"/>0.00446</text:p>
      <text:p text:style-name="P1">Jitter for frame 1714 is <text:s text:c="3"/>0.00497</text:p>
      <text:p text:style-name="P1"><text:soft-page-break/>Jitter for frame 1715 is <text:s text:c="3"/>0.00246</text:p>
      <text:p text:style-name="P1">Jitter for frame 1716 is <text:s text:c="3"/>0.00478</text:p>
      <text:p text:style-name="P1">Jitter for frame 1717 is <text:s text:c="3"/>0.00111</text:p>
      <text:p text:style-name="P1">Jitter for frame 1718 is <text:s text:c="3"/>0.00474</text:p>
      <text:p text:style-name="P1">Jitter for frame 1719 is <text:s text:c="2"/>-0.00110</text:p>
      <text:p text:style-name="P1">Jitter for frame 1720 is <text:s text:c="2"/>-0.00066</text:p>
      <text:p text:style-name="P1">Jitter for frame 1721 is <text:s text:c="3"/>0.00918</text:p>
      <text:p text:style-name="P1">Jitter for frame 1722 is <text:s text:c="2"/>-0.00113</text:p>
      <text:p text:style-name="P1">Jitter for frame 1723 is <text:s text:c="3"/>0.00200</text:p>
      <text:p text:style-name="P1">Jitter for frame 1724 is <text:s text:c="2"/>-0.00089</text:p>
      <text:p text:style-name="P1">Jitter for frame 1725 is <text:s text:c="2"/>-0.00158</text:p>
      <text:p text:style-name="P1">Jitter for frame 1726 is <text:s text:c="2"/>-0.00172</text:p>
      <text:p text:style-name="P1">Jitter for frame 1727 is <text:s text:c="2"/>-0.00279</text:p>
      <text:p text:style-name="P1">Jitter for frame 1728 is <text:s text:c="2"/>-0.00120</text:p>
      <text:p text:style-name="P1">Jitter for frame 1729 is <text:s text:c="2"/>-0.00331</text:p>
      <text:p text:style-name="P1">Jitter for frame 1730 is <text:s text:c="2"/>-0.00028</text:p>
      <text:p text:style-name="P1">Jitter for frame 1731 is <text:s text:c="2"/>-0.00124</text:p>
      <text:p text:style-name="P1">Jitter for frame 1732 is <text:s text:c="3"/>0.00037</text:p>
      <text:p text:style-name="P1">Jitter for frame 1733 is <text:s text:c="3"/>0.00045</text:p>
      <text:p text:style-name="P1">Jitter for frame 1734 is <text:s text:c="3"/>0.00011</text:p>
      <text:p text:style-name="P1">Jitter for frame 1735 is <text:s text:c="3"/>0.00219</text:p>
      <text:p text:style-name="P1">Jitter for frame 1736 is <text:s text:c="2"/>-0.00126</text:p>
      <text:p text:style-name="P1">Jitter for frame 1737 is <text:s text:c="3"/>0.00356</text:p>
      <text:p text:style-name="P1">Jitter for frame 1738 is <text:s text:c="3"/>0.00001</text:p>
      <text:p text:style-name="P1">Jitter for frame 1739 is <text:s text:c="3"/>0.00248</text:p>
      <text:p text:style-name="P1">Jitter for frame 1740 is <text:s text:c="3"/>0.00175</text:p>
      <text:p text:style-name="P1">Jitter for frame 1741 is <text:s text:c="3"/>0.00052</text:p>
      <text:p text:style-name="P1">Jitter for frame 1742 is <text:s text:c="2"/>-0.00281</text:p>
      <text:p text:style-name="P1">Jitter for frame 1743 is <text:s text:c="3"/>0.00119</text:p>
      <text:p text:style-name="P1">Jitter for frame 1744 is <text:s text:c="3"/>0.00074</text:p>
      <text:p text:style-name="P1">Jitter for frame 1745 is <text:s text:c="3"/>0.00148</text:p>
      <text:p text:style-name="P1">Jitter for frame 1746 is <text:s text:c="2"/>-0.00014</text:p>
      <text:p text:style-name="P1">Jitter for frame 1747 is <text:s text:c="3"/>0.00013</text:p>
      <text:p text:style-name="P1">Jitter for frame 1748 is <text:s text:c="2"/>-0.00372</text:p>
      <text:p text:style-name="P1">Jitter for frame 1749 is <text:s text:c="2"/>-0.00073</text:p>
      <text:p text:style-name="P1">Jitter for frame 1750 is <text:s text:c="2"/>-0.00022</text:p>
      <text:p text:style-name="P1">Jitter for frame 1751 is <text:s text:c="3"/>0.00335</text:p>
      <text:p text:style-name="P1">Jitter for frame 1752 is <text:s text:c="3"/>0.00008</text:p>
      <text:p text:style-name="P1">Jitter for frame 1753 is <text:s text:c="3"/>0.00166</text:p>
      <text:p text:style-name="P1">Jitter for frame 1754 is <text:s text:c="2"/>-0.00336</text:p>
      <text:p text:style-name="P1">Jitter for frame 1755 is <text:s text:c="3"/>0.00137</text:p>
      <text:p text:style-name="P1">Jitter for frame 1756 is <text:s text:c="2"/>-0.00382</text:p>
      <text:p text:style-name="P1">Jitter for frame 1757 is <text:s text:c="3"/>0.00476</text:p>
      <text:p text:style-name="P1">Jitter for frame 1758 is <text:s text:c="2"/>-0.00156</text:p>
      <text:p text:style-name="P1">Jitter for frame 1759 is <text:s text:c="3"/>0.00075</text:p>
      <text:p text:style-name="P1">Jitter for frame 1760 is <text:s text:c="3"/>0.00090</text:p>
      <text:p text:style-name="P1">Jitter for frame 1761 is <text:s text:c="3"/>0.00180</text:p>
      <text:p text:style-name="P1">Jitter for frame 1762 is <text:s text:c="3"/>0.00152</text:p>
      <text:p text:style-name="P1">Jitter for frame 1763 is <text:s text:c="3"/>0.00251</text:p>
      <text:p text:style-name="P1"><text:soft-page-break/>Jitter for frame 1764 is <text:s text:c="2"/>-0.00321</text:p>
      <text:p text:style-name="P1">Jitter for frame 1765 is <text:s text:c="3"/>0.00218</text:p>
      <text:p text:style-name="P1">Jitter for frame 1766 is <text:s text:c="3"/>0.00084</text:p>
      <text:p text:style-name="P1">Jitter for frame 1767 is <text:s text:c="2"/>-0.08118</text:p>
      <text:p text:style-name="P1">Jitter for frame 1768 is <text:s text:c="3"/>0.00158</text:p>
      <text:p text:style-name="P1">Jitter for frame 1769 is <text:s text:c="3"/>0.00068</text:p>
      <text:p text:style-name="P1">Jitter for frame 1770 is <text:s text:c="3"/>0.00168</text:p>
      <text:p text:style-name="P1">Jitter for frame 1771 is <text:s text:c="3"/>0.00037</text:p>
      <text:p text:style-name="P1">Jitter for frame 1772 is <text:s text:c="2"/>-0.00028</text:p>
      <text:p text:style-name="P1">Jitter for frame 1773 is <text:s text:c="3"/>0.00217</text:p>
      <text:p text:style-name="P1">Jitter for frame 1774 is <text:s text:c="3"/>0.00504</text:p>
      <text:p text:style-name="P1">Jitter for frame 1775 is <text:s text:c="3"/>0.00401</text:p>
      <text:p text:style-name="P1">Jitter for frame 1776 is <text:s text:c="3"/>0.00205</text:p>
      <text:p text:style-name="P1">Jitter for frame 1777 is <text:s text:c="3"/>0.00213</text:p>
      <text:p text:style-name="P1">Jitter for frame 1778 is <text:s text:c="2"/>-0.00090</text:p>
      <text:p text:style-name="P1">Jitter for frame 1779 is <text:s text:c="2"/>-0.00059</text:p>
      <text:p text:style-name="P1">Jitter for frame 1780 is <text:s text:c="2"/>-0.00074</text:p>
      <text:p text:style-name="P1">Jitter for frame 1781 is <text:s text:c="3"/>0.00381</text:p>
      <text:p text:style-name="P1">Jitter for frame 1782 is <text:s text:c="3"/>0.00206</text:p>
      <text:p text:style-name="P1">Jitter for frame 1783 is <text:s text:c="3"/>0.00002</text:p>
      <text:p text:style-name="P1">Jitter for frame 1784 is <text:s text:c="2"/>-0.00091</text:p>
      <text:p text:style-name="P1">Jitter for frame 1785 is <text:s text:c="3"/>0.00427</text:p>
      <text:p text:style-name="P1">Jitter for frame 1786 is <text:s text:c="3"/>0.00140</text:p>
      <text:p text:style-name="P1">Jitter for frame 1787 is <text:s text:c="3"/>0.00041</text:p>
      <text:p text:style-name="P1">Jitter for frame 1788 is <text:s text:c="3"/>0.00918</text:p>
      <text:p text:style-name="P1">Jitter for frame 1789 is <text:s text:c="3"/>0.00030</text:p>
      <text:p text:style-name="P1">Jitter for frame 1790 is <text:s text:c="3"/>0.00193</text:p>
      <text:p text:style-name="P1">Jitter for frame 1791 is <text:s text:c="3"/>0.00163</text:p>
      <text:p text:style-name="P1">Jitter for frame 1792 is <text:s text:c="3"/>0.00246</text:p>
      <text:p text:style-name="P1">Jitter for frame 1793 is <text:s text:c="3"/>0.00271</text:p>
      <text:p text:style-name="P1">Jitter for frame 1794 is <text:s text:c="2"/>-0.00001</text:p>
      <text:p text:style-name="P1">Jitter for frame 1795 is <text:s text:c="2"/>-0.00010</text:p>
      <text:p text:style-name="P1">Jitter for frame 1796 is <text:s text:c="3"/>0.00120</text:p>
      <text:p text:style-name="P1">Jitter for frame 1797 is <text:s text:c="2"/>-0.00279</text:p>
      <text:p text:style-name="P1">Jitter for frame 1798 is <text:s text:c="3"/>0.00029</text:p>
      <text:p text:style-name="P1">Jitter for frame 1799 is <text:s text:c="3"/>0.00161</text:p>
      <text:p text:style-name="P1">Jitter for frame 1800 is <text:s text:c="2"/>-0.00257</text:p>
      <text:p text:style-name="P1">Jitter for frame 1801 is <text:s text:c="3"/>0.00283</text:p>
      <text:p text:style-name="P1">Jitter for frame 1802 is <text:s text:c="3"/>0.00135</text:p>
      <text:p text:style-name="P1">Jitter for frame 1803 is <text:s text:c="2"/>-0.00165</text:p>
      <text:p text:style-name="P1">Jitter for frame 1804 is <text:s text:c="3"/>0.00296</text:p>
      <text:p text:style-name="P1">Jitter for frame 1805 is <text:s text:c="3"/>0.00135</text:p>
      <text:p text:style-name="P1">Jitter for frame 1806 is <text:s text:c="2"/>-0.00167</text:p>
      <text:p text:style-name="P1">Jitter for frame 1807 is <text:s text:c="2"/>-0.00030</text:p>
      <text:p text:style-name="P1">Jitter for frame 1808 is <text:s text:c="2"/>-0.00271</text:p>
      <text:p text:style-name="P1">Jitter for frame 1809 is <text:s text:c="2"/>-0.00102</text:p>
      <text:p text:style-name="P1">Jitter for frame 1810 is <text:s text:c="3"/>0.00060</text:p>
      <text:p text:style-name="P1">Jitter for frame 1811 is <text:s text:c="3"/>0.00305</text:p>
      <text:p text:style-name="P1">Jitter for frame 1812 is <text:s text:c="3"/>0.00647</text:p>
      <text:p text:style-name="P1"><text:soft-page-break/>Jitter for frame 1813 is <text:s text:c="2"/>-0.00125</text:p>
      <text:p text:style-name="P1">Jitter for frame 1814 is <text:s text:c="2"/>-0.00157</text:p>
      <text:p text:style-name="P1">Jitter for frame 1815 is <text:s text:c="2"/>-0.00082</text:p>
      <text:p text:style-name="P1">Jitter for frame 1816 is <text:s text:c="3"/>0.00197</text:p>
      <text:p text:style-name="P1">Jitter for frame 1817 is <text:s text:c="2"/>-0.00221</text:p>
      <text:p text:style-name="P1">Jitter for frame 1818 is <text:s text:c="2"/>-0.00119</text:p>
      <text:p text:style-name="P1">Jitter for frame 1819 is <text:s text:c="3"/>0.00063</text:p>
      <text:p text:style-name="P1">Jitter for frame 1820 is <text:s text:c="2"/>-0.00185</text:p>
      <text:p text:style-name="P1">Jitter for frame 1821 is <text:s text:c="3"/>0.00150</text:p>
      <text:p text:style-name="P1">Jitter for frame 1822 is <text:s text:c="2"/>-0.00042</text:p>
      <text:p text:style-name="P1">Jitter for frame 1823 is <text:s text:c="3"/>0.00025</text:p>
      <text:p text:style-name="P1">Jitter for frame 1824 is <text:s text:c="2"/>-0.00291</text:p>
      <text:p text:style-name="P1">Jitter for frame 1825 is <text:s text:c="3"/>0.00240</text:p>
      <text:p text:style-name="P1">Jitter for frame 1826 is <text:s text:c="3"/>0.00038</text:p>
      <text:p text:style-name="P1">Jitter for frame 1827 is <text:s text:c="2"/>-0.00157</text:p>
      <text:p text:style-name="P1">Jitter for frame 1828 is <text:s text:c="3"/>0.00016</text:p>
      <text:p text:style-name="P1">Jitter for frame 1829 is <text:s text:c="3"/>0.00122</text:p>
      <text:p text:style-name="P1">Jitter for frame 1830 is <text:s text:c="2"/>-0.00190</text:p>
      <text:p text:style-name="P1">Jitter for frame 1831 is <text:s text:c="3"/>0.00153</text:p>
      <text:p text:style-name="P1">Jitter for frame 1832 is <text:s text:c="3"/>0.00283</text:p>
      <text:p text:style-name="P1">Jitter for frame 1833 is <text:s text:c="2"/>-0.00289</text:p>
      <text:p text:style-name="P1">Jitter for frame 1834 is <text:s text:c="2"/>-0.00172</text:p>
      <text:p text:style-name="P1">Jitter for frame 1835 is <text:s text:c="3"/>0.00285</text:p>
      <text:p text:style-name="P1">Jitter for frame 1836 is <text:s text:c="3"/>0.00242</text:p>
      <text:p text:style-name="P1">Jitter for frame 1837 is <text:s text:c="3"/>0.00165</text:p>
      <text:p text:style-name="P1">Jitter for frame 1838 is <text:s text:c="2"/>-0.00077</text:p>
      <text:p text:style-name="P1">Jitter for frame 1839 is <text:s text:c="3"/>0.00379</text:p>
      <text:p text:style-name="P1">Jitter for frame 1840 is <text:s text:c="3"/>0.00613</text:p>
      <text:p text:style-name="P1">Jitter for frame 1841 is <text:s text:c="3"/>0.00048</text:p>
      <text:p text:style-name="P1">Jitter for frame 1842 is <text:s text:c="3"/>0.00325</text:p>
      <text:p text:style-name="P1">Jitter for frame 1843 is <text:s text:c="2"/>-0.00099</text:p>
      <text:p text:style-name="P1">Jitter for frame 1844 is <text:s text:c="3"/>0.00402</text:p>
      <text:p text:style-name="P1">Jitter for frame 1845 is <text:s text:c="2"/>-0.00071</text:p>
      <text:p text:style-name="P1">Jitter for frame 1846 is <text:s text:c="3"/>0.00014</text:p>
      <text:p text:style-name="P1">Jitter for frame 1847 is <text:s text:c="2"/>-0.00031</text:p>
      <text:p text:style-name="P1">Jitter for frame 1848 is <text:s text:c="2"/>-0.00113</text:p>
      <text:p text:style-name="P1">Jitter for frame 1849 is <text:s text:c="3"/>0.00407</text:p>
      <text:p text:style-name="P1">Jitter for frame 1850 is <text:s text:c="3"/>0.00173</text:p>
      <text:p text:style-name="P1">Jitter for frame 1851 is <text:s text:c="3"/>0.00365</text:p>
      <text:p text:style-name="P1">Jitter for frame 1852 is <text:s text:c="3"/>0.00204</text:p>
      <text:p text:style-name="P1">Jitter for frame 1853 is <text:s text:c="3"/>0.00614</text:p>
      <text:p text:style-name="P1">Jitter for frame 1854 is <text:s text:c="3"/>0.00462</text:p>
      <text:p text:style-name="P1">Jitter for frame 1855 is <text:s text:c="3"/>0.00574</text:p>
      <text:p text:style-name="P1">Jitter for frame 1856 is <text:s text:c="3"/>0.00448</text:p>
      <text:p text:style-name="P1">Jitter for frame 1857 is <text:s text:c="2"/>-0.00034</text:p>
      <text:p text:style-name="P1">Jitter for frame 1858 is <text:s text:c="3"/>0.00528</text:p>
      <text:p text:style-name="P1">Jitter for frame 1859 is <text:s text:c="3"/>0.00513</text:p>
      <text:p text:style-name="P1">Jitter for frame 1860 is <text:s text:c="3"/>0.04789</text:p>
      <text:p text:style-name="P1">Jitter for frame 1861 is <text:s text:c="3"/>0.00181</text:p>
      <text:p text:style-name="P1"><text:soft-page-break/>Jitter for frame 1862 is <text:s text:c="3"/>0.00416</text:p>
      <text:p text:style-name="P1">Jitter for frame 1863 is <text:s text:c="3"/>0.00454</text:p>
      <text:p text:style-name="P1">Jitter for frame 1864 is <text:s text:c="3"/>0.00475</text:p>
      <text:p text:style-name="P1">Jitter for frame 1865 is <text:s text:c="3"/>0.00102</text:p>
      <text:p text:style-name="P1">Jitter for frame 1866 is <text:s text:c="3"/>0.00339</text:p>
      <text:p text:style-name="P1">Jitter for frame 1867 is <text:s text:c="3"/>0.00622</text:p>
      <text:p text:style-name="P1">Jitter for frame 1868 is <text:s text:c="2"/>-0.00111</text:p>
      <text:p text:style-name="P1">Jitter for frame 1869 is <text:s text:c="3"/>0.00676</text:p>
      <text:p text:style-name="P1">Jitter for frame 1870 is <text:s text:c="3"/>0.00627</text:p>
      <text:p text:style-name="P1">Jitter for frame 1871 is <text:s text:c="3"/>0.00016</text:p>
      <text:p text:style-name="P1">Jitter for frame 1872 is <text:s text:c="3"/>0.00679</text:p>
      <text:p text:style-name="P1">Jitter for frame 1873 is <text:s text:c="3"/>0.00476</text:p>
      <text:p text:style-name="P1">Jitter for frame 1874 is <text:s text:c="2"/>-0.00096</text:p>
      <text:p text:style-name="P1">Jitter for frame 1875 is <text:s text:c="3"/>0.00515</text:p>
      <text:p text:style-name="P1">Jitter for frame 1876 is <text:s text:c="3"/>0.00391</text:p>
      <text:p text:style-name="P1">Jitter for frame 1877 is <text:s text:c="3"/>0.00140</text:p>
      <text:p text:style-name="P1">Jitter for frame 1878 is <text:s text:c="3"/>0.00565</text:p>
      <text:p text:style-name="P1">Jitter for frame 1879 is <text:s text:c="3"/>0.00569</text:p>
      <text:p text:style-name="P1">Jitter for frame 1880 is <text:s text:c="3"/>0.00629</text:p>
      <text:p text:style-name="P1">Jitter for frame 1881 is <text:s text:c="3"/>0.00394</text:p>
      <text:p text:style-name="P1">Jitter for frame 1882 is <text:s text:c="3"/>0.00225</text:p>
      <text:p text:style-name="P1">Jitter for frame 1883 is <text:s text:c="3"/>0.00240</text:p>
      <text:p text:style-name="P1">Jitter for frame 1884 is <text:s text:c="3"/>0.00418</text:p>
      <text:p text:style-name="P1">Jitter for frame 1885 is <text:s text:c="2"/>-0.00112</text:p>
      <text:p text:style-name="P1">Jitter for frame 1886 is <text:s text:c="2"/>-0.00138</text:p>
      <text:p text:style-name="P1">Jitter for frame 1887 is <text:s text:c="3"/>0.00448</text:p>
      <text:p text:style-name="P1">Jitter for frame 1888 is <text:s text:c="3"/>0.00136</text:p>
      <text:p text:style-name="P1">Jitter for frame 1889 is <text:s text:c="3"/>0.00136</text:p>
      <text:p text:style-name="P1">Jitter for frame 1890 is <text:s text:c="3"/>0.00721</text:p>
      <text:p text:style-name="P1">Jitter for frame 1891 is <text:s text:c="3"/>0.00347</text:p>
      <text:p text:style-name="P1">Jitter for frame 1892 is <text:s text:c="3"/>0.00178</text:p>
      <text:p text:style-name="P1">Jitter for frame 1893 is <text:s text:c="3"/>0.00396</text:p>
      <text:p text:style-name="P1">Jitter for frame 1894 is <text:s text:c="3"/>0.00095</text:p>
      <text:p text:style-name="P1">Jitter for frame 1895 is <text:s text:c="3"/>0.00288</text:p>
      <text:p text:style-name="P1">Jitter for frame 1896 is <text:s text:c="3"/>0.00208</text:p>
      <text:p text:style-name="P1">Jitter for frame 1897 is <text:s text:c="3"/>0.00127</text:p>
      <text:p text:style-name="P1">Jitter for frame 1898 is <text:s text:c="3"/>0.00167</text:p>
      <text:p text:style-name="P1">Jitter for frame 1899 is <text:s text:c="3"/>0.00697</text:p>
      <text:p text:style-name="P1">Jitter for frame 1900 is <text:s text:c="3"/>0.00683</text:p>
      <text:p text:style-name="P1">Jitter for frame 1901 is <text:s text:c="3"/>0.00651</text:p>
      <text:p text:style-name="P1">Jitter for frame 1902 is <text:s text:c="3"/>0.00565</text:p>
      <text:p text:style-name="P1">Jitter for frame 1903 is <text:s text:c="3"/>0.00182</text:p>
      <text:p text:style-name="P1">Jitter for frame 1904 is <text:s text:c="3"/>0.00670</text:p>
      <text:p text:style-name="P1">Jitter for frame 1905 is <text:s text:c="3"/>0.00715</text:p>
      <text:p text:style-name="P1">Jitter for frame 1906 is <text:s text:c="3"/>0.00573</text:p>
      <text:p text:style-name="P1">Jitter for frame 1907 is <text:s text:c="3"/>0.00768</text:p>
      <text:p text:style-name="P1">Jitter for frame 1908 is <text:s text:c="2"/>-0.00063</text:p>
      <text:p text:style-name="P1">Jitter for frame 1909 is <text:s text:c="3"/>0.00583</text:p>
      <text:p text:style-name="P1">Jitter for frame 1910 is <text:s text:c="3"/>0.00129</text:p>
      <text:p text:style-name="P1"><text:soft-page-break/>Jitter for frame 1911 is <text:s text:c="3"/>0.00586</text:p>
      <text:p text:style-name="P1">Jitter for frame 1912 is <text:s text:c="3"/>0.00144</text:p>
      <text:p text:style-name="P1">Jitter for frame 1913 is <text:s text:c="3"/>0.00555</text:p>
      <text:p text:style-name="P1">Jitter for frame 1914 is <text:s text:c="3"/>0.00127</text:p>
      <text:p text:style-name="P1">Jitter for frame 1915 is <text:s text:c="3"/>0.00407</text:p>
      <text:p text:style-name="P1">Jitter for frame 1916 is <text:s text:c="3"/>0.00345</text:p>
      <text:p text:style-name="P1">Jitter for frame 1917 is <text:s text:c="3"/>0.00427</text:p>
      <text:p text:style-name="P1">Jitter for frame 1918 is <text:s text:c="3"/>0.00703</text:p>
      <text:p text:style-name="P1">Jitter for frame 1919 is <text:s text:c="3"/>0.00440</text:p>
      <text:p text:style-name="P1">Jitter for frame 1920 is <text:s text:c="2"/>-0.00012</text:p>
      <text:p text:style-name="P1">Jitter for frame 1921 is <text:s text:c="3"/>0.00220</text:p>
      <text:p text:style-name="P1">Jitter for frame 1922 is <text:s text:c="3"/>0.00606</text:p>
      <text:p text:style-name="P1">Jitter for frame 1923 is <text:s text:c="3"/>0.00155</text:p>
      <text:p text:style-name="P1">Jitter for frame 1924 is <text:s text:c="3"/>0.00222</text:p>
      <text:p text:style-name="P1">Jitter for frame 1925 is <text:s text:c="3"/>0.00603</text:p>
      <text:p text:style-name="P1">Jitter for frame 1926 is <text:s text:c="3"/>0.00023</text:p>
      <text:p text:style-name="P1">Jitter for frame 1927 is <text:s text:c="3"/>0.00491</text:p>
      <text:p text:style-name="P1">Jitter for frame 1928 is <text:s text:c="2"/>-0.00133</text:p>
      <text:p text:style-name="P1">Jitter for frame 1929 is <text:s text:c="2"/>-0.00132</text:p>
      <text:p text:style-name="P1">Jitter for frame 1930 is <text:s text:c="3"/>0.00168</text:p>
      <text:p text:style-name="P1">Jitter for frame 1931 is <text:s text:c="3"/>0.00826</text:p>
      <text:p text:style-name="P1">Jitter for frame 1932 is <text:s text:c="2"/>-0.00076</text:p>
      <text:p text:style-name="P1">Jitter for frame 1933 is <text:s text:c="2"/>-0.00061</text:p>
      <text:p text:style-name="P1">Jitter for frame 1934 is <text:s text:c="2"/>-0.00096</text:p>
      <text:p text:style-name="P1">Jitter for frame 1935 is <text:s text:c="3"/>0.00411</text:p>
      <text:p text:style-name="P1">Jitter for frame 1936 is <text:s text:c="3"/>0.00441</text:p>
      <text:p text:style-name="P1">Jitter for frame 1937 is <text:s text:c="3"/>0.00693</text:p>
      <text:p text:style-name="P1">Jitter for frame 1938 is <text:s text:c="3"/>0.00452</text:p>
      <text:p text:style-name="P1">Jitter for frame 1939 is <text:s text:c="3"/>0.00511</text:p>
      <text:p text:style-name="P1">Jitter for frame 1940 is <text:s text:c="3"/>0.00449</text:p>
      <text:p text:style-name="P1">Jitter for frame 1941 is <text:s text:c="3"/>0.00150</text:p>
      <text:p text:style-name="P1">Jitter for frame 1942 is <text:s text:c="3"/>0.00508</text:p>
      <text:p text:style-name="P1">Jitter for frame 1943 is <text:s text:c="3"/>0.00468</text:p>
      <text:p text:style-name="P1">Jitter for frame 1944 is <text:s text:c="3"/>0.00157</text:p>
      <text:p text:style-name="P1">Jitter for frame 1945 is <text:s text:c="3"/>0.00211</text:p>
      <text:p text:style-name="P1">Jitter for frame 1946 is <text:s text:c="3"/>0.00491</text:p>
      <text:p text:style-name="P1">Jitter for frame 1947 is <text:s text:c="3"/>0.00813</text:p>
      <text:p text:style-name="P1">Jitter for frame 1948 is <text:s text:c="3"/>0.00485</text:p>
      <text:p text:style-name="P1">Jitter for frame 1949 is <text:s text:c="2"/>-0.00036</text:p>
      <text:p text:style-name="P1">Jitter for frame 1950 is <text:s text:c="3"/>0.03338</text:p>
      <text:p text:style-name="P1">Jitter for frame 1951 is <text:s text:c="3"/>0.00681</text:p>
      <text:p text:style-name="P1">Jitter for frame 1952 is <text:s text:c="3"/>0.00593</text:p>
      <text:p text:style-name="P1">Jitter for frame 1953 is <text:s text:c="3"/>0.00257</text:p>
      <text:p text:style-name="P1">Jitter for frame 1954 is <text:s text:c="3"/>0.00481</text:p>
      <text:p text:style-name="P1">Jitter for frame 1955 is <text:s text:c="3"/>0.00411</text:p>
      <text:p text:style-name="P1">Jitter for frame 1956 is <text:s text:c="3"/>0.05101</text:p>
      <text:p text:style-name="P1">Jitter for frame 1957 is <text:s text:c="2"/>-0.00029</text:p>
      <text:p text:style-name="P1">Jitter for frame 1958 is <text:s text:c="3"/>0.00308</text:p>
      <text:p text:style-name="P1">Jitter for frame 1959 is <text:s text:c="3"/>0.00158</text:p>
      <text:p text:style-name="P1"><text:soft-page-break/>Jitter for frame 1960 is <text:s text:c="3"/>0.00626</text:p>
      <text:p text:style-name="P1">Jitter for frame 1961 is <text:s text:c="3"/>0.00399</text:p>
      <text:p text:style-name="P1">Jitter for frame 1962 is <text:s text:c="3"/>0.00210</text:p>
      <text:p text:style-name="P1">Jitter for frame 1963 is <text:s text:c="3"/>0.00461</text:p>
      <text:p text:style-name="P1">Jitter for frame 1964 is <text:s text:c="3"/>0.00535</text:p>
      <text:p text:style-name="P1">Jitter for frame 1965 is <text:s text:c="3"/>0.00179</text:p>
      <text:p text:style-name="P1">Jitter for frame 1966 is <text:s text:c="3"/>0.00458</text:p>
      <text:p text:style-name="P1">Jitter for frame 1967 is <text:s text:c="3"/>0.00657</text:p>
      <text:p text:style-name="P1">Jitter for frame 1968 is <text:s text:c="3"/>0.00620</text:p>
      <text:p text:style-name="P1">Jitter for frame 1969 is <text:s text:c="3"/>0.00621</text:p>
      <text:p text:style-name="P1">Jitter for frame 1970 is <text:s text:c="3"/>0.00522</text:p>
      <text:p text:style-name="P1">Jitter for frame 1971 is <text:s text:c="2"/>-0.00121</text:p>
      <text:p text:style-name="P1">Jitter for frame 1972 is <text:s text:c="3"/>0.00526</text:p>
      <text:p text:style-name="P1">Jitter for frame 1973 is <text:s text:c="3"/>0.00531</text:p>
      <text:p text:style-name="P1">Jitter for frame 1974 is <text:s text:c="3"/>0.00516</text:p>
      <text:p text:style-name="P1">Jitter for frame 1975 is <text:s text:c="3"/>0.00402</text:p>
      <text:p text:style-name="P1">Jitter for frame 1976 is <text:s text:c="3"/>0.00600</text:p>
      <text:p text:style-name="P1">Jitter for frame 1977 is <text:s text:c="3"/>0.00484</text:p>
      <text:p text:style-name="P1">Jitter for frame 1978 is <text:s text:c="3"/>0.00712</text:p>
      <text:p text:style-name="P1">Jitter for frame 1979 is <text:s text:c="3"/>0.00087</text:p>
      <text:p text:style-name="P1">Jitter for frame 1980 is <text:s text:c="3"/>0.00680</text:p>
      <text:p text:style-name="P1">Jitter for frame 1981 is <text:s text:c="3"/>0.00464</text:p>
      <text:p text:style-name="P1">Jitter for frame 1982 is <text:s text:c="2"/>-0.00072</text:p>
      <text:p text:style-name="P1">Jitter for frame 1983 is <text:s text:c="3"/>0.00122</text:p>
      <text:p text:style-name="P1">Jitter for frame 1984 is <text:s text:c="3"/>0.00305</text:p>
      <text:p text:style-name="P1">Jitter for frame 1985 is <text:s text:c="2"/>-0.00124</text:p>
      <text:p text:style-name="P1">Jitter for frame 1986 is <text:s text:c="3"/>0.00325</text:p>
      <text:p text:style-name="P1">Jitter for frame 1987 is <text:s text:c="3"/>0.00173</text:p>
      <text:p text:style-name="P1">Jitter for frame 1988 is <text:s text:c="3"/>0.00135</text:p>
      <text:p text:style-name="P1">Jitter for frame 1989 is <text:s text:c="3"/>0.00401</text:p>
      <text:p text:style-name="P1">Jitter for frame 1990 is <text:s text:c="2"/>-0.00072</text:p>
      <text:p text:style-name="P1">Jitter for frame 1991 is <text:s text:c="3"/>0.00108</text:p>
      <text:p text:style-name="P1">Jitter for frame 1992 is <text:s text:c="2"/>-0.00087</text:p>
      <text:p text:style-name="P1">Jitter for frame 1993 is <text:s text:c="2"/>-0.00087</text:p>
      <text:p text:style-name="P1">Jitter for frame 1994 is <text:s text:c="3"/>0.00542</text:p>
      <text:p text:style-name="P1">Jitter for frame 1995 is <text:s text:c="3"/>0.00427</text:p>
      <text:p text:style-name="P1">Jitter for frame 1996 is <text:s text:c="3"/>0.00614</text:p>
      <text:p text:style-name="P1">Jitter for frame 1997 is <text:s text:c="3"/>0.00696</text:p>
      <text:p text:style-name="P1">Jitter for frame 1998 is <text:s text:c="3"/>0.00482</text:p>
      <text:p text:style-name="P1">Jitter for frame 1999 is <text:s text:c="3"/>0.00133</text:p>
      <text:p text:style-name="P1">Jitter for frame 2000 is <text:s text:c="3"/>0.00650</text:p>
      <text:p text:style-name="P1">Jitter for frame 2001 is <text:s text:c="3"/>0.00263</text:p>
      <text:p text:style-name="P1">Jitter for frame 2002 is <text:s text:c="3"/>0.00566</text:p>
      <text:p text:style-name="P1">Jitter for frame 2003 is <text:s text:c="3"/>0.00313</text:p>
      <text:p text:style-name="P1">Jitter for frame 2004 is <text:s text:c="3"/>0.07441</text:p>
      <text:p text:style-name="P1">Jitter for frame 2005 is <text:s text:c="3"/>0.00628</text:p>
      <text:p text:style-name="P1">Jitter for frame 2006 is <text:s text:c="3"/>0.00574</text:p>
      <text:p text:style-name="P1">Jitter for frame 2007 is <text:s text:c="2"/>-0.00104</text:p>
      <text:p text:style-name="P1">Jitter for frame 2008 is <text:s text:c="3"/>0.00481</text:p>
      <text:p text:style-name="P1"><text:soft-page-break/>Jitter for frame 2009 is <text:s text:c="3"/>0.00562</text:p>
      <text:p text:style-name="P1">Jitter for frame 2010 is <text:s text:c="2"/>-0.00029</text:p>
      <text:p text:style-name="P1">Jitter for frame 2011 is <text:s text:c="3"/>0.00477</text:p>
      <text:p text:style-name="P1">Jitter for frame 2012 is <text:s text:c="2"/>-0.00027</text:p>
      <text:p text:style-name="P1">Jitter for frame 2013 is <text:s text:c="3"/>0.00556</text:p>
      <text:p text:style-name="P1">Jitter for frame 2014 is <text:s text:c="3"/>0.00650</text:p>
      <text:p text:style-name="P1">Jitter for frame 2015 is <text:s text:c="2"/>-0.00041</text:p>
      <text:p text:style-name="P1">Jitter for frame 2016 is <text:s text:c="3"/>0.00670</text:p>
      <text:p text:style-name="P1">Jitter for frame 2017 is <text:s text:c="3"/>0.00637</text:p>
      <text:p text:style-name="P1">Jitter for frame 2018 is <text:s text:c="3"/>0.00235</text:p>
      <text:p text:style-name="P1">Jitter for frame 2019 is <text:s text:c="2"/>-0.00061</text:p>
      <text:p text:style-name="P1">Jitter for frame 2020 is <text:s text:c="2"/>-0.00094</text:p>
      <text:p text:style-name="P1">Jitter for frame 2021 is <text:s text:c="3"/>0.00033</text:p>
      <text:p text:style-name="P1">Jitter for frame 2022 is <text:s text:c="3"/>0.00625</text:p>
      <text:p text:style-name="P1">Jitter for frame 2023 is <text:s text:c="3"/>0.00705</text:p>
      <text:p text:style-name="P1">Jitter for frame 2024 is <text:s text:c="3"/>0.00432</text:p>
      <text:p text:style-name="P1">Jitter for frame 2025 is <text:s text:c="3"/>0.00570</text:p>
      <text:p text:style-name="P1">Jitter for frame 2026 is <text:s text:c="3"/>0.00039</text:p>
      <text:p text:style-name="P1">Jitter for frame 2027 is <text:s text:c="3"/>0.00732</text:p>
      <text:p text:style-name="P1">Jitter for frame 2028 is <text:s text:c="3"/>0.00492</text:p>
      <text:p text:style-name="P1">Jitter for frame 2029 is <text:s text:c="2"/>-0.00021</text:p>
      <text:p text:style-name="P1">Jitter for frame 2030 is <text:s text:c="3"/>0.00262</text:p>
      <text:p text:style-name="P1">Jitter for frame 2031 is <text:s text:c="3"/>0.00600</text:p>
      <text:p text:style-name="P1">Jitter for frame 2032 is <text:s text:c="3"/>0.00536</text:p>
      <text:p text:style-name="P1">Jitter for frame 2033 is <text:s text:c="3"/>0.00582</text:p>
      <text:p text:style-name="P1">Jitter for frame 2034 is <text:s text:c="3"/>0.00618</text:p>
      <text:p text:style-name="P1">Jitter for frame 2035 is <text:s text:c="3"/>0.00216</text:p>
      <text:p text:style-name="P1">Jitter for frame 2036 is <text:s text:c="3"/>0.00643</text:p>
      <text:p text:style-name="P1">Jitter for frame 2037 is <text:s text:c="3"/>0.00141</text:p>
      <text:p text:style-name="P1">Jitter for frame 2038 is <text:s text:c="2"/>-0.00013</text:p>
      <text:p text:style-name="P1">Jitter for frame 2039 is <text:s text:c="3"/>0.00719</text:p>
      <text:p text:style-name="P1">Jitter for frame 2040 is <text:s text:c="3"/>0.00216</text:p>
      <text:p text:style-name="P1">Jitter for frame 2041 is <text:s text:c="2"/>-0.00113</text:p>
      <text:p text:style-name="P1">Jitter for frame 2042 is <text:s text:c="3"/>0.00082</text:p>
      <text:p text:style-name="P1">Jitter for frame 2043 is <text:s text:c="3"/>0.00392</text:p>
      <text:p text:style-name="P1">Jitter for frame 2044 is <text:s text:c="3"/>0.00020</text:p>
      <text:p text:style-name="P1">Jitter for frame 2045 is <text:s text:c="3"/>0.01120</text:p>
      <text:p text:style-name="P1">Jitter for frame 2046 is <text:s text:c="2"/>-0.00047</text:p>
      <text:p text:style-name="P1">Jitter for frame 2047 is <text:s text:c="3"/>0.00155</text:p>
      <text:p text:style-name="P1">Jitter for frame 2048 is <text:s text:c="3"/>0.00533</text:p>
      <text:p text:style-name="P1">Jitter for frame 2049 is <text:s text:c="2"/>-0.00404</text:p>
      <text:p text:style-name="P1">Jitter for frame 2050 is <text:s text:c="2"/>-0.00396</text:p>
      <text:p text:style-name="P1">Jitter for frame 2051 is <text:s text:c="3"/>0.24527</text:p>
      <text:p text:style-name="P1">Jitter for frame 2052 is <text:s text:c="2"/>-0.00113</text:p>
      <text:p text:style-name="P1">Jitter for frame 2053 is <text:s text:c="3"/>0.00201</text:p>
      <text:p text:style-name="P1">Jitter for frame 2054 is <text:s text:c="2"/>-0.00125</text:p>
      <text:p text:style-name="P1">Jitter for frame 2055 is <text:s text:c="3"/>0.00290</text:p>
      <text:p text:style-name="P1">Jitter for frame 2056 is <text:s text:c="2"/>-0.00347</text:p>
      <text:p text:style-name="P1">Jitter for frame 2057 is <text:s text:c="3"/>0.00164</text:p>
      <text:p text:style-name="P1"><text:soft-page-break/>Jitter for frame 2058 is <text:s text:c="3"/>0.00180</text:p>
      <text:p text:style-name="P1">Jitter for frame 2059 is <text:s text:c="2"/>-0.00014</text:p>
      <text:p text:style-name="P1">Jitter for frame 2060 is <text:s text:c="2"/>-0.00187</text:p>
      <text:p text:style-name="P1">Jitter for frame 2061 is <text:s text:c="3"/>0.00181</text:p>
      <text:p text:style-name="P1">Jitter for frame 2062 is <text:s text:c="3"/>0.00146</text:p>
      <text:p text:style-name="P1">Jitter for frame 2063 is <text:s text:c="2"/>-0.00349</text:p>
      <text:p text:style-name="P1">Jitter for frame 2064 is <text:s text:c="3"/>0.00238</text:p>
      <text:p text:style-name="P1">Jitter for frame 2065 is <text:s text:c="3"/>0.00269</text:p>
      <text:p text:style-name="P1">Jitter for frame 2066 is <text:s text:c="3"/>0.00093</text:p>
      <text:p text:style-name="P1">Jitter for frame 2067 is <text:s text:c="3"/>0.00234</text:p>
      <text:p text:style-name="P1">Jitter for frame 2068 is <text:s text:c="3"/>0.00139</text:p>
      <text:p text:style-name="P1">Jitter for frame 2069 is <text:s text:c="3"/>0.00263</text:p>
      <text:p text:style-name="P1">Jitter for frame 2070 is <text:s text:c="3"/>0.00294</text:p>
      <text:p text:style-name="P1">Jitter for frame 2071 is <text:s text:c="2"/>-0.00252</text:p>
      <text:p text:style-name="P1">Jitter for frame 2072 is <text:s text:c="3"/>0.00132</text:p>
      <text:p text:style-name="P1">Jitter for frame 2073 is <text:s text:c="3"/>0.00362</text:p>
      <text:p text:style-name="P1">Jitter for frame 2074 is <text:s text:c="3"/>0.00164</text:p>
      <text:p text:style-name="P1">Jitter for frame 2075 is <text:s text:c="3"/>0.00317</text:p>
      <text:p text:style-name="P1">Jitter for frame 2076 is <text:s text:c="2"/>-0.00046</text:p>
      <text:p text:style-name="P1">Jitter for frame 2077 is <text:s text:c="2"/>-0.00141</text:p>
      <text:p text:style-name="P1">Jitter for frame 2078 is <text:s text:c="2"/>-0.00014</text:p>
      <text:p text:style-name="P1">Jitter for frame 2079 is <text:s text:c="2"/>-0.00206</text:p>
      <text:p text:style-name="P1">Jitter for frame 2080 is <text:s text:c="3"/>0.00124</text:p>
      <text:p text:style-name="P1">Jitter for frame 2081 is <text:s text:c="2"/>-0.00216</text:p>
      <text:p text:style-name="P1">Jitter for frame 2082 is <text:s text:c="3"/>0.00030</text:p>
      <text:p text:style-name="P1">Jitter for frame 2083 is <text:s text:c="2"/>-0.00376</text:p>
      <text:p text:style-name="P1">Jitter for frame 2084 is <text:s text:c="3"/>0.00078</text:p>
      <text:p text:style-name="P1">Jitter for frame 2085 is <text:s text:c="3"/>0.00824</text:p>
      <text:p text:style-name="P1">Jitter for frame 2086 is <text:s text:c="3"/>0.00310</text:p>
      <text:p text:style-name="P1">Jitter for frame 2087 is <text:s text:c="2"/>-0.00397</text:p>
      <text:p text:style-name="P1">Jitter for frame 2088 is <text:s text:c="3"/>0.00072</text:p>
      <text:p text:style-name="P1">Jitter for frame 2089 is <text:s text:c="2"/>-0.00173</text:p>
      <text:p text:style-name="P1">Jitter for frame 2090 is <text:s text:c="3"/>0.00309</text:p>
      <text:p text:style-name="P1">Jitter for frame 2091 is <text:s text:c="2"/>-0.00151</text:p>
      <text:p text:style-name="P1">Jitter for frame 2092 is <text:s text:c="3"/>0.00289</text:p>
      <text:p text:style-name="P1">Jitter for frame 2093 is <text:s text:c="3"/>0.00150</text:p>
      <text:p text:style-name="P1">Jitter for frame 2094 is <text:s text:c="3"/>0.00102</text:p>
      <text:p text:style-name="P1">Jitter for frame 2095 is <text:s text:c="3"/>0.00024</text:p>
      <text:p text:style-name="P1">Jitter for frame 2096 is <text:s text:c="3"/>0.00101</text:p>
      <text:p text:style-name="P1">Jitter for frame 2097 is <text:s text:c="2"/>-0.00338</text:p>
      <text:p text:style-name="P1">Jitter for frame 2098 is <text:s text:c="3"/>0.00129</text:p>
      <text:p text:style-name="P1">Jitter for frame 2099 is <text:s text:c="3"/>0.20354</text:p>
      <text:p text:style-name="P1">Jitter for frame 2100 is <text:s text:c="3"/>0.00752</text:p>
      <text:p text:style-name="P1">Jitter for frame 2101 is <text:s text:c="2"/>-0.00051</text:p>
      <text:p text:style-name="P1">Jitter for frame 2102 is <text:s text:c="3"/>0.00116</text:p>
      <text:p text:style-name="P1">Jitter for frame 2103 is <text:s text:c="3"/>0.00198</text:p>
      <text:p text:style-name="P1">Jitter for frame 2104 is <text:s text:c="2"/>-0.00354</text:p>
      <text:p text:style-name="P1">Jitter for frame 2105 is <text:s text:c="3"/>0.00316</text:p>
      <text:p text:style-name="P1">Jitter for frame 2106 is <text:s text:c="3"/>0.00289</text:p>
      <text:p text:style-name="P1"><text:soft-page-break/>Jitter for frame 2107 is <text:s text:c="2"/>-0.00132</text:p>
      <text:p text:style-name="P1">Jitter for frame 2108 is <text:s text:c="2"/>-0.00139</text:p>
      <text:p text:style-name="P1">Jitter for frame 2109 is <text:s text:c="3"/>0.00354</text:p>
      <text:p text:style-name="P1">Jitter for frame 2110 is <text:s text:c="2"/>-0.00138</text:p>
      <text:p text:style-name="P1">Jitter for frame 2111 is <text:s text:c="2"/>-0.00241</text:p>
      <text:p text:style-name="P1">Jitter for frame 2112 is <text:s text:c="2"/>-0.00289</text:p>
      <text:p text:style-name="P1">Jitter for frame 2113 is <text:s text:c="2"/>-0.00054</text:p>
      <text:p text:style-name="P1">Jitter for frame 2114 is <text:s text:c="2"/>-0.00267</text:p>
      <text:p text:style-name="P1">Jitter for frame 2115 is <text:s text:c="2"/>-0.00366</text:p>
      <text:p text:style-name="P1">Jitter for frame 2116 is <text:s text:c="2"/>-0.00309</text:p>
      <text:p text:style-name="P1">Jitter for frame 2117 is <text:s text:c="3"/>0.00291</text:p>
      <text:p text:style-name="P1">Jitter for frame 2118 is <text:s text:c="2"/>-0.00342</text:p>
      <text:p text:style-name="P1">Jitter for frame 2119 is <text:s text:c="2"/>-0.00110</text:p>
      <text:p text:style-name="P1">Jitter for frame 2120 is <text:s text:c="3"/>0.00236</text:p>
      <text:p text:style-name="P1">Jitter for frame 2121 is <text:s text:c="2"/>-0.00293</text:p>
      <text:p text:style-name="P1">Jitter for frame 2122 is <text:s text:c="3"/>0.00319</text:p>
      <text:p text:style-name="P1">Jitter for frame 2123 is <text:s text:c="3"/>0.00092</text:p>
      <text:p text:style-name="P1">Jitter for frame 2124 is <text:s text:c="2"/>-0.00170</text:p>
      <text:p text:style-name="P1">Jitter for frame 2125 is <text:s text:c="2"/>-0.00199</text:p>
      <text:p text:style-name="P1">Jitter for frame 2126 is <text:s text:c="2"/>-0.00169</text:p>
      <text:p text:style-name="P1">Jitter for frame 2127 is <text:s text:c="2"/>-0.00269</text:p>
      <text:p text:style-name="P1">Jitter for frame 2128 is <text:s text:c="3"/>0.00063</text:p>
      <text:p text:style-name="P1">Jitter for frame 2129 is <text:s text:c="2"/>-0.00372</text:p>
      <text:p text:style-name="P1">Jitter for frame 2130 is <text:s text:c="3"/>0.00169</text:p>
      <text:p text:style-name="P1">Jitter for frame 2131 is <text:s text:c="2"/>-0.00135</text:p>
      <text:p text:style-name="P1">Jitter for frame 2132 is <text:s text:c="2"/>-0.00353</text:p>
      <text:p text:style-name="P1">Jitter for frame 2133 is <text:s text:c="2"/>-0.00110</text:p>
      <text:p text:style-name="P1">Jitter for frame 2134 is <text:s text:c="2"/>-0.00258</text:p>
      <text:p text:style-name="P1">Jitter for frame 2135 is <text:s text:c="2"/>-0.00382</text:p>
      <text:p text:style-name="P1">Jitter for frame 2136 is <text:s text:c="2"/>-0.00348</text:p>
      <text:p text:style-name="P1">Jitter for frame 2137 is <text:s text:c="2"/>-0.00176</text:p>
      <text:p text:style-name="P1">Jitter for frame 2138 is <text:s text:c="2"/>-0.00415</text:p>
      <text:p text:style-name="P1">Jitter for frame 2139 is <text:s text:c="2"/>-0.00064</text:p>
      <text:p text:style-name="P1">Jitter for frame 2140 is <text:s text:c="3"/>0.00518</text:p>
      <text:p text:style-name="P1">Jitter for frame 2141 is <text:s text:c="2"/>-0.00177</text:p>
      <text:p text:style-name="P1">Jitter for frame 2142 is <text:s text:c="3"/>0.00689</text:p>
      <text:p text:style-name="P1">Jitter for frame 2143 is <text:s text:c="2"/>-0.00205</text:p>
      <text:p text:style-name="P1">Jitter for frame 2144 is <text:s text:c="2"/>-0.00363</text:p>
      <text:p text:style-name="P1">Jitter for frame 2145 is <text:s text:c="2"/>-0.00364</text:p>
      <text:p text:style-name="P1">Jitter for frame 2146 is <text:s text:c="2"/>-0.00029</text:p>
      <text:p text:style-name="P1">Jitter for frame 2147 is <text:s text:c="3"/>0.22749</text:p>
      <text:p text:style-name="P1">Jitter for frame 2148 is <text:s text:c="3"/>0.07896</text:p>
      <text:p text:style-name="P1">Jitter for frame 2149 is <text:s text:c="3"/>0.00183</text:p>
      <text:p text:style-name="P1">Jitter for frame 2150 is <text:s text:c="3"/>0.00115</text:p>
      <text:p text:style-name="P1">Jitter for frame 2151 is <text:s text:c="3"/>0.00180</text:p>
      <text:p text:style-name="P1">Jitter for frame 2152 is <text:s text:c="2"/>-0.00234</text:p>
      <text:p text:style-name="P1">Jitter for frame 2153 is <text:s text:c="3"/>0.00355</text:p>
      <text:p text:style-name="P1">Jitter for frame 2154 is <text:s text:c="3"/>0.00090</text:p>
      <text:p text:style-name="P1">Jitter for frame 2155 is <text:s text:c="3"/>0.00047</text:p>
      <text:p text:style-name="P1"><text:soft-page-break/>Jitter for frame 2156 is <text:s text:c="3"/>0.00372</text:p>
      <text:p text:style-name="P1">Jitter for frame 2157 is <text:s text:c="3"/>0.00207</text:p>
      <text:p text:style-name="P1">Jitter for frame 2158 is <text:s text:c="2"/>-0.00314</text:p>
      <text:p text:style-name="P1">Jitter for frame 2159 is <text:s text:c="2"/>-0.00130</text:p>
      <text:p text:style-name="P1">Jitter for frame 2160 is <text:s text:c="3"/>0.00237</text:p>
      <text:p text:style-name="P1">Jitter for frame 2161 is <text:s text:c="3"/>0.00224</text:p>
      <text:p text:style-name="P1">Jitter for frame 2162 is <text:s text:c="2"/>-0.00203</text:p>
      <text:p text:style-name="P1">Jitter for frame 2163 is <text:s text:c="2"/>-0.00100</text:p>
      <text:p text:style-name="P1">Jitter for frame 2164 is <text:s text:c="2"/>-0.00151</text:p>
      <text:p text:style-name="P1">Jitter for frame 2165 is <text:s text:c="2"/>-0.00028</text:p>
      <text:p text:style-name="P1">Jitter for frame 2166 is <text:s text:c="3"/>0.00157</text:p>
      <text:p text:style-name="P1">Jitter for frame 2167 is <text:s text:c="2"/>-0.00279</text:p>
      <text:p text:style-name="P1">Jitter for frame 2168 is <text:s text:c="3"/>0.00144</text:p>
      <text:p text:style-name="P1">Jitter for frame 2169 is <text:s text:c="3"/>0.00184</text:p>
      <text:p text:style-name="P1">Jitter for frame 2170 is <text:s text:c="2"/>-0.00005</text:p>
      <text:p text:style-name="P1">Jitter for frame 2171 is <text:s text:c="3"/>0.00162</text:p>
      <text:p text:style-name="P1">Jitter for frame 2172 is <text:s text:c="2"/>-0.00073</text:p>
      <text:p text:style-name="P1">Jitter for frame 2173 is <text:s text:c="3"/>0.00003</text:p>
      <text:p text:style-name="P1">Jitter for frame 2174 is <text:s text:c="3"/>0.00716</text:p>
      <text:p text:style-name="P1">Jitter for frame 2175 is <text:s text:c="2"/>-0.00014</text:p>
      <text:p text:style-name="P1">Jitter for frame 2176 is <text:s text:c="3"/>0.00532</text:p>
      <text:p text:style-name="P1">Jitter for frame 2177 is <text:s text:c="3"/>0.00488</text:p>
      <text:p text:style-name="P1">Jitter for frame 2178 is <text:s text:c="3"/>0.00001</text:p>
      <text:p text:style-name="P1">Jitter for frame 2179 is <text:s text:c="3"/>0.00607</text:p>
      <text:p text:style-name="P1">Jitter for frame 2180 is <text:s text:c="3"/>0.00419</text:p>
      <text:p text:style-name="P1">Jitter for frame 2181 is <text:s text:c="3"/>0.00248</text:p>
      <text:p text:style-name="P1">Jitter for frame 2182 is <text:s text:c="2"/>-0.00130</text:p>
      <text:p text:style-name="P1">Jitter for frame 2183 is <text:s text:c="2"/>-0.00057</text:p>
      <text:p text:style-name="P1">Jitter for frame 2184 is <text:s text:c="3"/>0.00154</text:p>
      <text:p text:style-name="P1">Jitter for frame 2185 is <text:s text:c="3"/>0.00573</text:p>
      <text:p text:style-name="P1">Jitter for frame 2186 is <text:s text:c="3"/>0.00157</text:p>
      <text:p text:style-name="P1">Jitter for frame 2187 is <text:s text:c="3"/>0.00658</text:p>
      <text:p text:style-name="P1">Jitter for frame 2188 is <text:s text:c="3"/>0.00609</text:p>
      <text:p text:style-name="P1">Jitter for frame 2189 is <text:s text:c="3"/>0.00410</text:p>
      <text:p text:style-name="P1">Jitter for frame 2190 is <text:s text:c="3"/>0.00413</text:p>
      <text:p text:style-name="P1">Jitter for frame 2191 is <text:s text:c="3"/>0.00465</text:p>
      <text:p text:style-name="P1">Jitter for frame 2192 is <text:s text:c="3"/>0.00521</text:p>
      <text:p text:style-name="P1">Jitter for frame 2193 is <text:s text:c="3"/>0.00652</text:p>
      <text:p text:style-name="P1">Jitter for frame 2194 is <text:s text:c="3"/>0.00747</text:p>
      <text:p text:style-name="P1">Jitter for frame 2195 is <text:s text:c="3"/>0.00100</text:p>
      <text:p text:style-name="P1">Jitter for frame 2196 is <text:s text:c="2"/>-0.00054</text:p>
      <text:p text:style-name="P1">Jitter for frame 2197 is <text:s text:c="3"/>0.00652</text:p>
      <text:p text:style-name="P1">Jitter for frame 2198 is <text:s text:c="3"/>0.00013</text:p>
      <text:p text:style-name="P1">Jitter for frame 2199 is <text:s text:c="3"/>0.00181</text:p>
      <text:p text:style-name="P1">Jitter for frame 2200 is <text:s text:c="2"/>-0.00034</text:p>
      <text:p text:style-name="P1">Jitter for frame 2201 is <text:s text:c="2"/>-0.00082</text:p>
      <text:p text:style-name="P1">Jitter for frame 2202 is <text:s text:c="3"/>0.00203</text:p>
      <text:p text:style-name="P1">Jitter for frame 2203 is <text:s text:c="3"/>0.00371</text:p>
      <text:p text:style-name="P1">Jitter for frame 2204 is <text:s text:c="3"/>0.00744</text:p>
      <text:p text:style-name="P1"><text:soft-page-break/>Jitter for frame 2205 is <text:s text:c="3"/>0.00559</text:p>
      <text:p text:style-name="P1">Jitter for frame 2206 is <text:s text:c="3"/>0.00709</text:p>
      <text:p text:style-name="P1">Jitter for frame 2207 is <text:s text:c="2"/>-0.00097</text:p>
      <text:p text:style-name="P1">Jitter for frame 2208 is <text:s text:c="3"/>0.00046</text:p>
      <text:p text:style-name="P1">Jitter for frame 2209 is <text:s text:c="3"/>0.00178</text:p>
      <text:p text:style-name="P1">Jitter for frame 2210 is <text:s text:c="3"/>0.00017</text:p>
      <text:p text:style-name="P1">Jitter for frame 2211 is <text:s text:c="2"/>-0.00075</text:p>
      <text:p text:style-name="P1">Jitter for frame 2212 is <text:s text:c="3"/>0.00291</text:p>
      <text:p text:style-name="P1">Jitter for frame 2213 is <text:s text:c="3"/>0.00043</text:p>
      <text:p text:style-name="P1">Jitter for frame 2214 is <text:s text:c="3"/>0.00152</text:p>
      <text:p text:style-name="P1">Jitter for frame 2215 is <text:s text:c="3"/>0.00741</text:p>
      <text:p text:style-name="P1">Jitter for frame 2216 is <text:s text:c="3"/>0.00697</text:p>
      <text:p text:style-name="P1">Jitter for frame 2217 is <text:s text:c="3"/>0.00590</text:p>
      <text:p text:style-name="P1">Jitter for frame 2218 is <text:s text:c="3"/>0.00331</text:p>
      <text:p text:style-name="P1">Jitter for frame 2219 is <text:s text:c="3"/>0.00600</text:p>
      <text:p text:style-name="P1">Jitter for frame 2220 is <text:s text:c="3"/>0.00515</text:p>
      <text:p text:style-name="P1">Jitter for frame 2221 is <text:s text:c="3"/>0.00173</text:p>
      <text:p text:style-name="P1">Jitter for frame 2222 is <text:s text:c="3"/>0.00513</text:p>
      <text:p text:style-name="P1">Jitter for frame 2223 is <text:s text:c="3"/>0.00006</text:p>
      <text:p text:style-name="P1">Jitter for frame 2224 is <text:s text:c="3"/>0.00520</text:p>
      <text:p text:style-name="P1">Jitter for frame 2225 is <text:s text:c="2"/>-0.00074</text:p>
      <text:p text:style-name="P1">Jitter for frame 2226 is <text:s text:c="3"/>0.00473</text:p>
      <text:p text:style-name="P1">Jitter for frame 2227 is <text:s text:c="3"/>0.00471</text:p>
      <text:p text:style-name="P1">Jitter for frame 2228 is <text:s text:c="3"/>0.00283</text:p>
      <text:p text:style-name="P1">Jitter for frame 2229 is <text:s text:c="3"/>0.00761</text:p>
      <text:p text:style-name="P1">Jitter for frame 2230 is <text:s text:c="3"/>0.00735</text:p>
      <text:p text:style-name="P1">Jitter for frame 2231 is <text:s text:c="3"/>0.00610</text:p>
      <text:p text:style-name="P1">Jitter for frame 2232 is <text:s text:c="3"/>0.00687</text:p>
      <text:p text:style-name="P1">Jitter for frame 2233 is <text:s text:c="2"/>-0.00027</text:p>
      <text:p text:style-name="P1">Jitter for frame 2234 is <text:s text:c="3"/>0.00640</text:p>
      <text:p text:style-name="P1">Jitter for frame 2235 is <text:s text:c="3"/>0.00398</text:p>
      <text:p text:style-name="P1">Jitter for frame 2236 is <text:s text:c="3"/>0.00538</text:p>
      <text:p text:style-name="P1">Jitter for frame 2237 is <text:s text:c="3"/>0.00592</text:p>
      <text:p text:style-name="P1">Jitter for frame 2238 is <text:s text:c="3"/>0.00528</text:p>
      <text:p text:style-name="P1">Jitter for frame 2239 is <text:s text:c="3"/>0.00025</text:p>
      <text:p text:style-name="P1">Jitter for frame 2240 is <text:s text:c="3"/>0.00614</text:p>
      <text:p text:style-name="P1">Jitter for frame 2241 is <text:s text:c="3"/>0.00257</text:p>
      <text:p text:style-name="P1">Jitter for frame 2242 is <text:s text:c="3"/>0.00589</text:p>
      <text:p text:style-name="P1">Jitter for frame 2243 is <text:s text:c="3"/>0.00497</text:p>
      <text:p text:style-name="P1">Jitter for frame 2244 is <text:s text:c="2"/>-0.00092</text:p>
      <text:p text:style-name="P1">Jitter for frame 2245 is <text:s text:c="3"/>0.00150</text:p>
      <text:p text:style-name="P1">Jitter for frame 2246 is <text:s text:c="2"/>-0.00119</text:p>
      <text:p text:style-name="P1">Jitter for frame 2247 is <text:s text:c="3"/>0.00519</text:p>
      <text:p text:style-name="P1">Jitter for frame 2248 is <text:s text:c="3"/>0.00466</text:p>
      <text:p text:style-name="P1">Jitter for frame 2249 is <text:s text:c="3"/>0.00591</text:p>
      <text:p text:style-name="P1">Jitter for frame 2250 is <text:s text:c="3"/>0.00463</text:p>
      <text:p text:style-name="P1">Jitter for frame 2251 is <text:s text:c="3"/>0.00566</text:p>
      <text:p text:style-name="P1">Jitter for frame 2252 is <text:s text:c="3"/>0.00356</text:p>
      <text:p text:style-name="P1">Jitter for frame 2253 is <text:s text:c="3"/>0.00558</text:p>
      <text:p text:style-name="P1"><text:soft-page-break/>Jitter for frame 2254 is <text:s text:c="2"/>-0.00114</text:p>
      <text:p text:style-name="P1">Jitter for frame 2255 is <text:s text:c="3"/>0.00417</text:p>
      <text:p text:style-name="P1">Jitter for frame 2256 is <text:s text:c="3"/>0.00611</text:p>
      <text:p text:style-name="P1">Jitter for frame 2257 is <text:s text:c="3"/>0.00612</text:p>
      <text:p text:style-name="P1">Jitter for frame 2258 is <text:s text:c="3"/>0.00032</text:p>
      <text:p text:style-name="P1">Jitter for frame 2259 is <text:s text:c="3"/>0.00485</text:p>
      <text:p text:style-name="P1">Jitter for frame 2260 is <text:s text:c="3"/>0.00439</text:p>
      <text:p text:style-name="P1">Jitter for frame 2261 is <text:s text:c="3"/>0.00040</text:p>
      <text:p text:style-name="P1">Jitter for frame 2262 is <text:s text:c="3"/>0.00585</text:p>
      <text:p text:style-name="P1">Jitter for frame 2263 is <text:s text:c="3"/>0.00687</text:p>
      <text:p text:style-name="P1">Jitter for frame 2264 is <text:s text:c="2"/>-0.00039</text:p>
      <text:p text:style-name="P1">Jitter for frame 2265 is <text:s text:c="3"/>0.00520</text:p>
      <text:p text:style-name="P1">Jitter for frame 2266 is <text:s text:c="3"/>0.00722</text:p>
      <text:p text:style-name="P1">Jitter for frame 2267 is <text:s text:c="3"/>0.00534</text:p>
      <text:p text:style-name="P1">Jitter for frame 2268 is <text:s text:c="3"/>0.00534</text:p>
      <text:p text:style-name="P1">Jitter for frame 2269 is <text:s text:c="3"/>0.00503</text:p>
      <text:p text:style-name="P1">Jitter for frame 2270 is <text:s text:c="3"/>0.00659</text:p>
      <text:p text:style-name="P1">Jitter for frame 2271 is <text:s text:c="3"/>0.00452</text:p>
      <text:p text:style-name="P1">Jitter for frame 2272 is <text:s text:c="3"/>0.00592</text:p>
      <text:p text:style-name="P1">Jitter for frame 2273 is <text:s text:c="3"/>0.00307</text:p>
      <text:p text:style-name="P1">Jitter for frame 2274 is <text:s text:c="3"/>0.00479</text:p>
      <text:p text:style-name="P1">Jitter for frame 2275 is <text:s text:c="3"/>0.00370</text:p>
      <text:p text:style-name="P1">Jitter for frame 2276 is <text:s text:c="2"/>-0.00047</text:p>
      <text:p text:style-name="P1">Jitter for frame 2277 is <text:s text:c="2"/>-0.00024</text:p>
      <text:p text:style-name="P1">Jitter for frame 2278 is <text:s text:c="3"/>0.00547</text:p>
      <text:p text:style-name="P1">Jitter for frame 2279 is <text:s text:c="3"/>0.00070</text:p>
      <text:p text:style-name="P1">Jitter for frame 2280 is <text:s text:c="3"/>0.00505</text:p>
      <text:p text:style-name="P1">Jitter for frame 2281 is <text:s text:c="3"/>0.00476</text:p>
      <text:p text:style-name="P1">Jitter for frame 2282 is <text:s text:c="3"/>0.00202</text:p>
      <text:p text:style-name="P1">Jitter for frame 2283 is <text:s text:c="3"/>0.00118</text:p>
      <text:p text:style-name="P1">Jitter for frame 2284 is <text:s text:c="3"/>0.00330</text:p>
      <text:p text:style-name="P1">Jitter for frame 2285 is <text:s text:c="3"/>0.00623</text:p>
      <text:p text:style-name="P1">Jitter for frame 2286 is <text:s text:c="3"/>0.00554</text:p>
      <text:p text:style-name="P1">Jitter for frame 2287 is <text:s text:c="3"/>0.00521</text:p>
      <text:p text:style-name="P1">Jitter for frame 2288 is <text:s text:c="3"/>0.00731</text:p>
      <text:p text:style-name="P1">Jitter for frame 2289 is <text:s text:c="3"/>0.00469</text:p>
      <text:p text:style-name="P1">Jitter for frame 2290 is <text:s text:c="3"/>0.00525</text:p>
      <text:p text:style-name="P1">Jitter for frame 2291 is <text:s text:c="3"/>0.00547</text:p>
      <text:p text:style-name="P1">Jitter for frame 2292 is <text:s text:c="3"/>0.00474</text:p>
      <text:p text:style-name="P1">Jitter for frame 2293 is <text:s text:c="3"/>0.00697</text:p>
      <text:p text:style-name="P1">Jitter for frame 2294 is <text:s text:c="3"/>0.02168</text:p>
      <text:p text:style-name="P1">Jitter for frame 2295 is <text:s text:c="3"/>0.00513</text:p>
      <text:p text:style-name="P1">Jitter for frame 2296 is <text:s text:c="3"/>0.00438</text:p>
      <text:p text:style-name="P1">Jitter for frame 2297 is <text:s text:c="3"/>0.00168</text:p>
      <text:p text:style-name="P1">Jitter for frame 2298 is <text:s text:c="3"/>0.00484</text:p>
      <text:p text:style-name="P1">Jitter for frame 2299 is <text:s text:c="3"/>0.00486</text:p>
      <text:p text:style-name="P1">Jitter for frame 2300 is <text:s text:c="3"/>0.00460</text:p>
      <text:p text:style-name="P1">Jitter for frame 2301 is <text:s text:c="3"/>0.00165</text:p>
      <text:p text:style-name="P1">Jitter for frame 2302 is <text:s text:c="3"/>0.00511</text:p>
      <text:p text:style-name="P1"><text:soft-page-break/>Jitter for frame 2303 is <text:s text:c="3"/>0.00213</text:p>
      <text:p text:style-name="P1">Jitter for frame 2304 is <text:s text:c="2"/>-0.00069</text:p>
      <text:p text:style-name="P1">Jitter for frame 2305 is <text:s text:c="3"/>0.00025</text:p>
      <text:p text:style-name="P1">Jitter for frame 2306 is <text:s text:c="3"/>0.00467</text:p>
      <text:p text:style-name="P1">Jitter for frame 2307 is <text:s text:c="2"/>-0.00087</text:p>
      <text:p text:style-name="P1">Jitter for frame 2308 is <text:s text:c="3"/>0.00649</text:p>
      <text:p text:style-name="P1">Jitter for frame 2309 is <text:s text:c="3"/>0.00457</text:p>
      <text:p text:style-name="P1">Jitter for frame 2310 is <text:s text:c="3"/>0.00494</text:p>
      <text:p text:style-name="P1">Jitter for frame 2311 is <text:s text:c="3"/>0.00576</text:p>
      <text:p text:style-name="P1">Jitter for frame 2312 is <text:s text:c="2"/>-0.00057</text:p>
      <text:p text:style-name="P1">Jitter for frame 2313 is <text:s text:c="3"/>0.00650</text:p>
      <text:p text:style-name="P1">Jitter for frame 2314 is <text:s text:c="3"/>0.00718</text:p>
      <text:p text:style-name="P1">Jitter for frame 2315 is <text:s text:c="3"/>0.00539</text:p>
      <text:p text:style-name="P1">Jitter for frame 2316 is <text:s text:c="3"/>0.00524</text:p>
      <text:p text:style-name="P1">Jitter for frame 2317 is <text:s text:c="3"/>0.00503</text:p>
      <text:p text:style-name="P1">Jitter for frame 2318 is <text:s text:c="3"/>0.00457</text:p>
      <text:p text:style-name="P1">Jitter for frame 2319 is <text:s text:c="3"/>0.00175</text:p>
      <text:p text:style-name="P1">Jitter for frame 2320 is <text:s text:c="3"/>0.00183</text:p>
      <text:p text:style-name="P1">Jitter for frame 2321 is <text:s text:c="3"/>0.00254</text:p>
      <text:p text:style-name="P1">Jitter for frame 2322 is <text:s text:c="2"/>-0.00049</text:p>
      <text:p text:style-name="P1">Jitter for frame 2323 is <text:s text:c="3"/>0.00245</text:p>
      <text:p text:style-name="P1">Jitter for frame 2324 is <text:s text:c="3"/>0.00625</text:p>
      <text:p text:style-name="P1">Jitter for frame 2325 is <text:s text:c="2"/>-0.00087</text:p>
      <text:p text:style-name="P1">Jitter for frame 2326 is <text:s text:c="3"/>0.00246</text:p>
      <text:p text:style-name="P1">Jitter for frame 2327 is <text:s text:c="3"/>0.00680</text:p>
      <text:p text:style-name="P1">Jitter for frame 2328 is <text:s text:c="3"/>0.00562</text:p>
      <text:p text:style-name="P1">Jitter for frame 2329 is <text:s text:c="3"/>0.00496</text:p>
      <text:p text:style-name="P1">Jitter for frame 2330 is <text:s text:c="3"/>0.00323</text:p>
      <text:p text:style-name="P1">Jitter for frame 2331 is <text:s text:c="3"/>0.00572</text:p>
      <text:p text:style-name="P1">Jitter for frame 2332 is <text:s text:c="2"/>-0.00012</text:p>
      <text:p text:style-name="P1">Jitter for frame 2333 is <text:s text:c="3"/>0.00073</text:p>
      <text:p text:style-name="P1">Jitter for frame 2334 is <text:s text:c="3"/>0.00159</text:p>
      <text:p text:style-name="P1">Jitter for frame 2335 is <text:s text:c="2"/>-0.00133</text:p>
      <text:p text:style-name="P1">Jitter for frame 2336 is <text:s text:c="3"/>0.00472</text:p>
      <text:p text:style-name="P1">Jitter for frame 2337 is <text:s text:c="3"/>0.00177</text:p>
      <text:p text:style-name="P1">Jitter for frame 2338 is <text:s text:c="3"/>0.00273</text:p>
      <text:p text:style-name="P1">Jitter for frame 2339 is <text:s text:c="2"/>-0.00117</text:p>
      <text:p text:style-name="P1">Jitter for frame 2340 is <text:s text:c="3"/>0.00183</text:p>
      <text:p text:style-name="P1">Jitter for frame 2341 is <text:s text:c="3"/>0.00238</text:p>
      <text:p text:style-name="P1">Jitter for frame 2342 is <text:s text:c="3"/>0.00022</text:p>
      <text:p text:style-name="P1">Jitter for frame 2343 is <text:s text:c="3"/>0.00187</text:p>
      <text:p text:style-name="P1">Jitter for frame 2344 is <text:s text:c="3"/>0.00029</text:p>
      <text:p text:style-name="P1">Jitter for frame 2345 is <text:s text:c="2"/>-0.00095</text:p>
      <text:p text:style-name="P1">Jitter for frame 2346 is <text:s text:c="3"/>0.00700</text:p>
      <text:p text:style-name="P1">Jitter for frame 2347 is <text:s text:c="3"/>0.00589</text:p>
      <text:p text:style-name="P1">Jitter for frame 2348 is <text:s text:c="3"/>0.00732</text:p>
      <text:p text:style-name="P1">Jitter for frame 2349 is <text:s text:c="3"/>0.00489</text:p>
      <text:p text:style-name="P1">Jitter for frame 2350 is <text:s text:c="3"/>0.00634</text:p>
      <text:p text:style-name="P1">Jitter for frame 2351 is <text:s text:c="3"/>0.00537</text:p>
      <text:p text:style-name="P1"><text:soft-page-break/>Jitter for frame 2352 is <text:s text:c="3"/>0.00668</text:p>
      <text:p text:style-name="P1">Jitter for frame 2353 is <text:s text:c="2"/>-0.00034</text:p>
      <text:p text:style-name="P1">Jitter for frame 2354 is <text:s text:c="3"/>0.00755</text:p>
      <text:p text:style-name="P1">Jitter for frame 2355 is <text:s text:c="3"/>0.00328</text:p>
      <text:p text:style-name="P1">Jitter for frame 2356 is <text:s text:c="3"/>0.00030</text:p>
      <text:p text:style-name="P1">Jitter for frame 2357 is <text:s text:c="3"/>0.00143</text:p>
      <text:p text:style-name="P1">Jitter for frame 2358 is <text:s text:c="3"/>0.00592</text:p>
      <text:p text:style-name="P1">Jitter for frame 2359 is <text:s text:c="3"/>0.00261</text:p>
      <text:p text:style-name="P1">Jitter for frame 2360 is <text:s text:c="2"/>-0.00064</text:p>
      <text:p text:style-name="P1">Jitter for frame 2361 is <text:s text:c="3"/>0.00092</text:p>
      <text:p text:style-name="P1">Jitter for frame 2362 is <text:s text:c="3"/>0.00546</text:p>
      <text:p text:style-name="P1">Jitter for frame 2363 is <text:s text:c="3"/>0.00467</text:p>
      <text:p text:style-name="P1">Jitter for frame 2364 is <text:s text:c="2"/>-0.00123</text:p>
      <text:p text:style-name="P1">Jitter for frame 2365 is <text:s text:c="2"/>-0.00089</text:p>
      <text:p text:style-name="P1">Jitter for frame 2366 is <text:s text:c="3"/>0.00367</text:p>
      <text:p text:style-name="P1">Jitter for frame 2367 is <text:s text:c="3"/>0.00046</text:p>
      <text:p text:style-name="P1">Jitter for frame 2368 is <text:s text:c="3"/>0.00653</text:p>
      <text:p text:style-name="P1">Jitter for frame 2369 is <text:s text:c="3"/>0.00402</text:p>
      <text:p text:style-name="P1">Jitter for frame 2370 is <text:s text:c="3"/>0.00674</text:p>
      <text:p text:style-name="P1">Jitter for frame 2371 is <text:s text:c="3"/>0.00734</text:p>
      <text:p text:style-name="P1">Jitter for frame 2372 is <text:s text:c="3"/>0.00515</text:p>
      <text:p text:style-name="P1">Jitter for frame 2373 is <text:s text:c="3"/>0.00509</text:p>
      <text:p text:style-name="P1">Jitter for frame 2374 is <text:s text:c="3"/>0.00494</text:p>
      <text:p text:style-name="P1">Jitter for frame 2375 is <text:s text:c="3"/>0.00524</text:p>
      <text:p text:style-name="P1">Jitter for frame 2376 is <text:s text:c="3"/>0.00482</text:p>
      <text:p text:style-name="P1">Jitter for frame 2377 is <text:s text:c="3"/>0.00523</text:p>
      <text:p text:style-name="P1">Jitter for frame 2378 is <text:s text:c="3"/>0.00474</text:p>
      <text:p text:style-name="P1">Jitter for frame 2379 is <text:s text:c="3"/>0.00139</text:p>
      <text:p text:style-name="P1">Jitter for frame 2380 is <text:s text:c="3"/>0.00509</text:p>
      <text:p text:style-name="P1">Jitter for frame 2381 is <text:s text:c="3"/>0.00414</text:p>
      <text:p text:style-name="P1">Jitter for frame 2382 is <text:s text:c="3"/>0.00339</text:p>
      <text:p text:style-name="P1">Jitter for frame 2383 is <text:s text:c="3"/>0.00647</text:p>
      <text:p text:style-name="P1">Jitter for frame 2384 is <text:s text:c="2"/>-0.00056</text:p>
      <text:p text:style-name="P1">Jitter for frame 2385 is <text:s text:c="3"/>0.00526</text:p>
      <text:p text:style-name="P1">Jitter for frame 2386 is <text:s text:c="3"/>0.00556</text:p>
      <text:p text:style-name="P1">Jitter for frame 2387 is <text:s text:c="3"/>0.00481</text:p>
      <text:p text:style-name="P1">Jitter for frame 2388 is <text:s text:c="3"/>0.00466</text:p>
      <text:p text:style-name="P1">Jitter for frame 2389 is <text:s text:c="3"/>0.00061</text:p>
      <text:p text:style-name="P1">Jitter for frame 2390 is <text:s text:c="3"/>0.00648</text:p>
      <text:p text:style-name="P1">Jitter for frame 2391 is <text:s text:c="3"/>0.00166</text:p>
      <text:p text:style-name="P1">Jitter for frame 2392 is <text:s text:c="2"/>-0.00014</text:p>
      <text:p text:style-name="P1">Jitter for frame 2393 is <text:s text:c="2"/>-0.00107</text:p>
      <text:p text:style-name="P1">Jitter for frame 2394 is <text:s text:c="3"/>0.00082</text:p>
      <text:p text:style-name="P1">Jitter for frame 2395 is <text:s text:c="3"/>0.00304</text:p>
      <text:p text:style-name="P1">Jitter for frame 2396 is <text:s text:c="3"/>0.00596</text:p>
      <text:p text:style-name="P1">Jitter for frame 2397 is <text:s text:c="3"/>0.00491</text:p>
      <text:p text:style-name="P1">Jitter for frame 2398 is <text:s text:c="3"/>0.00436</text:p>
      <text:p text:style-name="P1">Jitter for frame 2399 is <text:s text:c="3"/>0.00387</text:p>
      <text:p text:style-name="P1">Jitter for frame 2400 is <text:s text:c="3"/>0.00525</text:p>
      <text:p text:style-name="P1"><text:soft-page-break/>Jitter for frame 2401 is <text:s text:c="3"/>0.00619</text:p>
      <text:p text:style-name="P1">Jitter for frame 2402 is <text:s text:c="3"/>0.00434</text:p>
      <text:p text:style-name="P1">Jitter for frame 2403 is <text:s text:c="3"/>0.00423</text:p>
      <text:p text:style-name="P1">Jitter for frame 2404 is <text:s text:c="3"/>0.00426</text:p>
      <text:p text:style-name="P1">Jitter for frame 2405 is <text:s text:c="3"/>0.00386</text:p>
      <text:p text:style-name="P1">Jitter for frame 2406 is <text:s text:c="3"/>0.00008</text:p>
      <text:p text:style-name="P1">Jitter for frame 2407 is <text:s text:c="3"/>0.00441</text:p>
      <text:p text:style-name="P1">Jitter for frame 2408 is <text:s text:c="3"/>0.00524</text:p>
      <text:p text:style-name="P1">Jitter for frame 2409 is <text:s text:c="3"/>0.00452</text:p>
      <text:p text:style-name="P1">Jitter for frame 2410 is <text:s text:c="3"/>0.00715</text:p>
      <text:p text:style-name="P1">Jitter for frame 2411 is <text:s text:c="3"/>0.00310</text:p>
      <text:p text:style-name="P1">Jitter for frame 2412 is <text:s text:c="3"/>0.00668</text:p>
      <text:p text:style-name="P1">Jitter for frame 2413 is <text:s text:c="3"/>0.00575</text:p>
      <text:p text:style-name="P1">Jitter for frame 2414 is <text:s text:c="3"/>0.00361</text:p>
      <text:p text:style-name="P1">Jitter for frame 2415 is <text:s text:c="3"/>0.00394</text:p>
      <text:p text:style-name="P1">Jitter for frame 2416 is <text:s text:c="3"/>0.00789</text:p>
      <text:p text:style-name="P1">Jitter for frame 2417 is <text:s text:c="3"/>0.00643</text:p>
      <text:p text:style-name="P1">Jitter for frame 2418 is <text:s text:c="2"/>-0.00048</text:p>
      <text:p text:style-name="P1">Jitter for frame 2419 is <text:s text:c="3"/>0.00124</text:p>
      <text:p text:style-name="P1">Jitter for frame 2420 is <text:s text:c="3"/>0.00400</text:p>
      <text:p text:style-name="P1">Jitter for frame 2421 is <text:s text:c="2"/>-0.00116</text:p>
      <text:p text:style-name="P1">Jitter for frame 2422 is <text:s text:c="3"/>0.00105</text:p>
      <text:p text:style-name="P1">Jitter for frame 2423 is <text:s text:c="3"/>0.00251</text:p>
      <text:p text:style-name="P1">Jitter for frame 2424 is <text:s text:c="3"/>0.00343</text:p>
      <text:p text:style-name="P1">Jitter for frame 2425 is <text:s text:c="3"/>0.00640</text:p>
      <text:p text:style-name="P1">Jitter for frame 2426 is <text:s text:c="3"/>0.00513</text:p>
      <text:p text:style-name="P1">Jitter for frame 2427 is <text:s text:c="3"/>0.00005</text:p>
      <text:p text:style-name="P1">Jitter for frame 2428 is <text:s text:c="3"/>0.00639</text:p>
      <text:p text:style-name="P1">Jitter for frame 2429 is <text:s text:c="3"/>0.00600</text:p>
      <text:p text:style-name="P1">Jitter for frame 2430 is <text:s text:c="3"/>0.00528</text:p>
      <text:p text:style-name="P1">Jitter for frame 2431 is <text:s text:c="3"/>0.00352</text:p>
      <text:p text:style-name="P1">Jitter for frame 2432 is <text:s text:c="3"/>0.00328</text:p>
      <text:p text:style-name="P1">Jitter for frame 2433 is <text:s text:c="3"/>0.00666</text:p>
      <text:p text:style-name="P1">Jitter for frame 2434 is <text:s text:c="3"/>0.00344</text:p>
      <text:p text:style-name="P1">Jitter for frame 2435 is <text:s text:c="3"/>0.00155</text:p>
      <text:p text:style-name="P1">Jitter for frame 2436 is <text:s text:c="3"/>0.00585</text:p>
      <text:p text:style-name="P1">Jitter for frame 2437 is <text:s text:c="3"/>0.00193</text:p>
      <text:p text:style-name="P1">Jitter for frame 2438 is <text:s text:c="3"/>0.00349</text:p>
      <text:p text:style-name="P1">Jitter for frame 2439 is <text:s text:c="3"/>0.00453</text:p>
      <text:p text:style-name="P1">Jitter for frame 2440 is <text:s text:c="3"/>0.00391</text:p>
      <text:p text:style-name="P1">Jitter for frame 2441 is <text:s text:c="3"/>0.00146</text:p>
      <text:p text:style-name="P1">Jitter for frame 2442 is <text:s text:c="3"/>0.00392</text:p>
      <text:p text:style-name="P1">Jitter for frame 2443 is <text:s text:c="3"/>0.00429</text:p>
      <text:p text:style-name="P1">Jitter for frame 2444 is <text:s text:c="3"/>0.00657</text:p>
      <text:p text:style-name="P1">Jitter for frame 2445 is <text:s text:c="3"/>0.00234</text:p>
      <text:p text:style-name="P1">Jitter for frame 2446 is <text:s text:c="3"/>0.00687</text:p>
      <text:p text:style-name="P1">Jitter for frame 2447 is <text:s text:c="3"/>0.00645</text:p>
      <text:p text:style-name="P1">Jitter for frame 2448 is <text:s text:c="2"/>-0.00094</text:p>
      <text:p text:style-name="P1">Jitter for frame 2449 is <text:s text:c="3"/>0.00015</text:p>
      <text:p text:style-name="P1"><text:soft-page-break/>Jitter for frame 2450 is <text:s text:c="3"/>0.00441</text:p>
      <text:p text:style-name="P1">Jitter for frame 2451 is <text:s text:c="2"/>-0.00006</text:p>
      <text:p text:style-name="P1">Jitter for frame 2452 is <text:s text:c="3"/>0.00011</text:p>
      <text:p text:style-name="P1">Jitter for frame 2453 is <text:s text:c="3"/>0.00672</text:p>
      <text:p text:style-name="P1">Jitter for frame 2454 is <text:s text:c="3"/>0.00498</text:p>
      <text:p text:style-name="P1">Jitter for frame 2455 is <text:s text:c="2"/>-0.00046</text:p>
      <text:p text:style-name="P1">Jitter for frame 2456 is <text:s text:c="2"/>-0.00081</text:p>
      <text:p text:style-name="P1">Jitter for frame 2457 is <text:s text:c="3"/>0.00197</text:p>
      <text:p text:style-name="P1">Jitter for frame 2458 is <text:s text:c="2"/>-0.00046</text:p>
      <text:p text:style-name="P1">Jitter for frame 2459 is <text:s text:c="3"/>0.00386</text:p>
      <text:p text:style-name="P1">Jitter for frame 2460 is <text:s text:c="2"/>-0.00110</text:p>
      <text:p text:style-name="P1">Jitter for frame 2461 is <text:s text:c="3"/>0.00492</text:p>
      <text:p text:style-name="P1">Jitter for frame 2462 is <text:s text:c="2"/>-0.00094</text:p>
      <text:p text:style-name="P1">Jitter for frame 2463 is <text:s text:c="3"/>0.00205</text:p>
      <text:p text:style-name="P1">Jitter for frame 2464 is <text:s text:c="3"/>0.00150</text:p>
      <text:p text:style-name="P1">Jitter for frame 2465 is <text:s text:c="3"/>0.00648</text:p>
      <text:p text:style-name="P1">Jitter for frame 2466 is <text:s text:c="3"/>0.00624</text:p>
      <text:p text:style-name="P1">Jitter for frame 2467 is <text:s text:c="3"/>0.00418</text:p>
      <text:p text:style-name="P1">Jitter for frame 2468 is <text:s text:c="3"/>0.00666</text:p>
      <text:p text:style-name="P1">Jitter for frame 2469 is <text:s text:c="3"/>0.00096</text:p>
      <text:p text:style-name="P1">Jitter for frame 2470 is <text:s text:c="3"/>0.00546</text:p>
      <text:p text:style-name="P1">Jitter for frame 2471 is <text:s text:c="3"/>0.00494</text:p>
      <text:p text:style-name="P1">Jitter for frame 2472 is <text:s text:c="3"/>0.00722</text:p>
      <text:p text:style-name="P1">Jitter for frame 2473 is <text:s text:c="3"/>0.00529</text:p>
      <text:p text:style-name="P1">Jitter for frame 2474 is <text:s text:c="3"/>0.00500</text:p>
      <text:p text:style-name="P1">Jitter for frame 2475 is <text:s text:c="3"/>0.00602</text:p>
      <text:p text:style-name="P1">Jitter for frame 2476 is <text:s text:c="3"/>0.00341</text:p>
      <text:p text:style-name="P1">Jitter for frame 2477 is <text:s text:c="3"/>0.00561</text:p>
      <text:p text:style-name="P1">Jitter for frame 2478 is <text:s text:c="3"/>0.00411</text:p>
      <text:p text:style-name="P1">Jitter for frame 2479 is <text:s text:c="3"/>0.00654</text:p>
      <text:p text:style-name="P1">Jitter for frame 2480 is <text:s text:c="3"/>0.00626</text:p>
      <text:p text:style-name="P1">Jitter for frame 2481 is <text:s text:c="3"/>0.00520</text:p>
      <text:p text:style-name="P1">Jitter for frame 2482 is <text:s text:c="3"/>0.00446</text:p>
      <text:p text:style-name="P1">Jitter for frame 2483 is <text:s text:c="3"/>0.00500</text:p>
      <text:p text:style-name="P1">Jitter for frame 2484 is <text:s text:c="3"/>0.00623</text:p>
      <text:p text:style-name="P1">Jitter for frame 2485 is <text:s text:c="3"/>0.00245</text:p>
      <text:p text:style-name="P1">Jitter for frame 2486 is <text:s text:c="3"/>0.00420</text:p>
      <text:p text:style-name="P1">Jitter for frame 2487 is <text:s text:c="3"/>0.00700</text:p>
      <text:p text:style-name="P1">Jitter for frame 2488 is <text:s text:c="3"/>0.00084</text:p>
      <text:p text:style-name="P1">Jitter for frame 2489 is <text:s text:c="3"/>0.00414</text:p>
      <text:p text:style-name="P1">Jitter for frame 2490 is <text:s text:c="3"/>0.00679</text:p>
      <text:p text:style-name="P1">Jitter for frame 2491 is <text:s text:c="3"/>0.00533</text:p>
      <text:p text:style-name="P1">Jitter for frame 2492 is <text:s text:c="2"/>-0.00012</text:p>
      <text:p text:style-name="P1">Jitter for frame 2493 is <text:s text:c="3"/>0.00527</text:p>
      <text:p text:style-name="P1">Jitter for frame 2494 is <text:s text:c="3"/>0.00508</text:p>
      <text:p text:style-name="P1">Jitter for frame 2495 is <text:s text:c="2"/>-0.00108</text:p>
      <text:p text:style-name="P1">Jitter for frame 2496 is <text:s text:c="3"/>0.00116</text:p>
      <text:p text:style-name="P1">Jitter for frame 2497 is <text:s text:c="2"/>-0.00105</text:p>
      <text:p text:style-name="P1">Jitter for frame 2498 is <text:s text:c="3"/>0.00026</text:p>
      <text:p text:style-name="P1"><text:soft-page-break/>Jitter for frame 2499 is <text:s text:c="3"/>0.00403</text:p>
      <text:p text:style-name="P1">Jitter for frame 2500 is <text:s text:c="2"/>-0.00106</text:p>
      <text:p text:style-name="P1">Jitter for frame 2501 is <text:s text:c="3"/>0.00132</text:p>
      <text:p text:style-name="P1">Jitter for frame 2502 is <text:s text:c="3"/>0.00477</text:p>
      <text:p text:style-name="P1">Jitter for frame 2503 is <text:s text:c="3"/>0.00246</text:p>
      <text:p text:style-name="P1">Jitter for frame 2504 is <text:s text:c="3"/>0.00443</text:p>
      <text:p text:style-name="P1">Jitter for frame 2505 is <text:s text:c="3"/>0.00528</text:p>
      <text:p text:style-name="P1">Jitter for frame 2506 is <text:s text:c="3"/>0.00359</text:p>
      <text:p text:style-name="P1">Jitter for frame 2507 is <text:s text:c="3"/>0.00631</text:p>
      <text:p text:style-name="P1">Jitter for frame 2508 is <text:s text:c="2"/>-0.00089</text:p>
      <text:p text:style-name="P1">Jitter for frame 2509 is <text:s text:c="3"/>0.00041</text:p>
      <text:p text:style-name="P1">Jitter for frame 2510 is <text:s text:c="2"/>-0.00056</text:p>
      <text:p text:style-name="P1">Jitter for frame 2511 is <text:s text:c="3"/>0.00113</text:p>
      <text:p text:style-name="P1">Jitter for frame 2512 is <text:s text:c="3"/>0.00402</text:p>
      <text:p text:style-name="P1">Jitter for frame 2513 is <text:s text:c="3"/>0.00644</text:p>
      <text:p text:style-name="P1">Jitter for frame 2514 is <text:s text:c="3"/>0.00671</text:p>
      <text:p text:style-name="P1">Jitter for frame 2515 is <text:s text:c="2"/>-0.00041</text:p>
      <text:p text:style-name="P1">Jitter for frame 2516 is <text:s text:c="3"/>0.00527</text:p>
      <text:p text:style-name="P1">Jitter for frame 2517 is <text:s text:c="3"/>0.00268</text:p>
      <text:p text:style-name="P1">Jitter for frame 2518 is <text:s text:c="3"/>0.00480</text:p>
      <text:p text:style-name="P1">Jitter for frame 2519 is <text:s text:c="3"/>0.00438</text:p>
      <text:p text:style-name="P1">Jitter for frame 2520 is <text:s text:c="3"/>0.00689</text:p>
      <text:p text:style-name="P1">Jitter for frame 2521 is <text:s text:c="3"/>0.00573</text:p>
      <text:p text:style-name="P1">Jitter for frame 2522 is <text:s text:c="3"/>0.00280</text:p>
      <text:p text:style-name="P1">Jitter for frame 2523 is <text:s text:c="3"/>0.00576</text:p>
      <text:p text:style-name="P1">Jitter for frame 2524 is <text:s text:c="2"/>-0.00040</text:p>
      <text:p text:style-name="P1">Jitter for frame 2525 is <text:s text:c="3"/>0.00383</text:p>
      <text:p text:style-name="P1">Jitter for frame 2526 is <text:s text:c="3"/>0.00564</text:p>
      <text:p text:style-name="P1">Jitter for frame 2527 is <text:s text:c="3"/>0.00379</text:p>
      <text:p text:style-name="P1">Jitter for frame 2528 is <text:s text:c="3"/>0.00303</text:p>
      <text:p text:style-name="P1">Jitter for frame 2529 is <text:s text:c="3"/>0.00434</text:p>
      <text:p text:style-name="P1">Jitter for frame 2530 is <text:s text:c="3"/>0.00393</text:p>
      <text:p text:style-name="P1">Jitter for frame 2531 is <text:s text:c="3"/>0.00026</text:p>
      <text:p text:style-name="P1">Jitter for frame 2532 is <text:s text:c="3"/>0.00532</text:p>
      <text:p text:style-name="P1">Jitter for frame 2533 is <text:s text:c="3"/>0.00237</text:p>
      <text:p text:style-name="P1">Jitter for frame 2534 is <text:s text:c="3"/>0.00399</text:p>
      <text:p text:style-name="P1">Jitter for frame 2535 is <text:s text:c="3"/>0.00633</text:p>
      <text:p text:style-name="P1">Jitter for frame 2536 is <text:s text:c="3"/>0.00379</text:p>
      <text:p text:style-name="P1">Jitter for frame 2537 is <text:s text:c="3"/>0.00060</text:p>
      <text:p text:style-name="P1">Jitter for frame 2538 is <text:s text:c="3"/>0.00474</text:p>
      <text:p text:style-name="P1">Jitter for frame 2539 is <text:s text:c="3"/>0.00580</text:p>
      <text:p text:style-name="P1">Jitter for frame 2540 is <text:s text:c="3"/>0.00401</text:p>
      <text:p text:style-name="P1">Jitter for frame 2541 is <text:s text:c="3"/>0.00669</text:p>
      <text:p text:style-name="P1">Jitter for frame 2542 is <text:s text:c="3"/>0.00374</text:p>
      <text:p text:style-name="P1">Jitter for frame 2543 is <text:s text:c="3"/>0.00002</text:p>
      <text:p text:style-name="P1">Jitter for frame 2544 is <text:s text:c="3"/>0.00189</text:p>
      <text:p text:style-name="P1">Jitter for frame 2545 is <text:s text:c="2"/>-0.00005</text:p>
      <text:p text:style-name="P1">Jitter for frame 2546 is <text:s text:c="3"/>0.00000</text:p>
      <text:p text:style-name="P1">Jitter for frame 2547 is <text:s text:c="3"/>0.00083</text:p>
      <text:p text:style-name="P1"><text:soft-page-break/>Jitter for frame 2548 is <text:s text:c="3"/>0.00423</text:p>
      <text:p text:style-name="P1">Jitter for frame 2549 is <text:s text:c="3"/>0.00276</text:p>
      <text:p text:style-name="P1">Jitter for frame 2550 is <text:s text:c="3"/>0.00506</text:p>
      <text:p text:style-name="P1">Jitter for frame 2551 is <text:s text:c="3"/>0.00479</text:p>
      <text:p text:style-name="P1">Jitter for frame 2552 is <text:s text:c="3"/>0.00523</text:p>
      <text:p text:style-name="P1">Jitter for frame 2553 is <text:s text:c="3"/>0.00339</text:p>
      <text:p text:style-name="P1">Jitter for frame 2554 is <text:s text:c="3"/>0.00412</text:p>
      <text:p text:style-name="P1">Jitter for frame 2555 is <text:s text:c="3"/>0.00708</text:p>
      <text:p text:style-name="P1">Jitter for frame 2556 is <text:s text:c="3"/>0.00394</text:p>
      <text:p text:style-name="P1">Jitter for frame 2557 is <text:s text:c="2"/>-0.00098</text:p>
      <text:p text:style-name="P1">Jitter for frame 2558 is <text:s text:c="2"/>-0.00106</text:p>
      <text:p text:style-name="P1">Jitter for frame 2559 is <text:s text:c="2"/>-0.00124</text:p>
      <text:p text:style-name="P1">Jitter for frame 2560 is <text:s text:c="3"/>0.00384</text:p>
      <text:p text:style-name="P1">Jitter for frame 2561 is <text:s text:c="3"/>0.00415</text:p>
      <text:p text:style-name="P1">Jitter for frame 2562 is <text:s text:c="3"/>0.00702</text:p>
      <text:p text:style-name="P1">Jitter for frame 2563 is <text:s text:c="3"/>0.00692</text:p>
      <text:p text:style-name="P1">Jitter for frame 2564 is <text:s text:c="3"/>0.00215</text:p>
      <text:p text:style-name="P1">Jitter for frame 2565 is <text:s text:c="3"/>0.00719</text:p>
      <text:p text:style-name="P1">Jitter for frame 2566 is <text:s text:c="3"/>0.00580</text:p>
      <text:p text:style-name="P1">Jitter for frame 2567 is <text:s text:c="3"/>0.00066</text:p>
      <text:p text:style-name="P1">Jitter for frame 2568 is <text:s text:c="3"/>0.00676</text:p>
      <text:p text:style-name="P1">Jitter for frame 2569 is <text:s text:c="3"/>0.00237</text:p>
      <text:p text:style-name="P1">Jitter for frame 2570 is <text:s text:c="3"/>0.00313</text:p>
      <text:p text:style-name="P1">Jitter for frame 2571 is <text:s text:c="3"/>0.00554</text:p>
      <text:p text:style-name="P1">Jitter for frame 2572 is <text:s text:c="3"/>0.00558</text:p>
      <text:p text:style-name="P1">Jitter for frame 2573 is <text:s text:c="3"/>0.00425</text:p>
      <text:p text:style-name="P1">Jitter for frame 2574 is <text:s text:c="3"/>0.00014</text:p>
      <text:p text:style-name="P1">Jitter for frame 2575 is <text:s text:c="3"/>0.00424</text:p>
      <text:p text:style-name="P1">Jitter for frame 2576 is <text:s text:c="3"/>0.00724</text:p>
      <text:p text:style-name="P1">Jitter for frame 2577 is <text:s text:c="3"/>0.00069</text:p>
      <text:p text:style-name="P1">Jitter for frame 2578 is <text:s text:c="3"/>0.00679</text:p>
      <text:p text:style-name="P1">Jitter for frame 2579 is <text:s text:c="3"/>0.00224</text:p>
      <text:p text:style-name="P1">Jitter for frame 2580 is <text:s text:c="3"/>0.00544</text:p>
      <text:p text:style-name="P1">Jitter for frame 2581 is <text:s text:c="3"/>0.00391</text:p>
      <text:p text:style-name="P1">Jitter for frame 2582 is <text:s text:c="3"/>0.00687</text:p>
      <text:p text:style-name="P1">Jitter for frame 2583 is <text:s text:c="3"/>0.00285</text:p>
      <text:p text:style-name="P1">Jitter for frame 2584 is <text:s text:c="3"/>0.00215</text:p>
      <text:p text:style-name="P1">Jitter for frame 2585 is <text:s text:c="3"/>0.00506</text:p>
      <text:p text:style-name="P1">Jitter for frame 2586 is <text:s text:c="3"/>0.00254</text:p>
      <text:p text:style-name="P1">Jitter for frame 2587 is <text:s text:c="3"/>0.00679</text:p>
      <text:p text:style-name="P1">Jitter for frame 2588 is <text:s text:c="3"/>0.00551</text:p>
      <text:p text:style-name="P1">Jitter for frame 2589 is <text:s text:c="3"/>0.00440</text:p>
      <text:p text:style-name="P1">Jitter for frame 2590 is <text:s text:c="3"/>0.00407</text:p>
      <text:p text:style-name="P1">Jitter for frame 2591 is <text:s text:c="3"/>0.00343</text:p>
      <text:p text:style-name="P1">Jitter for frame 2592 is <text:s text:c="3"/>0.00325</text:p>
      <text:p text:style-name="P1">Jitter for frame 2593 is <text:s text:c="2"/>-0.00109</text:p>
      <text:p text:style-name="P1">Jitter for frame 2594 is <text:s text:c="3"/>0.00002</text:p>
      <text:p text:style-name="P1">Jitter for frame 2595 is <text:s text:c="3"/>0.00440</text:p>
      <text:p text:style-name="P1">Jitter for frame 2596 is <text:s text:c="3"/>0.00324</text:p>
      <text:p text:style-name="P1"><text:soft-page-break/>Jitter for frame 2597 is <text:s text:c="3"/>0.00209</text:p>
      <text:p text:style-name="P1">Jitter for frame 2598 is <text:s text:c="3"/>0.00705</text:p>
      <text:p text:style-name="P1">Jitter for frame 2599 is <text:s text:c="3"/>0.00408</text:p>
      <text:p text:style-name="P1">Jitter for frame 2600 is <text:s text:c="3"/>0.00643</text:p>
      <text:p text:style-name="P1">Jitter for frame 2601 is <text:s text:c="3"/>0.00608</text:p>
      <text:p text:style-name="P1">Jitter for frame 2602 is <text:s text:c="3"/>0.00133</text:p>
      <text:p text:style-name="P1">Jitter for frame 2603 is <text:s text:c="3"/>0.00492</text:p>
      <text:p text:style-name="P1">Jitter for frame 2604 is <text:s text:c="3"/>0.00194</text:p>
      <text:p text:style-name="P1">Jitter for frame 2605 is <text:s text:c="2"/>-0.00083</text:p>
      <text:p text:style-name="P1">Jitter for frame 2606 is <text:s text:c="2"/>-0.00102</text:p>
      <text:p text:style-name="P1">Jitter for frame 2607 is <text:s text:c="3"/>0.00362</text:p>
      <text:p text:style-name="P1">Jitter for frame 2608 is <text:s text:c="3"/>0.00138</text:p>
      <text:p text:style-name="P1">Jitter for frame 2609 is <text:s text:c="3"/>0.00412</text:p>
      <text:p text:style-name="P1">Jitter for frame 2610 is <text:s text:c="3"/>0.00403</text:p>
      <text:p text:style-name="P1">Jitter for frame 2611 is <text:s text:c="3"/>0.00408</text:p>
      <text:p text:style-name="P1">Jitter for frame 2612 is <text:s text:c="3"/>0.00309</text:p>
      <text:p text:style-name="P1">Jitter for frame 2613 is <text:s text:c="3"/>0.00716</text:p>
      <text:p text:style-name="P1">Jitter for frame 2614 is <text:s text:c="3"/>0.00368</text:p>
      <text:p text:style-name="P1">Jitter for frame 2615 is <text:s text:c="3"/>0.00698</text:p>
      <text:p text:style-name="P1">Jitter for frame 2616 is <text:s text:c="3"/>0.00330</text:p>
      <text:p text:style-name="P1">Jitter for frame 2617 is <text:s text:c="3"/>0.00447</text:p>
      <text:p text:style-name="P1">Jitter for frame 2618 is <text:s text:c="3"/>0.00363</text:p>
      <text:p text:style-name="P1">Jitter for frame 2619 is <text:s text:c="3"/>0.00649</text:p>
      <text:p text:style-name="P1">Jitter for frame 2620 is <text:s text:c="3"/>0.00639</text:p>
      <text:p text:style-name="P1">Jitter for frame 2621 is <text:s text:c="3"/>0.00327</text:p>
      <text:p text:style-name="P1">Jitter for frame 2622 is <text:s text:c="3"/>0.00684</text:p>
      <text:p text:style-name="P1">Jitter for frame 2623 is <text:s text:c="3"/>0.00637</text:p>
      <text:p text:style-name="P1">Jitter for frame 2624 is <text:s text:c="3"/>0.00517</text:p>
      <text:p text:style-name="P1">Jitter for frame 2625 is <text:s text:c="3"/>0.00159</text:p>
      <text:p text:style-name="P1">Jitter for frame 2626 is <text:s text:c="3"/>0.00575</text:p>
      <text:p text:style-name="P1">Jitter for frame 2627 is <text:s text:c="3"/>0.00364</text:p>
      <text:p text:style-name="P1">Jitter for frame 2628 is <text:s text:c="3"/>0.00539</text:p>
      <text:p text:style-name="P1">Jitter for frame 2629 is <text:s text:c="3"/>0.00574</text:p>
      <text:p text:style-name="P1">Jitter for frame 2630 is <text:s text:c="3"/>0.00349</text:p>
      <text:p text:style-name="P1">Jitter for frame 2631 is <text:s text:c="3"/>0.00337</text:p>
      <text:p text:style-name="P1">Jitter for frame 2632 is <text:s text:c="3"/>0.00478</text:p>
      <text:p text:style-name="P1">Jitter for frame 2633 is <text:s text:c="3"/>0.00316</text:p>
      <text:p text:style-name="P1">Jitter for frame 2634 is <text:s text:c="3"/>0.00410</text:p>
      <text:p text:style-name="P1">Jitter for frame 2635 is <text:s text:c="3"/>0.00463</text:p>
      <text:p text:style-name="P1">Jitter for frame 2636 is <text:s text:c="3"/>0.00108</text:p>
      <text:p text:style-name="P1">Jitter for frame 2637 is <text:s text:c="3"/>0.00461</text:p>
      <text:p text:style-name="P1">Jitter for frame 2638 is <text:s text:c="3"/>0.00600</text:p>
      <text:p text:style-name="P1">Jitter for frame 2639 is <text:s text:c="3"/>0.00633</text:p>
      <text:p text:style-name="P1">Jitter for frame 2640 is <text:s text:c="3"/>0.00521</text:p>
      <text:p text:style-name="P1">Jitter for frame 2641 is <text:s text:c="2"/>-0.00073</text:p>
      <text:p text:style-name="P1">Jitter for frame 2642 is <text:s text:c="2"/>-0.00015</text:p>
      <text:p text:style-name="P1">Jitter for frame 2643 is <text:s text:c="3"/>0.34226</text:p>
      <text:p text:style-name="P1">Jitter for frame 2644 is <text:s text:c="3"/>0.00302</text:p>
      <text:p text:style-name="P1">Jitter for frame 2645 is <text:s text:c="3"/>0.00191</text:p>
      <text:p text:style-name="P1"><text:soft-page-break/>Jitter for frame 2646 is <text:s text:c="3"/>0.00719</text:p>
      <text:p text:style-name="P1">Jitter for frame 2647 is <text:s text:c="3"/>0.00544</text:p>
      <text:p text:style-name="P1">Jitter for frame 2648 is <text:s text:c="3"/>0.00131</text:p>
      <text:p text:style-name="P1">Jitter for frame 2649 is <text:s text:c="3"/>0.00442</text:p>
      <text:p text:style-name="P1">Jitter for frame 2650 is <text:s text:c="2"/>-0.00071</text:p>
      <text:p text:style-name="P1">Jitter for frame 2651 is <text:s text:c="3"/>0.00197</text:p>
      <text:p text:style-name="P1">Jitter for frame 2652 is <text:s text:c="2"/>-0.00050</text:p>
      <text:p text:style-name="P1">Jitter for frame 2653 is <text:s text:c="3"/>0.00184</text:p>
      <text:p text:style-name="P1">Jitter for frame 2654 is <text:s text:c="3"/>0.00179</text:p>
      <text:p text:style-name="P1">Jitter for frame 2655 is <text:s text:c="3"/>0.00225</text:p>
      <text:p text:style-name="P1">Jitter for frame 2656 is <text:s text:c="3"/>0.00714</text:p>
      <text:p text:style-name="P1">Jitter for frame 2657 is <text:s text:c="3"/>0.00482</text:p>
      <text:p text:style-name="P1">Jitter for frame 2658 is <text:s text:c="3"/>0.00579</text:p>
      <text:p text:style-name="P1">Jitter for frame 2659 is <text:s text:c="3"/>0.00179</text:p>
      <text:p text:style-name="P1">Jitter for frame 2660 is <text:s text:c="3"/>0.00485</text:p>
      <text:p text:style-name="P1">Jitter for frame 2661 is <text:s text:c="3"/>0.00613</text:p>
      <text:p text:style-name="P1">Jitter for frame 2662 is <text:s text:c="2"/>-0.00007</text:p>
      <text:p text:style-name="P1">Jitter for frame 2663 is <text:s text:c="3"/>0.00633</text:p>
      <text:p text:style-name="P1">Jitter for frame 2664 is <text:s text:c="3"/>0.00642</text:p>
      <text:p text:style-name="P1">Jitter for frame 2665 is <text:s text:c="3"/>0.00005</text:p>
      <text:p text:style-name="P1">Jitter for frame 2666 is <text:s text:c="3"/>0.00526</text:p>
      <text:p text:style-name="P1">Jitter for frame 2667 is <text:s text:c="3"/>0.00703</text:p>
      <text:p text:style-name="P1">Jitter for frame 2668 is <text:s text:c="3"/>0.00178</text:p>
      <text:p text:style-name="P1">Jitter for frame 2669 is <text:s text:c="3"/>0.00376</text:p>
      <text:p text:style-name="P1">Jitter for frame 2670 is <text:s text:c="3"/>0.00270</text:p>
      <text:p text:style-name="P1">Jitter for frame 2671 is <text:s text:c="3"/>0.00139</text:p>
      <text:p text:style-name="P1">Jitter for frame 2672 is <text:s text:c="3"/>0.00704</text:p>
      <text:p text:style-name="P1">Jitter for frame 2673 is <text:s text:c="3"/>0.00591</text:p>
      <text:p text:style-name="P1">Jitter for frame 2674 is <text:s text:c="3"/>0.00412</text:p>
      <text:p text:style-name="P1">Jitter for frame 2675 is <text:s text:c="3"/>0.00574</text:p>
      <text:p text:style-name="P1">Jitter for frame 2676 is <text:s text:c="3"/>0.00478</text:p>
      <text:p text:style-name="P1">Jitter for frame 2677 is <text:s text:c="2"/>-0.00016</text:p>
      <text:p text:style-name="P1">Jitter for frame 2678 is <text:s text:c="3"/>0.00560</text:p>
      <text:p text:style-name="P1">Jitter for frame 2679 is <text:s text:c="3"/>0.00496</text:p>
      <text:p text:style-name="P1">Jitter for frame 2680 is <text:s text:c="3"/>0.00157</text:p>
      <text:p text:style-name="P1">Jitter for frame 2681 is <text:s text:c="3"/>0.00394</text:p>
      <text:p text:style-name="P1">Jitter for frame 2682 is <text:s text:c="3"/>0.00547</text:p>
      <text:p text:style-name="P1">Jitter for frame 2683 is <text:s text:c="3"/>0.00071</text:p>
      <text:p text:style-name="P1">Jitter for frame 2684 is <text:s text:c="3"/>0.00611</text:p>
      <text:p text:style-name="P1">Jitter for frame 2685 is <text:s text:c="2"/>-0.00080</text:p>
      <text:p text:style-name="P1">Jitter for frame 2686 is <text:s text:c="2"/>-0.00113</text:p>
      <text:p text:style-name="P1">Jitter for frame 2687 is <text:s text:c="3"/>0.00392</text:p>
      <text:p text:style-name="P1">Jitter for frame 2688 is <text:s text:c="2"/>-0.00073</text:p>
      <text:p text:style-name="P1">Jitter for frame 2689 is <text:s text:c="2"/>-0.00055</text:p>
      <text:p text:style-name="P1">Jitter for frame 2690 is <text:s text:c="2"/>-0.00057</text:p>
      <text:p text:style-name="P1">Jitter for frame 2691 is <text:s text:c="3"/>0.00005</text:p>
      <text:p text:style-name="P1">Jitter for frame 2692 is <text:s text:c="3"/>0.00398</text:p>
      <text:p text:style-name="P1">Jitter for frame 2693 is <text:s text:c="3"/>0.00034</text:p>
      <text:p text:style-name="P1">Jitter for frame 2694 is <text:s text:c="3"/>0.00571</text:p>
      <text:p text:style-name="P1"><text:soft-page-break/>Jitter for frame 2695 is <text:s text:c="3"/>0.00445</text:p>
      <text:p text:style-name="P1">Jitter for frame 2696 is <text:s text:c="3"/>0.00068</text:p>
      <text:p text:style-name="P1">Jitter for frame 2697 is <text:s text:c="3"/>0.00766</text:p>
      <text:p text:style-name="P1">Jitter for frame 2698 is <text:s text:c="3"/>0.00196</text:p>
      <text:p text:style-name="P1">Jitter for frame 2699 is <text:s text:c="2"/>-0.00057</text:p>
      <text:p text:style-name="P1">Jitter for frame 2700 is <text:s text:c="2"/>-0.00057</text:p>
      <text:p text:style-name="P1">Jitter for frame 2701 is <text:s text:c="2"/>-0.00101</text:p>
      <text:p text:style-name="P1">Jitter for frame 2702 is <text:s text:c="3"/>0.00356</text:p>
      <text:p text:style-name="P1">Jitter for frame 2703 is <text:s text:c="3"/>0.00446</text:p>
      <text:p text:style-name="P1">Jitter for frame 2704 is <text:s text:c="3"/>0.00528</text:p>
      <text:p text:style-name="P1">Jitter for frame 2705 is <text:s text:c="3"/>0.00205</text:p>
      <text:p text:style-name="P1">Jitter for frame 2706 is <text:s text:c="3"/>0.00172</text:p>
      <text:p text:style-name="P1">Jitter for frame 2707 is <text:s text:c="3"/>0.00639</text:p>
      <text:p text:style-name="P1">Jitter for frame 2708 is <text:s text:c="3"/>0.00624</text:p>
      <text:p text:style-name="P1">Jitter for frame 2709 is <text:s text:c="3"/>0.00491</text:p>
      <text:p text:style-name="P1">Jitter for frame 2710 is <text:s text:c="3"/>0.00151</text:p>
      <text:p text:style-name="P1">Jitter for frame 2711 is <text:s text:c="3"/>0.00499</text:p>
      <text:p text:style-name="P1">Jitter for frame 2712 is <text:s text:c="3"/>0.00643</text:p>
      <text:p text:style-name="P1">Jitter for frame 2713 is <text:s text:c="3"/>0.00055</text:p>
      <text:p text:style-name="P1">Jitter for frame 2714 is <text:s text:c="3"/>0.00591</text:p>
      <text:p text:style-name="P1">Jitter for frame 2715 is <text:s text:c="3"/>0.00533</text:p>
      <text:p text:style-name="P1">Jitter for frame 2716 is <text:s text:c="3"/>0.00361</text:p>
      <text:p text:style-name="P1">Jitter for frame 2717 is <text:s text:c="3"/>0.00164</text:p>
      <text:p text:style-name="P1">Jitter for frame 2718 is <text:s text:c="3"/>0.00507</text:p>
      <text:p text:style-name="P1">Jitter for frame 2719 is <text:s text:c="3"/>0.00697</text:p>
      <text:p text:style-name="P1">Jitter for frame 2720 is <text:s text:c="3"/>0.00359</text:p>
      <text:p text:style-name="P1">Jitter for frame 2721 is <text:s text:c="3"/>0.00154</text:p>
      <text:p text:style-name="P1">Jitter for frame 2722 is <text:s text:c="3"/>0.00327</text:p>
      <text:p text:style-name="P1">Jitter for frame 2723 is <text:s text:c="3"/>0.00638</text:p>
      <text:p text:style-name="P1">Jitter for frame 2724 is <text:s text:c="3"/>0.00154</text:p>
      <text:p text:style-name="P1">Jitter for frame 2725 is <text:s text:c="3"/>0.00372</text:p>
      <text:p text:style-name="P1">Jitter for frame 2726 is <text:s text:c="3"/>0.00270</text:p>
      <text:p text:style-name="P1">Jitter for frame 2727 is <text:s text:c="3"/>0.00367</text:p>
      <text:p text:style-name="P1">Jitter for frame 2728 is <text:s text:c="3"/>0.00296</text:p>
      <text:p text:style-name="P1">Jitter for frame 2729 is <text:s text:c="3"/>0.00655</text:p>
      <text:p text:style-name="P1">Jitter for frame 2730 is <text:s text:c="2"/>-0.00054</text:p>
      <text:p text:style-name="P1">Jitter for frame 2731 is <text:s text:c="3"/>0.00568</text:p>
      <text:p text:style-name="P1">Jitter for frame 2732 is <text:s text:c="3"/>0.00569</text:p>
      <text:p text:style-name="P1">Jitter for frame 2733 is <text:s text:c="2"/>-0.00031</text:p>
      <text:p text:style-name="P1">Jitter for frame 2734 is <text:s text:c="3"/>0.00617</text:p>
      <text:p text:style-name="P1">Jitter for frame 2735 is <text:s text:c="3"/>0.00495</text:p>
      <text:p text:style-name="P1">Jitter for frame 2736 is <text:s text:c="3"/>0.00026</text:p>
      <text:p text:style-name="P1">Jitter for frame 2737 is <text:s text:c="3"/>0.00102</text:p>
      <text:p text:style-name="P1">Jitter for frame 2738 is <text:s text:c="3"/>0.00256</text:p>
      <text:p text:style-name="P1">Jitter for frame 2739 is <text:s text:c="3"/>0.00097</text:p>
      <text:p text:style-name="P1">Jitter for frame 2740 is <text:s text:c="3"/>0.00379</text:p>
      <text:p text:style-name="P1">Jitter for frame 2741 is <text:s text:c="3"/>0.00259</text:p>
      <text:p text:style-name="P1">Jitter for frame 2742 is <text:s text:c="3"/>0.00589</text:p>
      <text:p text:style-name="P1">Jitter for frame 2743 is <text:s text:c="3"/>0.00294</text:p>
      <text:p text:style-name="P1"><text:soft-page-break/>Jitter for frame 2744 is <text:s text:c="3"/>0.00577</text:p>
      <text:p text:style-name="P1">Jitter for frame 2745 is <text:s text:c="2"/>-0.00014</text:p>
      <text:p text:style-name="P1">Jitter for frame 2746 is <text:s text:c="2"/>-0.00053</text:p>
      <text:p text:style-name="P1">Jitter for frame 2747 is <text:s text:c="3"/>0.00430</text:p>
      <text:p text:style-name="P1">Jitter for frame 2748 is <text:s text:c="3"/>0.00094</text:p>
      <text:p text:style-name="P1">Jitter for frame 2749 is <text:s text:c="3"/>0.00132</text:p>
      <text:p text:style-name="P1">Jitter for frame 2750 is <text:s text:c="3"/>0.00226</text:p>
      <text:p text:style-name="P1">Jitter for frame 2751 is <text:s text:c="3"/>0.00553</text:p>
      <text:p text:style-name="P1">Jitter for frame 2752 is <text:s text:c="3"/>0.00411</text:p>
      <text:p text:style-name="P1">Jitter for frame 2753 is <text:s text:c="3"/>0.00715</text:p>
      <text:p text:style-name="P1">Jitter for frame 2754 is <text:s text:c="3"/>0.00389</text:p>
      <text:p text:style-name="P1">Jitter for frame 2755 is <text:s text:c="2"/>-0.00037</text:p>
      <text:p text:style-name="P1">Jitter for frame 2756 is <text:s text:c="3"/>0.00686</text:p>
      <text:p text:style-name="P1">Jitter for frame 2757 is <text:s text:c="3"/>0.00627</text:p>
      <text:p text:style-name="P1">Jitter for frame 2758 is <text:s text:c="3"/>0.00160</text:p>
      <text:p text:style-name="P1">Jitter for frame 2759 is <text:s text:c="3"/>0.00516</text:p>
      <text:p text:style-name="P1">Jitter for frame 2760 is <text:s text:c="3"/>0.00731</text:p>
      <text:p text:style-name="P1">Jitter for frame 2761 is <text:s text:c="3"/>0.00369</text:p>
      <text:p text:style-name="P1">Jitter for frame 2762 is <text:s text:c="3"/>0.00415</text:p>
      <text:p text:style-name="P1">Jitter for frame 2763 is <text:s text:c="3"/>0.00448</text:p>
      <text:p text:style-name="P1">Jitter for frame 2764 is <text:s text:c="3"/>0.00620</text:p>
      <text:p text:style-name="P1">Jitter for frame 2765 is <text:s text:c="3"/>0.00332</text:p>
      <text:p text:style-name="P1">Jitter for frame 2766 is <text:s text:c="3"/>0.00420</text:p>
      <text:p text:style-name="P1">Jitter for frame 2767 is <text:s text:c="3"/>0.00678</text:p>
      <text:p text:style-name="P1">Jitter for frame 2768 is <text:s text:c="3"/>0.00144</text:p>
      <text:p text:style-name="P1">Jitter for frame 2769 is <text:s text:c="3"/>0.00328</text:p>
      <text:p text:style-name="P1">Jitter for frame 2770 is <text:s text:c="3"/>0.00713</text:p>
      <text:p text:style-name="P1">Jitter for frame 2771 is <text:s text:c="3"/>0.00677</text:p>
      <text:p text:style-name="P1">Jitter for frame 2772 is <text:s text:c="3"/>0.00222</text:p>
      <text:p text:style-name="P1">Jitter for frame 2773 is <text:s text:c="3"/>0.00514</text:p>
      <text:p text:style-name="P1">Jitter for frame 2774 is <text:s text:c="3"/>0.00607</text:p>
      <text:p text:style-name="P1">Jitter for frame 2775 is <text:s text:c="3"/>0.00735</text:p>
      <text:p text:style-name="P1">Jitter for frame 2776 is <text:s text:c="3"/>0.00376</text:p>
      <text:p text:style-name="P1">Jitter for frame 2777 is <text:s text:c="3"/>0.00261</text:p>
      <text:p text:style-name="P1">Jitter for frame 2778 is <text:s text:c="3"/>0.00451</text:p>
      <text:p text:style-name="P1">Jitter for frame 2779 is <text:s text:c="3"/>0.00635</text:p>
      <text:p text:style-name="P1">Jitter for frame 2780 is <text:s text:c="2"/>-0.00086</text:p>
      <text:p text:style-name="P1">Jitter for frame 2781 is <text:s text:c="3"/>0.00376</text:p>
      <text:p text:style-name="P1">Jitter for frame 2782 is <text:s text:c="3"/>0.00353</text:p>
      <text:p text:style-name="P1">Jitter for frame 2783 is <text:s text:c="3"/>0.00410</text:p>
      <text:p text:style-name="P1">Jitter for frame 2784 is <text:s text:c="3"/>0.00106</text:p>
      <text:p text:style-name="P1">Jitter for frame 2785 is <text:s text:c="2"/>-0.00059</text:p>
      <text:p text:style-name="P1">Jitter for frame 2786 is <text:s text:c="2"/>-0.00119</text:p>
      <text:p text:style-name="P1">Jitter for frame 2787 is <text:s text:c="3"/>0.00038</text:p>
      <text:p text:style-name="P1">Jitter for frame 2788 is <text:s text:c="3"/>0.00711</text:p>
      <text:p text:style-name="P1">Jitter for frame 2789 is <text:s text:c="3"/>0.00436</text:p>
      <text:p text:style-name="P1">Jitter for frame 2790 is <text:s text:c="3"/>0.00546</text:p>
      <text:p text:style-name="P1">Jitter for frame 2791 is <text:s text:c="3"/>0.00390</text:p>
      <text:p text:style-name="P1">Jitter for frame 2792 is <text:s text:c="3"/>0.00472</text:p>
      <text:p text:style-name="P1"><text:soft-page-break/>Jitter for frame 2793 is <text:s text:c="3"/>0.00658</text:p>
      <text:p text:style-name="P1">Jitter for frame 2794 is <text:s text:c="2"/>-0.00099</text:p>
      <text:p text:style-name="P1">Jitter for frame 2795 is <text:s text:c="2"/>-0.00041</text:p>
      <text:p text:style-name="P1">Jitter for frame 2796 is <text:s text:c="3"/>0.00119</text:p>
      <text:p text:style-name="P1">Jitter for frame 2797 is <text:s text:c="3"/>0.00474</text:p>
      <text:p text:style-name="P1">Jitter for frame 2798 is <text:s text:c="3"/>0.00454</text:p>
      <text:p text:style-name="P1">Jitter for frame 2799 is <text:s text:c="3"/>0.00486</text:p>
      <text:p text:style-name="P1">Jitter for frame 2800 is <text:s text:c="3"/>0.00663</text:p>
      <text:p text:style-name="P1">Jitter for frame 2801 is <text:s text:c="3"/>0.00580</text:p>
      <text:p text:style-name="P1">Jitter for frame 2802 is <text:s text:c="3"/>0.00648</text:p>
      <text:p text:style-name="P1">Jitter for frame 2803 is <text:s text:c="3"/>0.00553</text:p>
      <text:p text:style-name="P1">Jitter for frame 2804 is <text:s text:c="3"/>0.00637</text:p>
      <text:p text:style-name="P1">Jitter for frame 2805 is <text:s text:c="3"/>0.00413</text:p>
      <text:p text:style-name="P1">Jitter for frame 2806 is <text:s text:c="3"/>0.00698</text:p>
      <text:p text:style-name="P1">Jitter for frame 2807 is <text:s text:c="3"/>0.00249</text:p>
      <text:p text:style-name="P1">Jitter for frame 2808 is <text:s text:c="3"/>0.00388</text:p>
      <text:p text:style-name="P1">Jitter for frame 2809 is <text:s text:c="3"/>0.00588</text:p>
      <text:p text:style-name="P1">Jitter for frame 2810 is <text:s text:c="3"/>0.00459</text:p>
      <text:p text:style-name="P1">Jitter for frame 2811 is <text:s text:c="3"/>0.00286</text:p>
      <text:p text:style-name="P1">Jitter for frame 2812 is <text:s text:c="3"/>0.00488</text:p>
      <text:p text:style-name="P1">Jitter for frame 2813 is <text:s text:c="3"/>0.00332</text:p>
      <text:p text:style-name="P1">Jitter for frame 2814 is <text:s text:c="3"/>0.00163</text:p>
      <text:p text:style-name="P1">Jitter for frame 2815 is <text:s text:c="3"/>0.00200</text:p>
      <text:p text:style-name="P1">Jitter for frame 2816 is <text:s text:c="3"/>0.00719</text:p>
      <text:p text:style-name="P1">Jitter for frame 2817 is <text:s text:c="3"/>0.00472</text:p>
      <text:p text:style-name="P1">Jitter for frame 2818 is <text:s text:c="3"/>0.00664</text:p>
      <text:p text:style-name="P1">Jitter for frame 2819 is <text:s text:c="3"/>0.00256</text:p>
      <text:p text:style-name="P1">Jitter for frame 2820 is <text:s text:c="3"/>0.00505</text:p>
      <text:p text:style-name="P1">Jitter for frame 2821 is <text:s text:c="3"/>0.00442</text:p>
      <text:p text:style-name="P1">Jitter for frame 2822 is <text:s text:c="3"/>0.00439</text:p>
      <text:p text:style-name="P1">Jitter for frame 2823 is <text:s text:c="3"/>0.00380</text:p>
      <text:p text:style-name="P1">Jitter for frame 2824 is <text:s text:c="3"/>0.00198</text:p>
      <text:p text:style-name="P1">Jitter for frame 2825 is <text:s text:c="2"/>-0.00080</text:p>
      <text:p text:style-name="P1">Jitter for frame 2826 is <text:s text:c="3"/>0.00221</text:p>
      <text:p text:style-name="P1">Jitter for frame 2827 is <text:s text:c="3"/>0.00389</text:p>
      <text:p text:style-name="P1">Jitter for frame 2828 is <text:s text:c="3"/>0.00383</text:p>
      <text:p text:style-name="P1">Jitter for frame 2829 is <text:s text:c="3"/>0.00190</text:p>
      <text:p text:style-name="P1">Jitter for frame 2830 is <text:s text:c="3"/>0.00420</text:p>
      <text:p text:style-name="P1">Jitter for frame 2831 is <text:s text:c="3"/>0.00095</text:p>
      <text:p text:style-name="P1">Jitter for frame 2832 is <text:s text:c="3"/>0.00807</text:p>
      <text:p text:style-name="P1">Jitter for frame 2833 is <text:s text:c="3"/>0.00147</text:p>
      <text:p text:style-name="P1">Jitter for frame 2834 is <text:s text:c="3"/>0.00549</text:p>
      <text:p text:style-name="P1">Jitter for frame 2835 is <text:s text:c="3"/>0.00027</text:p>
      <text:p text:style-name="P1">Jitter for frame 2836 is <text:s text:c="3"/>0.00217</text:p>
      <text:p text:style-name="P1">Jitter for frame 2837 is <text:s text:c="3"/>0.00380</text:p>
      <text:p text:style-name="P1">Jitter for frame 2838 is <text:s text:c="3"/>0.00001</text:p>
      <text:p text:style-name="P1">Jitter for frame 2839 is <text:s text:c="3"/>0.00439</text:p>
      <text:p text:style-name="P1">Jitter for frame 2840 is <text:s text:c="3"/>0.00494</text:p>
      <text:p text:style-name="P1">Jitter for frame 2841 is <text:s text:c="3"/>0.00197</text:p>
      <text:p text:style-name="P1"><text:soft-page-break/>Jitter for frame 2842 is <text:s text:c="3"/>0.00504</text:p>
      <text:p text:style-name="P1">Jitter for frame 2843 is <text:s text:c="3"/>0.00364</text:p>
      <text:p text:style-name="P1">Jitter for frame 2844 is <text:s text:c="3"/>0.00146</text:p>
      <text:p text:style-name="P1">Jitter for frame 2845 is <text:s text:c="3"/>0.00311</text:p>
      <text:p text:style-name="P1">Jitter for frame 2846 is <text:s text:c="2"/>-0.00002</text:p>
      <text:p text:style-name="P1">Jitter for frame 2847 is <text:s text:c="3"/>0.00693</text:p>
      <text:p text:style-name="P1">Jitter for frame 2848 is <text:s text:c="3"/>0.00461</text:p>
      <text:p text:style-name="P1">Jitter for frame 2849 is <text:s text:c="3"/>0.00461</text:p>
      <text:p text:style-name="P1">Jitter for frame 2850 is <text:s text:c="3"/>0.00506</text:p>
      <text:p text:style-name="P1">Jitter for frame 2851 is <text:s text:c="3"/>0.00528</text:p>
      <text:p text:style-name="P1">Jitter for frame 2852 is <text:s text:c="3"/>0.00211</text:p>
      <text:p text:style-name="P1">Jitter for frame 2853 is <text:s text:c="3"/>0.00588</text:p>
      <text:p text:style-name="P1">Jitter for frame 2854 is <text:s text:c="3"/>0.00511</text:p>
      <text:p text:style-name="P1">Jitter for frame 2855 is <text:s text:c="3"/>0.00501</text:p>
      <text:p text:style-name="P1">Jitter for frame 2856 is <text:s text:c="3"/>0.00543</text:p>
      <text:p text:style-name="P1">Jitter for frame 2857 is <text:s text:c="3"/>0.00179</text:p>
      <text:p text:style-name="P1">Jitter for frame 2858 is <text:s text:c="3"/>0.00550</text:p>
      <text:p text:style-name="P1">Jitter for frame 2859 is <text:s text:c="3"/>0.00562</text:p>
      <text:p text:style-name="P1">Jitter for frame 2860 is <text:s text:c="3"/>0.00176</text:p>
      <text:p text:style-name="P1">Jitter for frame 2861 is <text:s text:c="3"/>0.00433</text:p>
      <text:p text:style-name="P1">Jitter for frame 2862 is <text:s text:c="3"/>0.00109</text:p>
      <text:p text:style-name="P1">Jitter for frame 2863 is <text:s text:c="3"/>0.00417</text:p>
      <text:p text:style-name="P1">Jitter for frame 2864 is <text:s text:c="3"/>0.00399</text:p>
      <text:p text:style-name="P1">Jitter for frame 2865 is <text:s text:c="3"/>0.00124</text:p>
      <text:p text:style-name="P1">Jitter for frame 2866 is <text:s text:c="3"/>0.00719</text:p>
      <text:p text:style-name="P1">Jitter for frame 2867 is <text:s text:c="2"/>-0.00107</text:p>
      <text:p text:style-name="P1">Jitter for frame 2868 is <text:s text:c="3"/>0.00679</text:p>
      <text:p text:style-name="P1">Jitter for frame 2869 is <text:s text:c="3"/>0.00272</text:p>
      <text:p text:style-name="P1">Jitter for frame 2870 is <text:s text:c="3"/>0.00565</text:p>
      <text:p text:style-name="P1">Jitter for frame 2871 is <text:s text:c="3"/>0.00595</text:p>
      <text:p text:style-name="P1">Jitter for frame 2872 is <text:s text:c="3"/>0.00412</text:p>
      <text:p text:style-name="P1">Jitter for frame 2873 is <text:s text:c="3"/>0.00440</text:p>
      <text:p text:style-name="P1">Jitter for frame 2874 is <text:s text:c="3"/>0.00200</text:p>
      <text:p text:style-name="P1">Jitter for frame 2875 is <text:s text:c="2"/>-0.00025</text:p>
      <text:p text:style-name="P1">Jitter for frame 2876 is <text:s text:c="3"/>0.00689</text:p>
      <text:p text:style-name="P1">Jitter for frame 2877 is <text:s text:c="3"/>0.00059</text:p>
      <text:p text:style-name="P1">Jitter for frame 2878 is <text:s text:c="2"/>-0.00084</text:p>
      <text:p text:style-name="P1">Jitter for frame 2879 is <text:s text:c="3"/>0.00496</text:p>
      <text:p text:style-name="P1">Jitter for frame 2880 is <text:s text:c="3"/>0.00126</text:p>
      <text:p text:style-name="P1">Jitter for frame 2881 is <text:s text:c="3"/>0.01040</text:p>
      <text:p text:style-name="P1">Jitter for frame 2882 is <text:s text:c="3"/>0.00688</text:p>
      <text:p text:style-name="P1">Jitter for frame 2883 is <text:s text:c="2"/>-0.00133</text:p>
      <text:p text:style-name="P1">Jitter for frame 2884 is <text:s text:c="3"/>0.00624</text:p>
      <text:p text:style-name="P1">Jitter for frame 2885 is <text:s text:c="3"/>0.00462</text:p>
      <text:p text:style-name="P1">Jitter for frame 2886 is <text:s text:c="3"/>0.00063</text:p>
      <text:p text:style-name="P1">Jitter for frame 2887 is <text:s text:c="3"/>0.00519</text:p>
      <text:p text:style-name="P1">Jitter for frame 2888 is <text:s text:c="3"/>0.00681</text:p>
      <text:p text:style-name="P1">Jitter for frame 2889 is <text:s text:c="3"/>0.00593</text:p>
      <text:p text:style-name="P1">Jitter for frame 2890 is <text:s text:c="3"/>0.00442</text:p>
      <text:p text:style-name="P1"><text:soft-page-break/>Jitter for frame 2891 is <text:s text:c="3"/>0.00319</text:p>
      <text:p text:style-name="P1">Jitter for frame 2892 is <text:s text:c="3"/>0.00617</text:p>
      <text:p text:style-name="P1">Jitter for frame 2893 is <text:s text:c="3"/>0.00267</text:p>
      <text:p text:style-name="P1">Jitter for frame 2894 is <text:s text:c="3"/>0.00559</text:p>
      <text:p text:style-name="P1">Jitter for frame 2895 is <text:s text:c="3"/>0.00484</text:p>
      <text:p text:style-name="P1">Jitter for frame 2896 is <text:s text:c="3"/>0.00734</text:p>
      <text:p text:style-name="P1">Jitter for frame 2897 is <text:s text:c="3"/>0.00538</text:p>
      <text:p text:style-name="P1">Jitter for frame 2898 is <text:s text:c="3"/>0.00467</text:p>
      <text:p text:style-name="P1">Jitter for frame 2899 is <text:s text:c="3"/>0.00535</text:p>
      <text:p text:style-name="P1">Jitter for frame 2900 is <text:s text:c="3"/>0.00057</text:p>
      <text:p text:style-name="P1">Jitter for frame 2901 is <text:s text:c="3"/>0.00479</text:p>
      <text:p text:style-name="P1">Jitter for frame 2902 is <text:s text:c="2"/>-0.00056</text:p>
      <text:p text:style-name="P1">Jitter for frame 2903 is <text:s text:c="3"/>0.00502</text:p>
      <text:p text:style-name="P1">Jitter for frame 2904 is <text:s text:c="3"/>0.00623</text:p>
      <text:p text:style-name="P1">Jitter for frame 2905 is <text:s text:c="2"/>-0.00081</text:p>
      <text:p text:style-name="P1">Jitter for frame 2906 is <text:s text:c="3"/>0.00310</text:p>
      <text:p text:style-name="P1">Jitter for frame 2907 is <text:s text:c="3"/>0.00568</text:p>
      <text:p text:style-name="P1">Jitter for frame 2908 is <text:s text:c="3"/>0.00513</text:p>
      <text:p text:style-name="P1">Jitter for frame 2909 is <text:s text:c="3"/>0.00608</text:p>
      <text:p text:style-name="P1">Jitter for frame 2910 is <text:s text:c="2"/>-0.00032</text:p>
      <text:p text:style-name="P1">Jitter for frame 2911 is <text:s text:c="3"/>0.00595</text:p>
      <text:p text:style-name="P1">Jitter for frame 2912 is <text:s text:c="3"/>0.00582</text:p>
      <text:p text:style-name="P1">Jitter for frame 2913 is <text:s text:c="3"/>0.00600</text:p>
      <text:p text:style-name="P1">Jitter for frame 2914 is <text:s text:c="3"/>0.00533</text:p>
      <text:p text:style-name="P1">Jitter for frame 2915 is <text:s text:c="3"/>0.00520</text:p>
      <text:p text:style-name="P1">Jitter for frame 2916 is <text:s text:c="2"/>-0.00057</text:p>
      <text:p text:style-name="P1">Jitter for frame 2917 is <text:s text:c="3"/>0.00738</text:p>
      <text:p text:style-name="P1">Jitter for frame 2918 is <text:s text:c="3"/>0.00071</text:p>
      <text:p text:style-name="P1">Jitter for frame 2919 is <text:s text:c="3"/>0.00609</text:p>
      <text:p text:style-name="P1">Jitter for frame 2920 is <text:s text:c="3"/>0.00608</text:p>
      <text:p text:style-name="P1">Jitter for frame 2921 is <text:s text:c="3"/>0.00605</text:p>
      <text:p text:style-name="P1">Jitter for frame 2922 is <text:s text:c="2"/>-0.00061</text:p>
      <text:p text:style-name="P1">Jitter for frame 2923 is <text:s text:c="3"/>0.00601</text:p>
      <text:p text:style-name="P1">Jitter for frame 2924 is <text:s text:c="3"/>0.00440</text:p>
      <text:p text:style-name="P1">Jitter for frame 2925 is <text:s text:c="2"/>-0.00117</text:p>
      <text:p text:style-name="P1">Jitter for frame 2926 is <text:s text:c="2"/>-0.00082</text:p>
      <text:p text:style-name="P1">Jitter for frame 2927 is <text:s text:c="3"/>0.00810</text:p>
      <text:p text:style-name="P1">Jitter for frame 2928 is <text:s text:c="2"/>-0.00088</text:p>
      <text:p text:style-name="P1">Jitter for frame 2929 is <text:s text:c="3"/>0.00421</text:p>
      <text:p text:style-name="P1">Jitter for frame 2930 is <text:s text:c="2"/>-0.00100</text:p>
      <text:p text:style-name="P1">Jitter for frame 2931 is <text:s text:c="3"/>0.00200</text:p>
      <text:p text:style-name="P1">Jitter for frame 2932 is <text:s text:c="2"/>-0.00084</text:p>
      <text:p text:style-name="P1">Jitter for frame 2933 is <text:s text:c="3"/>0.00344</text:p>
      <text:p text:style-name="P1">Jitter for frame 2934 is <text:s text:c="3"/>0.00518</text:p>
      <text:p text:style-name="P1">Jitter for frame 2935 is <text:s text:c="3"/>0.00161</text:p>
      <text:p text:style-name="P1">Jitter for frame 2936 is <text:s text:c="3"/>0.00217</text:p>
      <text:p text:style-name="P1">Jitter for frame 2937 is <text:s text:c="3"/>0.00410</text:p>
      <text:p text:style-name="P1">Jitter for frame 2938 is <text:s text:c="3"/>0.00476</text:p>
      <text:p text:style-name="P1">Jitter for frame 2939 is <text:s text:c="3"/>0.00422</text:p>
      <text:p text:style-name="P1"><text:soft-page-break/>Jitter for frame 2940 is <text:s text:c="3"/>0.00469</text:p>
      <text:p text:style-name="P1">Jitter for frame 2941 is <text:s text:c="3"/>0.00484</text:p>
      <text:p text:style-name="P1">Jitter for frame 2942 is <text:s text:c="3"/>0.00258</text:p>
      <text:p text:style-name="P1">Jitter for frame 2943 is <text:s text:c="3"/>0.00662</text:p>
      <text:p text:style-name="P1">Jitter for frame 2944 is <text:s text:c="3"/>0.00462</text:p>
      <text:p text:style-name="P1">Jitter for frame 2945 is <text:s text:c="3"/>0.00447</text:p>
      <text:p text:style-name="P1">Jitter for frame 2946 is <text:s text:c="3"/>0.00714</text:p>
      <text:p text:style-name="P1">Jitter for frame 2947 is <text:s text:c="3"/>0.00186</text:p>
      <text:p text:style-name="P1">Jitter for frame 2948 is <text:s text:c="3"/>0.00630</text:p>
      <text:p text:style-name="P1">Jitter for frame 2949 is <text:s text:c="3"/>0.00688</text:p>
      <text:p text:style-name="P1">Jitter for frame 2950 is <text:s text:c="3"/>0.00101</text:p>
      <text:p text:style-name="P1">Jitter for frame 2951 is <text:s text:c="3"/>0.00576</text:p>
      <text:p text:style-name="P1">Jitter for frame 2952 is <text:s text:c="3"/>0.00738</text:p>
      <text:p text:style-name="P1">Jitter for frame 2953 is <text:s text:c="2"/>-0.00082</text:p>
      <text:p text:style-name="P1">Jitter for frame 2954 is <text:s text:c="3"/>0.00378</text:p>
      <text:p text:style-name="P1">Jitter for frame 2955 is <text:s text:c="3"/>0.00466</text:p>
      <text:p text:style-name="P1">Jitter for frame 2956 is <text:s text:c="3"/>0.00719</text:p>
      <text:p text:style-name="P1">Jitter for frame 2957 is <text:s text:c="3"/>0.00319</text:p>
      <text:p text:style-name="P1">Jitter for frame 2958 is <text:s text:c="3"/>0.00319</text:p>
      <text:p text:style-name="P1">Jitter for frame 2959 is <text:s text:c="3"/>0.00035</text:p>
      <text:p text:style-name="P1">Jitter for frame 2960 is <text:s text:c="3"/>0.00409</text:p>
      <text:p text:style-name="P1">Jitter for frame 2961 is <text:s text:c="3"/>0.00423</text:p>
      <text:p text:style-name="P1">Jitter for frame 2962 is <text:s text:c="3"/>0.00402</text:p>
      <text:p text:style-name="P1">Jitter for frame 2963 is <text:s text:c="3"/>0.00688</text:p>
      <text:p text:style-name="P1">Jitter for frame 2964 is <text:s text:c="3"/>0.00325</text:p>
      <text:p text:style-name="P1">Jitter for frame 2965 is <text:s text:c="3"/>0.00291</text:p>
      <text:p text:style-name="P1">Jitter for frame 2966 is <text:s text:c="3"/>0.00441</text:p>
      <text:p text:style-name="P1">Jitter for frame 2967 is <text:s text:c="3"/>0.00602</text:p>
      <text:p text:style-name="P1">Jitter for frame 2968 is <text:s text:c="3"/>0.00419</text:p>
      <text:p text:style-name="P1">Jitter for frame 2969 is <text:s text:c="3"/>0.00525</text:p>
      <text:p text:style-name="P1">Jitter for frame 2970 is <text:s text:c="3"/>0.00123</text:p>
      <text:p text:style-name="P1">Jitter for frame 2971 is <text:s text:c="3"/>0.00777</text:p>
      <text:p text:style-name="P1">Jitter for frame 2972 is <text:s text:c="3"/>0.00724</text:p>
      <text:p text:style-name="P1">Jitter for frame 2973 is <text:s text:c="3"/>0.00532</text:p>
      <text:p text:style-name="P1">Jitter for frame 2974 is <text:s text:c="3"/>0.00568</text:p>
      <text:p text:style-name="P1">Jitter for frame 2975 is <text:s text:c="3"/>0.00464</text:p>
      <text:p text:style-name="P1">Jitter for frame 2976 is <text:s text:c="3"/>0.00599</text:p>
      <text:p text:style-name="P1">Jitter for frame 2977 is <text:s text:c="3"/>0.00509</text:p>
      <text:p text:style-name="P1">Jitter for frame 2978 is <text:s text:c="3"/>0.00492</text:p>
      <text:p text:style-name="P1">Jitter for frame 2979 is <text:s text:c="3"/>0.00820</text:p>
      <text:p text:style-name="P1">Jitter for frame 2980 is <text:s text:c="3"/>0.00157</text:p>
      <text:p text:style-name="P1">Jitter for frame 2981 is <text:s text:c="3"/>0.00530</text:p>
      <text:p text:style-name="P1">Jitter for frame 2982 is <text:s text:c="3"/>0.35237</text:p>
      <text:p text:style-name="P1">Jitter for frame 2983 is <text:s text:c="3"/>0.00128</text:p>
      <text:p text:style-name="P1">Jitter for frame 2984 is <text:s text:c="3"/>0.00315</text:p>
      <text:p text:style-name="P1">Jitter for frame 2985 is <text:s text:c="3"/>0.00565</text:p>
      <text:p text:style-name="P1">Jitter for frame 2986 is <text:s text:c="3"/>0.00434</text:p>
      <text:p text:style-name="P1">Jitter for frame 2987 is <text:s text:c="3"/>0.00413</text:p>
      <text:p text:style-name="P1">Jitter for frame 2988 is <text:s text:c="3"/>0.00409</text:p>
      <text:p text:style-name="P1"><text:soft-page-break/>Jitter for frame 2989 is <text:s text:c="3"/>0.00775</text:p>
      <text:p text:style-name="P1">Jitter for frame 2990 is <text:s text:c="3"/>0.00562</text:p>
      <text:p text:style-name="P1">Jitter for frame 2991 is <text:s text:c="3"/>0.00482</text:p>
      <text:p text:style-name="P1">Jitter for frame 2992 is <text:s text:c="3"/>0.00495</text:p>
      <text:p text:style-name="P1">Jitter for frame 2993 is <text:s text:c="3"/>0.00657</text:p>
      <text:p text:style-name="P1">Jitter for frame 2994 is <text:s text:c="3"/>0.00462</text:p>
      <text:p text:style-name="P1">Jitter for frame 2995 is <text:s text:c="3"/>0.00505</text:p>
      <text:p text:style-name="P1">Jitter for frame 2996 is <text:s text:c="3"/>0.00510</text:p>
      <text:p text:style-name="P1">Jitter for frame 2997 is <text:s text:c="3"/>0.00381</text:p>
      <text:p text:style-name="P1">Jitter for frame 2998 is <text:s text:c="3"/>0.00526</text:p>
      <text:p text:style-name="P1">Jitter for frame 2999 is <text:s text:c="3"/>0.00607</text:p>
      <text:p text:style-name="P1">Jitter for frame 3000 is <text:s text:c="3"/>0.00484</text:p>
      <text:p text:style-name="P1">Jitter for frame 3001 is <text:s text:c="3"/>0.00531</text:p>
      <text:p text:style-name="P1">Jitter for frame 3002 is <text:s text:c="3"/>0.00454</text:p>
      <text:p text:style-name="P1">Jitter for frame 3003 is <text:s text:c="3"/>0.00521</text:p>
      <text:p text:style-name="P1">Jitter for frame 3004 is <text:s text:c="2"/>-0.00063</text:p>
      <text:p text:style-name="P1">Jitter for frame 3005 is <text:s text:c="3"/>0.00104</text:p>
      <text:p text:style-name="P1">Jitter for frame 3006 is <text:s text:c="3"/>0.00194</text:p>
      <text:p text:style-name="P1">Jitter for frame 3007 is <text:s text:c="3"/>0.00509</text:p>
      <text:p text:style-name="P1">Jitter for frame 3008 is <text:s text:c="3"/>0.00589</text:p>
      <text:p text:style-name="P1">Jitter for frame 3009 is <text:s text:c="3"/>0.00377</text:p>
      <text:p text:style-name="P1">Jitter for frame 3010 is <text:s text:c="3"/>0.00128</text:p>
      <text:p text:style-name="P1">Jitter for frame 3011 is <text:s text:c="2"/>-0.00061</text:p>
      <text:p text:style-name="P1">Jitter for frame 3012 is <text:s text:c="3"/>0.00308</text:p>
      <text:p text:style-name="P1">Jitter for frame 3013 is <text:s text:c="2"/>-0.00106</text:p>
      <text:p text:style-name="P1">Jitter for frame 3014 is <text:s text:c="2"/>-0.00122</text:p>
      <text:p text:style-name="P1">Jitter for frame 3015 is <text:s text:c="3"/>0.00407</text:p>
      <text:p text:style-name="P1">Jitter for frame 3016 is <text:s text:c="2"/>-0.00074</text:p>
      <text:p text:style-name="P1">Jitter for frame 3017 is <text:s text:c="3"/>0.00090</text:p>
      <text:p text:style-name="P1">Jitter for frame 3018 is <text:s text:c="3"/>0.00591</text:p>
      <text:p text:style-name="P1">Jitter for frame 3019 is <text:s text:c="3"/>0.00679</text:p>
      <text:p text:style-name="P1">Jitter for frame 3020 is <text:s text:c="3"/>0.00461</text:p>
      <text:p text:style-name="P1">Jitter for frame 3021 is <text:s text:c="3"/>0.00153</text:p>
      <text:p text:style-name="P1">Jitter for frame 3022 is <text:s text:c="3"/>0.00488</text:p>
      <text:p text:style-name="P1">Jitter for frame 3023 is <text:s text:c="2"/>-0.00075</text:p>
      <text:p text:style-name="P1">Jitter for frame 3024 is <text:s text:c="3"/>0.00674</text:p>
      <text:p text:style-name="P1">Jitter for frame 3025 is <text:s text:c="3"/>0.00487</text:p>
      <text:p text:style-name="P1">Jitter for frame 3026 is <text:s text:c="3"/>0.00624</text:p>
      <text:p text:style-name="P1">Jitter for frame 3027 is <text:s text:c="3"/>0.00678</text:p>
      <text:p text:style-name="P1">Jitter for frame 3028 is <text:s text:c="3"/>0.00437</text:p>
      <text:p text:style-name="P1">Jitter for frame 3029 is <text:s text:c="3"/>0.00512</text:p>
      <text:p text:style-name="P1">Jitter for frame 3030 is <text:s text:c="3"/>0.00257</text:p>
      <text:p text:style-name="P1">Jitter for frame 3031 is <text:s text:c="3"/>0.00484</text:p>
      <text:p text:style-name="P1">Jitter for frame 3032 is <text:s text:c="3"/>0.00524</text:p>
      <text:p text:style-name="P1">Jitter for frame 3033 is <text:s text:c="3"/>0.00517</text:p>
      <text:p text:style-name="P1">Jitter for frame 3034 is <text:s text:c="3"/>0.00527</text:p>
      <text:p text:style-name="P1">Jitter for frame 3035 is <text:s text:c="3"/>0.00523</text:p>
      <text:p text:style-name="P1">Jitter for frame 3036 is <text:s text:c="3"/>0.00507</text:p>
      <text:p text:style-name="P1">Jitter for frame 3037 is <text:s text:c="3"/>0.00066</text:p>
      <text:p text:style-name="P1"><text:soft-page-break/>Jitter for frame 3038 is <text:s text:c="3"/>0.00363</text:p>
      <text:p text:style-name="P1">Jitter for frame 3039 is <text:s text:c="3"/>0.00008</text:p>
      <text:p text:style-name="P1">Jitter for frame 3040 is <text:s text:c="3"/>0.00411</text:p>
      <text:p text:style-name="P1">Jitter for frame 3041 is <text:s text:c="3"/>0.00315</text:p>
      <text:p text:style-name="P1">Jitter for frame 3042 is <text:s text:c="2"/>-0.00112</text:p>
      <text:p text:style-name="P1">Jitter for frame 3043 is <text:s text:c="3"/>0.00177</text:p>
      <text:p text:style-name="P1">Jitter for frame 3044 is <text:s text:c="3"/>0.00396</text:p>
      <text:p text:style-name="P1">Jitter for frame 3045 is <text:s text:c="3"/>0.00496</text:p>
      <text:p text:style-name="P1">Jitter for frame 3046 is <text:s text:c="3"/>0.00500</text:p>
      <text:p text:style-name="P1">Jitter for frame 3047 is <text:s text:c="3"/>0.00501</text:p>
      <text:p text:style-name="P1">Jitter for frame 3048 is <text:s text:c="3"/>0.00073</text:p>
      <text:p text:style-name="P1">Jitter for frame 3049 is <text:s text:c="3"/>0.00594</text:p>
      <text:p text:style-name="P1">Jitter for frame 3050 is <text:s text:c="3"/>0.00405</text:p>
      <text:p text:style-name="P1">Jitter for frame 3051 is <text:s text:c="3"/>0.00269</text:p>
      <text:p text:style-name="P1">Jitter for frame 3052 is <text:s text:c="3"/>0.00428</text:p>
      <text:p text:style-name="P1">Jitter for frame 3053 is <text:s text:c="3"/>0.00418</text:p>
      <text:p text:style-name="P1">Jitter for frame 3054 is <text:s text:c="3"/>0.00425</text:p>
      <text:p text:style-name="P1">Jitter for frame 3055 is <text:s text:c="3"/>0.00399</text:p>
      <text:p text:style-name="P1">Jitter for frame 3056 is <text:s text:c="3"/>0.00426</text:p>
      <text:p text:style-name="P1">Jitter for frame 3057 is <text:s text:c="3"/>0.00710</text:p>
      <text:p text:style-name="P1">Jitter for frame 3058 is <text:s text:c="3"/>0.00487</text:p>
      <text:p text:style-name="P1">Jitter for frame 3059 is <text:s text:c="3"/>0.00521</text:p>
      <text:p text:style-name="P1">Jitter for frame 3060 is <text:s text:c="3"/>0.00422</text:p>
      <text:p text:style-name="P1">Jitter for frame 3061 is <text:s text:c="3"/>0.00666</text:p>
      <text:p text:style-name="P1">Jitter for frame 3062 is <text:s text:c="3"/>0.00277</text:p>
      <text:p text:style-name="P1">Jitter for frame 3063 is <text:s text:c="3"/>0.00456</text:p>
      <text:p text:style-name="P1">Jitter for frame 3064 is <text:s text:c="3"/>0.00676</text:p>
      <text:p text:style-name="P1">Jitter for frame 3065 is <text:s text:c="3"/>0.00064</text:p>
      <text:p text:style-name="P1">Jitter for frame 3066 is <text:s text:c="3"/>0.00703</text:p>
      <text:p text:style-name="P1">Jitter for frame 3067 is <text:s text:c="3"/>0.00460</text:p>
      <text:p text:style-name="P1">Jitter for frame 3068 is <text:s text:c="3"/>0.00648</text:p>
      <text:p text:style-name="P1">Jitter for frame 3069 is <text:s text:c="3"/>0.00491</text:p>
      <text:p text:style-name="P1">Jitter for frame 3070 is <text:s text:c="3"/>0.00541</text:p>
      <text:p text:style-name="P1">Jitter for frame 3071 is <text:s text:c="2"/>-0.00093</text:p>
      <text:p text:style-name="P1">Jitter for frame 3072 is <text:s text:c="3"/>0.00296</text:p>
      <text:p text:style-name="P1">Jitter for frame 3073 is <text:s text:c="3"/>0.00256</text:p>
      <text:p text:style-name="P1">Jitter for frame 3074 is <text:s text:c="3"/>0.00630</text:p>
      <text:p text:style-name="P1">Jitter for frame 3075 is <text:s text:c="3"/>0.00680</text:p>
      <text:p text:style-name="P1">Jitter for frame 3076 is <text:s text:c="3"/>0.00474</text:p>
      <text:p text:style-name="P1">Jitter for frame 3077 is <text:s text:c="3"/>0.00610</text:p>
      <text:p text:style-name="P1">Jitter for frame 3078 is <text:s text:c="3"/>0.00139</text:p>
      <text:p text:style-name="P1">Jitter for frame 3079 is <text:s text:c="3"/>0.00557</text:p>
      <text:p text:style-name="P1">Jitter for frame 3080 is <text:s text:c="3"/>0.00582</text:p>
      <text:p text:style-name="P1">Jitter for frame 3081 is <text:s text:c="3"/>0.00410</text:p>
      <text:p text:style-name="P1">Jitter for frame 3082 is <text:s text:c="3"/>0.00444</text:p>
      <text:p text:style-name="P1">Jitter for frame 3083 is <text:s text:c="3"/>0.00398</text:p>
      <text:p text:style-name="P1">Jitter for frame 3084 is <text:s text:c="3"/>0.00510</text:p>
      <text:p text:style-name="P1">Jitter for frame 3085 is <text:s text:c="3"/>0.00539</text:p>
      <text:p text:style-name="P1">Jitter for frame 3086 is <text:s text:c="3"/>0.00625</text:p>
      <text:p text:style-name="P1"><text:soft-page-break/>Jitter for frame 3087 is <text:s text:c="3"/>0.00131</text:p>
      <text:p text:style-name="P1">Jitter for frame 3088 is <text:s text:c="3"/>0.00555</text:p>
      <text:p text:style-name="P1">Jitter for frame 3089 is <text:s text:c="3"/>0.00161</text:p>
      <text:p text:style-name="P1">Jitter for frame 3090 is <text:s text:c="3"/>0.00645</text:p>
      <text:p text:style-name="P1">Jitter for frame 3091 is <text:s text:c="3"/>0.00412</text:p>
      <text:p text:style-name="P1">Jitter for frame 3092 is <text:s text:c="3"/>0.00415</text:p>
      <text:p text:style-name="P1">Jitter for frame 3093 is <text:s text:c="3"/>0.00146</text:p>
      <text:p text:style-name="P1">Jitter for frame 3094 is <text:s text:c="2"/>-0.00069</text:p>
      <text:p text:style-name="P1">Jitter for frame 3095 is <text:s text:c="3"/>0.00238</text:p>
      <text:p text:style-name="P1">Jitter for frame 3096 is <text:s text:c="3"/>0.00633</text:p>
      <text:p text:style-name="P1">Jitter for frame 3097 is <text:s text:c="2"/>-0.00029</text:p>
      <text:p text:style-name="P1">Jitter for frame 3098 is <text:s text:c="3"/>0.00057</text:p>
      <text:p text:style-name="P1">Jitter for frame 3099 is <text:s text:c="3"/>0.00461</text:p>
      <text:p text:style-name="P1">Jitter for frame 3100 is <text:s text:c="3"/>0.00061</text:p>
      <text:p text:style-name="P1">Jitter for frame 3101 is <text:s text:c="3"/>0.00011</text:p>
      <text:p text:style-name="P1">Jitter for frame 3102 is <text:s text:c="3"/>0.00081</text:p>
      <text:p text:style-name="P1">Jitter for frame 3103 is <text:s text:c="3"/>0.00260</text:p>
      <text:p text:style-name="P1">Jitter for frame 3104 is <text:s text:c="3"/>0.00410</text:p>
      <text:p text:style-name="P1">Jitter for frame 3105 is <text:s text:c="3"/>0.00223</text:p>
      <text:p text:style-name="P1">Jitter for frame 3106 is <text:s text:c="3"/>0.00672</text:p>
      <text:p text:style-name="P1">Jitter for frame 3107 is <text:s text:c="3"/>0.00534</text:p>
      <text:p text:style-name="P1">Jitter for frame 3108 is <text:s text:c="3"/>0.00188</text:p>
      <text:p text:style-name="P1">Jitter for frame 3109 is <text:s text:c="3"/>0.00425</text:p>
      <text:p text:style-name="P1">Jitter for frame 3110 is <text:s text:c="3"/>0.00410</text:p>
      <text:p text:style-name="P1">Jitter for frame 3111 is <text:s text:c="3"/>0.00093</text:p>
      <text:p text:style-name="P1">Jitter for frame 3112 is <text:s text:c="3"/>0.00697</text:p>
      <text:p text:style-name="P1">Jitter for frame 3113 is <text:s text:c="3"/>0.00347</text:p>
      <text:p text:style-name="P1">Jitter for frame 3114 is <text:s text:c="3"/>0.00538</text:p>
      <text:p text:style-name="P1">Jitter for frame 3115 is <text:s text:c="3"/>0.00526</text:p>
      <text:p text:style-name="P1">Jitter for frame 3116 is <text:s text:c="3"/>0.00005</text:p>
      <text:p text:style-name="P1">Jitter for frame 3117 is <text:s text:c="3"/>0.00536</text:p>
      <text:p text:style-name="P1">Jitter for frame 3118 is <text:s text:c="3"/>0.00470</text:p>
      <text:p text:style-name="P1">Jitter for frame 3119 is <text:s text:c="3"/>0.00268</text:p>
      <text:p text:style-name="P1">Jitter for frame 3120 is <text:s text:c="3"/>0.00489</text:p>
      <text:p text:style-name="P1">Jitter for frame 3121 is <text:s text:c="3"/>0.00683</text:p>
      <text:p text:style-name="P1">Jitter for frame 3122 is <text:s text:c="3"/>0.00147</text:p>
      <text:p text:style-name="P1">Jitter for frame 3123 is <text:s text:c="3"/>0.00552</text:p>
      <text:p text:style-name="P1">Jitter for frame 3124 is <text:s text:c="3"/>0.00403</text:p>
      <text:p text:style-name="P1">Jitter for frame 3125 is <text:s text:c="2"/>-0.00023</text:p>
      <text:p text:style-name="P1">Jitter for frame 3126 is <text:s text:c="3"/>0.00286</text:p>
      <text:p text:style-name="P1">Jitter for frame 3127 is <text:s text:c="3"/>0.00212</text:p>
      <text:p text:style-name="P1">Jitter for frame 3128 is <text:s text:c="3"/>0.00079</text:p>
      <text:p text:style-name="P1">Jitter for frame 3129 is <text:s text:c="3"/>0.00416</text:p>
      <text:p text:style-name="P1">Jitter for frame 3130 is <text:s text:c="3"/>0.00009</text:p>
      <text:p text:style-name="P1">Jitter for frame 3131 is <text:s text:c="3"/>0.00617</text:p>
      <text:p text:style-name="P1">Jitter for frame 3132 is <text:s text:c="3"/>0.00407</text:p>
      <text:p text:style-name="P1">Jitter for frame 3133 is <text:s text:c="3"/>0.00298</text:p>
      <text:p text:style-name="P1">Jitter for frame 3134 is <text:s text:c="3"/>0.00442</text:p>
      <text:p text:style-name="P1">Jitter for frame 3135 is <text:s text:c="3"/>0.00642</text:p>
      <text:p text:style-name="P1"><text:soft-page-break/>Jitter for frame 3136 is <text:s text:c="3"/>0.00606</text:p>
      <text:p text:style-name="P1">Jitter for frame 3137 is <text:s text:c="3"/>0.00502</text:p>
      <text:p text:style-name="P1">Jitter for frame 3138 is <text:s text:c="3"/>0.00684</text:p>
      <text:p text:style-name="P1">Jitter for frame 3139 is <text:s text:c="3"/>0.00707</text:p>
      <text:p text:style-name="P1">Jitter for frame 3140 is <text:s text:c="3"/>0.00412</text:p>
      <text:p text:style-name="P1">Jitter for frame 3141 is <text:s text:c="3"/>0.00403</text:p>
      <text:p text:style-name="P1">Jitter for frame 3142 is <text:s text:c="3"/>0.00255</text:p>
      <text:p text:style-name="P1">Jitter for frame 3143 is <text:s text:c="3"/>0.00820</text:p>
      <text:p text:style-name="P1">Jitter for frame 3144 is <text:s text:c="3"/>0.00504</text:p>
      <text:p text:style-name="P1">Jitter for frame 3145 is <text:s text:c="3"/>0.00701</text:p>
      <text:p text:style-name="P1">Jitter for frame 3146 is <text:s text:c="3"/>0.00542</text:p>
      <text:p text:style-name="P1">Jitter for frame 3147 is <text:s text:c="3"/>0.00497</text:p>
      <text:p text:style-name="P1">Jitter for frame 3148 is <text:s text:c="3"/>0.00544</text:p>
      <text:p text:style-name="P1">Jitter for frame 3149 is <text:s text:c="3"/>0.00531</text:p>
      <text:p text:style-name="P1">Jitter for frame 3150 is <text:s text:c="3"/>0.00470</text:p>
      <text:p text:style-name="P1">Jitter for frame 3151 is <text:s text:c="3"/>0.00087</text:p>
      <text:p text:style-name="P1">Jitter for frame 3152 is <text:s text:c="3"/>0.00528</text:p>
      <text:p text:style-name="P1">Jitter for frame 3153 is <text:s text:c="3"/>0.00406</text:p>
      <text:p text:style-name="P1">Jitter for frame 3154 is <text:s text:c="2"/>-0.00038</text:p>
      <text:p text:style-name="P1">Jitter for frame 3155 is <text:s text:c="3"/>0.00489</text:p>
      <text:p text:style-name="P1">Jitter for frame 3156 is <text:s text:c="3"/>0.00128</text:p>
      <text:p text:style-name="P1">Jitter for frame 3157 is <text:s text:c="2"/>-0.00069</text:p>
      <text:p text:style-name="P1">Jitter for frame 3158 is <text:s text:c="3"/>0.00083</text:p>
      <text:p text:style-name="P1">Jitter for frame 3159 is <text:s text:c="3"/>0.00188</text:p>
      <text:p text:style-name="P1">Jitter for frame 3160 is <text:s text:c="3"/>0.00448</text:p>
      <text:p text:style-name="P1">Jitter for frame 3161 is <text:s text:c="3"/>0.00686</text:p>
      <text:p text:style-name="P1">Jitter for frame 3162 is <text:s text:c="3"/>0.00529</text:p>
      <text:p text:style-name="P1">Jitter for frame 3163 is <text:s text:c="3"/>0.00341</text:p>
      <text:p text:style-name="P1">Jitter for frame 3164 is <text:s text:c="3"/>0.00654</text:p>
      <text:p text:style-name="P1">Jitter for frame 3165 is <text:s text:c="3"/>0.00305</text:p>
      <text:p text:style-name="P1">Jitter for frame 3166 is <text:s text:c="3"/>0.00431</text:p>
      <text:p text:style-name="P1">Jitter for frame 3167 is <text:s text:c="3"/>0.00418</text:p>
      <text:p text:style-name="P1">Jitter for frame 3168 is <text:s text:c="3"/>0.00418</text:p>
      <text:p text:style-name="P1">Jitter for frame 3169 is <text:s text:c="3"/>0.00262</text:p>
      <text:p text:style-name="P1">Jitter for frame 3170 is <text:s text:c="3"/>0.00305</text:p>
      <text:p text:style-name="P1">Jitter for frame 3171 is <text:s text:c="3"/>0.00252</text:p>
      <text:p text:style-name="P1">Jitter for frame 3172 is <text:s text:c="3"/>0.00602</text:p>
      <text:p text:style-name="P1">Jitter for frame 3173 is <text:s text:c="3"/>0.00590</text:p>
      <text:p text:style-name="P1">Jitter for frame 3174 is <text:s text:c="3"/>0.00749</text:p>
      <text:p text:style-name="P1">Jitter for frame 3175 is <text:s text:c="3"/>0.00623</text:p>
      <text:p text:style-name="P1">Jitter for frame 3176 is <text:s text:c="3"/>0.00531</text:p>
      <text:p text:style-name="P1">Jitter for frame 3177 is <text:s text:c="3"/>0.00711</text:p>
      <text:p text:style-name="P1">Jitter for frame 3178 is <text:s text:c="3"/>0.00568</text:p>
      <text:p text:style-name="P1">Jitter for frame 3179 is <text:s text:c="3"/>0.00634</text:p>
      <text:p text:style-name="P1">Jitter for frame 3180 is <text:s text:c="2"/>-0.00058</text:p>
      <text:p text:style-name="P1">Jitter for frame 3181 is <text:s text:c="3"/>0.00506</text:p>
      <text:p text:style-name="P1">Jitter for frame 3182 is <text:s text:c="3"/>0.00184</text:p>
      <text:p text:style-name="P1">Jitter for frame 3183 is <text:s text:c="3"/>0.00256</text:p>
      <text:p text:style-name="P1">Jitter for frame 3184 is <text:s text:c="3"/>0.00430</text:p>
      <text:p text:style-name="P1"><text:soft-page-break/>Jitter for frame 3185 is <text:s text:c="3"/>0.00020</text:p>
      <text:p text:style-name="P1">Jitter for frame 3186 is <text:s text:c="2"/>-0.00095</text:p>
      <text:p text:style-name="P1">Jitter for frame 3187 is <text:s text:c="2"/>-0.00131</text:p>
      <text:p text:style-name="P1">Jitter for frame 3188 is <text:s text:c="3"/>0.00421</text:p>
      <text:p text:style-name="P1">Jitter for frame 3189 is <text:s text:c="3"/>0.00522</text:p>
      <text:p text:style-name="P1">Jitter for frame 3190 is <text:s text:c="3"/>0.00525</text:p>
      <text:p text:style-name="P1">Jitter for frame 3191 is <text:s text:c="3"/>0.00805</text:p>
      <text:p text:style-name="P1">Jitter for frame 3192 is <text:s text:c="3"/>0.00423</text:p>
      <text:p text:style-name="P1">Jitter for frame 3193 is <text:s text:c="3"/>0.00423</text:p>
      <text:p text:style-name="P1">Jitter for frame 3194 is <text:s text:c="3"/>0.00533</text:p>
      <text:p text:style-name="P1">Jitter for frame 3195 is <text:s text:c="3"/>0.00382</text:p>
      <text:p text:style-name="P1">Jitter for frame 3196 is <text:s text:c="3"/>0.00307</text:p>
      <text:p text:style-name="P1">Jitter for frame 3197 is <text:s text:c="3"/>0.00524</text:p>
      <text:p text:style-name="P1">Jitter for frame 3198 is <text:s text:c="3"/>0.00517</text:p>
      <text:p text:style-name="P1">Jitter for frame 3199 is <text:s text:c="3"/>0.00451</text:p>
      <text:p text:style-name="P1">Jitter for frame 3200 is <text:s text:c="3"/>0.00582</text:p>
      <text:p text:style-name="P1">Jitter for frame 3201 is <text:s text:c="3"/>0.00352</text:p>
      <text:p text:style-name="P1">Jitter for frame 3202 is <text:s text:c="3"/>0.00469</text:p>
      <text:p text:style-name="P1">Jitter for frame 3203 is <text:s text:c="3"/>0.00581</text:p>
      <text:p text:style-name="P1">Jitter for frame 3204 is <text:s text:c="3"/>0.00680</text:p>
      <text:p text:style-name="P1">Jitter for frame 3205 is <text:s text:c="3"/>0.00421</text:p>
      <text:p text:style-name="P1">Jitter for frame 3206 is <text:s text:c="3"/>0.00658</text:p>
      <text:p text:style-name="P1">Jitter for frame 3207 is <text:s text:c="3"/>0.00494</text:p>
      <text:p text:style-name="P1">Jitter for frame 3208 is <text:s text:c="3"/>0.00401</text:p>
      <text:p text:style-name="P1">Jitter for frame 3209 is <text:s text:c="3"/>0.00439</text:p>
      <text:p text:style-name="P1">Jitter for frame 3210 is <text:s text:c="3"/>0.00556</text:p>
      <text:p text:style-name="P1">Jitter for frame 3211 is <text:s text:c="3"/>0.00530</text:p>
      <text:p text:style-name="P1">Jitter for frame 3212 is <text:s text:c="2"/>-0.00088</text:p>
      <text:p text:style-name="P1">Jitter for frame 3213 is <text:s text:c="2"/>-0.00104</text:p>
      <text:p text:style-name="P1">Jitter for frame 3214 is <text:s text:c="3"/>0.00091</text:p>
      <text:p text:style-name="P1">Jitter for frame 3215 is <text:s text:c="2"/>-0.00048</text:p>
      <text:p text:style-name="P1">Jitter for frame 3216 is <text:s text:c="2"/>-0.00121</text:p>
      <text:p text:style-name="P1">Jitter for frame 3217 is <text:s text:c="3"/>0.00432</text:p>
      <text:p text:style-name="P1">Jitter for frame 3218 is <text:s text:c="3"/>0.00016</text:p>
      <text:p text:style-name="P1">Jitter for frame 3219 is <text:s text:c="3"/>0.00393</text:p>
      <text:p text:style-name="P1">Jitter for frame 3220 is <text:s text:c="3"/>0.00252</text:p>
      <text:p text:style-name="P1">Jitter for frame 3221 is <text:s text:c="3"/>0.00397</text:p>
      <text:p text:style-name="P1">Jitter for frame 3222 is <text:s text:c="3"/>0.00682</text:p>
      <text:p text:style-name="P1">Jitter for frame 3223 is <text:s text:c="3"/>0.00312</text:p>
      <text:p text:style-name="P1">Jitter for frame 3224 is <text:s text:c="3"/>0.00412</text:p>
      <text:p text:style-name="P1">Jitter for frame 3225 is <text:s text:c="3"/>0.00420</text:p>
      <text:p text:style-name="P1">Jitter for frame 3226 is <text:s text:c="3"/>0.00411</text:p>
      <text:p text:style-name="P1">Jitter for frame 3227 is <text:s text:c="3"/>0.00408</text:p>
      <text:p text:style-name="P1">Jitter for frame 3228 is <text:s text:c="3"/>0.00705</text:p>
      <text:p text:style-name="P1">Jitter for frame 3229 is <text:s text:c="3"/>0.00620</text:p>
      <text:p text:style-name="P1">Jitter for frame 3230 is <text:s text:c="3"/>0.00252</text:p>
      <text:p text:style-name="P1">Jitter for frame 3231 is <text:s text:c="3"/>0.00667</text:p>
      <text:p text:style-name="P1">Jitter for frame 3232 is <text:s text:c="3"/>0.00536</text:p>
      <text:p text:style-name="P1">Jitter for frame 3233 is <text:s text:c="3"/>0.00157</text:p>
      <text:p text:style-name="P1"><text:soft-page-break/>Jitter for frame 3234 is <text:s text:c="3"/>0.00428</text:p>
      <text:p text:style-name="P1">Jitter for frame 3235 is <text:s text:c="3"/>0.00395</text:p>
      <text:p text:style-name="P1">Jitter for frame 3236 is <text:s text:c="2"/>-0.00049</text:p>
      <text:p text:style-name="P1">Jitter for frame 3237 is <text:s text:c="3"/>0.00631</text:p>
      <text:p text:style-name="P1">Jitter for frame 3238 is <text:s text:c="3"/>0.00377</text:p>
      <text:p text:style-name="P1">Jitter for frame 3239 is <text:s text:c="3"/>0.00499</text:p>
      <text:p text:style-name="P1">Jitter for frame 3240 is <text:s text:c="3"/>0.00617</text:p>
      <text:p text:style-name="P1">Jitter for frame 3241 is <text:s text:c="3"/>0.00697</text:p>
      <text:p text:style-name="P1">Jitter for frame 3242 is <text:s text:c="3"/>0.00090</text:p>
      <text:p text:style-name="P1">Jitter for frame 3243 is <text:s text:c="2"/>-0.00063</text:p>
      <text:p text:style-name="P1">Jitter for frame 3244 is <text:s text:c="3"/>0.00221</text:p>
      <text:p text:style-name="P1">Jitter for frame 3245 is <text:s text:c="3"/>0.00516</text:p>
      <text:p text:style-name="P1">Jitter for frame 3246 is <text:s text:c="3"/>0.00164</text:p>
      <text:p text:style-name="P1">Jitter for frame 3247 is <text:s text:c="3"/>0.00467</text:p>
      <text:p text:style-name="P1">Jitter for frame 3248 is <text:s text:c="3"/>0.00610</text:p>
      <text:p text:style-name="P1">Jitter for frame 3249 is <text:s text:c="3"/>0.00590</text:p>
      <text:p text:style-name="P1">Jitter for frame 3250 is <text:s text:c="3"/>0.00189</text:p>
      <text:p text:style-name="P1">Jitter for frame 3251 is <text:s text:c="3"/>0.00470</text:p>
      <text:p text:style-name="P1">Jitter for frame 3252 is <text:s text:c="3"/>0.00495</text:p>
      <text:p text:style-name="P1">Jitter for frame 3253 is <text:s text:c="3"/>0.00460</text:p>
      <text:p text:style-name="P1">Jitter for frame 3254 is <text:s text:c="3"/>0.00553</text:p>
      <text:p text:style-name="P1">Jitter for frame 3255 is <text:s text:c="3"/>0.00466</text:p>
      <text:p text:style-name="P1">Jitter for frame 3256 is <text:s text:c="3"/>0.00525</text:p>
      <text:p text:style-name="P1">Jitter for frame 3257 is <text:s text:c="3"/>0.00612</text:p>
      <text:p text:style-name="P1">Jitter for frame 3258 is <text:s text:c="3"/>0.00429</text:p>
      <text:p text:style-name="P1">Jitter for frame 3259 is <text:s text:c="3"/>0.00602</text:p>
      <text:p text:style-name="P1">Jitter for frame 3260 is <text:s text:c="3"/>0.00467</text:p>
      <text:p text:style-name="P1">Jitter for frame 3261 is <text:s text:c="3"/>0.00427</text:p>
      <text:p text:style-name="P1">Jitter for frame 3262 is <text:s text:c="3"/>0.00547</text:p>
      <text:p text:style-name="P1">Jitter for frame 3263 is <text:s text:c="3"/>0.00413</text:p>
      <text:p text:style-name="P1">Jitter for frame 3264 is <text:s text:c="3"/>0.00427</text:p>
      <text:p text:style-name="P1">Jitter for frame 3265 is <text:s text:c="3"/>0.00430</text:p>
      <text:p text:style-name="P1">Jitter for frame 3266 is <text:s text:c="3"/>0.00728</text:p>
      <text:p text:style-name="P1">Jitter for frame 3267 is <text:s text:c="3"/>0.00204</text:p>
      <text:p text:style-name="P1">Jitter for frame 3268 is <text:s text:c="3"/>0.00718</text:p>
      <text:p text:style-name="P1">Jitter for frame 3269 is <text:s text:c="3"/>0.00549</text:p>
      <text:p text:style-name="P1">Jitter for frame 3270 is <text:s text:c="3"/>0.00200</text:p>
      <text:p text:style-name="P1">Jitter for frame 3271 is <text:s text:c="2"/>-0.00059</text:p>
      <text:p text:style-name="P1">Jitter for frame 3272 is <text:s text:c="3"/>0.00086</text:p>
      <text:p text:style-name="P1">Jitter for frame 3273 is <text:s text:c="3"/>0.00448</text:p>
      <text:p text:style-name="P1">Jitter for frame 3274 is <text:s text:c="2"/>-0.00002</text:p>
      <text:p text:style-name="P1">Jitter for frame 3275 is <text:s text:c="3"/>0.00079</text:p>
      <text:p text:style-name="P1">Jitter for frame 3276 is <text:s text:c="3"/>0.00424</text:p>
      <text:p text:style-name="P1">Jitter for frame 3277 is <text:s text:c="3"/>0.00390</text:p>
      <text:p text:style-name="P1">Jitter for frame 3278 is <text:s text:c="3"/>0.00449</text:p>
      <text:p text:style-name="P1">Jitter for frame 3279 is <text:s text:c="2"/>-0.00006</text:p>
      <text:p text:style-name="P1">Jitter for frame 3280 is <text:s text:c="3"/>0.00384</text:p>
      <text:p text:style-name="P1">Jitter for frame 3281 is <text:s text:c="3"/>0.00624</text:p>
      <text:p text:style-name="P1">Jitter for frame 3282 is <text:s text:c="3"/>0.00017</text:p>
      <text:p text:style-name="P1"><text:soft-page-break/>Jitter for frame 3283 is <text:s text:c="3"/>0.00416</text:p>
      <text:p text:style-name="P1">Jitter for frame 3284 is <text:s text:c="3"/>0.00411</text:p>
      <text:p text:style-name="P1">Jitter for frame 3285 is <text:s text:c="3"/>0.00417</text:p>
      <text:p text:style-name="P1">Jitter for frame 3286 is <text:s text:c="3"/>0.00400</text:p>
      <text:p text:style-name="P1">Jitter for frame 3287 is <text:s text:c="3"/>0.00307</text:p>
      <text:p text:style-name="P1">Jitter for frame 3288 is <text:s text:c="3"/>0.00387</text:p>
      <text:p text:style-name="P1">Jitter for frame 3289 is <text:s text:c="3"/>0.00693</text:p>
      <text:p text:style-name="P1">Jitter for frame 3290 is <text:s text:c="3"/>0.00191</text:p>
      <text:p text:style-name="P1">Jitter for frame 3291 is <text:s text:c="3"/>0.00208</text:p>
      <text:p text:style-name="P1">Jitter for frame 3292 is <text:s text:c="2"/>-0.00064</text:p>
      <text:p text:style-name="P1">Jitter for frame 3293 is <text:s text:c="3"/>0.00191</text:p>
      <text:p text:style-name="P1">Jitter for frame 3294 is <text:s text:c="3"/>0.00043</text:p>
      <text:p text:style-name="P1">Jitter for frame 3295 is <text:s text:c="3"/>0.00615</text:p>
      <text:p text:style-name="P1">Jitter for frame 3296 is <text:s text:c="3"/>0.00368</text:p>
      <text:p text:style-name="P1">Jitter for frame 3297 is <text:s text:c="3"/>0.00543</text:p>
      <text:p text:style-name="P1">Jitter for frame 3298 is <text:s text:c="3"/>0.00501</text:p>
      <text:p text:style-name="P1">Jitter for frame 3299 is <text:s text:c="2"/>-0.00018</text:p>
      <text:p text:style-name="P1">Jitter for frame 3300 is <text:s text:c="2"/>-0.00064</text:p>
      <text:p text:style-name="P1">Jitter for frame 3301 is <text:s text:c="2"/>-0.00113</text:p>
      <text:p text:style-name="P1">Jitter for frame 3302 is <text:s text:c="2"/>-0.00093</text:p>
      <text:p text:style-name="P1">Jitter for frame 3303 is <text:s text:c="2"/>-0.00122</text:p>
      <text:p text:style-name="P1">Jitter for frame 3304 is <text:s text:c="3"/>0.00297</text:p>
      <text:p text:style-name="P1">Jitter for frame 3305 is <text:s text:c="3"/>0.00282</text:p>
      <text:p text:style-name="P1">Jitter for frame 3306 is <text:s text:c="3"/>0.00406</text:p>
      <text:p text:style-name="P1">Jitter for frame 3307 is <text:s text:c="3"/>0.00631</text:p>
      <text:p text:style-name="P1">Jitter for frame 3308 is <text:s text:c="3"/>0.00360</text:p>
      <text:p text:style-name="P1">Jitter for frame 3309 is <text:s text:c="3"/>0.00466</text:p>
      <text:p text:style-name="P1">Jitter for frame 3310 is <text:s text:c="3"/>0.00412</text:p>
      <text:p text:style-name="P1">Jitter for frame 3311 is <text:s text:c="3"/>0.00385</text:p>
      <text:p text:style-name="P1">Jitter for frame 3312 is <text:s text:c="3"/>0.00229</text:p>
      <text:p text:style-name="P1">Jitter for frame 3313 is <text:s text:c="3"/>0.00540</text:p>
      <text:p text:style-name="P1">Jitter for frame 3314 is <text:s text:c="3"/>0.00385</text:p>
      <text:p text:style-name="P1">Jitter for frame 3315 is <text:s text:c="3"/>0.00459</text:p>
      <text:p text:style-name="P1">Jitter for frame 3316 is <text:s text:c="3"/>0.00448</text:p>
      <text:p text:style-name="P1">Jitter for frame 3317 is <text:s text:c="3"/>0.00361</text:p>
      <text:p text:style-name="P1">Jitter for frame 3318 is <text:s text:c="3"/>0.00518</text:p>
      <text:p text:style-name="P1">Jitter for frame 3319 is <text:s text:c="3"/>0.00457</text:p>
      <text:p text:style-name="P1">Jitter for frame 3320 is <text:s text:c="3"/>0.00047</text:p>
      <text:p text:style-name="P1">Jitter for frame 3321 is <text:s text:c="3"/>0.31137</text:p>
      <text:p text:style-name="P1">Jitter for frame 3322 is <text:s text:c="3"/>0.00525</text:p>
      <text:p text:style-name="P1">Jitter for frame 3323 is <text:s text:c="3"/>0.00561</text:p>
      <text:p text:style-name="P1">Jitter for frame 3324 is <text:s text:c="3"/>0.00207</text:p>
      <text:p text:style-name="P1">Jitter for frame 3325 is <text:s text:c="3"/>0.00748</text:p>
      <text:p text:style-name="P1">Jitter for frame 3326 is <text:s text:c="3"/>0.00306</text:p>
      <text:p text:style-name="P1">Jitter for frame 3327 is <text:s text:c="3"/>0.00204</text:p>
      <text:p text:style-name="P1">Jitter for frame 3328 is <text:s text:c="3"/>0.00717</text:p>
      <text:p text:style-name="P1">Jitter for frame 3329 is <text:s text:c="3"/>0.00847</text:p>
      <text:p text:style-name="P1">Jitter for frame 3330 is <text:s text:c="3"/>0.00608</text:p>
      <text:p text:style-name="P1">Jitter for frame 3331 is <text:s text:c="3"/>0.00592</text:p>
      <text:p text:style-name="P1"><text:soft-page-break/>Jitter for frame 3332 is <text:s text:c="3"/>0.00736</text:p>
      <text:p text:style-name="P1">Jitter for frame 3333 is <text:s text:c="3"/>0.00524</text:p>
      <text:p text:style-name="P1">Jitter for frame 3334 is <text:s text:c="3"/>0.00610</text:p>
      <text:p text:style-name="P1">Jitter for frame 3335 is <text:s text:c="3"/>0.00632</text:p>
      <text:p text:style-name="P1">Jitter for frame 3336 is <text:s text:c="3"/>0.00516</text:p>
      <text:p text:style-name="P1">Jitter for frame 3337 is <text:s text:c="3"/>0.00654</text:p>
      <text:p text:style-name="P1">Jitter for frame 3338 is <text:s text:c="3"/>0.00485</text:p>
      <text:p text:style-name="P1">Jitter for frame 3339 is <text:s text:c="3"/>0.00629</text:p>
      <text:p text:style-name="P1">Jitter for frame 3340 is <text:s text:c="2"/>-0.00131</text:p>
      <text:p text:style-name="P1">Jitter for frame 3341 is <text:s text:c="3"/>0.00349</text:p>
      <text:p text:style-name="P1">Jitter for frame 3342 is <text:s text:c="3"/>0.00541</text:p>
      <text:p text:style-name="P1">Jitter for frame 3343 is <text:s text:c="3"/>0.00641</text:p>
      <text:p text:style-name="P1">Jitter for frame 3344 is <text:s text:c="3"/>0.00134</text:p>
      <text:p text:style-name="P1">Jitter for frame 3345 is <text:s text:c="3"/>0.00638</text:p>
      <text:p text:style-name="P1">Jitter for frame 3346 is <text:s text:c="3"/>0.00587</text:p>
      <text:p text:style-name="P1">Jitter for frame 3347 is <text:s text:c="2"/>-0.00123</text:p>
      <text:p text:style-name="P1">Jitter for frame 3348 is <text:s text:c="2"/>-0.08215</text:p>
      <text:p text:style-name="P1">Jitter for frame 3349 is <text:s text:c="3"/>0.00313</text:p>
      <text:p text:style-name="P1">Jitter for frame 3350 is <text:s text:c="2"/>-0.00019</text:p>
      <text:p text:style-name="P1">Jitter for frame 3351 is <text:s text:c="3"/>0.00399</text:p>
      <text:p text:style-name="P1">Jitter for frame 3352 is <text:s text:c="3"/>0.00396</text:p>
      <text:p text:style-name="P1">Jitter for frame 3353 is <text:s text:c="3"/>0.00164</text:p>
      <text:p text:style-name="P1">Jitter for frame 3354 is <text:s text:c="3"/>0.00472</text:p>
      <text:p text:style-name="P1">Jitter for frame 3355 is <text:s text:c="3"/>0.00054</text:p>
      <text:p text:style-name="P1">Jitter for frame 3356 is <text:s text:c="3"/>0.00018</text:p>
      <text:p text:style-name="P1">Jitter for frame 3357 is <text:s text:c="2"/>-0.00044</text:p>
      <text:p text:style-name="P1">Jitter for frame 3358 is <text:s text:c="3"/>0.00033</text:p>
      <text:p text:style-name="P1">Jitter for frame 3359 is <text:s text:c="2"/>-0.00031</text:p>
      <text:p text:style-name="P1">Jitter for frame 3360 is <text:s text:c="3"/>0.00026</text:p>
      <text:p text:style-name="P1">Jitter for frame 3361 is <text:s text:c="2"/>-0.00037</text:p>
      <text:p text:style-name="P1">Jitter for frame 3362 is <text:s text:c="3"/>0.00611</text:p>
      <text:p text:style-name="P1">Jitter for frame 3363 is <text:s text:c="3"/>0.00610</text:p>
      <text:p text:style-name="P1">Jitter for frame 3364 is <text:s text:c="3"/>0.00107</text:p>
      <text:p text:style-name="P1">Jitter for frame 3365 is <text:s text:c="3"/>0.00667</text:p>
      <text:p text:style-name="P1">Jitter for frame 3366 is <text:s text:c="3"/>0.00181</text:p>
      <text:p text:style-name="P1">Jitter for frame 3367 is <text:s text:c="2"/>-0.00055</text:p>
      <text:p text:style-name="P1">Jitter for frame 3368 is <text:s text:c="3"/>0.00418</text:p>
      <text:p text:style-name="P1">Jitter for frame 3369 is <text:s text:c="2"/>-0.00054</text:p>
      <text:p text:style-name="P1">Jitter for frame 3370 is <text:s text:c="3"/>0.00134</text:p>
      <text:p text:style-name="P1">Jitter for frame 3371 is <text:s text:c="2"/>-0.00063</text:p>
      <text:p text:style-name="P1">Jitter for frame 3372 is <text:s text:c="3"/>0.00544</text:p>
      <text:p text:style-name="P1">Jitter for frame 3373 is <text:s text:c="3"/>0.00588</text:p>
      <text:p text:style-name="P1">Jitter for frame 3374 is <text:s text:c="2"/>-0.00035</text:p>
      <text:p text:style-name="P1">Jitter for frame 3375 is <text:s text:c="3"/>0.00208</text:p>
      <text:p text:style-name="P1">Jitter for frame 3376 is <text:s text:c="3"/>0.00725</text:p>
      <text:p text:style-name="P1">Jitter for frame 3377 is <text:s text:c="3"/>0.00490</text:p>
      <text:p text:style-name="P1">Jitter for frame 3378 is <text:s text:c="3"/>0.00383</text:p>
      <text:p text:style-name="P1">Jitter for frame 3379 is <text:s text:c="3"/>0.00498</text:p>
      <text:p text:style-name="P1">Jitter for frame 3380 is <text:s text:c="3"/>0.00921</text:p>
      <text:p text:style-name="P1"><text:soft-page-break/>Jitter for frame 3381 is <text:s text:c="3"/>0.00582</text:p>
      <text:p text:style-name="P1">Jitter for frame 3382 is <text:s text:c="3"/>0.00627</text:p>
      <text:p text:style-name="P1">Jitter for frame 3383 is <text:s text:c="3"/>0.00603</text:p>
      <text:p text:style-name="P1">Jitter for frame 3384 is <text:s text:c="3"/>0.00495</text:p>
      <text:p text:style-name="P1">Jitter for frame 3385 is <text:s text:c="3"/>0.00469</text:p>
      <text:p text:style-name="P1">Jitter for frame 3386 is <text:s text:c="3"/>0.00604</text:p>
      <text:p text:style-name="P1">Jitter for frame 3387 is <text:s text:c="3"/>0.00206</text:p>
      <text:p text:style-name="P1">Jitter for frame 3388 is <text:s text:c="3"/>0.00348</text:p>
      <text:p text:style-name="P1">Jitter for frame 3389 is <text:s text:c="3"/>0.00490</text:p>
      <text:p text:style-name="P1">Jitter for frame 3390 is <text:s text:c="3"/>0.00566</text:p>
      <text:p text:style-name="P1">Jitter for frame 3391 is <text:s text:c="3"/>0.00479</text:p>
      <text:p text:style-name="P1">Jitter for frame 3392 is <text:s text:c="3"/>0.00392</text:p>
      <text:p text:style-name="P1">Jitter for frame 3393 is <text:s text:c="3"/>0.00799</text:p>
      <text:p text:style-name="P1">Jitter for frame 3394 is <text:s text:c="3"/>0.00598</text:p>
      <text:p text:style-name="P1">Jitter for frame 3395 is <text:s text:c="3"/>0.00671</text:p>
      <text:p text:style-name="P1">Jitter for frame 3396 is <text:s text:c="3"/>0.00660</text:p>
      <text:p text:style-name="P1">Jitter for frame 3397 is <text:s text:c="2"/>-0.00055</text:p>
      <text:p text:style-name="P1">Jitter for frame 3398 is <text:s text:c="3"/>0.00077</text:p>
      <text:p text:style-name="P1">Jitter for frame 3399 is <text:s text:c="3"/>0.00387</text:p>
      <text:p text:style-name="P1">Jitter for frame 3400 is <text:s text:c="3"/>0.00557</text:p>
      <text:p text:style-name="P1">Jitter for frame 3401 is <text:s text:c="3"/>0.00485</text:p>
      <text:p text:style-name="P1">Jitter for frame 3402 is <text:s text:c="3"/>0.00267</text:p>
      <text:p text:style-name="P1">Jitter for frame 3403 is <text:s text:c="3"/>0.00831</text:p>
      <text:p text:style-name="P1">Jitter for frame 3404 is <text:s text:c="3"/>0.00538</text:p>
      <text:p text:style-name="P1">Jitter for frame 3405 is <text:s text:c="3"/>0.00609</text:p>
      <text:p text:style-name="P1">Jitter for frame 3406 is <text:s text:c="3"/>0.00592</text:p>
      <text:p text:style-name="P1">Jitter for frame 3407 is <text:s text:c="3"/>0.00713</text:p>
      <text:p text:style-name="P1">Jitter for frame 3408 is <text:s text:c="3"/>0.00777</text:p>
      <text:p text:style-name="P1">Jitter for frame 3409 is <text:s text:c="3"/>0.00598</text:p>
      <text:p text:style-name="P1">Jitter for frame 3410 is <text:s text:c="3"/>0.00828</text:p>
      <text:p text:style-name="P1">Jitter for frame 3411 is <text:s text:c="3"/>0.00606</text:p>
      <text:p text:style-name="P1">Jitter for frame 3412 is <text:s text:c="3"/>0.00749</text:p>
      <text:p text:style-name="P1">Jitter for frame 3413 is <text:s text:c="3"/>0.00543</text:p>
      <text:p text:style-name="P1">Jitter for frame 3414 is <text:s text:c="3"/>0.00195</text:p>
      <text:p text:style-name="P1">Jitter for frame 3415 is <text:s text:c="3"/>0.00485</text:p>
      <text:p text:style-name="P1">Jitter for frame 3416 is <text:s text:c="3"/>0.00474</text:p>
      <text:p text:style-name="P1">Jitter for frame 3417 is <text:s text:c="3"/>0.00726</text:p>
      <text:p text:style-name="P1">Jitter for frame 3418 is <text:s text:c="3"/>0.00215</text:p>
      <text:p text:style-name="P1">Jitter for frame 3419 is <text:s text:c="3"/>0.00397</text:p>
      <text:p text:style-name="P1">Jitter for frame 3420 is <text:s text:c="3"/>0.00018</text:p>
      <text:p text:style-name="P1">Jitter for frame 3421 is <text:s text:c="2"/>-0.00052</text:p>
      <text:p text:style-name="P1">Jitter for frame 3422 is <text:s text:c="3"/>0.00017</text:p>
      <text:p text:style-name="P1">Jitter for frame 3423 is <text:s text:c="2"/>-0.00067</text:p>
      <text:p text:style-name="P1">Jitter for frame 3424 is <text:s text:c="2"/>-0.00120</text:p>
      <text:p text:style-name="P1">Jitter for frame 3425 is <text:s text:c="3"/>0.00117</text:p>
      <text:p text:style-name="P1">Jitter for frame 3426 is <text:s text:c="2"/>-0.00072</text:p>
      <text:p text:style-name="P1">Jitter for frame 3427 is <text:s text:c="3"/>0.00237</text:p>
      <text:p text:style-name="P1">Jitter for frame 3428 is <text:s text:c="2"/>-0.00061</text:p>
      <text:p text:style-name="P1">Jitter for frame 3429 is <text:s text:c="3"/>0.00694</text:p>
      <text:p text:style-name="P1"><text:soft-page-break/>Jitter for frame 3430 is <text:s text:c="3"/>0.00591</text:p>
      <text:p text:style-name="P1">Jitter for frame 3431 is <text:s text:c="3"/>0.00555</text:p>
      <text:p text:style-name="P1">Jitter for frame 3432 is <text:s text:c="3"/>0.00586</text:p>
      <text:p text:style-name="P1">Jitter for frame 3433 is <text:s text:c="3"/>0.00605</text:p>
      <text:p text:style-name="P1">Jitter for frame 3434 is <text:s text:c="3"/>0.00619</text:p>
      <text:p text:style-name="P1">Jitter for frame 3435 is <text:s text:c="3"/>0.00434</text:p>
      <text:p text:style-name="P1">Jitter for frame 3436 is <text:s text:c="3"/>0.00306</text:p>
      <text:p text:style-name="P1">Jitter for frame 3437 is <text:s text:c="3"/>0.00141</text:p>
      <text:p text:style-name="P1">Jitter for frame 3438 is <text:s text:c="3"/>0.00261</text:p>
      <text:p text:style-name="P1">Jitter for frame 3439 is <text:s text:c="3"/>0.00483</text:p>
      <text:p text:style-name="P1">Jitter for frame 3440 is <text:s text:c="3"/>0.00552</text:p>
      <text:p text:style-name="P1">Jitter for frame 3441 is <text:s text:c="3"/>0.00281</text:p>
      <text:p text:style-name="P1">Jitter for frame 3442 is <text:s text:c="3"/>0.00482</text:p>
      <text:p text:style-name="P1">Jitter for frame 3443 is <text:s text:c="3"/>0.00736</text:p>
      <text:p text:style-name="P1">Jitter for frame 3444 is <text:s text:c="3"/>0.00701</text:p>
      <text:p text:style-name="P1">Jitter for frame 3445 is <text:s text:c="3"/>0.00280</text:p>
      <text:p text:style-name="P1">Jitter for frame 3446 is <text:s text:c="3"/>0.00596</text:p>
      <text:p text:style-name="P1">Jitter for frame 3447 is <text:s text:c="3"/>0.00103</text:p>
      <text:p text:style-name="P1">Jitter for frame 3448 is <text:s text:c="2"/>-0.00114</text:p>
      <text:p text:style-name="P1">Jitter for frame 3449 is <text:s text:c="3"/>0.00089</text:p>
      <text:p text:style-name="P1">Jitter for frame 3450 is <text:s text:c="3"/>0.00190</text:p>
      <text:p text:style-name="P1">Jitter for frame 3451 is <text:s text:c="2"/>-0.00099</text:p>
      <text:p text:style-name="P1">Jitter for frame 3452 is <text:s text:c="3"/>0.00229</text:p>
      <text:p text:style-name="P1">Jitter for frame 3453 is <text:s text:c="3"/>0.00594</text:p>
      <text:p text:style-name="P1">Jitter for frame 3454 is <text:s text:c="2"/>-0.00099</text:p>
      <text:p text:style-name="P1">Jitter for frame 3455 is <text:s text:c="3"/>0.00226</text:p>
      <text:p text:style-name="P1">Jitter for frame 3456 is <text:s text:c="3"/>0.00204</text:p>
      <text:p text:style-name="P1">Jitter for frame 3457 is <text:s text:c="3"/>0.00482</text:p>
      <text:p text:style-name="P1">Jitter for frame 3458 is <text:s text:c="3"/>0.00332</text:p>
      <text:p text:style-name="P1">Jitter for frame 3459 is <text:s text:c="3"/>0.00487</text:p>
      <text:p text:style-name="P1">Jitter for frame 3460 is <text:s text:c="3"/>0.00470</text:p>
      <text:p text:style-name="P1">Jitter for frame 3461 is <text:s text:c="3"/>0.00253</text:p>
      <text:p text:style-name="P1">Jitter for frame 3462 is <text:s text:c="3"/>0.00494</text:p>
      <text:p text:style-name="P1">Jitter for frame 3463 is <text:s text:c="3"/>0.00539</text:p>
      <text:p text:style-name="P1">Jitter for frame 3464 is <text:s text:c="3"/>0.00106</text:p>
      <text:p text:style-name="P1">Jitter for frame 3465 is <text:s text:c="3"/>0.00564</text:p>
      <text:p text:style-name="P1">Jitter for frame 3466 is <text:s text:c="3"/>0.00625</text:p>
      <text:p text:style-name="P1">Jitter for frame 3467 is <text:s text:c="3"/>0.00546</text:p>
      <text:p text:style-name="P1">Jitter for frame 3468 is <text:s text:c="3"/>0.00286</text:p>
      <text:p text:style-name="P1">Jitter for frame 3469 is <text:s text:c="3"/>0.00704</text:p>
      <text:p text:style-name="P1">Jitter for frame 3470 is <text:s text:c="3"/>0.00568</text:p>
      <text:p text:style-name="P1">Jitter for frame 3471 is <text:s text:c="3"/>0.00265</text:p>
      <text:p text:style-name="P1">Jitter for frame 3472 is <text:s text:c="3"/>0.00592</text:p>
      <text:p text:style-name="P1">Jitter for frame 3473 is <text:s text:c="2"/>-0.00092</text:p>
      <text:p text:style-name="P1">Jitter for frame 3474 is <text:s text:c="3"/>0.00574</text:p>
      <text:p text:style-name="P1">Jitter for frame 3475 is <text:s text:c="2"/>-0.00028</text:p>
      <text:p text:style-name="P1">Jitter for frame 3476 is <text:s text:c="3"/>0.00417</text:p>
      <text:p text:style-name="P1">Jitter for frame 3477 is <text:s text:c="3"/>0.00193</text:p>
      <text:p text:style-name="P1">Jitter for frame 3478 is <text:s text:c="3"/>0.00309</text:p>
      <text:p text:style-name="P1"><text:soft-page-break/>Jitter for frame 3479 is <text:s text:c="3"/>0.00414</text:p>
      <text:p text:style-name="P1">Jitter for frame 3480 is <text:s text:c="3"/>0.00603</text:p>
      <text:p text:style-name="P1">Jitter for frame 3481 is <text:s text:c="3"/>0.00569</text:p>
      <text:p text:style-name="P1">Jitter for frame 3482 is <text:s text:c="3"/>0.00508</text:p>
      <text:p text:style-name="P1">Jitter for frame 3483 is <text:s text:c="3"/>0.00584</text:p>
      <text:p text:style-name="P1">Jitter for frame 3484 is <text:s text:c="3"/>0.00434</text:p>
      <text:p text:style-name="P1">Jitter for frame 3485 is <text:s text:c="2"/>-0.00042</text:p>
      <text:p text:style-name="P1">Jitter for frame 3486 is <text:s text:c="3"/>0.00561</text:p>
      <text:p text:style-name="P1">Jitter for frame 3487 is <text:s text:c="3"/>0.00493</text:p>
      <text:p text:style-name="P1">Jitter for frame 3488 is <text:s text:c="3"/>0.00516</text:p>
      <text:p text:style-name="P1">Jitter for frame 3489 is <text:s text:c="3"/>0.00797</text:p>
      <text:p text:style-name="P1">Jitter for frame 3490 is <text:s text:c="3"/>0.00546</text:p>
      <text:p text:style-name="P1">Jitter for frame 3491 is <text:s text:c="3"/>0.00618</text:p>
      <text:p text:style-name="P1">Jitter for frame 3492 is <text:s text:c="3"/>0.00425</text:p>
      <text:p text:style-name="P1">Jitter for frame 3493 is <text:s text:c="2"/>-0.00067</text:p>
      <text:p text:style-name="P1">Jitter for frame 3494 is <text:s text:c="3"/>0.00353</text:p>
      <text:p text:style-name="P1">Jitter for frame 3495 is <text:s text:c="2"/>-0.00062</text:p>
      <text:p text:style-name="P1">Jitter for frame 3496 is <text:s text:c="3"/>0.00576</text:p>
      <text:p text:style-name="P1">Jitter for frame 3497 is <text:s text:c="2"/>-0.00064</text:p>
      <text:p text:style-name="P1">Jitter for frame 3498 is <text:s text:c="3"/>0.00126</text:p>
      <text:p text:style-name="P1">Jitter for frame 3499 is <text:s text:c="3"/>0.00022</text:p>
      <text:p text:style-name="P1">Jitter for frame 3500 is <text:s text:c="3"/>0.00494</text:p>
      <text:p text:style-name="P1">Jitter for frame 3501 is <text:s text:c="2"/>-0.00007</text:p>
      <text:p text:style-name="P1">Jitter for frame 3502 is <text:s text:c="2"/>-0.00025</text:p>
      <text:p text:style-name="P1">Jitter for frame 3503 is <text:s text:c="2"/>-0.00102</text:p>
      <text:p text:style-name="P1">Jitter for frame 3504 is <text:s text:c="2"/>-0.00092</text:p>
      <text:p text:style-name="P1">Jitter for frame 3505 is <text:s text:c="3"/>0.00417</text:p>
      <text:p text:style-name="P1">Jitter for frame 3506 is <text:s text:c="3"/>0.00471</text:p>
      <text:p text:style-name="P1">Jitter for frame 3507 is <text:s text:c="3"/>0.00367</text:p>
      <text:p text:style-name="P1">Jitter for frame 3508 is <text:s text:c="3"/>0.00479</text:p>
      <text:p text:style-name="P1">Jitter for frame 3509 is <text:s text:c="3"/>0.00468</text:p>
      <text:p text:style-name="P1">Jitter for frame 3510 is <text:s text:c="3"/>0.00112</text:p>
      <text:p text:style-name="P1">Jitter for frame 3511 is <text:s text:c="3"/>0.00251</text:p>
      <text:p text:style-name="P1">Jitter for frame 3512 is <text:s text:c="3"/>0.00377</text:p>
      <text:p text:style-name="P1">Jitter for frame 3513 is <text:s text:c="3"/>0.00174</text:p>
      <text:p text:style-name="P1">Jitter for frame 3514 is <text:s text:c="3"/>0.00686</text:p>
      <text:p text:style-name="P1">Jitter for frame 3515 is <text:s text:c="3"/>0.00711</text:p>
      <text:p text:style-name="P1">Jitter for frame 3516 is <text:s text:c="3"/>0.00621</text:p>
      <text:p text:style-name="P1">Jitter for frame 3517 is <text:s text:c="3"/>0.00439</text:p>
      <text:p text:style-name="P1">Jitter for frame 3518 is <text:s text:c="2"/>-0.00046</text:p>
      <text:p text:style-name="P1">Jitter for frame 3519 is <text:s text:c="3"/>0.00484</text:p>
      <text:p text:style-name="P1">Jitter for frame 3520 is <text:s text:c="3"/>0.00495</text:p>
      <text:p text:style-name="P1">Jitter for frame 3521 is <text:s text:c="3"/>0.00579</text:p>
      <text:p text:style-name="P1">Jitter for frame 3522 is <text:s text:c="2"/>-0.00030</text:p>
      <text:p text:style-name="P1">Jitter for frame 3523 is <text:s text:c="3"/>0.00230</text:p>
      <text:p text:style-name="P1">Jitter for frame 3524 is <text:s text:c="3"/>0.00477</text:p>
      <text:p text:style-name="P1">Jitter for frame 3525 is <text:s text:c="3"/>0.00397</text:p>
      <text:p text:style-name="P1">Jitter for frame 3526 is <text:s text:c="3"/>0.00489</text:p>
      <text:p text:style-name="P1">Jitter for frame 3527 is <text:s text:c="3"/>0.00489</text:p>
      <text:p text:style-name="P1"><text:soft-page-break/>Jitter for frame 3528 is <text:s text:c="3"/>0.00495</text:p>
      <text:p text:style-name="P1">Jitter for frame 3529 is <text:s text:c="3"/>0.00154</text:p>
      <text:p text:style-name="P1">Jitter for frame 3530 is <text:s text:c="3"/>0.00491</text:p>
      <text:p text:style-name="P1">Jitter for frame 3531 is <text:s text:c="3"/>0.00615</text:p>
      <text:p text:style-name="P1">Jitter for frame 3532 is <text:s text:c="3"/>0.00394</text:p>
      <text:p text:style-name="P1">Jitter for frame 3533 is <text:s text:c="3"/>0.00612</text:p>
      <text:p text:style-name="P1">Jitter for frame 3534 is <text:s text:c="3"/>0.00598</text:p>
      <text:p text:style-name="P1">Jitter for frame 3535 is <text:s text:c="3"/>0.00727</text:p>
      <text:p text:style-name="P1">Jitter for frame 3536 is <text:s text:c="3"/>0.00584</text:p>
      <text:p text:style-name="P1">Jitter for frame 3537 is <text:s text:c="3"/>0.00088</text:p>
      <text:p text:style-name="P1">Jitter for frame 3538 is <text:s text:c="2"/>-0.00046</text:p>
      <text:p text:style-name="P1">Jitter for frame 3539 is <text:s text:c="2"/>-0.00106</text:p>
      <text:p text:style-name="P1">Jitter for frame 3540 is <text:s text:c="3"/>0.00152</text:p>
      <text:p text:style-name="P1">Jitter for frame 3541 is <text:s text:c="2"/>-0.00062</text:p>
      <text:p text:style-name="P1">Jitter for frame 3542 is <text:s text:c="2"/>-0.00020</text:p>
      <text:p text:style-name="P1">Jitter for frame 3543 is <text:s text:c="3"/>0.00050</text:p>
      <text:p text:style-name="P1">Jitter for frame 3544 is <text:s text:c="3"/>0.00517</text:p>
      <text:p text:style-name="P1">Jitter for frame 3545 is <text:s text:c="3"/>0.00477</text:p>
      <text:p text:style-name="P1">Jitter for frame 3546 is <text:s text:c="3"/>0.00453</text:p>
      <text:p text:style-name="P1">Jitter for frame 3547 is <text:s text:c="3"/>0.00520</text:p>
      <text:p text:style-name="P1">Jitter for frame 3548 is <text:s text:c="3"/>0.00655</text:p>
      <text:p text:style-name="P1">Jitter for frame 3549 is <text:s text:c="3"/>0.00153</text:p>
      <text:p text:style-name="P1">Jitter for frame 3550 is <text:s text:c="3"/>0.00129</text:p>
      <text:p text:style-name="P1">Jitter for frame 3551 is <text:s text:c="3"/>0.00479</text:p>
      <text:p text:style-name="P1">Jitter for frame 3552 is <text:s text:c="3"/>0.00658</text:p>
      <text:p text:style-name="P1">Jitter for frame 3553 is <text:s text:c="3"/>0.00592</text:p>
      <text:p text:style-name="P1">Jitter for frame 3554 is <text:s text:c="3"/>0.00567</text:p>
      <text:p text:style-name="P1">Jitter for frame 3555 is <text:s text:c="3"/>0.00467</text:p>
      <text:p text:style-name="P1">Jitter for frame 3556 is <text:s text:c="3"/>0.00654</text:p>
      <text:p text:style-name="P1">Jitter for frame 3557 is <text:s text:c="3"/>0.00567</text:p>
      <text:p text:style-name="P1">Jitter for frame 3558 is <text:s text:c="3"/>0.00548</text:p>
      <text:p text:style-name="P1">Jitter for frame 3559 is <text:s text:c="3"/>0.00583</text:p>
      <text:p text:style-name="P1">Jitter for frame 3560 is <text:s text:c="3"/>0.00317</text:p>
      <text:p text:style-name="P1">Jitter for frame 3561 is <text:s text:c="3"/>0.00783</text:p>
      <text:p text:style-name="P1">Jitter for frame 3562 is <text:s text:c="3"/>0.00620</text:p>
      <text:p text:style-name="P1">Jitter for frame 3563 is <text:s text:c="3"/>0.00575</text:p>
      <text:p text:style-name="P1">Jitter for frame 3564 is <text:s text:c="3"/>0.00520</text:p>
      <text:p text:style-name="P1">Jitter for frame 3565 is <text:s text:c="3"/>0.00689</text:p>
      <text:p text:style-name="P1">Jitter for frame 3566 is <text:s text:c="3"/>0.00672</text:p>
      <text:p text:style-name="P1">Jitter for frame 3567 is <text:s text:c="3"/>0.00081</text:p>
      <text:p text:style-name="P1">Jitter for frame 3568 is <text:s text:c="2"/>-0.00017</text:p>
      <text:p text:style-name="P1">Jitter for frame 3569 is <text:s text:c="3"/>0.00170</text:p>
      <text:p text:style-name="P1">Jitter for frame 3570 is <text:s text:c="2"/>-0.00109</text:p>
      <text:p text:style-name="P1">Jitter for frame 3571 is <text:s text:c="3"/>0.00247</text:p>
      <text:p text:style-name="P1">Jitter for frame 3572 is <text:s text:c="3"/>0.00509</text:p>
      <text:p text:style-name="P1">Jitter for frame 3573 is <text:s text:c="3"/>0.00514</text:p>
      <text:p text:style-name="P1">Jitter for frame 3574 is <text:s text:c="3"/>0.00548</text:p>
      <text:p text:style-name="P1">Jitter for frame 3575 is <text:s text:c="3"/>0.00809</text:p>
      <text:p text:style-name="P1">Jitter for frame 3576 is <text:s text:c="3"/>0.00278</text:p>
      <text:p text:style-name="P1"><text:soft-page-break/>Jitter for frame 3577 is <text:s text:c="3"/>0.00149</text:p>
      <text:p text:style-name="P1">Jitter for frame 3578 is <text:s text:c="3"/>0.00633</text:p>
      <text:p text:style-name="P1">Jitter for frame 3579 is <text:s text:c="3"/>0.00630</text:p>
      <text:p text:style-name="P1">Jitter for frame 3580 is <text:s text:c="3"/>0.00551</text:p>
      <text:p text:style-name="P1">Jitter for frame 3581 is <text:s text:c="3"/>0.00620</text:p>
      <text:p text:style-name="P1">Jitter for frame 3582 is <text:s text:c="3"/>0.00612</text:p>
      <text:p text:style-name="P1">Jitter for frame 3583 is <text:s text:c="3"/>0.00311</text:p>
      <text:p text:style-name="P1">Jitter for frame 3584 is <text:s text:c="2"/>-0.00034</text:p>
      <text:p text:style-name="P1">Jitter for frame 3585 is <text:s text:c="2"/>-0.00031</text:p>
      <text:p text:style-name="P1">Jitter for frame 3586 is <text:s text:c="2"/>-0.00004</text:p>
      <text:p text:style-name="P1">Jitter for frame 3587 is <text:s text:c="3"/>0.00033</text:p>
      <text:p text:style-name="P1">Jitter for frame 3588 is <text:s text:c="3"/>0.00307</text:p>
      <text:p text:style-name="P1">Jitter for frame 3589 is <text:s text:c="2"/>-0.00089</text:p>
      <text:p text:style-name="P1">Jitter for frame 3590 is <text:s text:c="2"/>-0.00044</text:p>
      <text:p text:style-name="P1">Jitter for frame 3591 is <text:s text:c="3"/>0.00040</text:p>
      <text:p text:style-name="P1">Jitter for frame 3592 is <text:s text:c="3"/>0.00635</text:p>
      <text:p text:style-name="P1">Jitter for frame 3593 is <text:s text:c="3"/>0.00096</text:p>
      <text:p text:style-name="P1">Jitter for frame 3594 is <text:s text:c="3"/>0.00081</text:p>
      <text:p text:style-name="P1">Jitter for frame 3595 is <text:s text:c="3"/>0.00634</text:p>
      <text:p text:style-name="P1">Jitter for frame 3596 is <text:s text:c="3"/>0.00660</text:p>
      <text:p text:style-name="P1">Jitter for frame 3597 is <text:s text:c="3"/>0.00581</text:p>
      <text:p text:style-name="P1">Jitter for frame 3598 is <text:s text:c="2"/>-0.00020</text:p>
      <text:p text:style-name="P1">Jitter for frame 3599 is <text:s text:c="3"/>0.00231</text:p>
      <text:p text:style-name="P1">Jitter for frame 3600 is <text:s text:c="3"/>0.00199</text:p>
      <text:p text:style-name="P1">Jitter for frame 3601 is <text:s text:c="3"/>0.00760</text:p>
      <text:p text:style-name="P1">Jitter for frame 3602 is <text:s text:c="3"/>0.00770</text:p>
      <text:p text:style-name="P1">Jitter for frame 3603 is <text:s text:c="3"/>0.00632</text:p>
      <text:p text:style-name="P1">Jitter for frame 3604 is <text:s text:c="3"/>0.00586</text:p>
      <text:p text:style-name="P1">Jitter for frame 3605 is <text:s text:c="3"/>0.00273</text:p>
      <text:p text:style-name="P1">Jitter for frame 3606 is <text:s text:c="3"/>0.00489</text:p>
      <text:p text:style-name="P1">Jitter for frame 3607 is <text:s text:c="3"/>0.00383</text:p>
      <text:p text:style-name="P1">Jitter for frame 3608 is <text:s text:c="3"/>0.00520</text:p>
      <text:p text:style-name="P1">Jitter for frame 3609 is <text:s text:c="3"/>0.00462</text:p>
      <text:p text:style-name="P1">Jitter for frame 3610 is <text:s text:c="3"/>0.00185</text:p>
      <text:p text:style-name="P1">Jitter for frame 3611 is <text:s text:c="3"/>0.00508</text:p>
      <text:p text:style-name="P1">Jitter for frame 3612 is <text:s text:c="3"/>0.00270</text:p>
      <text:p text:style-name="P1">Jitter for frame 3613 is <text:s text:c="3"/>0.00422</text:p>
      <text:p text:style-name="P1">Jitter for frame 3614 is <text:s text:c="3"/>0.00486</text:p>
      <text:p text:style-name="P1">Jitter for frame 3615 is <text:s text:c="3"/>0.00590</text:p>
      <text:p text:style-name="P1">Jitter for frame 3616 is <text:s text:c="3"/>0.00451</text:p>
      <text:p text:style-name="P1">Jitter for frame 3617 is <text:s text:c="3"/>0.00686</text:p>
      <text:p text:style-name="P1">Jitter for frame 3618 is <text:s text:c="3"/>0.00031</text:p>
      <text:p text:style-name="P1">Jitter for frame 3619 is <text:s text:c="3"/>0.00587</text:p>
      <text:p text:style-name="P1">Jitter for frame 3620 is <text:s text:c="2"/>-0.00034</text:p>
      <text:p text:style-name="P1">Jitter for frame 3621 is <text:s text:c="2"/>-0.00012</text:p>
      <text:p text:style-name="P1">Jitter for frame 3622 is <text:s text:c="3"/>0.00729</text:p>
      <text:p text:style-name="P1">Jitter for frame 3623 is <text:s text:c="2"/>-0.00055</text:p>
      <text:p text:style-name="P1">Jitter for frame 3624 is <text:s text:c="3"/>0.00697</text:p>
      <text:p text:style-name="P1">Jitter for frame 3625 is <text:s text:c="3"/>0.00580</text:p>
      <text:p text:style-name="P1"><text:soft-page-break/>Jitter for frame 3626 is <text:s text:c="3"/>0.00363</text:p>
      <text:p text:style-name="P1">Jitter for frame 3627 is <text:s text:c="3"/>0.00247</text:p>
      <text:p text:style-name="P1">Jitter for frame 3628 is <text:s text:c="3"/>0.00270</text:p>
      <text:p text:style-name="P1">Jitter for frame 3629 is <text:s text:c="3"/>0.00823</text:p>
      <text:p text:style-name="P1">Jitter for frame 3630 is <text:s text:c="3"/>0.00724</text:p>
      <text:p text:style-name="P1">Jitter for frame 3631 is <text:s text:c="3"/>0.00748</text:p>
      <text:p text:style-name="P1">Jitter for frame 3632 is <text:s text:c="3"/>0.00491</text:p>
      <text:p text:style-name="P1">Jitter for frame 3633 is <text:s text:c="3"/>0.00261</text:p>
      <text:p text:style-name="P1">Jitter for frame 3634 is <text:s text:c="2"/>-0.00033</text:p>
      <text:p text:style-name="P1">Jitter for frame 3635 is <text:s text:c="3"/>0.00518</text:p>
      <text:p text:style-name="P1">Jitter for frame 3636 is <text:s text:c="3"/>0.00550</text:p>
      <text:p text:style-name="P1">Jitter for frame 3637 is <text:s text:c="3"/>0.00284</text:p>
      <text:p text:style-name="P1">Jitter for frame 3638 is <text:s text:c="3"/>0.00411</text:p>
      <text:p text:style-name="P1">Jitter for frame 3639 is <text:s text:c="3"/>0.00184</text:p>
      <text:p text:style-name="P1">Jitter for frame 3640 is <text:s text:c="3"/>0.00540</text:p>
      <text:p text:style-name="P1">Jitter for frame 3641 is <text:s text:c="3"/>0.00116</text:p>
      <text:p text:style-name="P1">Jitter for frame 3642 is <text:s text:c="3"/>0.00768</text:p>
      <text:p text:style-name="P1">Jitter for frame 3643 is <text:s text:c="3"/>0.00684</text:p>
      <text:p text:style-name="P1">Jitter for frame 3644 is <text:s text:c="3"/>0.00568</text:p>
      <text:p text:style-name="P1">Jitter for frame 3645 is <text:s text:c="3"/>0.00509</text:p>
      <text:p text:style-name="P1">Jitter for frame 3646 is <text:s text:c="3"/>0.00725</text:p>
      <text:p text:style-name="P1">Jitter for frame 3647 is <text:s text:c="2"/>-0.00046</text:p>
      <text:p text:style-name="P1">Jitter for frame 3648 is <text:s text:c="3"/>0.00577</text:p>
      <text:p text:style-name="P1">Jitter for frame 3649 is <text:s text:c="3"/>0.00089</text:p>
      <text:p text:style-name="P1">Jitter for frame 3650 is <text:s text:c="3"/>0.00432</text:p>
      <text:p text:style-name="P1">Jitter for frame 3651 is <text:s text:c="3"/>0.00031</text:p>
      <text:p text:style-name="P1">Jitter for frame 3652 is <text:s text:c="3"/>0.00028</text:p>
      <text:p text:style-name="P1">Jitter for frame 3653 is <text:s text:c="3"/>0.00418</text:p>
      <text:p text:style-name="P1">Jitter for frame 3654 is <text:s text:c="3"/>0.00183</text:p>
      <text:p text:style-name="P1">Jitter for frame 3655 is <text:s text:c="3"/>0.00569</text:p>
      <text:p text:style-name="P1">Jitter for frame 3656 is <text:s text:c="3"/>0.00431</text:p>
      <text:p text:style-name="P1">Jitter for frame 3657 is <text:s text:c="3"/>0.00330</text:p>
      <text:p text:style-name="P1">Jitter for frame 3658 is <text:s text:c="3"/>0.00666</text:p>
      <text:p text:style-name="P1">Jitter for frame 3659 is <text:s text:c="3"/>0.00496</text:p>
      <text:p text:style-name="P1">Jitter for frame 3660 is <text:s text:c="3"/>0.00502</text:p>
      <text:p text:style-name="P1">Jitter for frame 3661 is <text:s text:c="3"/>0.17625</text:p>
      <text:p text:style-name="P1">Jitter for frame 3662 is <text:s text:c="3"/>0.00424</text:p>
      <text:p text:style-name="P1">Jitter for frame 3663 is <text:s text:c="3"/>0.00417</text:p>
      <text:p text:style-name="P1">Jitter for frame 3664 is <text:s text:c="3"/>0.00670</text:p>
      <text:p text:style-name="P1">Jitter for frame 3665 is <text:s text:c="3"/>0.00621</text:p>
      <text:p text:style-name="P1">Jitter for frame 3666 is <text:s text:c="3"/>0.00267</text:p>
      <text:p text:style-name="P1">Jitter for frame 3667 is <text:s text:c="3"/>0.00611</text:p>
      <text:p text:style-name="P1">Jitter for frame 3668 is <text:s text:c="3"/>0.00583</text:p>
      <text:p text:style-name="P1">Jitter for frame 3669 is <text:s text:c="3"/>0.00748</text:p>
      <text:p text:style-name="P1">Jitter for frame 3670 is <text:s text:c="3"/>0.00751</text:p>
      <text:p text:style-name="P1">Jitter for frame 3671 is <text:s text:c="3"/>0.00432</text:p>
      <text:p text:style-name="P1">Jitter for frame 3672 is <text:s text:c="3"/>0.00395</text:p>
      <text:p text:style-name="P1">Jitter for frame 3673 is <text:s text:c="3"/>0.00322</text:p>
      <text:p text:style-name="P1">Jitter for frame 3674 is <text:s text:c="3"/>0.00588</text:p>
      <text:p text:style-name="P1"><text:soft-page-break/>Jitter for frame 3675 is <text:s text:c="3"/>0.00201</text:p>
      <text:p text:style-name="P1">Jitter for frame 3676 is <text:s text:c="3"/>0.00437</text:p>
      <text:p text:style-name="P1">Jitter for frame 3677 is <text:s text:c="3"/>0.00473</text:p>
      <text:p text:style-name="P1">Jitter for frame 3678 is <text:s text:c="3"/>0.00520</text:p>
      <text:p text:style-name="P1">Jitter for frame 3679 is <text:s text:c="2"/>-0.00030</text:p>
      <text:p text:style-name="P1">Jitter for frame 3680 is <text:s text:c="3"/>0.00291</text:p>
      <text:p text:style-name="P1">Jitter for frame 3681 is <text:s text:c="3"/>0.00609</text:p>
      <text:p text:style-name="P1">Jitter for frame 3682 is <text:s text:c="3"/>0.00647</text:p>
      <text:p text:style-name="P1">Jitter for frame 3683 is <text:s text:c="3"/>0.00280</text:p>
      <text:p text:style-name="P1">Jitter for frame 3684 is <text:s text:c="3"/>0.00433</text:p>
      <text:p text:style-name="P1">Jitter for frame 3685 is <text:s text:c="2"/>-0.00114</text:p>
      <text:p text:style-name="P1">Jitter for frame 3686 is <text:s text:c="3"/>0.00364</text:p>
      <text:p text:style-name="P1">Jitter for frame 3687 is <text:s text:c="3"/>0.00532</text:p>
      <text:p text:style-name="P1">Jitter for frame 3688 is <text:s text:c="3"/>0.00523</text:p>
      <text:p text:style-name="P1">Jitter for frame 3689 is <text:s text:c="3"/>0.00685</text:p>
      <text:p text:style-name="P1">Jitter for frame 3690 is <text:s text:c="3"/>0.00528</text:p>
      <text:p text:style-name="P1">Jitter for frame 3691 is <text:s text:c="3"/>0.00278</text:p>
      <text:p text:style-name="P1">Jitter for frame 3692 is <text:s text:c="3"/>0.00470</text:p>
      <text:p text:style-name="P1">Jitter for frame 3693 is <text:s text:c="3"/>0.00452</text:p>
      <text:p text:style-name="P1">Jitter for frame 3694 is <text:s text:c="3"/>0.00577</text:p>
      <text:p text:style-name="P1">Jitter for frame 3695 is <text:s text:c="3"/>0.00357</text:p>
      <text:p text:style-name="P1">Jitter for frame 3696 is <text:s text:c="3"/>0.00433</text:p>
      <text:p text:style-name="P1">Jitter for frame 3697 is <text:s text:c="3"/>0.00506</text:p>
      <text:p text:style-name="P1">Jitter for frame 3698 is <text:s text:c="3"/>0.00137</text:p>
      <text:p text:style-name="P1">Jitter for frame 3699 is <text:s text:c="3"/>0.00290</text:p>
      <text:p text:style-name="P1">Jitter for frame 3700 is <text:s text:c="3"/>0.00718</text:p>
      <text:p text:style-name="P1">Jitter for frame 3701 is <text:s text:c="3"/>0.00677</text:p>
      <text:p text:style-name="P1">Jitter for frame 3702 is <text:s text:c="3"/>0.00500</text:p>
      <text:p text:style-name="P1">Jitter for frame 3703 is <text:s text:c="3"/>0.00533</text:p>
      <text:p text:style-name="P1">Jitter for frame 3704 is <text:s text:c="3"/>0.00904</text:p>
      <text:p text:style-name="P1">Jitter for frame 3705 is <text:s text:c="3"/>0.00485</text:p>
      <text:p text:style-name="P1">Jitter for frame 3706 is <text:s text:c="3"/>0.00568</text:p>
      <text:p text:style-name="P1">Jitter for frame 3707 is <text:s text:c="3"/>0.00671</text:p>
      <text:p text:style-name="P1">Jitter for frame 3708 is <text:s text:c="3"/>0.00621</text:p>
      <text:p text:style-name="P1">Jitter for frame 3709 is <text:s text:c="3"/>0.00053</text:p>
      <text:p text:style-name="P1">Jitter for frame 3710 is <text:s text:c="2"/>-0.00004</text:p>
      <text:p text:style-name="P1">Jitter for frame 3711 is <text:s text:c="3"/>0.00436</text:p>
      <text:p text:style-name="P1">Jitter for frame 3712 is <text:s text:c="3"/>0.00440</text:p>
      <text:p text:style-name="P1">Jitter for frame 3713 is <text:s text:c="3"/>0.00495</text:p>
      <text:p text:style-name="P1">Jitter for frame 3714 is <text:s text:c="3"/>0.00434</text:p>
      <text:p text:style-name="P1">Jitter for frame 3715 is <text:s text:c="3"/>0.00399</text:p>
      <text:p text:style-name="P1">Jitter for frame 3716 is <text:s text:c="3"/>0.00408</text:p>
      <text:p text:style-name="P1">Jitter for frame 3717 is <text:s text:c="3"/>0.00394</text:p>
      <text:p text:style-name="P1">Jitter for frame 3718 is <text:s text:c="2"/>-0.00012</text:p>
      <text:p text:style-name="P1">Jitter for frame 3719 is <text:s text:c="3"/>0.00468</text:p>
      <text:p text:style-name="P1">Jitter for frame 3720 is <text:s text:c="3"/>0.00418</text:p>
      <text:p text:style-name="P1">Jitter for frame 3721 is <text:s text:c="2"/>-0.00052</text:p>
      <text:p text:style-name="P1">Jitter for frame 3722 is <text:s text:c="3"/>0.00442</text:p>
      <text:p text:style-name="P1">Jitter for frame 3723 is <text:s text:c="3"/>0.00178</text:p>
      <text:p text:style-name="P1"><text:soft-page-break/>Jitter for frame 3724 is <text:s text:c="2"/>-0.00071</text:p>
      <text:p text:style-name="P1">Jitter for frame 3725 is <text:s text:c="3"/>0.00228</text:p>
      <text:p text:style-name="P1">Jitter for frame 3726 is <text:s text:c="2"/>-0.00053</text:p>
      <text:p text:style-name="P1">Jitter for frame 3727 is <text:s text:c="2"/>-0.00049</text:p>
      <text:p text:style-name="P1">Jitter for frame 3728 is <text:s text:c="3"/>0.00515</text:p>
      <text:p text:style-name="P1">Jitter for frame 3729 is <text:s text:c="3"/>0.00589</text:p>
      <text:p text:style-name="P1">Jitter for frame 3730 is <text:s text:c="3"/>0.00345</text:p>
      <text:p text:style-name="P1">Jitter for frame 3731 is <text:s text:c="3"/>0.00110</text:p>
      <text:p text:style-name="P1">Jitter for frame 3732 is <text:s text:c="3"/>0.00789</text:p>
      <text:p text:style-name="P1">Jitter for frame 3733 is <text:s text:c="3"/>0.00583</text:p>
      <text:p text:style-name="P1">Jitter for frame 3734 is <text:s text:c="3"/>0.00504</text:p>
      <text:p text:style-name="P1">Jitter for frame 3735 is <text:s text:c="3"/>0.00046</text:p>
      <text:p text:style-name="P1">Jitter for frame 3736 is <text:s text:c="3"/>0.00499</text:p>
      <text:p text:style-name="P1">Jitter for frame 3737 is <text:s text:c="3"/>0.00649</text:p>
      <text:p text:style-name="P1">Jitter for frame 3738 is <text:s text:c="3"/>0.00585</text:p>
      <text:p text:style-name="P1">Jitter for frame 3739 is <text:s text:c="3"/>0.00345</text:p>
      <text:p text:style-name="P1">Jitter for frame 3740 is <text:s text:c="3"/>0.00230</text:p>
      <text:p text:style-name="P1">Jitter for frame 3741 is <text:s text:c="3"/>0.00449</text:p>
      <text:p text:style-name="P1">Jitter for frame 3742 is <text:s text:c="3"/>0.00432</text:p>
      <text:p text:style-name="P1">Jitter for frame 3743 is <text:s text:c="3"/>0.00514</text:p>
      <text:p text:style-name="P1">Jitter for frame 3744 is <text:s text:c="3"/>0.00566</text:p>
      <text:p text:style-name="P1">Jitter for frame 3745 is <text:s text:c="3"/>0.00810</text:p>
      <text:p text:style-name="P1">Jitter for frame 3746 is <text:s text:c="3"/>0.00494</text:p>
      <text:p text:style-name="P1">Jitter for frame 3747 is <text:s text:c="2"/>-0.00092</text:p>
      <text:p text:style-name="P1">Jitter for frame 3748 is <text:s text:c="3"/>0.00454</text:p>
      <text:p text:style-name="P1">Jitter for frame 3749 is <text:s text:c="3"/>0.00201</text:p>
      <text:p text:style-name="P1">Jitter for frame 3750 is <text:s text:c="3"/>0.00339</text:p>
      <text:p text:style-name="P1">Jitter for frame 3751 is <text:s text:c="3"/>0.00437</text:p>
      <text:p text:style-name="P1">Jitter for frame 3752 is <text:s text:c="3"/>0.00432</text:p>
      <text:p text:style-name="P1">Jitter for frame 3753 is <text:s text:c="3"/>0.00619</text:p>
      <text:p text:style-name="P1">Jitter for frame 3754 is <text:s text:c="3"/>0.00388</text:p>
      <text:p text:style-name="P1">Jitter for frame 3755 is <text:s text:c="3"/>0.00423</text:p>
      <text:p text:style-name="P1">Jitter for frame 3756 is <text:s text:c="3"/>0.00665</text:p>
      <text:p text:style-name="P1">Jitter for frame 3757 is <text:s text:c="3"/>0.00018</text:p>
      <text:p text:style-name="P1">Jitter for frame 3758 is <text:s text:c="3"/>0.00493</text:p>
      <text:p text:style-name="P1">Jitter for frame 3759 is <text:s text:c="3"/>0.00435</text:p>
      <text:p text:style-name="P1">Jitter for frame 3760 is <text:s text:c="3"/>0.00121</text:p>
      <text:p text:style-name="P1">Jitter for frame 3761 is <text:s text:c="2"/>-0.00030</text:p>
      <text:p text:style-name="P1">Jitter for frame 3762 is <text:s text:c="3"/>0.00005</text:p>
      <text:p text:style-name="P1">Jitter for frame 3763 is <text:s text:c="3"/>0.00724</text:p>
      <text:p text:style-name="P1">Jitter for frame 3764 is <text:s text:c="3"/>0.00565</text:p>
      <text:p text:style-name="P1">Jitter for frame 3765 is <text:s text:c="3"/>0.00806</text:p>
      <text:p text:style-name="P1">Jitter for frame 3766 is <text:s text:c="3"/>0.00493</text:p>
      <text:p text:style-name="P1">Jitter for frame 3767 is <text:s text:c="3"/>0.00632</text:p>
      <text:p text:style-name="P1">Jitter for frame 3768 is <text:s text:c="3"/>0.00263</text:p>
      <text:p text:style-name="P1">Jitter for frame 3769 is <text:s text:c="3"/>0.00452</text:p>
      <text:p text:style-name="P1">Jitter for frame 3770 is <text:s text:c="3"/>0.00439</text:p>
      <text:p text:style-name="P1">Jitter for frame 3771 is <text:s text:c="3"/>0.00440</text:p>
      <text:p text:style-name="P1">Jitter for frame 3772 is <text:s text:c="3"/>0.00186</text:p>
      <text:p text:style-name="P1"><text:soft-page-break/>Jitter for frame 3773 is <text:s text:c="3"/>0.00662</text:p>
      <text:p text:style-name="P1">Jitter for frame 3774 is <text:s text:c="2"/>-0.00063</text:p>
      <text:p text:style-name="P1">Jitter for frame 3775 is <text:s text:c="3"/>0.00407</text:p>
      <text:p text:style-name="P1">Jitter for frame 3776 is <text:s text:c="3"/>0.00498</text:p>
      <text:p text:style-name="P1">Jitter for frame 3777 is <text:s text:c="3"/>0.00502</text:p>
      <text:p text:style-name="P1">Jitter for frame 3778 is <text:s text:c="3"/>0.00552</text:p>
      <text:p text:style-name="P1">Jitter for frame 3779 is <text:s text:c="3"/>0.00549</text:p>
      <text:p text:style-name="P1">Jitter for frame 3780 is <text:s text:c="3"/>0.00509</text:p>
      <text:p text:style-name="P1">Jitter for frame 3781 is <text:s text:c="3"/>0.00550</text:p>
      <text:p text:style-name="P1">Jitter for frame 3782 is <text:s text:c="3"/>0.00283</text:p>
      <text:p text:style-name="P1">Jitter for frame 3783 is <text:s text:c="3"/>0.00557</text:p>
      <text:p text:style-name="P1">Jitter for frame 3784 is <text:s text:c="3"/>0.00576</text:p>
      <text:p text:style-name="P1">Jitter for frame 3785 is <text:s text:c="3"/>0.00592</text:p>
      <text:p text:style-name="P1">Jitter for frame 3786 is <text:s text:c="3"/>0.00622</text:p>
      <text:p text:style-name="P1">Jitter for frame 3787 is <text:s text:c="3"/>0.00067</text:p>
      <text:p text:style-name="P1">Jitter for frame 3788 is <text:s text:c="3"/>0.00441</text:p>
      <text:p text:style-name="P1">Jitter for frame 3789 is <text:s text:c="2"/>-0.00075</text:p>
      <text:p text:style-name="P1">Jitter for frame 3790 is <text:s text:c="3"/>0.00410</text:p>
      <text:p text:style-name="P1">Jitter for frame 3791 is <text:s text:c="3"/>0.00452</text:p>
      <text:p text:style-name="P1">Jitter for frame 3792 is <text:s text:c="3"/>0.00493</text:p>
      <text:p text:style-name="P1">Jitter for frame 3793 is <text:s text:c="3"/>0.00486</text:p>
      <text:p text:style-name="P1">Jitter for frame 3794 is <text:s text:c="3"/>0.00666</text:p>
      <text:p text:style-name="P1">Jitter for frame 3795 is <text:s text:c="3"/>0.00553</text:p>
      <text:p text:style-name="P1">Jitter for frame 3796 is <text:s text:c="3"/>0.00506</text:p>
      <text:p text:style-name="P1">Jitter for frame 3797 is <text:s text:c="3"/>0.00489</text:p>
      <text:p text:style-name="P1">Jitter for frame 3798 is <text:s text:c="3"/>0.00145</text:p>
      <text:p text:style-name="P1">Jitter for frame 3799 is <text:s text:c="3"/>0.00197</text:p>
      <text:p text:style-name="P1">Jitter for frame 3800 is <text:s text:c="2"/>-0.00067</text:p>
      <text:p text:style-name="P1">Jitter for frame 3801 is <text:s text:c="3"/>0.00552</text:p>
      <text:p text:style-name="P1">Jitter for frame 3802 is <text:s text:c="3"/>0.00429</text:p>
      <text:p text:style-name="P1">Jitter for frame 3803 is <text:s text:c="2"/>-0.00050</text:p>
      <text:p text:style-name="P1">Jitter for frame 3804 is <text:s text:c="3"/>0.00795</text:p>
      <text:p text:style-name="P1">Jitter for frame 3805 is <text:s text:c="3"/>0.00739</text:p>
      <text:p text:style-name="P1">Jitter for frame 3806 is <text:s text:c="3"/>0.00435</text:p>
      <text:p text:style-name="P1">Jitter for frame 3807 is <text:s text:c="3"/>0.00485</text:p>
      <text:p text:style-name="P1">Jitter for frame 3808 is <text:s text:c="3"/>0.00163</text:p>
      <text:p text:style-name="P1">Jitter for frame 3809 is <text:s text:c="3"/>0.00737</text:p>
      <text:p text:style-name="P1">Jitter for frame 3810 is <text:s text:c="3"/>0.00203</text:p>
      <text:p text:style-name="P1">Jitter for frame 3811 is <text:s text:c="3"/>0.00433</text:p>
      <text:p text:style-name="P1">Jitter for frame 3812 is <text:s text:c="3"/>0.00547</text:p>
      <text:p text:style-name="P1">Jitter for frame 3813 is <text:s text:c="3"/>0.00440</text:p>
      <text:p text:style-name="P1">Jitter for frame 3814 is <text:s text:c="3"/>0.00632</text:p>
      <text:p text:style-name="P1">Jitter for frame 3815 is <text:s text:c="3"/>0.00662</text:p>
      <text:p text:style-name="P1">Jitter for frame 3816 is <text:s text:c="3"/>0.00518</text:p>
      <text:p text:style-name="P1">Jitter for frame 3817 is <text:s text:c="3"/>0.00386</text:p>
      <text:p text:style-name="P1">Jitter for frame 3818 is <text:s text:c="3"/>0.00536</text:p>
      <text:p text:style-name="P1">Jitter for frame 3819 is <text:s text:c="3"/>0.00505</text:p>
      <text:p text:style-name="P1">Jitter for frame 3820 is <text:s text:c="2"/>-0.00087</text:p>
      <text:p text:style-name="P1">Jitter for frame 3821 is <text:s text:c="2"/>-0.00030</text:p>
      <text:p text:style-name="P1"><text:soft-page-break/>Jitter for frame 3822 is <text:s text:c="2"/>-0.00070</text:p>
      <text:p text:style-name="P1">Jitter for frame 3823 is <text:s text:c="3"/>0.00755</text:p>
      <text:p text:style-name="P1">Jitter for frame 3824 is <text:s text:c="3"/>0.00059</text:p>
      <text:p text:style-name="P1">Jitter for frame 3825 is <text:s text:c="3"/>0.02630</text:p>
      <text:p text:style-name="P1">Jitter for frame 3826 is <text:s text:c="3"/>0.00120</text:p>
      <text:p text:style-name="P1">Jitter for frame 3827 is <text:s text:c="3"/>0.00090</text:p>
      <text:p text:style-name="P1">Jitter for frame 3828 is <text:s text:c="3"/>0.00077</text:p>
      <text:p text:style-name="P1">Jitter for frame 3829 is <text:s text:c="3"/>0.00665</text:p>
      <text:p text:style-name="P1">Jitter for frame 3830 is <text:s text:c="2"/>-0.00011</text:p>
      <text:p text:style-name="P1">Jitter for frame 3831 is <text:s text:c="3"/>0.00214</text:p>
      <text:p text:style-name="P1">Jitter for frame 3832 is <text:s text:c="3"/>0.00428</text:p>
      <text:p text:style-name="P1">Jitter for frame 3833 is <text:s text:c="3"/>0.00379</text:p>
      <text:p text:style-name="P1">Jitter for frame 3834 is <text:s text:c="3"/>0.00441</text:p>
      <text:p text:style-name="P1">Jitter for frame 3835 is <text:s text:c="3"/>0.00442</text:p>
      <text:p text:style-name="P1">Jitter for frame 3836 is <text:s text:c="3"/>0.00434</text:p>
      <text:p text:style-name="P1">Jitter for frame 3837 is <text:s text:c="3"/>0.00439</text:p>
      <text:p text:style-name="P1">Jitter for frame 3838 is <text:s text:c="3"/>0.00435</text:p>
      <text:p text:style-name="P1">Jitter for frame 3839 is <text:s text:c="3"/>0.00494</text:p>
      <text:p text:style-name="P1">Jitter for frame 3840 is <text:s text:c="3"/>0.00437</text:p>
      <text:p text:style-name="P1">Jitter for frame 3841 is <text:s text:c="3"/>0.00338</text:p>
      <text:p text:style-name="P1">Jitter for frame 3842 is <text:s text:c="3"/>0.00190</text:p>
      <text:p text:style-name="P1">Jitter for frame 3843 is <text:s text:c="3"/>0.00421</text:p>
      <text:p text:style-name="P1">Jitter for frame 3844 is <text:s text:c="3"/>0.00396</text:p>
      <text:p text:style-name="P1">Jitter for frame 3845 is <text:s text:c="3"/>0.00402</text:p>
      <text:p text:style-name="P1">Jitter for frame 3846 is <text:s text:c="3"/>0.00299</text:p>
      <text:p text:style-name="P1">Jitter for frame 3847 is <text:s text:c="3"/>0.00836</text:p>
      <text:p text:style-name="P1">Jitter for frame 3848 is <text:s text:c="3"/>0.00508</text:p>
      <text:p text:style-name="P1">Jitter for frame 3849 is <text:s text:c="3"/>0.00469</text:p>
      <text:p text:style-name="P1">Jitter for frame 3850 is <text:s text:c="3"/>0.00593</text:p>
      <text:p text:style-name="P1">Jitter for frame 3851 is <text:s text:c="3"/>0.00573</text:p>
      <text:p text:style-name="P1">Jitter for frame 3852 is <text:s text:c="3"/>0.00269</text:p>
      <text:p text:style-name="P1">Jitter for frame 3853 is <text:s text:c="3"/>0.00224</text:p>
      <text:p text:style-name="P1">Jitter for frame 3854 is <text:s text:c="2"/>-0.00032</text:p>
      <text:p text:style-name="P1">Jitter for frame 3855 is <text:s text:c="2"/>-0.00012</text:p>
      <text:p text:style-name="P1">Jitter for frame 3856 is <text:s text:c="3"/>0.00332</text:p>
      <text:p text:style-name="P1">Jitter for frame 3857 is <text:s text:c="3"/>0.00360</text:p>
      <text:p text:style-name="P1">Jitter for frame 3858 is <text:s text:c="2"/>-0.00032</text:p>
      <text:p text:style-name="P1">Jitter for frame 3859 is <text:s text:c="3"/>0.00546</text:p>
      <text:p text:style-name="P1">Jitter for frame 3860 is <text:s text:c="3"/>0.00778</text:p>
      <text:p text:style-name="P1">Jitter for frame 3861 is <text:s text:c="3"/>0.00795</text:p>
      <text:p text:style-name="P1">Jitter for frame 3862 is <text:s text:c="3"/>0.00523</text:p>
      <text:p text:style-name="P1">Jitter for frame 3863 is <text:s text:c="2"/>-0.00007</text:p>
      <text:p text:style-name="P1">Jitter for frame 3864 is <text:s text:c="3"/>0.00483</text:p>
      <text:p text:style-name="P1">Jitter for frame 3865 is <text:s text:c="3"/>0.00647</text:p>
      <text:p text:style-name="P1">Jitter for frame 3866 is <text:s text:c="3"/>0.00522</text:p>
      <text:p text:style-name="P1">Jitter for frame 3867 is <text:s text:c="3"/>0.00484</text:p>
      <text:p text:style-name="P1">Jitter for frame 3868 is <text:s text:c="3"/>0.00563</text:p>
      <text:p text:style-name="P1">Jitter for frame 3869 is <text:s text:c="3"/>0.00545</text:p>
      <text:p text:style-name="P1">Jitter for frame 3870 is <text:s text:c="2"/>-0.00082</text:p>
      <text:p text:style-name="P1"><text:soft-page-break/>Jitter for frame 3871 is <text:s text:c="2"/>-0.00070</text:p>
      <text:p text:style-name="P1">Jitter for frame 3872 is <text:s text:c="3"/>0.00139</text:p>
      <text:p text:style-name="P1">Jitter for frame 3873 is <text:s text:c="3"/>0.01080</text:p>
      <text:p text:style-name="P1">Jitter for frame 3874 is <text:s text:c="3"/>0.00326</text:p>
      <text:p text:style-name="P1">Jitter for frame 3875 is <text:s text:c="3"/>0.00412</text:p>
      <text:p text:style-name="P1">Jitter for frame 3876 is <text:s text:c="3"/>0.00403</text:p>
      <text:p text:style-name="P1">Jitter for frame 3877 is <text:s text:c="3"/>0.00701</text:p>
      <text:p text:style-name="P1">Jitter for frame 3878 is <text:s text:c="3"/>0.00183</text:p>
      <text:p text:style-name="P1">Jitter for frame 3879 is <text:s text:c="3"/>0.00483</text:p>
      <text:p text:style-name="P1">Jitter for frame 3880 is <text:s text:c="3"/>0.00022</text:p>
      <text:p text:style-name="P1">Jitter for frame 3881 is <text:s text:c="3"/>0.00649</text:p>
      <text:p text:style-name="P1">Jitter for frame 3882 is <text:s text:c="3"/>0.00447</text:p>
      <text:p text:style-name="P1">Jitter for frame 3883 is <text:s text:c="3"/>0.00475</text:p>
      <text:p text:style-name="P1">Jitter for frame 3884 is <text:s text:c="3"/>0.00702</text:p>
      <text:p text:style-name="P1">Jitter for frame 3885 is <text:s text:c="3"/>0.00054</text:p>
      <text:p text:style-name="P1">Jitter for frame 3886 is <text:s text:c="3"/>0.00058</text:p>
      <text:p text:style-name="P1">Jitter for frame 3887 is <text:s text:c="3"/>0.00559</text:p>
      <text:p text:style-name="P1">Jitter for frame 3888 is <text:s text:c="3"/>0.00512</text:p>
      <text:p text:style-name="P1">Jitter for frame 3889 is <text:s text:c="3"/>0.00300</text:p>
      <text:p text:style-name="P1">Jitter for frame 3890 is <text:s text:c="3"/>0.00419</text:p>
      <text:p text:style-name="P1">Jitter for frame 3891 is <text:s text:c="3"/>0.00387</text:p>
      <text:p text:style-name="P1">Jitter for frame 3892 is <text:s text:c="3"/>0.00555</text:p>
      <text:p text:style-name="P1">Jitter for frame 3893 is <text:s text:c="3"/>0.00587</text:p>
      <text:p text:style-name="P1">Jitter for frame 3894 is <text:s text:c="3"/>0.00438</text:p>
      <text:p text:style-name="P1">Jitter for frame 3895 is <text:s text:c="3"/>0.00245</text:p>
      <text:p text:style-name="P1">Jitter for frame 3896 is <text:s text:c="3"/>0.00156</text:p>
      <text:p text:style-name="P1">Jitter for frame 3897 is <text:s text:c="3"/>0.00360</text:p>
      <text:p text:style-name="P1">Jitter for frame 3898 is <text:s text:c="3"/>0.00476</text:p>
      <text:p text:style-name="P1">Jitter for frame 3899 is <text:s text:c="3"/>0.00504</text:p>
      <text:p text:style-name="P1">Jitter for frame 3900 is <text:s text:c="3"/>0.00367</text:p>
      <text:p text:style-name="P1">Jitter for frame 3901 is <text:s text:c="2"/>-0.00052</text:p>
      <text:p text:style-name="P1">Jitter for frame 3902 is <text:s text:c="3"/>0.00676</text:p>
      <text:p text:style-name="P1">Jitter for frame 3903 is <text:s text:c="3"/>0.00657</text:p>
      <text:p text:style-name="P1">Jitter for frame 3904 is <text:s text:c="3"/>0.00520</text:p>
      <text:p text:style-name="P1">Jitter for frame 3905 is <text:s text:c="3"/>0.00495</text:p>
      <text:p text:style-name="P1">Jitter for frame 3906 is <text:s text:c="3"/>0.00440</text:p>
      <text:p text:style-name="P1">Jitter for frame 3907 is <text:s text:c="3"/>0.00737</text:p>
      <text:p text:style-name="P1">Jitter for frame 3908 is <text:s text:c="3"/>0.00324</text:p>
      <text:p text:style-name="P1">Jitter for frame 3909 is <text:s text:c="3"/>0.00295</text:p>
      <text:p text:style-name="P1">Jitter for frame 3910 is <text:s text:c="3"/>0.00655</text:p>
      <text:p text:style-name="P1">Jitter for frame 3911 is <text:s text:c="3"/>0.00545</text:p>
      <text:p text:style-name="P1">Jitter for frame 3912 is <text:s text:c="3"/>0.00523</text:p>
      <text:p text:style-name="P1">Jitter for frame 3913 is <text:s text:c="3"/>0.00600</text:p>
      <text:p text:style-name="P1">Jitter for frame 3914 is <text:s text:c="3"/>0.00317</text:p>
      <text:p text:style-name="P1">Jitter for frame 3915 is <text:s text:c="3"/>0.00435</text:p>
      <text:p text:style-name="P1">Jitter for frame 3916 is <text:s text:c="2"/>-0.00068</text:p>
      <text:p text:style-name="P1">Jitter for frame 3917 is <text:s text:c="3"/>0.00586</text:p>
      <text:p text:style-name="P1">Jitter for frame 3918 is <text:s text:c="2"/>-0.00116</text:p>
      <text:p text:style-name="P1">Jitter for frame 3919 is <text:s text:c="3"/>0.00862</text:p>
      <text:p text:style-name="P1"><text:soft-page-break/>Jitter for frame 3920 is <text:s text:c="3"/>0.00501</text:p>
      <text:p text:style-name="P1">Jitter for frame 3921 is <text:s text:c="3"/>0.03026</text:p>
      <text:p text:style-name="P1">Jitter for frame 3922 is <text:s text:c="3"/>0.00201</text:p>
      <text:p text:style-name="P1">Jitter for frame 3923 is <text:s text:c="3"/>0.00259</text:p>
      <text:p text:style-name="P1">Jitter for frame 3924 is <text:s text:c="3"/>0.00275</text:p>
      <text:p text:style-name="P1">Jitter for frame 3925 is <text:s text:c="2"/>-0.00117</text:p>
      <text:p text:style-name="P1">Jitter for frame 3926 is <text:s text:c="3"/>0.00364</text:p>
      <text:p text:style-name="P1">Jitter for frame 3927 is <text:s text:c="3"/>0.00306</text:p>
      <text:p text:style-name="P1">Jitter for frame 3928 is <text:s text:c="3"/>0.00454</text:p>
      <text:p text:style-name="P1">Jitter for frame 3929 is <text:s text:c="3"/>0.00481</text:p>
      <text:p text:style-name="P1">Jitter for frame 3930 is <text:s text:c="3"/>0.00269</text:p>
      <text:p text:style-name="P1">Jitter for frame 3931 is <text:s text:c="3"/>0.00741</text:p>
      <text:p text:style-name="P1">Jitter for frame 3932 is <text:s text:c="3"/>0.00592</text:p>
      <text:p text:style-name="P1">Jitter for frame 3933 is <text:s text:c="3"/>0.00704</text:p>
      <text:p text:style-name="P1">Jitter for frame 3934 is <text:s text:c="3"/>0.00677</text:p>
      <text:p text:style-name="P1">Jitter for frame 3935 is <text:s text:c="3"/>0.00582</text:p>
      <text:p text:style-name="P1">Jitter for frame 3936 is <text:s text:c="3"/>0.00566</text:p>
      <text:p text:style-name="P1">Jitter for frame 3937 is <text:s text:c="3"/>0.00677</text:p>
      <text:p text:style-name="P1">Jitter for frame 3938 is <text:s text:c="3"/>0.00391</text:p>
      <text:p text:style-name="P1">Jitter for frame 3939 is <text:s text:c="3"/>0.00447</text:p>
      <text:p text:style-name="P1">Jitter for frame 3940 is <text:s text:c="3"/>0.00467</text:p>
      <text:p text:style-name="P1">Jitter for frame 3941 is <text:s text:c="3"/>0.00749</text:p>
      <text:p text:style-name="P1">Jitter for frame 3942 is <text:s text:c="3"/>0.00752</text:p>
      <text:p text:style-name="P1">Jitter for frame 3943 is <text:s text:c="3"/>0.00395</text:p>
      <text:p text:style-name="P1">Jitter for frame 3944 is <text:s text:c="3"/>0.00136</text:p>
      <text:p text:style-name="P1">Jitter for frame 3945 is <text:s text:c="3"/>0.00408</text:p>
      <text:p text:style-name="P1">Jitter for frame 3946 is <text:s text:c="3"/>0.00450</text:p>
      <text:p text:style-name="P1">Jitter for frame 3947 is <text:s text:c="3"/>0.00725</text:p>
      <text:p text:style-name="P1">Jitter for frame 3948 is <text:s text:c="3"/>0.00451</text:p>
      <text:p text:style-name="P1">Jitter for frame 3949 is <text:s text:c="3"/>0.00118</text:p>
      <text:p text:style-name="P1">Jitter for frame 3950 is <text:s text:c="3"/>0.00405</text:p>
      <text:p text:style-name="P1">Jitter for frame 3951 is <text:s text:c="3"/>0.00220</text:p>
      <text:p text:style-name="P1">Jitter for frame 3952 is <text:s text:c="3"/>0.00373</text:p>
      <text:p text:style-name="P1">Jitter for frame 3953 is <text:s text:c="3"/>0.00171</text:p>
      <text:p text:style-name="P1">Jitter for frame 3954 is <text:s text:c="3"/>0.00162</text:p>
      <text:p text:style-name="P1">Jitter for frame 3955 is <text:s text:c="2"/>-0.00048</text:p>
      <text:p text:style-name="P1">Jitter for frame 3956 is <text:s text:c="2"/>-0.00014</text:p>
      <text:p text:style-name="P1">Jitter for frame 3957 is <text:s text:c="2"/>-0.00058</text:p>
      <text:p text:style-name="P1">Jitter for frame 3958 is <text:s text:c="2"/>-0.00030</text:p>
      <text:p text:style-name="P1">Jitter for frame 3959 is <text:s text:c="3"/>0.00023</text:p>
      <text:p text:style-name="P1">Jitter for frame 3960 is <text:s text:c="3"/>0.00112</text:p>
      <text:p text:style-name="P1">Jitter for frame 3961 is <text:s text:c="2"/>-0.00010</text:p>
      <text:p text:style-name="P1">Jitter for frame 3962 is <text:s text:c="3"/>0.00173</text:p>
      <text:p text:style-name="P1">Jitter for frame 3963 is <text:s text:c="3"/>0.00856</text:p>
      <text:p text:style-name="P1">Jitter for frame 3964 is <text:s text:c="3"/>0.00309</text:p>
      <text:p text:style-name="P1">Jitter for frame 3965 is <text:s text:c="2"/>-0.00125</text:p>
      <text:p text:style-name="P1">Jitter for frame 3966 is <text:s text:c="3"/>0.00407</text:p>
      <text:p text:style-name="P1">Jitter for frame 3967 is <text:s text:c="2"/>-0.00098</text:p>
      <text:p text:style-name="P1">Jitter for frame 3968 is <text:s text:c="3"/>0.00407</text:p>
      <text:p text:style-name="P1"><text:soft-page-break/>Jitter for frame 3969 is <text:s text:c="2"/>-0.00005</text:p>
      <text:p text:style-name="P1">Jitter for frame 3970 is <text:s text:c="3"/>0.00174</text:p>
      <text:p text:style-name="P1">Jitter for frame 3971 is <text:s text:c="3"/>0.00093</text:p>
      <text:p text:style-name="P1">Jitter for frame 3972 is <text:s text:c="3"/>0.00538</text:p>
      <text:p text:style-name="P1">Jitter for frame 3973 is <text:s text:c="3"/>0.00438</text:p>
      <text:p text:style-name="P1">Jitter for frame 3974 is <text:s text:c="3"/>0.00413</text:p>
      <text:p text:style-name="P1">Jitter for frame 3975 is <text:s text:c="3"/>0.00018</text:p>
      <text:p text:style-name="P1">Jitter for frame 3976 is <text:s text:c="3"/>0.00437</text:p>
      <text:p text:style-name="P1">Jitter for frame 3977 is <text:s text:c="3"/>0.00645</text:p>
      <text:p text:style-name="P1">Jitter for frame 3978 is <text:s text:c="3"/>0.00403</text:p>
      <text:p text:style-name="P1">Jitter for frame 3979 is <text:s text:c="3"/>0.00335</text:p>
      <text:p text:style-name="P1">Jitter for frame 3980 is <text:s text:c="3"/>0.00426</text:p>
      <text:p text:style-name="P1">Jitter for frame 3981 is <text:s text:c="3"/>0.00529</text:p>
      <text:p text:style-name="P1">Jitter for frame 3982 is <text:s text:c="3"/>0.00682</text:p>
      <text:p text:style-name="P1">Jitter for frame 3983 is <text:s text:c="3"/>0.00529</text:p>
      <text:p text:style-name="P1">Jitter for frame 3984 is <text:s text:c="3"/>0.00550</text:p>
      <text:p text:style-name="P1">Jitter for frame 3985 is <text:s text:c="3"/>0.00356</text:p>
      <text:p text:style-name="P1">Jitter for frame 3986 is <text:s text:c="3"/>0.00389</text:p>
      <text:p text:style-name="P1">Jitter for frame 3987 is <text:s text:c="3"/>0.00488</text:p>
      <text:p text:style-name="P1">Jitter for frame 3988 is <text:s text:c="3"/>0.00665</text:p>
      <text:p text:style-name="P1">Jitter for frame 3989 is <text:s text:c="3"/>0.00520</text:p>
      <text:p text:style-name="P1">Jitter for frame 3990 is <text:s text:c="3"/>0.00571</text:p>
      <text:p text:style-name="P1">Jitter for frame 3991 is <text:s text:c="3"/>0.00341</text:p>
      <text:p text:style-name="P1">Jitter for frame 3992 is <text:s text:c="3"/>0.00715</text:p>
      <text:p text:style-name="P1">Jitter for frame 3993 is <text:s text:c="3"/>0.00451</text:p>
      <text:p text:style-name="P1">Jitter for frame 3994 is <text:s text:c="3"/>0.00437</text:p>
      <text:p text:style-name="P1">Jitter for frame 3995 is <text:s text:c="3"/>0.00428</text:p>
      <text:p text:style-name="P1">Jitter for frame 3996 is <text:s text:c="3"/>0.00502</text:p>
      <text:p text:style-name="P1">Jitter for frame 3997 is <text:s text:c="3"/>0.00646</text:p>
      <text:p text:style-name="P1">Jitter for frame 3998 is <text:s text:c="3"/>0.00773</text:p>
      <text:p text:style-name="P1">Jitter for frame 3999 is <text:s text:c="3"/>0.00448</text:p>
      <text:p text:style-name="P1">Jitter for frame 4000 is <text:s text:c="3"/>0.00256</text:p>
      <text:p text:style-name="P1">Jitter for frame 4001 is <text:s text:c="3"/>0.00490</text:p>
      <text:p text:style-name="P1">Jitter for frame 4002 is <text:s text:c="3"/>0.00740</text:p>
      <text:p text:style-name="P1">Jitter for frame 4003 is <text:s text:c="3"/>0.00706</text:p>
      <text:p text:style-name="P1">Jitter for frame 4004 is <text:s text:c="3"/>0.00316</text:p>
      <text:p text:style-name="P1">Jitter for frame 4005 is <text:s text:c="3"/>0.00824</text:p>
      <text:p text:style-name="P1">Jitter for frame 4006 is <text:s text:c="3"/>0.00584</text:p>
      <text:p text:style-name="P1">Jitter for frame 4007 is <text:s text:c="3"/>0.00181</text:p>
      <text:p text:style-name="P1">Jitter for frame 4008 is <text:s text:c="3"/>0.00441</text:p>
      <text:p text:style-name="P1">Jitter for frame 4009 is <text:s text:c="3"/>0.00444</text:p>
      <text:p text:style-name="P1">Jitter for frame 4010 is <text:s text:c="3"/>0.00454</text:p>
      <text:p text:style-name="P1">Jitter for frame 4011 is <text:s text:c="3"/>0.00804</text:p>
      <text:p text:style-name="P1">Jitter for frame 4012 is <text:s text:c="3"/>0.00260</text:p>
      <text:p text:style-name="P1">Jitter for frame 4013 is <text:s text:c="3"/>0.00503</text:p>
      <text:p text:style-name="P1">Jitter for frame 4014 is <text:s text:c="2"/>-0.00106</text:p>
      <text:p text:style-name="P1">Jitter for frame 4015 is <text:s text:c="3"/>0.00660</text:p>
      <text:p text:style-name="P1">Jitter for frame 4016 is <text:s text:c="3"/>0.00125</text:p>
      <text:p text:style-name="P1">Jitter for frame 4017 is <text:s text:c="3"/>0.03102</text:p>
      <text:p text:style-name="P1"><text:soft-page-break/>Jitter for frame 4018 is <text:s text:c="3"/>0.00207</text:p>
      <text:p text:style-name="P1">Jitter for frame 4019 is <text:s text:c="3"/>0.00535</text:p>
      <text:p text:style-name="P1">Jitter for frame 4020 is <text:s text:c="3"/>0.00402</text:p>
      <text:p text:style-name="P1">Jitter for frame 4021 is <text:s text:c="2"/>-0.00067</text:p>
      <text:p text:style-name="P1">Jitter for frame 4022 is <text:s text:c="3"/>0.00070</text:p>
      <text:p text:style-name="P1">Jitter for frame 4023 is <text:s text:c="2"/>-0.00109</text:p>
      <text:p text:style-name="P1">Jitter for frame 4024 is <text:s text:c="3"/>0.00469</text:p>
      <text:p text:style-name="P1">Jitter for frame 4025 is <text:s text:c="3"/>0.00228</text:p>
      <text:p text:style-name="P1">Jitter for frame 4026 is <text:s text:c="3"/>0.00156</text:p>
      <text:p text:style-name="P1">Jitter for frame 4027 is <text:s text:c="3"/>0.00307</text:p>
      <text:p text:style-name="P1">Jitter for frame 4028 is <text:s text:c="3"/>0.00340</text:p>
      <text:p text:style-name="P1">Jitter for frame 4029 is <text:s text:c="2"/>-0.00021</text:p>
      <text:p text:style-name="P1">Jitter for frame 4030 is <text:s text:c="3"/>0.00214</text:p>
      <text:p text:style-name="P1">Jitter for frame 4031 is <text:s text:c="3"/>0.00223</text:p>
      <text:p text:style-name="P1">Jitter for frame 4032 is <text:s text:c="3"/>0.00210</text:p>
      <text:p text:style-name="P1">Jitter for frame 4033 is <text:s text:c="3"/>0.00219</text:p>
      <text:p text:style-name="P1">Jitter for frame 4034 is <text:s text:c="3"/>0.00200</text:p>
      <text:p text:style-name="P1">Jitter for frame 4035 is <text:s text:c="3"/>0.00345</text:p>
      <text:p text:style-name="P1">Jitter for frame 4036 is <text:s text:c="3"/>0.00495</text:p>
      <text:p text:style-name="P1">Jitter for frame 4037 is <text:s text:c="3"/>0.00441</text:p>
      <text:p text:style-name="P1">Jitter for frame 4038 is <text:s text:c="3"/>0.00428</text:p>
      <text:p text:style-name="P1">Jitter for frame 4039 is <text:s text:c="3"/>0.00035</text:p>
      <text:p text:style-name="P1">Jitter for frame 4040 is <text:s text:c="3"/>0.00354</text:p>
      <text:p text:style-name="P1">Jitter for frame 4041 is <text:s text:c="3"/>0.00415</text:p>
      <text:p text:style-name="P1">Jitter for frame 4042 is <text:s text:c="3"/>0.00361</text:p>
      <text:p text:style-name="P1">Jitter for frame 4043 is <text:s text:c="3"/>0.00749</text:p>
      <text:p text:style-name="P1">Jitter for frame 4044 is <text:s text:c="3"/>0.00168</text:p>
      <text:p text:style-name="P1">Jitter for frame 4045 is <text:s text:c="3"/>0.00641</text:p>
      <text:p text:style-name="P1">Jitter for frame 4046 is <text:s text:c="3"/>0.00520</text:p>
      <text:p text:style-name="P1">Jitter for frame 4047 is <text:s text:c="3"/>0.00727</text:p>
      <text:p text:style-name="P1">Jitter for frame 4048 is <text:s text:c="3"/>0.00667</text:p>
      <text:p text:style-name="P1">Jitter for frame 4049 is <text:s text:c="2"/>-0.00011</text:p>
      <text:p text:style-name="P1">Jitter for frame 4050 is <text:s text:c="3"/>0.00445</text:p>
      <text:p text:style-name="P1">Jitter for frame 4051 is <text:s text:c="3"/>0.00330</text:p>
      <text:p text:style-name="P1">Jitter for frame 4052 is <text:s text:c="3"/>0.00703</text:p>
      <text:p text:style-name="P1">Jitter for frame 4053 is <text:s text:c="3"/>0.00289</text:p>
      <text:p text:style-name="P1">Jitter for frame 4054 is <text:s text:c="3"/>0.00710</text:p>
      <text:p text:style-name="P1">Jitter for frame 4055 is <text:s text:c="3"/>0.00661</text:p>
      <text:p text:style-name="P1">Jitter for frame 4056 is <text:s text:c="3"/>0.00766</text:p>
      <text:p text:style-name="P1">Jitter for frame 4057 is <text:s text:c="3"/>0.00261</text:p>
      <text:p text:style-name="P1">Jitter for frame 4058 is <text:s text:c="3"/>0.00416</text:p>
      <text:p text:style-name="P1">Jitter for frame 4059 is <text:s text:c="3"/>0.00492</text:p>
      <text:p text:style-name="P1">Jitter for frame 4060 is <text:s text:c="3"/>0.00077</text:p>
      <text:p text:style-name="P1">Jitter for frame 4061 is <text:s text:c="3"/>0.00395</text:p>
      <text:p text:style-name="P1">Jitter for frame 4062 is <text:s text:c="3"/>0.00218</text:p>
      <text:p text:style-name="P1">Jitter for frame 4063 is <text:s text:c="3"/>0.00165</text:p>
      <text:p text:style-name="P1">Jitter for frame 4064 is <text:s text:c="3"/>0.00193</text:p>
      <text:p text:style-name="P1">Jitter for frame 4065 is <text:s text:c="3"/>0.21201</text:p>
      <text:p text:style-name="P1">Jitter for frame 4066 is <text:s text:c="3"/>0.00549</text:p>
      <text:p text:style-name="P1"><text:soft-page-break/>Jitter for frame 4067 is <text:s text:c="3"/>0.00623</text:p>
      <text:p text:style-name="P1">Jitter for frame 4068 is <text:s text:c="3"/>0.00624</text:p>
      <text:p text:style-name="P1">Jitter for frame 4069 is <text:s text:c="3"/>0.00628</text:p>
      <text:p text:style-name="P1">Jitter for frame 4070 is <text:s text:c="3"/>0.00437</text:p>
      <text:p text:style-name="P1">Jitter for frame 4071 is <text:s text:c="3"/>0.00887</text:p>
      <text:p text:style-name="P1">Jitter for frame 4072 is <text:s text:c="3"/>0.00384</text:p>
      <text:p text:style-name="P1">Jitter for frame 4073 is <text:s text:c="3"/>0.00288</text:p>
      <text:p text:style-name="P1">Jitter for frame 4074 is <text:s text:c="3"/>0.00814</text:p>
      <text:p text:style-name="P1">Jitter for frame 4075 is <text:s text:c="3"/>0.00858</text:p>
      <text:p text:style-name="P1">Jitter for frame 4076 is <text:s text:c="3"/>0.00718</text:p>
      <text:p text:style-name="P1">Jitter for frame 4077 is <text:s text:c="3"/>0.00574</text:p>
      <text:p text:style-name="P1">Jitter for frame 4078 is <text:s text:c="3"/>0.00652</text:p>
      <text:p text:style-name="P1">Jitter for frame 4079 is <text:s text:c="3"/>0.00391</text:p>
      <text:p text:style-name="P1">Jitter for frame 4080 is <text:s text:c="3"/>0.00579</text:p>
      <text:p text:style-name="P1">Jitter for frame 4081 is <text:s text:c="3"/>0.00710</text:p>
      <text:p text:style-name="P1">Jitter for frame 4082 is <text:s text:c="3"/>0.00866</text:p>
      <text:p text:style-name="P1">Jitter for frame 4083 is <text:s text:c="3"/>0.00567</text:p>
      <text:p text:style-name="P1">Jitter for frame 4084 is <text:s text:c="3"/>0.00575</text:p>
      <text:p text:style-name="P1">Jitter for frame 4085 is <text:s text:c="3"/>0.00604</text:p>
      <text:p text:style-name="P1">Jitter for frame 4086 is <text:s text:c="3"/>0.00667</text:p>
      <text:p text:style-name="P1">Jitter for frame 4087 is <text:s text:c="3"/>0.00496</text:p>
      <text:p text:style-name="P1">Jitter for frame 4088 is <text:s text:c="3"/>0.00302</text:p>
      <text:p text:style-name="P1">Jitter for frame 4089 is <text:s text:c="3"/>0.00897</text:p>
      <text:p text:style-name="P1">Jitter for frame 4090 is <text:s text:c="3"/>0.00726</text:p>
      <text:p text:style-name="P1">Jitter for frame 4091 is <text:s text:c="3"/>0.00700</text:p>
      <text:p text:style-name="P1">Jitter for frame 4092 is <text:s text:c="3"/>0.00635</text:p>
      <text:p text:style-name="P1">Jitter for frame 4093 is <text:s text:c="3"/>0.00611</text:p>
      <text:p text:style-name="P1">Jitter for frame 4094 is <text:s text:c="3"/>0.00506</text:p>
      <text:p text:style-name="P1">Jitter for frame 4095 is <text:s text:c="3"/>0.00233</text:p>
      <text:p text:style-name="P1">Jitter for frame 4096 is <text:s text:c="3"/>0.00511</text:p>
      <text:p text:style-name="P1">Jitter for frame 4097 is <text:s text:c="2"/>-0.00040</text:p>
      <text:p text:style-name="P1">Jitter for frame 4098 is <text:s text:c="3"/>0.00464</text:p>
      <text:p text:style-name="P1">Jitter for frame 4099 is <text:s text:c="2"/>-0.00068</text:p>
      <text:p text:style-name="P1">Jitter for frame 4100 is <text:s text:c="3"/>0.00051</text:p>
      <text:p text:style-name="P1">Jitter for frame 4101 is <text:s text:c="2"/>-0.00059</text:p>
      <text:p text:style-name="P1">Jitter for frame 4102 is <text:s text:c="3"/>0.00207</text:p>
      <text:p text:style-name="P1">Jitter for frame 4103 is <text:s text:c="3"/>0.00173</text:p>
      <text:p text:style-name="P1">Jitter for frame 4104 is <text:s text:c="2"/>-0.00038</text:p>
      <text:p text:style-name="P1">Jitter for frame 4105 is <text:s text:c="2"/>-0.00048</text:p>
      <text:p text:style-name="P1">Jitter for frame 4106 is <text:s text:c="3"/>0.00114</text:p>
      <text:p text:style-name="P1">Jitter for frame 4107 is <text:s text:c="3"/>0.00495</text:p>
      <text:p text:style-name="P1">Jitter for frame 4108 is <text:s text:c="3"/>0.00344</text:p>
      <text:p text:style-name="P1">Jitter for frame 4109 is <text:s text:c="2"/>-0.00017</text:p>
      <text:p text:style-name="P1">Jitter for frame 4110 is <text:s text:c="3"/>0.15721</text:p>
      <text:p text:style-name="P1">Jitter for frame 4111 is <text:s text:c="3"/>0.00479</text:p>
      <text:p text:style-name="P1">Jitter for frame 4112 is <text:s text:c="3"/>0.00200</text:p>
      <text:p text:style-name="P1">Jitter for frame 4113 is <text:s text:c="3"/>0.00469</text:p>
      <text:p text:style-name="P1">Jitter for frame 4114 is <text:s text:c="3"/>0.00566</text:p>
      <text:p text:style-name="P1">Jitter for frame 4115 is <text:s text:c="3"/>0.00730</text:p>
      <text:p text:style-name="P1"><text:soft-page-break/>Jitter for frame 4116 is <text:s text:c="3"/>0.00416</text:p>
      <text:p text:style-name="P1">Jitter for frame 4117 is <text:s text:c="3"/>0.00637</text:p>
      <text:p text:style-name="P1">Jitter for frame 4118 is <text:s text:c="3"/>0.00502</text:p>
      <text:p text:style-name="P1">Jitter for frame 4119 is <text:s text:c="3"/>0.00484</text:p>
      <text:p text:style-name="P1">Jitter for frame 4120 is <text:s text:c="3"/>0.00636</text:p>
      <text:p text:style-name="P1">Jitter for frame 4121 is <text:s text:c="3"/>0.00498</text:p>
      <text:p text:style-name="P1">Jitter for frame 4122 is <text:s text:c="3"/>0.00461</text:p>
      <text:p text:style-name="P1">Jitter for frame 4123 is <text:s text:c="3"/>0.00478</text:p>
      <text:p text:style-name="P1">Jitter for frame 4124 is <text:s text:c="3"/>0.00630</text:p>
      <text:p text:style-name="P1">Jitter for frame 4125 is <text:s text:c="3"/>0.00095</text:p>
      <text:p text:style-name="P1">Jitter for frame 4126 is <text:s text:c="3"/>0.00281</text:p>
      <text:p text:style-name="P1">Jitter for frame 4127 is <text:s text:c="3"/>0.00328</text:p>
      <text:p text:style-name="P1">Jitter for frame 4128 is <text:s text:c="3"/>0.00601</text:p>
      <text:p text:style-name="P1">Jitter for frame 4129 is <text:s text:c="3"/>0.00530</text:p>
      <text:p text:style-name="P1">Jitter for frame 4130 is <text:s text:c="3"/>0.00530</text:p>
      <text:p text:style-name="P1">Jitter for frame 4131 is <text:s text:c="3"/>0.00615</text:p>
      <text:p text:style-name="P1">Jitter for frame 4132 is <text:s text:c="3"/>0.00760</text:p>
      <text:p text:style-name="P1">Jitter for frame 4133 is <text:s text:c="3"/>0.00631</text:p>
      <text:p text:style-name="P1">Jitter for frame 4134 is <text:s text:c="3"/>0.00578</text:p>
      <text:p text:style-name="P1">Jitter for frame 4135 is <text:s text:c="3"/>0.00552</text:p>
      <text:p text:style-name="P1">Jitter for frame 4136 is <text:s text:c="3"/>0.00628</text:p>
      <text:p text:style-name="P1">Jitter for frame 4137 is <text:s text:c="3"/>0.00511</text:p>
      <text:p text:style-name="P1">Jitter for frame 4138 is <text:s text:c="3"/>0.00455</text:p>
      <text:p text:style-name="P1">Jitter for frame 4139 is <text:s text:c="2"/>-0.00078</text:p>
      <text:p text:style-name="P1">Jitter for frame 4140 is <text:s text:c="2"/>-0.00040</text:p>
      <text:p text:style-name="P1">Jitter for frame 4141 is <text:s text:c="2"/>-0.00023</text:p>
      <text:p text:style-name="P1">Jitter for frame 4142 is <text:s text:c="3"/>0.00268</text:p>
      <text:p text:style-name="P1">Jitter for frame 4143 is <text:s text:c="3"/>0.00599</text:p>
      <text:p text:style-name="P1">Jitter for frame 4144 is <text:s text:c="3"/>0.00179</text:p>
      <text:p text:style-name="P1">Jitter for frame 4145 is <text:s text:c="2"/>-0.00041</text:p>
      <text:p text:style-name="P1">Jitter for frame 4146 is <text:s text:c="3"/>0.00643</text:p>
      <text:p text:style-name="P1">Jitter for frame 4147 is <text:s text:c="3"/>0.00346</text:p>
      <text:p text:style-name="P1">Jitter for frame 4148 is <text:s text:c="3"/>0.00620</text:p>
      <text:p text:style-name="P1">Jitter for frame 4149 is <text:s text:c="3"/>0.00246</text:p>
      <text:p text:style-name="P1">Jitter for frame 4150 is <text:s text:c="2"/>-0.00013</text:p>
      <text:p text:style-name="P1">Jitter for frame 4151 is <text:s text:c="2"/>-0.00042</text:p>
      <text:p text:style-name="P1">Jitter for frame 4152 is <text:s text:c="3"/>0.00137</text:p>
      <text:p text:style-name="P1">Jitter for frame 4153 is <text:s text:c="2"/>-0.00027</text:p>
      <text:p text:style-name="P1">Jitter for frame 4154 is <text:s text:c="3"/>0.00615</text:p>
      <text:p text:style-name="P1">Jitter for frame 4155 is <text:s text:c="3"/>0.00661</text:p>
      <text:p text:style-name="P1">Jitter for frame 4156 is <text:s text:c="2"/>-0.00045</text:p>
      <text:p text:style-name="P1">Jitter for frame 4157 is <text:s text:c="3"/>0.00324</text:p>
      <text:p text:style-name="P1">Jitter for frame 4158 is <text:s text:c="3"/>0.00243</text:p>
      <text:p text:style-name="P1">Jitter for frame 4159 is <text:s text:c="2"/>-0.00003</text:p>
      <text:p text:style-name="P1">Jitter for frame 4160 is <text:s text:c="3"/>0.00576</text:p>
      <text:p text:style-name="P1">Jitter for frame 4161 is <text:s text:c="3"/>0.00489</text:p>
      <text:p text:style-name="P1">Jitter for frame 4162 is <text:s text:c="3"/>0.00483</text:p>
      <text:p text:style-name="P1">Jitter for frame 4163 is <text:s text:c="3"/>0.00152</text:p>
      <text:p text:style-name="P1">Jitter for frame 4164 is <text:s text:c="3"/>0.00757</text:p>
      <text:p text:style-name="P1"><text:soft-page-break/>Jitter for frame 4165 is <text:s text:c="2"/>-0.00071</text:p>
      <text:p text:style-name="P1">Jitter for frame 4166 is <text:s text:c="3"/>0.00460</text:p>
      <text:p text:style-name="P1">Jitter for frame 4167 is <text:s text:c="3"/>0.00301</text:p>
      <text:p text:style-name="P1">Jitter for frame 4168 is <text:s text:c="3"/>0.00254</text:p>
      <text:p text:style-name="P1">Jitter for frame 4169 is <text:s text:c="3"/>0.00305</text:p>
      <text:p text:style-name="P1">Jitter for frame 4170 is <text:s text:c="3"/>0.00277</text:p>
      <text:p text:style-name="P1">Jitter for frame 4171 is <text:s text:c="3"/>0.00535</text:p>
      <text:p text:style-name="P1">Jitter for frame 4172 is <text:s text:c="3"/>0.00183</text:p>
      <text:p text:style-name="P1">Jitter for frame 4173 is <text:s text:c="3"/>0.00304</text:p>
      <text:p text:style-name="P1">Jitter for frame 4174 is <text:s text:c="3"/>0.00727</text:p>
      <text:p text:style-name="P1">Jitter for frame 4175 is <text:s text:c="3"/>0.00859</text:p>
      <text:p text:style-name="P1">Jitter for frame 4176 is <text:s text:c="3"/>0.00522</text:p>
      <text:p text:style-name="P1">Jitter for frame 4177 is <text:s text:c="3"/>0.00518</text:p>
      <text:p text:style-name="P1">Jitter for frame 4178 is <text:s text:c="3"/>0.00366</text:p>
      <text:p text:style-name="P1">Jitter for frame 4179 is <text:s text:c="2"/>-0.00062</text:p>
      <text:p text:style-name="P1">Jitter for frame 4180 is <text:s text:c="3"/>0.00627</text:p>
      <text:p text:style-name="P1">Jitter for frame 4181 is <text:s text:c="3"/>0.00274</text:p>
      <text:p text:style-name="P1">Jitter for frame 4182 is <text:s text:c="3"/>0.00509</text:p>
      <text:p text:style-name="P1">Jitter for frame 4183 is <text:s text:c="3"/>0.00238</text:p>
      <text:p text:style-name="P1">Jitter for frame 4184 is <text:s text:c="3"/>0.00559</text:p>
      <text:p text:style-name="P1">Jitter for frame 4185 is <text:s text:c="3"/>0.00858</text:p>
      <text:p text:style-name="P1">Jitter for frame 4186 is <text:s text:c="3"/>0.00254</text:p>
      <text:p text:style-name="P1">Jitter for frame 4187 is <text:s text:c="3"/>0.00485</text:p>
      <text:p text:style-name="P1">Jitter for frame 4188 is <text:s text:c="3"/>0.00436</text:p>
      <text:p text:style-name="P1">Jitter for frame 4189 is <text:s text:c="3"/>0.00508</text:p>
      <text:p text:style-name="P1">Jitter for frame 4190 is <text:s text:c="3"/>0.00616</text:p>
      <text:p text:style-name="P1">Jitter for frame 4191 is <text:s text:c="2"/>-0.00063</text:p>
      <text:p text:style-name="P1">Jitter for frame 4192 is <text:s text:c="3"/>0.00139</text:p>
      <text:p text:style-name="P1">Jitter for frame 4193 is <text:s text:c="3"/>0.00387</text:p>
      <text:p text:style-name="P1">Jitter for frame 4194 is <text:s text:c="3"/>0.00753</text:p>
      <text:p text:style-name="P1">Jitter for frame 4195 is <text:s text:c="3"/>0.00121</text:p>
      <text:p text:style-name="P1">Jitter for frame 4196 is <text:s text:c="3"/>0.00003</text:p>
      <text:p text:style-name="P1">Jitter for frame 4197 is <text:s text:c="3"/>0.00494</text:p>
      <text:p text:style-name="P1">Jitter for frame 4198 is <text:s text:c="3"/>0.00535</text:p>
      <text:p text:style-name="P1">Jitter for frame 4199 is <text:s text:c="2"/>-0.00032</text:p>
      <text:p text:style-name="P1">Jitter for frame 4200 is <text:s text:c="3"/>0.00561</text:p>
      <text:p text:style-name="P1">Jitter for frame 4201 is <text:s text:c="3"/>0.00502</text:p>
      <text:p text:style-name="P1">Jitter for frame 4202 is <text:s text:c="2"/>-0.00005</text:p>
      <text:p text:style-name="P1">Jitter for frame 4203 is <text:s text:c="3"/>0.00541</text:p>
      <text:p text:style-name="P1">Jitter for frame 4204 is <text:s text:c="3"/>0.00490</text:p>
      <text:p text:style-name="P1">Jitter for frame 4205 is <text:s text:c="3"/>0.00358</text:p>
      <text:p text:style-name="P1">Jitter for frame 4206 is <text:s text:c="3"/>0.00750</text:p>
      <text:p text:style-name="P1">Jitter for frame 4207 is <text:s text:c="3"/>0.00800</text:p>
      <text:p text:style-name="P1">Jitter for frame 4208 is <text:s text:c="3"/>0.00680</text:p>
      <text:p text:style-name="P1">Jitter for frame 4209 is <text:s text:c="3"/>0.00313</text:p>
      <text:p text:style-name="P1">Jitter for frame 4210 is <text:s text:c="3"/>0.00638</text:p>
      <text:p text:style-name="P1">Jitter for frame 4211 is <text:s text:c="3"/>0.00630</text:p>
      <text:p text:style-name="P1">Jitter for frame 4212 is <text:s text:c="3"/>0.00304</text:p>
      <text:p text:style-name="P1">Jitter for frame 4213 is <text:s text:c="3"/>0.00648</text:p>
      <text:p text:style-name="P1"><text:soft-page-break/>Jitter for frame 4214 is <text:s text:c="3"/>0.00560</text:p>
      <text:p text:style-name="P1">Jitter for frame 4215 is <text:s text:c="3"/>0.00608</text:p>
      <text:p text:style-name="P1">Jitter for frame 4216 is <text:s text:c="3"/>0.00623</text:p>
      <text:p text:style-name="P1">Jitter for frame 4217 is <text:s text:c="3"/>0.00578</text:p>
      <text:p text:style-name="P1">Jitter for frame 4218 is <text:s text:c="3"/>0.00754</text:p>
      <text:p text:style-name="P1">Jitter for frame 4219 is <text:s text:c="3"/>0.00634</text:p>
      <text:p text:style-name="P1">Jitter for frame 4220 is <text:s text:c="3"/>0.00508</text:p>
      <text:p text:style-name="P1">Jitter for frame 4221 is <text:s text:c="3"/>0.00785</text:p>
      <text:p text:style-name="P1">Jitter for frame 4222 is <text:s text:c="3"/>0.00300</text:p>
      <text:p text:style-name="P1">Jitter for frame 4223 is <text:s text:c="3"/>0.00662</text:p>
      <text:p text:style-name="P1">Jitter for frame 4224 is <text:s text:c="3"/>0.00670</text:p>
      <text:p text:style-name="P1">Jitter for frame 4225 is <text:s text:c="3"/>0.00804</text:p>
      <text:p text:style-name="P1">Jitter for frame 4226 is <text:s text:c="3"/>0.00507</text:p>
      <text:p text:style-name="P1">Jitter for frame 4227 is <text:s text:c="3"/>0.00520</text:p>
      <text:p text:style-name="P1">Jitter for frame 4228 is <text:s text:c="3"/>0.00596</text:p>
      <text:p text:style-name="P1">Jitter for frame 4229 is <text:s text:c="3"/>0.00536</text:p>
      <text:p text:style-name="P1">Jitter for frame 4230 is <text:s text:c="3"/>0.00492</text:p>
      <text:p text:style-name="P1">Jitter for frame 4231 is <text:s text:c="3"/>0.00226</text:p>
      <text:p text:style-name="P1">Jitter for frame 4232 is <text:s text:c="3"/>0.00519</text:p>
      <text:p text:style-name="P1">Jitter for frame 4233 is <text:s text:c="3"/>0.00103</text:p>
      <text:p text:style-name="P1">Jitter for frame 4234 is <text:s text:c="2"/>-0.00074</text:p>
      <text:p text:style-name="P1">Jitter for frame 4235 is <text:s text:c="3"/>0.00041</text:p>
      <text:p text:style-name="P1">Jitter for frame 4236 is <text:s text:c="3"/>0.00235</text:p>
      <text:p text:style-name="P1">Jitter for frame 4237 is <text:s text:c="3"/>0.00436</text:p>
      <text:p text:style-name="P1">Jitter for frame 4238 is <text:s text:c="3"/>0.00500</text:p>
      <text:p text:style-name="P1">Jitter for frame 4239 is <text:s text:c="3"/>0.00489</text:p>
      <text:p text:style-name="P1">Jitter for frame 4240 is <text:s text:c="3"/>0.00501</text:p>
      <text:p text:style-name="P1">Jitter for frame 4241 is <text:s text:c="3"/>0.00492</text:p>
      <text:p text:style-name="P1">Jitter for frame 4242 is <text:s text:c="3"/>0.00478</text:p>
      <text:p text:style-name="P1">Jitter for frame 4243 is <text:s text:c="3"/>0.00583</text:p>
      <text:p text:style-name="P1">Jitter for frame 4244 is <text:s text:c="3"/>0.00158</text:p>
      <text:p text:style-name="P1">Jitter for frame 4245 is <text:s text:c="2"/>-0.00011</text:p>
      <text:p text:style-name="P1">Jitter for frame 4246 is <text:s text:c="3"/>0.00650</text:p>
      <text:p text:style-name="P1">Jitter for frame 4247 is <text:s text:c="3"/>0.00489</text:p>
      <text:p text:style-name="P1">Jitter for frame 4248 is <text:s text:c="3"/>0.00096</text:p>
      <text:p text:style-name="P1">Jitter for frame 4249 is <text:s text:c="3"/>0.00782</text:p>
      <text:p text:style-name="P1">Jitter for frame 4250 is <text:s text:c="2"/>-0.00008</text:p>
      <text:p text:style-name="P1">Jitter for frame 4251 is <text:s text:c="3"/>0.00665</text:p>
      <text:p text:style-name="P1">Jitter for frame 4252 is <text:s text:c="3"/>0.00129</text:p>
      <text:p text:style-name="P1">Jitter for frame 4253 is <text:s text:c="3"/>0.12081</text:p>
      <text:p text:style-name="P1">Jitter for frame 4254 is <text:s text:c="3"/>0.00624</text:p>
      <text:p text:style-name="P1">Jitter for frame 4255 is <text:s text:c="3"/>0.00484</text:p>
      <text:p text:style-name="P1">Jitter for frame 4256 is <text:s text:c="3"/>0.00236</text:p>
      <text:p text:style-name="P1">Jitter for frame 4257 is <text:s text:c="3"/>0.00720</text:p>
      <text:p text:style-name="P1">Jitter for frame 4258 is <text:s text:c="3"/>0.00592</text:p>
      <text:p text:style-name="P1">Jitter for frame 4259 is <text:s text:c="3"/>0.00474</text:p>
      <text:p text:style-name="P1">Jitter for frame 4260 is <text:s text:c="3"/>0.00629</text:p>
      <text:p text:style-name="P1">Jitter for frame 4261 is <text:s text:c="2"/>-0.00066</text:p>
      <text:p text:style-name="P1">Jitter for frame 4262 is <text:s text:c="3"/>0.00153</text:p>
      <text:p text:style-name="P1"><text:soft-page-break/>Jitter for frame 4263 is <text:s text:c="3"/>0.00093</text:p>
      <text:p text:style-name="P1">Jitter for frame 4264 is <text:s text:c="3"/>0.00730</text:p>
      <text:p text:style-name="P1">Jitter for frame 4265 is <text:s text:c="3"/>0.00516</text:p>
      <text:p text:style-name="P1">Jitter for frame 4266 is <text:s text:c="3"/>0.00526</text:p>
      <text:p text:style-name="P1">Jitter for frame 4267 is <text:s text:c="3"/>0.00648</text:p>
      <text:p text:style-name="P1">Jitter for frame 4268 is <text:s text:c="3"/>0.00751</text:p>
      <text:p text:style-name="P1">Jitter for frame 4269 is <text:s text:c="3"/>0.00243</text:p>
      <text:p text:style-name="P1">Jitter for frame 4270 is <text:s text:c="3"/>0.00791</text:p>
      <text:p text:style-name="P1">Jitter for frame 4271 is <text:s text:c="3"/>0.00066</text:p>
      <text:p text:style-name="P1">Jitter for frame 4272 is <text:s text:c="3"/>0.00555</text:p>
      <text:p text:style-name="P1">Jitter for frame 4273 is <text:s text:c="3"/>0.00164</text:p>
      <text:p text:style-name="P1">Jitter for frame 4274 is <text:s text:c="3"/>0.00658</text:p>
      <text:p text:style-name="P1">Jitter for frame 4275 is <text:s text:c="3"/>0.00657</text:p>
      <text:p text:style-name="P1">Jitter for frame 4276 is <text:s text:c="3"/>0.00507</text:p>
      <text:p text:style-name="P1">Jitter for frame 4277 is <text:s text:c="3"/>0.00585</text:p>
      <text:p text:style-name="P1">Jitter for frame 4278 is <text:s text:c="3"/>0.00612</text:p>
      <text:p text:style-name="P1">Jitter for frame 4279 is <text:s text:c="3"/>0.00616</text:p>
      <text:p text:style-name="P1">Jitter for frame 4280 is <text:s text:c="3"/>0.00570</text:p>
      <text:p text:style-name="P1">Jitter for frame 4281 is <text:s text:c="3"/>0.00572</text:p>
      <text:p text:style-name="P1">Jitter for frame 4282 is <text:s text:c="3"/>0.00611</text:p>
      <text:p text:style-name="P1">Jitter for frame 4283 is <text:s text:c="3"/>0.00509</text:p>
      <text:p text:style-name="P1">Jitter for frame 4284 is <text:s text:c="3"/>0.00551</text:p>
      <text:p text:style-name="P1">Jitter for frame 4285 is <text:s text:c="3"/>0.00608</text:p>
      <text:p text:style-name="P1">Jitter for frame 4286 is <text:s text:c="3"/>0.00703</text:p>
      <text:p text:style-name="P1">Jitter for frame 4287 is <text:s text:c="3"/>0.00469</text:p>
      <text:p text:style-name="P1">Jitter for frame 4288 is <text:s text:c="3"/>0.00321</text:p>
      <text:p text:style-name="P1">Jitter for frame 4289 is <text:s text:c="3"/>0.00052</text:p>
      <text:p text:style-name="P1">Jitter for frame 4290 is <text:s text:c="3"/>0.00145</text:p>
      <text:p text:style-name="P1">Jitter for frame 4291 is <text:s text:c="2"/>-0.00055</text:p>
      <text:p text:style-name="P1">Jitter for frame 4292 is <text:s text:c="3"/>0.00067</text:p>
      <text:p text:style-name="P1">Jitter for frame 4293 is <text:s text:c="3"/>0.00350</text:p>
      <text:p text:style-name="P1">Jitter for frame 4294 is <text:s text:c="2"/>-0.00051</text:p>
      <text:p text:style-name="P1">Jitter for frame 4295 is <text:s text:c="3"/>0.00005</text:p>
      <text:p text:style-name="P1">Jitter for frame 4296 is <text:s text:c="3"/>0.00666</text:p>
      <text:p text:style-name="P1">Jitter for frame 4297 is <text:s text:c="3"/>0.00805</text:p>
      <text:p text:style-name="P1">Jitter for frame 4298 is <text:s text:c="2"/>-0.00097</text:p>
      <text:p text:style-name="P1">Jitter for frame 4299 is <text:s text:c="3"/>0.00197</text:p>
      <text:p text:style-name="P1">Jitter for frame 4300 is <text:s text:c="3"/>0.00632</text:p>
      <text:p text:style-name="P1">Jitter for frame 4301 is <text:s text:c="3"/>0.00135</text:p>
      <text:p text:style-name="P1">Jitter for frame 4302 is <text:s text:c="3"/>0.00372</text:p>
      <text:p text:style-name="P1">Jitter for frame 4303 is <text:s text:c="2"/>-0.00003</text:p>
      <text:p text:style-name="P1">Jitter for frame 4304 is <text:s text:c="3"/>0.00657</text:p>
      <text:p text:style-name="P1">Jitter for frame 4305 is <text:s text:c="3"/>0.00427</text:p>
      <text:p text:style-name="P1">Jitter for frame 4306 is <text:s text:c="3"/>0.00167</text:p>
      <text:p text:style-name="P1">Jitter for frame 4307 is <text:s text:c="3"/>0.00235</text:p>
      <text:p text:style-name="P1">Jitter for frame 4308 is <text:s text:c="3"/>0.00571</text:p>
      <text:p text:style-name="P1">Jitter for frame 4309 is <text:s text:c="3"/>0.00450</text:p>
      <text:p text:style-name="P1">Jitter for frame 4310 is <text:s text:c="3"/>0.00413</text:p>
      <text:p text:style-name="P1">Jitter for frame 4311 is <text:s text:c="3"/>0.00457</text:p>
      <text:p text:style-name="P1"><text:soft-page-break/>Jitter for frame 4312 is <text:s text:c="3"/>0.00651</text:p>
      <text:p text:style-name="P1">Jitter for frame 4313 is <text:s text:c="3"/>0.00438</text:p>
      <text:p text:style-name="P1">Jitter for frame 4314 is <text:s text:c="3"/>0.00531</text:p>
      <text:p text:style-name="P1">Jitter for frame 4315 is <text:s text:c="3"/>0.00255</text:p>
      <text:p text:style-name="P1">Jitter for frame 4316 is <text:s text:c="3"/>0.00744</text:p>
      <text:p text:style-name="P1">Jitter for frame 4317 is <text:s text:c="3"/>0.00538</text:p>
      <text:p text:style-name="P1">Jitter for frame 4318 is <text:s text:c="3"/>0.00461</text:p>
      <text:p text:style-name="P1">Jitter for frame 4319 is <text:s text:c="3"/>0.00379</text:p>
      <text:p text:style-name="P1">Jitter for frame 4320 is <text:s text:c="3"/>0.00543</text:p>
      <text:p text:style-name="P1">Jitter for frame 4321 is <text:s text:c="3"/>0.00677</text:p>
      <text:p text:style-name="P1">Jitter for frame 4322 is <text:s text:c="3"/>0.00356</text:p>
      <text:p text:style-name="P1">Jitter for frame 4323 is <text:s text:c="3"/>0.00569</text:p>
      <text:p text:style-name="P1">Jitter for frame 4324 is <text:s text:c="3"/>0.00658</text:p>
      <text:p text:style-name="P1">Jitter for frame 4325 is <text:s text:c="3"/>0.00622</text:p>
      <text:p text:style-name="P1">Jitter for frame 4326 is <text:s text:c="3"/>0.00594</text:p>
      <text:p text:style-name="P1">Jitter for frame 4327 is <text:s text:c="3"/>0.00623</text:p>
      <text:p text:style-name="P1">Jitter for frame 4328 is <text:s text:c="3"/>0.00557</text:p>
      <text:p text:style-name="P1">Jitter for frame 4329 is <text:s text:c="3"/>0.00627</text:p>
      <text:p text:style-name="P1">Jitter for frame 4330 is <text:s text:c="3"/>0.00424</text:p>
      <text:p text:style-name="P1">Jitter for frame 4331 is <text:s text:c="3"/>0.00755</text:p>
      <text:p text:style-name="P1">Jitter for frame 4332 is <text:s text:c="2"/>-0.00052</text:p>
      <text:p text:style-name="P1">Jitter for frame 4333 is <text:s text:c="3"/>0.00188</text:p>
      <text:p text:style-name="P1">Jitter for frame 4334 is <text:s text:c="3"/>0.00388</text:p>
      <text:p text:style-name="P1">Jitter for frame 4335 is <text:s text:c="3"/>0.00546</text:p>
      <text:p text:style-name="P1">Jitter for frame 4336 is <text:s text:c="3"/>0.00677</text:p>
      <text:p text:style-name="P1">Jitter for frame 4337 is <text:s text:c="3"/>0.00620</text:p>
      <text:p text:style-name="P1">Jitter for frame 4338 is <text:s text:c="3"/>0.00891</text:p>
      <text:p text:style-name="P1">Jitter for frame 4339 is <text:s text:c="3"/>0.00223</text:p>
      <text:p text:style-name="P1">Jitter for frame 4340 is <text:s text:c="2"/>-0.00041</text:p>
      <text:p text:style-name="P1">Jitter for frame 4341 is <text:s text:c="3"/>0.00056</text:p>
      <text:p text:style-name="P1">Jitter for frame 4342 is <text:s text:c="3"/>0.00248</text:p>
      <text:p text:style-name="P1">Jitter for frame 4343 is <text:s text:c="3"/>0.05469</text:p>
      <text:p text:style-name="P1">Jitter for frame 4344 is <text:s text:c="3"/>0.00423</text:p>
      <text:p text:style-name="P1">Jitter for frame 4345 is <text:s text:c="3"/>0.00236</text:p>
      <text:p text:style-name="P1">Jitter for frame 4346 is <text:s text:c="2"/>-0.00081</text:p>
      <text:p text:style-name="P1">Jitter for frame 4347 is <text:s text:c="2"/>-0.00036</text:p>
      <text:p text:style-name="P1">Jitter for frame 4348 is <text:s text:c="3"/>0.08838</text:p>
      <text:p text:style-name="P1">Jitter for frame 4349 is <text:s text:c="3"/>0.00015</text:p>
      <text:p text:style-name="P1">Jitter for frame 4350 is <text:s text:c="3"/>0.00027</text:p>
      <text:p text:style-name="P1">Jitter for frame 4351 is <text:s text:c="2"/>-0.00073</text:p>
      <text:p text:style-name="P1">Jitter for frame 4352 is <text:s text:c="3"/>0.00169</text:p>
      <text:p text:style-name="P1">Jitter for frame 4353 is <text:s text:c="2"/>-0.00043</text:p>
      <text:p text:style-name="P1">Jitter for frame 4354 is <text:s text:c="3"/>0.00689</text:p>
      <text:p text:style-name="P1">Jitter for frame 4355 is <text:s text:c="3"/>0.00543</text:p>
      <text:p text:style-name="P1">Jitter for frame 4356 is <text:s text:c="3"/>0.00264</text:p>
      <text:p text:style-name="P1">Jitter for frame 4357 is <text:s text:c="3"/>0.00654</text:p>
      <text:p text:style-name="P1">Jitter for frame 4358 is <text:s text:c="3"/>0.00515</text:p>
      <text:p text:style-name="P1">Jitter for frame 4359 is <text:s text:c="3"/>0.00663</text:p>
      <text:p text:style-name="P1">Jitter for frame 4360 is <text:s text:c="3"/>0.00717</text:p>
      <text:p text:style-name="P1"><text:soft-page-break/>Jitter for frame 4361 is <text:s text:c="3"/>0.00225</text:p>
      <text:p text:style-name="P1">Jitter for frame 4362 is <text:s text:c="3"/>0.00506</text:p>
      <text:p text:style-name="P1">Jitter for frame 4363 is <text:s text:c="3"/>0.00537</text:p>
      <text:p text:style-name="P1">Jitter for frame 4364 is <text:s text:c="3"/>0.00475</text:p>
      <text:p text:style-name="P1">Jitter for frame 4365 is <text:s text:c="3"/>0.00518</text:p>
      <text:p text:style-name="P1">Jitter for frame 4366 is <text:s text:c="3"/>0.00150</text:p>
      <text:p text:style-name="P1">Jitter for frame 4367 is <text:s text:c="3"/>0.00506</text:p>
      <text:p text:style-name="P1">Jitter for frame 4368 is <text:s text:c="3"/>0.00295</text:p>
      <text:p text:style-name="P1">Jitter for frame 4369 is <text:s text:c="3"/>0.00119</text:p>
      <text:p text:style-name="P1">Jitter for frame 4370 is <text:s text:c="3"/>0.00417</text:p>
      <text:p text:style-name="P1">Jitter for frame 4371 is <text:s text:c="3"/>0.00483</text:p>
      <text:p text:style-name="P1">Jitter for frame 4372 is <text:s text:c="3"/>0.00755</text:p>
      <text:p text:style-name="P1">Jitter for frame 4373 is <text:s text:c="3"/>0.00513</text:p>
      <text:p text:style-name="P1">Jitter for frame 4374 is <text:s text:c="3"/>0.00043</text:p>
      <text:p text:style-name="P1">Jitter for frame 4375 is <text:s text:c="3"/>0.00629</text:p>
      <text:p text:style-name="P1">Jitter for frame 4376 is <text:s text:c="3"/>0.00428</text:p>
      <text:p text:style-name="P1">Jitter for frame 4377 is <text:s text:c="3"/>0.00635</text:p>
      <text:p text:style-name="P1">Jitter for frame 4378 is <text:s text:c="3"/>0.00872</text:p>
      <text:p text:style-name="P1">Jitter for frame 4379 is <text:s text:c="3"/>0.00571</text:p>
      <text:p text:style-name="P1">Jitter for frame 4380 is <text:s text:c="3"/>0.00340</text:p>
      <text:p text:style-name="P1">Jitter for frame 4381 is <text:s text:c="3"/>0.00594</text:p>
      <text:p text:style-name="P1">Jitter for frame 4382 is <text:s text:c="3"/>0.00650</text:p>
      <text:p text:style-name="P1">Jitter for frame 4383 is <text:s text:c="2"/>-0.00110</text:p>
      <text:p text:style-name="P1">Jitter for frame 4384 is <text:s text:c="3"/>0.00055</text:p>
      <text:p text:style-name="P1">Jitter for frame 4385 is <text:s text:c="2"/>-0.00013</text:p>
      <text:p text:style-name="P1">Jitter for frame 4386 is <text:s text:c="3"/>0.00065</text:p>
      <text:p text:style-name="P1">Jitter for frame 4387 is <text:s text:c="3"/>0.00106</text:p>
      <text:p text:style-name="P1">Jitter for frame 4388 is <text:s text:c="2"/>-0.00101</text:p>
      <text:p text:style-name="P1">Jitter for frame 4389 is <text:s text:c="2"/>-0.00058</text:p>
      <text:p text:style-name="P1">Jitter for frame 4390 is <text:s text:c="3"/>0.00330</text:p>
      <text:p text:style-name="P1">Jitter for frame 4391 is <text:s text:c="3"/>0.00699</text:p>
      <text:p text:style-name="P1">Jitter for frame 4392 is <text:s text:c="3"/>0.00754</text:p>
      <text:p text:style-name="P1">Jitter for frame 4393 is <text:s text:c="3"/>0.00527</text:p>
      <text:p text:style-name="P1">Jitter for frame 4394 is <text:s text:c="3"/>0.00483</text:p>
      <text:p text:style-name="P1">Jitter for frame 4395 is <text:s text:c="3"/>0.30227</text:p>
      <text:p text:style-name="P1">Jitter for frame 4396 is <text:s text:c="3"/>0.00580</text:p>
      <text:p text:style-name="P1">Jitter for frame 4397 is <text:s text:c="3"/>0.00273</text:p>
      <text:p text:style-name="P1">Jitter for frame 4398 is <text:s text:c="3"/>0.00213</text:p>
      <text:p text:style-name="P1">Jitter for frame 4399 is <text:s text:c="2"/>-0.00078</text:p>
      <text:p text:style-name="P1">Jitter for frame 4400 is <text:s text:c="3"/>0.00119</text:p>
      <text:p text:style-name="P1">Jitter for frame 4401 is <text:s text:c="3"/>0.00471</text:p>
      <text:p text:style-name="P1">Jitter for frame 4402 is <text:s text:c="3"/>0.00678</text:p>
      <text:p text:style-name="P1">Jitter for frame 4403 is <text:s text:c="3"/>0.00201</text:p>
      <text:p text:style-name="P1">Jitter for frame 4404 is <text:s text:c="3"/>0.00402</text:p>
      <text:p text:style-name="P1">Jitter for frame 4405 is <text:s text:c="3"/>0.00694</text:p>
      <text:p text:style-name="P1">Jitter for frame 4406 is <text:s text:c="3"/>0.00503</text:p>
      <text:p text:style-name="P1">Jitter for frame 4407 is <text:s text:c="3"/>0.01582</text:p>
      <text:p text:style-name="P1">Jitter for frame 4408 is <text:s text:c="3"/>0.00736</text:p>
      <text:p text:style-name="P1">Jitter for frame 4409 is <text:s text:c="3"/>0.00457</text:p>
      <text:p text:style-name="P1"><text:soft-page-break/>Jitter for frame 4410 is <text:s text:c="3"/>0.00607</text:p>
      <text:p text:style-name="P1">Jitter for frame 4411 is <text:s text:c="3"/>0.00593</text:p>
      <text:p text:style-name="P1">Jitter for frame 4412 is <text:s text:c="3"/>0.00694</text:p>
      <text:p text:style-name="P1">Jitter for frame 4413 is <text:s text:c="3"/>0.00526</text:p>
      <text:p text:style-name="P1">Jitter for frame 4414 is <text:s text:c="3"/>0.00624</text:p>
      <text:p text:style-name="P1">Jitter for frame 4415 is <text:s text:c="3"/>0.00499</text:p>
      <text:p text:style-name="P1">Jitter for frame 4416 is <text:s text:c="3"/>0.00288</text:p>
      <text:p text:style-name="P1">Jitter for frame 4417 is <text:s text:c="3"/>0.00316</text:p>
      <text:p text:style-name="P1">Jitter for frame 4418 is <text:s text:c="3"/>0.00576</text:p>
      <text:p text:style-name="P1">Jitter for frame 4419 is <text:s text:c="3"/>0.00627</text:p>
      <text:p text:style-name="P1">Jitter for frame 4420 is <text:s text:c="3"/>0.00712</text:p>
      <text:p text:style-name="P1">Jitter for frame 4421 is <text:s text:c="3"/>0.00396</text:p>
      <text:p text:style-name="P1">Jitter for frame 4422 is <text:s text:c="3"/>0.00822</text:p>
      <text:p text:style-name="P1">Jitter for frame 4423 is <text:s text:c="3"/>0.00648</text:p>
      <text:p text:style-name="P1">Jitter for frame 4424 is <text:s text:c="3"/>0.00551</text:p>
      <text:p text:style-name="P1">Jitter for frame 4425 is <text:s text:c="3"/>0.00566</text:p>
      <text:p text:style-name="P1">Jitter for frame 4426 is <text:s text:c="3"/>0.00662</text:p>
      <text:p text:style-name="P1">Jitter for frame 4427 is <text:s text:c="3"/>0.00680</text:p>
      <text:p text:style-name="P1">Jitter for frame 4428 is <text:s text:c="3"/>0.00371</text:p>
      <text:p text:style-name="P1">Jitter for frame 4429 is <text:s text:c="3"/>0.00494</text:p>
      <text:p text:style-name="P1">Jitter for frame 4430 is <text:s text:c="2"/>-0.00093</text:p>
      <text:p text:style-name="P1">Jitter for frame 4431 is <text:s text:c="3"/>0.00494</text:p>
      <text:p text:style-name="P1">Jitter for frame 4432 is <text:s text:c="3"/>0.00440</text:p>
      <text:p text:style-name="P1">Jitter for frame 4433 is <text:s text:c="2"/>-0.00071</text:p>
      <text:p text:style-name="P1">Jitter for frame 4434 is <text:s text:c="3"/>0.00090</text:p>
      <text:p text:style-name="P1">Jitter for frame 4435 is <text:s text:c="3"/>0.00448</text:p>
      <text:p text:style-name="P1">Jitter for frame 4436 is <text:s text:c="3"/>0.00576</text:p>
      <text:p text:style-name="P1">Jitter for frame 4437 is <text:s text:c="3"/>0.00291</text:p>
      <text:p text:style-name="P1">Jitter for frame 4438 is <text:s text:c="3"/>0.00709</text:p>
      <text:p text:style-name="P1">Jitter for frame 4439 is <text:s text:c="2"/>-0.00081</text:p>
      <text:p text:style-name="P1">Jitter for frame 4440 is <text:s text:c="2"/>-0.00073</text:p>
      <text:p text:style-name="P1">Jitter for frame 4441 is <text:s text:c="2"/>-0.00106</text:p>
      <text:p text:style-name="P1">Jitter for frame 4442 is <text:s text:c="3"/>0.00136</text:p>
      <text:p text:style-name="P1">Jitter for frame 4443 is <text:s text:c="2"/>-0.00121</text:p>
      <text:p text:style-name="P1">Jitter for frame 4444 is <text:s text:c="3"/>0.05300</text:p>
      <text:p text:style-name="P1">Jitter for frame 4445 is <text:s text:c="2"/>-0.00076</text:p>
      <text:p text:style-name="P1">Jitter for frame 4446 is <text:s text:c="3"/>0.00195</text:p>
      <text:p text:style-name="P1">Jitter for frame 4447 is <text:s text:c="2"/>-0.00045</text:p>
      <text:p text:style-name="P1">Jitter for frame 4448 is <text:s text:c="3"/>0.00378</text:p>
      <text:p text:style-name="P1">Jitter for frame 4449 is <text:s text:c="3"/>0.00527</text:p>
      <text:p text:style-name="P1">Jitter for frame 4450 is <text:s text:c="3"/>0.00478</text:p>
      <text:p text:style-name="P1">Jitter for frame 4451 is <text:s text:c="3"/>0.00558</text:p>
      <text:p text:style-name="P1">Jitter for frame 4452 is <text:s text:c="3"/>0.00725</text:p>
      <text:p text:style-name="P1">Jitter for frame 4453 is <text:s text:c="3"/>0.00900</text:p>
      <text:p text:style-name="P1">Jitter for frame 4454 is <text:s text:c="3"/>0.00624</text:p>
      <text:p text:style-name="P1">Jitter for frame 4455 is <text:s text:c="3"/>0.00681</text:p>
      <text:p text:style-name="P1">Jitter for frame 4456 is <text:s text:c="3"/>0.00517</text:p>
      <text:p text:style-name="P1">Jitter for frame 4457 is <text:s text:c="3"/>0.00517</text:p>
      <text:p text:style-name="P1">Jitter for frame 4458 is <text:s text:c="3"/>0.00535</text:p>
      <text:p text:style-name="P1"><text:soft-page-break/>Jitter for frame 4459 is <text:s text:c="3"/>0.00489</text:p>
      <text:p text:style-name="P1">Jitter for frame 4460 is <text:s text:c="3"/>0.00500</text:p>
      <text:p text:style-name="P1">Jitter for frame 4461 is <text:s text:c="3"/>0.00680</text:p>
      <text:p text:style-name="P1">Jitter for frame 4462 is <text:s text:c="3"/>0.00512</text:p>
      <text:p text:style-name="P1">Jitter for frame 4463 is <text:s text:c="3"/>0.00296</text:p>
      <text:p text:style-name="P1">Jitter for frame 4464 is <text:s text:c="3"/>0.00758</text:p>
      <text:p text:style-name="P1">Jitter for frame 4465 is <text:s text:c="3"/>0.00507</text:p>
      <text:p text:style-name="P1">Jitter for frame 4466 is <text:s text:c="3"/>0.00500</text:p>
      <text:p text:style-name="P1">Jitter for frame 4467 is <text:s text:c="3"/>0.00494</text:p>
      <text:p text:style-name="P1">Jitter for frame 4468 is <text:s text:c="3"/>0.00442</text:p>
      <text:p text:style-name="P1">Jitter for frame 4469 is <text:s text:c="3"/>0.00461</text:p>
      <text:p text:style-name="P1">Jitter for frame 4470 is <text:s text:c="3"/>0.00108</text:p>
      <text:p text:style-name="P1">Jitter for frame 4471 is <text:s text:c="3"/>0.00714</text:p>
      <text:p text:style-name="P1">Jitter for frame 4472 is <text:s text:c="3"/>0.00819</text:p>
      <text:p text:style-name="P1">Jitter for frame 4473 is <text:s text:c="3"/>0.00355</text:p>
      <text:p text:style-name="P1">Jitter for frame 4474 is <text:s text:c="3"/>0.00491</text:p>
      <text:p text:style-name="P1">Jitter for frame 4475 is <text:s text:c="3"/>0.00607</text:p>
      <text:p text:style-name="P1">Jitter for frame 4476 is <text:s text:c="3"/>0.00624</text:p>
      <text:p text:style-name="P1">Jitter for frame 4477 is <text:s text:c="3"/>0.00637</text:p>
      <text:p text:style-name="P1">Jitter for frame 4478 is <text:s text:c="3"/>0.00755</text:p>
      <text:p text:style-name="P1">Jitter for frame 4479 is <text:s text:c="3"/>0.00324</text:p>
      <text:p text:style-name="P1">Jitter for frame 4480 is <text:s text:c="3"/>0.00905</text:p>
      <text:p text:style-name="P1">Jitter for frame 4481 is <text:s text:c="3"/>0.00609</text:p>
      <text:p text:style-name="P1">Jitter for frame 4482 is <text:s text:c="3"/>0.00562</text:p>
      <text:p text:style-name="P1">Jitter for frame 4483 is <text:s text:c="3"/>0.00636</text:p>
      <text:p text:style-name="P1">Jitter for frame 4484 is <text:s text:c="3"/>0.00488</text:p>
      <text:p text:style-name="P1">Jitter for frame 4485 is <text:s text:c="3"/>0.00719</text:p>
      <text:p text:style-name="P1">Jitter for frame 4486 is <text:s text:c="2"/>-0.00094</text:p>
      <text:p text:style-name="P1">Jitter for frame 4487 is <text:s text:c="3"/>0.00060</text:p>
      <text:p text:style-name="P1">Jitter for frame 4488 is <text:s text:c="3"/>0.00093</text:p>
      <text:p text:style-name="P1">Jitter for frame 4489 is <text:s text:c="2"/>-0.00020</text:p>
      <text:p text:style-name="P1">Jitter for frame 4490 is <text:s text:c="2"/>-0.00012</text:p>
      <text:p text:style-name="P1">Jitter for frame 4491 is <text:s text:c="3"/>0.00073</text:p>
      <text:p text:style-name="P1">Jitter for frame 4492 is <text:s text:c="3"/>0.00363</text:p>
      <text:p text:style-name="P1">Jitter for frame 4493 is <text:s text:c="3"/>0.00288</text:p>
      <text:p text:style-name="P1">Jitter for frame 4494 is <text:s text:c="3"/>0.00048</text:p>
      <text:p text:style-name="P1">Jitter for frame 4495 is <text:s text:c="3"/>0.00375</text:p>
      <text:p text:style-name="P1">Jitter for frame 4496 is <text:s text:c="3"/>0.00391</text:p>
      <text:p text:style-name="P1">Jitter for frame 4497 is <text:s text:c="3"/>0.00482</text:p>
      <text:p text:style-name="P1">Jitter for frame 4498 is <text:s text:c="3"/>0.00753</text:p>
      <text:p text:style-name="P1">Jitter for frame 4499 is <text:s text:c="3"/>0.00730</text:p>
      <text:p text:style-name="P1">Jitter for frame 4500 is <text:s text:c="3"/>0.00602</text:p>
      <text:p text:style-name="P1">Jitter for frame 4501 is <text:s text:c="3"/>0.00645</text:p>
      <text:p text:style-name="P1">Jitter for frame 4502 is <text:s text:c="3"/>0.00347</text:p>
      <text:p text:style-name="P1">Jitter for frame 4503 is <text:s text:c="3"/>0.00564</text:p>
      <text:p text:style-name="P1">Jitter for frame 4504 is <text:s text:c="3"/>0.00763</text:p>
      <text:p text:style-name="P1">Jitter for frame 4505 is <text:s text:c="3"/>0.00777</text:p>
      <text:p text:style-name="P1">Jitter for frame 4506 is <text:s text:c="3"/>0.00544</text:p>
      <text:p text:style-name="P1">Jitter for frame 4507 is <text:s text:c="3"/>0.00533</text:p>
      <text:p text:style-name="P1"><text:soft-page-break/>Jitter for frame 4508 is <text:s text:c="3"/>0.00525</text:p>
      <text:p text:style-name="P1">Jitter for frame 4509 is <text:s text:c="2"/>-0.00028</text:p>
      <text:p text:style-name="P1">Jitter for frame 4510 is <text:s text:c="2"/>-0.00017</text:p>
      <text:p text:style-name="P1">Jitter for frame 4511 is <text:s text:c="3"/>0.00067</text:p>
      <text:p text:style-name="P1">Jitter for frame 4512 is <text:s text:c="2"/>-0.00097</text:p>
      <text:p text:style-name="P1">Jitter for frame 4513 is <text:s text:c="3"/>0.00238</text:p>
      <text:p text:style-name="P1">Jitter for frame 4514 is <text:s text:c="2"/>-0.00056</text:p>
      <text:p text:style-name="P1">Jitter for frame 4515 is <text:s text:c="3"/>0.00151</text:p>
      <text:p text:style-name="P1">Jitter for frame 4516 is <text:s text:c="3"/>0.00675</text:p>
      <text:p text:style-name="P1">Jitter for frame 4517 is <text:s text:c="2"/>-0.00011</text:p>
      <text:p text:style-name="P1">Jitter for frame 4518 is <text:s text:c="3"/>0.00157</text:p>
      <text:p text:style-name="P1">Jitter for frame 4519 is <text:s text:c="2"/>-0.00023</text:p>
      <text:p text:style-name="P1">Jitter for frame 4520 is <text:s text:c="3"/>0.00489</text:p>
      <text:p text:style-name="P1">Jitter for frame 4521 is <text:s text:c="3"/>0.00277</text:p>
      <text:p text:style-name="P1">Jitter for frame 4522 is <text:s text:c="3"/>0.00203</text:p>
      <text:p text:style-name="P1">Jitter for frame 4523 is <text:s text:c="3"/>0.00835</text:p>
      <text:p text:style-name="P1">Jitter for frame 4524 is <text:s text:c="3"/>0.00630</text:p>
      <text:p text:style-name="P1">Jitter for frame 4525 is <text:s text:c="3"/>0.00890</text:p>
      <text:p text:style-name="P1">Jitter for frame 4526 is <text:s text:c="3"/>0.00616</text:p>
      <text:p text:style-name="P1">Jitter for frame 4527 is <text:s text:c="3"/>0.00556</text:p>
      <text:p text:style-name="P1">Jitter for frame 4528 is <text:s text:c="3"/>0.00423</text:p>
      <text:p text:style-name="P1">Jitter for frame 4529 is <text:s text:c="3"/>0.00534</text:p>
      <text:p text:style-name="P1">Jitter for frame 4530 is <text:s text:c="3"/>0.00702</text:p>
      <text:p text:style-name="P1">Jitter for frame 4531 is <text:s text:c="3"/>0.00568</text:p>
      <text:p text:style-name="P1">Jitter for frame 4532 is <text:s text:c="3"/>0.00346</text:p>
      <text:p text:style-name="P1">Jitter for frame 4533 is <text:s text:c="3"/>0.00363</text:p>
      <text:p text:style-name="P1">Jitter for frame 4534 is <text:s text:c="3"/>0.00491</text:p>
      <text:p text:style-name="P1">Jitter for frame 4535 is <text:s text:c="3"/>0.00123</text:p>
      <text:p text:style-name="P1">Jitter for frame 4536 is <text:s text:c="3"/>0.00563</text:p>
      <text:p text:style-name="P1">Jitter for frame 4537 is <text:s text:c="3"/>0.00343</text:p>
      <text:p text:style-name="P1">Jitter for frame 4538 is <text:s text:c="2"/>-0.00079</text:p>
      <text:p text:style-name="P1">Jitter for frame 4539 is <text:s text:c="2"/>-0.00010</text:p>
      <text:p text:style-name="P1">Jitter for frame 4540 is <text:s text:c="3"/>0.00516</text:p>
      <text:p text:style-name="P1">Jitter for frame 4541 is <text:s text:c="3"/>0.00621</text:p>
      <text:p text:style-name="P1">Jitter for frame 4542 is <text:s text:c="3"/>0.00411</text:p>
      <text:p text:style-name="P1">Jitter for frame 4543 is <text:s text:c="2"/>-0.00093</text:p>
      <text:p text:style-name="P1">Jitter for frame 4544 is <text:s text:c="3"/>0.00341</text:p>
      <text:p text:style-name="P1">Jitter for frame 4545 is <text:s text:c="3"/>0.00720</text:p>
      <text:p text:style-name="P1">Jitter for frame 4546 is <text:s text:c="3"/>0.00618</text:p>
      <text:p text:style-name="P1">Jitter for frame 4547 is <text:s text:c="3"/>0.00627</text:p>
      <text:p text:style-name="P1">Jitter for frame 4548 is <text:s text:c="3"/>0.00542</text:p>
      <text:p text:style-name="P1">Jitter for frame 4549 is <text:s text:c="3"/>0.00641</text:p>
      <text:p text:style-name="P1">Jitter for frame 4550 is <text:s text:c="3"/>0.00595</text:p>
      <text:p text:style-name="P1">Jitter for frame 4551 is <text:s text:c="3"/>0.00326</text:p>
      <text:p text:style-name="P1">Jitter for frame 4552 is <text:s text:c="3"/>0.00635</text:p>
      <text:p text:style-name="P1">Jitter for frame 4553 is <text:s text:c="3"/>0.00602</text:p>
      <text:p text:style-name="P1">Jitter for frame 4554 is <text:s text:c="3"/>0.00249</text:p>
      <text:p text:style-name="P1">Jitter for frame 4555 is <text:s text:c="3"/>0.00383</text:p>
      <text:p text:style-name="P1">Jitter for frame 4556 is <text:s text:c="3"/>0.00382</text:p>
      <text:p text:style-name="P1"><text:soft-page-break/>Jitter for frame 4557 is <text:s text:c="3"/>0.00608</text:p>
      <text:p text:style-name="P1">Jitter for frame 4558 is <text:s text:c="3"/>0.00759</text:p>
      <text:p text:style-name="P1">Jitter for frame 4559 is <text:s text:c="3"/>0.00536</text:p>
      <text:p text:style-name="P1">Jitter for frame 4560 is <text:s text:c="3"/>0.00574</text:p>
      <text:p text:style-name="P1">Jitter for frame 4561 is <text:s text:c="3"/>0.00590</text:p>
      <text:p text:style-name="P1">Jitter for frame 4562 is <text:s text:c="3"/>0.00477</text:p>
      <text:p text:style-name="P1">Jitter for frame 4563 is <text:s text:c="3"/>0.00458</text:p>
      <text:p text:style-name="P1">Jitter for frame 4564 is <text:s text:c="2"/>-0.00035</text:p>
      <text:p text:style-name="P1">Jitter for frame 4565 is <text:s text:c="3"/>0.00243</text:p>
      <text:p text:style-name="P1">Jitter for frame 4566 is <text:s text:c="3"/>0.00480</text:p>
      <text:p text:style-name="P1">Jitter for frame 4567 is <text:s text:c="2"/>-0.00079</text:p>
      <text:p text:style-name="P1">Jitter for frame 4568 is <text:s text:c="3"/>0.00376</text:p>
      <text:p text:style-name="P1">Jitter for frame 4569 is <text:s text:c="2"/>-0.00087</text:p>
      <text:p text:style-name="P1">Jitter for frame 4570 is <text:s text:c="2"/>-0.00126</text:p>
      <text:p text:style-name="P1">Jitter for frame 4571 is <text:s text:c="3"/>0.00240</text:p>
      <text:p text:style-name="P1">Jitter for frame 4572 is <text:s text:c="3"/>0.00570</text:p>
      <text:p text:style-name="P1">Jitter for frame 4573 is <text:s text:c="3"/>0.00601</text:p>
      <text:p text:style-name="P1">Jitter for frame 4574 is <text:s text:c="3"/>0.00829</text:p>
      <text:p text:style-name="P1">Jitter for frame 4575 is <text:s text:c="3"/>0.00202</text:p>
      <text:p text:style-name="P1">Jitter for frame 4576 is <text:s text:c="2"/>-0.00040</text:p>
      <text:p text:style-name="P1">Jitter for frame 4577 is <text:s text:c="3"/>0.00704</text:p>
      <text:p text:style-name="P1">Jitter for frame 4578 is <text:s text:c="3"/>0.00616</text:p>
      <text:p text:style-name="P1">Jitter for frame 4579 is <text:s text:c="3"/>0.00608</text:p>
      <text:p text:style-name="P1">Jitter for frame 4580 is <text:s text:c="3"/>0.00356</text:p>
      <text:p text:style-name="P1">Jitter for frame 4581 is <text:s text:c="3"/>0.00392</text:p>
      <text:p text:style-name="P1">Jitter for frame 4582 is <text:s text:c="3"/>0.00599</text:p>
      <text:p text:style-name="P1">Jitter for frame 4583 is <text:s text:c="3"/>0.00815</text:p>
      <text:p text:style-name="P1">Jitter for frame 4584 is <text:s text:c="3"/>0.00648</text:p>
      <text:p text:style-name="P1">Jitter for frame 4585 is <text:s text:c="3"/>0.00590</text:p>
      <text:p text:style-name="P1">Jitter for frame 4586 is <text:s text:c="3"/>0.00501</text:p>
      <text:p text:style-name="P1">Jitter for frame 4587 is <text:s text:c="3"/>0.00903</text:p>
      <text:p text:style-name="P1">Jitter for frame 4588 is <text:s text:c="3"/>0.00143</text:p>
      <text:p text:style-name="P1">Jitter for frame 4589 is <text:s text:c="3"/>0.00369</text:p>
      <text:p text:style-name="P1">Jitter for frame 4590 is <text:s text:c="3"/>0.00591</text:p>
      <text:p text:style-name="P1">Jitter for frame 4591 is <text:s text:c="3"/>0.00611</text:p>
      <text:p text:style-name="P1">Jitter for frame 4592 is <text:s text:c="3"/>0.00574</text:p>
      <text:p text:style-name="P1">Jitter for frame 4593 is <text:s text:c="3"/>0.00578</text:p>
      <text:p text:style-name="P1">Jitter for frame 4594 is <text:s text:c="3"/>0.00646</text:p>
      <text:p text:style-name="P1">Jitter for frame 4595 is <text:s text:c="3"/>0.00563</text:p>
      <text:p text:style-name="P1">Jitter for frame 4596 is <text:s text:c="3"/>0.00341</text:p>
      <text:p text:style-name="P1">Jitter for frame 4597 is <text:s text:c="3"/>0.00204</text:p>
      <text:p text:style-name="P1">Jitter for frame 4598 is <text:s text:c="3"/>0.00475</text:p>
      <text:p text:style-name="P1">Jitter for frame 4599 is <text:s text:c="3"/>0.00150</text:p>
      <text:p text:style-name="P1">Jitter for frame 4600 is <text:s text:c="3"/>0.00455</text:p>
      <text:p text:style-name="P1">Jitter for frame 4601 is <text:s text:c="3"/>0.00265</text:p>
      <text:p text:style-name="P1">Jitter for frame 4602 is <text:s text:c="3"/>0.00437</text:p>
      <text:p text:style-name="P1">Jitter for frame 4603 is <text:s text:c="3"/>0.00482</text:p>
      <text:p text:style-name="P1">Jitter for frame 4604 is <text:s text:c="3"/>0.00464</text:p>
      <text:p text:style-name="P1">Jitter for frame 4605 is <text:s text:c="3"/>0.00326</text:p>
      <text:p text:style-name="P1"><text:soft-page-break/>Jitter for frame 4606 is <text:s text:c="3"/>0.00532</text:p>
      <text:p text:style-name="P1">Jitter for frame 4607 is <text:s text:c="3"/>0.00066</text:p>
      <text:p text:style-name="P1">Jitter for frame 4608 is <text:s text:c="3"/>0.00731</text:p>
      <text:p text:style-name="P1">Jitter for frame 4609 is <text:s text:c="3"/>0.00492</text:p>
      <text:p text:style-name="P1">Jitter for frame 4610 is <text:s text:c="3"/>0.00488</text:p>
      <text:p text:style-name="P1">Jitter for frame 4611 is <text:s text:c="3"/>0.00487</text:p>
      <text:p text:style-name="P1">Jitter for frame 4612 is <text:s text:c="2"/>-0.00017</text:p>
      <text:p text:style-name="P1">Jitter for frame 4613 is <text:s text:c="2"/>-0.00101</text:p>
      <text:p text:style-name="P1">Jitter for frame 4614 is <text:s text:c="2"/>-0.00086</text:p>
      <text:p text:style-name="P1">Jitter for frame 4615 is <text:s text:c="3"/>0.00578</text:p>
      <text:p text:style-name="P1">Jitter for frame 4616 is <text:s text:c="3"/>0.00189</text:p>
      <text:p text:style-name="P1">Jitter for frame 4617 is <text:s text:c="3"/>0.00785</text:p>
      <text:p text:style-name="P1">Jitter for frame 4618 is <text:s text:c="3"/>0.00158</text:p>
      <text:p text:style-name="P1">Jitter for frame 4619 is <text:s text:c="3"/>0.00782</text:p>
      <text:p text:style-name="P1">Jitter for frame 4620 is <text:s text:c="3"/>0.00631</text:p>
      <text:p text:style-name="P1">Jitter for frame 4621 is <text:s text:c="3"/>0.00625</text:p>
      <text:p text:style-name="P1">Jitter for frame 4622 is <text:s text:c="3"/>0.00604</text:p>
      <text:p text:style-name="P1">Jitter for frame 4623 is <text:s text:c="3"/>0.00424</text:p>
      <text:p text:style-name="P1">Jitter for frame 4624 is <text:s text:c="3"/>0.00474</text:p>
      <text:p text:style-name="P1">Jitter for frame 4625 is <text:s text:c="3"/>0.00491</text:p>
      <text:p text:style-name="P1">Jitter for frame 4626 is <text:s text:c="3"/>0.00498</text:p>
      <text:p text:style-name="P1">Jitter for frame 4627 is <text:s text:c="3"/>0.00504</text:p>
      <text:p text:style-name="P1">Jitter for frame 4628 is <text:s text:c="3"/>0.00071</text:p>
      <text:p text:style-name="P1">Jitter for frame 4629 is <text:s text:c="3"/>0.00471</text:p>
      <text:p text:style-name="P1">Jitter for frame 4630 is <text:s text:c="3"/>0.00268</text:p>
      <text:p text:style-name="P1">Jitter for frame 4631 is <text:s text:c="3"/>0.00506</text:p>
      <text:p text:style-name="P1">Jitter for frame 4632 is <text:s text:c="3"/>0.00113</text:p>
      <text:p text:style-name="P1">Jitter for frame 4633 is <text:s text:c="3"/>0.00620</text:p>
      <text:p text:style-name="P1">Jitter for frame 4634 is <text:s text:c="3"/>0.00863</text:p>
      <text:p text:style-name="P1">Jitter for frame 4635 is <text:s text:c="3"/>0.00220</text:p>
      <text:p text:style-name="P1">Jitter for frame 4636 is <text:s text:c="3"/>0.00596</text:p>
      <text:p text:style-name="P1">Jitter for frame 4637 is <text:s text:c="2"/>-0.00062</text:p>
      <text:p text:style-name="P1">Jitter for frame 4638 is <text:s text:c="2"/>-0.00068</text:p>
      <text:p text:style-name="P1">Jitter for frame 4639 is <text:s text:c="3"/>0.00275</text:p>
      <text:p text:style-name="P1">Jitter for frame 4640 is <text:s text:c="2"/>-0.00005</text:p>
      <text:p text:style-name="P1">Jitter for frame 4641 is <text:s text:c="3"/>0.00572</text:p>
      <text:p text:style-name="P1">Jitter for frame 4642 is <text:s text:c="3"/>0.00641</text:p>
      <text:p text:style-name="P1">Jitter for frame 4643 is <text:s text:c="3"/>0.00723</text:p>
      <text:p text:style-name="P1">Jitter for frame 4644 is <text:s text:c="3"/>0.00533</text:p>
      <text:p text:style-name="P1">Jitter for frame 4645 is <text:s text:c="3"/>0.00710</text:p>
      <text:p text:style-name="P1">Jitter for frame 4646 is <text:s text:c="3"/>0.00744</text:p>
      <text:p text:style-name="P1">Jitter for frame 4647 is <text:s text:c="3"/>0.00552</text:p>
      <text:p text:style-name="P1">Jitter for frame 4648 is <text:s text:c="3"/>0.00480</text:p>
      <text:p text:style-name="P1">Jitter for frame 4649 is <text:s text:c="3"/>0.00542</text:p>
      <text:p text:style-name="P1">Jitter for frame 4650 is <text:s text:c="2"/>-0.00026</text:p>
      <text:p text:style-name="P1">Jitter for frame 4651 is <text:s text:c="3"/>0.00204</text:p>
      <text:p text:style-name="P1">Jitter for frame 4652 is <text:s text:c="3"/>0.00789</text:p>
      <text:p text:style-name="P1">Jitter for frame 4653 is <text:s text:c="3"/>0.00615</text:p>
      <text:p text:style-name="P1">Jitter for frame 4654 is <text:s text:c="3"/>0.00553</text:p>
      <text:p text:style-name="P1"><text:soft-page-break/>Jitter for frame 4655 is <text:s text:c="3"/>0.00561</text:p>
      <text:p text:style-name="P1">Jitter for frame 4656 is <text:s text:c="3"/>0.00871</text:p>
      <text:p text:style-name="P1">Jitter for frame 4657 is <text:s text:c="3"/>0.00612</text:p>
      <text:p text:style-name="P1">Jitter for frame 4658 is <text:s text:c="3"/>0.00591</text:p>
      <text:p text:style-name="P1">Jitter for frame 4659 is <text:s text:c="2"/>-0.00006</text:p>
      <text:p text:style-name="P1">Jitter for frame 4660 is <text:s text:c="2"/>-0.00084</text:p>
      <text:p text:style-name="P1">Jitter for frame 4661 is <text:s text:c="3"/>0.00444</text:p>
      <text:p text:style-name="P1">Jitter for frame 4662 is <text:s text:c="2"/>-0.00057</text:p>
      <text:p text:style-name="P1">Jitter for frame 4663 is <text:s text:c="3"/>0.00171</text:p>
      <text:p text:style-name="P1">Jitter for frame 4664 is <text:s text:c="3"/>0.00509</text:p>
      <text:p text:style-name="P1">Jitter for frame 4665 is <text:s text:c="3"/>0.00483</text:p>
      <text:p text:style-name="P1">Jitter for frame 4666 is <text:s text:c="3"/>0.00694</text:p>
      <text:p text:style-name="P1">Jitter for frame 4667 is <text:s text:c="3"/>0.00452</text:p>
      <text:p text:style-name="P1">Jitter for frame 4668 is <text:s text:c="3"/>0.00832</text:p>
      <text:p text:style-name="P1">Jitter for frame 4669 is <text:s text:c="3"/>0.00325</text:p>
      <text:p text:style-name="P1">Jitter for frame 4670 is <text:s text:c="3"/>0.00552</text:p>
      <text:p text:style-name="P1">Jitter for frame 4671 is <text:s text:c="3"/>0.00060</text:p>
      <text:p text:style-name="P1">Jitter for frame 4672 is <text:s text:c="3"/>0.00562</text:p>
      <text:p text:style-name="P1">Jitter for frame 4673 is <text:s text:c="3"/>0.00899</text:p>
      <text:p text:style-name="P1">Jitter for frame 4674 is <text:s text:c="3"/>0.00601</text:p>
      <text:p text:style-name="P1">Jitter for frame 4675 is <text:s text:c="3"/>0.00585</text:p>
      <text:p text:style-name="P1">Jitter for frame 4676 is <text:s text:c="3"/>0.00364</text:p>
      <text:p text:style-name="P1">Jitter for frame 4677 is <text:s text:c="2"/>-0.00020</text:p>
      <text:p text:style-name="P1">Jitter for frame 4678 is <text:s text:c="3"/>0.00574</text:p>
      <text:p text:style-name="P1">Jitter for frame 4679 is <text:s text:c="3"/>0.00572</text:p>
      <text:p text:style-name="P1">Jitter for frame 4680 is <text:s text:c="3"/>0.00430</text:p>
      <text:p text:style-name="P1">Jitter for frame 4681 is <text:s text:c="3"/>0.00626</text:p>
      <text:p text:style-name="P1">Jitter for frame 4682 is <text:s text:c="2"/>-0.00076</text:p>
      <text:p text:style-name="P1">Jitter for frame 4683 is <text:s text:c="3"/>0.07946</text:p>
      <text:p text:style-name="P1">Jitter for frame 4684 is <text:s text:c="3"/>0.00018</text:p>
      <text:p text:style-name="P1">Jitter for frame 4685 is <text:s text:c="3"/>0.00406</text:p>
      <text:p text:style-name="P1">Jitter for frame 4686 is <text:s text:c="3"/>0.00005</text:p>
      <text:p text:style-name="P1">Jitter for frame 4687 is <text:s text:c="3"/>0.00745</text:p>
      <text:p text:style-name="P1">Jitter for frame 4688 is <text:s text:c="2"/>-0.00047</text:p>
      <text:p text:style-name="P1">Jitter for frame 4689 is <text:s text:c="2"/>-0.00024</text:p>
      <text:p text:style-name="P1">Jitter for frame 4690 is <text:s text:c="2"/>-0.00076</text:p>
      <text:p text:style-name="P1">Jitter for frame 4691 is <text:s text:c="3"/>0.00731</text:p>
      <text:p text:style-name="P1">Jitter for frame 4692 is <text:s text:c="3"/>0.00427</text:p>
      <text:p text:style-name="P1">Jitter for frame 4693 is <text:s text:c="3"/>0.00187</text:p>
      <text:p text:style-name="P1">Jitter for frame 4694 is <text:s text:c="3"/>0.00748</text:p>
      <text:p text:style-name="P1">Jitter for frame 4695 is <text:s text:c="3"/>0.00512</text:p>
      <text:p text:style-name="P1">Jitter for frame 4696 is <text:s text:c="3"/>0.00756</text:p>
      <text:p text:style-name="P1">Jitter for frame 4697 is <text:s text:c="3"/>0.00628</text:p>
      <text:p text:style-name="P1">Jitter for frame 4698 is <text:s text:c="3"/>0.00572</text:p>
      <text:p text:style-name="P1">Jitter for frame 4699 is <text:s text:c="3"/>0.00161</text:p>
      <text:p text:style-name="P1">Jitter for frame 4700 is <text:s text:c="3"/>0.00609</text:p>
      <text:p text:style-name="P1">Jitter for frame 4701 is <text:s text:c="3"/>0.00702</text:p>
      <text:p text:style-name="P1">Jitter for frame 4702 is <text:s text:c="3"/>0.00511</text:p>
      <text:p text:style-name="P1">Jitter for frame 4703 is <text:s text:c="3"/>0.00502</text:p>
      <text:p text:style-name="P1"><text:soft-page-break/>Jitter for frame 4704 is <text:s text:c="3"/>0.00746</text:p>
      <text:p text:style-name="P1">Jitter for frame 4705 is <text:s text:c="3"/>0.00725</text:p>
      <text:p text:style-name="P1">Jitter for frame 4706 is <text:s text:c="3"/>0.00482</text:p>
      <text:p text:style-name="P1">Jitter for frame 4707 is <text:s text:c="2"/>-0.00048</text:p>
      <text:p text:style-name="P1">Jitter for frame 4708 is <text:s text:c="3"/>0.00479</text:p>
      <text:p text:style-name="P1">Jitter for frame 4709 is <text:s text:c="2"/>-0.00061</text:p>
      <text:p text:style-name="P1">Jitter for frame 4710 is <text:s text:c="2"/>-0.00090</text:p>
      <text:p text:style-name="P1">Jitter for frame 4711 is <text:s text:c="3"/>0.00474</text:p>
      <text:p text:style-name="P1">Jitter for frame 4712 is <text:s text:c="3"/>0.00383</text:p>
      <text:p text:style-name="P1">Jitter for frame 4713 is <text:s text:c="3"/>0.00604</text:p>
      <text:p text:style-name="P1">Jitter for frame 4714 is <text:s text:c="3"/>0.00580</text:p>
      <text:p text:style-name="P1">Jitter for frame 4715 is <text:s text:c="3"/>0.00483</text:p>
      <text:p text:style-name="P1">Jitter for frame 4716 is <text:s text:c="3"/>0.00703</text:p>
      <text:p text:style-name="P1">Jitter for frame 4717 is <text:s text:c="3"/>0.00617</text:p>
      <text:p text:style-name="P1">Jitter for frame 4718 is <text:s text:c="3"/>0.00237</text:p>
      <text:p text:style-name="P1">Jitter for frame 4719 is <text:s text:c="3"/>0.00432</text:p>
      <text:p text:style-name="P1">Jitter for frame 4720 is <text:s text:c="3"/>0.00628</text:p>
      <text:p text:style-name="P1">Jitter for frame 4721 is <text:s text:c="3"/>0.00461</text:p>
      <text:p text:style-name="P1">Jitter for frame 4722 is <text:s text:c="2"/>-0.00026</text:p>
      <text:p text:style-name="P1">Jitter for frame 4723 is <text:s text:c="3"/>0.00512</text:p>
      <text:p text:style-name="P1">Jitter for frame 4724 is <text:s text:c="3"/>0.00647</text:p>
      <text:p text:style-name="P1">Jitter for frame 4725 is <text:s text:c="3"/>0.00755</text:p>
      <text:p text:style-name="P1">Jitter for frame 4726 is <text:s text:c="3"/>0.00251</text:p>
      <text:p text:style-name="P1">Jitter for frame 4727 is <text:s text:c="3"/>0.00779</text:p>
      <text:p text:style-name="P1">Jitter for frame 4728 is <text:s text:c="3"/>0.00308</text:p>
      <text:p text:style-name="P1">Jitter for frame 4729 is <text:s text:c="3"/>0.00643</text:p>
      <text:p text:style-name="P1">Jitter for frame 4730 is <text:s text:c="3"/>0.12067</text:p>
      <text:p text:style-name="P1">Jitter for frame 4731 is <text:s text:c="2"/>-0.00049</text:p>
      <text:p text:style-name="P1">Jitter for frame 4732 is <text:s text:c="2"/>-0.00011</text:p>
      <text:p text:style-name="P1">Jitter for frame 4733 is <text:s text:c="3"/>0.00674</text:p>
      <text:p text:style-name="P1">Jitter for frame 4734 is <text:s text:c="3"/>0.00481</text:p>
      <text:p text:style-name="P1">Jitter for frame 4735 is <text:s text:c="3"/>0.00626</text:p>
      <text:p text:style-name="P1">Jitter for frame 4736 is <text:s text:c="3"/>0.00738</text:p>
      <text:p text:style-name="P1">Jitter for frame 4737 is <text:s text:c="3"/>0.00460</text:p>
      <text:p text:style-name="P1">Jitter for frame 4738 is <text:s text:c="3"/>0.00644</text:p>
      <text:p text:style-name="P1">Jitter for frame 4739 is <text:s text:c="3"/>0.00407</text:p>
      <text:p text:style-name="P1">Jitter for frame 4740 is <text:s text:c="3"/>0.00664</text:p>
      <text:p text:style-name="P1">Jitter for frame 4741 is <text:s text:c="3"/>0.00053</text:p>
      <text:p text:style-name="P1">Jitter for frame 4742 is <text:s text:c="3"/>0.00640</text:p>
      <text:p text:style-name="P1">Jitter for frame 4743 is <text:s text:c="3"/>0.00319</text:p>
      <text:p text:style-name="P1">Jitter for frame 4744 is <text:s text:c="3"/>0.00556</text:p>
      <text:p text:style-name="P1">Jitter for frame 4745 is <text:s text:c="3"/>0.00784</text:p>
      <text:p text:style-name="P1">Jitter for frame 4746 is <text:s text:c="3"/>0.00452</text:p>
      <text:p text:style-name="P1">Jitter for frame 4747 is <text:s text:c="3"/>0.00085</text:p>
      <text:p text:style-name="P1">Jitter for frame 4748 is <text:s text:c="3"/>0.00254</text:p>
      <text:p text:style-name="P1">Jitter for frame 4749 is <text:s text:c="3"/>0.00728</text:p>
      <text:p text:style-name="P1">Jitter for frame 4750 is <text:s text:c="3"/>0.00713</text:p>
      <text:p text:style-name="P1">Jitter for frame 4751 is <text:s text:c="3"/>0.00426</text:p>
      <text:p text:style-name="P1">Jitter for frame 4752 is <text:s text:c="3"/>0.00465</text:p>
      <text:p text:style-name="P1"><text:soft-page-break/>Jitter for frame 4753 is <text:s text:c="3"/>0.00366</text:p>
      <text:p text:style-name="P1">Jitter for frame 4754 is <text:s text:c="3"/>0.00765</text:p>
      <text:p text:style-name="P1">Jitter for frame 4755 is <text:s text:c="2"/>-0.00090</text:p>
      <text:p text:style-name="P1">Jitter for frame 4756 is <text:s text:c="3"/>0.00584</text:p>
      <text:p text:style-name="P1">Jitter for frame 4757 is <text:s text:c="3"/>0.00274</text:p>
      <text:p text:style-name="P1">Jitter for frame 4758 is <text:s text:c="3"/>0.00237</text:p>
      <text:p text:style-name="P1">Jitter for frame 4759 is <text:s text:c="2"/>-0.00041</text:p>
      <text:p text:style-name="P1">Jitter for frame 4760 is <text:s text:c="3"/>0.00757</text:p>
      <text:p text:style-name="P1">Jitter for frame 4761 is <text:s text:c="3"/>0.00785</text:p>
      <text:p text:style-name="P1">Jitter for frame 4762 is <text:s text:c="3"/>0.00720</text:p>
      <text:p text:style-name="P1">Jitter for frame 4763 is <text:s text:c="3"/>0.01716</text:p>
      <text:p text:style-name="P1">Jitter for frame 4764 is <text:s text:c="3"/>0.00532</text:p>
      <text:p text:style-name="P1">Jitter for frame 4765 is <text:s text:c="3"/>0.00360</text:p>
      <text:p text:style-name="P1">Jitter for frame 4766 is <text:s text:c="3"/>0.00615</text:p>
      <text:p text:style-name="P1">Jitter for frame 4767 is <text:s text:c="3"/>0.00631</text:p>
      <text:p text:style-name="P1">Jitter for frame 4768 is <text:s text:c="3"/>0.00458</text:p>
      <text:p text:style-name="P1">Jitter for frame 4769 is <text:s text:c="3"/>0.00149</text:p>
      <text:p text:style-name="P1">Jitter for frame 4770 is <text:s text:c="3"/>0.00437</text:p>
      <text:p text:style-name="P1">Jitter for frame 4771 is <text:s text:c="3"/>0.00712</text:p>
      <text:p text:style-name="P1">Jitter for frame 4772 is <text:s text:c="3"/>0.00436</text:p>
      <text:p text:style-name="P1">Jitter for frame 4773 is <text:s text:c="3"/>0.00489</text:p>
      <text:p text:style-name="P1">Jitter for frame 4774 is <text:s text:c="3"/>0.00489</text:p>
      <text:p text:style-name="P1">Jitter for frame 4775 is <text:s text:c="3"/>0.00685</text:p>
      <text:p text:style-name="P1">Jitter for frame 4776 is <text:s text:c="2"/>-0.00103</text:p>
      <text:p text:style-name="P1">Jitter for frame 4777 is <text:s text:c="3"/>0.35628</text:p>
      <text:p text:style-name="P1">Jitter for frame 4778 is <text:s text:c="3"/>0.00392</text:p>
      <text:p text:style-name="P1">Jitter for frame 4779 is <text:s text:c="3"/>0.00433</text:p>
      <text:p text:style-name="P1">Jitter for frame 4780 is <text:s text:c="3"/>0.00096</text:p>
      <text:p text:style-name="P1">Jitter for frame 4781 is <text:s text:c="3"/>0.00350</text:p>
      <text:p text:style-name="P1">Jitter for frame 4782 is <text:s text:c="3"/>0.00521</text:p>
      <text:p text:style-name="P1">Jitter for frame 4783 is <text:s text:c="3"/>0.00676</text:p>
      <text:p text:style-name="P1">Jitter for frame 4784 is <text:s text:c="3"/>0.00694</text:p>
      <text:p text:style-name="P1">Jitter for frame 4785 is <text:s text:c="3"/>0.00491</text:p>
      <text:p text:style-name="P1">Jitter for frame 4786 is <text:s text:c="3"/>0.00648</text:p>
      <text:p text:style-name="P1">Jitter for frame 4787 is <text:s text:c="3"/>0.00767</text:p>
      <text:p text:style-name="P1">Jitter for frame 4788 is <text:s text:c="3"/>0.00628</text:p>
      <text:p text:style-name="P1">Jitter for frame 4789 is <text:s text:c="3"/>0.00448</text:p>
      <text:p text:style-name="P1">Jitter for frame 4790 is <text:s text:c="3"/>0.00446</text:p>
      <text:p text:style-name="P1">Jitter for frame 4791 is <text:s text:c="3"/>0.00491</text:p>
      <text:p text:style-name="P1">Jitter for frame 4792 is <text:s text:c="3"/>0.00473</text:p>
      <text:p text:style-name="P1">Jitter for frame 4793 is <text:s text:c="3"/>0.00478</text:p>
      <text:p text:style-name="P1">Jitter for frame 4794 is <text:s text:c="3"/>0.00517</text:p>
      <text:p text:style-name="P1">Jitter for frame 4795 is <text:s text:c="3"/>0.00560</text:p>
      <text:p text:style-name="P1">Jitter for frame 4796 is <text:s text:c="3"/>0.00564</text:p>
      <text:p text:style-name="P1">Jitter for frame 4797 is <text:s text:c="3"/>0.00096</text:p>
      <text:p text:style-name="P1">Jitter for frame 4798 is <text:s text:c="3"/>0.00583</text:p>
      <text:p text:style-name="P1">Jitter for frame 4799 is <text:s text:c="3"/>0.00447</text:p>
      <text:p text:style-name="P1">Jitter for frame 4800 is <text:s text:c="3"/>0.00417</text:p>
      <text:p text:style-name="P1">Jitter for frame 4801 is <text:s text:c="3"/>0.00108</text:p>
      <text:p text:style-name="P1"><text:soft-page-break/>Jitter for frame 4802 is <text:s text:c="3"/>0.00112</text:p>
      <text:p text:style-name="P1">Jitter for frame 4803 is <text:s text:c="3"/>0.00143</text:p>
      <text:p text:style-name="P1">Jitter for frame 4804 is <text:s text:c="3"/>0.00840</text:p>
      <text:p text:style-name="P1">Jitter for frame 4805 is <text:s text:c="3"/>0.00534</text:p>
      <text:p text:style-name="P1">Jitter for frame 4806 is <text:s text:c="3"/>0.00423</text:p>
      <text:p text:style-name="P1">Jitter for frame 4807 is <text:s text:c="3"/>0.00529</text:p>
      <text:p text:style-name="P1">Jitter for frame 4808 is <text:s text:c="3"/>0.00612</text:p>
      <text:p text:style-name="P1">Jitter for frame 4809 is <text:s text:c="3"/>0.00501</text:p>
      <text:p text:style-name="P1">Jitter for frame 4810 is <text:s text:c="3"/>0.00309</text:p>
      <text:p text:style-name="P1">Jitter for frame 4811 is <text:s text:c="3"/>0.00437</text:p>
      <text:p text:style-name="P1">Jitter for frame 4812 is <text:s text:c="3"/>0.00630</text:p>
      <text:p text:style-name="P1">Jitter for frame 4813 is <text:s text:c="3"/>0.00614</text:p>
      <text:p text:style-name="P1">Jitter for frame 4814 is <text:s text:c="3"/>0.00482</text:p>
      <text:p text:style-name="P1">Jitter for frame 4815 is <text:s text:c="3"/>0.00482</text:p>
      <text:p text:style-name="P1">Jitter for frame 4816 is <text:s text:c="3"/>0.00549</text:p>
      <text:p text:style-name="P1">Jitter for frame 4817 is <text:s text:c="3"/>0.00532</text:p>
      <text:p text:style-name="P1">Jitter for frame 4818 is <text:s text:c="3"/>0.00476</text:p>
      <text:p text:style-name="P1">Jitter for frame 4819 is <text:s text:c="3"/>0.00686</text:p>
      <text:p text:style-name="P1">Jitter for frame 4820 is <text:s text:c="3"/>0.00529</text:p>
      <text:p text:style-name="P1">Jitter for frame 4821 is <text:s text:c="3"/>0.07559</text:p>
      <text:p text:style-name="P1">Jitter for frame 4822 is <text:s text:c="3"/>0.00623</text:p>
      <text:p text:style-name="P1">Jitter for frame 4823 is <text:s text:c="3"/>0.00546</text:p>
      <text:p text:style-name="P1">Jitter for frame 4824 is <text:s text:c="3"/>0.00533</text:p>
      <text:p text:style-name="P1">Jitter for frame 4825 is <text:s text:c="3"/>0.00515</text:p>
      <text:p text:style-name="P1">Jitter for frame 4826 is <text:s text:c="2"/>-0.00014</text:p>
      <text:p text:style-name="P1">Jitter for frame 4827 is <text:s text:c="3"/>0.00661</text:p>
      <text:p text:style-name="P1">Jitter for frame 4828 is <text:s text:c="3"/>0.00470</text:p>
      <text:p text:style-name="P1">Jitter for frame 4829 is <text:s text:c="2"/>-0.00001</text:p>
      <text:p text:style-name="P1">Jitter for frame 4830 is <text:s text:c="3"/>0.00223</text:p>
      <text:p text:style-name="P1">Jitter for frame 4831 is <text:s text:c="3"/>0.00440</text:p>
      <text:p text:style-name="P1">Jitter for frame 4832 is <text:s text:c="3"/>0.00655</text:p>
      <text:p text:style-name="P1">Jitter for frame 4833 is <text:s text:c="3"/>0.00548</text:p>
      <text:p text:style-name="P1">Jitter for frame 4834 is <text:s text:c="3"/>0.00533</text:p>
      <text:p text:style-name="P1">Jitter for frame 4835 is <text:s text:c="3"/>0.00534</text:p>
      <text:p text:style-name="P1">Jitter for frame 4836 is <text:s text:c="3"/>0.00539</text:p>
      <text:p text:style-name="P1">Jitter for frame 4837 is <text:s text:c="3"/>0.00521</text:p>
      <text:p text:style-name="P1">Jitter for frame 4838 is <text:s text:c="3"/>0.00533</text:p>
      <text:p text:style-name="P1">Jitter for frame 4839 is <text:s text:c="3"/>0.00535</text:p>
      <text:p text:style-name="P1">Jitter for frame 4840 is <text:s text:c="3"/>0.00534</text:p>
      <text:p text:style-name="P1">Jitter for frame 4841 is <text:s text:c="3"/>0.00514</text:p>
      <text:p text:style-name="P1">Jitter for frame 4842 is <text:s text:c="3"/>0.00745</text:p>
      <text:p text:style-name="P1">Jitter for frame 4843 is <text:s text:c="3"/>0.00847</text:p>
      <text:p text:style-name="P1">Jitter for frame 4844 is <text:s text:c="3"/>0.00542</text:p>
      <text:p text:style-name="P1">Jitter for frame 4845 is <text:s text:c="3"/>0.00526</text:p>
      <text:p text:style-name="P1">Jitter for frame 4846 is <text:s text:c="3"/>0.00497</text:p>
      <text:p text:style-name="P1">Jitter for frame 4847 is <text:s text:c="3"/>0.00529</text:p>
      <text:p text:style-name="P1">Jitter for frame 4848 is <text:s text:c="3"/>0.00435</text:p>
      <text:p text:style-name="P1">Jitter for frame 4849 is <text:s text:c="3"/>0.00421</text:p>
      <text:p text:style-name="P1">Jitter for frame 4850 is <text:s text:c="3"/>0.00476</text:p>
      <text:p text:style-name="P1"><text:soft-page-break/>Jitter for frame 4851 is <text:s text:c="3"/>0.00463</text:p>
      <text:p text:style-name="P1">Jitter for frame 4852 is <text:s text:c="3"/>0.00220</text:p>
      <text:p text:style-name="P1">Jitter for frame 4853 is <text:s text:c="3"/>0.00311</text:p>
      <text:p text:style-name="P1">Jitter for frame 4854 is <text:s text:c="3"/>0.00189</text:p>
      <text:p text:style-name="P1">Jitter for frame 4855 is <text:s text:c="3"/>0.00480</text:p>
      <text:p text:style-name="P1">Jitter for frame 4856 is <text:s text:c="3"/>0.00530</text:p>
      <text:p text:style-name="P1">Jitter for frame 4857 is <text:s text:c="3"/>0.00249</text:p>
      <text:p text:style-name="P1">Jitter for frame 4858 is <text:s text:c="2"/>-0.00104</text:p>
      <text:p text:style-name="P1">Jitter for frame 4859 is <text:s text:c="3"/>0.00265</text:p>
      <text:p text:style-name="P1">Jitter for frame 4860 is <text:s text:c="3"/>0.00502</text:p>
      <text:p text:style-name="P1">Jitter for frame 4861 is <text:s text:c="3"/>0.00531</text:p>
      <text:p text:style-name="P1">Jitter for frame 4862 is <text:s text:c="3"/>0.00516</text:p>
      <text:p text:style-name="P1">Jitter for frame 4863 is <text:s text:c="3"/>0.00435</text:p>
      <text:p text:style-name="P1">Jitter for frame 4864 is <text:s text:c="3"/>0.00294</text:p>
      <text:p text:style-name="P1">Jitter for frame 4865 is <text:s text:c="2"/>-0.00055</text:p>
      <text:p text:style-name="P1">Jitter for frame 4866 is <text:s text:c="2"/>-0.00090</text:p>
      <text:p text:style-name="P1">Jitter for frame 4867 is <text:s text:c="2"/>-0.00077</text:p>
      <text:p text:style-name="P1">Jitter for frame 4868 is <text:s text:c="3"/>0.15469</text:p>
      <text:p text:style-name="P1">Jitter for frame 4869 is <text:s text:c="3"/>0.00876</text:p>
      <text:p text:style-name="P1">Jitter for frame 4870 is <text:s text:c="3"/>0.00180</text:p>
      <text:p text:style-name="P1">Jitter for frame 4871 is <text:s text:c="3"/>0.00021</text:p>
      <text:p text:style-name="P1">Jitter for frame 4872 is <text:s text:c="3"/>0.00711</text:p>
      <text:p text:style-name="P1">Jitter for frame 4873 is <text:s text:c="3"/>0.00324</text:p>
      <text:p text:style-name="P1">Jitter for frame 4874 is <text:s text:c="3"/>0.00576</text:p>
      <text:p text:style-name="P1">Jitter for frame 4875 is <text:s text:c="3"/>0.00480</text:p>
      <text:p text:style-name="P1">Jitter for frame 4876 is <text:s text:c="3"/>0.00496</text:p>
      <text:p text:style-name="P1">Jitter for frame 4877 is <text:s text:c="3"/>0.00490</text:p>
      <text:p text:style-name="P1">Jitter for frame 4878 is <text:s text:c="3"/>0.00500</text:p>
      <text:p text:style-name="P1">Jitter for frame 4879 is <text:s text:c="3"/>0.00511</text:p>
      <text:p text:style-name="P1">Jitter for frame 4880 is <text:s text:c="3"/>0.00559</text:p>
      <text:p text:style-name="P1">Jitter for frame 4881 is <text:s text:c="3"/>0.00259</text:p>
      <text:p text:style-name="P1">Jitter for frame 4882 is <text:s text:c="3"/>0.00287</text:p>
      <text:p text:style-name="P1">Jitter for frame 4883 is <text:s text:c="3"/>0.00620</text:p>
      <text:p text:style-name="P1">Jitter for frame 4884 is <text:s text:c="3"/>0.00590</text:p>
      <text:p text:style-name="P1">Jitter for frame 4885 is <text:s text:c="3"/>0.00324</text:p>
      <text:p text:style-name="P1">Jitter for frame 4886 is <text:s text:c="3"/>0.00723</text:p>
      <text:p text:style-name="P1">Jitter for frame 4887 is <text:s text:c="3"/>0.00503</text:p>
      <text:p text:style-name="P1">Jitter for frame 4888 is <text:s text:c="3"/>0.00508</text:p>
      <text:p text:style-name="P1">Jitter for frame 4889 is <text:s text:c="3"/>0.00650</text:p>
      <text:p text:style-name="P1">Jitter for frame 4890 is <text:s text:c="3"/>0.00425</text:p>
      <text:p text:style-name="P1">Jitter for frame 4891 is <text:s text:c="3"/>0.00517</text:p>
      <text:p text:style-name="P1">Jitter for frame 4892 is <text:s text:c="3"/>0.00492</text:p>
      <text:p text:style-name="P1">Jitter for frame 4893 is <text:s text:c="3"/>0.00750</text:p>
      <text:p text:style-name="P1">Jitter for frame 4894 is <text:s text:c="3"/>0.00738</text:p>
      <text:p text:style-name="P1">Jitter for frame 4895 is <text:s text:c="3"/>0.00294</text:p>
      <text:p text:style-name="P1">Jitter for frame 4896 is <text:s text:c="3"/>0.00492</text:p>
      <text:p text:style-name="P1">Jitter for frame 4897 is <text:s text:c="3"/>0.00656</text:p>
      <text:p text:style-name="P1">Jitter for frame 4898 is <text:s text:c="3"/>0.00307</text:p>
      <text:p text:style-name="P1">Jitter for frame 4899 is <text:s text:c="3"/>0.00532</text:p>
      <text:p text:style-name="P1"><text:soft-page-break/>Jitter for frame 4900 is <text:s text:c="3"/>0.00295</text:p>
      <text:p text:style-name="P1">Jitter for frame 4901 is <text:s text:c="3"/>0.00225</text:p>
      <text:p text:style-name="P1">Jitter for frame 4902 is <text:s text:c="3"/>0.00063</text:p>
      <text:p text:style-name="P1">Jitter for frame 4903 is <text:s text:c="2"/>-0.00060</text:p>
      <text:p text:style-name="P1">Jitter for frame 4904 is <text:s text:c="3"/>0.00083</text:p>
      <text:p text:style-name="P1">Jitter for frame 4905 is <text:s text:c="3"/>0.00747</text:p>
      <text:p text:style-name="P1">Jitter for frame 4906 is <text:s text:c="3"/>0.00007</text:p>
      <text:p text:style-name="P1">Jitter for frame 4907 is <text:s text:c="3"/>0.00515</text:p>
      <text:p text:style-name="P1">Jitter for frame 4908 is <text:s text:c="3"/>0.00502</text:p>
      <text:p text:style-name="P1">Jitter for frame 4909 is <text:s text:c="3"/>0.00168</text:p>
      <text:p text:style-name="P1">Jitter for frame 4910 is <text:s text:c="2"/>-0.00054</text:p>
      <text:p text:style-name="P1">Jitter for frame 4911 is <text:s text:c="3"/>0.00068</text:p>
      <text:p text:style-name="P1">Jitter for frame 4912 is <text:s text:c="3"/>0.00530</text:p>
      <text:p text:style-name="P1">Jitter for frame 4913 is <text:s text:c="3"/>0.00483</text:p>
      <text:p text:style-name="P1">Jitter for frame 4914 is <text:s text:c="3"/>0.00537</text:p>
      <text:p text:style-name="P1">Jitter for frame 4915 is <text:s text:c="3"/>0.00437</text:p>
      <text:p text:style-name="P1">Jitter for frame 4916 is <text:s text:c="3"/>0.08094</text:p>
      <text:p text:style-name="P1">Jitter for frame 4917 is <text:s text:c="3"/>0.00069</text:p>
      <text:p text:style-name="P1">Jitter for frame 4918 is <text:s text:c="3"/>0.00909</text:p>
      <text:p text:style-name="P1">Jitter for frame 4919 is <text:s text:c="3"/>0.00322</text:p>
      <text:p text:style-name="P1">Jitter for frame 4920 is <text:s text:c="2"/>-0.00090</text:p>
      <text:p text:style-name="P1">Jitter for frame 4921 is <text:s text:c="3"/>0.00174</text:p>
      <text:p text:style-name="P1">Jitter for frame 4922 is <text:s text:c="3"/>0.00572</text:p>
      <text:p text:style-name="P1">Jitter for frame 4923 is <text:s text:c="3"/>0.00561</text:p>
      <text:p text:style-name="P1">Jitter for frame 4924 is <text:s text:c="3"/>0.00467</text:p>
      <text:p text:style-name="P1">Jitter for frame 4925 is <text:s text:c="3"/>0.00518</text:p>
      <text:p text:style-name="P1">Jitter for frame 4926 is <text:s text:c="3"/>0.00528</text:p>
      <text:p text:style-name="P1">Jitter for frame 4927 is <text:s text:c="3"/>0.00670</text:p>
      <text:p text:style-name="P1">Jitter for frame 4928 is <text:s text:c="3"/>0.00531</text:p>
      <text:p text:style-name="P1">Jitter for frame 4929 is <text:s text:c="3"/>0.00529</text:p>
      <text:p text:style-name="P1">Jitter for frame 4930 is <text:s text:c="3"/>0.00507</text:p>
      <text:p text:style-name="P1">Jitter for frame 4931 is <text:s text:c="3"/>0.00543</text:p>
      <text:p text:style-name="P1">Jitter for frame 4932 is <text:s text:c="3"/>0.00539</text:p>
      <text:p text:style-name="P1">Jitter for frame 4933 is <text:s text:c="3"/>0.00790</text:p>
      <text:p text:style-name="P1">Jitter for frame 4934 is <text:s text:c="3"/>0.00148</text:p>
      <text:p text:style-name="P1">Jitter for frame 4935 is <text:s text:c="3"/>0.00383</text:p>
      <text:p text:style-name="P1">Jitter for frame 4936 is <text:s text:c="3"/>0.00764</text:p>
      <text:p text:style-name="P1">Jitter for frame 4937 is <text:s text:c="3"/>0.00662</text:p>
      <text:p text:style-name="P1">Jitter for frame 4938 is <text:s text:c="3"/>0.00545</text:p>
      <text:p text:style-name="P1">Jitter for frame 4939 is <text:s text:c="3"/>0.00533</text:p>
      <text:p text:style-name="P1">Jitter for frame 4940 is <text:s text:c="3"/>0.00534</text:p>
      <text:p text:style-name="P1">Jitter for frame 4941 is <text:s text:c="3"/>0.00312</text:p>
      <text:p text:style-name="P1">Jitter for frame 4942 is <text:s text:c="3"/>0.00258</text:p>
      <text:p text:style-name="P1">Jitter for frame 4943 is <text:s text:c="3"/>0.00502</text:p>
      <text:p text:style-name="P1">Jitter for frame 4944 is <text:s text:c="3"/>0.00703</text:p>
      <text:p text:style-name="P1">Jitter for frame 4945 is <text:s text:c="3"/>0.00498</text:p>
      <text:p text:style-name="P1">Jitter for frame 4946 is <text:s text:c="3"/>0.00337</text:p>
      <text:p text:style-name="P1">Jitter for frame 4947 is <text:s text:c="3"/>0.00767</text:p>
      <text:p text:style-name="P1">Jitter for frame 4948 is <text:s text:c="3"/>0.00361</text:p>
      <text:p text:style-name="P1"><text:soft-page-break/>Jitter for frame 4949 is <text:s text:c="3"/>0.00494</text:p>
      <text:p text:style-name="P1">Jitter for frame 4950 is <text:s text:c="3"/>0.00468</text:p>
      <text:p text:style-name="P1">Jitter for frame 4951 is <text:s text:c="3"/>0.00682</text:p>
      <text:p text:style-name="P1">Jitter for frame 4952 is <text:s text:c="3"/>0.00453</text:p>
      <text:p text:style-name="P1">Jitter for frame 4953 is <text:s text:c="3"/>0.00440</text:p>
      <text:p text:style-name="P1">Jitter for frame 4954 is <text:s text:c="3"/>0.00596</text:p>
      <text:p text:style-name="P1">Jitter for frame 4955 is <text:s text:c="3"/>0.00617</text:p>
      <text:p text:style-name="P1">Jitter for frame 4956 is <text:s text:c="3"/>0.00625</text:p>
      <text:p text:style-name="P1">Jitter for frame 4957 is <text:s text:c="3"/>0.00672</text:p>
      <text:p text:style-name="P1">Jitter for frame 4958 is <text:s text:c="3"/>0.00582</text:p>
      <text:p text:style-name="P1">Jitter for frame 4959 is <text:s text:c="3"/>0.00577</text:p>
      <text:p text:style-name="P1">Jitter for frame 4960 is <text:s text:c="3"/>0.00622</text:p>
      <text:p text:style-name="P1">Jitter for frame 4961 is <text:s text:c="3"/>0.00409</text:p>
      <text:p text:style-name="P1">Jitter for frame 4962 is <text:s text:c="3"/>0.27199</text:p>
      <text:p text:style-name="P1">Jitter for frame 4963 is <text:s text:c="3"/>0.00560</text:p>
      <text:p text:style-name="P1">Jitter for frame 4964 is <text:s text:c="3"/>0.00419</text:p>
      <text:p text:style-name="P1">Jitter for frame 4965 is <text:s text:c="3"/>0.00434</text:p>
      <text:p text:style-name="P1">Jitter for frame 4966 is <text:s text:c="3"/>0.00403</text:p>
      <text:p text:style-name="P1">Jitter for frame 4967 is <text:s text:c="3"/>0.00187</text:p>
      <text:p text:style-name="P1">Jitter for frame 4968 is <text:s text:c="3"/>0.00427</text:p>
      <text:p text:style-name="P1">Jitter for frame 4969 is <text:s text:c="3"/>0.00833</text:p>
      <text:p text:style-name="P1">Jitter for frame 4970 is <text:s text:c="3"/>0.00527</text:p>
      <text:p text:style-name="P1">Jitter for frame 4971 is <text:s text:c="3"/>0.00500</text:p>
      <text:p text:style-name="P1">Jitter for frame 4972 is <text:s text:c="3"/>0.00545</text:p>
      <text:p text:style-name="P1">Jitter for frame 4973 is <text:s text:c="3"/>0.00735</text:p>
      <text:p text:style-name="P1">Jitter for frame 4974 is <text:s text:c="3"/>0.00418</text:p>
      <text:p text:style-name="P1">Jitter for frame 4975 is <text:s text:c="3"/>0.00331</text:p>
      <text:p text:style-name="P1">Jitter for frame 4976 is <text:s text:c="3"/>0.00706</text:p>
      <text:p text:style-name="P1">Jitter for frame 4977 is <text:s text:c="3"/>0.00387</text:p>
      <text:p text:style-name="P1">Jitter for frame 4978 is <text:s text:c="3"/>0.00500</text:p>
      <text:p text:style-name="P1">Jitter for frame 4979 is <text:s text:c="3"/>0.00561</text:p>
      <text:p text:style-name="P1">Jitter for frame 4980 is <text:s text:c="3"/>0.00540</text:p>
      <text:p text:style-name="P1">Jitter for frame 4981 is <text:s text:c="3"/>0.00837</text:p>
      <text:p text:style-name="P1">Jitter for frame 4982 is <text:s text:c="3"/>0.00505</text:p>
      <text:p text:style-name="P1">Jitter for frame 4983 is <text:s text:c="3"/>0.00820</text:p>
      <text:p text:style-name="P1">Jitter for frame 4984 is <text:s text:c="3"/>0.00276</text:p>
      <text:p text:style-name="P1">Jitter for frame 4985 is <text:s text:c="3"/>0.00492</text:p>
      <text:p text:style-name="P1">Jitter for frame 4986 is <text:s text:c="3"/>0.00273</text:p>
      <text:p text:style-name="P1">Jitter for frame 4987 is <text:s text:c="3"/>0.00538</text:p>
      <text:p text:style-name="P1">Jitter for frame 4988 is <text:s text:c="3"/>0.00457</text:p>
      <text:p text:style-name="P1">Jitter for frame 4989 is <text:s text:c="3"/>0.00435</text:p>
      <text:p text:style-name="P1">Jitter for frame 4990 is <text:s text:c="3"/>0.00649</text:p>
      <text:p text:style-name="P1">Jitter for frame 4991 is <text:s text:c="3"/>0.00743</text:p>
      <text:p text:style-name="P1">Jitter for frame 4992 is <text:s text:c="3"/>0.00543</text:p>
      <text:p text:style-name="P1">Jitter for frame 4993 is <text:s text:c="3"/>0.00571</text:p>
      <text:p text:style-name="P1">Jitter for frame 4994 is <text:s text:c="3"/>0.00411</text:p>
      <text:p text:style-name="P1">Jitter for frame 4995 is <text:s text:c="3"/>0.00264</text:p>
      <text:p text:style-name="P1">Jitter for frame 4996 is <text:s text:c="2"/>-0.00001</text:p>
      <text:p text:style-name="P1">Jitter for frame 4997 is <text:s text:c="3"/>0.00550</text:p>
      <text:p text:style-name="P1"><text:soft-page-break/>Jitter for frame 4998 is <text:s text:c="2"/>-0.00024</text:p>
      <text:p text:style-name="P1">Jitter for frame 4999 is <text:s text:c="3"/>0.00526</text:p>
      <text:p text:style-name="P1">Jitter for frame 5000 is <text:s text:c="3"/>0.00124</text:p>
      <text:p text:style-name="P1">Jitter for frame 5001 is <text:s text:c="3"/>0.00184</text:p>
      <text:p text:style-name="P1">Jitter for frame 5002 is <text:s text:c="3"/>0.00205</text:p>
      <text:p text:style-name="P1">Jitter for frame 5003 is <text:s text:c="3"/>0.00313</text:p>
      <text:p text:style-name="P1">Jitter for frame 5004 is <text:s text:c="3"/>0.00036</text:p>
      <text:p text:style-name="P1">Jitter for frame 5005 is <text:s text:c="3"/>0.00386</text:p>
      <text:p text:style-name="P1">Jitter for frame 5006 is <text:s text:c="2"/>-0.00007</text:p>
      <text:p text:style-name="P1">Jitter for frame 5007 is <text:s text:c="3"/>0.00239</text:p>
      <text:p text:style-name="P1">Jitter for frame 5008 is <text:s text:c="3"/>0.16265</text:p>
      <text:p text:style-name="P1">Jitter for frame 5009 is <text:s text:c="3"/>0.01172</text:p>
      <text:p text:style-name="P1">Jitter for frame 5010 is <text:s text:c="3"/>0.00436</text:p>
      <text:p text:style-name="P1">Jitter for frame 5011 is <text:s text:c="3"/>0.00242</text:p>
      <text:p text:style-name="P1">Jitter for frame 5012 is <text:s text:c="3"/>0.00611</text:p>
      <text:p text:style-name="P1">Jitter for frame 5013 is <text:s text:c="3"/>0.00163</text:p>
      <text:p text:style-name="P1">Jitter for frame 5014 is <text:s text:c="3"/>0.00001</text:p>
      <text:p text:style-name="P1">Jitter for frame 5015 is <text:s text:c="3"/>0.00075</text:p>
      <text:p text:style-name="P1">Jitter for frame 5016 is <text:s text:c="3"/>0.00762</text:p>
      <text:p text:style-name="P1">Jitter for frame 5017 is <text:s text:c="3"/>0.00208</text:p>
      <text:p text:style-name="P1">Jitter for frame 5018 is <text:s text:c="3"/>0.00721</text:p>
      <text:p text:style-name="P1">Jitter for frame 5019 is <text:s text:c="3"/>0.00377</text:p>
      <text:p text:style-name="P1">Jitter for frame 5020 is <text:s text:c="3"/>0.00687</text:p>
      <text:p text:style-name="P1">Jitter for frame 5021 is <text:s text:c="3"/>0.00610</text:p>
      <text:p text:style-name="P1">Jitter for frame 5022 is <text:s text:c="3"/>0.00445</text:p>
      <text:p text:style-name="P1">Jitter for frame 5023 is <text:s text:c="3"/>0.00424</text:p>
      <text:p text:style-name="P1">Jitter for frame 5024 is <text:s text:c="3"/>0.00430</text:p>
      <text:p text:style-name="P1">Jitter for frame 5025 is <text:s text:c="3"/>0.00278</text:p>
      <text:p text:style-name="P1">Jitter for frame 5026 is <text:s text:c="3"/>0.00490</text:p>
      <text:p text:style-name="P1">Jitter for frame 5027 is <text:s text:c="3"/>0.00750</text:p>
      <text:p text:style-name="P1">Jitter for frame 5028 is <text:s text:c="3"/>0.00811</text:p>
      <text:p text:style-name="P1">Jitter for frame 5029 is <text:s text:c="3"/>0.00647</text:p>
      <text:p text:style-name="P1">Jitter for frame 5030 is <text:s text:c="2"/>-0.00025</text:p>
      <text:p text:style-name="P1">Jitter for frame 5031 is <text:s text:c="3"/>0.00512</text:p>
      <text:p text:style-name="P1">Jitter for frame 5032 is <text:s text:c="3"/>0.00661</text:p>
      <text:p text:style-name="P1">Jitter for frame 5033 is <text:s text:c="3"/>0.00427</text:p>
      <text:p text:style-name="P1">Jitter for frame 5034 is <text:s text:c="3"/>0.00445</text:p>
      <text:p text:style-name="P1">Jitter for frame 5035 is <text:s text:c="3"/>0.00421</text:p>
      <text:p text:style-name="P1">Jitter for frame 5036 is <text:s text:c="3"/>0.00544</text:p>
      <text:p text:style-name="P1">Jitter for frame 5037 is <text:s text:c="3"/>0.00417</text:p>
      <text:p text:style-name="P1">Jitter for frame 5038 is <text:s text:c="3"/>0.00730</text:p>
      <text:p text:style-name="P1">Jitter for frame 5039 is <text:s text:c="3"/>0.00540</text:p>
      <text:p text:style-name="P1">Jitter for frame 5040 is <text:s text:c="3"/>0.00513</text:p>
      <text:p text:style-name="P1">Jitter for frame 5041 is <text:s text:c="3"/>0.00103</text:p>
      <text:p text:style-name="P1">Jitter for frame 5042 is <text:s text:c="2"/>-0.00077</text:p>
      <text:p text:style-name="P1">Jitter for frame 5043 is <text:s text:c="3"/>0.00180</text:p>
      <text:p text:style-name="P1">Jitter for frame 5044 is <text:s text:c="3"/>0.00464</text:p>
      <text:p text:style-name="P1">Jitter for frame 5045 is <text:s text:c="2"/>-0.00076</text:p>
      <text:p text:style-name="P1">Jitter for frame 5046 is <text:s text:c="2"/>-0.00016</text:p>
      <text:p text:style-name="P1"><text:soft-page-break/>Jitter for frame 5047 is <text:s text:c="3"/>0.00434</text:p>
      <text:p text:style-name="P1">Jitter for frame 5048 is <text:s text:c="3"/>0.00140</text:p>
      <text:p text:style-name="P1">Jitter for frame 5049 is <text:s text:c="3"/>0.00653</text:p>
      <text:p text:style-name="P1">Jitter for frame 5050 is <text:s text:c="3"/>0.00736</text:p>
      <text:p text:style-name="P1">Jitter for frame 5051 is <text:s text:c="3"/>0.00423</text:p>
      <text:p text:style-name="P1">Jitter for frame 5052 is <text:s text:c="2"/>-0.00048</text:p>
      <text:p text:style-name="P1">Jitter for frame 5053 is <text:s text:c="2"/>-0.00067</text:p>
      <text:p text:style-name="P1">Jitter for frame 5054 is <text:s text:c="3"/>0.00387</text:p>
      <text:p text:style-name="P1">Jitter for frame 5055 is <text:s text:c="3"/>0.30670</text:p>
      <text:p text:style-name="P1">Jitter for frame 5056 is <text:s text:c="3"/>0.00129</text:p>
      <text:p text:style-name="P1">Jitter for frame 5057 is <text:s text:c="2"/>-0.00053</text:p>
      <text:p text:style-name="P1">Jitter for frame 5058 is <text:s text:c="3"/>0.00089</text:p>
      <text:p text:style-name="P1">Jitter for frame 5059 is <text:s text:c="3"/>0.00378</text:p>
      <text:p text:style-name="P1">Jitter for frame 5060 is <text:s text:c="3"/>0.00133</text:p>
      <text:p text:style-name="P1">Jitter for frame 5061 is <text:s text:c="2"/>-0.00092</text:p>
      <text:p text:style-name="P1">Jitter for frame 5062 is <text:s text:c="2"/>-0.00081</text:p>
      <text:p text:style-name="P1">Jitter for frame 5063 is <text:s text:c="2"/>-0.00130</text:p>
      <text:p text:style-name="P1">Jitter for frame 5064 is <text:s text:c="3"/>0.00346</text:p>
      <text:p text:style-name="P1">Jitter for frame 5065 is <text:s text:c="3"/>0.00147</text:p>
      <text:p text:style-name="P1">Jitter for frame 5066 is <text:s text:c="3"/>0.00252</text:p>
      <text:p text:style-name="P1">Jitter for frame 5067 is <text:s text:c="3"/>0.00087</text:p>
      <text:p text:style-name="P1">Jitter for frame 5068 is <text:s text:c="3"/>0.00328</text:p>
      <text:p text:style-name="P1">Jitter for frame 5069 is <text:s text:c="3"/>0.00160</text:p>
      <text:p text:style-name="P1">Jitter for frame 5070 is <text:s text:c="3"/>0.00165</text:p>
      <text:p text:style-name="P1">Jitter for frame 5071 is <text:s text:c="3"/>0.00553</text:p>
      <text:p text:style-name="P1">Jitter for frame 5072 is <text:s text:c="3"/>0.00290</text:p>
      <text:p text:style-name="P1">Jitter for frame 5073 is <text:s text:c="3"/>0.00431</text:p>
      <text:p text:style-name="P1">Jitter for frame 5074 is <text:s text:c="3"/>0.00469</text:p>
      <text:p text:style-name="P1">Jitter for frame 5075 is <text:s text:c="3"/>0.00266</text:p>
      <text:p text:style-name="P1">Jitter for frame 5076 is <text:s text:c="3"/>0.00572</text:p>
      <text:p text:style-name="P1">Jitter for frame 5077 is <text:s text:c="3"/>0.00443</text:p>
      <text:p text:style-name="P1">Jitter for frame 5078 is <text:s text:c="3"/>0.00242</text:p>
      <text:p text:style-name="P1">Jitter for frame 5079 is <text:s text:c="3"/>0.00479</text:p>
      <text:p text:style-name="P1">Jitter for frame 5080 is <text:s text:c="3"/>0.00343</text:p>
      <text:p text:style-name="P1">Jitter for frame 5081 is <text:s text:c="3"/>0.00262</text:p>
      <text:p text:style-name="P1">Jitter for frame 5082 is <text:s text:c="3"/>0.00719</text:p>
      <text:p text:style-name="P1">Jitter for frame 5083 is <text:s text:c="3"/>0.00429</text:p>
      <text:p text:style-name="P1">Jitter for frame 5084 is <text:s text:c="3"/>0.00713</text:p>
      <text:p text:style-name="P1">Jitter for frame 5085 is <text:s text:c="3"/>0.00408</text:p>
      <text:p text:style-name="P1">Jitter for frame 5086 is <text:s text:c="3"/>0.00406</text:p>
      <text:p text:style-name="P1">Jitter for frame 5087 is <text:s text:c="3"/>0.00412</text:p>
      <text:p text:style-name="P1">Jitter for frame 5088 is <text:s text:c="3"/>0.00416</text:p>
      <text:p text:style-name="P1">Jitter for frame 5089 is <text:s text:c="3"/>0.00051</text:p>
      <text:p text:style-name="P1">Jitter for frame 5090 is <text:s text:c="3"/>0.00301</text:p>
      <text:p text:style-name="P1">Jitter for frame 5091 is <text:s text:c="3"/>0.00233</text:p>
      <text:p text:style-name="P1">Jitter for frame 5092 is <text:s text:c="2"/>-0.00097</text:p>
      <text:p text:style-name="P1">Jitter for frame 5093 is <text:s text:c="3"/>0.00356</text:p>
      <text:p text:style-name="P1">Jitter for frame 5094 is <text:s text:c="3"/>0.00329</text:p>
      <text:p text:style-name="P1">Jitter for frame 5095 is <text:s text:c="2"/>-0.00054</text:p>
      <text:p text:style-name="P1"><text:soft-page-break/>Jitter for frame 5096 is <text:s text:c="3"/>0.00201</text:p>
      <text:p text:style-name="P1">Jitter for frame 5097 is <text:s text:c="2"/>-0.00029</text:p>
      <text:p text:style-name="P1">Jitter for frame 5098 is <text:s text:c="3"/>0.00466</text:p>
      <text:p text:style-name="P1">Jitter for frame 5099 is <text:s text:c="3"/>0.00551</text:p>
      <text:p text:style-name="P1">Jitter for frame 5100 is <text:s text:c="3"/>0.16055</text:p>
      <text:p text:style-name="P1">Jitter for frame 5101 is <text:s text:c="2"/>-0.00079</text:p>
      <text:p text:style-name="P1">Jitter for frame 5102 is <text:s text:c="3"/>0.00411</text:p>
      <text:p text:style-name="P1">Jitter for frame 5103 is <text:s text:c="3"/>0.00540</text:p>
      <text:p text:style-name="P1">Jitter for frame 5104 is <text:s text:c="3"/>0.00430</text:p>
      <text:p text:style-name="P1">Jitter for frame 5105 is <text:s text:c="3"/>0.00292</text:p>
      <text:p text:style-name="P1">Jitter for frame 5106 is <text:s text:c="3"/>0.00326</text:p>
      <text:p text:style-name="P1">Jitter for frame 5107 is <text:s text:c="3"/>0.00727</text:p>
      <text:p text:style-name="P1">Jitter for frame 5108 is <text:s text:c="3"/>0.00644</text:p>
      <text:p text:style-name="P1">Jitter for frame 5109 is <text:s text:c="3"/>0.00526</text:p>
      <text:p text:style-name="P1">Jitter for frame 5110 is <text:s text:c="3"/>0.00573</text:p>
      <text:p text:style-name="P1">Jitter for frame 5111 is <text:s text:c="3"/>0.00301</text:p>
      <text:p text:style-name="P1">Jitter for frame 5112 is <text:s text:c="3"/>0.00525</text:p>
      <text:p text:style-name="P1">Jitter for frame 5113 is <text:s text:c="3"/>0.00273</text:p>
      <text:p text:style-name="P1">Jitter for frame 5114 is <text:s text:c="3"/>0.00532</text:p>
      <text:p text:style-name="P1">Jitter for frame 5115 is <text:s text:c="3"/>0.00518</text:p>
      <text:p text:style-name="P1">Jitter for frame 5116 is <text:s text:c="3"/>0.00488</text:p>
      <text:p text:style-name="P1">Jitter for frame 5117 is <text:s text:c="3"/>0.00420</text:p>
      <text:p text:style-name="P1">Jitter for frame 5118 is <text:s text:c="3"/>0.00423</text:p>
      <text:p text:style-name="P1">Jitter for frame 5119 is <text:s text:c="3"/>0.00460</text:p>
      <text:p text:style-name="P1">Jitter for frame 5120 is <text:s text:c="3"/>0.00447</text:p>
      <text:p text:style-name="P1">Jitter for frame 5121 is <text:s text:c="3"/>0.00460</text:p>
      <text:p text:style-name="P1">Jitter for frame 5122 is <text:s text:c="3"/>0.00435</text:p>
      <text:p text:style-name="P1">Jitter for frame 5123 is <text:s text:c="3"/>0.00434</text:p>
      <text:p text:style-name="P1">Jitter for frame 5124 is <text:s text:c="3"/>0.00548</text:p>
      <text:p text:style-name="P1">Jitter for frame 5125 is <text:s text:c="3"/>0.00515</text:p>
      <text:p text:style-name="P1">Jitter for frame 5126 is <text:s text:c="3"/>0.00500</text:p>
      <text:p text:style-name="P1">Jitter for frame 5127 is <text:s text:c="3"/>0.00368</text:p>
      <text:p text:style-name="P1">Jitter for frame 5128 is <text:s text:c="3"/>0.00524</text:p>
      <text:p text:style-name="P1">Jitter for frame 5129 is <text:s text:c="3"/>0.00097</text:p>
      <text:p text:style-name="P1">Jitter for frame 5130 is <text:s text:c="3"/>0.00543</text:p>
      <text:p text:style-name="P1">Jitter for frame 5131 is <text:s text:c="3"/>0.00434</text:p>
      <text:p text:style-name="P1">Jitter for frame 5132 is <text:s text:c="3"/>0.00455</text:p>
      <text:p text:style-name="P1">Jitter for frame 5133 is <text:s text:c="2"/>-0.00066</text:p>
      <text:p text:style-name="P1">Jitter for frame 5134 is <text:s text:c="2"/>-0.00041</text:p>
      <text:p text:style-name="P1">Jitter for frame 5135 is <text:s text:c="2"/>-0.00035</text:p>
      <text:p text:style-name="P1">Jitter for frame 5136 is <text:s text:c="3"/>0.00037</text:p>
      <text:p text:style-name="P1">Jitter for frame 5137 is <text:s text:c="3"/>0.00435</text:p>
      <text:p text:style-name="P1">Jitter for frame 5138 is <text:s text:c="3"/>0.00568</text:p>
      <text:p text:style-name="P1">Jitter for frame 5139 is <text:s text:c="3"/>0.00451</text:p>
      <text:p text:style-name="P1">Jitter for frame 5140 is <text:s text:c="3"/>0.00442</text:p>
      <text:p text:style-name="P1">Jitter for frame 5141 is <text:s text:c="3"/>0.00538</text:p>
      <text:p text:style-name="P1">Jitter for frame 5142 is <text:s text:c="3"/>0.00663</text:p>
      <text:p text:style-name="P1">Jitter for frame 5143 is <text:s text:c="3"/>0.00255</text:p>
      <text:p text:style-name="P1">Jitter for frame 5144 is <text:s text:c="3"/>0.00230</text:p>
      <text:p text:style-name="P1"><text:soft-page-break/>Jitter for frame 5145 is <text:s text:c="3"/>0.00577</text:p>
      <text:p text:style-name="P1">Jitter for frame 5146 is <text:s text:c="3"/>0.00401</text:p>
      <text:p text:style-name="P1">Jitter for frame 5147 is <text:s text:c="3"/>0.13597</text:p>
      <text:p text:style-name="P1">Jitter for frame 5148 is <text:s text:c="3"/>0.00475</text:p>
      <text:p text:style-name="P1">Jitter for frame 5149 is <text:s text:c="3"/>0.00170</text:p>
      <text:p text:style-name="P1">Jitter for frame 5150 is <text:s text:c="3"/>0.00426</text:p>
      <text:p text:style-name="P1">Jitter for frame 5151 is <text:s text:c="3"/>0.00461</text:p>
      <text:p text:style-name="P1">Jitter for frame 5152 is <text:s text:c="3"/>0.00520</text:p>
      <text:p text:style-name="P1">Jitter for frame 5153 is <text:s text:c="3"/>0.00646</text:p>
      <text:p text:style-name="P1">Jitter for frame 5154 is <text:s text:c="2"/>-0.00019</text:p>
      <text:p text:style-name="P1">Jitter for frame 5155 is <text:s text:c="3"/>0.00680</text:p>
      <text:p text:style-name="P1">Jitter for frame 5156 is <text:s text:c="3"/>0.00147</text:p>
      <text:p text:style-name="P1">Jitter for frame 5157 is <text:s text:c="3"/>0.00326</text:p>
      <text:p text:style-name="P1">Jitter for frame 5158 is <text:s text:c="3"/>0.00600</text:p>
      <text:p text:style-name="P1">Jitter for frame 5159 is <text:s text:c="3"/>0.00364</text:p>
      <text:p text:style-name="P1">Jitter for frame 5160 is <text:s text:c="3"/>0.00711</text:p>
      <text:p text:style-name="P1">Jitter for frame 5161 is <text:s text:c="3"/>0.00419</text:p>
      <text:p text:style-name="P1">Jitter for frame 5162 is <text:s text:c="3"/>0.00472</text:p>
      <text:p text:style-name="P1">Jitter for frame 5163 is <text:s text:c="3"/>0.00153</text:p>
      <text:p text:style-name="P1">Jitter for frame 5164 is <text:s text:c="3"/>0.00611</text:p>
      <text:p text:style-name="P1">Jitter for frame 5165 is <text:s text:c="3"/>0.00387</text:p>
      <text:p text:style-name="P1">Jitter for frame 5166 is <text:s text:c="3"/>0.00435</text:p>
      <text:p text:style-name="P1">Jitter for frame 5167 is <text:s text:c="3"/>0.00242</text:p>
      <text:p text:style-name="P1">Jitter for frame 5168 is <text:s text:c="3"/>0.00310</text:p>
      <text:p text:style-name="P1">Jitter for frame 5169 is <text:s text:c="3"/>0.00724</text:p>
      <text:p text:style-name="P1">Jitter for frame 5170 is <text:s text:c="3"/>0.00525</text:p>
      <text:p text:style-name="P1">Jitter for frame 5171 is <text:s text:c="3"/>0.00510</text:p>
      <text:p text:style-name="P1">Jitter for frame 5172 is <text:s text:c="3"/>0.00456</text:p>
      <text:p text:style-name="P1">Jitter for frame 5173 is <text:s text:c="3"/>0.00654</text:p>
      <text:p text:style-name="P1">Jitter for frame 5174 is <text:s text:c="3"/>0.00461</text:p>
      <text:p text:style-name="P1">Jitter for frame 5175 is <text:s text:c="3"/>0.00599</text:p>
      <text:p text:style-name="P1">Jitter for frame 5176 is <text:s text:c="3"/>0.00691</text:p>
      <text:p text:style-name="P1">Jitter for frame 5177 is <text:s text:c="3"/>0.00341</text:p>
      <text:p text:style-name="P1">Jitter for frame 5178 is <text:s text:c="3"/>0.00512</text:p>
      <text:p text:style-name="P1">Jitter for frame 5179 is <text:s text:c="3"/>0.00572</text:p>
      <text:p text:style-name="P1">Jitter for frame 5180 is <text:s text:c="3"/>0.00503</text:p>
      <text:p text:style-name="P1">Jitter for frame 5181 is <text:s text:c="3"/>0.00019</text:p>
      <text:p text:style-name="P1">Jitter for frame 5182 is <text:s text:c="3"/>0.00015</text:p>
      <text:p text:style-name="P1">Jitter for frame 5183 is <text:s text:c="3"/>0.00218</text:p>
      <text:p text:style-name="P1">Jitter for frame 5184 is <text:s text:c="3"/>0.00115</text:p>
      <text:p text:style-name="P1">Jitter for frame 5185 is <text:s text:c="3"/>0.00044</text:p>
      <text:p text:style-name="P1">Jitter for frame 5186 is <text:s text:c="3"/>0.00211</text:p>
      <text:p text:style-name="P1">Jitter for frame 5187 is <text:s text:c="3"/>0.00623</text:p>
      <text:p text:style-name="P1">Jitter for frame 5188 is <text:s text:c="3"/>0.00609</text:p>
      <text:p text:style-name="P1">Jitter for frame 5189 is <text:s text:c="3"/>0.00767</text:p>
      <text:p text:style-name="P1">Jitter for frame 5190 is <text:s text:c="3"/>0.00189</text:p>
      <text:p text:style-name="P1">Jitter for frame 5191 is <text:s text:c="3"/>0.00349</text:p>
      <text:p text:style-name="P1">Jitter for frame 5192 is <text:s text:c="3"/>0.00495</text:p>
      <text:p text:style-name="P1">Jitter for frame 5193 is <text:s text:c="3"/>0.00574</text:p>
      <text:p text:style-name="P1"><text:soft-page-break/>Jitter for frame 5194 is <text:s text:c="3"/>0.35274</text:p>
      <text:p text:style-name="P1">Jitter for frame 5195 is <text:s text:c="3"/>0.00596</text:p>
      <text:p text:style-name="P1">Jitter for frame 5196 is <text:s text:c="3"/>0.00221</text:p>
      <text:p text:style-name="P1">Jitter for frame 5197 is <text:s text:c="3"/>0.00692</text:p>
      <text:p text:style-name="P1">Jitter for frame 5198 is <text:s text:c="3"/>0.00558</text:p>
      <text:p text:style-name="P1">Jitter for frame 5199 is <text:s text:c="3"/>0.00437</text:p>
      <text:p text:style-name="P1">Jitter for frame 5200 is <text:s text:c="3"/>0.00793</text:p>
      <text:p text:style-name="P1">Jitter for frame 5201 is <text:s text:c="3"/>0.00235</text:p>
      <text:p text:style-name="P1">Jitter for frame 5202 is <text:s text:c="3"/>0.00280</text:p>
      <text:p text:style-name="P1">Jitter for frame 5203 is <text:s text:c="3"/>0.00764</text:p>
      <text:p text:style-name="P1">Jitter for frame 5204 is <text:s text:c="3"/>0.00518</text:p>
      <text:p text:style-name="P1">Jitter for frame 5205 is <text:s text:c="3"/>0.00698</text:p>
      <text:p text:style-name="P1">Jitter for frame 5206 is <text:s text:c="3"/>0.00472</text:p>
      <text:p text:style-name="P1">Jitter for frame 5207 is <text:s text:c="3"/>0.00503</text:p>
      <text:p text:style-name="P1">Jitter for frame 5208 is <text:s text:c="3"/>0.00567</text:p>
      <text:p text:style-name="P1">Jitter for frame 5209 is <text:s text:c="3"/>0.00428</text:p>
      <text:p text:style-name="P1">Jitter for frame 5210 is <text:s text:c="3"/>0.00690</text:p>
      <text:p text:style-name="P1">Jitter for frame 5211 is <text:s text:c="3"/>0.00513</text:p>
      <text:p text:style-name="P1">Jitter for frame 5212 is <text:s text:c="3"/>0.00494</text:p>
      <text:p text:style-name="P1">Jitter for frame 5213 is <text:s text:c="3"/>0.00372</text:p>
      <text:p text:style-name="P1">Jitter for frame 5214 is <text:s text:c="3"/>0.00607</text:p>
      <text:p text:style-name="P1">Jitter for frame 5215 is <text:s text:c="3"/>0.00593</text:p>
      <text:p text:style-name="P1">Jitter for frame 5216 is <text:s text:c="3"/>0.00263</text:p>
      <text:p text:style-name="P1">Jitter for frame 5217 is <text:s text:c="3"/>0.00568</text:p>
      <text:p text:style-name="P1">Jitter for frame 5218 is <text:s text:c="3"/>0.00388</text:p>
      <text:p text:style-name="P1">Jitter for frame 5219 is <text:s text:c="3"/>0.00834</text:p>
      <text:p text:style-name="P1">Jitter for frame 5220 is <text:s text:c="3"/>0.00618</text:p>
      <text:p text:style-name="P1">Jitter for frame 5221 is <text:s text:c="3"/>0.00453</text:p>
      <text:p text:style-name="P1">Jitter for frame 5222 is <text:s text:c="3"/>0.00482</text:p>
      <text:p text:style-name="P1">Jitter for frame 5223 is <text:s text:c="3"/>0.00730</text:p>
      <text:p text:style-name="P1">Jitter for frame 5224 is <text:s text:c="3"/>0.00122</text:p>
      <text:p text:style-name="P1">Jitter for frame 5225 is <text:s text:c="3"/>0.00693</text:p>
      <text:p text:style-name="P1">Jitter for frame 5226 is <text:s text:c="3"/>0.00119</text:p>
      <text:p text:style-name="P1">Jitter for frame 5227 is <text:s text:c="3"/>0.00738</text:p>
      <text:p text:style-name="P1">Jitter for frame 5228 is <text:s text:c="3"/>0.00624</text:p>
      <text:p text:style-name="P1">Jitter for frame 5229 is <text:s text:c="3"/>0.00553</text:p>
      <text:p text:style-name="P1">Jitter for frame 5230 is <text:s text:c="3"/>0.00733</text:p>
      <text:p text:style-name="P1">Jitter for frame 5231 is <text:s text:c="3"/>0.00414</text:p>
      <text:p text:style-name="P1">Jitter for frame 5232 is <text:s text:c="3"/>0.00573</text:p>
      <text:p text:style-name="P1">Jitter for frame 5233 is <text:s text:c="3"/>0.00483</text:p>
      <text:p text:style-name="P1">Jitter for frame 5234 is <text:s text:c="3"/>0.00646</text:p>
      <text:p text:style-name="P1">Jitter for frame 5235 is <text:s text:c="2"/>-0.00011</text:p>
      <text:p text:style-name="P1">Jitter for frame 5236 is <text:s text:c="2"/>-0.00041</text:p>
      <text:p text:style-name="P1">Jitter for frame 5237 is <text:s text:c="2"/>-0.00044</text:p>
      <text:p text:style-name="P1">Jitter for frame 5238 is <text:s text:c="3"/>0.36127</text:p>
      <text:p text:style-name="P1">Jitter for frame 5239 is <text:s text:c="3"/>0.00960</text:p>
      <text:p text:style-name="P1">Jitter for frame 5240 is <text:s text:c="3"/>0.00617</text:p>
      <text:p text:style-name="P1">Jitter for frame 5241 is <text:s text:c="3"/>0.00752</text:p>
      <text:p text:style-name="P1">Jitter for frame 5242 is <text:s text:c="3"/>0.00742</text:p>
      <text:p text:style-name="P1"><text:soft-page-break/>Jitter for frame 5243 is <text:s text:c="3"/>0.00629</text:p>
      <text:p text:style-name="P1">Jitter for frame 5244 is <text:s text:c="3"/>0.00634</text:p>
      <text:p text:style-name="P1">Jitter for frame 5245 is <text:s text:c="3"/>0.00541</text:p>
      <text:p text:style-name="P1">Jitter for frame 5246 is <text:s text:c="3"/>0.00609</text:p>
      <text:p text:style-name="P1">Jitter for frame 5247 is <text:s text:c="3"/>0.00672</text:p>
      <text:p text:style-name="P1">Jitter for frame 5248 is <text:s text:c="3"/>0.00487</text:p>
      <text:p text:style-name="P1">Jitter for frame 5249 is <text:s text:c="3"/>0.00364</text:p>
      <text:p text:style-name="P1">Jitter for frame 5250 is <text:s text:c="3"/>0.00739</text:p>
      <text:p text:style-name="P1">Jitter for frame 5251 is <text:s text:c="3"/>0.00765</text:p>
      <text:p text:style-name="P1">Jitter for frame 5252 is <text:s text:c="3"/>0.00405</text:p>
      <text:p text:style-name="P1">Jitter for frame 5253 is <text:s text:c="3"/>0.00556</text:p>
      <text:p text:style-name="P1">Jitter for frame 5254 is <text:s text:c="3"/>0.00651</text:p>
      <text:p text:style-name="P1">Jitter for frame 5255 is <text:s text:c="3"/>0.00544</text:p>
      <text:p text:style-name="P1">Jitter for frame 5256 is <text:s text:c="3"/>0.00239</text:p>
      <text:p text:style-name="P1">Jitter for frame 5257 is <text:s text:c="3"/>0.00487</text:p>
      <text:p text:style-name="P1">Jitter for frame 5258 is <text:s text:c="3"/>0.00780</text:p>
      <text:p text:style-name="P1">Jitter for frame 5259 is <text:s text:c="3"/>0.00874</text:p>
      <text:p text:style-name="P1">Jitter for frame 5260 is <text:s text:c="3"/>0.00566</text:p>
      <text:p text:style-name="P1">Jitter for frame 5261 is <text:s text:c="3"/>0.00604</text:p>
      <text:p text:style-name="P1">Jitter for frame 5262 is <text:s text:c="3"/>0.00641</text:p>
      <text:p text:style-name="P1">Jitter for frame 5263 is <text:s text:c="3"/>0.00646</text:p>
      <text:p text:style-name="P1">Jitter for frame 5264 is <text:s text:c="3"/>0.00580</text:p>
      <text:p text:style-name="P1">Jitter for frame 5265 is <text:s text:c="3"/>0.00891</text:p>
      <text:p text:style-name="P1">Jitter for frame 5266 is <text:s text:c="3"/>0.00323</text:p>
      <text:p text:style-name="P1">Jitter for frame 5267 is <text:s text:c="3"/>0.00582</text:p>
      <text:p text:style-name="P1">Jitter for frame 5268 is <text:s text:c="3"/>0.00347</text:p>
      <text:p text:style-name="P1">Jitter for frame 5269 is <text:s text:c="3"/>0.00798</text:p>
      <text:p text:style-name="P1">Jitter for frame 5270 is <text:s text:c="2"/>-0.00072</text:p>
      <text:p text:style-name="P1">Jitter for frame 5271 is <text:s text:c="2"/>-0.00037</text:p>
      <text:p text:style-name="P1">Jitter for frame 5272 is <text:s text:c="3"/>0.00006</text:p>
      <text:p text:style-name="P1">Jitter for frame 5273 is <text:s text:c="2"/>-0.00108</text:p>
      <text:p text:style-name="P1">Jitter for frame 5274 is <text:s text:c="3"/>0.00014</text:p>
      <text:p text:style-name="P1">Jitter for frame 5275 is <text:s text:c="3"/>0.00400</text:p>
      <text:p text:style-name="P1">Jitter for frame 5276 is <text:s text:c="3"/>0.00497</text:p>
      <text:p text:style-name="P1">Jitter for frame 5277 is <text:s text:c="2"/>-0.00102</text:p>
      <text:p text:style-name="P1">Jitter for frame 5278 is <text:s text:c="2"/>-0.00037</text:p>
      <text:p text:style-name="P1">Jitter for frame 5279 is <text:s text:c="3"/>0.00393</text:p>
      <text:p text:style-name="P1">Jitter for frame 5280 is <text:s text:c="2"/>-0.00073</text:p>
      <text:p text:style-name="P1">Jitter for frame 5281 is <text:s text:c="2"/>-0.00037</text:p>
      <text:p text:style-name="P1">Jitter for frame 5282 is <text:s text:c="2"/>-0.00110</text:p>
      <text:p text:style-name="P1">Jitter for frame 5283 is <text:s text:c="3"/>0.00516</text:p>
      <text:p text:style-name="P1">Jitter for frame 5284 is <text:s text:c="3"/>0.00515</text:p>
      <text:p text:style-name="P1">Jitter for frame 5285 is <text:s text:c="2"/>-0.00075</text:p>
      <text:p text:style-name="P1">Jitter for frame 5286 is <text:s text:c="3"/>0.14235</text:p>
      <text:p text:style-name="P1">Jitter for frame 5287 is <text:s text:c="3"/>0.00400</text:p>
      <text:p text:style-name="P1">Jitter for frame 5288 is <text:s text:c="3"/>0.00335</text:p>
      <text:p text:style-name="P1">Jitter for frame 5289 is <text:s text:c="3"/>0.00497</text:p>
      <text:p text:style-name="P1">Jitter for frame 5290 is <text:s text:c="3"/>0.00594</text:p>
      <text:p text:style-name="P1">Jitter for frame 5291 is <text:s text:c="3"/>0.00610</text:p>
      <text:p text:style-name="P1"><text:soft-page-break/>Jitter for frame 5292 is <text:s text:c="3"/>0.00759</text:p>
      <text:p text:style-name="P1">Jitter for frame 5293 is <text:s text:c="3"/>0.00390</text:p>
      <text:p text:style-name="P1">Jitter for frame 5294 is <text:s text:c="3"/>0.00495</text:p>
      <text:p text:style-name="P1">Jitter for frame 5295 is <text:s text:c="3"/>0.00549</text:p>
      <text:p text:style-name="P1">Jitter for frame 5296 is <text:s text:c="3"/>0.00796</text:p>
      <text:p text:style-name="P1">Jitter for frame 5297 is <text:s text:c="3"/>0.00724</text:p>
      <text:p text:style-name="P1">Jitter for frame 5298 is <text:s text:c="3"/>0.00499</text:p>
      <text:p text:style-name="P1">Jitter for frame 5299 is <text:s text:c="3"/>0.00556</text:p>
      <text:p text:style-name="P1">Jitter for frame 5300 is <text:s text:c="3"/>0.00510</text:p>
      <text:p text:style-name="P1">Jitter for frame 5301 is <text:s text:c="3"/>0.00456</text:p>
      <text:p text:style-name="P1">Jitter for frame 5302 is <text:s text:c="3"/>0.00498</text:p>
      <text:p text:style-name="P1">Jitter for frame 5303 is <text:s text:c="3"/>0.00732</text:p>
      <text:p text:style-name="P1">Jitter for frame 5304 is <text:s text:c="3"/>0.00430</text:p>
      <text:p text:style-name="P1">Jitter for frame 5305 is <text:s text:c="3"/>0.00367</text:p>
      <text:p text:style-name="P1">Jitter for frame 5306 is <text:s text:c="3"/>0.00721</text:p>
      <text:p text:style-name="P1">Jitter for frame 5307 is <text:s text:c="3"/>0.00530</text:p>
      <text:p text:style-name="P1">Jitter for frame 5308 is <text:s text:c="3"/>0.00085</text:p>
      <text:p text:style-name="P1">Jitter for frame 5309 is <text:s text:c="3"/>0.00184</text:p>
      <text:p text:style-name="P1">Jitter for frame 5310 is <text:s text:c="3"/>0.00311</text:p>
      <text:p text:style-name="P1">Jitter for frame 5311 is <text:s text:c="3"/>0.00534</text:p>
      <text:p text:style-name="P1">Jitter for frame 5312 is <text:s text:c="3"/>0.00431</text:p>
      <text:p text:style-name="P1">Jitter for frame 5313 is <text:s text:c="3"/>0.00469</text:p>
      <text:p text:style-name="P1">Jitter for frame 5314 is <text:s text:c="3"/>0.00385</text:p>
      <text:p text:style-name="P1">Jitter for frame 5315 is <text:s text:c="3"/>0.00607</text:p>
      <text:p text:style-name="P1">Jitter for frame 5316 is <text:s text:c="3"/>0.00360</text:p>
      <text:p text:style-name="P1">Jitter for frame 5317 is <text:s text:c="3"/>0.00727</text:p>
      <text:p text:style-name="P1">Jitter for frame 5318 is <text:s text:c="3"/>0.00308</text:p>
      <text:p text:style-name="P1">Jitter for frame 5319 is <text:s text:c="3"/>0.00186</text:p>
      <text:p text:style-name="P1">Jitter for frame 5320 is <text:s text:c="3"/>0.00023</text:p>
      <text:p text:style-name="P1">Jitter for frame 5321 is <text:s text:c="3"/>0.00006</text:p>
      <text:p text:style-name="P1">Jitter for frame 5322 is <text:s text:c="3"/>0.00708</text:p>
      <text:p text:style-name="P1">Jitter for frame 5323 is <text:s text:c="3"/>0.00711</text:p>
      <text:p text:style-name="P1">Jitter for frame 5324 is <text:s text:c="3"/>0.00430</text:p>
      <text:p text:style-name="P1">Jitter for frame 5325 is <text:s text:c="3"/>0.00588</text:p>
      <text:p text:style-name="P1">Jitter for frame 5326 is <text:s text:c="2"/>-0.00026</text:p>
      <text:p text:style-name="P1">Jitter for frame 5327 is <text:s text:c="2"/>-0.00028</text:p>
      <text:p text:style-name="P1">Jitter for frame 5328 is <text:s text:c="3"/>0.00581</text:p>
      <text:p text:style-name="P1">Jitter for frame 5329 is <text:s text:c="3"/>0.00539</text:p>
      <text:p text:style-name="P1">Jitter for frame 5330 is <text:s text:c="3"/>0.00594</text:p>
      <text:p text:style-name="P1">Jitter for frame 5331 is <text:s text:c="3"/>0.00789</text:p>
      <text:p text:style-name="P1">Jitter for frame 5332 is <text:s text:c="3"/>0.00546</text:p>
      <text:p text:style-name="P1">Jitter for frame 5333 is <text:s text:c="3"/>0.02686</text:p>
      <text:p text:style-name="P1">Jitter for frame 5334 is <text:s text:c="3"/>0.00504</text:p>
      <text:p text:style-name="P1">Jitter for frame 5335 is <text:s text:c="3"/>0.00439</text:p>
      <text:p text:style-name="P1">Jitter for frame 5336 is <text:s text:c="3"/>0.00218</text:p>
      <text:p text:style-name="P1">Jitter for frame 5337 is <text:s text:c="3"/>0.00434</text:p>
      <text:p text:style-name="P1">Jitter for frame 5338 is <text:s text:c="3"/>0.00421</text:p>
      <text:p text:style-name="P1">Jitter for frame 5339 is <text:s text:c="3"/>0.00671</text:p>
      <text:p text:style-name="P1">Jitter for frame 5340 is <text:s text:c="3"/>0.00431</text:p>
      <text:p text:style-name="P1"><text:soft-page-break/>Jitter for frame 5341 is <text:s text:c="3"/>0.00410</text:p>
      <text:p text:style-name="P1">Jitter for frame 5342 is <text:s text:c="3"/>0.00114</text:p>
      <text:p text:style-name="P1">Jitter for frame 5343 is <text:s text:c="2"/>-0.00078</text:p>
      <text:p text:style-name="P1">Jitter for frame 5344 is <text:s text:c="3"/>0.00651</text:p>
      <text:p text:style-name="P1">Jitter for frame 5345 is <text:s text:c="3"/>0.00051</text:p>
      <text:p text:style-name="P1">Jitter for frame 5346 is <text:s text:c="2"/>-0.00108</text:p>
      <text:p text:style-name="P1">Jitter for frame 5347 is <text:s text:c="3"/>0.00716</text:p>
      <text:p text:style-name="P1">Jitter for frame 5348 is <text:s text:c="3"/>0.00104</text:p>
      <text:p text:style-name="P1">Jitter for frame 5349 is <text:s text:c="3"/>0.00152</text:p>
      <text:p text:style-name="P1">Jitter for frame 5350 is <text:s text:c="3"/>0.00779</text:p>
      <text:p text:style-name="P1">Jitter for frame 5351 is <text:s text:c="3"/>0.00538</text:p>
      <text:p text:style-name="P1">Jitter for frame 5352 is <text:s text:c="3"/>0.00772</text:p>
      <text:p text:style-name="P1">Jitter for frame 5353 is <text:s text:c="3"/>0.00502</text:p>
      <text:p text:style-name="P1">Jitter for frame 5354 is <text:s text:c="3"/>0.00550</text:p>
      <text:p text:style-name="P1">Jitter for frame 5355 is <text:s text:c="3"/>0.00266</text:p>
      <text:p text:style-name="P1">Jitter for frame 5356 is <text:s text:c="3"/>0.00503</text:p>
      <text:p text:style-name="P1">Jitter for frame 5357 is <text:s text:c="3"/>0.00613</text:p>
      <text:p text:style-name="P1">Jitter for frame 5358 is <text:s text:c="3"/>0.00562</text:p>
      <text:p text:style-name="P1">Jitter for frame 5359 is <text:s text:c="3"/>0.00414</text:p>
      <text:p text:style-name="P1">Jitter for frame 5360 is <text:s text:c="3"/>0.00531</text:p>
      <text:p text:style-name="P1">Jitter for frame 5361 is <text:s text:c="3"/>0.00740</text:p>
      <text:p text:style-name="P1">Jitter for frame 5362 is <text:s text:c="3"/>0.00343</text:p>
      <text:p text:style-name="P1">Jitter for frame 5363 is <text:s text:c="3"/>0.00470</text:p>
      <text:p text:style-name="P1">Jitter for frame 5364 is <text:s text:c="3"/>0.00520</text:p>
      <text:p text:style-name="P1">Jitter for frame 5365 is <text:s text:c="3"/>0.00546</text:p>
      <text:p text:style-name="P1">Jitter for frame 5366 is <text:s text:c="3"/>0.00182</text:p>
      <text:p text:style-name="P1">Jitter for frame 5367 is <text:s text:c="3"/>0.00451</text:p>
      <text:p text:style-name="P1">Jitter for frame 5368 is <text:s text:c="3"/>0.00213</text:p>
      <text:p text:style-name="P1">Jitter for frame 5369 is <text:s text:c="3"/>0.00523</text:p>
      <text:p text:style-name="P1">Jitter for frame 5370 is <text:s text:c="3"/>0.00507</text:p>
      <text:p text:style-name="P1">Jitter for frame 5371 is <text:s text:c="3"/>0.00487</text:p>
      <text:p text:style-name="P1">Jitter for frame 5372 is <text:s text:c="3"/>0.00487</text:p>
      <text:p text:style-name="P1">Jitter for frame 5373 is <text:s text:c="3"/>0.00136</text:p>
      <text:p text:style-name="P1">Jitter for frame 5374 is <text:s text:c="2"/>-0.00054</text:p>
      <text:p text:style-name="P1">Jitter for frame 5375 is <text:s text:c="3"/>0.00632</text:p>
      <text:p text:style-name="P1">Jitter for frame 5376 is <text:s text:c="3"/>0.00371</text:p>
      <text:p text:style-name="P1">Jitter for frame 5377 is <text:s text:c="3"/>0.00221</text:p>
      <text:p text:style-name="P1">Jitter for frame 5378 is <text:s text:c="3"/>0.00221</text:p>
      <text:p text:style-name="P1">Jitter for frame 5379 is <text:s text:c="3"/>0.00504</text:p>
      <text:p text:style-name="P1">Jitter for frame 5380 is <text:s text:c="3"/>0.00065</text:p>
      <text:p text:style-name="P1">Jitter for frame 5381 is <text:s text:c="3"/>0.00423</text:p>
      <text:p text:style-name="P1">Jitter for frame 5382 is <text:s text:c="3"/>0.00430</text:p>
      <text:p text:style-name="P1">Jitter for frame 5383 is <text:s text:c="3"/>0.00696</text:p>
      <text:p text:style-name="P1">Jitter for frame 5384 is <text:s text:c="3"/>0.00566</text:p>
      <text:p text:style-name="P1">Jitter for frame 5385 is <text:s text:c="3"/>0.00563</text:p>
      <text:p text:style-name="P1">Jitter for frame 5386 is <text:s text:c="3"/>0.00468</text:p>
      <text:p text:style-name="P1">Jitter for frame 5387 is <text:s text:c="2"/>-0.00098</text:p>
      <text:p text:style-name="P1">Jitter for frame 5388 is <text:s text:c="3"/>0.00039</text:p>
      <text:p text:style-name="P1">Jitter for frame 5389 is <text:s text:c="3"/>0.00040</text:p>
      <text:p text:style-name="P1"><text:soft-page-break/>Jitter for frame 5390 is <text:s text:c="2"/>-0.00050</text:p>
      <text:p text:style-name="P1">Jitter for frame 5391 is <text:s text:c="3"/>0.00440</text:p>
      <text:p text:style-name="P1">Jitter for frame 5392 is <text:s text:c="3"/>0.00587</text:p>
      <text:p text:style-name="P1">Jitter for frame 5393 is <text:s text:c="3"/>0.00657</text:p>
      <text:p text:style-name="P1">Jitter for frame 5394 is <text:s text:c="3"/>0.00468</text:p>
      <text:p text:style-name="P1">Jitter for frame 5395 is <text:s text:c="3"/>0.00438</text:p>
      <text:p text:style-name="P1">Jitter for frame 5396 is <text:s text:c="3"/>0.00086</text:p>
      <text:p text:style-name="P1">Jitter for frame 5397 is <text:s text:c="3"/>0.00373</text:p>
      <text:p text:style-name="P1">Jitter for frame 5398 is <text:s text:c="3"/>0.00420</text:p>
      <text:p text:style-name="P1">Jitter for frame 5399 is <text:s text:c="3"/>0.00525</text:p>
      <text:p text:style-name="P1">Jitter for frame 5400 is <text:s text:c="3"/>0.00478</text:p>
      <text:p text:style-name="P1">Jitter for frame 5401 is <text:s text:c="3"/>0.00545</text:p>
      <text:p text:style-name="P1">Jitter for frame 5402 is <text:s text:c="3"/>0.00532</text:p>
      <text:p text:style-name="P1">Jitter for frame 5403 is <text:s text:c="3"/>0.00730</text:p>
      <text:p text:style-name="P1">Jitter for frame 5404 is <text:s text:c="3"/>0.00568</text:p>
      <text:p text:style-name="P1">Jitter for frame 5405 is <text:s text:c="3"/>0.00689</text:p>
      <text:p text:style-name="P1">Jitter for frame 5406 is <text:s text:c="3"/>0.00500</text:p>
      <text:p text:style-name="P1">Jitter for frame 5407 is <text:s text:c="3"/>0.00482</text:p>
      <text:p text:style-name="P1">Jitter for frame 5408 is <text:s text:c="3"/>0.00479</text:p>
      <text:p text:style-name="P1">Jitter for frame 5409 is <text:s text:c="3"/>0.00514</text:p>
      <text:p text:style-name="P1">Jitter for frame 5410 is <text:s text:c="3"/>0.00390</text:p>
      <text:p text:style-name="P1">Jitter for frame 5411 is <text:s text:c="3"/>0.00477</text:p>
      <text:p text:style-name="P1">Jitter for frame 5412 is <text:s text:c="3"/>0.00089</text:p>
      <text:p text:style-name="P1">Jitter for frame 5413 is <text:s text:c="3"/>0.00563</text:p>
      <text:p text:style-name="P1">Jitter for frame 5414 is <text:s text:c="3"/>0.00054</text:p>
      <text:p text:style-name="P1">Jitter for frame 5415 is <text:s text:c="3"/>0.00483</text:p>
      <text:p text:style-name="P1">Jitter for frame 5416 is <text:s text:c="3"/>0.00416</text:p>
      <text:p text:style-name="P1">Jitter for frame 5417 is <text:s text:c="3"/>0.00394</text:p>
      <text:p text:style-name="P1">Jitter for frame 5418 is <text:s text:c="3"/>0.00600</text:p>
      <text:p text:style-name="P1">Jitter for frame 5419 is <text:s text:c="3"/>0.00599</text:p>
      <text:p text:style-name="P1">Jitter for frame 5420 is <text:s text:c="3"/>0.00426</text:p>
      <text:p text:style-name="P1">Jitter for frame 5421 is <text:s text:c="3"/>0.00421</text:p>
      <text:p text:style-name="P1">Jitter for frame 5422 is <text:s text:c="3"/>0.00714</text:p>
      <text:p text:style-name="P1">Jitter for frame 5423 is <text:s text:c="3"/>0.00493</text:p>
      <text:p text:style-name="P1">Jitter for frame 5424 is <text:s text:c="3"/>0.00264</text:p>
      <text:p text:style-name="P1">Jitter for frame 5425 is <text:s text:c="3"/>0.00549</text:p>
      <text:p text:style-name="P1">Jitter for frame 5426 is <text:s text:c="3"/>0.00092</text:p>
      <text:p text:style-name="P1">Jitter for frame 5427 is <text:s text:c="3"/>0.00542</text:p>
      <text:p text:style-name="P1">Jitter for frame 5428 is <text:s text:c="3"/>0.00531</text:p>
      <text:p text:style-name="P1">Jitter for frame 5429 is <text:s text:c="3"/>0.00488</text:p>
      <text:p text:style-name="P1">Jitter for frame 5430 is <text:s text:c="3"/>0.00453</text:p>
      <text:p text:style-name="P1">Jitter for frame 5431 is <text:s text:c="3"/>0.00476</text:p>
      <text:p text:style-name="P1">Jitter for frame 5432 is <text:s text:c="3"/>0.00430</text:p>
      <text:p text:style-name="P1">Jitter for frame 5433 is <text:s text:c="3"/>0.00464</text:p>
      <text:p text:style-name="P1">Jitter for frame 5434 is <text:s text:c="3"/>0.00322</text:p>
      <text:p text:style-name="P1">Jitter for frame 5435 is <text:s text:c="2"/>-0.00016</text:p>
      <text:p text:style-name="P1">Jitter for frame 5436 is <text:s text:c="3"/>0.00210</text:p>
      <text:p text:style-name="P1">Jitter for frame 5437 is <text:s text:c="3"/>0.00748</text:p>
      <text:p text:style-name="P1">Jitter for frame 5438 is <text:s text:c="3"/>0.00500</text:p>
      <text:p text:style-name="P1"><text:soft-page-break/>Jitter for frame 5439 is <text:s text:c="3"/>0.00205</text:p>
      <text:p text:style-name="P1">Jitter for frame 5440 is <text:s text:c="3"/>0.00562</text:p>
      <text:p text:style-name="P1">Jitter for frame 5441 is <text:s text:c="3"/>0.00419</text:p>
      <text:p text:style-name="P1">Jitter for frame 5442 is <text:s text:c="3"/>0.00268</text:p>
      <text:p text:style-name="P1">Jitter for frame 5443 is <text:s text:c="3"/>0.00452</text:p>
      <text:p text:style-name="P1">Jitter for frame 5444 is <text:s text:c="3"/>0.00114</text:p>
      <text:p text:style-name="P1">Jitter for frame 5445 is <text:s text:c="3"/>0.00201</text:p>
      <text:p text:style-name="P1">Jitter for frame 5446 is <text:s text:c="2"/>-0.00026</text:p>
      <text:p text:style-name="P1">Jitter for frame 5447 is <text:s text:c="2"/>-0.00069</text:p>
      <text:p text:style-name="P1">Jitter for frame 5448 is <text:s text:c="3"/>0.00434</text:p>
      <text:p text:style-name="P1">Jitter for frame 5449 is <text:s text:c="3"/>0.00680</text:p>
      <text:p text:style-name="P1">Jitter for frame 5450 is <text:s text:c="3"/>0.00561</text:p>
      <text:p text:style-name="P1">Jitter for frame 5451 is <text:s text:c="3"/>0.00210</text:p>
      <text:p text:style-name="P1">Jitter for frame 5452 is <text:s text:c="3"/>0.00430</text:p>
      <text:p text:style-name="P1">Jitter for frame 5453 is <text:s text:c="3"/>0.00626</text:p>
      <text:p text:style-name="P1">Jitter for frame 5454 is <text:s text:c="3"/>0.00443</text:p>
      <text:p text:style-name="P1">Jitter for frame 5455 is <text:s text:c="3"/>0.00007</text:p>
      <text:p text:style-name="P1">Jitter for frame 5456 is <text:s text:c="3"/>0.00372</text:p>
      <text:p text:style-name="P1">Jitter for frame 5457 is <text:s text:c="3"/>0.00263</text:p>
      <text:p text:style-name="P1">Jitter for frame 5458 is <text:s text:c="3"/>0.00716</text:p>
      <text:p text:style-name="P1">Jitter for frame 5459 is <text:s text:c="3"/>0.00539</text:p>
      <text:p text:style-name="P1">Jitter for frame 5460 is <text:s text:c="3"/>0.00488</text:p>
      <text:p text:style-name="P1">Jitter for frame 5461 is <text:s text:c="3"/>0.00588</text:p>
      <text:p text:style-name="P1">Jitter for frame 5462 is <text:s text:c="3"/>0.00697</text:p>
      <text:p text:style-name="P1">Jitter for frame 5463 is <text:s text:c="3"/>0.00308</text:p>
      <text:p text:style-name="P1">Jitter for frame 5464 is <text:s text:c="3"/>0.00045</text:p>
      <text:p text:style-name="P1">Jitter for frame 5465 is <text:s text:c="3"/>0.00417</text:p>
      <text:p text:style-name="P1">Jitter for frame 5466 is <text:s text:c="2"/>-0.00021</text:p>
      <text:p text:style-name="P1">Jitter for frame 5467 is <text:s text:c="3"/>0.00418</text:p>
      <text:p text:style-name="P1">Jitter for frame 5468 is <text:s text:c="3"/>0.00435</text:p>
      <text:p text:style-name="P1">Jitter for frame 5469 is <text:s text:c="3"/>0.00447</text:p>
      <text:p text:style-name="P1">Jitter for frame 5470 is <text:s text:c="3"/>0.00172</text:p>
      <text:p text:style-name="P1">Jitter for frame 5471 is <text:s text:c="3"/>0.00310</text:p>
      <text:p text:style-name="P1">Jitter for frame 5472 is <text:s text:c="3"/>0.00539</text:p>
      <text:p text:style-name="P1">Jitter for frame 5473 is <text:s text:c="3"/>0.00690</text:p>
      <text:p text:style-name="P1">Jitter for frame 5474 is <text:s text:c="3"/>0.00504</text:p>
      <text:p text:style-name="P1">Jitter for frame 5475 is <text:s text:c="3"/>0.00529</text:p>
      <text:p text:style-name="P1">Jitter for frame 5476 is <text:s text:c="3"/>0.00527</text:p>
      <text:p text:style-name="P1">Jitter for frame 5477 is <text:s text:c="3"/>0.00421</text:p>
      <text:p text:style-name="P1">Jitter for frame 5478 is <text:s text:c="3"/>0.00502</text:p>
      <text:p text:style-name="P1">Jitter for frame 5479 is <text:s text:c="3"/>0.00534</text:p>
      <text:p text:style-name="P1">Jitter for frame 5480 is <text:s text:c="3"/>0.00527</text:p>
      <text:p text:style-name="P1">Jitter for frame 5481 is <text:s text:c="3"/>0.00510</text:p>
      <text:p text:style-name="P1">Jitter for frame 5482 is <text:s text:c="3"/>0.00466</text:p>
      <text:p text:style-name="P1">Jitter for frame 5483 is <text:s text:c="3"/>0.00579</text:p>
      <text:p text:style-name="P1">Jitter for frame 5484 is <text:s text:c="3"/>0.00724</text:p>
      <text:p text:style-name="P1">Jitter for frame 5485 is <text:s text:c="3"/>0.00468</text:p>
      <text:p text:style-name="P1">Jitter for frame 5486 is <text:s text:c="3"/>0.00787</text:p>
      <text:p text:style-name="P1">Jitter for frame 5487 is <text:s text:c="3"/>0.00058</text:p>
      <text:p text:style-name="P1"><text:soft-page-break/>Jitter for frame 5488 is <text:s text:c="3"/>0.00347</text:p>
      <text:p text:style-name="P1">Jitter for frame 5489 is <text:s text:c="3"/>0.00480</text:p>
      <text:p text:style-name="P1">Jitter for frame 5490 is <text:s text:c="3"/>0.00348</text:p>
      <text:p text:style-name="P1">Jitter for frame 5491 is <text:s text:c="3"/>0.00388</text:p>
      <text:p text:style-name="P1">Jitter for frame 5492 is <text:s text:c="3"/>0.00397</text:p>
      <text:p text:style-name="P1">Jitter for frame 5493 is <text:s text:c="2"/>-0.00094</text:p>
      <text:p text:style-name="P1">Jitter for frame 5494 is <text:s text:c="3"/>0.00175</text:p>
      <text:p text:style-name="P1">Jitter for frame 5495 is <text:s text:c="3"/>0.00312</text:p>
      <text:p text:style-name="P1">Jitter for frame 5496 is <text:s text:c="2"/>-0.00109</text:p>
      <text:p text:style-name="P1">Jitter for frame 5497 is <text:s text:c="3"/>0.00295</text:p>
      <text:p text:style-name="P1">Jitter for frame 5498 is <text:s text:c="3"/>0.00744</text:p>
      <text:p text:style-name="P1">Jitter for frame 5499 is <text:s text:c="3"/>0.00600</text:p>
      <text:p text:style-name="P1">Jitter for frame 5500 is <text:s text:c="3"/>0.00403</text:p>
      <text:p text:style-name="P1">Jitter for frame 5501 is <text:s text:c="3"/>0.00632</text:p>
      <text:p text:style-name="P1">Jitter for frame 5502 is <text:s text:c="3"/>0.00500</text:p>
      <text:p text:style-name="P1">Jitter for frame 5503 is <text:s text:c="3"/>0.00652</text:p>
      <text:p text:style-name="P1">Jitter for frame 5504 is <text:s text:c="3"/>0.00388</text:p>
      <text:p text:style-name="P1">Jitter for frame 5505 is <text:s text:c="3"/>0.00437</text:p>
      <text:p text:style-name="P1">Jitter for frame 5506 is <text:s text:c="3"/>0.00454</text:p>
      <text:p text:style-name="P1">Jitter for frame 5507 is <text:s text:c="3"/>0.00334</text:p>
      <text:p text:style-name="P1">Jitter for frame 5508 is <text:s text:c="3"/>0.00138</text:p>
      <text:p text:style-name="P1">Jitter for frame 5509 is <text:s text:c="3"/>0.00750</text:p>
      <text:p text:style-name="P1">Jitter for frame 5510 is <text:s text:c="3"/>0.00394</text:p>
      <text:p text:style-name="P1">Jitter for frame 5511 is <text:s text:c="3"/>0.00225</text:p>
      <text:p text:style-name="P1">Jitter for frame 5512 is <text:s text:c="3"/>0.00527</text:p>
      <text:p text:style-name="P1">Jitter for frame 5513 is <text:s text:c="3"/>0.00137</text:p>
      <text:p text:style-name="P1">Jitter for frame 5514 is <text:s text:c="3"/>0.00426</text:p>
      <text:p text:style-name="P1">Jitter for frame 5515 is <text:s text:c="3"/>0.00381</text:p>
      <text:p text:style-name="P1">Jitter for frame 5516 is <text:s text:c="3"/>0.00227</text:p>
      <text:p text:style-name="P1">Jitter for frame 5517 is <text:s text:c="3"/>0.00535</text:p>
      <text:p text:style-name="P1">Jitter for frame 5518 is <text:s text:c="3"/>0.00535</text:p>
      <text:p text:style-name="P1">Jitter for frame 5519 is <text:s text:c="3"/>0.00490</text:p>
      <text:p text:style-name="P1">Jitter for frame 5520 is <text:s text:c="3"/>0.00473</text:p>
      <text:p text:style-name="P1">Jitter for frame 5521 is <text:s text:c="3"/>0.00261</text:p>
      <text:p text:style-name="P1">Jitter for frame 5522 is <text:s text:c="3"/>0.00431</text:p>
      <text:p text:style-name="P1">Jitter for frame 5523 is <text:s text:c="3"/>0.00539</text:p>
      <text:p text:style-name="P1">Jitter for frame 5524 is <text:s text:c="3"/>0.00488</text:p>
      <text:p text:style-name="P1">Jitter for frame 5525 is <text:s text:c="3"/>0.00485</text:p>
      <text:p text:style-name="P1">Jitter for frame 5526 is <text:s text:c="3"/>0.00507</text:p>
      <text:p text:style-name="P1">Jitter for frame 5527 is <text:s text:c="3"/>0.00543</text:p>
      <text:p text:style-name="P1">Jitter for frame 5528 is <text:s text:c="3"/>0.00709</text:p>
      <text:p text:style-name="P1">Jitter for frame 5529 is <text:s text:c="3"/>0.00698</text:p>
      <text:p text:style-name="P1">Jitter for frame 5530 is <text:s text:c="3"/>0.00685</text:p>
      <text:p text:style-name="P1">Jitter for frame 5531 is <text:s text:c="3"/>0.00648</text:p>
      <text:p text:style-name="P1">Jitter for frame 5532 is <text:s text:c="3"/>0.00707</text:p>
      <text:p text:style-name="P1">Jitter for frame 5533 is <text:s text:c="3"/>0.00567</text:p>
      <text:p text:style-name="P1">Jitter for frame 5534 is <text:s text:c="3"/>0.00482</text:p>
      <text:p text:style-name="P1">Jitter for frame 5535 is <text:s text:c="3"/>0.00478</text:p>
      <text:p text:style-name="P1">Jitter for frame 5536 is <text:s text:c="3"/>0.00624</text:p>
      <text:p text:style-name="P1"><text:soft-page-break/>Jitter for frame 5537 is <text:s text:c="3"/>0.00535</text:p>
      <text:p text:style-name="P1">Jitter for frame 5538 is <text:s text:c="3"/>0.00510</text:p>
      <text:p text:style-name="P1">Jitter for frame 5539 is <text:s text:c="3"/>0.00456</text:p>
      <text:p text:style-name="P1">Jitter for frame 5540 is <text:s text:c="3"/>0.00178</text:p>
      <text:p text:style-name="P1">Jitter for frame 5541 is <text:s text:c="3"/>0.00454</text:p>
      <text:p text:style-name="P1">Jitter for frame 5542 is <text:s text:c="3"/>0.00050</text:p>
      <text:p text:style-name="P1">Jitter for frame 5543 is <text:s text:c="3"/>0.00295</text:p>
      <text:p text:style-name="P1">Jitter for frame 5544 is <text:s text:c="3"/>0.00471</text:p>
      <text:p text:style-name="P1">Jitter for frame 5545 is <text:s text:c="3"/>0.00764</text:p>
      <text:p text:style-name="P1">Jitter for frame 5546 is <text:s text:c="3"/>0.00643</text:p>
      <text:p text:style-name="P1">Jitter for frame 5547 is <text:s text:c="3"/>0.00315</text:p>
      <text:p text:style-name="P1">Jitter for frame 5548 is <text:s text:c="3"/>0.00703</text:p>
      <text:p text:style-name="P1">Jitter for frame 5549 is <text:s text:c="3"/>0.00359</text:p>
      <text:p text:style-name="P1">Jitter for frame 5550 is <text:s text:c="3"/>0.00272</text:p>
      <text:p text:style-name="P1">Jitter for frame 5551 is <text:s text:c="3"/>0.00139</text:p>
      <text:p text:style-name="P1">Jitter for frame 5552 is <text:s text:c="3"/>0.00675</text:p>
      <text:p text:style-name="P1">Jitter for frame 5553 is <text:s text:c="3"/>0.00507</text:p>
      <text:p text:style-name="P1">Jitter for frame 5554 is <text:s text:c="3"/>0.00652</text:p>
      <text:p text:style-name="P1">Jitter for frame 5555 is <text:s text:c="2"/>-0.00049</text:p>
      <text:p text:style-name="P1">Jitter for frame 5556 is <text:s text:c="3"/>0.00432</text:p>
      <text:p text:style-name="P1">Jitter for frame 5557 is <text:s text:c="3"/>0.00500</text:p>
      <text:p text:style-name="P1">Jitter for frame 5558 is <text:s text:c="2"/>-0.00081</text:p>
      <text:p text:style-name="P1">Jitter for frame 5559 is <text:s text:c="2"/>-0.00002</text:p>
      <text:p text:style-name="P1">Jitter for frame 5560 is <text:s text:c="3"/>0.00644</text:p>
      <text:p text:style-name="P1">Jitter for frame 5561 is <text:s text:c="3"/>0.00295</text:p>
      <text:p text:style-name="P1">Jitter for frame 5562 is <text:s text:c="3"/>0.00745</text:p>
      <text:p text:style-name="P1">Jitter for frame 5563 is <text:s text:c="3"/>0.00392</text:p>
      <text:p text:style-name="P1">Jitter for frame 5564 is <text:s text:c="3"/>0.00594</text:p>
      <text:p text:style-name="P1">Jitter for frame 5565 is <text:s text:c="3"/>0.00587</text:p>
      <text:p text:style-name="P1">Jitter for frame 5566 is <text:s text:c="3"/>0.00608</text:p>
      <text:p text:style-name="P1">Jitter for frame 5567 is <text:s text:c="3"/>0.00720</text:p>
      <text:p text:style-name="P1">Jitter for frame 5568 is <text:s text:c="3"/>0.00083</text:p>
      <text:p text:style-name="P1">Jitter for frame 5569 is <text:s text:c="3"/>0.00710</text:p>
      <text:p text:style-name="P1">Jitter for frame 5570 is <text:s text:c="3"/>0.00513</text:p>
      <text:p text:style-name="P1">Jitter for frame 5571 is <text:s text:c="3"/>0.00383</text:p>
      <text:p text:style-name="P1">Jitter for frame 5572 is <text:s text:c="3"/>0.00100</text:p>
      <text:p text:style-name="P1">Jitter for frame 5573 is <text:s text:c="3"/>0.00536</text:p>
      <text:p text:style-name="P1">Jitter for frame 5574 is <text:s text:c="3"/>0.00430</text:p>
      <text:p text:style-name="P1">Jitter for frame 5575 is <text:s text:c="3"/>0.00589</text:p>
      <text:p text:style-name="P1">Jitter for frame 5576 is <text:s text:c="3"/>0.00654</text:p>
      <text:p text:style-name="P1">Jitter for frame 5577 is <text:s text:c="3"/>0.00594</text:p>
      <text:p text:style-name="P1">Jitter for frame 5578 is <text:s text:c="3"/>0.00252</text:p>
      <text:p text:style-name="P1">Jitter for frame 5579 is <text:s text:c="3"/>0.00739</text:p>
      <text:p text:style-name="P1">Jitter for frame 5580 is <text:s text:c="3"/>0.00498</text:p>
      <text:p text:style-name="P1">Jitter for frame 5581 is <text:s text:c="3"/>0.00607</text:p>
      <text:p text:style-name="P1">Jitter for frame 5582 is <text:s text:c="3"/>0.00379</text:p>
      <text:p text:style-name="P1">Jitter for frame 5583 is <text:s text:c="3"/>0.00002</text:p>
      <text:p text:style-name="P1">Jitter for frame 5584 is <text:s text:c="3"/>0.00617</text:p>
      <text:p text:style-name="P1">Jitter for frame 5585 is <text:s text:c="2"/>-0.00064</text:p>
      <text:p text:style-name="P1"><text:soft-page-break/>Jitter for frame 5586 is <text:s text:c="3"/>0.00629</text:p>
      <text:p text:style-name="P1">Jitter for frame 5587 is <text:s text:c="3"/>0.00269</text:p>
      <text:p text:style-name="P1">Jitter for frame 5588 is <text:s text:c="3"/>0.00612</text:p>
      <text:p text:style-name="P1">Jitter for frame 5589 is <text:s text:c="3"/>0.00458</text:p>
      <text:p text:style-name="P1">Jitter for frame 5590 is <text:s text:c="3"/>0.00617</text:p>
      <text:p text:style-name="P1">Jitter for frame 5591 is <text:s text:c="3"/>0.00553</text:p>
      <text:p text:style-name="P1">Jitter for frame 5592 is <text:s text:c="3"/>0.00500</text:p>
      <text:p text:style-name="P1">Jitter for frame 5593 is <text:s text:c="3"/>0.00602</text:p>
      <text:p text:style-name="P1">Jitter for frame 5594 is <text:s text:c="3"/>0.00624</text:p>
      <text:p text:style-name="P1">Jitter for frame 5595 is <text:s text:c="3"/>0.00344</text:p>
      <text:p text:style-name="P1">Jitter for frame 5596 is <text:s text:c="3"/>0.00512</text:p>
      <text:p text:style-name="P1">Jitter for frame 5597 is <text:s text:c="3"/>0.00769</text:p>
      <text:p text:style-name="P1">Jitter for frame 5598 is <text:s text:c="3"/>0.00622</text:p>
      <text:p text:style-name="P1">Jitter for frame 5599 is <text:s text:c="3"/>0.00579</text:p>
      <text:p text:style-name="P1">Jitter for frame 5600 is <text:s text:c="3"/>0.00709</text:p>
      <text:p text:style-name="P1">Jitter for frame 5601 is <text:s text:c="3"/>0.00589</text:p>
      <text:p text:style-name="P1">Jitter for frame 5602 is <text:s text:c="3"/>0.00664</text:p>
      <text:p text:style-name="P1">Jitter for frame 5603 is <text:s text:c="3"/>0.00356</text:p>
      <text:p text:style-name="P1">Jitter for frame 5604 is <text:s text:c="3"/>0.00386</text:p>
      <text:p text:style-name="P1">Jitter for frame 5605 is <text:s text:c="2"/>-0.00025</text:p>
      <text:p text:style-name="P1">Jitter for frame 5606 is <text:s text:c="3"/>0.00497</text:p>
      <text:p text:style-name="P1">Jitter for frame 5607 is <text:s text:c="3"/>0.00478</text:p>
      <text:p text:style-name="P1">Jitter for frame 5608 is <text:s text:c="3"/>0.00024</text:p>
      <text:p text:style-name="P1">Jitter for frame 5609 is <text:s text:c="3"/>0.00049</text:p>
      <text:p text:style-name="P1">Jitter for frame 5610 is <text:s text:c="3"/>0.00657</text:p>
      <text:p text:style-name="P1">Jitter for frame 5611 is <text:s text:c="3"/>0.00584</text:p>
      <text:p text:style-name="P1">Jitter for frame 5612 is <text:s text:c="3"/>0.00608</text:p>
      <text:p text:style-name="P1">Jitter for frame 5613 is <text:s text:c="3"/>0.00569</text:p>
      <text:p text:style-name="P1">Jitter for frame 5614 is <text:s text:c="3"/>0.00580</text:p>
      <text:p text:style-name="P1">Jitter for frame 5615 is <text:s text:c="3"/>0.00607</text:p>
      <text:p text:style-name="P1">Jitter for frame 5616 is <text:s text:c="3"/>0.00163</text:p>
      <text:p text:style-name="P1">Jitter for frame 5617 is <text:s text:c="2"/>-0.00043</text:p>
      <text:p text:style-name="P1">Jitter for frame 5618 is <text:s text:c="3"/>0.00628</text:p>
      <text:p text:style-name="P1">Jitter for frame 5619 is <text:s text:c="3"/>0.00650</text:p>
      <text:p text:style-name="P1">Jitter for frame 5620 is <text:s text:c="3"/>0.00578</text:p>
      <text:p text:style-name="P1">Jitter for frame 5621 is <text:s text:c="3"/>0.00628</text:p>
      <text:p text:style-name="P1">Jitter for frame 5622 is <text:s text:c="3"/>0.00760</text:p>
      <text:p text:style-name="P1">Jitter for frame 5623 is <text:s text:c="3"/>0.00792</text:p>
      <text:p text:style-name="P1">Jitter for frame 5624 is <text:s text:c="3"/>0.00590</text:p>
      <text:p text:style-name="P1">Jitter for frame 5625 is <text:s text:c="3"/>0.00444</text:p>
      <text:p text:style-name="P1">Jitter for frame 5626 is <text:s text:c="3"/>0.00484</text:p>
      <text:p text:style-name="P1">Jitter for frame 5627 is <text:s text:c="3"/>0.00486</text:p>
      <text:p text:style-name="P1">Jitter for frame 5628 is <text:s text:c="3"/>0.00524</text:p>
      <text:p text:style-name="P1">Jitter for frame 5629 is <text:s text:c="3"/>0.00482</text:p>
      <text:p text:style-name="P1">Jitter for frame 5630 is <text:s text:c="3"/>0.00762</text:p>
      <text:p text:style-name="P1">Jitter for frame 5631 is <text:s text:c="3"/>0.00846</text:p>
      <text:p text:style-name="P1">Jitter for frame 5632 is <text:s text:c="3"/>0.00606</text:p>
      <text:p text:style-name="P1">Jitter for frame 5633 is <text:s text:c="2"/>-0.00061</text:p>
      <text:p text:style-name="P1">Jitter for frame 5634 is <text:s text:c="3"/>0.00202</text:p>
      <text:p text:style-name="P1"><text:soft-page-break/>Jitter for frame 5635 is <text:s text:c="3"/>0.00571</text:p>
      <text:p text:style-name="P1">Jitter for frame 5636 is <text:s text:c="3"/>0.00393</text:p>
      <text:p text:style-name="P1">Jitter for frame 5637 is <text:s text:c="3"/>0.00835</text:p>
      <text:p text:style-name="P1">Jitter for frame 5638 is <text:s text:c="3"/>0.00334</text:p>
      <text:p text:style-name="P1">Jitter for frame 5639 is <text:s text:c="3"/>0.00588</text:p>
      <text:p text:style-name="P1">Jitter for frame 5640 is <text:s text:c="3"/>0.00601</text:p>
      <text:p text:style-name="P1">Jitter for frame 5641 is <text:s text:c="3"/>0.00564</text:p>
      <text:p text:style-name="P1">Jitter for frame 5642 is <text:s text:c="3"/>0.00248</text:p>
      <text:p text:style-name="P1">Jitter for frame 5643 is <text:s text:c="3"/>0.00626</text:p>
      <text:p text:style-name="P1">Jitter for frame 5644 is <text:s text:c="3"/>0.00591</text:p>
      <text:p text:style-name="P1">Jitter for frame 5645 is <text:s text:c="3"/>0.00698</text:p>
      <text:p text:style-name="P1">Jitter for frame 5646 is <text:s text:c="3"/>0.00560</text:p>
      <text:p text:style-name="P1">Jitter for frame 5647 is <text:s text:c="3"/>0.00649</text:p>
      <text:p text:style-name="P1">Jitter for frame 5648 is <text:s text:c="3"/>0.00797</text:p>
      <text:p text:style-name="P1">Jitter for frame 5649 is <text:s text:c="3"/>0.00215</text:p>
      <text:p text:style-name="P1">Jitter for frame 5650 is <text:s text:c="3"/>0.00337</text:p>
      <text:p text:style-name="P1">here</text:p>
      <text:p text:style-name="P1">Jitter for frame 5651 is <text:s text:c="3"/>0.00613</text:p>
      <text:p text:style-name="P1">Jitter for frame 5652 is <text:s text:c="3"/>0.00460</text:p>
      <text:p text:style-name="P1">Jitter for frame 5653 is <text:s text:c="3"/>0.00624</text:p>
      <text:p text:style-name="P1">Jitter for frame 5654 is <text:s text:c="3"/>0.00597</text:p>
      <text:p text:style-name="P1">Jitter for frame 5655 is <text:s text:c="3"/>0.00155</text:p>
      <text:p text:style-name="P1">Jitter for frame 5656 is <text:s text:c="3"/>0.00350</text:p>
      <text:p text:style-name="P1">Jitter for frame 5657 is <text:s text:c="3"/>0.00494</text:p>
      <text:p text:style-name="P1">Jitter for frame 5658 is <text:s text:c="3"/>0.00525</text:p>
      <text:p text:style-name="P1">Jitter for frame 5659 is <text:s text:c="3"/>0.00468</text:p>
      <text:p text:style-name="P1">Jitter for frame 5660 is <text:s text:c="3"/>0.00507</text:p>
      <text:p text:style-name="P1">Jitter for frame 5661 is <text:s text:c="3"/>0.00237</text:p>
      <text:p text:style-name="P1">Jitter for frame 5662 is <text:s text:c="3"/>0.00271</text:p>
      <text:p text:style-name="P1">Jitter for frame 5663 is <text:s text:c="3"/>0.00516</text:p>
      <text:p text:style-name="P1">Jitter for frame 5664 is <text:s text:c="2"/>-0.00048</text:p>
      <text:p text:style-name="P1">Jitter for frame 5665 is <text:s text:c="3"/>0.00485</text:p>
      <text:p text:style-name="P1">Jitter for frame 5666 is <text:s text:c="3"/>0.00658</text:p>
      <text:p text:style-name="P1">Jitter for frame 5667 is <text:s text:c="3"/>0.00616</text:p>
      <text:p text:style-name="P1">Jitter for frame 5668 is <text:s text:c="3"/>0.00063</text:p>
      <text:p text:style-name="P1">Jitter for frame 5669 is <text:s text:c="3"/>0.00540</text:p>
      <text:p text:style-name="P1">Jitter for frame 5670 is <text:s text:c="3"/>0.00207</text:p>
      <text:p text:style-name="P1">Jitter for frame 5671 is <text:s text:c="3"/>0.00048</text:p>
      <text:p text:style-name="P1">Jitter for frame 5672 is <text:s text:c="3"/>0.00717</text:p>
      <text:p text:style-name="P1">Jitter for frame 5673 is <text:s text:c="3"/>0.00489</text:p>
      <text:p text:style-name="P1">Jitter for frame 5674 is <text:s text:c="3"/>0.00527</text:p>
      <text:p text:style-name="P1">Jitter for frame 5675 is <text:s text:c="3"/>0.00417</text:p>
      <text:p text:style-name="P1">Jitter for frame 5676 is <text:s text:c="3"/>0.00501</text:p>
      <text:p text:style-name="P1">Jitter for frame 5677 is <text:s text:c="3"/>0.00518</text:p>
      <text:p text:style-name="P1">Jitter for frame 5678 is <text:s text:c="3"/>0.00911</text:p>
      <text:p text:style-name="P1">Jitter for frame 5679 is <text:s text:c="3"/>0.00613</text:p>
      <text:p text:style-name="P1">Jitter for frame 5680 is <text:s text:c="2"/>-0.00071</text:p>
      <text:p text:style-name="P1">Jitter for frame 5681 is <text:s text:c="3"/>0.00234</text:p>
      <text:p text:style-name="P1">Jitter for frame 5682 is <text:s text:c="3"/>0.00622</text:p>
      <text:p text:style-name="P1"><text:soft-page-break/>Jitter for frame 5683 is <text:s text:c="2"/>-0.00091</text:p>
      <text:p text:style-name="P1">Jitter for frame 5684 is <text:s text:c="2"/>-0.00057</text:p>
      <text:p text:style-name="P1">Jitter for frame 5685 is <text:s text:c="2"/>-0.00017</text:p>
      <text:p text:style-name="P1">Jitter for frame 5686 is <text:s text:c="3"/>0.00578</text:p>
      <text:p text:style-name="P1">Jitter for frame 5687 is <text:s text:c="3"/>0.00761</text:p>
      <text:p text:style-name="P1">Jitter for frame 5688 is <text:s text:c="3"/>0.00214</text:p>
      <text:p text:style-name="P1">Jitter for frame 5689 is <text:s text:c="3"/>0.00716</text:p>
      <text:p text:style-name="P1">Jitter for frame 5690 is <text:s text:c="3"/>0.00262</text:p>
      <text:p text:style-name="P1">Jitter for frame 5691 is <text:s text:c="2"/>-0.00083</text:p>
      <text:p text:style-name="P1">Jitter for frame 5692 is <text:s text:c="3"/>0.00579</text:p>
      <text:p text:style-name="P1">Jitter for frame 5693 is <text:s text:c="3"/>0.00676</text:p>
      <text:p text:style-name="P1">Jitter for frame 5694 is <text:s text:c="3"/>0.00476</text:p>
      <text:p text:style-name="P1">Jitter for frame 5695 is <text:s text:c="3"/>0.00760</text:p>
      <text:p text:style-name="P1">Jitter for frame 5696 is <text:s text:c="3"/>0.00508</text:p>
      <text:p text:style-name="P1">Jitter for frame 5697 is <text:s text:c="2"/>-0.00051</text:p>
      <text:p text:style-name="P1">Jitter for frame 5698 is <text:s text:c="3"/>0.00174</text:p>
      <text:p text:style-name="P1">Jitter for frame 5699 is <text:s text:c="3"/>0.00378</text:p>
      <text:p text:style-name="P1">Jitter for frame 5700 is <text:s text:c="3"/>0.00441</text:p>
      <text:p text:style-name="P1">Jitter for frame 5701 is <text:s text:c="2"/>-0.00066</text:p>
      <text:p text:style-name="P1">Jitter for frame 5702 is <text:s text:c="3"/>0.00039</text:p>
      <text:p text:style-name="P1">Jitter for frame 5703 is <text:s text:c="3"/>0.00043</text:p>
      <text:p text:style-name="P1">Jitter for frame 5704 is <text:s text:c="3"/>0.00808</text:p>
      <text:p text:style-name="P1">Jitter for frame 5705 is <text:s text:c="3"/>0.00612</text:p>
      <text:p text:style-name="P1">Jitter for frame 5706 is <text:s text:c="3"/>0.00609</text:p>
      <text:p text:style-name="P1">Jitter for frame 5707 is <text:s text:c="3"/>0.00584</text:p>
      <text:p text:style-name="P1">Jitter for frame 5708 is <text:s text:c="3"/>0.00393</text:p>
      <text:p text:style-name="P1">Jitter for frame 5709 is <text:s text:c="3"/>0.00485</text:p>
      <text:p text:style-name="P1">Jitter for frame 5710 is <text:s text:c="3"/>0.00689</text:p>
      <text:p text:style-name="P1">Jitter for frame 5711 is <text:s text:c="3"/>0.00126</text:p>
      <text:p text:style-name="P1">Jitter for frame 5712 is <text:s text:c="3"/>0.00792</text:p>
      <text:p text:style-name="P1">Jitter for frame 5713 is <text:s text:c="2"/>-0.00081</text:p>
      <text:p text:style-name="P1">Jitter for frame 5714 is <text:s text:c="3"/>0.00012</text:p>
      <text:p text:style-name="P1">Jitter for frame 5715 is <text:s text:c="2"/>-0.00005</text:p>
      <text:p text:style-name="P1">Jitter for frame 5716 is <text:s text:c="3"/>0.00393</text:p>
      <text:p text:style-name="P1">Jitter for frame 5717 is <text:s text:c="3"/>0.00567</text:p>
      <text:p text:style-name="P1">Jitter for frame 5718 is <text:s text:c="3"/>0.00374</text:p>
      <text:p text:style-name="P1">Jitter for frame 5719 is <text:s text:c="3"/>0.00876</text:p>
      <text:p text:style-name="P1">Jitter for frame 5720 is <text:s text:c="3"/>0.00481</text:p>
      <text:p text:style-name="P1">Jitter for frame 5721 is <text:s text:c="3"/>0.00665</text:p>
      <text:p text:style-name="P1">Jitter for frame 5722 is <text:s text:c="3"/>0.00769</text:p>
      <text:p text:style-name="P1">Jitter for frame 5723 is <text:s text:c="3"/>0.00576</text:p>
      <text:p text:style-name="P1">Jitter for frame 5724 is <text:s text:c="3"/>0.00530</text:p>
      <text:p text:style-name="P1">Jitter for frame 5725 is <text:s text:c="3"/>0.00514</text:p>
      <text:p text:style-name="P1">Jitter for frame 5726 is <text:s text:c="3"/>0.00610</text:p>
      <text:p text:style-name="P1">Jitter for frame 5727 is <text:s text:c="3"/>0.00490</text:p>
      <text:p text:style-name="P1">Jitter for frame 5728 is <text:s text:c="3"/>0.00490</text:p>
      <text:p text:style-name="P1">Jitter for frame 5729 is <text:s text:c="3"/>0.00685</text:p>
      <text:p text:style-name="P1">Jitter for frame 5730 is <text:s text:c="2"/>-0.00133</text:p>
      <text:p text:style-name="P1">Jitter for frame 5731 is <text:s text:c="3"/>0.00425</text:p>
      <text:p text:style-name="P1"><text:soft-page-break/>Jitter for frame 5732 is <text:s text:c="2"/>-0.00065</text:p>
      <text:p text:style-name="P1">Jitter for frame 5733 is <text:s text:c="3"/>0.00125</text:p>
      <text:p text:style-name="P1">Jitter for frame 5734 is <text:s text:c="3"/>0.00611</text:p>
      <text:p text:style-name="P1">Jitter for frame 5735 is <text:s text:c="3"/>0.00768</text:p>
      <text:p text:style-name="P1">Jitter for frame 5736 is <text:s text:c="3"/>0.00503</text:p>
      <text:p text:style-name="P1">Jitter for frame 5737 is <text:s text:c="3"/>0.00326</text:p>
      <text:p text:style-name="P1">Jitter for frame 5738 is <text:s text:c="3"/>0.00530</text:p>
      <text:p text:style-name="P1">Jitter for frame 5739 is <text:s text:c="3"/>0.00237</text:p>
      <text:p text:style-name="P1">Jitter for frame 5740 is <text:s text:c="3"/>0.00208</text:p>
      <text:p text:style-name="P1">Jitter for frame 5741 is <text:s text:c="3"/>0.00618</text:p>
      <text:p text:style-name="P1">Jitter for frame 5742 is <text:s text:c="3"/>0.00633</text:p>
      <text:p text:style-name="P1">Jitter for frame 5743 is <text:s text:c="3"/>0.00582</text:p>
      <text:p text:style-name="P1">Jitter for frame 5744 is <text:s text:c="3"/>0.00300</text:p>
      <text:p text:style-name="P1">Jitter for frame 5745 is <text:s text:c="3"/>0.00855</text:p>
      <text:p text:style-name="P1">Jitter for frame 5746 is <text:s text:c="3"/>0.00665</text:p>
      <text:p text:style-name="P1">Jitter for frame 5747 is <text:s text:c="3"/>0.00245</text:p>
      <text:p text:style-name="P1">Jitter for frame 5748 is <text:s text:c="3"/>0.00584</text:p>
      <text:p text:style-name="P1">Jitter for frame 5749 is <text:s text:c="3"/>0.00218</text:p>
      <text:p text:style-name="P1">Jitter for frame 5750 is <text:s text:c="3"/>0.00247</text:p>
      <text:p text:style-name="P1">Jitter for frame 5751 is <text:s text:c="3"/>0.00495</text:p>
      <text:p text:style-name="P1">Jitter for frame 5752 is <text:s text:c="3"/>0.00778</text:p>
      <text:p text:style-name="P1">Jitter for frame 5753 is <text:s text:c="3"/>0.00497</text:p>
      <text:p text:style-name="P1">Jitter for frame 5754 is <text:s text:c="3"/>0.00706</text:p>
      <text:p text:style-name="P1">Jitter for frame 5755 is <text:s text:c="3"/>0.00440</text:p>
      <text:p text:style-name="P1">Jitter for frame 5756 is <text:s text:c="3"/>0.00360</text:p>
      <text:p text:style-name="P1">Jitter for frame 5757 is <text:s text:c="3"/>0.00836</text:p>
      <text:p text:style-name="P1">Jitter for frame 5758 is <text:s text:c="3"/>0.00684</text:p>
      <text:p text:style-name="P1">Jitter for frame 5759 is <text:s text:c="3"/>0.00492</text:p>
      <text:p text:style-name="P1">Jitter for frame 5760 is <text:s text:c="3"/>0.00476</text:p>
      <text:p text:style-name="P1">Jitter for frame 5761 is <text:s text:c="3"/>0.00322</text:p>
      <text:p text:style-name="P1">Jitter for frame 5762 is <text:s text:c="3"/>0.00319</text:p>
      <text:p text:style-name="P1">Jitter for frame 5763 is <text:s text:c="3"/>0.00464</text:p>
      <text:p text:style-name="P1">Jitter for frame 5764 is <text:s text:c="3"/>0.00496</text:p>
      <text:p text:style-name="P1">Jitter for frame 5765 is <text:s text:c="3"/>0.00483</text:p>
      <text:p text:style-name="P1">Jitter for frame 5766 is <text:s text:c="3"/>0.00016</text:p>
      <text:p text:style-name="P1">Jitter for frame 5767 is <text:s text:c="3"/>0.00674</text:p>
      <text:p text:style-name="P1">Jitter for frame 5768 is <text:s text:c="3"/>0.00182</text:p>
      <text:p text:style-name="P1">Jitter for frame 5769 is <text:s text:c="3"/>0.00747</text:p>
      <text:p text:style-name="P1">Jitter for frame 5770 is <text:s text:c="3"/>0.00686</text:p>
      <text:p text:style-name="P1">Jitter for frame 5771 is <text:s text:c="3"/>0.00564</text:p>
      <text:p text:style-name="P1">Jitter for frame 5772 is <text:s text:c="3"/>0.00569</text:p>
      <text:p text:style-name="P1">Jitter for frame 5773 is <text:s text:c="3"/>0.00619</text:p>
      <text:p text:style-name="P1">Jitter for frame 5774 is <text:s text:c="3"/>0.00439</text:p>
      <text:p text:style-name="P1">Jitter for frame 5775 is <text:s text:c="3"/>0.00458</text:p>
      <text:p text:style-name="P1">Jitter for frame 5776 is <text:s text:c="3"/>0.00440</text:p>
      <text:p text:style-name="P1">Jitter for frame 5777 is <text:s text:c="3"/>0.00613</text:p>
      <text:p text:style-name="P1">Jitter for frame 5778 is <text:s text:c="3"/>0.00571</text:p>
      <text:p text:style-name="P1">Jitter for frame 5779 is <text:s text:c="2"/>-0.00091</text:p>
      <text:p text:style-name="P1">Jitter for frame 5780 is <text:s text:c="3"/>0.00491</text:p>
      <text:p text:style-name="P1"><text:soft-page-break/>Jitter for frame 5781 is <text:s text:c="3"/>0.00654</text:p>
      <text:p text:style-name="P1">Jitter for frame 5782 is <text:s text:c="3"/>0.00633</text:p>
      <text:p text:style-name="P1">Timestamp 3: 1502883128 sec 432255496 nsec</text:p>
      <text:p text:style-name="P1">wrote 921600 bytes</text:p>
      <text:p text:style-name="P1">Jitter for frame 5783 is <text:s text:c="3"/>0.00751</text:p>
      <text:p text:style-name="P1">Jitter for frame 5784 is <text:s text:c="3"/>0.00543</text:p>
      <text:p text:style-name="P1">Jitter for frame 5785 is <text:s text:c="3"/>0.00636</text:p>
      <text:p text:style-name="P1">Jitter for frame 5786 is <text:s text:c="3"/>0.00441</text:p>
      <text:p text:style-name="P1">Jitter for frame 5787 is <text:s text:c="3"/>0.00576</text:p>
      <text:p text:style-name="P1">Jitter for frame 5788 is <text:s text:c="3"/>0.00494</text:p>
      <text:p text:style-name="P1">Jitter for frame 5789 is <text:s text:c="3"/>0.00767</text:p>
      <text:p text:style-name="P1">Jitter for frame 5790 is <text:s text:c="3"/>0.00544</text:p>
      <text:p text:style-name="P1">Jitter for frame 5791 is <text:s text:c="3"/>0.00364</text:p>
      <text:p text:style-name="P1">Jitter for frame 5792 is <text:s text:c="3"/>0.00391</text:p>
      <text:p text:style-name="P1">Jitter for frame 5793 is <text:s text:c="3"/>0.00590</text:p>
      <text:p text:style-name="P1">Jitter for frame 5794 is <text:s text:c="3"/>0.00418</text:p>
      <text:p text:style-name="P1">Jitter for frame 5795 is <text:s text:c="3"/>0.00494</text:p>
      <text:p text:style-name="P1">Jitter for frame 5796 is <text:s text:c="3"/>0.00230</text:p>
      <text:p text:style-name="P1">Jitter for frame 5797 is <text:s text:c="3"/>0.00450</text:p>
      <text:p text:style-name="P1">Jitter for frame 5798 is <text:s text:c="3"/>0.00527</text:p>
      <text:p text:style-name="P1">Jitter for frame 5799 is <text:s text:c="3"/>0.00156</text:p>
      <text:p text:style-name="P1">Jitter for frame 5800 is <text:s text:c="3"/>0.00633</text:p>
      <text:p text:style-name="P1">Jitter for frame 5801 is <text:s text:c="3"/>0.00636</text:p>
      <text:p text:style-name="P1">Jitter for frame 5802 is <text:s text:c="3"/>0.00750</text:p>
      <text:p text:style-name="P1">Jitter for frame 5803 is <text:s text:c="3"/>0.00283</text:p>
      <text:p text:style-name="P1">Jitter for frame 5804 is <text:s text:c="3"/>0.00758</text:p>
      <text:p text:style-name="P1">Jitter for frame 5805 is <text:s text:c="3"/>0.00602</text:p>
      <text:p text:style-name="P1">Jitter for frame 5806 is <text:s text:c="3"/>0.00459</text:p>
      <text:p text:style-name="P1">Jitter for frame 5807 is <text:s text:c="3"/>0.00783</text:p>
      <text:p text:style-name="P1">Jitter for frame 5808 is <text:s text:c="3"/>0.00672</text:p>
      <text:p text:style-name="P1">Jitter for frame 5809 is <text:s text:c="3"/>0.00651</text:p>
      <text:p text:style-name="P1">Jitter for frame 5810 is <text:s text:c="3"/>0.00610</text:p>
      <text:p text:style-name="P1">Jitter for frame 5811 is <text:s text:c="3"/>0.00682</text:p>
      <text:p text:style-name="P1">Jitter for frame 5812 is <text:s text:c="3"/>0.00547</text:p>
      <text:p text:style-name="P1">Jitter for frame 5813 is <text:s text:c="3"/>0.00617</text:p>
      <text:p text:style-name="P1">Jitter for frame 5814 is <text:s text:c="3"/>0.00614</text:p>
      <text:p text:style-name="P1">Jitter for frame 5815 is <text:s text:c="3"/>0.00476</text:p>
      <text:p text:style-name="P1">Jitter for frame 5816 is <text:s text:c="3"/>0.00500</text:p>
      <text:p text:style-name="P1">Jitter for frame 5817 is <text:s text:c="3"/>0.00519</text:p>
      <text:p text:style-name="P1">Jitter for frame 5818 is <text:s text:c="3"/>0.00518</text:p>
      <text:p text:style-name="P1">Jitter for frame 5819 is <text:s text:c="3"/>0.00495</text:p>
      <text:p text:style-name="P1">Jitter for frame 5820 is <text:s text:c="2"/>-0.00079</text:p>
      <text:p text:style-name="P1">Jitter for frame 5821 is <text:s text:c="3"/>0.00181</text:p>
      <text:p text:style-name="P1">Jitter for frame 5822 is <text:s text:c="3"/>0.00149</text:p>
      <text:p text:style-name="P1">Jitter for frame 5823 is <text:s text:c="3"/>0.00010</text:p>
      <text:p text:style-name="P1">Jitter for frame 5824 is <text:s text:c="3"/>0.00739</text:p>
      <text:p text:style-name="P1">Jitter for frame 5825 is <text:s text:c="3"/>0.00389</text:p>
      <text:p text:style-name="P1">Jitter for frame 5826 is <text:s text:c="3"/>0.00511</text:p>
      <text:p text:style-name="P1">Jitter for frame 5827 is <text:s text:c="3"/>0.00502</text:p>
      <text:p text:style-name="P1"><text:soft-page-break/>Jitter for frame 5828 is <text:s text:c="3"/>0.00442</text:p>
      <text:p text:style-name="P1">Jitter for frame 5829 is <text:s text:c="3"/>0.00765</text:p>
      <text:p text:style-name="P1">Jitter for frame 5830 is <text:s text:c="3"/>0.00762</text:p>
      <text:p text:style-name="P1">Jitter for frame 5831 is <text:s text:c="3"/>0.00483</text:p>
      <text:p text:style-name="P1">Jitter for frame 5832 is <text:s text:c="3"/>0.00370</text:p>
      <text:p text:style-name="P1">Jitter for frame 5833 is <text:s text:c="2"/>-0.00006</text:p>
      <text:p text:style-name="P1">Jitter for frame 5834 is <text:s text:c="3"/>0.00527</text:p>
      <text:p text:style-name="P1">Jitter for frame 5835 is <text:s text:c="3"/>0.00872</text:p>
      <text:p text:style-name="P1">Jitter for frame 5836 is <text:s text:c="3"/>0.00634</text:p>
      <text:p text:style-name="P1">Jitter for frame 5837 is <text:s text:c="3"/>0.00527</text:p>
      <text:p text:style-name="P1">Jitter for frame 5838 is <text:s text:c="3"/>0.00586</text:p>
      <text:p text:style-name="P1">Jitter for frame 5839 is <text:s text:c="3"/>0.00847</text:p>
      <text:p text:style-name="P1">Jitter for frame 5840 is <text:s text:c="3"/>0.00603</text:p>
      <text:p text:style-name="P1">Jitter for frame 5841 is <text:s text:c="3"/>0.00611</text:p>
      <text:p text:style-name="P1">Jitter for frame 5842 is <text:s text:c="3"/>0.00616</text:p>
      <text:p text:style-name="P1">Jitter for frame 5843 is <text:s text:c="2"/>-0.00065</text:p>
      <text:p text:style-name="P1">Jitter for frame 5844 is <text:s text:c="3"/>0.00528</text:p>
      <text:p text:style-name="P1">Jitter for frame 5845 is <text:s text:c="3"/>0.00502</text:p>
      <text:p text:style-name="P1">Jitter for frame 5846 is <text:s text:c="3"/>0.00806</text:p>
      <text:p text:style-name="P1">Jitter for frame 5847 is <text:s text:c="3"/>0.00578</text:p>
      <text:p text:style-name="P1">Jitter for frame 5848 is <text:s text:c="3"/>0.00315</text:p>
      <text:p text:style-name="P1">Jitter for frame 5849 is <text:s text:c="3"/>0.00478</text:p>
      <text:p text:style-name="P1">Jitter for frame 5850 is <text:s text:c="3"/>0.00403</text:p>
      <text:p text:style-name="P1">Jitter for frame 5851 is <text:s text:c="3"/>0.00549</text:p>
      <text:p text:style-name="P1">Jitter for frame 5852 is <text:s text:c="3"/>0.00897</text:p>
      <text:p text:style-name="P1">Jitter for frame 5853 is <text:s text:c="3"/>0.00637</text:p>
      <text:p text:style-name="P1">Jitter for frame 5854 is <text:s text:c="3"/>0.00657</text:p>
      <text:p text:style-name="P1">Jitter for frame 5855 is <text:s text:c="3"/>0.00772</text:p>
      <text:p text:style-name="P1">Jitter for frame 5856 is <text:s text:c="3"/>0.00653</text:p>
      <text:p text:style-name="P1">Jitter for frame 5857 is <text:s text:c="3"/>0.00622</text:p>
      <text:p text:style-name="P1">Jitter for frame 5858 is <text:s text:c="3"/>0.00108</text:p>
      <text:p text:style-name="P1">Jitter for frame 5859 is <text:s text:c="3"/>0.00517</text:p>
      <text:p text:style-name="P1">Jitter for frame 5860 is <text:s text:c="3"/>0.00447</text:p>
      <text:p text:style-name="P1">Jitter for frame 5861 is <text:s text:c="2"/>-0.00076</text:p>
      <text:p text:style-name="P1">Jitter for frame 5862 is <text:s text:c="3"/>0.00519</text:p>
      <text:p text:style-name="P1">Jitter for frame 5863 is <text:s text:c="3"/>0.00593</text:p>
      <text:p text:style-name="P1">Jitter for frame 5864 is <text:s text:c="3"/>0.00023</text:p>
      <text:p text:style-name="P1">Jitter for frame 5865 is <text:s text:c="3"/>0.00495</text:p>
      <text:p text:style-name="P1">Jitter for frame 5866 is <text:s text:c="3"/>0.00470</text:p>
      <text:p text:style-name="P1">Jitter for frame 5867 is <text:s text:c="3"/>0.00584</text:p>
      <text:p text:style-name="P1">Jitter for frame 5868 is <text:s text:c="3"/>0.00561</text:p>
      <text:p text:style-name="P1">Jitter for frame 5869 is <text:s text:c="3"/>0.00017</text:p>
      <text:p text:style-name="P1">Jitter for frame 5870 is <text:s text:c="3"/>0.00767</text:p>
      <text:p text:style-name="P1">Jitter for frame 5871 is <text:s text:c="3"/>0.00597</text:p>
      <text:p text:style-name="P1">Jitter for frame 5872 is <text:s text:c="3"/>0.00082</text:p>
      <text:p text:style-name="P1">Jitter for frame 5873 is <text:s text:c="3"/>0.00561</text:p>
      <text:p text:style-name="P1">Jitter for frame 5874 is <text:s text:c="3"/>0.00469</text:p>
      <text:p text:style-name="P1">Jitter for frame 5875 is <text:s text:c="3"/>0.00247</text:p>
      <text:p text:style-name="P1">Jitter for frame 5876 is <text:s text:c="3"/>0.00589</text:p>
      <text:p text:style-name="P1"><text:soft-page-break/>Jitter for frame 5877 is <text:s text:c="3"/>0.00492</text:p>
      <text:p text:style-name="P1">Jitter for frame 5878 is <text:s text:c="3"/>0.00716</text:p>
      <text:p text:style-name="P1">Jitter for frame 5879 is <text:s text:c="3"/>0.00492</text:p>
      <text:p text:style-name="P1">Jitter for frame 5880 is <text:s text:c="3"/>0.00749</text:p>
      <text:p text:style-name="P1">Jitter for frame 5881 is <text:s text:c="3"/>0.00705</text:p>
      <text:p text:style-name="P1">Jitter for frame 5882 is <text:s text:c="3"/>0.00622</text:p>
      <text:p text:style-name="P1">Jitter for frame 5883 is <text:s text:c="3"/>0.00573</text:p>
      <text:p text:style-name="P1">Jitter for frame 5884 is <text:s text:c="3"/>0.00305</text:p>
      <text:p text:style-name="P1">Jitter for frame 5885 is <text:s text:c="3"/>0.00675</text:p>
      <text:p text:style-name="P1">Jitter for frame 5886 is <text:s text:c="3"/>0.00038</text:p>
      <text:p text:style-name="P1">Jitter for frame 5887 is <text:s text:c="3"/>0.00586</text:p>
      <text:p text:style-name="P1">Jitter for frame 5888 is <text:s text:c="3"/>0.00800</text:p>
      <text:p text:style-name="P1">Jitter for frame 5889 is <text:s text:c="3"/>0.00570</text:p>
      <text:p text:style-name="P1">Jitter for frame 5890 is <text:s text:c="3"/>0.00616</text:p>
      <text:p text:style-name="P1">Jitter for frame 5891 is <text:s text:c="3"/>0.00707</text:p>
      <text:p text:style-name="P1">Jitter for frame 5892 is <text:s text:c="3"/>0.00837</text:p>
      <text:p text:style-name="P1">Jitter for frame 5893 is <text:s text:c="3"/>0.00840</text:p>
      <text:p text:style-name="P1">Jitter for frame 5894 is <text:s text:c="3"/>0.00621</text:p>
      <text:p text:style-name="P1">Jitter for frame 5895 is <text:s text:c="3"/>0.00555</text:p>
      <text:p text:style-name="P1">Jitter for frame 5896 is <text:s text:c="3"/>0.00332</text:p>
      <text:p text:style-name="P1">Jitter for frame 5897 is <text:s text:c="3"/>0.00532</text:p>
      <text:p text:style-name="P1">Jitter for frame 5898 is <text:s text:c="3"/>0.00701</text:p>
      <text:p text:style-name="P1">Jitter for frame 5899 is <text:s text:c="3"/>0.00466</text:p>
      <text:p text:style-name="P1">Jitter for frame 5900 is <text:s text:c="3"/>0.00630</text:p>
      <text:p text:style-name="P1">Jitter for frame 5901 is <text:s text:c="3"/>0.00404</text:p>
      <text:p text:style-name="P1">Jitter for frame 5902 is <text:s text:c="3"/>0.00157</text:p>
      <text:p text:style-name="P1">Jitter for frame 5903 is <text:s text:c="3"/>0.00576</text:p>
      <text:p text:style-name="P1">Jitter for frame 5904 is <text:s text:c="3"/>0.00473</text:p>
      <text:p text:style-name="P1">Jitter for frame 5905 is <text:s text:c="3"/>0.00732</text:p>
      <text:p text:style-name="P1">Jitter for frame 5906 is <text:s text:c="3"/>0.00806</text:p>
      <text:p text:style-name="P1">Jitter for frame 5907 is <text:s text:c="2"/>-0.00005</text:p>
      <text:p text:style-name="P1">Jitter for frame 5908 is <text:s text:c="3"/>0.00346</text:p>
      <text:p text:style-name="P1">Jitter for frame 5909 is <text:s text:c="3"/>0.00538</text:p>
      <text:p text:style-name="P1">Jitter for frame 5910 is <text:s text:c="3"/>0.00272</text:p>
      <text:p text:style-name="P1">Jitter for frame 5911 is <text:s text:c="3"/>0.00502</text:p>
      <text:p text:style-name="P1">Jitter for frame 5912 is <text:s text:c="2"/>-0.00122</text:p>
      <text:p text:style-name="P1">Jitter for frame 5913 is <text:s text:c="2"/>-0.00007</text:p>
      <text:p text:style-name="P1">Jitter for frame 5914 is <text:s text:c="3"/>0.00813</text:p>
      <text:p text:style-name="P1">Jitter for frame 5915 is <text:s text:c="2"/>-0.00071</text:p>
      <text:p text:style-name="P1">Jitter for frame 5916 is <text:s text:c="3"/>0.00776</text:p>
      <text:p text:style-name="P1">Jitter for frame 5917 is <text:s text:c="3"/>0.00605</text:p>
      <text:p text:style-name="P1">Jitter for frame 5918 is <text:s text:c="3"/>0.00835</text:p>
      <text:p text:style-name="P1">Jitter for frame 5919 is <text:s text:c="3"/>0.00493</text:p>
      <text:p text:style-name="P1">Jitter for frame 5920 is <text:s text:c="3"/>0.00450</text:p>
      <text:p text:style-name="P1">Jitter for frame 5921 is <text:s text:c="3"/>0.00466</text:p>
      <text:p text:style-name="P1">Jitter for frame 5922 is <text:s text:c="3"/>0.00500</text:p>
      <text:p text:style-name="P1">Jitter for frame 5923 is <text:s text:c="3"/>0.00158</text:p>
      <text:p text:style-name="P1">Jitter for frame 5924 is <text:s text:c="3"/>0.00572</text:p>
      <text:p text:style-name="P1">Jitter for frame 5925 is <text:s text:c="3"/>0.00749</text:p>
      <text:p text:style-name="P1"><text:soft-page-break/>Jitter for frame 5926 is <text:s text:c="3"/>0.00565</text:p>
      <text:p text:style-name="P1">Jitter for frame 5927 is <text:s text:c="3"/>0.00194</text:p>
      <text:p text:style-name="P1">Jitter for frame 5928 is <text:s text:c="3"/>0.00335</text:p>
      <text:p text:style-name="P1">Jitter for frame 5929 is <text:s text:c="3"/>0.00548</text:p>
      <text:p text:style-name="P1">Jitter for frame 5930 is <text:s text:c="3"/>0.00790</text:p>
      <text:p text:style-name="P1">Jitter for frame 5931 is <text:s text:c="3"/>0.00554</text:p>
      <text:p text:style-name="P1">Jitter for frame 5932 is <text:s text:c="3"/>0.00818</text:p>
      <text:p text:style-name="P1">Jitter for frame 5933 is <text:s text:c="3"/>0.00567</text:p>
      <text:p text:style-name="P1">Jitter for frame 5934 is <text:s text:c="3"/>0.00503</text:p>
      <text:p text:style-name="P1">Jitter for frame 5935 is <text:s text:c="3"/>0.00658</text:p>
      <text:p text:style-name="P1">Jitter for frame 5936 is <text:s text:c="3"/>0.00446</text:p>
      <text:p text:style-name="P1">Jitter for frame 5937 is <text:s text:c="3"/>0.00547</text:p>
      <text:p text:style-name="P1">Jitter for frame 5938 is <text:s text:c="3"/>0.00768</text:p>
      <text:p text:style-name="P1">Jitter for frame 5939 is <text:s text:c="3"/>0.00608</text:p>
      <text:p text:style-name="P1">Jitter for frame 5940 is <text:s text:c="3"/>0.00404</text:p>
      <text:p text:style-name="P1">Jitter for frame 5941 is <text:s text:c="3"/>0.00453</text:p>
      <text:p text:style-name="P1">Jitter for frame 5942 is <text:s text:c="3"/>0.00452</text:p>
      <text:p text:style-name="P1">Jitter for frame 5943 is <text:s text:c="3"/>0.00437</text:p>
      <text:p text:style-name="P1">Jitter for frame 5944 is <text:s text:c="3"/>0.00730</text:p>
      <text:p text:style-name="P1">Jitter for frame 5945 is <text:s text:c="3"/>0.00431</text:p>
      <text:p text:style-name="P1">Jitter for frame 5946 is <text:s text:c="3"/>0.00186</text:p>
      <text:p text:style-name="P1">Jitter for frame 5947 is <text:s text:c="3"/>0.00610</text:p>
      <text:p text:style-name="P1">Jitter for frame 5948 is <text:s text:c="3"/>0.00452</text:p>
      <text:p text:style-name="P1">Jitter for frame 5949 is <text:s text:c="2"/>-0.00061</text:p>
      <text:p text:style-name="P1">Jitter for frame 5950 is <text:s text:c="3"/>0.00432</text:p>
      <text:p text:style-name="P1">Jitter for frame 5951 is <text:s text:c="3"/>0.00705</text:p>
      <text:p text:style-name="P1">Jitter for frame 5952 is <text:s text:c="3"/>0.00704</text:p>
      <text:p text:style-name="P1">Jitter for frame 5953 is <text:s text:c="3"/>0.00720</text:p>
      <text:p text:style-name="P1">Jitter for frame 5954 is <text:s text:c="3"/>0.00518</text:p>
      <text:p text:style-name="P1">Jitter for frame 5955 is <text:s text:c="3"/>0.00463</text:p>
      <text:p text:style-name="P1">Jitter for frame 5956 is <text:s text:c="3"/>0.00544</text:p>
      <text:p text:style-name="P1">Jitter for frame 5957 is <text:s text:c="2"/>-0.00038</text:p>
      <text:p text:style-name="P1">Jitter for frame 5958 is <text:s text:c="2"/>-0.00085</text:p>
      <text:p text:style-name="P1">Jitter for frame 5959 is <text:s text:c="3"/>0.00007</text:p>
      <text:p text:style-name="P1">Jitter for frame 5960 is <text:s text:c="2"/>-0.00059</text:p>
      <text:p text:style-name="P1">Jitter for frame 5961 is <text:s text:c="3"/>0.00130</text:p>
      <text:p text:style-name="P1">Jitter for frame 5962 is <text:s text:c="3"/>0.00450</text:p>
      <text:p text:style-name="P1">Jitter for frame 5963 is <text:s text:c="3"/>0.00290</text:p>
      <text:p text:style-name="P1">Jitter for frame 5964 is <text:s text:c="3"/>0.00091</text:p>
      <text:p text:style-name="P1">Jitter for frame 5965 is <text:s text:c="3"/>0.00695</text:p>
      <text:p text:style-name="P1">Jitter for frame 5966 is <text:s text:c="3"/>0.00481</text:p>
      <text:p text:style-name="P1">Jitter for frame 5967 is <text:s text:c="3"/>0.00454</text:p>
      <text:p text:style-name="P1">Jitter for frame 5968 is <text:s text:c="3"/>0.00300</text:p>
      <text:p text:style-name="P1">Jitter for frame 5969 is <text:s text:c="3"/>0.00586</text:p>
      <text:p text:style-name="P1">Jitter for frame 5970 is <text:s text:c="3"/>0.00820</text:p>
      <text:p text:style-name="P1">Jitter for frame 5971 is <text:s text:c="3"/>0.00481</text:p>
      <text:p text:style-name="P1">Jitter for frame 5972 is <text:s text:c="3"/>0.00571</text:p>
      <text:p text:style-name="P1">Jitter for frame 5973 is <text:s text:c="3"/>0.00537</text:p>
      <text:p text:style-name="P1">Jitter for frame 5974 is <text:s text:c="3"/>0.00497</text:p>
      <text:p text:style-name="P1"><text:soft-page-break/>Jitter for frame 5975 is <text:s text:c="3"/>0.00406</text:p>
      <text:p text:style-name="P1">Jitter for frame 5976 is <text:s text:c="3"/>0.00409</text:p>
      <text:p text:style-name="P1">Jitter for frame 5977 is <text:s text:c="2"/>-0.00073</text:p>
      <text:p text:style-name="P1">Jitter for frame 5978 is <text:s text:c="2"/>-0.00109</text:p>
      <text:p text:style-name="P1">Jitter for frame 5979 is <text:s text:c="2"/>-0.00105</text:p>
      <text:p text:style-name="P1">Jitter for frame 5980 is <text:s text:c="2"/>-0.00116</text:p>
      <text:p text:style-name="P1">Jitter for frame 5981 is <text:s text:c="3"/>0.00423</text:p>
      <text:p text:style-name="P1">Jitter for frame 5982 is <text:s text:c="3"/>0.00686</text:p>
      <text:p text:style-name="P1">Jitter for frame 5983 is <text:s text:c="3"/>0.00552</text:p>
      <text:p text:style-name="P1">Jitter for frame 5984 is <text:s text:c="3"/>0.00466</text:p>
      <text:p text:style-name="P1">Jitter for frame 5985 is <text:s text:c="3"/>0.00538</text:p>
      <text:p text:style-name="P1">Jitter for frame 5986 is <text:s text:c="3"/>0.00734</text:p>
      <text:p text:style-name="P1">Jitter for frame 5987 is <text:s text:c="3"/>0.00610</text:p>
      <text:p text:style-name="P1">Jitter for frame 5988 is <text:s text:c="3"/>0.00609</text:p>
      <text:p text:style-name="P1">Jitter for frame 5989 is <text:s text:c="3"/>0.00225</text:p>
      <text:p text:style-name="P1">Jitter for frame 5990 is <text:s text:c="3"/>0.00721</text:p>
      <text:p text:style-name="P1">Jitter for frame 5991 is <text:s text:c="3"/>0.00329</text:p>
      <text:p text:style-name="P1">Jitter for frame 5992 is <text:s text:c="3"/>0.00437</text:p>
      <text:p text:style-name="P1">Jitter for frame 5993 is <text:s text:c="3"/>0.00075</text:p>
      <text:p text:style-name="P1">Jitter for frame 5994 is <text:s text:c="3"/>0.00390</text:p>
      <text:p text:style-name="P1">Jitter for frame 5995 is <text:s text:c="3"/>0.00635</text:p>
      <text:p text:style-name="P1">Jitter for frame 5996 is <text:s text:c="3"/>0.00299</text:p>
      <text:p text:style-name="P1">Jitter for frame 5997 is <text:s text:c="3"/>0.00717</text:p>
      <text:p text:style-name="P1">Jitter for frame 5998 is <text:s text:c="3"/>0.00433</text:p>
      <text:p text:style-name="P1">Jitter for frame 5999 is <text:s text:c="3"/>0.00455</text:p>
      <text:p text:style-name="P1">Total latency= <text:s/>21.60303</text:p>
      <text:p text:style-name="P1">average jitter = <text:s/>0.00360</text:p>
      <text:p text:style-name="P1">Now jitter for compression thread</text:p>
      <text:p text:style-name="P1">jitter for frame 1 is <text:s text:c="3"/>0.00302</text:p>
      <text:p text:style-name="P1">jitter for frame 2 is <text:s text:c="2"/>-0.00215</text:p>
      <text:p text:style-name="P1">jitter for frame 3 is <text:s text:c="3"/>0.00004</text:p>
      <text:p text:style-name="P1">jitter for frame 4 is <text:s text:c="3"/>0.00005</text:p>
      <text:p text:style-name="P1">jitter for frame 5 is <text:s text:c="2"/>-0.00174</text:p>
      <text:p text:style-name="P1">jitter for frame 6 is <text:s text:c="2"/>-0.00254</text:p>
      <text:p text:style-name="P1">jitter for frame 7 is <text:s text:c="2"/>-0.00197</text:p>
      <text:p text:style-name="P1">jitter for frame 8 is <text:s text:c="2"/>-0.00210</text:p>
      <text:p text:style-name="P1">jitter for frame 9 is <text:s text:c="2"/>-0.00201</text:p>
      <text:p text:style-name="P1">jitter for frame 10 is <text:s text:c="2"/>-0.00255</text:p>
      <text:p text:style-name="P1">jitter for frame 11 is <text:s text:c="2"/>-0.00225</text:p>
      <text:p text:style-name="P1">jitter for frame 12 is <text:s text:c="2"/>-0.00123</text:p>
      <text:p text:style-name="P1">jitter for frame 13 is <text:s text:c="3"/>0.00154</text:p>
      <text:p text:style-name="P1">jitter for frame 14 is <text:s text:c="2"/>-0.00217</text:p>
      <text:p text:style-name="P1">jitter for frame 15 is <text:s text:c="2"/>-0.00248</text:p>
      <text:p text:style-name="P1">jitter for frame 16 is <text:s text:c="2"/>-0.00219</text:p>
      <text:p text:style-name="P1">jitter for frame 17 is <text:s text:c="2"/>-0.00246</text:p>
      <text:p text:style-name="P1">jitter for frame 18 is <text:s text:c="2"/>-0.00219</text:p>
      <text:p text:style-name="P1">jitter for frame 19 is <text:s text:c="2"/>-0.00225</text:p>
      <text:p text:style-name="P1">jitter for frame 20 is <text:s text:c="2"/>-0.00233</text:p>
      <text:p text:style-name="P1">jitter for frame 21 is <text:s text:c="3"/>0.00020</text:p>
      <text:p text:style-name="P1"><text:soft-page-break/>jitter for frame 22 is <text:s text:c="2"/>-0.00237</text:p>
      <text:p text:style-name="P1">jitter for frame 23 is <text:s text:c="2"/>-0.00220</text:p>
      <text:p text:style-name="P1">jitter for frame 24 is <text:s text:c="2"/>-0.00247</text:p>
      <text:p text:style-name="P1">jitter for frame 25 is <text:s text:c="2"/>-0.00234</text:p>
      <text:p text:style-name="P1">jitter for frame 26 is <text:s text:c="2"/>-0.00209</text:p>
      <text:p text:style-name="P1">jitter for frame 27 is <text:s text:c="2"/>-0.00233</text:p>
      <text:p text:style-name="P1">jitter for frame 28 is <text:s text:c="2"/>-0.00233</text:p>
      <text:p text:style-name="P1">jitter for frame 29 is <text:s text:c="2"/>-0.00246</text:p>
      <text:p text:style-name="P1">jitter for frame 30 is <text:s text:c="2"/>-0.00215</text:p>
      <text:p text:style-name="P1">jitter for frame 31 is <text:s text:c="2"/>-0.00164</text:p>
      <text:p text:style-name="P1">jitter for frame 32 is <text:s text:c="2"/>-0.00235</text:p>
      <text:p text:style-name="P1">jitter for frame 33 is <text:s text:c="2"/>-0.00226</text:p>
      <text:p text:style-name="P1">jitter for frame 34 is <text:s text:c="2"/>-0.00195</text:p>
      <text:p text:style-name="P1">jitter for frame 35 is <text:s text:c="2"/>-0.00228</text:p>
      <text:p text:style-name="P1">jitter for frame 36 is <text:s text:c="2"/>-0.00172</text:p>
      <text:p text:style-name="P1">jitter for frame 37 is <text:s text:c="2"/>-0.00227</text:p>
      <text:p text:style-name="P1">jitter for frame 38 is <text:s text:c="2"/>-0.00215</text:p>
      <text:p text:style-name="P1">jitter for frame 39 is <text:s text:c="2"/>-0.00120</text:p>
      <text:p text:style-name="P1">jitter for frame 40 is <text:s text:c="2"/>-0.00211</text:p>
      <text:p text:style-name="P1">jitter for frame 41 is <text:s text:c="3"/>0.00030</text:p>
      <text:p text:style-name="P1">jitter for frame 42 is <text:s text:c="2"/>-0.00005</text:p>
      <text:p text:style-name="P1">jitter for frame 43 is <text:s text:c="3"/>0.00011</text:p>
      <text:p text:style-name="P1">jitter for frame 44 is <text:s text:c="2"/>-0.00034</text:p>
      <text:p text:style-name="P1">jitter for frame 45 is <text:s text:c="3"/>0.00034</text:p>
      <text:p text:style-name="P1">jitter for frame 46 is <text:s text:c="2"/>-0.00131</text:p>
      <text:p text:style-name="P1">jitter for frame 47 is <text:s text:c="3"/>0.00036</text:p>
      <text:p text:style-name="P1">jitter for frame 48 is <text:s text:c="2"/>-0.00204</text:p>
      <text:p text:style-name="P1">jitter for frame 49 is <text:s text:c="2"/>-0.00253</text:p>
      <text:p text:style-name="P1">jitter for frame 50 is <text:s text:c="3"/>0.00671</text:p>
      <text:p text:style-name="P1">jitter for frame 51 is <text:s text:c="2"/>-0.00243</text:p>
      <text:p text:style-name="P1">jitter for frame 52 is <text:s text:c="2"/>-0.00233</text:p>
      <text:p text:style-name="P1">jitter for frame 53 is <text:s text:c="2"/>-0.00225</text:p>
      <text:p text:style-name="P1">jitter for frame 54 is <text:s text:c="2"/>-0.00218</text:p>
      <text:p text:style-name="P1">jitter for frame 55 is <text:s text:c="2"/>-0.00233</text:p>
      <text:p text:style-name="P1">jitter for frame 56 is <text:s text:c="2"/>-0.00000</text:p>
      <text:p text:style-name="P1">jitter for frame 57 is <text:s text:c="3"/>0.00006</text:p>
      <text:p text:style-name="P1">jitter for frame 58 is <text:s text:c="3"/>0.00045</text:p>
      <text:p text:style-name="P1">jitter for frame 59 is <text:s text:c="3"/>0.00002</text:p>
      <text:p text:style-name="P1">jitter for frame 60 is <text:s text:c="2"/>-0.00009</text:p>
      <text:p text:style-name="P1">jitter for frame 61 is <text:s text:c="3"/>0.00008</text:p>
      <text:p text:style-name="P1">jitter for frame 62 is <text:s text:c="2"/>-0.00030</text:p>
      <text:p text:style-name="P1">jitter for frame 63 is <text:s text:c="2"/>-0.00024</text:p>
      <text:p text:style-name="P1">jitter for frame 64 is <text:s text:c="2"/>-0.00114</text:p>
      <text:p text:style-name="P1">jitter for frame 65 is <text:s text:c="3"/>0.00011</text:p>
      <text:p text:style-name="P1">jitter for frame 66 is <text:s text:c="3"/>0.00022</text:p>
      <text:p text:style-name="P1">jitter for frame 67 is <text:s text:c="3"/>0.00011</text:p>
      <text:p text:style-name="P1">jitter for frame 68 is <text:s text:c="3"/>0.00001</text:p>
      <text:p text:style-name="P1">jitter for frame 69 is <text:s text:c="2"/>-0.00013</text:p>
      <text:p text:style-name="P1">jitter for frame 70 is <text:s text:c="2"/>-0.00220</text:p>
      <text:p text:style-name="P1"><text:soft-page-break/>jitter for frame 71 is <text:s text:c="2"/>-0.00240</text:p>
      <text:p text:style-name="P1">jitter for frame 72 is <text:s text:c="2"/>-0.00230</text:p>
      <text:p text:style-name="P1">jitter for frame 73 is <text:s text:c="2"/>-0.00234</text:p>
      <text:p text:style-name="P1">jitter for frame 74 is <text:s text:c="3"/>0.00007</text:p>
      <text:p text:style-name="P1">jitter for frame 75 is <text:s text:c="2"/>-0.00013</text:p>
      <text:p text:style-name="P1">jitter for frame 76 is <text:s text:c="3"/>0.00026</text:p>
      <text:p text:style-name="P1">jitter for frame 77 is <text:s text:c="3"/>0.00023</text:p>
      <text:p text:style-name="P1">jitter for frame 78 is <text:s text:c="3"/>0.00040</text:p>
      <text:p text:style-name="P1">jitter for frame 79 is <text:s text:c="2"/>-0.00006</text:p>
      <text:p text:style-name="P1">jitter for frame 80 is <text:s text:c="2"/>-0.00228</text:p>
      <text:p text:style-name="P1">jitter for frame 81 is <text:s text:c="2"/>-0.00013</text:p>
      <text:p text:style-name="P1">jitter for frame 82 is <text:s text:c="2"/>-0.00214</text:p>
      <text:p text:style-name="P1">jitter for frame 83 is <text:s text:c="2"/>-0.00211</text:p>
      <text:p text:style-name="P1">jitter for frame 84 is <text:s text:c="2"/>-0.00119</text:p>
      <text:p text:style-name="P1">jitter for frame 85 is <text:s text:c="3"/>0.00013</text:p>
      <text:p text:style-name="P1">jitter for frame 86 is <text:s text:c="3"/>0.00029</text:p>
      <text:p text:style-name="P1">jitter for frame 87 is <text:s text:c="3"/>0.00025</text:p>
      <text:p text:style-name="P1">jitter for frame 88 is <text:s text:c="3"/>0.00034</text:p>
      <text:p text:style-name="P1">jitter for frame 89 is <text:s text:c="3"/>0.00025</text:p>
      <text:p text:style-name="P1">jitter for frame 90 is <text:s text:c="2"/>-0.00217</text:p>
      <text:p text:style-name="P1">jitter for frame 91 is <text:s text:c="3"/>0.00035</text:p>
      <text:p text:style-name="P1">jitter for frame 92 is <text:s text:c="2"/>-0.00004</text:p>
      <text:p text:style-name="P1">jitter for frame 93 is <text:s text:c="2"/>-0.00007</text:p>
      <text:p text:style-name="P1">jitter for frame 94 is <text:s text:c="3"/>0.00021</text:p>
      <text:p text:style-name="P1">jitter for frame 95 is <text:s text:c="3"/>0.00023</text:p>
      <text:p text:style-name="P1">jitter for frame 96 is <text:s text:c="3"/>0.00037</text:p>
      <text:p text:style-name="P1">jitter for frame 97 is <text:s text:c="3"/>0.00026</text:p>
      <text:p text:style-name="P1">jitter for frame 98 is <text:s text:c="3"/>0.00028</text:p>
      <text:p text:style-name="P1">jitter for frame 99 is <text:s text:c="3"/>0.00032</text:p>
      <text:p text:style-name="P1">jitter for frame 100 is <text:s text:c="2"/>-0.00200</text:p>
      <text:p text:style-name="P1">jitter for frame 101 is <text:s text:c="2"/>-0.00201</text:p>
      <text:p text:style-name="P1">jitter for frame 102 is <text:s text:c="2"/>-0.00218</text:p>
      <text:p text:style-name="P1">jitter for frame 103 is <text:s text:c="2"/>-0.00213</text:p>
      <text:p text:style-name="P1">jitter for frame 104 is <text:s text:c="2"/>-0.00184</text:p>
      <text:p text:style-name="P1">jitter for frame 105 is <text:s text:c="2"/>-0.00218</text:p>
      <text:p text:style-name="P1">jitter for frame 106 is <text:s text:c="2"/>-0.00202</text:p>
      <text:p text:style-name="P1">jitter for frame 107 is <text:s text:c="2"/>-0.00040</text:p>
      <text:p text:style-name="P1">jitter for frame 108 is <text:s text:c="2"/>-0.00201</text:p>
      <text:p text:style-name="P1">jitter for frame 109 is <text:s text:c="2"/>-0.00026</text:p>
      <text:p text:style-name="P1">jitter for frame 110 is <text:s text:c="2"/>-0.00195</text:p>
      <text:p text:style-name="P1">jitter for frame 111 is <text:s text:c="2"/>-0.00194</text:p>
      <text:p text:style-name="P1">jitter for frame 112 is <text:s text:c="2"/>-0.00214</text:p>
      <text:p text:style-name="P1">jitter for frame 113 is <text:s text:c="2"/>-0.00211</text:p>
      <text:p text:style-name="P1">jitter for frame 114 is <text:s text:c="3"/>0.00026</text:p>
      <text:p text:style-name="P1">jitter for frame 115 is <text:s text:c="3"/>0.00023</text:p>
      <text:p text:style-name="P1">jitter for frame 116 is <text:s text:c="2"/>-0.00013</text:p>
      <text:p text:style-name="P1">jitter for frame 117 is <text:s text:c="3"/>0.00014</text:p>
      <text:p text:style-name="P1">jitter for frame 118 is <text:s text:c="2"/>-0.00117</text:p>
      <text:p text:style-name="P1">jitter for frame 119 is <text:s text:c="3"/>0.00009</text:p>
      <text:p text:style-name="P1"><text:soft-page-break/>jitter for frame 120 is <text:s text:c="3"/>0.00272</text:p>
      <text:p text:style-name="P1">jitter for frame 121 is <text:s text:c="2"/>-0.00244</text:p>
      <text:p text:style-name="P1">jitter for frame 122 is <text:s text:c="2"/>-0.00228</text:p>
      <text:p text:style-name="P1">jitter for frame 123 is <text:s text:c="2"/>-0.00232</text:p>
      <text:p text:style-name="P1">jitter for frame 124 is <text:s text:c="2"/>-0.00012</text:p>
      <text:p text:style-name="P1">jitter for frame 125 is <text:s text:c="2"/>-0.00007</text:p>
      <text:p text:style-name="P1">jitter for frame 126 is <text:s text:c="2"/>-0.00228</text:p>
      <text:p text:style-name="P1">jitter for frame 127 is <text:s text:c="2"/>-0.00026</text:p>
      <text:p text:style-name="P1">jitter for frame 128 is <text:s text:c="2"/>-0.00002</text:p>
      <text:p text:style-name="P1">jitter for frame 129 is <text:s text:c="2"/>-0.00128</text:p>
      <text:p text:style-name="P1">jitter for frame 130 is <text:s text:c="2"/>-0.00010</text:p>
      <text:p text:style-name="P1">jitter for frame 131 is <text:s text:c="2"/>-0.00022</text:p>
      <text:p text:style-name="P1">jitter for frame 132 is <text:s text:c="2"/>-0.00036</text:p>
      <text:p text:style-name="P1">jitter for frame 133 is <text:s text:c="2"/>-0.00010</text:p>
      <text:p text:style-name="P1">jitter for frame 134 is <text:s text:c="3"/>0.00006</text:p>
      <text:p text:style-name="P1">jitter for frame 135 is <text:s text:c="2"/>-0.00035</text:p>
      <text:p text:style-name="P1">jitter for frame 136 is <text:s text:c="2"/>-0.00006</text:p>
      <text:p text:style-name="P1">jitter for frame 137 is <text:s text:c="2"/>-0.00085</text:p>
      <text:p text:style-name="P1">jitter for frame 138 is <text:s text:c="3"/>0.00002</text:p>
      <text:p text:style-name="P1">jitter for frame 139 is <text:s text:c="2"/>-0.00250</text:p>
      <text:p text:style-name="P1">jitter for frame 140 is <text:s text:c="2"/>-0.00174</text:p>
      <text:p text:style-name="P1">jitter for frame 141 is <text:s text:c="2"/>-0.00230</text:p>
      <text:p text:style-name="P1">jitter for frame 142 is <text:s text:c="2"/>-0.00160</text:p>
      <text:p text:style-name="P1">jitter for frame 143 is <text:s text:c="2"/>-0.00098</text:p>
      <text:p text:style-name="P1">jitter for frame 144 is <text:s text:c="3"/>0.00002</text:p>
      <text:p text:style-name="P1">jitter for frame 145 is <text:s text:c="3"/>0.00002</text:p>
      <text:p text:style-name="P1">jitter for frame 146 is <text:s text:c="2"/>-0.00127</text:p>
      <text:p text:style-name="P1">jitter for frame 147 is <text:s text:c="2"/>-0.00007</text:p>
      <text:p text:style-name="P1">jitter for frame 148 is <text:s text:c="2"/>-0.00237</text:p>
      <text:p text:style-name="P1">jitter for frame 149 is <text:s text:c="2"/>-0.00220</text:p>
      <text:p text:style-name="P1">jitter for frame 150 is <text:s text:c="2"/>-0.00166</text:p>
      <text:p text:style-name="P1">jitter for frame 151 is <text:s text:c="2"/>-0.00222</text:p>
      <text:p text:style-name="P1">jitter for frame 152 is <text:s text:c="2"/>-0.00230</text:p>
      <text:p text:style-name="P1">jitter for frame 153 is <text:s text:c="2"/>-0.00211</text:p>
      <text:p text:style-name="P1">jitter for frame 154 is <text:s text:c="2"/>-0.00227</text:p>
      <text:p text:style-name="P1">jitter for frame 155 is <text:s text:c="2"/>-0.00132</text:p>
      <text:p text:style-name="P1">jitter for frame 156 is <text:s text:c="2"/>-0.00238</text:p>
      <text:p text:style-name="P1">jitter for frame 157 is <text:s text:c="2"/>-0.00239</text:p>
      <text:p text:style-name="P1">jitter for frame 158 is <text:s text:c="2"/>-0.00131</text:p>
      <text:p text:style-name="P1">jitter for frame 159 is <text:s text:c="2"/>-0.00011</text:p>
      <text:p text:style-name="P1">jitter for frame 160 is <text:s text:c="2"/>-0.00044</text:p>
      <text:p text:style-name="P1">jitter for frame 161 is <text:s text:c="2"/>-0.00027</text:p>
      <text:p text:style-name="P1">jitter for frame 162 is <text:s text:c="2"/>-0.00025</text:p>
      <text:p text:style-name="P1">jitter for frame 163 is <text:s text:c="2"/>-0.00013</text:p>
      <text:p text:style-name="P1">jitter for frame 164 is <text:s text:c="2"/>-0.00111</text:p>
      <text:p text:style-name="P1">jitter for frame 165 is <text:s text:c="2"/>-0.00010</text:p>
      <text:p text:style-name="P1">jitter for frame 166 is <text:s text:c="3"/>0.00002</text:p>
      <text:p text:style-name="P1">jitter for frame 167 is <text:s text:c="2"/>-0.00242</text:p>
      <text:p text:style-name="P1">jitter for frame 168 is <text:s text:c="2"/>-0.00237</text:p>
      <text:p text:style-name="P1"><text:soft-page-break/>jitter for frame 169 is <text:s text:c="2"/>-0.00031</text:p>
      <text:p text:style-name="P1">jitter for frame 170 is <text:s text:c="2"/>-0.00237</text:p>
      <text:p text:style-name="P1">jitter for frame 171 is <text:s text:c="2"/>-0.00232</text:p>
      <text:p text:style-name="P1">jitter for frame 172 is <text:s text:c="2"/>-0.00111</text:p>
      <text:p text:style-name="P1">jitter for frame 173 is <text:s text:c="2"/>-0.00257</text:p>
      <text:p text:style-name="P1">jitter for frame 174 is <text:s text:c="2"/>-0.00018</text:p>
      <text:p text:style-name="P1">jitter for frame 175 is <text:s text:c="2"/>-0.00257</text:p>
      <text:p text:style-name="P1">jitter for frame 176 is <text:s text:c="2"/>-0.00035</text:p>
      <text:p text:style-name="P1">jitter for frame 177 is <text:s text:c="2"/>-0.00254</text:p>
      <text:p text:style-name="P1">jitter for frame 178 is <text:s text:c="2"/>-0.00059</text:p>
      <text:p text:style-name="P1">jitter for frame 179 is <text:s text:c="2"/>-0.00231</text:p>
      <text:p text:style-name="P1">jitter for frame 180 is <text:s text:c="2"/>-0.00245</text:p>
      <text:p text:style-name="P1">jitter for frame 181 is <text:s text:c="2"/>-0.00241</text:p>
      <text:p text:style-name="P1">jitter for frame 182 is <text:s text:c="2"/>-0.00012</text:p>
      <text:p text:style-name="P1">jitter for frame 183 is <text:s text:c="2"/>-0.00014</text:p>
      <text:p text:style-name="P1">jitter for frame 184 is <text:s text:c="2"/>-0.00022</text:p>
      <text:p text:style-name="P1">jitter for frame 185 is <text:s text:c="2"/>-0.00026</text:p>
      <text:p text:style-name="P1">jitter for frame 186 is <text:s text:c="2"/>-0.00025</text:p>
      <text:p text:style-name="P1">jitter for frame 187 is <text:s text:c="2"/>-0.00268</text:p>
      <text:p text:style-name="P1">jitter for frame 188 is <text:s text:c="2"/>-0.00247</text:p>
      <text:p text:style-name="P1">jitter for frame 189 is <text:s text:c="2"/>-0.00230</text:p>
      <text:p text:style-name="P1">jitter for frame 190 is <text:s text:c="2"/>-0.00233</text:p>
      <text:p text:style-name="P1">jitter for frame 191 is <text:s text:c="2"/>-0.00167</text:p>
      <text:p text:style-name="P1">jitter for frame 192 is <text:s text:c="2"/>-0.00249</text:p>
      <text:p text:style-name="P1">jitter for frame 193 is <text:s text:c="2"/>-0.00019</text:p>
      <text:p text:style-name="P1">jitter for frame 194 is <text:s text:c="2"/>-0.00030</text:p>
      <text:p text:style-name="P1">jitter for frame 195 is <text:s text:c="2"/>-0.00040</text:p>
      <text:p text:style-name="P1">jitter for frame 196 is <text:s text:c="2"/>-0.00018</text:p>
      <text:p text:style-name="P1">jitter for frame 197 is <text:s text:c="2"/>-0.00016</text:p>
      <text:p text:style-name="P1">jitter for frame 198 is <text:s text:c="2"/>-0.00012</text:p>
      <text:p text:style-name="P1">jitter for frame 199 is <text:s text:c="2"/>-0.00024</text:p>
      <text:p text:style-name="P1">jitter for frame 200 is <text:s text:c="2"/>-0.00230</text:p>
      <text:p text:style-name="P1">jitter for frame 201 is <text:s text:c="2"/>-0.00246</text:p>
      <text:p text:style-name="P1">jitter for frame 202 is <text:s text:c="2"/>-0.00245</text:p>
      <text:p text:style-name="P1">jitter for frame 203 is <text:s text:c="2"/>-0.00074</text:p>
      <text:p text:style-name="P1">jitter for frame 204 is <text:s text:c="2"/>-0.00024</text:p>
      <text:p text:style-name="P1">jitter for frame 205 is <text:s text:c="2"/>-0.00028</text:p>
      <text:p text:style-name="P1">jitter for frame 206 is <text:s text:c="2"/>-0.00207</text:p>
      <text:p text:style-name="P1">jitter for frame 207 is <text:s text:c="2"/>-0.00231</text:p>
      <text:p text:style-name="P1">jitter for frame 208 is <text:s text:c="2"/>-0.00023</text:p>
      <text:p text:style-name="P1">jitter for frame 209 is <text:s text:c="2"/>-0.00030</text:p>
      <text:p text:style-name="P1">jitter for frame 210 is <text:s text:c="2"/>-0.00027</text:p>
      <text:p text:style-name="P1">jitter for frame 211 is <text:s text:c="2"/>-0.00059</text:p>
      <text:p text:style-name="P1">jitter for frame 212 is <text:s text:c="2"/>-0.00023</text:p>
      <text:p text:style-name="P1">jitter for frame 213 is <text:s text:c="2"/>-0.00257</text:p>
      <text:p text:style-name="P1">jitter for frame 214 is <text:s text:c="2"/>-0.00069</text:p>
      <text:p text:style-name="P1">jitter for frame 215 is <text:s text:c="2"/>-0.00024</text:p>
      <text:p text:style-name="P1">jitter for frame 216 is <text:s text:c="2"/>-0.00104</text:p>
      <text:p text:style-name="P1">jitter for frame 217 is <text:s text:c="2"/>-0.00033</text:p>
      <text:p text:style-name="P1"><text:soft-page-break/>jitter for frame 218 is <text:s text:c="3"/>0.00163</text:p>
      <text:p text:style-name="P1">jitter for frame 219 is <text:s text:c="3"/>0.00643</text:p>
      <text:p text:style-name="P1">jitter for frame 220 is <text:s text:c="2"/>-0.00092</text:p>
      <text:p text:style-name="P1">jitter for frame 221 is <text:s text:c="2"/>-0.00027</text:p>
      <text:p text:style-name="P1">jitter for frame 222 is <text:s text:c="2"/>-0.00024</text:p>
      <text:p text:style-name="P1">jitter for frame 223 is <text:s text:c="2"/>-0.00041</text:p>
      <text:p text:style-name="P1">jitter for frame 224 is <text:s text:c="2"/>-0.00018</text:p>
      <text:p text:style-name="P1">jitter for frame 225 is <text:s text:c="2"/>-0.00135</text:p>
      <text:p text:style-name="P1">jitter for frame 226 is <text:s text:c="2"/>-0.00216</text:p>
      <text:p text:style-name="P1">jitter for frame 227 is <text:s text:c="2"/>-0.00042</text:p>
      <text:p text:style-name="P1">jitter for frame 228 is <text:s text:c="3"/>0.00589</text:p>
      <text:p text:style-name="P1">jitter for frame 229 is <text:s text:c="2"/>-0.00257</text:p>
      <text:p text:style-name="P1">jitter for frame 230 is <text:s text:c="2"/>-0.00244</text:p>
      <text:p text:style-name="P1">jitter for frame 231 is <text:s text:c="2"/>-0.00252</text:p>
      <text:p text:style-name="P1">jitter for frame 232 is <text:s text:c="2"/>-0.00012</text:p>
      <text:p text:style-name="P1">jitter for frame 233 is <text:s text:c="2"/>-0.00017</text:p>
      <text:p text:style-name="P1">jitter for frame 234 is <text:s text:c="2"/>-0.00016</text:p>
      <text:p text:style-name="P1">jitter for frame 235 is <text:s text:c="2"/>-0.00017</text:p>
      <text:p text:style-name="P1">jitter for frame 236 is <text:s text:c="2"/>-0.00028</text:p>
      <text:p text:style-name="P1">jitter for frame 237 is <text:s text:c="2"/>-0.00007</text:p>
      <text:p text:style-name="P1">jitter for frame 238 is <text:s text:c="2"/>-0.00030</text:p>
      <text:p text:style-name="P1">jitter for frame 239 is <text:s text:c="2"/>-0.00028</text:p>
      <text:p text:style-name="P1">jitter for frame 240 is <text:s text:c="2"/>-0.00042</text:p>
      <text:p text:style-name="P1">jitter for frame 241 is <text:s text:c="2"/>-0.00055</text:p>
      <text:p text:style-name="P1">jitter for frame 242 is <text:s text:c="2"/>-0.00240</text:p>
      <text:p text:style-name="P1">jitter for frame 243 is <text:s text:c="2"/>-0.00182</text:p>
      <text:p text:style-name="P1">jitter for frame 244 is <text:s text:c="2"/>-0.00055</text:p>
      <text:p text:style-name="P1">jitter for frame 245 is <text:s text:c="2"/>-0.00113</text:p>
      <text:p text:style-name="P1">jitter for frame 246 is <text:s text:c="2"/>-0.00230</text:p>
      <text:p text:style-name="P1">jitter for frame 247 is <text:s text:c="2"/>-0.00072</text:p>
      <text:p text:style-name="P1">jitter for frame 248 is <text:s text:c="2"/>-0.00043</text:p>
      <text:p text:style-name="P1">jitter for frame 249 is <text:s text:c="2"/>-0.00044</text:p>
      <text:p text:style-name="P1">jitter for frame 250 is <text:s text:c="2"/>-0.00058</text:p>
      <text:p text:style-name="P1">jitter for frame 251 is <text:s text:c="2"/>-0.00247</text:p>
      <text:p text:style-name="P1">jitter for frame 252 is <text:s text:c="2"/>-0.00022</text:p>
      <text:p text:style-name="P1">jitter for frame 253 is <text:s text:c="2"/>-0.00257</text:p>
      <text:p text:style-name="P1">jitter for frame 254 is <text:s text:c="2"/>-0.00038</text:p>
      <text:p text:style-name="P1">jitter for frame 255 is <text:s text:c="2"/>-0.00153</text:p>
      <text:p text:style-name="P1">jitter for frame 256 is <text:s text:c="2"/>-0.00095</text:p>
      <text:p text:style-name="P1">jitter for frame 257 is <text:s text:c="2"/>-0.00037</text:p>
      <text:p text:style-name="P1">jitter for frame 258 is <text:s text:c="2"/>-0.00264</text:p>
      <text:p text:style-name="P1">jitter for frame 259 is <text:s text:c="2"/>-0.00267</text:p>
      <text:p text:style-name="P1">jitter for frame 260 is <text:s text:c="2"/>-0.00056</text:p>
      <text:p text:style-name="P1">jitter for frame 261 is <text:s text:c="2"/>-0.00041</text:p>
      <text:p text:style-name="P1">jitter for frame 262 is <text:s text:c="2"/>-0.00033</text:p>
      <text:p text:style-name="P1">jitter for frame 263 is <text:s text:c="2"/>-0.00018</text:p>
      <text:p text:style-name="P1">jitter for frame 264 is <text:s text:c="2"/>-0.00034</text:p>
      <text:p text:style-name="P1">jitter for frame 265 is <text:s text:c="2"/>-0.00087</text:p>
      <text:p text:style-name="P1">jitter for frame 266 is <text:s text:c="2"/>-0.00029</text:p>
      <text:p text:style-name="P1"><text:soft-page-break/>jitter for frame 267 is <text:s text:c="2"/>-0.00256</text:p>
      <text:p text:style-name="P1">jitter for frame 268 is <text:s text:c="2"/>-0.00083</text:p>
      <text:p text:style-name="P1">jitter for frame 269 is <text:s text:c="2"/>-0.00029</text:p>
      <text:p text:style-name="P1">jitter for frame 270 is <text:s text:c="2"/>-0.00044</text:p>
      <text:p text:style-name="P1">jitter for frame 271 is <text:s text:c="2"/>-0.00057</text:p>
      <text:p text:style-name="P1">jitter for frame 272 is <text:s text:c="2"/>-0.00111</text:p>
      <text:p text:style-name="P1">jitter for frame 273 is <text:s text:c="2"/>-0.00016</text:p>
      <text:p text:style-name="P1">jitter for frame 274 is <text:s text:c="2"/>-0.00257</text:p>
      <text:p text:style-name="P1">jitter for frame 275 is <text:s text:c="2"/>-0.00240</text:p>
      <text:p text:style-name="P1">jitter for frame 276 is <text:s text:c="2"/>-0.00039</text:p>
      <text:p text:style-name="P1">jitter for frame 277 is <text:s text:c="2"/>-0.00032</text:p>
      <text:p text:style-name="P1">jitter for frame 278 is <text:s text:c="2"/>-0.00052</text:p>
      <text:p text:style-name="P1">jitter for frame 279 is <text:s text:c="2"/>-0.00024</text:p>
      <text:p text:style-name="P1">jitter for frame 280 is <text:s text:c="2"/>-0.00050</text:p>
      <text:p text:style-name="P1">jitter for frame 281 is <text:s text:c="2"/>-0.00056</text:p>
      <text:p text:style-name="P1">jitter for frame 282 is <text:s text:c="2"/>-0.00251</text:p>
      <text:p text:style-name="P1">jitter for frame 283 is <text:s text:c="2"/>-0.00216</text:p>
      <text:p text:style-name="P1">jitter for frame 284 is <text:s text:c="2"/>-0.00152</text:p>
      <text:p text:style-name="P1">jitter for frame 285 is <text:s text:c="2"/>-0.00044</text:p>
      <text:p text:style-name="P1">jitter for frame 286 is <text:s text:c="2"/>-0.00024</text:p>
      <text:p text:style-name="P1">jitter for frame 287 is <text:s text:c="2"/>-0.00234</text:p>
      <text:p text:style-name="P1">jitter for frame 288 is <text:s text:c="2"/>-0.00255</text:p>
      <text:p text:style-name="P1">jitter for frame 289 is <text:s text:c="2"/>-0.00251</text:p>
      <text:p text:style-name="P1">jitter for frame 290 is <text:s text:c="2"/>-0.00241</text:p>
      <text:p text:style-name="P1">jitter for frame 291 is <text:s text:c="2"/>-0.00251</text:p>
      <text:p text:style-name="P1">jitter for frame 292 is <text:s text:c="2"/>-0.00250</text:p>
      <text:p text:style-name="P1">jitter for frame 293 is <text:s text:c="2"/>-0.00026</text:p>
      <text:p text:style-name="P1">jitter for frame 294 is <text:s text:c="2"/>-0.00239</text:p>
      <text:p text:style-name="P1">jitter for frame 295 is <text:s text:c="2"/>-0.00018</text:p>
      <text:p text:style-name="P1">jitter for frame 296 is <text:s text:c="2"/>-0.00049</text:p>
      <text:p text:style-name="P1">jitter for frame 297 is <text:s text:c="2"/>-0.00143</text:p>
      <text:p text:style-name="P1">jitter for frame 298 is <text:s text:c="2"/>-0.00047</text:p>
      <text:p text:style-name="P1">jitter for frame 299 is <text:s text:c="2"/>-0.00229</text:p>
      <text:p text:style-name="P1">jitter for frame 300 is <text:s text:c="2"/>-0.00250</text:p>
      <text:p text:style-name="P1">jitter for frame 301 is <text:s text:c="2"/>-0.00251</text:p>
      <text:p text:style-name="P1">jitter for frame 302 is <text:s text:c="2"/>-0.00042</text:p>
      <text:p text:style-name="P1">jitter for frame 303 is <text:s text:c="2"/>-0.00020</text:p>
      <text:p text:style-name="P1">jitter for frame 304 is <text:s text:c="2"/>-0.00032</text:p>
      <text:p text:style-name="P1">jitter for frame 305 is <text:s text:c="2"/>-0.00014</text:p>
      <text:p text:style-name="P1">jitter for frame 306 is <text:s text:c="2"/>-0.00033</text:p>
      <text:p text:style-name="P1">jitter for frame 307 is <text:s text:c="2"/>-0.00030</text:p>
      <text:p text:style-name="P1">jitter for frame 308 is <text:s text:c="2"/>-0.00036</text:p>
      <text:p text:style-name="P1">jitter for frame 309 is <text:s text:c="2"/>-0.00246</text:p>
      <text:p text:style-name="P1">jitter for frame 310 is <text:s text:c="2"/>-0.00244</text:p>
      <text:p text:style-name="P1">jitter for frame 311 is <text:s text:c="2"/>-0.00127</text:p>
      <text:p text:style-name="P1">jitter for frame 312 is <text:s text:c="2"/>-0.00252</text:p>
      <text:p text:style-name="P1">jitter for frame 313 is <text:s text:c="2"/>-0.00019</text:p>
      <text:p text:style-name="P1">jitter for frame 314 is <text:s text:c="2"/>-0.00289</text:p>
      <text:p text:style-name="P1">jitter for frame 315 is <text:s text:c="2"/>-0.00280</text:p>
      <text:p text:style-name="P1"><text:soft-page-break/>jitter for frame 316 is <text:s text:c="2"/>-0.00255</text:p>
      <text:p text:style-name="P1">jitter for frame 317 is <text:s text:c="2"/>-0.00254</text:p>
      <text:p text:style-name="P1">jitter for frame 318 is <text:s text:c="2"/>-0.00240</text:p>
      <text:p text:style-name="P1">jitter for frame 319 is <text:s text:c="2"/>-0.00022</text:p>
      <text:p text:style-name="P1">jitter for frame 320 is <text:s text:c="2"/>-0.00052</text:p>
      <text:p text:style-name="P1">jitter for frame 321 is <text:s text:c="2"/>-0.00220</text:p>
      <text:p text:style-name="P1">jitter for frame 322 is <text:s text:c="2"/>-0.00024</text:p>
      <text:p text:style-name="P1">jitter for frame 323 is <text:s text:c="2"/>-0.00019</text:p>
      <text:p text:style-name="P1">jitter for frame 324 is <text:s text:c="2"/>-0.00258</text:p>
      <text:p text:style-name="P1">jitter for frame 325 is <text:s text:c="2"/>-0.00024</text:p>
      <text:p text:style-name="P1">jitter for frame 326 is <text:s text:c="2"/>-0.00031</text:p>
      <text:p text:style-name="P1">jitter for frame 327 is <text:s text:c="2"/>-0.00123</text:p>
      <text:p text:style-name="P1">jitter for frame 328 is <text:s text:c="2"/>-0.00116</text:p>
      <text:p text:style-name="P1">jitter for frame 329 is <text:s text:c="2"/>-0.00052</text:p>
      <text:p text:style-name="P1">jitter for frame 330 is <text:s text:c="2"/>-0.00177</text:p>
      <text:p text:style-name="P1">jitter for frame 331 is <text:s text:c="2"/>-0.00021</text:p>
      <text:p text:style-name="P1">jitter for frame 332 is <text:s text:c="2"/>-0.00087</text:p>
      <text:p text:style-name="P1">jitter for frame 333 is <text:s text:c="2"/>-0.00020</text:p>
      <text:p text:style-name="P1">jitter for frame 334 is <text:s text:c="2"/>-0.00234</text:p>
      <text:p text:style-name="P1">jitter for frame 335 is <text:s text:c="2"/>-0.00245</text:p>
      <text:p text:style-name="P1">jitter for frame 336 is <text:s text:c="2"/>-0.00258</text:p>
      <text:p text:style-name="P1">jitter for frame 337 is <text:s text:c="2"/>-0.00237</text:p>
      <text:p text:style-name="P1">jitter for frame 338 is <text:s text:c="2"/>-0.00221</text:p>
      <text:p text:style-name="P1">jitter for frame 339 is <text:s text:c="2"/>-0.00259</text:p>
      <text:p text:style-name="P1">jitter for frame 340 is <text:s text:c="2"/>-0.00245</text:p>
      <text:p text:style-name="P1">jitter for frame 341 is <text:s text:c="2"/>-0.00251</text:p>
      <text:p text:style-name="P1">jitter for frame 342 is <text:s text:c="2"/>-0.00238</text:p>
      <text:p text:style-name="P1">jitter for frame 343 is <text:s text:c="2"/>-0.00253</text:p>
      <text:p text:style-name="P1">jitter for frame 344 is <text:s text:c="2"/>-0.00244</text:p>
      <text:p text:style-name="P1">jitter for frame 345 is <text:s text:c="2"/>-0.00104</text:p>
      <text:p text:style-name="P1">jitter for frame 346 is <text:s text:c="2"/>-0.00249</text:p>
      <text:p text:style-name="P1">jitter for frame 347 is <text:s text:c="2"/>-0.00088</text:p>
      <text:p text:style-name="P1">jitter for frame 348 is <text:s text:c="2"/>-0.00026</text:p>
      <text:p text:style-name="P1">jitter for frame 349 is <text:s text:c="2"/>-0.00257</text:p>
      <text:p text:style-name="P1">jitter for frame 350 is <text:s text:c="2"/>-0.00257</text:p>
      <text:p text:style-name="P1">jitter for frame 351 is <text:s text:c="2"/>-0.00243</text:p>
      <text:p text:style-name="P1">jitter for frame 352 is <text:s text:c="2"/>-0.00247</text:p>
      <text:p text:style-name="P1">jitter for frame 353 is <text:s text:c="2"/>-0.00130</text:p>
      <text:p text:style-name="P1">jitter for frame 354 is <text:s text:c="2"/>-0.00252</text:p>
      <text:p text:style-name="P1">jitter for frame 355 is <text:s text:c="2"/>-0.00044</text:p>
      <text:p text:style-name="P1">jitter for frame 356 is <text:s text:c="2"/>-0.00013</text:p>
      <text:p text:style-name="P1">jitter for frame 357 is <text:s text:c="2"/>-0.00055</text:p>
      <text:p text:style-name="P1">jitter for frame 358 is <text:s text:c="2"/>-0.00252</text:p>
      <text:p text:style-name="P1">jitter for frame 359 is <text:s text:c="2"/>-0.00245</text:p>
      <text:p text:style-name="P1">jitter for frame 360 is <text:s text:c="2"/>-0.00255</text:p>
      <text:p text:style-name="P1">jitter for frame 361 is <text:s text:c="2"/>-0.00245</text:p>
      <text:p text:style-name="P1">jitter for frame 362 is <text:s text:c="2"/>-0.00048</text:p>
      <text:p text:style-name="P1">jitter for frame 363 is <text:s text:c="2"/>-0.00015</text:p>
      <text:p text:style-name="P1">jitter for frame 364 is <text:s text:c="2"/>-0.00241</text:p>
      <text:p text:style-name="P1"><text:soft-page-break/>jitter for frame 365 is <text:s text:c="2"/>-0.00247</text:p>
      <text:p text:style-name="P1">jitter for frame 366 is <text:s text:c="2"/>-0.00223</text:p>
      <text:p text:style-name="P1">jitter for frame 367 is <text:s text:c="2"/>-0.00225</text:p>
      <text:p text:style-name="P1">jitter for frame 368 is <text:s text:c="2"/>-0.00231</text:p>
      <text:p text:style-name="P1">jitter for frame 369 is <text:s text:c="2"/>-0.00192</text:p>
      <text:p text:style-name="P1">jitter for frame 370 is <text:s text:c="2"/>-0.00245</text:p>
      <text:p text:style-name="P1">jitter for frame 371 is <text:s text:c="2"/>-0.00254</text:p>
      <text:p text:style-name="P1">jitter for frame 372 is <text:s text:c="2"/>-0.00180</text:p>
      <text:p text:style-name="P1">jitter for frame 373 is <text:s text:c="2"/>-0.00258</text:p>
      <text:p text:style-name="P1">jitter for frame 374 is <text:s text:c="2"/>-0.00253</text:p>
      <text:p text:style-name="P1">jitter for frame 375 is <text:s text:c="2"/>-0.00111</text:p>
      <text:p text:style-name="P1">jitter for frame 376 is <text:s text:c="2"/>-0.00075</text:p>
      <text:p text:style-name="P1">jitter for frame 377 is <text:s text:c="2"/>-0.00240</text:p>
      <text:p text:style-name="P1">jitter for frame 378 is <text:s text:c="2"/>-0.00258</text:p>
      <text:p text:style-name="P1">jitter for frame 379 is <text:s text:c="2"/>-0.00026</text:p>
      <text:p text:style-name="P1">jitter for frame 380 is <text:s text:c="2"/>-0.00051</text:p>
      <text:p text:style-name="P1">jitter for frame 381 is <text:s text:c="2"/>-0.00038</text:p>
      <text:p text:style-name="P1">jitter for frame 382 is <text:s text:c="2"/>-0.00035</text:p>
      <text:p text:style-name="P1">jitter for frame 383 is <text:s text:c="2"/>-0.00025</text:p>
      <text:p text:style-name="P1">jitter for frame 384 is <text:s text:c="2"/>-0.00276</text:p>
      <text:p text:style-name="P1">jitter for frame 385 is <text:s text:c="2"/>-0.00245</text:p>
      <text:p text:style-name="P1">jitter for frame 386 is <text:s text:c="2"/>-0.00252</text:p>
      <text:p text:style-name="P1">jitter for frame 387 is <text:s text:c="2"/>-0.00019</text:p>
      <text:p text:style-name="P1">jitter for frame 388 is <text:s text:c="2"/>-0.00233</text:p>
      <text:p text:style-name="P1">jitter for frame 389 is <text:s text:c="2"/>-0.00233</text:p>
      <text:p text:style-name="P1">jitter for frame 390 is <text:s text:c="2"/>-0.00256</text:p>
      <text:p text:style-name="P1">jitter for frame 391 is <text:s text:c="2"/>-0.00251</text:p>
      <text:p text:style-name="P1">jitter for frame 392 is <text:s text:c="2"/>-0.00257</text:p>
      <text:p text:style-name="P1">jitter for frame 393 is <text:s text:c="2"/>-0.00029</text:p>
      <text:p text:style-name="P1">jitter for frame 394 is <text:s text:c="2"/>-0.00017</text:p>
      <text:p text:style-name="P1">jitter for frame 395 is <text:s text:c="2"/>-0.00256</text:p>
      <text:p text:style-name="P1">jitter for frame 396 is <text:s text:c="2"/>-0.00252</text:p>
      <text:p text:style-name="P1">jitter for frame 397 is <text:s text:c="2"/>-0.00253</text:p>
      <text:p text:style-name="P1">jitter for frame 398 is <text:s text:c="2"/>-0.00260</text:p>
      <text:p text:style-name="P1">jitter for frame 399 is <text:s text:c="2"/>-0.00253</text:p>
      <text:p text:style-name="P1">jitter for frame 400 is <text:s text:c="2"/>-0.00244</text:p>
      <text:p text:style-name="P1">jitter for frame 401 is <text:s text:c="2"/>-0.00257</text:p>
      <text:p text:style-name="P1">jitter for frame 402 is <text:s text:c="2"/>-0.00250</text:p>
      <text:p text:style-name="P1">jitter for frame 403 is <text:s text:c="2"/>-0.00020</text:p>
      <text:p text:style-name="P1">jitter for frame 404 is <text:s text:c="2"/>-0.00021</text:p>
      <text:p text:style-name="P1">jitter for frame 405 is <text:s text:c="2"/>-0.00198</text:p>
      <text:p text:style-name="P1">jitter for frame 406 is <text:s text:c="2"/>-0.00254</text:p>
      <text:p text:style-name="P1">jitter for frame 407 is <text:s text:c="2"/>-0.00242</text:p>
      <text:p text:style-name="P1">jitter for frame 408 is <text:s text:c="2"/>-0.00054</text:p>
      <text:p text:style-name="P1">jitter for frame 409 is <text:s text:c="2"/>-0.00201</text:p>
      <text:p text:style-name="P1">jitter for frame 410 is <text:s text:c="2"/>-0.00042</text:p>
      <text:p text:style-name="P1">jitter for frame 411 is <text:s text:c="2"/>-0.00024</text:p>
      <text:p text:style-name="P1">jitter for frame 412 is <text:s text:c="2"/>-0.00257</text:p>
      <text:p text:style-name="P1">jitter for frame 413 is <text:s text:c="2"/>-0.00247</text:p>
      <text:p text:style-name="P1"><text:soft-page-break/>jitter for frame 414 is <text:s text:c="2"/>-0.00027</text:p>
      <text:p text:style-name="P1">jitter for frame 415 is <text:s text:c="2"/>-0.00263</text:p>
      <text:p text:style-name="P1">jitter for frame 416 is <text:s text:c="2"/>-0.00121</text:p>
      <text:p text:style-name="P1">jitter for frame 417 is <text:s text:c="2"/>-0.00040</text:p>
      <text:p text:style-name="P1">jitter for frame 418 is <text:s text:c="2"/>-0.00250</text:p>
      <text:p text:style-name="P1">jitter for frame 419 is <text:s text:c="3"/>0.00159</text:p>
      <text:p text:style-name="P1">jitter for frame 420 is <text:s text:c="2"/>-0.00021</text:p>
      <text:p text:style-name="P1">jitter for frame 421 is <text:s text:c="2"/>-0.00256</text:p>
      <text:p text:style-name="P1">jitter for frame 422 is <text:s text:c="2"/>-0.00261</text:p>
      <text:p text:style-name="P1">jitter for frame 423 is <text:s text:c="2"/>-0.00022</text:p>
      <text:p text:style-name="P1">jitter for frame 424 is <text:s text:c="2"/>-0.00252</text:p>
      <text:p text:style-name="P1">jitter for frame 425 is <text:s text:c="2"/>-0.00171</text:p>
      <text:p text:style-name="P1">jitter for frame 426 is <text:s text:c="2"/>-0.00253</text:p>
      <text:p text:style-name="P1">jitter for frame 427 is <text:s text:c="2"/>-0.00096</text:p>
      <text:p text:style-name="P1">jitter for frame 428 is <text:s text:c="2"/>-0.00256</text:p>
      <text:p text:style-name="P1">jitter for frame 429 is <text:s text:c="2"/>-0.00243</text:p>
      <text:p text:style-name="P1">jitter for frame 430 is <text:s text:c="2"/>-0.00036</text:p>
      <text:p text:style-name="P1">jitter for frame 431 is <text:s text:c="2"/>-0.00250</text:p>
      <text:p text:style-name="P1">jitter for frame 432 is <text:s text:c="2"/>-0.00256</text:p>
      <text:p text:style-name="P1">jitter for frame 433 is <text:s text:c="2"/>-0.00100</text:p>
      <text:p text:style-name="P1">jitter for frame 434 is <text:s text:c="2"/>-0.00223</text:p>
      <text:p text:style-name="P1">jitter for frame 435 is <text:s text:c="2"/>-0.00255</text:p>
      <text:p text:style-name="P1">jitter for frame 436 is <text:s text:c="2"/>-0.00019</text:p>
      <text:p text:style-name="P1">jitter for frame 437 is <text:s text:c="2"/>-0.00256</text:p>
      <text:p text:style-name="P1">jitter for frame 438 is <text:s text:c="2"/>-0.00085</text:p>
      <text:p text:style-name="P1">jitter for frame 439 is <text:s text:c="2"/>-0.00055</text:p>
      <text:p text:style-name="P1">jitter for frame 440 is <text:s text:c="2"/>-0.00239</text:p>
      <text:p text:style-name="P1">jitter for frame 441 is <text:s text:c="2"/>-0.00247</text:p>
      <text:p text:style-name="P1">jitter for frame 442 is <text:s text:c="2"/>-0.00052</text:p>
      <text:p text:style-name="P1">jitter for frame 443 is <text:s text:c="2"/>-0.00255</text:p>
      <text:p text:style-name="P1">jitter for frame 444 is <text:s text:c="2"/>-0.00240</text:p>
      <text:p text:style-name="P1">jitter for frame 445 is <text:s text:c="2"/>-0.00016</text:p>
      <text:p text:style-name="P1">jitter for frame 446 is <text:s text:c="2"/>-0.00260</text:p>
      <text:p text:style-name="P1">jitter for frame 447 is <text:s text:c="2"/>-0.00020</text:p>
      <text:p text:style-name="P1">jitter for frame 448 is <text:s text:c="2"/>-0.00199</text:p>
      <text:p text:style-name="P1">jitter for frame 449 is <text:s text:c="2"/>-0.00107</text:p>
      <text:p text:style-name="P1">jitter for frame 450 is <text:s text:c="2"/>-0.00033</text:p>
      <text:p text:style-name="P1">jitter for frame 451 is <text:s text:c="2"/>-0.00023</text:p>
      <text:p text:style-name="P1">jitter for frame 452 is <text:s text:c="2"/>-0.00025</text:p>
      <text:p text:style-name="P1">jitter for frame 453 is <text:s text:c="2"/>-0.00139</text:p>
      <text:p text:style-name="P1">jitter for frame 454 is <text:s text:c="2"/>-0.00256</text:p>
      <text:p text:style-name="P1">jitter for frame 455 is <text:s text:c="2"/>-0.00038</text:p>
      <text:p text:style-name="P1">jitter for frame 456 is <text:s text:c="2"/>-0.00019</text:p>
      <text:p text:style-name="P1">jitter for frame 457 is <text:s text:c="2"/>-0.00131</text:p>
      <text:p text:style-name="P1">jitter for frame 458 is <text:s text:c="2"/>-0.00245</text:p>
      <text:p text:style-name="P1">jitter for frame 459 is <text:s text:c="2"/>-0.00095</text:p>
      <text:p text:style-name="P1">jitter for frame 460 is <text:s text:c="3"/>0.00347</text:p>
      <text:p text:style-name="P1">jitter for frame 461 is <text:s text:c="2"/>-0.00252</text:p>
      <text:p text:style-name="P1">jitter for frame 462 is <text:s text:c="2"/>-0.00252</text:p>
      <text:p text:style-name="P1"><text:soft-page-break/>jitter for frame 463 is <text:s text:c="2"/>-0.00248</text:p>
      <text:p text:style-name="P1">jitter for frame 464 is <text:s text:c="2"/>-0.00259</text:p>
      <text:p text:style-name="P1">jitter for frame 465 is <text:s text:c="2"/>-0.00246</text:p>
      <text:p text:style-name="P1">jitter for frame 466 is <text:s text:c="2"/>-0.00254</text:p>
      <text:p text:style-name="P1">jitter for frame 467 is <text:s text:c="2"/>-0.00246</text:p>
      <text:p text:style-name="P1">jitter for frame 468 is <text:s text:c="2"/>-0.00250</text:p>
      <text:p text:style-name="P1">jitter for frame 469 is <text:s text:c="2"/>-0.00223</text:p>
      <text:p text:style-name="P1">jitter for frame 470 is <text:s text:c="2"/>-0.00243</text:p>
      <text:p text:style-name="P1">jitter for frame 471 is <text:s text:c="2"/>-0.00046</text:p>
      <text:p text:style-name="P1">jitter for frame 472 is <text:s text:c="2"/>-0.00249</text:p>
      <text:p text:style-name="P1">jitter for frame 473 is <text:s text:c="2"/>-0.00252</text:p>
      <text:p text:style-name="P1">jitter for frame 474 is <text:s text:c="2"/>-0.00080</text:p>
      <text:p text:style-name="P1">jitter for frame 475 is <text:s text:c="2"/>-0.00197</text:p>
      <text:p text:style-name="P1">jitter for frame 476 is <text:s text:c="2"/>-0.00253</text:p>
      <text:p text:style-name="P1">jitter for frame 477 is <text:s text:c="2"/>-0.00041</text:p>
      <text:p text:style-name="P1">jitter for frame 478 is <text:s text:c="2"/>-0.00260</text:p>
      <text:p text:style-name="P1">jitter for frame 479 is <text:s text:c="2"/>-0.00259</text:p>
      <text:p text:style-name="P1">jitter for frame 480 is <text:s text:c="2"/>-0.00250</text:p>
      <text:p text:style-name="P1">jitter for frame 481 is <text:s text:c="2"/>-0.00253</text:p>
      <text:p text:style-name="P1">jitter for frame 482 is <text:s text:c="2"/>-0.00262</text:p>
      <text:p text:style-name="P1">jitter for frame 483 is <text:s text:c="2"/>-0.00245</text:p>
      <text:p text:style-name="P1">jitter for frame 484 is <text:s text:c="2"/>-0.00024</text:p>
      <text:p text:style-name="P1">jitter for frame 485 is <text:s text:c="2"/>-0.00244</text:p>
      <text:p text:style-name="P1">jitter for frame 486 is <text:s text:c="2"/>-0.00252</text:p>
      <text:p text:style-name="P1">jitter for frame 487 is <text:s text:c="2"/>-0.00254</text:p>
      <text:p text:style-name="P1">jitter for frame 488 is <text:s text:c="2"/>-0.00025</text:p>
      <text:p text:style-name="P1">jitter for frame 489 is <text:s text:c="2"/>-0.00205</text:p>
      <text:p text:style-name="P1">jitter for frame 490 is <text:s text:c="2"/>-0.00254</text:p>
      <text:p text:style-name="P1">jitter for frame 491 is <text:s text:c="2"/>-0.00265</text:p>
      <text:p text:style-name="P1">jitter for frame 492 is <text:s text:c="2"/>-0.00251</text:p>
      <text:p text:style-name="P1">jitter for frame 493 is <text:s text:c="2"/>-0.00021</text:p>
      <text:p text:style-name="P1">jitter for frame 494 is <text:s text:c="2"/>-0.00240</text:p>
      <text:p text:style-name="P1">jitter for frame 495 is <text:s text:c="2"/>-0.00242</text:p>
      <text:p text:style-name="P1">jitter for frame 496 is <text:s text:c="2"/>-0.00251</text:p>
      <text:p text:style-name="P1">jitter for frame 497 is <text:s text:c="2"/>-0.00261</text:p>
      <text:p text:style-name="P1">jitter for frame 498 is <text:s text:c="2"/>-0.00120</text:p>
      <text:p text:style-name="P1">jitter for frame 499 is <text:s text:c="2"/>-0.00141</text:p>
      <text:p text:style-name="P1">jitter for frame 500 is <text:s text:c="2"/>-0.00258</text:p>
      <text:p text:style-name="P1">jitter for frame 501 is <text:s text:c="3"/>0.00398</text:p>
      <text:p text:style-name="P1">jitter for frame 502 is <text:s text:c="2"/>-0.00246</text:p>
      <text:p text:style-name="P1">jitter for frame 503 is <text:s text:c="2"/>-0.00022</text:p>
      <text:p text:style-name="P1">jitter for frame 504 is <text:s text:c="2"/>-0.00257</text:p>
      <text:p text:style-name="P1">jitter for frame 505 is <text:s text:c="2"/>-0.00205</text:p>
      <text:p text:style-name="P1">jitter for frame 506 is <text:s text:c="2"/>-0.00288</text:p>
      <text:p text:style-name="P1">jitter for frame 507 is <text:s text:c="2"/>-0.00251</text:p>
      <text:p text:style-name="P1">jitter for frame 508 is <text:s text:c="2"/>-0.00260</text:p>
      <text:p text:style-name="P1">jitter for frame 509 is <text:s text:c="2"/>-0.00146</text:p>
      <text:p text:style-name="P1">jitter for frame 510 is <text:s text:c="2"/>-0.00260</text:p>
      <text:p text:style-name="P1">jitter for frame 511 is <text:s text:c="2"/>-0.00020</text:p>
      <text:p text:style-name="P1"><text:soft-page-break/>jitter for frame 512 is <text:s text:c="2"/>-0.00202</text:p>
      <text:p text:style-name="P1">jitter for frame 513 is <text:s text:c="2"/>-0.00242</text:p>
      <text:p text:style-name="P1">jitter for frame 514 is <text:s text:c="2"/>-0.00016</text:p>
      <text:p text:style-name="P1">jitter for frame 515 is <text:s text:c="2"/>-0.00088</text:p>
      <text:p text:style-name="P1">jitter for frame 516 is <text:s text:c="2"/>-0.00244</text:p>
      <text:p text:style-name="P1">jitter for frame 517 is <text:s text:c="2"/>-0.00260</text:p>
      <text:p text:style-name="P1">jitter for frame 518 is <text:s text:c="2"/>-0.00246</text:p>
      <text:p text:style-name="P1">jitter for frame 519 is <text:s text:c="2"/>-0.00133</text:p>
      <text:p text:style-name="P1">jitter for frame 520 is <text:s text:c="2"/>-0.00254</text:p>
      <text:p text:style-name="P1">jitter for frame 521 is <text:s text:c="2"/>-0.00238</text:p>
      <text:p text:style-name="P1">jitter for frame 522 is <text:s text:c="2"/>-0.00194</text:p>
      <text:p text:style-name="P1">jitter for frame 523 is <text:s text:c="2"/>-0.00251</text:p>
      <text:p text:style-name="P1">jitter for frame 524 is <text:s text:c="2"/>-0.00253</text:p>
      <text:p text:style-name="P1">jitter for frame 525 is <text:s text:c="2"/>-0.00031</text:p>
      <text:p text:style-name="P1">jitter for frame 526 is <text:s text:c="2"/>-0.00250</text:p>
      <text:p text:style-name="P1">jitter for frame 527 is <text:s text:c="2"/>-0.00204</text:p>
      <text:p text:style-name="P1">jitter for frame 528 is <text:s text:c="2"/>-0.00241</text:p>
      <text:p text:style-name="P1">jitter for frame 529 is <text:s text:c="2"/>-0.00239</text:p>
      <text:p text:style-name="P1">jitter for frame 530 is <text:s text:c="2"/>-0.00236</text:p>
      <text:p text:style-name="P1">jitter for frame 531 is <text:s text:c="2"/>-0.00267</text:p>
      <text:p text:style-name="P1">jitter for frame 532 is <text:s text:c="2"/>-0.00037</text:p>
      <text:p text:style-name="P1">jitter for frame 533 is <text:s text:c="2"/>-0.00250</text:p>
      <text:p text:style-name="P1">jitter for frame 534 is <text:s text:c="2"/>-0.00246</text:p>
      <text:p text:style-name="P1">jitter for frame 535 is <text:s text:c="2"/>-0.00247</text:p>
      <text:p text:style-name="P1">jitter for frame 536 is <text:s text:c="2"/>-0.00254</text:p>
      <text:p text:style-name="P1">jitter for frame 537 is <text:s text:c="2"/>-0.00252</text:p>
      <text:p text:style-name="P1">jitter for frame 538 is <text:s text:c="2"/>-0.00241</text:p>
      <text:p text:style-name="P1">jitter for frame 539 is <text:s text:c="2"/>-0.00250</text:p>
      <text:p text:style-name="P1">jitter for frame 540 is <text:s text:c="2"/>-0.00262</text:p>
      <text:p text:style-name="P1">jitter for frame 541 is <text:s text:c="2"/>-0.00066</text:p>
      <text:p text:style-name="P1">jitter for frame 542 is <text:s text:c="2"/>-0.00243</text:p>
      <text:p text:style-name="P1">jitter for frame 543 is <text:s text:c="2"/>-0.00251</text:p>
      <text:p text:style-name="P1">jitter for frame 544 is <text:s text:c="2"/>-0.00249</text:p>
      <text:p text:style-name="P1">jitter for frame 545 is <text:s text:c="2"/>-0.00252</text:p>
      <text:p text:style-name="P1">jitter for frame 546 is <text:s text:c="2"/>-0.00237</text:p>
      <text:p text:style-name="P1">jitter for frame 547 is <text:s text:c="2"/>-0.00250</text:p>
      <text:p text:style-name="P1">jitter for frame 548 is <text:s text:c="2"/>-0.00097</text:p>
      <text:p text:style-name="P1">jitter for frame 549 is <text:s text:c="2"/>-0.00099</text:p>
      <text:p text:style-name="P1">jitter for frame 550 is <text:s text:c="2"/>-0.00249</text:p>
      <text:p text:style-name="P1">jitter for frame 551 is <text:s text:c="2"/>-0.00235</text:p>
      <text:p text:style-name="P1">jitter for frame 552 is <text:s text:c="2"/>-0.00096</text:p>
      <text:p text:style-name="P1">jitter for frame 553 is <text:s text:c="2"/>-0.00253</text:p>
      <text:p text:style-name="P1">jitter for frame 554 is <text:s text:c="2"/>-0.00248</text:p>
      <text:p text:style-name="P1">jitter for frame 555 is <text:s text:c="2"/>-0.00238</text:p>
      <text:p text:style-name="P1">jitter for frame 556 is <text:s text:c="2"/>-0.00246</text:p>
      <text:p text:style-name="P1">jitter for frame 557 is <text:s text:c="2"/>-0.00253</text:p>
      <text:p text:style-name="P1">jitter for frame 558 is <text:s text:c="2"/>-0.00018</text:p>
      <text:p text:style-name="P1">jitter for frame 559 is <text:s text:c="2"/>-0.00026</text:p>
      <text:p text:style-name="P1">jitter for frame 560 is <text:s text:c="2"/>-0.00107</text:p>
      <text:p text:style-name="P1"><text:soft-page-break/>jitter for frame 561 is <text:s text:c="2"/>-0.00241</text:p>
      <text:p text:style-name="P1">jitter for frame 562 is <text:s text:c="2"/>-0.00197</text:p>
      <text:p text:style-name="P1">jitter for frame 563 is <text:s text:c="2"/>-0.00253</text:p>
      <text:p text:style-name="P1">jitter for frame 564 is <text:s text:c="2"/>-0.00249</text:p>
      <text:p text:style-name="P1">jitter for frame 565 is <text:s text:c="2"/>-0.00019</text:p>
      <text:p text:style-name="P1">jitter for frame 566 is <text:s text:c="2"/>-0.00249</text:p>
      <text:p text:style-name="P1">jitter for frame 567 is <text:s text:c="2"/>-0.00255</text:p>
      <text:p text:style-name="P1">jitter for frame 568 is <text:s text:c="2"/>-0.00246</text:p>
      <text:p text:style-name="P1">jitter for frame 569 is <text:s text:c="2"/>-0.00186</text:p>
      <text:p text:style-name="P1">jitter for frame 570 is <text:s text:c="2"/>-0.00099</text:p>
      <text:p text:style-name="P1">jitter for frame 571 is <text:s text:c="2"/>-0.00247</text:p>
      <text:p text:style-name="P1">jitter for frame 572 is <text:s text:c="2"/>-0.00257</text:p>
      <text:p text:style-name="P1">jitter for frame 573 is <text:s text:c="2"/>-0.00267</text:p>
      <text:p text:style-name="P1">jitter for frame 574 is <text:s text:c="2"/>-0.00253</text:p>
      <text:p text:style-name="P1">jitter for frame 575 is <text:s text:c="2"/>-0.00242</text:p>
      <text:p text:style-name="P1">jitter for frame 576 is <text:s text:c="2"/>-0.00181</text:p>
      <text:p text:style-name="P1">jitter for frame 577 is <text:s text:c="2"/>-0.00250</text:p>
      <text:p text:style-name="P1">jitter for frame 578 is <text:s text:c="2"/>-0.00245</text:p>
      <text:p text:style-name="P1">jitter for frame 579 is <text:s text:c="2"/>-0.00148</text:p>
      <text:p text:style-name="P1">jitter for frame 580 is <text:s text:c="2"/>-0.00246</text:p>
      <text:p text:style-name="P1">jitter for frame 581 is <text:s text:c="2"/>-0.00252</text:p>
      <text:p text:style-name="P1">jitter for frame 582 is <text:s text:c="2"/>-0.00250</text:p>
      <text:p text:style-name="P1">jitter for frame 583 is <text:s text:c="2"/>-0.00050</text:p>
      <text:p text:style-name="P1">jitter for frame 584 is <text:s text:c="2"/>-0.00250</text:p>
      <text:p text:style-name="P1">jitter for frame 585 is <text:s text:c="2"/>-0.00250</text:p>
      <text:p text:style-name="P1">jitter for frame 586 is <text:s text:c="2"/>-0.00033</text:p>
      <text:p text:style-name="P1">jitter for frame 587 is <text:s text:c="2"/>-0.00053</text:p>
      <text:p text:style-name="P1">jitter for frame 588 is <text:s text:c="2"/>-0.00258</text:p>
      <text:p text:style-name="P1">jitter for frame 589 is <text:s text:c="2"/>-0.00257</text:p>
      <text:p text:style-name="P1">jitter for frame 590 is <text:s text:c="2"/>-0.00168</text:p>
      <text:p text:style-name="P1">jitter for frame 591 is <text:s text:c="2"/>-0.00260</text:p>
      <text:p text:style-name="P1">jitter for frame 592 is <text:s text:c="2"/>-0.00237</text:p>
      <text:p text:style-name="P1">jitter for frame 593 is <text:s text:c="2"/>-0.00254</text:p>
      <text:p text:style-name="P1">jitter for frame 594 is <text:s text:c="2"/>-0.00041</text:p>
      <text:p text:style-name="P1">jitter for frame 595 is <text:s text:c="2"/>-0.00256</text:p>
      <text:p text:style-name="P1">jitter for frame 596 is <text:s text:c="2"/>-0.00246</text:p>
      <text:p text:style-name="P1">jitter for frame 597 is <text:s text:c="2"/>-0.00066</text:p>
      <text:p text:style-name="P1">jitter for frame 598 is <text:s text:c="2"/>-0.00246</text:p>
      <text:p text:style-name="P1">jitter for frame 599 is <text:s text:c="2"/>-0.00037</text:p>
      <text:p text:style-name="P1">jitter for frame 600 is <text:s text:c="2"/>-0.00239</text:p>
      <text:p text:style-name="P1">jitter for frame 601 is <text:s text:c="2"/>-0.00037</text:p>
      <text:p text:style-name="P1">jitter for frame 602 is <text:s text:c="2"/>-0.00028</text:p>
      <text:p text:style-name="P1">jitter for frame 603 is <text:s text:c="3"/>0.00260</text:p>
      <text:p text:style-name="P1">jitter for frame 604 is <text:s text:c="2"/>-0.00228</text:p>
      <text:p text:style-name="P1">jitter for frame 605 is <text:s text:c="2"/>-0.00260</text:p>
      <text:p text:style-name="P1">jitter for frame 606 is <text:s text:c="2"/>-0.00251</text:p>
      <text:p text:style-name="P1">jitter for frame 607 is <text:s text:c="2"/>-0.00019</text:p>
      <text:p text:style-name="P1">jitter for frame 608 is <text:s text:c="2"/>-0.00248</text:p>
      <text:p text:style-name="P1">jitter for frame 609 is <text:s text:c="2"/>-0.00091</text:p>
      <text:p text:style-name="P1"><text:soft-page-break/>jitter for frame 610 is <text:s text:c="2"/>-0.00274</text:p>
      <text:p text:style-name="P1">jitter for frame 611 is <text:s text:c="2"/>-0.00248</text:p>
      <text:p text:style-name="P1">jitter for frame 612 is <text:s text:c="2"/>-0.00026</text:p>
      <text:p text:style-name="P1">jitter for frame 613 is <text:s text:c="2"/>-0.00240</text:p>
      <text:p text:style-name="P1">jitter for frame 614 is <text:s text:c="2"/>-0.00133</text:p>
      <text:p text:style-name="P1">jitter for frame 615 is <text:s text:c="2"/>-0.00250</text:p>
      <text:p text:style-name="P1">jitter for frame 616 is <text:s text:c="2"/>-0.00250</text:p>
      <text:p text:style-name="P1">jitter for frame 617 is <text:s text:c="2"/>-0.00159</text:p>
      <text:p text:style-name="P1">jitter for frame 618 is <text:s text:c="2"/>-0.00017</text:p>
      <text:p text:style-name="P1">jitter for frame 619 is <text:s text:c="2"/>-0.00254</text:p>
      <text:p text:style-name="P1">jitter for frame 620 is <text:s text:c="2"/>-0.00240</text:p>
      <text:p text:style-name="P1">jitter for frame 621 is <text:s text:c="2"/>-0.00253</text:p>
      <text:p text:style-name="P1">jitter for frame 622 is <text:s text:c="2"/>-0.00027</text:p>
      <text:p text:style-name="P1">jitter for frame 623 is <text:s text:c="2"/>-0.00176</text:p>
      <text:p text:style-name="P1">jitter for frame 624 is <text:s text:c="2"/>-0.00230</text:p>
      <text:p text:style-name="P1">jitter for frame 625 is <text:s text:c="2"/>-0.00255</text:p>
      <text:p text:style-name="P1">jitter for frame 626 is <text:s text:c="2"/>-0.00229</text:p>
      <text:p text:style-name="P1">jitter for frame 627 is <text:s text:c="2"/>-0.00247</text:p>
      <text:p text:style-name="P1">jitter for frame 628 is <text:s text:c="2"/>-0.00013</text:p>
      <text:p text:style-name="P1">jitter for frame 629 is <text:s text:c="2"/>-0.00258</text:p>
      <text:p text:style-name="P1">jitter for frame 630 is <text:s text:c="2"/>-0.00166</text:p>
      <text:p text:style-name="P1">jitter for frame 631 is <text:s text:c="2"/>-0.00183</text:p>
      <text:p text:style-name="P1">jitter for frame 632 is <text:s text:c="2"/>-0.00166</text:p>
      <text:p text:style-name="P1">jitter for frame 633 is <text:s text:c="2"/>-0.00256</text:p>
      <text:p text:style-name="P1">jitter for frame 634 is <text:s text:c="2"/>-0.00256</text:p>
      <text:p text:style-name="P1">jitter for frame 635 is <text:s text:c="2"/>-0.00249</text:p>
      <text:p text:style-name="P1">jitter for frame 636 is <text:s text:c="2"/>-0.00257</text:p>
      <text:p text:style-name="P1">jitter for frame 637 is <text:s text:c="2"/>-0.00240</text:p>
      <text:p text:style-name="P1">jitter for frame 638 is <text:s text:c="2"/>-0.00097</text:p>
      <text:p text:style-name="P1">jitter for frame 639 is <text:s text:c="2"/>-0.00245</text:p>
      <text:p text:style-name="P1">jitter for frame 640 is <text:s text:c="2"/>-0.00193</text:p>
      <text:p text:style-name="P1">jitter for frame 641 is <text:s text:c="2"/>-0.00057</text:p>
      <text:p text:style-name="P1">jitter for frame 642 is <text:s text:c="2"/>-0.00227</text:p>
      <text:p text:style-name="P1">jitter for frame 643 is <text:s text:c="2"/>-0.00253</text:p>
      <text:p text:style-name="P1">jitter for frame 644 is <text:s text:c="2"/>-0.00257</text:p>
      <text:p text:style-name="P1">jitter for frame 645 is <text:s text:c="2"/>-0.00257</text:p>
      <text:p text:style-name="P1">jitter for frame 646 is <text:s text:c="2"/>-0.00030</text:p>
      <text:p text:style-name="P1">jitter for frame 647 is <text:s text:c="2"/>-0.00026</text:p>
      <text:p text:style-name="P1">jitter for frame 648 is <text:s text:c="2"/>-0.00253</text:p>
      <text:p text:style-name="P1">jitter for frame 649 is <text:s text:c="2"/>-0.00046</text:p>
      <text:p text:style-name="P1">jitter for frame 650 is <text:s text:c="2"/>-0.00213</text:p>
      <text:p text:style-name="P1">jitter for frame 651 is <text:s text:c="2"/>-0.00221</text:p>
      <text:p text:style-name="P1">jitter for frame 652 is <text:s text:c="2"/>-0.00025</text:p>
      <text:p text:style-name="P1">jitter for frame 653 is <text:s text:c="2"/>-0.00255</text:p>
      <text:p text:style-name="P1">jitter for frame 654 is <text:s text:c="3"/>0.00088</text:p>
      <text:p text:style-name="P1">jitter for frame 655 is <text:s text:c="2"/>-0.00246</text:p>
      <text:p text:style-name="P1">jitter for frame 656 is <text:s text:c="2"/>-0.00257</text:p>
      <text:p text:style-name="P1">jitter for frame 657 is <text:s text:c="2"/>-0.00036</text:p>
      <text:p text:style-name="P1">jitter for frame 658 is <text:s text:c="2"/>-0.00020</text:p>
      <text:p text:style-name="P1"><text:soft-page-break/>jitter for frame 659 is <text:s text:c="2"/>-0.00128</text:p>
      <text:p text:style-name="P1">jitter for frame 660 is <text:s text:c="2"/>-0.00064</text:p>
      <text:p text:style-name="P1">jitter for frame 661 is <text:s text:c="2"/>-0.00251</text:p>
      <text:p text:style-name="P1">jitter for frame 662 is <text:s text:c="2"/>-0.00035</text:p>
      <text:p text:style-name="P1">jitter for frame 663 is <text:s text:c="2"/>-0.00243</text:p>
      <text:p text:style-name="P1">jitter for frame 664 is <text:s text:c="2"/>-0.00266</text:p>
      <text:p text:style-name="P1">jitter for frame 665 is <text:s text:c="2"/>-0.00253</text:p>
      <text:p text:style-name="P1">jitter for frame 666 is <text:s text:c="2"/>-0.00255</text:p>
      <text:p text:style-name="P1">jitter for frame 667 is <text:s text:c="2"/>-0.00031</text:p>
      <text:p text:style-name="P1">jitter for frame 668 is <text:s text:c="2"/>-0.00251</text:p>
      <text:p text:style-name="P1">jitter for frame 669 is <text:s text:c="2"/>-0.00247</text:p>
      <text:p text:style-name="P1">jitter for frame 670 is <text:s text:c="2"/>-0.00244</text:p>
      <text:p text:style-name="P1">jitter for frame 671 is <text:s text:c="2"/>-0.00250</text:p>
      <text:p text:style-name="P1">jitter for frame 672 is <text:s text:c="2"/>-0.00019</text:p>
      <text:p text:style-name="P1">jitter for frame 673 is <text:s text:c="2"/>-0.00037</text:p>
      <text:p text:style-name="P1">jitter for frame 674 is <text:s text:c="2"/>-0.00261</text:p>
      <text:p text:style-name="P1">jitter for frame 675 is <text:s text:c="2"/>-0.00213</text:p>
      <text:p text:style-name="P1">jitter for frame 676 is <text:s text:c="2"/>-0.00250</text:p>
      <text:p text:style-name="P1">jitter for frame 677 is <text:s text:c="2"/>-0.00249</text:p>
      <text:p text:style-name="P1">jitter for frame 678 is <text:s text:c="2"/>-0.00019</text:p>
      <text:p text:style-name="P1">jitter for frame 679 is <text:s text:c="2"/>-0.00015</text:p>
      <text:p text:style-name="P1">jitter for frame 680 is <text:s text:c="2"/>-0.00181</text:p>
      <text:p text:style-name="P1">jitter for frame 681 is <text:s text:c="2"/>-0.00052</text:p>
      <text:p text:style-name="P1">jitter for frame 682 is <text:s text:c="2"/>-0.00033</text:p>
      <text:p text:style-name="P1">jitter for frame 683 is <text:s text:c="2"/>-0.00223</text:p>
      <text:p text:style-name="P1">jitter for frame 684 is <text:s text:c="2"/>-0.00259</text:p>
      <text:p text:style-name="P1">jitter for frame 685 is <text:s text:c="2"/>-0.00262</text:p>
      <text:p text:style-name="P1">jitter for frame 686 is <text:s text:c="2"/>-0.00248</text:p>
      <text:p text:style-name="P1">jitter for frame 687 is <text:s text:c="2"/>-0.00250</text:p>
      <text:p text:style-name="P1">jitter for frame 688 is <text:s text:c="2"/>-0.00249</text:p>
      <text:p text:style-name="P1">jitter for frame 689 is <text:s text:c="2"/>-0.00049</text:p>
      <text:p text:style-name="P1">jitter for frame 690 is <text:s text:c="2"/>-0.00249</text:p>
      <text:p text:style-name="P1">jitter for frame 691 is <text:s text:c="2"/>-0.00149</text:p>
      <text:p text:style-name="P1">jitter for frame 692 is <text:s text:c="2"/>-0.00245</text:p>
      <text:p text:style-name="P1">jitter for frame 693 is <text:s text:c="2"/>-0.00252</text:p>
      <text:p text:style-name="P1">jitter for frame 694 is <text:s text:c="2"/>-0.00252</text:p>
      <text:p text:style-name="P1">jitter for frame 695 is <text:s text:c="2"/>-0.00239</text:p>
      <text:p text:style-name="P1">jitter for frame 696 is <text:s text:c="2"/>-0.00269</text:p>
      <text:p text:style-name="P1">jitter for frame 697 is <text:s text:c="2"/>-0.00257</text:p>
      <text:p text:style-name="P1">jitter for frame 698 is <text:s text:c="2"/>-0.00259</text:p>
      <text:p text:style-name="P1">jitter for frame 699 is <text:s text:c="2"/>-0.00018</text:p>
      <text:p text:style-name="P1">jitter for frame 700 is <text:s text:c="2"/>-0.00247</text:p>
      <text:p text:style-name="P1">jitter for frame 701 is <text:s text:c="2"/>-0.00002</text:p>
      <text:p text:style-name="P1">jitter for frame 702 is <text:s text:c="2"/>-0.00253</text:p>
      <text:p text:style-name="P1">jitter for frame 703 is <text:s text:c="2"/>-0.00066</text:p>
      <text:p text:style-name="P1">jitter for frame 704 is <text:s text:c="2"/>-0.00019</text:p>
      <text:p text:style-name="P1">jitter for frame 705 is <text:s text:c="2"/>-0.00260</text:p>
      <text:p text:style-name="P1">jitter for frame 706 is <text:s text:c="2"/>-0.00243</text:p>
      <text:p text:style-name="P1">jitter for frame 707 is <text:s text:c="2"/>-0.00023</text:p>
      <text:p text:style-name="P1"><text:soft-page-break/>jitter for frame 708 is <text:s text:c="2"/>-0.00258</text:p>
      <text:p text:style-name="P1">jitter for frame 709 is <text:s text:c="2"/>-0.00249</text:p>
      <text:p text:style-name="P1">jitter for frame 710 is <text:s text:c="2"/>-0.00229</text:p>
      <text:p text:style-name="P1">jitter for frame 711 is <text:s text:c="2"/>-0.00256</text:p>
      <text:p text:style-name="P1">jitter for frame 712 is <text:s text:c="2"/>-0.00036</text:p>
      <text:p text:style-name="P1">jitter for frame 713 is <text:s text:c="2"/>-0.00252</text:p>
      <text:p text:style-name="P1">jitter for frame 714 is <text:s text:c="2"/>-0.00265</text:p>
      <text:p text:style-name="P1">jitter for frame 715 is <text:s text:c="2"/>-0.00223</text:p>
      <text:p text:style-name="P1">jitter for frame 716 is <text:s text:c="2"/>-0.00244</text:p>
      <text:p text:style-name="P1">jitter for frame 717 is <text:s text:c="2"/>-0.00247</text:p>
      <text:p text:style-name="P1">jitter for frame 718 is <text:s text:c="2"/>-0.00255</text:p>
      <text:p text:style-name="P1">jitter for frame 719 is <text:s text:c="2"/>-0.00024</text:p>
      <text:p text:style-name="P1">jitter for frame 720 is <text:s text:c="2"/>-0.00247</text:p>
      <text:p text:style-name="P1">jitter for frame 721 is <text:s text:c="2"/>-0.00258</text:p>
      <text:p text:style-name="P1">jitter for frame 722 is <text:s text:c="2"/>-0.00093</text:p>
      <text:p text:style-name="P1">jitter for frame 723 is <text:s text:c="2"/>-0.00259</text:p>
      <text:p text:style-name="P1">jitter for frame 724 is <text:s text:c="2"/>-0.00259</text:p>
      <text:p text:style-name="P1">jitter for frame 725 is <text:s text:c="2"/>-0.00135</text:p>
      <text:p text:style-name="P1">jitter for frame 726 is <text:s text:c="2"/>-0.00149</text:p>
      <text:p text:style-name="P1">jitter for frame 727 is <text:s text:c="2"/>-0.00256</text:p>
      <text:p text:style-name="P1">jitter for frame 728 is <text:s text:c="2"/>-0.00235</text:p>
      <text:p text:style-name="P1">jitter for frame 729 is <text:s text:c="2"/>-0.00028</text:p>
      <text:p text:style-name="P1">jitter for frame 730 is <text:s text:c="2"/>-0.00049</text:p>
      <text:p text:style-name="P1">jitter for frame 731 is <text:s text:c="2"/>-0.00026</text:p>
      <text:p text:style-name="P1">jitter for frame 732 is <text:s text:c="2"/>-0.00037</text:p>
      <text:p text:style-name="P1">jitter for frame 733 is <text:s text:c="2"/>-0.00015</text:p>
      <text:p text:style-name="P1">jitter for frame 734 is <text:s text:c="2"/>-0.00237</text:p>
      <text:p text:style-name="P1">jitter for frame 735 is <text:s text:c="2"/>-0.00253</text:p>
      <text:p text:style-name="P1">jitter for frame 736 is <text:s text:c="2"/>-0.00095</text:p>
      <text:p text:style-name="P1">jitter for frame 737 is <text:s text:c="2"/>-0.00052</text:p>
      <text:p text:style-name="P1">jitter for frame 738 is <text:s text:c="2"/>-0.00277</text:p>
      <text:p text:style-name="P1">jitter for frame 739 is <text:s text:c="2"/>-0.00180</text:p>
      <text:p text:style-name="P1">jitter for frame 740 is <text:s text:c="2"/>-0.00249</text:p>
      <text:p text:style-name="P1">jitter for frame 741 is <text:s text:c="2"/>-0.00153</text:p>
      <text:p text:style-name="P1">jitter for frame 742 is <text:s text:c="2"/>-0.00114</text:p>
      <text:p text:style-name="P1">jitter for frame 743 is <text:s text:c="2"/>-0.00243</text:p>
      <text:p text:style-name="P1">jitter for frame 744 is <text:s text:c="2"/>-0.00284</text:p>
      <text:p text:style-name="P1">jitter for frame 745 is <text:s text:c="2"/>-0.00111</text:p>
      <text:p text:style-name="P1">jitter for frame 746 is <text:s text:c="3"/>0.00023</text:p>
      <text:p text:style-name="P1">jitter for frame 747 is <text:s text:c="2"/>-0.00248</text:p>
      <text:p text:style-name="P1">jitter for frame 748 is <text:s text:c="2"/>-0.00249</text:p>
      <text:p text:style-name="P1">jitter for frame 749 is <text:s text:c="2"/>-0.00256</text:p>
      <text:p text:style-name="P1">jitter for frame 750 is <text:s text:c="2"/>-0.00246</text:p>
      <text:p text:style-name="P1">jitter for frame 751 is <text:s text:c="2"/>-0.00256</text:p>
      <text:p text:style-name="P1">jitter for frame 752 is <text:s text:c="2"/>-0.00038</text:p>
      <text:p text:style-name="P1">jitter for frame 753 is <text:s text:c="2"/>-0.00030</text:p>
      <text:p text:style-name="P1">jitter for frame 754 is <text:s text:c="2"/>-0.00235</text:p>
      <text:p text:style-name="P1">jitter for frame 755 is <text:s text:c="2"/>-0.00257</text:p>
      <text:p text:style-name="P1">jitter for frame 756 is <text:s text:c="2"/>-0.00256</text:p>
      <text:p text:style-name="P1"><text:soft-page-break/>jitter for frame 757 is <text:s text:c="2"/>-0.00270</text:p>
      <text:p text:style-name="P1">jitter for frame 758 is <text:s text:c="2"/>-0.00249</text:p>
      <text:p text:style-name="P1">jitter for frame 759 is <text:s text:c="2"/>-0.00251</text:p>
      <text:p text:style-name="P1">jitter for frame 760 is <text:s text:c="2"/>-0.00259</text:p>
      <text:p text:style-name="P1">jitter for frame 761 is <text:s text:c="2"/>-0.00041</text:p>
      <text:p text:style-name="P1">jitter for frame 762 is <text:s text:c="2"/>-0.00255</text:p>
      <text:p text:style-name="P1">jitter for frame 763 is <text:s text:c="2"/>-0.00245</text:p>
      <text:p text:style-name="P1">jitter for frame 764 is <text:s text:c="2"/>-0.00257</text:p>
      <text:p text:style-name="P1">jitter for frame 765 is <text:s text:c="2"/>-0.00233</text:p>
      <text:p text:style-name="P1">jitter for frame 766 is <text:s text:c="2"/>-0.00250</text:p>
      <text:p text:style-name="P1">jitter for frame 767 is <text:s text:c="2"/>-0.00055</text:p>
      <text:p text:style-name="P1">jitter for frame 768 is <text:s text:c="2"/>-0.00255</text:p>
      <text:p text:style-name="P1">jitter for frame 769 is <text:s text:c="2"/>-0.00243</text:p>
      <text:p text:style-name="P1">jitter for frame 770 is <text:s text:c="2"/>-0.00248</text:p>
      <text:p text:style-name="P1">jitter for frame 771 is <text:s text:c="2"/>-0.00254</text:p>
      <text:p text:style-name="P1">jitter for frame 772 is <text:s text:c="2"/>-0.00032</text:p>
      <text:p text:style-name="P1">jitter for frame 773 is <text:s text:c="2"/>-0.00256</text:p>
      <text:p text:style-name="P1">jitter for frame 774 is <text:s text:c="2"/>-0.00131</text:p>
      <text:p text:style-name="P1">jitter for frame 775 is <text:s text:c="2"/>-0.00245</text:p>
      <text:p text:style-name="P1">jitter for frame 776 is <text:s text:c="2"/>-0.00258</text:p>
      <text:p text:style-name="P1">jitter for frame 777 is <text:s text:c="2"/>-0.00254</text:p>
      <text:p text:style-name="P1">jitter for frame 778 is <text:s text:c="2"/>-0.00246</text:p>
      <text:p text:style-name="P1">jitter for frame 779 is <text:s text:c="2"/>-0.00249</text:p>
      <text:p text:style-name="P1">jitter for frame 780 is <text:s text:c="2"/>-0.00256</text:p>
      <text:p text:style-name="P1">jitter for frame 781 is <text:s text:c="2"/>-0.00175</text:p>
      <text:p text:style-name="P1">jitter for frame 782 is <text:s text:c="2"/>-0.00236</text:p>
      <text:p text:style-name="P1">jitter for frame 783 is <text:s text:c="2"/>-0.00023</text:p>
      <text:p text:style-name="P1">jitter for frame 784 is <text:s text:c="2"/>-0.00120</text:p>
      <text:p text:style-name="P1">jitter for frame 785 is <text:s text:c="2"/>-0.00194</text:p>
      <text:p text:style-name="P1">jitter for frame 786 is <text:s text:c="2"/>-0.00024</text:p>
      <text:p text:style-name="P1">jitter for frame 787 is <text:s text:c="2"/>-0.00238</text:p>
      <text:p text:style-name="P1">jitter for frame 788 is <text:s text:c="2"/>-0.00248</text:p>
      <text:p text:style-name="P1">jitter for frame 789 is <text:s text:c="2"/>-0.00257</text:p>
      <text:p text:style-name="P1">jitter for frame 790 is <text:s text:c="2"/>-0.00054</text:p>
      <text:p text:style-name="P1">jitter for frame 791 is <text:s text:c="2"/>-0.00258</text:p>
      <text:p text:style-name="P1">jitter for frame 792 is <text:s text:c="2"/>-0.00022</text:p>
      <text:p text:style-name="P1">jitter for frame 793 is <text:s text:c="2"/>-0.00256</text:p>
      <text:p text:style-name="P1">jitter for frame 794 is <text:s text:c="2"/>-0.00089</text:p>
      <text:p text:style-name="P1">jitter for frame 795 is <text:s text:c="2"/>-0.00019</text:p>
      <text:p text:style-name="P1">jitter for frame 796 is <text:s text:c="2"/>-0.00242</text:p>
      <text:p text:style-name="P1">jitter for frame 797 is <text:s text:c="2"/>-0.00020</text:p>
      <text:p text:style-name="P1">jitter for frame 798 is <text:s text:c="2"/>-0.00195</text:p>
      <text:p text:style-name="P1">jitter for frame 799 is <text:s text:c="2"/>-0.00251</text:p>
      <text:p text:style-name="P1">jitter for frame 800 is <text:s text:c="2"/>-0.00038</text:p>
      <text:p text:style-name="P1">jitter for frame 801 is <text:s text:c="2"/>-0.00021</text:p>
      <text:p text:style-name="P1">jitter for frame 802 is <text:s text:c="2"/>-0.00257</text:p>
      <text:p text:style-name="P1">jitter for frame 803 is <text:s text:c="2"/>-0.00085</text:p>
      <text:p text:style-name="P1">jitter for frame 804 is <text:s text:c="2"/>-0.00018</text:p>
      <text:p text:style-name="P1">jitter for frame 805 is <text:s text:c="2"/>-0.00099</text:p>
      <text:p text:style-name="P1"><text:soft-page-break/>jitter for frame 806 is <text:s text:c="2"/>-0.00045</text:p>
      <text:p text:style-name="P1">jitter for frame 807 is <text:s text:c="2"/>-0.00276</text:p>
      <text:p text:style-name="P1">jitter for frame 808 is <text:s text:c="3"/>0.00181</text:p>
      <text:p text:style-name="P1">jitter for frame 809 is <text:s text:c="2"/>-0.00260</text:p>
      <text:p text:style-name="P1">jitter for frame 810 is <text:s text:c="2"/>-0.00052</text:p>
      <text:p text:style-name="P1">jitter for frame 811 is <text:s text:c="2"/>-0.00257</text:p>
      <text:p text:style-name="P1">jitter for frame 812 is <text:s text:c="2"/>-0.00256</text:p>
      <text:p text:style-name="P1">jitter for frame 813 is <text:s text:c="2"/>-0.00093</text:p>
      <text:p text:style-name="P1">jitter for frame 814 is <text:s text:c="2"/>-0.00243</text:p>
      <text:p text:style-name="P1">jitter for frame 815 is <text:s text:c="2"/>-0.00201</text:p>
      <text:p text:style-name="P1">jitter for frame 816 is <text:s text:c="2"/>-0.00023</text:p>
      <text:p text:style-name="P1">jitter for frame 817 is <text:s text:c="2"/>-0.00204</text:p>
      <text:p text:style-name="P1">jitter for frame 818 is <text:s text:c="2"/>-0.00253</text:p>
      <text:p text:style-name="P1">jitter for frame 819 is <text:s text:c="2"/>-0.00250</text:p>
      <text:p text:style-name="P1">jitter for frame 820 is <text:s text:c="2"/>-0.00254</text:p>
      <text:p text:style-name="P1">jitter for frame 821 is <text:s text:c="2"/>-0.00257</text:p>
      <text:p text:style-name="P1">jitter for frame 822 is <text:s text:c="2"/>-0.00033</text:p>
      <text:p text:style-name="P1">jitter for frame 823 is <text:s text:c="2"/>-0.00254</text:p>
      <text:p text:style-name="P1">jitter for frame 824 is <text:s text:c="2"/>-0.00022</text:p>
      <text:p text:style-name="P1">jitter for frame 825 is <text:s text:c="2"/>-0.00259</text:p>
      <text:p text:style-name="P1">jitter for frame 826 is <text:s text:c="2"/>-0.00027</text:p>
      <text:p text:style-name="P1">jitter for frame 827 is <text:s text:c="2"/>-0.00252</text:p>
      <text:p text:style-name="P1">jitter for frame 828 is <text:s text:c="2"/>-0.00198</text:p>
      <text:p text:style-name="P1">jitter for frame 829 is <text:s text:c="2"/>-0.00247</text:p>
      <text:p text:style-name="P1">jitter for frame 830 is <text:s text:c="2"/>-0.00067</text:p>
      <text:p text:style-name="P1">jitter for frame 831 is <text:s text:c="2"/>-0.00251</text:p>
      <text:p text:style-name="P1">jitter for frame 832 is <text:s text:c="2"/>-0.00251</text:p>
      <text:p text:style-name="P1">jitter for frame 833 is <text:s text:c="2"/>-0.00043</text:p>
      <text:p text:style-name="P1">jitter for frame 834 is <text:s text:c="2"/>-0.00254</text:p>
      <text:p text:style-name="P1">jitter for frame 835 is <text:s text:c="2"/>-0.00227</text:p>
      <text:p text:style-name="P1">jitter for frame 836 is <text:s text:c="2"/>-0.00209</text:p>
      <text:p text:style-name="P1">jitter for frame 837 is <text:s text:c="2"/>-0.00236</text:p>
      <text:p text:style-name="P1">jitter for frame 838 is <text:s text:c="2"/>-0.00274</text:p>
      <text:p text:style-name="P1">jitter for frame 839 is <text:s text:c="2"/>-0.00240</text:p>
      <text:p text:style-name="P1">jitter for frame 840 is <text:s text:c="2"/>-0.00252</text:p>
      <text:p text:style-name="P1">jitter for frame 841 is <text:s text:c="3"/>0.00013</text:p>
      <text:p text:style-name="P1">jitter for frame 842 is <text:s text:c="2"/>-0.00029</text:p>
      <text:p text:style-name="P1">jitter for frame 843 is <text:s text:c="2"/>-0.00247</text:p>
      <text:p text:style-name="P1">jitter for frame 844 is <text:s text:c="2"/>-0.00102</text:p>
      <text:p text:style-name="P1">jitter for frame 845 is <text:s text:c="2"/>-0.00093</text:p>
      <text:p text:style-name="P1">jitter for frame 846 is <text:s text:c="2"/>-0.00061</text:p>
      <text:p text:style-name="P1">jitter for frame 847 is <text:s text:c="2"/>-0.00040</text:p>
      <text:p text:style-name="P1">jitter for frame 848 is <text:s text:c="2"/>-0.00246</text:p>
      <text:p text:style-name="P1">jitter for frame 849 is <text:s text:c="2"/>-0.00247</text:p>
      <text:p text:style-name="P1">jitter for frame 850 is <text:s text:c="2"/>-0.00249</text:p>
      <text:p text:style-name="P1">jitter for frame 851 is <text:s text:c="2"/>-0.00259</text:p>
      <text:p text:style-name="P1">jitter for frame 852 is <text:s text:c="2"/>-0.00235</text:p>
      <text:p text:style-name="P1">jitter for frame 853 is <text:s text:c="2"/>-0.00034</text:p>
      <text:p text:style-name="P1">jitter for frame 854 is <text:s text:c="2"/>-0.00254</text:p>
      <text:p text:style-name="P1"><text:soft-page-break/>jitter for frame 855 is <text:s text:c="2"/>-0.00095</text:p>
      <text:p text:style-name="P1">jitter for frame 856 is <text:s text:c="2"/>-0.00017</text:p>
      <text:p text:style-name="P1">jitter for frame 857 is <text:s text:c="2"/>-0.00259</text:p>
      <text:p text:style-name="P1">jitter for frame 858 is <text:s text:c="2"/>-0.00252</text:p>
      <text:p text:style-name="P1">jitter for frame 859 is <text:s text:c="3"/>0.00171</text:p>
      <text:p text:style-name="P1">jitter for frame 860 is <text:s text:c="2"/>-0.00253</text:p>
      <text:p text:style-name="P1">jitter for frame 861 is <text:s text:c="2"/>-0.00244</text:p>
      <text:p text:style-name="P1">jitter for frame 862 is <text:s text:c="2"/>-0.00254</text:p>
      <text:p text:style-name="P1">jitter for frame 863 is <text:s text:c="2"/>-0.00242</text:p>
      <text:p text:style-name="P1">jitter for frame 864 is <text:s text:c="2"/>-0.00031</text:p>
      <text:p text:style-name="P1">jitter for frame 865 is <text:s text:c="2"/>-0.00245</text:p>
      <text:p text:style-name="P1">jitter for frame 866 is <text:s text:c="2"/>-0.00260</text:p>
      <text:p text:style-name="P1">jitter for frame 867 is <text:s text:c="2"/>-0.00251</text:p>
      <text:p text:style-name="P1">jitter for frame 868 is <text:s text:c="2"/>-0.00274</text:p>
      <text:p text:style-name="P1">jitter for frame 869 is <text:s text:c="2"/>-0.00242</text:p>
      <text:p text:style-name="P1">jitter for frame 870 is <text:s text:c="2"/>-0.00251</text:p>
      <text:p text:style-name="P1">jitter for frame 871 is <text:s text:c="2"/>-0.00247</text:p>
      <text:p text:style-name="P1">jitter for frame 872 is <text:s text:c="2"/>-0.00098</text:p>
      <text:p text:style-name="P1">jitter for frame 873 is <text:s text:c="2"/>-0.00232</text:p>
      <text:p text:style-name="P1">jitter for frame 874 is <text:s text:c="2"/>-0.00027</text:p>
      <text:p text:style-name="P1">jitter for frame 875 is <text:s text:c="2"/>-0.00099</text:p>
      <text:p text:style-name="P1">jitter for frame 876 is <text:s text:c="2"/>-0.00118</text:p>
      <text:p text:style-name="P1">jitter for frame 877 is <text:s text:c="2"/>-0.00023</text:p>
      <text:p text:style-name="P1">jitter for frame 878 is <text:s text:c="2"/>-0.00241</text:p>
      <text:p text:style-name="P1">jitter for frame 879 is <text:s text:c="2"/>-0.00254</text:p>
      <text:p text:style-name="P1">jitter for frame 880 is <text:s text:c="2"/>-0.00247</text:p>
      <text:p text:style-name="P1">jitter for frame 881 is <text:s text:c="2"/>-0.00251</text:p>
      <text:p text:style-name="P1">jitter for frame 882 is <text:s text:c="2"/>-0.00257</text:p>
      <text:p text:style-name="P1">jitter for frame 883 is <text:s text:c="2"/>-0.00245</text:p>
      <text:p text:style-name="P1">jitter for frame 884 is <text:s text:c="2"/>-0.00247</text:p>
      <text:p text:style-name="P1">jitter for frame 885 is <text:s text:c="2"/>-0.00042</text:p>
      <text:p text:style-name="P1">jitter for frame 886 is <text:s text:c="2"/>-0.00028</text:p>
      <text:p text:style-name="P1">jitter for frame 887 is <text:s text:c="2"/>-0.00026</text:p>
      <text:p text:style-name="P1">jitter for frame 888 is <text:s text:c="2"/>-0.00028</text:p>
      <text:p text:style-name="P1">jitter for frame 889 is <text:s text:c="2"/>-0.00023</text:p>
      <text:p text:style-name="P1">jitter for frame 890 is <text:s text:c="3"/>0.15503</text:p>
      <text:p text:style-name="P1">jitter for frame 891 is <text:s text:c="2"/>-0.00166</text:p>
      <text:p text:style-name="P1">jitter for frame 892 is <text:s text:c="2"/>-0.00230</text:p>
      <text:p text:style-name="P1">jitter for frame 893 is <text:s text:c="2"/>-0.00255</text:p>
      <text:p text:style-name="P1">jitter for frame 894 is <text:s text:c="2"/>-0.00092</text:p>
      <text:p text:style-name="P1">jitter for frame 895 is <text:s text:c="2"/>-0.00232</text:p>
      <text:p text:style-name="P1">jitter for frame 896 is <text:s text:c="2"/>-0.00027</text:p>
      <text:p text:style-name="P1">jitter for frame 897 is <text:s text:c="2"/>-0.00247</text:p>
      <text:p text:style-name="P1">jitter for frame 898 is <text:s text:c="2"/>-0.00089</text:p>
      <text:p text:style-name="P1">jitter for frame 899 is <text:s text:c="2"/>-0.00158</text:p>
      <text:p text:style-name="P1">jitter for frame 900 is <text:s text:c="2"/>-0.00254</text:p>
      <text:p text:style-name="P1">jitter for frame 901 is <text:s text:c="2"/>-0.00249</text:p>
      <text:p text:style-name="P1">jitter for frame 902 is <text:s text:c="2"/>-0.00253</text:p>
      <text:p text:style-name="P1">jitter for frame 903 is <text:s text:c="2"/>-0.00028</text:p>
      <text:p text:style-name="P1"><text:soft-page-break/>jitter for frame 904 is <text:s text:c="2"/>-0.00040</text:p>
      <text:p text:style-name="P1">jitter for frame 905 is <text:s text:c="2"/>-0.00247</text:p>
      <text:p text:style-name="P1">jitter for frame 906 is <text:s text:c="2"/>-0.00244</text:p>
      <text:p text:style-name="P1">jitter for frame 907 is <text:s text:c="3"/>0.00236</text:p>
      <text:p text:style-name="P1">jitter for frame 908 is <text:s text:c="2"/>-0.00233</text:p>
      <text:p text:style-name="P1">jitter for frame 909 is <text:s text:c="3"/>0.00084</text:p>
      <text:p text:style-name="P1">jitter for frame 910 is <text:s text:c="2"/>-0.00259</text:p>
      <text:p text:style-name="P1">jitter for frame 911 is <text:s text:c="2"/>-0.00259</text:p>
      <text:p text:style-name="P1">jitter for frame 912 is <text:s text:c="2"/>-0.00025</text:p>
      <text:p text:style-name="P1">jitter for frame 913 is <text:s text:c="2"/>-0.00255</text:p>
      <text:p text:style-name="P1">jitter for frame 914 is <text:s text:c="2"/>-0.00109</text:p>
      <text:p text:style-name="P1">jitter for frame 915 is <text:s text:c="2"/>-0.00089</text:p>
      <text:p text:style-name="P1">jitter for frame 916 is <text:s text:c="2"/>-0.00033</text:p>
      <text:p text:style-name="P1">jitter for frame 917 is <text:s text:c="2"/>-0.00073</text:p>
      <text:p text:style-name="P1">jitter for frame 918 is <text:s text:c="2"/>-0.00219</text:p>
      <text:p text:style-name="P1">jitter for frame 919 is <text:s text:c="2"/>-0.00176</text:p>
      <text:p text:style-name="P1">jitter for frame 920 is <text:s text:c="2"/>-0.00227</text:p>
      <text:p text:style-name="P1">jitter for frame 921 is <text:s text:c="2"/>-0.00252</text:p>
      <text:p text:style-name="P1">jitter for frame 922 is <text:s text:c="2"/>-0.00204</text:p>
      <text:p text:style-name="P1">jitter for frame 923 is <text:s text:c="2"/>-0.00033</text:p>
      <text:p text:style-name="P1">jitter for frame 924 is <text:s text:c="2"/>-0.00254</text:p>
      <text:p text:style-name="P1">jitter for frame 925 is <text:s text:c="2"/>-0.00091</text:p>
      <text:p text:style-name="P1">jitter for frame 926 is <text:s text:c="2"/>-0.00021</text:p>
      <text:p text:style-name="P1">jitter for frame 927 is <text:s text:c="2"/>-0.00262</text:p>
      <text:p text:style-name="P1">jitter for frame 928 is <text:s text:c="2"/>-0.00067</text:p>
      <text:p text:style-name="P1">jitter for frame 929 is <text:s text:c="2"/>-0.00258</text:p>
      <text:p text:style-name="P1">jitter for frame 930 is <text:s text:c="2"/>-0.00250</text:p>
      <text:p text:style-name="P1">jitter for frame 931 is <text:s text:c="2"/>-0.00026</text:p>
      <text:p text:style-name="P1">jitter for frame 932 is <text:s text:c="2"/>-0.00252</text:p>
      <text:p text:style-name="P1">jitter for frame 933 is <text:s text:c="2"/>-0.00248</text:p>
      <text:p text:style-name="P1">jitter for frame 934 is <text:s text:c="2"/>-0.00223</text:p>
      <text:p text:style-name="P1">jitter for frame 935 is <text:s text:c="2"/>-0.00273</text:p>
      <text:p text:style-name="P1">jitter for frame 936 is <text:s text:c="2"/>-0.00247</text:p>
      <text:p text:style-name="P1">jitter for frame 937 is <text:s text:c="2"/>-0.00257</text:p>
      <text:p text:style-name="P1">jitter for frame 938 is <text:s text:c="2"/>-0.00236</text:p>
      <text:p text:style-name="P1">jitter for frame 939 is <text:s text:c="2"/>-0.00245</text:p>
      <text:p text:style-name="P1">jitter for frame 940 is <text:s text:c="2"/>-0.00252</text:p>
      <text:p text:style-name="P1">jitter for frame 941 is <text:s text:c="2"/>-0.00253</text:p>
      <text:p text:style-name="P1">jitter for frame 942 is <text:s text:c="2"/>-0.00056</text:p>
      <text:p text:style-name="P1">jitter for frame 943 is <text:s text:c="2"/>-0.00227</text:p>
      <text:p text:style-name="P1">jitter for frame 944 is <text:s text:c="2"/>-0.00248</text:p>
      <text:p text:style-name="P1">jitter for frame 945 is <text:s text:c="2"/>-0.00264</text:p>
      <text:p text:style-name="P1">jitter for frame 946 is <text:s text:c="3"/>0.00005</text:p>
      <text:p text:style-name="P1">jitter for frame 947 is <text:s text:c="2"/>-0.00285</text:p>
      <text:p text:style-name="P1">jitter for frame 948 is <text:s text:c="3"/>0.00015</text:p>
      <text:p text:style-name="P1">jitter for frame 949 is <text:s text:c="2"/>-0.00235</text:p>
      <text:p text:style-name="P1">jitter for frame 950 is <text:s text:c="2"/>-0.00259</text:p>
      <text:p text:style-name="P1">jitter for frame 951 is <text:s text:c="3"/>0.00003</text:p>
      <text:p text:style-name="P1">jitter for frame 952 is <text:s text:c="2"/>-0.00254</text:p>
      <text:p text:style-name="P1"><text:soft-page-break/>jitter for frame 953 is <text:s text:c="2"/>-0.00254</text:p>
      <text:p text:style-name="P1">jitter for frame 954 is <text:s text:c="2"/>-0.00251</text:p>
      <text:p text:style-name="P1">jitter for frame 955 is <text:s text:c="2"/>-0.00259</text:p>
      <text:p text:style-name="P1">jitter for frame 956 is <text:s text:c="2"/>-0.00254</text:p>
      <text:p text:style-name="P1">jitter for frame 957 is <text:s text:c="2"/>-0.00106</text:p>
      <text:p text:style-name="P1">jitter for frame 958 is <text:s text:c="2"/>-0.00278</text:p>
      <text:p text:style-name="P1">jitter for frame 959 is <text:s text:c="3"/>0.00218</text:p>
      <text:p text:style-name="P1">jitter for frame 960 is <text:s text:c="2"/>-0.00125</text:p>
      <text:p text:style-name="P1">jitter for frame 961 is <text:s text:c="2"/>-0.00256</text:p>
      <text:p text:style-name="P1">jitter for frame 962 is <text:s text:c="2"/>-0.00253</text:p>
      <text:p text:style-name="P1">jitter for frame 963 is <text:s text:c="2"/>-0.00286</text:p>
      <text:p text:style-name="P1">jitter for frame 964 is <text:s text:c="2"/>-0.00249</text:p>
      <text:p text:style-name="P1">jitter for frame 965 is <text:s text:c="2"/>-0.00236</text:p>
      <text:p text:style-name="P1">jitter for frame 966 is <text:s text:c="2"/>-0.00256</text:p>
      <text:p text:style-name="P1">jitter for frame 967 is <text:s text:c="2"/>-0.00083</text:p>
      <text:p text:style-name="P1">jitter for frame 968 is <text:s text:c="2"/>-0.00251</text:p>
      <text:p text:style-name="P1">jitter for frame 969 is <text:s text:c="2"/>-0.00245</text:p>
      <text:p text:style-name="P1">jitter for frame 970 is <text:s text:c="2"/>-0.00236</text:p>
      <text:p text:style-name="P1">jitter for frame 971 is <text:s text:c="2"/>-0.00273</text:p>
      <text:p text:style-name="P1">jitter for frame 972 is <text:s text:c="2"/>-0.00269</text:p>
      <text:p text:style-name="P1">jitter for frame 973 is <text:s text:c="2"/>-0.00260</text:p>
      <text:p text:style-name="P1">jitter for frame 974 is <text:s text:c="2"/>-0.00253</text:p>
      <text:p text:style-name="P1">jitter for frame 975 is <text:s text:c="2"/>-0.00116</text:p>
      <text:p text:style-name="P1">jitter for frame 976 is <text:s text:c="3"/>0.00009</text:p>
      <text:p text:style-name="P1">jitter for frame 977 is <text:s text:c="2"/>-0.00001</text:p>
      <text:p text:style-name="P1">jitter for frame 978 is <text:s text:c="2"/>-0.00261</text:p>
      <text:p text:style-name="P1">jitter for frame 979 is <text:s text:c="2"/>-0.00278</text:p>
      <text:p text:style-name="P1">jitter for frame 980 is <text:s text:c="2"/>-0.00246</text:p>
      <text:p text:style-name="P1">jitter for frame 981 is <text:s text:c="2"/>-0.00247</text:p>
      <text:p text:style-name="P1">jitter for frame 982 is <text:s text:c="2"/>-0.00126</text:p>
      <text:p text:style-name="P1">jitter for frame 983 is <text:s text:c="2"/>-0.00008</text:p>
      <text:p text:style-name="P1">jitter for frame 984 is <text:s text:c="2"/>-0.00256</text:p>
      <text:p text:style-name="P1">jitter for frame 985 is <text:s text:c="2"/>-0.00132</text:p>
      <text:p text:style-name="P1">jitter for frame 986 is <text:s text:c="2"/>-0.00246</text:p>
      <text:p text:style-name="P1">jitter for frame 987 is <text:s text:c="2"/>-0.00286</text:p>
      <text:p text:style-name="P1">jitter for frame 988 is <text:s text:c="2"/>-0.00254</text:p>
      <text:p text:style-name="P1">jitter for frame 989 is <text:s text:c="2"/>-0.00273</text:p>
      <text:p text:style-name="P1">jitter for frame 990 is <text:s text:c="2"/>-0.00262</text:p>
      <text:p text:style-name="P1">jitter for frame 991 is <text:s text:c="2"/>-0.00288</text:p>
      <text:p text:style-name="P1">jitter for frame 992 is <text:s text:c="2"/>-0.00254</text:p>
      <text:p text:style-name="P1">jitter for frame 993 is <text:s text:c="2"/>-0.00125</text:p>
      <text:p text:style-name="P1">jitter for frame 994 is <text:s text:c="2"/>-0.00256</text:p>
      <text:p text:style-name="P1">jitter for frame 995 is <text:s text:c="2"/>-0.00197</text:p>
      <text:p text:style-name="P1">jitter for frame 996 is <text:s text:c="2"/>-0.00240</text:p>
      <text:p text:style-name="P1">jitter for frame 997 is <text:s text:c="2"/>-0.00253</text:p>
      <text:p text:style-name="P1">jitter for frame 998 is <text:s text:c="2"/>-0.00259</text:p>
      <text:p text:style-name="P1">jitter for frame 999 is <text:s text:c="2"/>-0.00252</text:p>
      <text:p text:style-name="P1">jitter for frame 1000 is <text:s text:c="2"/>-0.00261</text:p>
      <text:p text:style-name="P1">jitter for frame 1001 is <text:s text:c="2"/>-0.00013</text:p>
      <text:p text:style-name="P1"><text:soft-page-break/>jitter for frame 1002 is <text:s text:c="2"/>-0.00247</text:p>
      <text:p text:style-name="P1">jitter for frame 1003 is <text:s text:c="2"/>-0.00024</text:p>
      <text:p text:style-name="P1">jitter for frame 1004 is <text:s text:c="2"/>-0.00121</text:p>
      <text:p text:style-name="P1">jitter for frame 1005 is <text:s text:c="2"/>-0.00252</text:p>
      <text:p text:style-name="P1">jitter for frame 1006 is <text:s text:c="2"/>-0.00236</text:p>
      <text:p text:style-name="P1">jitter for frame 1007 is <text:s text:c="2"/>-0.00010</text:p>
      <text:p text:style-name="P1">jitter for frame 1008 is <text:s text:c="2"/>-0.00236</text:p>
      <text:p text:style-name="P1">jitter for frame 1009 is <text:s text:c="2"/>-0.00223</text:p>
      <text:p text:style-name="P1">jitter for frame 1010 is <text:s text:c="2"/>-0.00272</text:p>
      <text:p text:style-name="P1">jitter for frame 1011 is <text:s text:c="2"/>-0.00164</text:p>
      <text:p text:style-name="P1">jitter for frame 1012 is <text:s text:c="2"/>-0.00215</text:p>
      <text:p text:style-name="P1">jitter for frame 1013 is <text:s text:c="2"/>-0.00261</text:p>
      <text:p text:style-name="P1">jitter for frame 1014 is <text:s text:c="2"/>-0.00036</text:p>
      <text:p text:style-name="P1">jitter for frame 1015 is <text:s text:c="2"/>-0.00256</text:p>
      <text:p text:style-name="P1">jitter for frame 1016 is <text:s text:c="2"/>-0.00121</text:p>
      <text:p text:style-name="P1">jitter for frame 1017 is <text:s text:c="2"/>-0.00021</text:p>
      <text:p text:style-name="P1">jitter for frame 1018 is <text:s text:c="2"/>-0.00160</text:p>
      <text:p text:style-name="P1">jitter for frame 1019 is <text:s text:c="2"/>-0.00016</text:p>
      <text:p text:style-name="P1">jitter for frame 1020 is <text:s text:c="2"/>-0.00225</text:p>
      <text:p text:style-name="P1">jitter for frame 1021 is <text:s text:c="2"/>-0.00262</text:p>
      <text:p text:style-name="P1">jitter for frame 1022 is <text:s text:c="2"/>-0.00255</text:p>
      <text:p text:style-name="P1">jitter for frame 1023 is <text:s text:c="3"/>0.00002</text:p>
      <text:p text:style-name="P1">jitter for frame 1024 is <text:s text:c="3"/>0.00001</text:p>
      <text:p text:style-name="P1">jitter for frame 1025 is <text:s text:c="2"/>-0.00245</text:p>
      <text:p text:style-name="P1">jitter for frame 1026 is <text:s text:c="2"/>-0.00203</text:p>
      <text:p text:style-name="P1">jitter for frame 1027 is <text:s text:c="2"/>-0.00252</text:p>
      <text:p text:style-name="P1">jitter for frame 1028 is <text:s text:c="2"/>-0.00264</text:p>
      <text:p text:style-name="P1">jitter for frame 1029 is <text:s text:c="2"/>-0.00237</text:p>
      <text:p text:style-name="P1">jitter for frame 1030 is <text:s text:c="2"/>-0.00056</text:p>
      <text:p text:style-name="P1">jitter for frame 1031 is <text:s text:c="2"/>-0.00008</text:p>
      <text:p text:style-name="P1">jitter for frame 1032 is <text:s text:c="2"/>-0.00255</text:p>
      <text:p text:style-name="P1">jitter for frame 1033 is <text:s text:c="2"/>-0.00253</text:p>
      <text:p text:style-name="P1">jitter for frame 1034 is <text:s text:c="2"/>-0.00000</text:p>
      <text:p text:style-name="P1">jitter for frame 1035 is <text:s text:c="2"/>-0.00104</text:p>
      <text:p text:style-name="P1">jitter for frame 1036 is <text:s text:c="2"/>-0.00261</text:p>
      <text:p text:style-name="P1">jitter for frame 1037 is <text:s text:c="2"/>-0.00125</text:p>
      <text:p text:style-name="P1">jitter for frame 1038 is <text:s text:c="2"/>-0.00027</text:p>
      <text:p text:style-name="P1">jitter for frame 1039 is <text:s text:c="2"/>-0.00225</text:p>
      <text:p text:style-name="P1">jitter for frame 1040 is <text:s text:c="2"/>-0.00250</text:p>
      <text:p text:style-name="P1">jitter for frame 1041 is <text:s text:c="2"/>-0.00278</text:p>
      <text:p text:style-name="P1">jitter for frame 1042 is <text:s text:c="2"/>-0.00262</text:p>
      <text:p text:style-name="P1">jitter for frame 1043 is <text:s text:c="2"/>-0.00253</text:p>
      <text:p text:style-name="P1">jitter for frame 1044 is <text:s text:c="2"/>-0.00254</text:p>
      <text:p text:style-name="P1">jitter for frame 1045 is <text:s text:c="2"/>-0.00262</text:p>
      <text:p text:style-name="P1">jitter for frame 1046 is <text:s text:c="2"/>-0.00205</text:p>
      <text:p text:style-name="P1">jitter for frame 1047 is <text:s text:c="2"/>-0.00029</text:p>
      <text:p text:style-name="P1">jitter for frame 1048 is <text:s text:c="2"/>-0.00106</text:p>
      <text:p text:style-name="P1">jitter for frame 1049 is <text:s text:c="3"/>0.00001</text:p>
      <text:p text:style-name="P1">jitter for frame 1050 is <text:s text:c="2"/>-0.00009</text:p>
      <text:p text:style-name="P1"><text:soft-page-break/>jitter for frame 1051 is <text:s text:c="2"/>-0.00274</text:p>
      <text:p text:style-name="P1">jitter for frame 1052 is <text:s text:c="2"/>-0.00251</text:p>
      <text:p text:style-name="P1">jitter for frame 1053 is <text:s text:c="2"/>-0.00060</text:p>
      <text:p text:style-name="P1">jitter for frame 1054 is <text:s text:c="2"/>-0.00050</text:p>
      <text:p text:style-name="P1">jitter for frame 1055 is <text:s text:c="2"/>-0.00197</text:p>
      <text:p text:style-name="P1">jitter for frame 1056 is <text:s text:c="2"/>-0.00022</text:p>
      <text:p text:style-name="P1">jitter for frame 1057 is <text:s text:c="2"/>-0.00031</text:p>
      <text:p text:style-name="P1">jitter for frame 1058 is <text:s text:c="3"/>0.00047</text:p>
      <text:p text:style-name="P1">jitter for frame 1059 is <text:s text:c="2"/>-0.00001</text:p>
      <text:p text:style-name="P1">jitter for frame 1060 is <text:s text:c="2"/>-0.00260</text:p>
      <text:p text:style-name="P1">jitter for frame 1061 is <text:s text:c="2"/>-0.00246</text:p>
      <text:p text:style-name="P1">jitter for frame 1062 is <text:s text:c="2"/>-0.00184</text:p>
      <text:p text:style-name="P1">jitter for frame 1063 is <text:s text:c="2"/>-0.00196</text:p>
      <text:p text:style-name="P1">jitter for frame 1064 is <text:s text:c="2"/>-0.00211</text:p>
      <text:p text:style-name="P1">jitter for frame 1065 is <text:s text:c="2"/>-0.00010</text:p>
      <text:p text:style-name="P1">jitter for frame 1066 is <text:s text:c="2"/>-0.00058</text:p>
      <text:p text:style-name="P1">jitter for frame 1067 is <text:s text:c="2"/>-0.00262</text:p>
      <text:p text:style-name="P1">jitter for frame 1068 is <text:s text:c="2"/>-0.00180</text:p>
      <text:p text:style-name="P1">jitter for frame 1069 is <text:s text:c="2"/>-0.00058</text:p>
      <text:p text:style-name="P1">jitter for frame 1070 is <text:s text:c="2"/>-0.00230</text:p>
      <text:p text:style-name="P1">jitter for frame 1071 is <text:s text:c="2"/>-0.00195</text:p>
      <text:p text:style-name="P1">jitter for frame 1072 is <text:s text:c="2"/>-0.00248</text:p>
      <text:p text:style-name="P1">jitter for frame 1073 is <text:s text:c="2"/>-0.00261</text:p>
      <text:p text:style-name="P1">jitter for frame 1074 is <text:s text:c="2"/>-0.00033</text:p>
      <text:p text:style-name="P1">jitter for frame 1075 is <text:s text:c="2"/>-0.00251</text:p>
      <text:p text:style-name="P1">jitter for frame 1076 is <text:s text:c="2"/>-0.00116</text:p>
      <text:p text:style-name="P1">jitter for frame 1077 is <text:s text:c="2"/>-0.00068</text:p>
      <text:p text:style-name="P1">jitter for frame 1078 is <text:s text:c="2"/>-0.00047</text:p>
      <text:p text:style-name="P1">jitter for frame 1079 is <text:s text:c="2"/>-0.00038</text:p>
      <text:p text:style-name="P1">jitter for frame 1080 is <text:s text:c="3"/>0.00001</text:p>
      <text:p text:style-name="P1">jitter for frame 1081 is <text:s text:c="2"/>-0.00221</text:p>
      <text:p text:style-name="P1">jitter for frame 1082 is <text:s text:c="2"/>-0.00210</text:p>
      <text:p text:style-name="P1">jitter for frame 1083 is <text:s text:c="2"/>-0.00258</text:p>
      <text:p text:style-name="P1">jitter for frame 1084 is <text:s text:c="2"/>-0.00250</text:p>
      <text:p text:style-name="P1">jitter for frame 1085 is <text:s text:c="2"/>-0.00257</text:p>
      <text:p text:style-name="P1">jitter for frame 1086 is <text:s text:c="2"/>-0.00223</text:p>
      <text:p text:style-name="P1">jitter for frame 1087 is <text:s text:c="2"/>-0.00053</text:p>
      <text:p text:style-name="P1">jitter for frame 1088 is <text:s text:c="2"/>-0.00190</text:p>
      <text:p text:style-name="P1">jitter for frame 1089 is <text:s text:c="2"/>-0.00205</text:p>
      <text:p text:style-name="P1">jitter for frame 1090 is <text:s text:c="2"/>-0.00243</text:p>
      <text:p text:style-name="P1">jitter for frame 1091 is <text:s text:c="2"/>-0.00122</text:p>
      <text:p text:style-name="P1">jitter for frame 1092 is <text:s text:c="2"/>-0.00276</text:p>
      <text:p text:style-name="P1">jitter for frame 1093 is <text:s text:c="2"/>-0.00245</text:p>
      <text:p text:style-name="P1">jitter for frame 1094 is <text:s text:c="2"/>-0.00083</text:p>
      <text:p text:style-name="P1">jitter for frame 1095 is <text:s text:c="2"/>-0.00218</text:p>
      <text:p text:style-name="P1">jitter for frame 1096 is <text:s text:c="2"/>-0.00126</text:p>
      <text:p text:style-name="P1">jitter for frame 1097 is <text:s text:c="2"/>-0.00098</text:p>
      <text:p text:style-name="P1">jitter for frame 1098 is <text:s text:c="2"/>-0.00103</text:p>
      <text:p text:style-name="P1">jitter for frame 1099 is <text:s text:c="2"/>-0.00214</text:p>
      <text:p text:style-name="P1"><text:soft-page-break/>jitter for frame 1100 is <text:s text:c="2"/>-0.00143</text:p>
      <text:p text:style-name="P1">jitter for frame 1101 is <text:s text:c="2"/>-0.00269</text:p>
      <text:p text:style-name="P1">jitter for frame 1102 is <text:s text:c="2"/>-0.00227</text:p>
      <text:p text:style-name="P1">jitter for frame 1103 is <text:s text:c="2"/>-0.00227</text:p>
      <text:p text:style-name="P1">jitter for frame 1104 is <text:s text:c="2"/>-0.00245</text:p>
      <text:p text:style-name="P1">jitter for frame 1105 is <text:s text:c="2"/>-0.00022</text:p>
      <text:p text:style-name="P1">jitter for frame 1106 is <text:s text:c="2"/>-0.00030</text:p>
      <text:p text:style-name="P1">jitter for frame 1107 is <text:s text:c="2"/>-0.00116</text:p>
      <text:p text:style-name="P1">jitter for frame 1108 is <text:s text:c="2"/>-0.00030</text:p>
      <text:p text:style-name="P1">jitter for frame 1109 is <text:s text:c="2"/>-0.00215</text:p>
      <text:p text:style-name="P1">jitter for frame 1110 is <text:s text:c="2"/>-0.00190</text:p>
      <text:p text:style-name="P1">jitter for frame 1111 is <text:s text:c="2"/>-0.00003</text:p>
      <text:p text:style-name="P1">jitter for frame 1112 is <text:s text:c="2"/>-0.00254</text:p>
      <text:p text:style-name="P1">jitter for frame 1113 is <text:s text:c="2"/>-0.00182</text:p>
      <text:p text:style-name="P1">jitter for frame 1114 is <text:s text:c="2"/>-0.00249</text:p>
      <text:p text:style-name="P1">jitter for frame 1115 is <text:s text:c="2"/>-0.00202</text:p>
      <text:p text:style-name="P1">jitter for frame 1116 is <text:s text:c="2"/>-0.00260</text:p>
      <text:p text:style-name="P1">jitter for frame 1117 is <text:s text:c="2"/>-0.00238</text:p>
      <text:p text:style-name="P1">jitter for frame 1118 is <text:s text:c="2"/>-0.00255</text:p>
      <text:p text:style-name="P1">jitter for frame 1119 is <text:s text:c="2"/>-0.00264</text:p>
      <text:p text:style-name="P1">jitter for frame 1120 is <text:s text:c="2"/>-0.00168</text:p>
      <text:p text:style-name="P1">jitter for frame 1121 is <text:s text:c="2"/>-0.00246</text:p>
      <text:p text:style-name="P1">jitter for frame 1122 is <text:s text:c="2"/>-0.00274</text:p>
      <text:p text:style-name="P1">jitter for frame 1123 is <text:s text:c="2"/>-0.00049</text:p>
      <text:p text:style-name="P1">jitter for frame 1124 is <text:s text:c="2"/>-0.00105</text:p>
      <text:p text:style-name="P1">jitter for frame 1125 is <text:s text:c="2"/>-0.00287</text:p>
      <text:p text:style-name="P1">jitter for frame 1126 is <text:s text:c="2"/>-0.00042</text:p>
      <text:p text:style-name="P1">jitter for frame 1127 is <text:s text:c="2"/>-0.00016</text:p>
      <text:p text:style-name="P1">jitter for frame 1128 is <text:s text:c="2"/>-0.00028</text:p>
      <text:p text:style-name="P1">jitter for frame 1129 is <text:s text:c="2"/>-0.00210</text:p>
      <text:p text:style-name="P1">jitter for frame 1130 is <text:s text:c="2"/>-0.00214</text:p>
      <text:p text:style-name="P1">jitter for frame 1131 is <text:s text:c="2"/>-0.00147</text:p>
      <text:p text:style-name="P1">jitter for frame 1132 is <text:s text:c="2"/>-0.00200</text:p>
      <text:p text:style-name="P1">jitter for frame 1133 is <text:s text:c="2"/>-0.00252</text:p>
      <text:p text:style-name="P1">jitter for frame 1134 is <text:s text:c="2"/>-0.00192</text:p>
      <text:p text:style-name="P1">jitter for frame 1135 is <text:s text:c="2"/>-0.00065</text:p>
      <text:p text:style-name="P1">jitter for frame 1136 is <text:s text:c="2"/>-0.00209</text:p>
      <text:p text:style-name="P1">jitter for frame 1137 is <text:s text:c="2"/>-0.00234</text:p>
      <text:p text:style-name="P1">jitter for frame 1138 is <text:s text:c="2"/>-0.00255</text:p>
      <text:p text:style-name="P1">jitter for frame 1139 is <text:s text:c="2"/>-0.00074</text:p>
      <text:p text:style-name="P1">jitter for frame 1140 is <text:s text:c="2"/>-0.00033</text:p>
      <text:p text:style-name="P1">jitter for frame 1141 is <text:s text:c="2"/>-0.00035</text:p>
      <text:p text:style-name="P1">jitter for frame 1142 is <text:s text:c="2"/>-0.00257</text:p>
      <text:p text:style-name="P1">jitter for frame 1143 is <text:s text:c="2"/>-0.00258</text:p>
      <text:p text:style-name="P1">jitter for frame 1144 is <text:s text:c="2"/>-0.00251</text:p>
      <text:p text:style-name="P1">jitter for frame 1145 is <text:s text:c="2"/>-0.00241</text:p>
      <text:p text:style-name="P1">jitter for frame 1146 is <text:s text:c="2"/>-0.00149</text:p>
      <text:p text:style-name="P1">jitter for frame 1147 is <text:s text:c="2"/>-0.00261</text:p>
      <text:p text:style-name="P1">jitter for frame 1148 is <text:s text:c="2"/>-0.00007</text:p>
      <text:p text:style-name="P1"><text:soft-page-break/>jitter for frame 1149 is <text:s text:c="2"/>-0.00260</text:p>
      <text:p text:style-name="P1">jitter for frame 1150 is <text:s text:c="2"/>-0.00112</text:p>
      <text:p text:style-name="P1">jitter for frame 1151 is <text:s text:c="2"/>-0.00255</text:p>
      <text:p text:style-name="P1">jitter for frame 1152 is <text:s text:c="2"/>-0.00258</text:p>
      <text:p text:style-name="P1">jitter for frame 1153 is <text:s text:c="2"/>-0.00259</text:p>
      <text:p text:style-name="P1">jitter for frame 1154 is <text:s text:c="2"/>-0.00014</text:p>
      <text:p text:style-name="P1">jitter for frame 1155 is <text:s text:c="2"/>-0.00250</text:p>
      <text:p text:style-name="P1">jitter for frame 1156 is <text:s text:c="2"/>-0.00210</text:p>
      <text:p text:style-name="P1">jitter for frame 1157 is <text:s text:c="2"/>-0.00244</text:p>
      <text:p text:style-name="P1">jitter for frame 1158 is <text:s text:c="2"/>-0.00236</text:p>
      <text:p text:style-name="P1">jitter for frame 1159 is <text:s text:c="2"/>-0.00244</text:p>
      <text:p text:style-name="P1">jitter for frame 1160 is <text:s text:c="2"/>-0.00002</text:p>
      <text:p text:style-name="P1">jitter for frame 1161 is <text:s text:c="2"/>-0.00074</text:p>
      <text:p text:style-name="P1">jitter for frame 1162 is <text:s text:c="2"/>-0.00184</text:p>
      <text:p text:style-name="P1">jitter for frame 1163 is <text:s text:c="2"/>-0.00251</text:p>
      <text:p text:style-name="P1">jitter for frame 1164 is <text:s text:c="2"/>-0.00150</text:p>
      <text:p text:style-name="P1">jitter for frame 1165 is <text:s text:c="2"/>-0.00007</text:p>
      <text:p text:style-name="P1">jitter for frame 1166 is <text:s text:c="2"/>-0.00254</text:p>
      <text:p text:style-name="P1">jitter for frame 1167 is <text:s text:c="2"/>-0.00001</text:p>
      <text:p text:style-name="P1">jitter for frame 1168 is <text:s text:c="2"/>-0.00209</text:p>
      <text:p text:style-name="P1">jitter for frame 1169 is <text:s text:c="2"/>-0.00195</text:p>
      <text:p text:style-name="P1">jitter for frame 1170 is <text:s text:c="2"/>-0.00244</text:p>
      <text:p text:style-name="P1">jitter for frame 1171 is <text:s text:c="2"/>-0.00188</text:p>
      <text:p text:style-name="P1">jitter for frame 1172 is <text:s text:c="2"/>-0.00137</text:p>
      <text:p text:style-name="P1">jitter for frame 1173 is <text:s text:c="2"/>-0.00252</text:p>
      <text:p text:style-name="P1">jitter for frame 1174 is <text:s text:c="2"/>-0.00129</text:p>
      <text:p text:style-name="P1">jitter for frame 1175 is <text:s text:c="2"/>-0.00257</text:p>
      <text:p text:style-name="P1">jitter for frame 1176 is <text:s text:c="2"/>-0.00251</text:p>
      <text:p text:style-name="P1">jitter for frame 1177 is <text:s text:c="2"/>-0.00069</text:p>
      <text:p text:style-name="P1">jitter for frame 1178 is <text:s text:c="2"/>-0.00148</text:p>
      <text:p text:style-name="P1">jitter for frame 1179 is <text:s text:c="2"/>-0.00066</text:p>
      <text:p text:style-name="P1">jitter for frame 1180 is <text:s text:c="3"/>0.00047</text:p>
      <text:p text:style-name="P1">jitter for frame 1181 is <text:s text:c="2"/>-0.00252</text:p>
      <text:p text:style-name="P1">jitter for frame 1182 is <text:s text:c="3"/>0.00283</text:p>
      <text:p text:style-name="P1">jitter for frame 1183 is <text:s text:c="2"/>-0.00259</text:p>
      <text:p text:style-name="P1">jitter for frame 1184 is <text:s text:c="2"/>-0.00174</text:p>
      <text:p text:style-name="P1">jitter for frame 1185 is <text:s text:c="2"/>-0.00259</text:p>
      <text:p text:style-name="P1">jitter for frame 1186 is <text:s text:c="2"/>-0.00094</text:p>
      <text:p text:style-name="P1">jitter for frame 1187 is <text:s text:c="2"/>-0.00119</text:p>
      <text:p text:style-name="P1">jitter for frame 1188 is <text:s text:c="2"/>-0.00251</text:p>
      <text:p text:style-name="P1">jitter for frame 1189 is <text:s text:c="2"/>-0.00253</text:p>
      <text:p text:style-name="P1">jitter for frame 1190 is <text:s text:c="2"/>-0.00001</text:p>
      <text:p text:style-name="P1">jitter for frame 1191 is <text:s text:c="2"/>-0.00152</text:p>
      <text:p text:style-name="P1">jitter for frame 1192 is <text:s text:c="2"/>-0.00036</text:p>
      <text:p text:style-name="P1">jitter for frame 1193 is <text:s text:c="2"/>-0.00261</text:p>
      <text:p text:style-name="P1">jitter for frame 1194 is <text:s text:c="2"/>-0.00240</text:p>
      <text:p text:style-name="P1">jitter for frame 1195 is <text:s text:c="2"/>-0.00201</text:p>
      <text:p text:style-name="P1">jitter for frame 1196 is <text:s text:c="2"/>-0.00011</text:p>
      <text:p text:style-name="P1">jitter for frame 1197 is <text:s text:c="2"/>-0.00256</text:p>
      <text:p text:style-name="P1"><text:soft-page-break/>jitter for frame 1198 is <text:s text:c="2"/>-0.00090</text:p>
      <text:p text:style-name="P1">jitter for frame 1199 is <text:s text:c="2"/>-0.00013</text:p>
      <text:p text:style-name="P1">jitter for frame 1200 is <text:s text:c="2"/>-0.00020</text:p>
      <text:p text:style-name="P1">jitter for frame 1201 is <text:s text:c="3"/>0.00482</text:p>
      <text:p text:style-name="P1">jitter for frame 1202 is <text:s text:c="2"/>-0.00259</text:p>
      <text:p text:style-name="P1">jitter for frame 1203 is <text:s text:c="2"/>-0.00258</text:p>
      <text:p text:style-name="P1">jitter for frame 1204 is <text:s text:c="2"/>-0.00256</text:p>
      <text:p text:style-name="P1">jitter for frame 1205 is <text:s text:c="2"/>-0.00033</text:p>
      <text:p text:style-name="P1">jitter for frame 1206 is <text:s text:c="2"/>-0.00192</text:p>
      <text:p text:style-name="P1">jitter for frame 1207 is <text:s text:c="2"/>-0.00213</text:p>
      <text:p text:style-name="P1">jitter for frame 1208 is <text:s text:c="2"/>-0.00110</text:p>
      <text:p text:style-name="P1">jitter for frame 1209 is <text:s text:c="2"/>-0.00146</text:p>
      <text:p text:style-name="P1">jitter for frame 1210 is <text:s text:c="2"/>-0.00218</text:p>
      <text:p text:style-name="P1">jitter for frame 1211 is <text:s text:c="2"/>-0.00184</text:p>
      <text:p text:style-name="P1">jitter for frame 1212 is <text:s text:c="2"/>-0.00243</text:p>
      <text:p text:style-name="P1">jitter for frame 1213 is <text:s text:c="2"/>-0.00220</text:p>
      <text:p text:style-name="P1">jitter for frame 1214 is <text:s text:c="2"/>-0.00163</text:p>
      <text:p text:style-name="P1">jitter for frame 1215 is <text:s text:c="3"/>0.00064</text:p>
      <text:p text:style-name="P1">jitter for frame 1216 is <text:s text:c="2"/>-0.00086</text:p>
      <text:p text:style-name="P1">jitter for frame 1217 is <text:s text:c="2"/>-0.00253</text:p>
      <text:p text:style-name="P1">jitter for frame 1218 is <text:s text:c="2"/>-0.00260</text:p>
      <text:p text:style-name="P1">jitter for frame 1219 is <text:s text:c="2"/>-0.00235</text:p>
      <text:p text:style-name="P1">jitter for frame 1220 is <text:s text:c="2"/>-0.00211</text:p>
      <text:p text:style-name="P1">jitter for frame 1221 is <text:s text:c="3"/>0.00001</text:p>
      <text:p text:style-name="P1">jitter for frame 1222 is <text:s text:c="2"/>-0.00253</text:p>
      <text:p text:style-name="P1">jitter for frame 1223 is <text:s text:c="2"/>-0.00261</text:p>
      <text:p text:style-name="P1">jitter for frame 1224 is <text:s text:c="2"/>-0.00250</text:p>
      <text:p text:style-name="P1">jitter for frame 1225 is <text:s text:c="2"/>-0.00182</text:p>
      <text:p text:style-name="P1">jitter for frame 1226 is <text:s text:c="2"/>-0.00256</text:p>
      <text:p text:style-name="P1">jitter for frame 1227 is <text:s text:c="2"/>-0.00206</text:p>
      <text:p text:style-name="P1">jitter for frame 1228 is <text:s text:c="2"/>-0.00208</text:p>
      <text:p text:style-name="P1">jitter for frame 1229 is <text:s text:c="2"/>-0.00255</text:p>
      <text:p text:style-name="P1">jitter for frame 1230 is <text:s text:c="2"/>-0.00035</text:p>
      <text:p text:style-name="P1">jitter for frame 1231 is <text:s text:c="2"/>-0.00088</text:p>
      <text:p text:style-name="P1">jitter for frame 1232 is <text:s text:c="2"/>-0.00040</text:p>
      <text:p text:style-name="P1">jitter for frame 1233 is <text:s text:c="2"/>-0.00274</text:p>
      <text:p text:style-name="P1">jitter for frame 1234 is <text:s text:c="2"/>-0.00255</text:p>
      <text:p text:style-name="P1">jitter for frame 1235 is <text:s text:c="2"/>-0.00027</text:p>
      <text:p text:style-name="P1">jitter for frame 1236 is <text:s text:c="2"/>-0.00255</text:p>
      <text:p text:style-name="P1">jitter for frame 1237 is <text:s text:c="2"/>-0.00164</text:p>
      <text:p text:style-name="P1">jitter for frame 1238 is <text:s text:c="2"/>-0.00208</text:p>
      <text:p text:style-name="P1">jitter for frame 1239 is <text:s text:c="2"/>-0.00020</text:p>
      <text:p text:style-name="P1">jitter for frame 1240 is <text:s text:c="2"/>-0.00007</text:p>
      <text:p text:style-name="P1">jitter for frame 1241 is <text:s text:c="2"/>-0.00216</text:p>
      <text:p text:style-name="P1">jitter for frame 1242 is <text:s text:c="2"/>-0.00138</text:p>
      <text:p text:style-name="P1">jitter for frame 1243 is <text:s text:c="2"/>-0.00258</text:p>
      <text:p text:style-name="P1">jitter for frame 1244 is <text:s text:c="2"/>-0.00250</text:p>
      <text:p text:style-name="P1">jitter for frame 1245 is <text:s text:c="3"/>0.18281</text:p>
      <text:p text:style-name="P1">jitter for frame 1246 is <text:s text:c="2"/>-0.00146</text:p>
      <text:p text:style-name="P1"><text:soft-page-break/>jitter for frame 1247 is <text:s text:c="2"/>-0.00020</text:p>
      <text:p text:style-name="P1">jitter for frame 1248 is <text:s text:c="3"/>0.00039</text:p>
      <text:p text:style-name="P1">jitter for frame 1249 is <text:s text:c="3"/>0.00032</text:p>
      <text:p text:style-name="P1">jitter for frame 1250 is <text:s text:c="2"/>-0.00186</text:p>
      <text:p text:style-name="P1">jitter for frame 1251 is <text:s text:c="2"/>-0.00276</text:p>
      <text:p text:style-name="P1">jitter for frame 1252 is <text:s text:c="2"/>-0.00270</text:p>
      <text:p text:style-name="P1">jitter for frame 1253 is <text:s text:c="2"/>-0.00088</text:p>
      <text:p text:style-name="P1">jitter for frame 1254 is <text:s text:c="2"/>-0.00266</text:p>
      <text:p text:style-name="P1">jitter for frame 1255 is <text:s text:c="3"/>0.00040</text:p>
      <text:p text:style-name="P1">jitter for frame 1256 is <text:s text:c="2"/>-0.00015</text:p>
      <text:p text:style-name="P1">jitter for frame 1257 is <text:s text:c="2"/>-0.00261</text:p>
      <text:p text:style-name="P1">jitter for frame 1258 is <text:s text:c="2"/>-0.00215</text:p>
      <text:p text:style-name="P1">jitter for frame 1259 is <text:s text:c="2"/>-0.00092</text:p>
      <text:p text:style-name="P1">jitter for frame 1260 is <text:s text:c="2"/>-0.00253</text:p>
      <text:p text:style-name="P1">jitter for frame 1261 is <text:s text:c="2"/>-0.00238</text:p>
      <text:p text:style-name="P1">jitter for frame 1262 is <text:s text:c="2"/>-0.00260</text:p>
      <text:p text:style-name="P1">jitter for frame 1263 is <text:s text:c="3"/>0.00004</text:p>
      <text:p text:style-name="P1">jitter for frame 1264 is <text:s text:c="2"/>-0.00258</text:p>
      <text:p text:style-name="P1">jitter for frame 1265 is <text:s text:c="2"/>-0.00237</text:p>
      <text:p text:style-name="P1">jitter for frame 1266 is <text:s text:c="2"/>-0.00179</text:p>
      <text:p text:style-name="P1">jitter for frame 1267 is <text:s text:c="2"/>-0.00249</text:p>
      <text:p text:style-name="P1">jitter for frame 1268 is <text:s text:c="2"/>-0.00237</text:p>
      <text:p text:style-name="P1">jitter for frame 1269 is <text:s text:c="2"/>-0.00242</text:p>
      <text:p text:style-name="P1">jitter for frame 1270 is <text:s text:c="2"/>-0.00024</text:p>
      <text:p text:style-name="P1">jitter for frame 1271 is <text:s text:c="2"/>-0.00045</text:p>
      <text:p text:style-name="P1">jitter for frame 1272 is <text:s text:c="2"/>-0.00240</text:p>
      <text:p text:style-name="P1">jitter for frame 1273 is <text:s text:c="2"/>-0.00042</text:p>
      <text:p text:style-name="P1">jitter for frame 1274 is <text:s text:c="2"/>-0.00232</text:p>
      <text:p text:style-name="P1">jitter for frame 1275 is <text:s text:c="2"/>-0.00264</text:p>
      <text:p text:style-name="P1">jitter for frame 1276 is <text:s text:c="3"/>0.00013</text:p>
      <text:p text:style-name="P1">jitter for frame 1277 is <text:s text:c="2"/>-0.00256</text:p>
      <text:p text:style-name="P1">jitter for frame 1278 is <text:s text:c="2"/>-0.00226</text:p>
      <text:p text:style-name="P1">jitter for frame 1279 is <text:s text:c="2"/>-0.00154</text:p>
      <text:p text:style-name="P1">jitter for frame 1280 is <text:s text:c="2"/>-0.00143</text:p>
      <text:p text:style-name="P1">jitter for frame 1281 is <text:s text:c="2"/>-0.00283</text:p>
      <text:p text:style-name="P1">jitter for frame 1282 is <text:s text:c="2"/>-0.00257</text:p>
      <text:p text:style-name="P1">jitter for frame 1283 is <text:s text:c="2"/>-0.00285</text:p>
      <text:p text:style-name="P1">jitter for frame 1284 is <text:s text:c="2"/>-0.00252</text:p>
      <text:p text:style-name="P1">jitter for frame 1285 is <text:s text:c="2"/>-0.00204</text:p>
      <text:p text:style-name="P1">jitter for frame 1286 is <text:s text:c="2"/>-0.00260</text:p>
      <text:p text:style-name="P1">jitter for frame 1287 is <text:s text:c="3"/>0.00079</text:p>
      <text:p text:style-name="P1">jitter for frame 1288 is <text:s text:c="2"/>-0.00028</text:p>
      <text:p text:style-name="P1">jitter for frame 1289 is <text:s text:c="2"/>-0.00050</text:p>
      <text:p text:style-name="P1">jitter for frame 1290 is <text:s text:c="2"/>-0.00218</text:p>
      <text:p text:style-name="P1">jitter for frame 1291 is <text:s text:c="3"/>0.00657</text:p>
      <text:p text:style-name="P1">jitter for frame 1292 is <text:s text:c="2"/>-0.00250</text:p>
      <text:p text:style-name="P1">jitter for frame 1293 is <text:s text:c="2"/>-0.00026</text:p>
      <text:p text:style-name="P1">jitter for frame 1294 is <text:s text:c="2"/>-0.00170</text:p>
      <text:p text:style-name="P1">jitter for frame 1295 is <text:s text:c="2"/>-0.00213</text:p>
      <text:p text:style-name="P1"><text:soft-page-break/>jitter for frame 1296 is <text:s text:c="2"/>-0.00087</text:p>
      <text:p text:style-name="P1">jitter for frame 1297 is <text:s text:c="2"/>-0.00023</text:p>
      <text:p text:style-name="P1">jitter for frame 1298 is <text:s text:c="2"/>-0.00216</text:p>
      <text:p text:style-name="P1">jitter for frame 1299 is <text:s text:c="2"/>-0.00249</text:p>
      <text:p text:style-name="P1">jitter for frame 1300 is <text:s text:c="2"/>-0.00275</text:p>
      <text:p text:style-name="P1">jitter for frame 1301 is <text:s text:c="2"/>-0.00271</text:p>
      <text:p text:style-name="P1">jitter for frame 1302 is <text:s text:c="2"/>-0.00260</text:p>
      <text:p text:style-name="P1">jitter for frame 1303 is <text:s text:c="2"/>-0.00021</text:p>
      <text:p text:style-name="P1">jitter for frame 1304 is <text:s text:c="2"/>-0.00218</text:p>
      <text:p text:style-name="P1">jitter for frame 1305 is <text:s text:c="2"/>-0.00249</text:p>
      <text:p text:style-name="P1">jitter for frame 1306 is <text:s text:c="2"/>-0.00262</text:p>
      <text:p text:style-name="P1">jitter for frame 1307 is <text:s text:c="2"/>-0.00255</text:p>
      <text:p text:style-name="P1">jitter for frame 1308 is <text:s text:c="2"/>-0.00199</text:p>
      <text:p text:style-name="P1">jitter for frame 1309 is <text:s text:c="2"/>-0.00243</text:p>
      <text:p text:style-name="P1">jitter for frame 1310 is <text:s text:c="2"/>-0.00207</text:p>
      <text:p text:style-name="P1">jitter for frame 1311 is <text:s text:c="2"/>-0.00263</text:p>
      <text:p text:style-name="P1">jitter for frame 1312 is <text:s text:c="2"/>-0.00259</text:p>
      <text:p text:style-name="P1">jitter for frame 1313 is <text:s text:c="2"/>-0.00246</text:p>
      <text:p text:style-name="P1">jitter for frame 1314 is <text:s text:c="2"/>-0.00252</text:p>
      <text:p text:style-name="P1">jitter for frame 1315 is <text:s text:c="2"/>-0.00107</text:p>
      <text:p text:style-name="P1">jitter for frame 1316 is <text:s text:c="2"/>-0.00224</text:p>
      <text:p text:style-name="P1">jitter for frame 1317 is <text:s text:c="2"/>-0.00250</text:p>
      <text:p text:style-name="P1">jitter for frame 1318 is <text:s text:c="2"/>-0.00246</text:p>
      <text:p text:style-name="P1">jitter for frame 1319 is <text:s text:c="2"/>-0.00159</text:p>
      <text:p text:style-name="P1">jitter for frame 1320 is <text:s text:c="2"/>-0.00203</text:p>
      <text:p text:style-name="P1">jitter for frame 1321 is <text:s text:c="3"/>0.00369</text:p>
      <text:p text:style-name="P1">jitter for frame 1322 is <text:s text:c="2"/>-0.00259</text:p>
      <text:p text:style-name="P1">jitter for frame 1323 is <text:s text:c="2"/>-0.00032</text:p>
      <text:p text:style-name="P1">jitter for frame 1324 is <text:s text:c="3"/>0.00002</text:p>
      <text:p text:style-name="P1">jitter for frame 1325 is <text:s text:c="2"/>-0.00042</text:p>
      <text:p text:style-name="P1">jitter for frame 1326 is <text:s text:c="2"/>-0.00173</text:p>
      <text:p text:style-name="P1">jitter for frame 1327 is <text:s text:c="2"/>-0.00172</text:p>
      <text:p text:style-name="P1">jitter for frame 1328 is <text:s text:c="3"/>0.00009</text:p>
      <text:p text:style-name="P1">jitter for frame 1329 is <text:s text:c="2"/>-0.00012</text:p>
      <text:p text:style-name="P1">jitter for frame 1330 is <text:s text:c="2"/>-0.00266</text:p>
      <text:p text:style-name="P1">jitter for frame 1331 is <text:s text:c="3"/>0.00098</text:p>
      <text:p text:style-name="P1">jitter for frame 1332 is <text:s text:c="2"/>-0.00283</text:p>
      <text:p text:style-name="P1">jitter for frame 1333 is <text:s text:c="2"/>-0.00249</text:p>
      <text:p text:style-name="P1">jitter for frame 1334 is <text:s text:c="2"/>-0.00141</text:p>
      <text:p text:style-name="P1">jitter for frame 1335 is <text:s text:c="2"/>-0.00028</text:p>
      <text:p text:style-name="P1">jitter for frame 1336 is <text:s text:c="3"/>0.00005</text:p>
      <text:p text:style-name="P1">jitter for frame 1337 is <text:s text:c="3"/>0.00021</text:p>
      <text:p text:style-name="P1">jitter for frame 1338 is <text:s text:c="2"/>-0.00251</text:p>
      <text:p text:style-name="P1">jitter for frame 1339 is <text:s text:c="2"/>-0.00089</text:p>
      <text:p text:style-name="P1">jitter for frame 1340 is <text:s text:c="2"/>-0.00065</text:p>
      <text:p text:style-name="P1">jitter for frame 1341 is <text:s text:c="2"/>-0.00272</text:p>
      <text:p text:style-name="P1">jitter for frame 1342 is <text:s text:c="2"/>-0.00234</text:p>
      <text:p text:style-name="P1">jitter for frame 1343 is <text:s text:c="2"/>-0.00257</text:p>
      <text:p text:style-name="P1">jitter for frame 1344 is <text:s text:c="2"/>-0.00175</text:p>
      <text:p text:style-name="P1"><text:soft-page-break/>jitter for frame 1345 is <text:s text:c="2"/>-0.00251</text:p>
      <text:p text:style-name="P1">jitter for frame 1346 is <text:s text:c="2"/>-0.00027</text:p>
      <text:p text:style-name="P1">jitter for frame 1347 is <text:s text:c="2"/>-0.00243</text:p>
      <text:p text:style-name="P1">jitter for frame 1348 is <text:s text:c="2"/>-0.00148</text:p>
      <text:p text:style-name="P1">jitter for frame 1349 is <text:s text:c="2"/>-0.00095</text:p>
      <text:p text:style-name="P1">jitter for frame 1350 is <text:s text:c="2"/>-0.00259</text:p>
      <text:p text:style-name="P1">jitter for frame 1351 is <text:s text:c="2"/>-0.00255</text:p>
      <text:p text:style-name="P1">jitter for frame 1352 is <text:s text:c="3"/>0.00001</text:p>
      <text:p text:style-name="P1">jitter for frame 1353 is <text:s text:c="2"/>-0.00251</text:p>
      <text:p text:style-name="P1">jitter for frame 1354 is <text:s text:c="2"/>-0.00254</text:p>
      <text:p text:style-name="P1">jitter for frame 1355 is <text:s text:c="2"/>-0.00086</text:p>
      <text:p text:style-name="P1">jitter for frame 1356 is <text:s text:c="2"/>-0.00043</text:p>
      <text:p text:style-name="P1">jitter for frame 1357 is <text:s text:c="2"/>-0.00017</text:p>
      <text:p text:style-name="P1">jitter for frame 1358 is <text:s text:c="2"/>-0.00259</text:p>
      <text:p text:style-name="P1">jitter for frame 1359 is <text:s text:c="2"/>-0.00271</text:p>
      <text:p text:style-name="P1">jitter for frame 1360 is <text:s text:c="2"/>-0.00247</text:p>
      <text:p text:style-name="P1">jitter for frame 1361 is <text:s text:c="2"/>-0.00278</text:p>
      <text:p text:style-name="P1">jitter for frame 1362 is <text:s text:c="2"/>-0.00243</text:p>
      <text:p text:style-name="P1">jitter for frame 1363 is <text:s text:c="2"/>-0.00251</text:p>
      <text:p text:style-name="P1">jitter for frame 1364 is <text:s text:c="2"/>-0.00252</text:p>
      <text:p text:style-name="P1">jitter for frame 1365 is <text:s text:c="2"/>-0.00251</text:p>
      <text:p text:style-name="P1">jitter for frame 1366 is <text:s text:c="2"/>-0.00228</text:p>
      <text:p text:style-name="P1">jitter for frame 1367 is <text:s text:c="2"/>-0.00031</text:p>
      <text:p text:style-name="P1">jitter for frame 1368 is <text:s text:c="2"/>-0.00237</text:p>
      <text:p text:style-name="P1">jitter for frame 1369 is <text:s text:c="2"/>-0.00201</text:p>
      <text:p text:style-name="P1">jitter for frame 1370 is <text:s text:c="2"/>-0.00253</text:p>
      <text:p text:style-name="P1">jitter for frame 1371 is <text:s text:c="2"/>-0.00252</text:p>
      <text:p text:style-name="P1">jitter for frame 1372 is <text:s text:c="2"/>-0.00127</text:p>
      <text:p text:style-name="P1">jitter for frame 1373 is <text:s text:c="2"/>-0.00255</text:p>
      <text:p text:style-name="P1">jitter for frame 1374 is <text:s text:c="2"/>-0.00249</text:p>
      <text:p text:style-name="P1">jitter for frame 1375 is <text:s text:c="2"/>-0.00075</text:p>
      <text:p text:style-name="P1">jitter for frame 1376 is <text:s text:c="3"/>0.00039</text:p>
      <text:p text:style-name="P1">jitter for frame 1377 is <text:s text:c="2"/>-0.00006</text:p>
      <text:p text:style-name="P1">jitter for frame 1378 is <text:s text:c="2"/>-0.00107</text:p>
      <text:p text:style-name="P1">jitter for frame 1379 is <text:s text:c="2"/>-0.00211</text:p>
      <text:p text:style-name="P1">jitter for frame 1380 is <text:s text:c="2"/>-0.00040</text:p>
      <text:p text:style-name="P1">jitter for frame 1381 is <text:s text:c="3"/>0.00001</text:p>
      <text:p text:style-name="P1">jitter for frame 1382 is <text:s text:c="2"/>-0.00247</text:p>
      <text:p text:style-name="P1">jitter for frame 1383 is <text:s text:c="2"/>-0.00249</text:p>
      <text:p text:style-name="P1">jitter for frame 1384 is <text:s text:c="2"/>-0.00168</text:p>
      <text:p text:style-name="P1">jitter for frame 1385 is <text:s text:c="2"/>-0.00194</text:p>
      <text:p text:style-name="P1">jitter for frame 1386 is <text:s text:c="2"/>-0.00221</text:p>
      <text:p text:style-name="P1">jitter for frame 1387 is <text:s text:c="2"/>-0.00178</text:p>
      <text:p text:style-name="P1">jitter for frame 1388 is <text:s text:c="2"/>-0.00247</text:p>
      <text:p text:style-name="P1">jitter for frame 1389 is <text:s text:c="2"/>-0.00154</text:p>
      <text:p text:style-name="P1">jitter for frame 1390 is <text:s text:c="3"/>0.00005</text:p>
      <text:p text:style-name="P1">jitter for frame 1391 is <text:s text:c="2"/>-0.00042</text:p>
      <text:p text:style-name="P1">jitter for frame 1392 is <text:s text:c="2"/>-0.00277</text:p>
      <text:p text:style-name="P1">jitter for frame 1393 is <text:s text:c="2"/>-0.00250</text:p>
      <text:p text:style-name="P1"><text:soft-page-break/>jitter for frame 1394 is <text:s text:c="2"/>-0.00255</text:p>
      <text:p text:style-name="P1">jitter for frame 1395 is <text:s text:c="2"/>-0.00242</text:p>
      <text:p text:style-name="P1">jitter for frame 1396 is <text:s text:c="3"/>0.00001</text:p>
      <text:p text:style-name="P1">jitter for frame 1397 is <text:s text:c="2"/>-0.00255</text:p>
      <text:p text:style-name="P1">jitter for frame 1398 is <text:s text:c="3"/>0.00001</text:p>
      <text:p text:style-name="P1">jitter for frame 1399 is <text:s text:c="2"/>-0.00212</text:p>
      <text:p text:style-name="P1">jitter for frame 1400 is <text:s text:c="2"/>-0.00027</text:p>
      <text:p text:style-name="P1">jitter for frame 1401 is <text:s text:c="2"/>-0.00106</text:p>
      <text:p text:style-name="P1">jitter for frame 1402 is <text:s text:c="2"/>-0.00048</text:p>
      <text:p text:style-name="P1">jitter for frame 1403 is <text:s text:c="2"/>-0.00255</text:p>
      <text:p text:style-name="P1">jitter for frame 1404 is <text:s text:c="2"/>-0.00173</text:p>
      <text:p text:style-name="P1">jitter for frame 1405 is <text:s text:c="2"/>-0.00227</text:p>
      <text:p text:style-name="P1">jitter for frame 1406 is <text:s text:c="2"/>-0.00088</text:p>
      <text:p text:style-name="P1">jitter for frame 1407 is <text:s text:c="2"/>-0.00038</text:p>
      <text:p text:style-name="P1">jitter for frame 1408 is <text:s text:c="2"/>-0.00164</text:p>
      <text:p text:style-name="P1">jitter for frame 1409 is <text:s text:c="3"/>0.00023</text:p>
      <text:p text:style-name="P1">jitter for frame 1410 is <text:s text:c="2"/>-0.00047</text:p>
      <text:p text:style-name="P1">jitter for frame 1411 is <text:s text:c="2"/>-0.00126</text:p>
      <text:p text:style-name="P1">jitter for frame 1412 is <text:s text:c="2"/>-0.00209</text:p>
      <text:p text:style-name="P1">jitter for frame 1413 is <text:s text:c="2"/>-0.00257</text:p>
      <text:p text:style-name="P1">jitter for frame 1414 is <text:s text:c="2"/>-0.00165</text:p>
      <text:p text:style-name="P1">jitter for frame 1415 is <text:s text:c="2"/>-0.00147</text:p>
      <text:p text:style-name="P1">jitter for frame 1416 is <text:s text:c="3"/>0.00007</text:p>
      <text:p text:style-name="P1">jitter for frame 1417 is <text:s text:c="3"/>0.00001</text:p>
      <text:p text:style-name="P1">jitter for frame 1418 is <text:s text:c="2"/>-0.00142</text:p>
      <text:p text:style-name="P1">jitter for frame 1419 is <text:s text:c="2"/>-0.00026</text:p>
      <text:p text:style-name="P1">jitter for frame 1420 is <text:s text:c="2"/>-0.00029</text:p>
      <text:p text:style-name="P1">jitter for frame 1421 is <text:s text:c="2"/>-0.00016</text:p>
      <text:p text:style-name="P1">jitter for frame 1422 is <text:s text:c="2"/>-0.00254</text:p>
      <text:p text:style-name="P1">jitter for frame 1423 is <text:s text:c="2"/>-0.00257</text:p>
      <text:p text:style-name="P1">jitter for frame 1424 is <text:s text:c="2"/>-0.00260</text:p>
      <text:p text:style-name="P1">jitter for frame 1425 is <text:s text:c="2"/>-0.00024</text:p>
      <text:p text:style-name="P1">jitter for frame 1426 is <text:s text:c="2"/>-0.00255</text:p>
      <text:p text:style-name="P1">jitter for frame 1427 is <text:s text:c="2"/>-0.00266</text:p>
      <text:p text:style-name="P1">jitter for frame 1428 is <text:s text:c="3"/>0.00024</text:p>
      <text:p text:style-name="P1">jitter for frame 1429 is <text:s text:c="2"/>-0.00247</text:p>
      <text:p text:style-name="P1">jitter for frame 1430 is <text:s text:c="2"/>-0.00255</text:p>
      <text:p text:style-name="P1">jitter for frame 1431 is <text:s text:c="2"/>-0.00251</text:p>
      <text:p text:style-name="P1">jitter for frame 1432 is <text:s text:c="2"/>-0.00276</text:p>
      <text:p text:style-name="P1">jitter for frame 1433 is <text:s text:c="2"/>-0.00281</text:p>
      <text:p text:style-name="P1">jitter for frame 1434 is <text:s text:c="2"/>-0.00257</text:p>
      <text:p text:style-name="P1">jitter for frame 1435 is <text:s text:c="2"/>-0.00211</text:p>
      <text:p text:style-name="P1">jitter for frame 1436 is <text:s text:c="2"/>-0.00242</text:p>
      <text:p text:style-name="P1">jitter for frame 1437 is <text:s text:c="2"/>-0.00255</text:p>
      <text:p text:style-name="P1">jitter for frame 1438 is <text:s text:c="2"/>-0.00255</text:p>
      <text:p text:style-name="P1">jitter for frame 1439 is <text:s text:c="3"/>0.00006</text:p>
      <text:p text:style-name="P1">jitter for frame 1440 is <text:s text:c="2"/>-0.00208</text:p>
      <text:p text:style-name="P1">jitter for frame 1441 is <text:s text:c="2"/>-0.00183</text:p>
      <text:p text:style-name="P1">jitter for frame 1442 is <text:s text:c="3"/>0.00021</text:p>
      <text:p text:style-name="P1"><text:soft-page-break/>jitter for frame 1443 is <text:s text:c="2"/>-0.00127</text:p>
      <text:p text:style-name="P1">jitter for frame 1444 is <text:s text:c="2"/>-0.00269</text:p>
      <text:p text:style-name="P1">jitter for frame 1445 is <text:s text:c="2"/>-0.00251</text:p>
      <text:p text:style-name="P1">jitter for frame 1446 is <text:s text:c="2"/>-0.00260</text:p>
      <text:p text:style-name="P1">jitter for frame 1447 is <text:s text:c="2"/>-0.00219</text:p>
      <text:p text:style-name="P1">jitter for frame 1448 is <text:s text:c="2"/>-0.00159</text:p>
      <text:p text:style-name="P1">jitter for frame 1449 is <text:s text:c="2"/>-0.00225</text:p>
      <text:p text:style-name="P1">jitter for frame 1450 is <text:s text:c="2"/>-0.00193</text:p>
      <text:p text:style-name="P1">jitter for frame 1451 is <text:s text:c="2"/>-0.00154</text:p>
      <text:p text:style-name="P1">jitter for frame 1452 is <text:s text:c="3"/>0.00050</text:p>
      <text:p text:style-name="P1">jitter for frame 1453 is <text:s text:c="2"/>-0.00256</text:p>
      <text:p text:style-name="P1">jitter for frame 1454 is <text:s text:c="2"/>-0.00260</text:p>
      <text:p text:style-name="P1">jitter for frame 1455 is <text:s text:c="3"/>0.00059</text:p>
      <text:p text:style-name="P1">jitter for frame 1456 is <text:s text:c="2"/>-0.00217</text:p>
      <text:p text:style-name="P1">jitter for frame 1457 is <text:s text:c="2"/>-0.00215</text:p>
      <text:p text:style-name="P1">jitter for frame 1458 is <text:s text:c="2"/>-0.00256</text:p>
      <text:p text:style-name="P1">jitter for frame 1459 is <text:s text:c="2"/>-0.00250</text:p>
      <text:p text:style-name="P1">jitter for frame 1460 is <text:s text:c="2"/>-0.00044</text:p>
      <text:p text:style-name="P1">jitter for frame 1461 is <text:s text:c="2"/>-0.00028</text:p>
      <text:p text:style-name="P1">jitter for frame 1462 is <text:s text:c="2"/>-0.00107</text:p>
      <text:p text:style-name="P1">jitter for frame 1463 is <text:s text:c="2"/>-0.00274</text:p>
      <text:p text:style-name="P1">jitter for frame 1464 is <text:s text:c="2"/>-0.00245</text:p>
      <text:p text:style-name="P1">jitter for frame 1465 is <text:s text:c="2"/>-0.00257</text:p>
      <text:p text:style-name="P1">jitter for frame 1466 is <text:s text:c="2"/>-0.00097</text:p>
      <text:p text:style-name="P1">jitter for frame 1467 is <text:s text:c="2"/>-0.00142</text:p>
      <text:p text:style-name="P1">jitter for frame 1468 is <text:s text:c="2"/>-0.00086</text:p>
      <text:p text:style-name="P1">jitter for frame 1469 is <text:s text:c="2"/>-0.00210</text:p>
      <text:p text:style-name="P1">jitter for frame 1470 is <text:s text:c="2"/>-0.00086</text:p>
      <text:p text:style-name="P1">jitter for frame 1471 is <text:s text:c="2"/>-0.00219</text:p>
      <text:p text:style-name="P1">jitter for frame 1472 is <text:s text:c="2"/>-0.00076</text:p>
      <text:p text:style-name="P1">jitter for frame 1473 is <text:s text:c="2"/>-0.00275</text:p>
      <text:p text:style-name="P1">jitter for frame 1474 is <text:s text:c="2"/>-0.00256</text:p>
      <text:p text:style-name="P1">jitter for frame 1475 is <text:s text:c="3"/>0.00086</text:p>
      <text:p text:style-name="P1">jitter for frame 1476 is <text:s text:c="2"/>-0.00008</text:p>
      <text:p text:style-name="P1">jitter for frame 1477 is <text:s text:c="2"/>-0.00239</text:p>
      <text:p text:style-name="P1">jitter for frame 1478 is <text:s text:c="2"/>-0.00151</text:p>
      <text:p text:style-name="P1">jitter for frame 1479 is <text:s text:c="2"/>-0.00272</text:p>
      <text:p text:style-name="P1">jitter for frame 1480 is <text:s text:c="2"/>-0.00031</text:p>
      <text:p text:style-name="P1">jitter for frame 1481 is <text:s text:c="2"/>-0.00058</text:p>
      <text:p text:style-name="P1">jitter for frame 1482 is <text:s text:c="2"/>-0.00162</text:p>
      <text:p text:style-name="P1">jitter for frame 1483 is <text:s text:c="2"/>-0.00257</text:p>
      <text:p text:style-name="P1">jitter for frame 1484 is <text:s text:c="2"/>-0.00255</text:p>
      <text:p text:style-name="P1">jitter for frame 1485 is <text:s text:c="2"/>-0.00195</text:p>
      <text:p text:style-name="P1">jitter for frame 1486 is <text:s text:c="2"/>-0.00125</text:p>
      <text:p text:style-name="P1">jitter for frame 1487 is <text:s text:c="2"/>-0.00078</text:p>
      <text:p text:style-name="P1">jitter for frame 1488 is <text:s text:c="2"/>-0.00121</text:p>
      <text:p text:style-name="P1">jitter for frame 1489 is <text:s text:c="2"/>-0.00250</text:p>
      <text:p text:style-name="P1">jitter for frame 1490 is <text:s text:c="2"/>-0.00201</text:p>
      <text:p text:style-name="P1">jitter for frame 1491 is <text:s text:c="2"/>-0.00003</text:p>
      <text:p text:style-name="P1"><text:soft-page-break/>jitter for frame 1492 is <text:s text:c="2"/>-0.00103</text:p>
      <text:p text:style-name="P1">jitter for frame 1493 is <text:s text:c="2"/>-0.00219</text:p>
      <text:p text:style-name="P1">jitter for frame 1494 is <text:s text:c="2"/>-0.00252</text:p>
      <text:p text:style-name="P1">jitter for frame 1495 is <text:s text:c="2"/>-0.00255</text:p>
      <text:p text:style-name="P1">jitter for frame 1496 is <text:s text:c="2"/>-0.00032</text:p>
      <text:p text:style-name="P1">jitter for frame 1497 is <text:s text:c="2"/>-0.00118</text:p>
      <text:p text:style-name="P1">jitter for frame 1498 is <text:s text:c="2"/>-0.00203</text:p>
      <text:p text:style-name="P1">jitter for frame 1499 is <text:s text:c="2"/>-0.00233</text:p>
      <text:p text:style-name="P1">jitter for frame 1500 is <text:s text:c="2"/>-0.00259</text:p>
      <text:p text:style-name="P1">jitter for frame 1501 is <text:s text:c="2"/>-0.00117</text:p>
      <text:p text:style-name="P1">jitter for frame 1502 is <text:s text:c="2"/>-0.00207</text:p>
      <text:p text:style-name="P1">jitter for frame 1503 is <text:s text:c="2"/>-0.00050</text:p>
      <text:p text:style-name="P1">jitter for frame 1504 is <text:s text:c="2"/>-0.00211</text:p>
      <text:p text:style-name="P1">jitter for frame 1505 is <text:s text:c="2"/>-0.00151</text:p>
      <text:p text:style-name="P1">jitter for frame 1506 is <text:s text:c="2"/>-0.00262</text:p>
      <text:p text:style-name="P1">jitter for frame 1507 is <text:s text:c="2"/>-0.00208</text:p>
      <text:p text:style-name="P1">jitter for frame 1508 is <text:s text:c="2"/>-0.00040</text:p>
      <text:p text:style-name="P1">jitter for frame 1509 is <text:s text:c="2"/>-0.00020</text:p>
      <text:p text:style-name="P1">jitter for frame 1510 is <text:s text:c="2"/>-0.00210</text:p>
      <text:p text:style-name="P1">jitter for frame 1511 is <text:s text:c="2"/>-0.00006</text:p>
      <text:p text:style-name="P1">jitter for frame 1512 is <text:s text:c="2"/>-0.00019</text:p>
      <text:p text:style-name="P1">jitter for frame 1513 is <text:s text:c="2"/>-0.00256</text:p>
      <text:p text:style-name="P1">jitter for frame 1514 is <text:s text:c="2"/>-0.00202</text:p>
      <text:p text:style-name="P1">jitter for frame 1515 is <text:s text:c="2"/>-0.00105</text:p>
      <text:p text:style-name="P1">jitter for frame 1516 is <text:s text:c="2"/>-0.00247</text:p>
      <text:p text:style-name="P1">jitter for frame 1517 is <text:s text:c="2"/>-0.00253</text:p>
      <text:p text:style-name="P1">jitter for frame 1518 is <text:s text:c="2"/>-0.00106</text:p>
      <text:p text:style-name="P1">jitter for frame 1519 is <text:s text:c="2"/>-0.00250</text:p>
      <text:p text:style-name="P1">jitter for frame 1520 is <text:s text:c="2"/>-0.00258</text:p>
      <text:p text:style-name="P1">jitter for frame 1521 is <text:s text:c="2"/>-0.00023</text:p>
      <text:p text:style-name="P1">jitter for frame 1522 is <text:s text:c="2"/>-0.00146</text:p>
      <text:p text:style-name="P1">jitter for frame 1523 is <text:s text:c="2"/>-0.00249</text:p>
      <text:p text:style-name="P1">jitter for frame 1524 is <text:s text:c="2"/>-0.00252</text:p>
      <text:p text:style-name="P1">jitter for frame 1525 is <text:s text:c="2"/>-0.00248</text:p>
      <text:p text:style-name="P1">jitter for frame 1526 is <text:s text:c="2"/>-0.00266</text:p>
      <text:p text:style-name="P1">jitter for frame 1527 is <text:s text:c="2"/>-0.00210</text:p>
      <text:p text:style-name="P1">jitter for frame 1528 is <text:s text:c="3"/>0.00000</text:p>
      <text:p text:style-name="P1">jitter for frame 1529 is <text:s text:c="2"/>-0.00260</text:p>
      <text:p text:style-name="P1">jitter for frame 1530 is <text:s text:c="2"/>-0.00256</text:p>
      <text:p text:style-name="P1">jitter for frame 1531 is <text:s text:c="2"/>-0.00003</text:p>
      <text:p text:style-name="P1">jitter for frame 1532 is <text:s text:c="2"/>-0.00195</text:p>
      <text:p text:style-name="P1">jitter for frame 1533 is <text:s text:c="2"/>-0.00246</text:p>
      <text:p text:style-name="P1">jitter for frame 1534 is <text:s text:c="2"/>-0.00260</text:p>
      <text:p text:style-name="P1">jitter for frame 1535 is <text:s text:c="3"/>0.00032</text:p>
      <text:p text:style-name="P1">jitter for frame 1536 is <text:s text:c="2"/>-0.00246</text:p>
      <text:p text:style-name="P1">jitter for frame 1537 is <text:s text:c="2"/>-0.00254</text:p>
      <text:p text:style-name="P1">jitter for frame 1538 is <text:s text:c="2"/>-0.00162</text:p>
      <text:p text:style-name="P1">jitter for frame 1539 is <text:s text:c="2"/>-0.00255</text:p>
      <text:p text:style-name="P1">jitter for frame 1540 is <text:s text:c="2"/>-0.00249</text:p>
      <text:p text:style-name="P1"><text:soft-page-break/>jitter for frame 1541 is <text:s text:c="2"/>-0.00111</text:p>
      <text:p text:style-name="P1">jitter for frame 1542 is <text:s text:c="2"/>-0.00125</text:p>
      <text:p text:style-name="P1">jitter for frame 1543 is <text:s text:c="2"/>-0.00281</text:p>
      <text:p text:style-name="P1">jitter for frame 1544 is <text:s text:c="3"/>0.00001</text:p>
      <text:p text:style-name="P1">jitter for frame 1545 is <text:s text:c="2"/>-0.00253</text:p>
      <text:p text:style-name="P1">jitter for frame 1546 is <text:s text:c="2"/>-0.00032</text:p>
      <text:p text:style-name="P1">jitter for frame 1547 is <text:s text:c="2"/>-0.00139</text:p>
      <text:p text:style-name="P1">jitter for frame 1548 is <text:s text:c="2"/>-0.00107</text:p>
      <text:p text:style-name="P1">jitter for frame 1549 is <text:s text:c="2"/>-0.00252</text:p>
      <text:p text:style-name="P1">jitter for frame 1550 is <text:s text:c="2"/>-0.00262</text:p>
      <text:p text:style-name="P1">jitter for frame 1551 is <text:s text:c="2"/>-0.00054</text:p>
      <text:p text:style-name="P1">jitter for frame 1552 is <text:s text:c="2"/>-0.00015</text:p>
      <text:p text:style-name="P1">jitter for frame 1553 is <text:s text:c="2"/>-0.00071</text:p>
      <text:p text:style-name="P1">jitter for frame 1554 is <text:s text:c="2"/>-0.00017</text:p>
      <text:p text:style-name="P1">jitter for frame 1555 is <text:s text:c="2"/>-0.00030</text:p>
      <text:p text:style-name="P1">jitter for frame 1556 is <text:s text:c="2"/>-0.00204</text:p>
      <text:p text:style-name="P1">jitter for frame 1557 is <text:s text:c="3"/>0.00001</text:p>
      <text:p text:style-name="P1">jitter for frame 1558 is <text:s text:c="2"/>-0.00002</text:p>
      <text:p text:style-name="P1">jitter for frame 1559 is <text:s text:c="2"/>-0.00209</text:p>
      <text:p text:style-name="P1">jitter for frame 1560 is <text:s text:c="2"/>-0.00026</text:p>
      <text:p text:style-name="P1">jitter for frame 1561 is <text:s text:c="2"/>-0.00196</text:p>
      <text:p text:style-name="P1">jitter for frame 1562 is <text:s text:c="2"/>-0.00110</text:p>
      <text:p text:style-name="P1">jitter for frame 1563 is <text:s text:c="2"/>-0.00201</text:p>
      <text:p text:style-name="P1">jitter for frame 1564 is <text:s text:c="2"/>-0.00032</text:p>
      <text:p text:style-name="P1">jitter for frame 1565 is <text:s text:c="2"/>-0.00222</text:p>
      <text:p text:style-name="P1">jitter for frame 1566 is <text:s text:c="2"/>-0.00004</text:p>
      <text:p text:style-name="P1">jitter for frame 1567 is <text:s text:c="2"/>-0.00247</text:p>
      <text:p text:style-name="P1">jitter for frame 1568 is <text:s text:c="2"/>-0.00182</text:p>
      <text:p text:style-name="P1">jitter for frame 1569 is <text:s text:c="2"/>-0.00214</text:p>
      <text:p text:style-name="P1">jitter for frame 1570 is <text:s text:c="3"/>0.00008</text:p>
      <text:p text:style-name="P1">jitter for frame 1571 is <text:s text:c="2"/>-0.00240</text:p>
      <text:p text:style-name="P1">jitter for frame 1572 is <text:s text:c="2"/>-0.00260</text:p>
      <text:p text:style-name="P1">jitter for frame 1573 is <text:s text:c="2"/>-0.00172</text:p>
      <text:p text:style-name="P1">jitter for frame 1574 is <text:s text:c="2"/>-0.00169</text:p>
      <text:p text:style-name="P1">jitter for frame 1575 is <text:s text:c="3"/>0.00058</text:p>
      <text:p text:style-name="P1">jitter for frame 1576 is <text:s text:c="2"/>-0.00178</text:p>
      <text:p text:style-name="P1">jitter for frame 1577 is <text:s text:c="2"/>-0.00145</text:p>
      <text:p text:style-name="P1">jitter for frame 1578 is <text:s text:c="2"/>-0.00167</text:p>
      <text:p text:style-name="P1">jitter for frame 1579 is <text:s text:c="2"/>-0.00123</text:p>
      <text:p text:style-name="P1">jitter for frame 1580 is <text:s text:c="2"/>-0.00162</text:p>
      <text:p text:style-name="P1">jitter for frame 1581 is <text:s text:c="2"/>-0.00157</text:p>
      <text:p text:style-name="P1">jitter for frame 1582 is <text:s text:c="2"/>-0.00186</text:p>
      <text:p text:style-name="P1">jitter for frame 1583 is <text:s text:c="2"/>-0.00121</text:p>
      <text:p text:style-name="P1">jitter for frame 1584 is <text:s text:c="2"/>-0.00173</text:p>
      <text:p text:style-name="P1">jitter for frame 1585 is <text:s text:c="2"/>-0.00166</text:p>
      <text:p text:style-name="P1">jitter for frame 1586 is <text:s text:c="2"/>-0.00167</text:p>
      <text:p text:style-name="P1">jitter for frame 1587 is <text:s text:c="3"/>0.00112</text:p>
      <text:p text:style-name="P1">jitter for frame 1588 is <text:s text:c="3"/>0.00099</text:p>
      <text:p text:style-name="P1">jitter for frame 1589 is <text:s text:c="2"/>-0.00170</text:p>
      <text:p text:style-name="P1"><text:soft-page-break/>jitter for frame 1590 is <text:s text:c="2"/>-0.00106</text:p>
      <text:p text:style-name="P1">jitter for frame 1591 is <text:s text:c="2"/>-0.00165</text:p>
      <text:p text:style-name="P1">jitter for frame 1592 is <text:s text:c="3"/>0.00140</text:p>
      <text:p text:style-name="P1">jitter for frame 1593 is <text:s text:c="2"/>-0.00143</text:p>
      <text:p text:style-name="P1">jitter for frame 1594 is <text:s text:c="2"/>-0.00170</text:p>
      <text:p text:style-name="P1">jitter for frame 1595 is <text:s text:c="3"/>0.00131</text:p>
      <text:p text:style-name="P1">jitter for frame 1596 is <text:s text:c="2"/>-0.00152</text:p>
      <text:p text:style-name="P1">jitter for frame 1597 is <text:s text:c="3"/>0.00099</text:p>
      <text:p text:style-name="P1">jitter for frame 1598 is <text:s text:c="3"/>0.15995</text:p>
      <text:p text:style-name="P1">jitter for frame 1599 is <text:s text:c="3"/>0.00080</text:p>
      <text:p text:style-name="P1">jitter for frame 1600 is <text:s text:c="2"/>-0.00171</text:p>
      <text:p text:style-name="P1">jitter for frame 1601 is <text:s text:c="3"/>0.00132</text:p>
      <text:p text:style-name="P1">jitter for frame 1602 is <text:s text:c="2"/>-0.00173</text:p>
      <text:p text:style-name="P1">jitter for frame 1603 is <text:s text:c="3"/>0.00144</text:p>
      <text:p text:style-name="P1">jitter for frame 1604 is <text:s text:c="3"/>0.00172</text:p>
      <text:p text:style-name="P1">jitter for frame 1605 is <text:s text:c="3"/>0.00130</text:p>
      <text:p text:style-name="P1">jitter for frame 1606 is <text:s text:c="2"/>-0.00172</text:p>
      <text:p text:style-name="P1">jitter for frame 1607 is <text:s text:c="3"/>0.00030</text:p>
      <text:p text:style-name="P1">jitter for frame 1608 is <text:s text:c="2"/>-0.00162</text:p>
      <text:p text:style-name="P1">jitter for frame 1609 is <text:s text:c="3"/>0.00081</text:p>
      <text:p text:style-name="P1">jitter for frame 1610 is <text:s text:c="2"/>-0.00163</text:p>
      <text:p text:style-name="P1">jitter for frame 1611 is <text:s text:c="2"/>-0.00169</text:p>
      <text:p text:style-name="P1">jitter for frame 1612 is <text:s text:c="2"/>-0.00101</text:p>
      <text:p text:style-name="P1">jitter for frame 1613 is <text:s text:c="3"/>0.00124</text:p>
      <text:p text:style-name="P1">jitter for frame 1614 is <text:s text:c="3"/>0.00046</text:p>
      <text:p text:style-name="P1">jitter for frame 1615 is <text:s text:c="3"/>0.00153</text:p>
      <text:p text:style-name="P1">jitter for frame 1616 is <text:s text:c="3"/>0.00126</text:p>
      <text:p text:style-name="P1">jitter for frame 1617 is <text:s text:c="2"/>-0.00122</text:p>
      <text:p text:style-name="P1">jitter for frame 1618 is <text:s text:c="3"/>0.00113</text:p>
      <text:p text:style-name="P1">jitter for frame 1619 is <text:s text:c="2"/>-0.00170</text:p>
      <text:p text:style-name="P1">jitter for frame 1620 is <text:s text:c="3"/>0.00102</text:p>
      <text:p text:style-name="P1">jitter for frame 1621 is <text:s text:c="2"/>-0.00169</text:p>
      <text:p text:style-name="P1">jitter for frame 1622 is <text:s text:c="3"/>0.00068</text:p>
      <text:p text:style-name="P1">jitter for frame 1623 is <text:s text:c="2"/>-0.00048</text:p>
      <text:p text:style-name="P1">jitter for frame 1624 is <text:s text:c="2"/>-0.00111</text:p>
      <text:p text:style-name="P1">jitter for frame 1625 is <text:s text:c="3"/>0.00027</text:p>
      <text:p text:style-name="P1">jitter for frame 1626 is <text:s text:c="2"/>-0.00034</text:p>
      <text:p text:style-name="P1">jitter for frame 1627 is <text:s text:c="3"/>0.00056</text:p>
      <text:p text:style-name="P1">jitter for frame 1628 is <text:s text:c="2"/>-0.00011</text:p>
      <text:p text:style-name="P1">jitter for frame 1629 is <text:s text:c="2"/>-0.00166</text:p>
      <text:p text:style-name="P1">jitter for frame 1630 is <text:s text:c="2"/>-0.00111</text:p>
      <text:p text:style-name="P1">jitter for frame 1631 is <text:s text:c="2"/>-0.00170</text:p>
      <text:p text:style-name="P1">jitter for frame 1632 is <text:s text:c="3"/>0.00063</text:p>
      <text:p text:style-name="P1">jitter for frame 1633 is <text:s text:c="2"/>-0.00143</text:p>
      <text:p text:style-name="P1">jitter for frame 1634 is <text:s text:c="2"/>-0.00072</text:p>
      <text:p text:style-name="P1">jitter for frame 1635 is <text:s text:c="2"/>-0.00165</text:p>
      <text:p text:style-name="P1">jitter for frame 1636 is <text:s text:c="3"/>0.00081</text:p>
      <text:p text:style-name="P1">jitter for frame 1637 is <text:s text:c="2"/>-0.00123</text:p>
      <text:p text:style-name="P1">jitter for frame 1638 is <text:s text:c="3"/>0.00133</text:p>
      <text:p text:style-name="P1"><text:soft-page-break/>jitter for frame 1639 is <text:s text:c="2"/>-0.00122</text:p>
      <text:p text:style-name="P1">jitter for frame 1640 is <text:s text:c="2"/>-0.00132</text:p>
      <text:p text:style-name="P1">jitter for frame 1641 is <text:s text:c="2"/>-0.00163</text:p>
      <text:p text:style-name="P1">jitter for frame 1642 is <text:s text:c="2"/>-0.00121</text:p>
      <text:p text:style-name="P1">jitter for frame 1643 is <text:s text:c="2"/>-0.00175</text:p>
      <text:p text:style-name="P1">jitter for frame 1644 is <text:s text:c="3"/>0.00064</text:p>
      <text:p text:style-name="P1">jitter for frame 1645 is <text:s text:c="3"/>0.00052</text:p>
      <text:p text:style-name="P1">jitter for frame 1646 is <text:s text:c="3"/>0.00140</text:p>
      <text:p text:style-name="P1">jitter for frame 1647 is <text:s text:c="2"/>-0.00169</text:p>
      <text:p text:style-name="P1">jitter for frame 1648 is <text:s text:c="2"/>-0.00119</text:p>
      <text:p text:style-name="P1">jitter for frame 1649 is <text:s text:c="3"/>0.00093</text:p>
      <text:p text:style-name="P1">jitter for frame 1650 is <text:s text:c="2"/>-0.00040</text:p>
      <text:p text:style-name="P1">jitter for frame 1651 is <text:s text:c="2"/>-0.00170</text:p>
      <text:p text:style-name="P1">jitter for frame 1652 is <text:s text:c="3"/>0.00018</text:p>
      <text:p text:style-name="P1">jitter for frame 1653 is <text:s text:c="2"/>-0.00156</text:p>
      <text:p text:style-name="P1">jitter for frame 1654 is <text:s text:c="3"/>0.00130</text:p>
      <text:p text:style-name="P1">jitter for frame 1655 is <text:s text:c="2"/>-0.00158</text:p>
      <text:p text:style-name="P1">jitter for frame 1656 is <text:s text:c="2"/>-0.00176</text:p>
      <text:p text:style-name="P1">jitter for frame 1657 is <text:s text:c="2"/>-0.00123</text:p>
      <text:p text:style-name="P1">jitter for frame 1658 is <text:s text:c="3"/>0.00086</text:p>
      <text:p text:style-name="P1">jitter for frame 1659 is <text:s text:c="2"/>-0.00158</text:p>
      <text:p text:style-name="P1">jitter for frame 1660 is <text:s text:c="2"/>-0.00165</text:p>
      <text:p text:style-name="P1">jitter for frame 1661 is <text:s text:c="2"/>-0.00006</text:p>
      <text:p text:style-name="P1">jitter for frame 1662 is <text:s text:c="3"/>0.00136</text:p>
      <text:p text:style-name="P1">jitter for frame 1663 is <text:s text:c="2"/>-0.00174</text:p>
      <text:p text:style-name="P1">jitter for frame 1664 is <text:s text:c="3"/>0.00182</text:p>
      <text:p text:style-name="P1">jitter for frame 1665 is <text:s text:c="3"/>0.00149</text:p>
      <text:p text:style-name="P1">jitter for frame 1666 is <text:s text:c="3"/>0.00325</text:p>
      <text:p text:style-name="P1">jitter for frame 1667 is <text:s text:c="2"/>-0.00115</text:p>
      <text:p text:style-name="P1">jitter for frame 1668 is <text:s text:c="2"/>-0.00172</text:p>
      <text:p text:style-name="P1">jitter for frame 1669 is <text:s text:c="2"/>-0.00119</text:p>
      <text:p text:style-name="P1">jitter for frame 1670 is <text:s text:c="2"/>-0.00178</text:p>
      <text:p text:style-name="P1">jitter for frame 1671 is <text:s text:c="2"/>-0.00173</text:p>
      <text:p text:style-name="P1">jitter for frame 1672 is <text:s text:c="2"/>-0.00163</text:p>
      <text:p text:style-name="P1">jitter for frame 1673 is <text:s text:c="2"/>-0.00111</text:p>
      <text:p text:style-name="P1">jitter for frame 1674 is <text:s text:c="2"/>-0.00165</text:p>
      <text:p text:style-name="P1">jitter for frame 1675 is <text:s text:c="3"/>0.00099</text:p>
      <text:p text:style-name="P1">jitter for frame 1676 is <text:s text:c="2"/>-0.00118</text:p>
      <text:p text:style-name="P1">jitter for frame 1677 is <text:s text:c="2"/>-0.00171</text:p>
      <text:p text:style-name="P1">jitter for frame 1678 is <text:s text:c="3"/>0.00074</text:p>
      <text:p text:style-name="P1">jitter for frame 1679 is <text:s text:c="2"/>-0.00166</text:p>
      <text:p text:style-name="P1">jitter for frame 1680 is <text:s text:c="2"/>-0.00055</text:p>
      <text:p text:style-name="P1">jitter for frame 1681 is <text:s text:c="2"/>-0.00082</text:p>
      <text:p text:style-name="P1">jitter for frame 1682 is <text:s text:c="2"/>-0.00123</text:p>
      <text:p text:style-name="P1">jitter for frame 1683 is <text:s text:c="3"/>0.00127</text:p>
      <text:p text:style-name="P1">jitter for frame 1684 is <text:s text:c="3"/>0.00103</text:p>
      <text:p text:style-name="P1">jitter for frame 1685 is <text:s text:c="2"/>-0.00091</text:p>
      <text:p text:style-name="P1">jitter for frame 1686 is <text:s text:c="3"/>0.00005</text:p>
      <text:p text:style-name="P1">jitter for frame 1687 is <text:s text:c="3"/>0.00006</text:p>
      <text:p text:style-name="P1"><text:soft-page-break/>jitter for frame 1688 is <text:s text:c="2"/>-0.00107</text:p>
      <text:p text:style-name="P1">jitter for frame 1689 is <text:s text:c="3"/>0.00142</text:p>
      <text:p text:style-name="P1">jitter for frame 1690 is <text:s text:c="2"/>-0.00098</text:p>
      <text:p text:style-name="P1">jitter for frame 1691 is <text:s text:c="2"/>-0.00161</text:p>
      <text:p text:style-name="P1">jitter for frame 1692 is <text:s text:c="2"/>-0.00169</text:p>
      <text:p text:style-name="P1">jitter for frame 1693 is <text:s text:c="2"/>-0.00166</text:p>
      <text:p text:style-name="P1">jitter for frame 1694 is <text:s text:c="2"/>-0.00122</text:p>
      <text:p text:style-name="P1">jitter for frame 1695 is <text:s text:c="2"/>-0.00096</text:p>
      <text:p text:style-name="P1">jitter for frame 1696 is <text:s text:c="2"/>-0.00169</text:p>
      <text:p text:style-name="P1">jitter for frame 1697 is <text:s text:c="2"/>-0.00187</text:p>
      <text:p text:style-name="P1">jitter for frame 1698 is <text:s text:c="2"/>-0.00036</text:p>
      <text:p text:style-name="P1">jitter for frame 1699 is <text:s text:c="2"/>-0.00175</text:p>
      <text:p text:style-name="P1">jitter for frame 1700 is <text:s text:c="2"/>-0.00075</text:p>
      <text:p text:style-name="P1">jitter for frame 1701 is <text:s text:c="2"/>-0.00116</text:p>
      <text:p text:style-name="P1">jitter for frame 1702 is <text:s text:c="2"/>-0.00005</text:p>
      <text:p text:style-name="P1">jitter for frame 1703 is <text:s text:c="2"/>-0.00023</text:p>
      <text:p text:style-name="P1">jitter for frame 1704 is <text:s text:c="3"/>0.00136</text:p>
      <text:p text:style-name="P1">jitter for frame 1705 is <text:s text:c="3"/>0.00086</text:p>
      <text:p text:style-name="P1">jitter for frame 1706 is <text:s text:c="3"/>0.00115</text:p>
      <text:p text:style-name="P1">jitter for frame 1707 is <text:s text:c="2"/>-0.00119</text:p>
      <text:p text:style-name="P1">jitter for frame 1708 is <text:s text:c="2"/>-0.00100</text:p>
      <text:p text:style-name="P1">jitter for frame 1709 is <text:s text:c="2"/>-0.00160</text:p>
      <text:p text:style-name="P1">jitter for frame 1710 is <text:s text:c="2"/>-0.00169</text:p>
      <text:p text:style-name="P1">jitter for frame 1711 is <text:s text:c="3"/>0.00007</text:p>
      <text:p text:style-name="P1">jitter for frame 1712 is <text:s text:c="3"/>0.00109</text:p>
      <text:p text:style-name="P1">jitter for frame 1713 is <text:s text:c="2"/>-0.00127</text:p>
      <text:p text:style-name="P1">jitter for frame 1714 is <text:s text:c="3"/>0.00082</text:p>
      <text:p text:style-name="P1">jitter for frame 1715 is <text:s text:c="3"/>0.00115</text:p>
      <text:p text:style-name="P1">jitter for frame 1716 is <text:s text:c="2"/>-0.00096</text:p>
      <text:p text:style-name="P1">jitter for frame 1717 is <text:s text:c="2"/>-0.00041</text:p>
      <text:p text:style-name="P1">jitter for frame 1718 is <text:s text:c="2"/>-0.00060</text:p>
      <text:p text:style-name="P1">jitter for frame 1719 is <text:s text:c="2"/>-0.00151</text:p>
      <text:p text:style-name="P1">jitter for frame 1720 is <text:s text:c="2"/>-0.00103</text:p>
      <text:p text:style-name="P1">jitter for frame 1721 is <text:s text:c="2"/>-0.00093</text:p>
      <text:p text:style-name="P1">jitter for frame 1722 is <text:s text:c="2"/>-0.00145</text:p>
      <text:p text:style-name="P1">jitter for frame 1723 is <text:s text:c="3"/>0.00127</text:p>
      <text:p text:style-name="P1">jitter for frame 1724 is <text:s text:c="2"/>-0.00180</text:p>
      <text:p text:style-name="P1">jitter for frame 1725 is <text:s text:c="2"/>-0.00107</text:p>
      <text:p text:style-name="P1">jitter for frame 1726 is <text:s text:c="2"/>-0.00276</text:p>
      <text:p text:style-name="P1">jitter for frame 1727 is <text:s text:c="2"/>-0.00247</text:p>
      <text:p text:style-name="P1">jitter for frame 1728 is <text:s text:c="2"/>-0.00256</text:p>
      <text:p text:style-name="P1">jitter for frame 1729 is <text:s text:c="2"/>-0.00249</text:p>
      <text:p text:style-name="P1">jitter for frame 1730 is <text:s text:c="2"/>-0.00261</text:p>
      <text:p text:style-name="P1">jitter for frame 1731 is <text:s text:c="3"/>0.00001</text:p>
      <text:p text:style-name="P1">jitter for frame 1732 is <text:s text:c="2"/>-0.00251</text:p>
      <text:p text:style-name="P1">jitter for frame 1733 is <text:s text:c="2"/>-0.00253</text:p>
      <text:p text:style-name="P1">jitter for frame 1734 is <text:s text:c="2"/>-0.00030</text:p>
      <text:p text:style-name="P1">jitter for frame 1735 is <text:s text:c="2"/>-0.00055</text:p>
      <text:p text:style-name="P1">jitter for frame 1736 is <text:s text:c="3"/>0.00006</text:p>
      <text:p text:style-name="P1"><text:soft-page-break/>jitter for frame 1737 is <text:s text:c="3"/>0.00012</text:p>
      <text:p text:style-name="P1">jitter for frame 1738 is <text:s text:c="2"/>-0.00032</text:p>
      <text:p text:style-name="P1">jitter for frame 1739 is <text:s text:c="2"/>-0.00002</text:p>
      <text:p text:style-name="P1">jitter for frame 1740 is <text:s text:c="2"/>-0.00102</text:p>
      <text:p text:style-name="P1">jitter for frame 1741 is <text:s text:c="3"/>0.00000</text:p>
      <text:p text:style-name="P1">jitter for frame 1742 is <text:s text:c="2"/>-0.00157</text:p>
      <text:p text:style-name="P1">jitter for frame 1743 is <text:s text:c="2"/>-0.00149</text:p>
      <text:p text:style-name="P1">jitter for frame 1744 is <text:s text:c="2"/>-0.00225</text:p>
      <text:p text:style-name="P1">jitter for frame 1745 is <text:s text:c="2"/>-0.00026</text:p>
      <text:p text:style-name="P1">jitter for frame 1746 is <text:s text:c="2"/>-0.00109</text:p>
      <text:p text:style-name="P1">jitter for frame 1747 is <text:s text:c="2"/>-0.00027</text:p>
      <text:p text:style-name="P1">jitter for frame 1748 is <text:s text:c="2"/>-0.00265</text:p>
      <text:p text:style-name="P1">jitter for frame 1749 is <text:s text:c="2"/>-0.00263</text:p>
      <text:p text:style-name="P1">jitter for frame 1750 is <text:s text:c="2"/>-0.00033</text:p>
      <text:p text:style-name="P1">jitter for frame 1751 is <text:s text:c="3"/>0.00006</text:p>
      <text:p text:style-name="P1">jitter for frame 1752 is <text:s text:c="2"/>-0.00259</text:p>
      <text:p text:style-name="P1">jitter for frame 1753 is <text:s text:c="2"/>-0.00122</text:p>
      <text:p text:style-name="P1">jitter for frame 1754 is <text:s text:c="2"/>-0.00255</text:p>
      <text:p text:style-name="P1">jitter for frame 1755 is <text:s text:c="2"/>-0.00278</text:p>
      <text:p text:style-name="P1">jitter for frame 1756 is <text:s text:c="2"/>-0.00174</text:p>
      <text:p text:style-name="P1">jitter for frame 1757 is <text:s text:c="2"/>-0.00187</text:p>
      <text:p text:style-name="P1">jitter for frame 1758 is <text:s text:c="2"/>-0.00212</text:p>
      <text:p text:style-name="P1">jitter for frame 1759 is <text:s text:c="2"/>-0.00215</text:p>
      <text:p text:style-name="P1">jitter for frame 1760 is <text:s text:c="2"/>-0.00027</text:p>
      <text:p text:style-name="P1">jitter for frame 1761 is <text:s text:c="2"/>-0.00030</text:p>
      <text:p text:style-name="P1">jitter for frame 1762 is <text:s text:c="2"/>-0.00001</text:p>
      <text:p text:style-name="P1">jitter for frame 1763 is <text:s text:c="2"/>-0.00001</text:p>
      <text:p text:style-name="P1">jitter for frame 1764 is <text:s text:c="2"/>-0.00190</text:p>
      <text:p text:style-name="P1">jitter for frame 1765 is <text:s text:c="2"/>-0.00055</text:p>
      <text:p text:style-name="P1">jitter for frame 1766 is <text:s text:c="2"/>-0.00218</text:p>
      <text:p text:style-name="P1">jitter for frame 1767 is <text:s text:c="2"/>-0.00198</text:p>
      <text:p text:style-name="P1">jitter for frame 1768 is <text:s text:c="3"/>0.00002</text:p>
      <text:p text:style-name="P1">jitter for frame 1769 is <text:s text:c="2"/>-0.00077</text:p>
      <text:p text:style-name="P1">jitter for frame 1770 is <text:s text:c="2"/>-0.00059</text:p>
      <text:p text:style-name="P1">jitter for frame 1771 is <text:s text:c="2"/>-0.00250</text:p>
      <text:p text:style-name="P1">jitter for frame 1772 is <text:s text:c="2"/>-0.00255</text:p>
      <text:p text:style-name="P1">jitter for frame 1773 is <text:s text:c="3"/>0.00118</text:p>
      <text:p text:style-name="P1">jitter for frame 1774 is <text:s text:c="3"/>0.00088</text:p>
      <text:p text:style-name="P1">jitter for frame 1775 is <text:s text:c="2"/>-0.00119</text:p>
      <text:p text:style-name="P1">jitter for frame 1776 is <text:s text:c="3"/>0.00138</text:p>
      <text:p text:style-name="P1">jitter for frame 1777 is <text:s text:c="3"/>0.00139</text:p>
      <text:p text:style-name="P1">jitter for frame 1778 is <text:s text:c="2"/>-0.00176</text:p>
      <text:p text:style-name="P1">jitter for frame 1779 is <text:s text:c="2"/>-0.00173</text:p>
      <text:p text:style-name="P1">jitter for frame 1780 is <text:s text:c="2"/>-0.00165</text:p>
      <text:p text:style-name="P1">jitter for frame 1781 is <text:s text:c="2"/>-0.00172</text:p>
      <text:p text:style-name="P1">jitter for frame 1782 is <text:s text:c="3"/>0.00093</text:p>
      <text:p text:style-name="P1">jitter for frame 1783 is <text:s text:c="2"/>-0.00166</text:p>
      <text:p text:style-name="P1">jitter for frame 1784 is <text:s text:c="2"/>-0.00154</text:p>
      <text:p text:style-name="P1">jitter for frame 1785 is <text:s text:c="3"/>0.00029</text:p>
      <text:p text:style-name="P1"><text:soft-page-break/>jitter for frame 1786 is <text:s text:c="3"/>0.00068</text:p>
      <text:p text:style-name="P1">jitter for frame 1787 is <text:s text:c="2"/>-0.00006</text:p>
      <text:p text:style-name="P1">jitter for frame 1788 is <text:s text:c="3"/>0.00191</text:p>
      <text:p text:style-name="P1">jitter for frame 1789 is <text:s text:c="2"/>-0.00081</text:p>
      <text:p text:style-name="P1">jitter for frame 1790 is <text:s text:c="2"/>-0.00074</text:p>
      <text:p text:style-name="P1">jitter for frame 1791 is <text:s text:c="2"/>-0.00117</text:p>
      <text:p text:style-name="P1">jitter for frame 1792 is <text:s text:c="2"/>-0.00024</text:p>
      <text:p text:style-name="P1">jitter for frame 1793 is <text:s text:c="2"/>-0.00017</text:p>
      <text:p text:style-name="P1">jitter for frame 1794 is <text:s text:c="2"/>-0.00255</text:p>
      <text:p text:style-name="P1">jitter for frame 1795 is <text:s text:c="2"/>-0.00157</text:p>
      <text:p text:style-name="P1">jitter for frame 1796 is <text:s text:c="3"/>0.00089</text:p>
      <text:p text:style-name="P1">jitter for frame 1797 is <text:s text:c="2"/>-0.00259</text:p>
      <text:p text:style-name="P1">jitter for frame 1798 is <text:s text:c="2"/>-0.00215</text:p>
      <text:p text:style-name="P1">jitter for frame 1799 is <text:s text:c="3"/>0.00002</text:p>
      <text:p text:style-name="P1">jitter for frame 1800 is <text:s text:c="2"/>-0.00197</text:p>
      <text:p text:style-name="P1">jitter for frame 1801 is <text:s text:c="2"/>-0.00025</text:p>
      <text:p text:style-name="P1">jitter for frame 1802 is <text:s text:c="3"/>0.00001</text:p>
      <text:p text:style-name="P1">jitter for frame 1803 is <text:s text:c="2"/>-0.00200</text:p>
      <text:p text:style-name="P1">jitter for frame 1804 is <text:s text:c="2"/>-0.00006</text:p>
      <text:p text:style-name="P1">jitter for frame 1805 is <text:s text:c="2"/>-0.00015</text:p>
      <text:p text:style-name="P1">jitter for frame 1806 is <text:s text:c="2"/>-0.00256</text:p>
      <text:p text:style-name="P1">jitter for frame 1807 is <text:s text:c="2"/>-0.00132</text:p>
      <text:p text:style-name="P1">jitter for frame 1808 is <text:s text:c="2"/>-0.00271</text:p>
      <text:p text:style-name="P1">jitter for frame 1809 is <text:s text:c="2"/>-0.00049</text:p>
      <text:p text:style-name="P1">jitter for frame 1810 is <text:s text:c="2"/>-0.00258</text:p>
      <text:p text:style-name="P1">jitter for frame 1811 is <text:s text:c="3"/>0.00010</text:p>
      <text:p text:style-name="P1">jitter for frame 1812 is <text:s text:c="3"/>0.00005</text:p>
      <text:p text:style-name="P1">jitter for frame 1813 is <text:s text:c="2"/>-0.00246</text:p>
      <text:p text:style-name="P1">jitter for frame 1814 is <text:s text:c="2"/>-0.00278</text:p>
      <text:p text:style-name="P1">jitter for frame 1815 is <text:s text:c="2"/>-0.00157</text:p>
      <text:p text:style-name="P1">jitter for frame 1816 is <text:s text:c="2"/>-0.00278</text:p>
      <text:p text:style-name="P1">jitter for frame 1817 is <text:s text:c="2"/>-0.00047</text:p>
      <text:p text:style-name="P1">jitter for frame 1818 is <text:s text:c="2"/>-0.00258</text:p>
      <text:p text:style-name="P1">jitter for frame 1819 is <text:s text:c="2"/>-0.00259</text:p>
      <text:p text:style-name="P1">jitter for frame 1820 is <text:s text:c="2"/>-0.00156</text:p>
      <text:p text:style-name="P1">jitter for frame 1821 is <text:s text:c="2"/>-0.00123</text:p>
      <text:p text:style-name="P1">jitter for frame 1822 is <text:s text:c="2"/>-0.00025</text:p>
      <text:p text:style-name="P1">jitter for frame 1823 is <text:s text:c="3"/>0.00005</text:p>
      <text:p text:style-name="P1">jitter for frame 1824 is <text:s text:c="2"/>-0.00218</text:p>
      <text:p text:style-name="P1">jitter for frame 1825 is <text:s text:c="2"/>-0.00171</text:p>
      <text:p text:style-name="P1">jitter for frame 1826 is <text:s text:c="2"/>-0.00226</text:p>
      <text:p text:style-name="P1">jitter for frame 1827 is <text:s text:c="2"/>-0.00099</text:p>
      <text:p text:style-name="P1">jitter for frame 1828 is <text:s text:c="3"/>0.00032</text:p>
      <text:p text:style-name="P1">jitter for frame 1829 is <text:s text:c="2"/>-0.00007</text:p>
      <text:p text:style-name="P1">jitter for frame 1830 is <text:s text:c="2"/>-0.00221</text:p>
      <text:p text:style-name="P1">jitter for frame 1831 is <text:s text:c="2"/>-0.00155</text:p>
      <text:p text:style-name="P1">jitter for frame 1832 is <text:s text:c="3"/>0.00002</text:p>
      <text:p text:style-name="P1">jitter for frame 1833 is <text:s text:c="2"/>-0.00246</text:p>
      <text:p text:style-name="P1">jitter for frame 1834 is <text:s text:c="2"/>-0.00058</text:p>
      <text:p text:style-name="P1"><text:soft-page-break/>jitter for frame 1835 is <text:s text:c="2"/>-0.00001</text:p>
      <text:p text:style-name="P1">jitter for frame 1836 is <text:s text:c="2"/>-0.00038</text:p>
      <text:p text:style-name="P1">jitter for frame 1837 is <text:s text:c="3"/>0.00063</text:p>
      <text:p text:style-name="P1">jitter for frame 1838 is <text:s text:c="2"/>-0.00165</text:p>
      <text:p text:style-name="P1">jitter for frame 1839 is <text:s text:c="3"/>0.00138</text:p>
      <text:p text:style-name="P1">jitter for frame 1840 is <text:s text:c="3"/>0.00063</text:p>
      <text:p text:style-name="P1">jitter for frame 1841 is <text:s text:c="2"/>-0.00010</text:p>
      <text:p text:style-name="P1">jitter for frame 1842 is <text:s text:c="3"/>0.00078</text:p>
      <text:p text:style-name="P1">jitter for frame 1843 is <text:s text:c="2"/>-0.00179</text:p>
      <text:p text:style-name="P1">jitter for frame 1844 is <text:s text:c="2"/>-0.00042</text:p>
      <text:p text:style-name="P1">jitter for frame 1845 is <text:s text:c="2"/>-0.00136</text:p>
      <text:p text:style-name="P1">jitter for frame 1846 is <text:s text:c="2"/>-0.00060</text:p>
      <text:p text:style-name="P1">jitter for frame 1847 is <text:s text:c="2"/>-0.00177</text:p>
      <text:p text:style-name="P1">jitter for frame 1848 is <text:s text:c="2"/>-0.00174</text:p>
      <text:p text:style-name="P1">jitter for frame 1849 is <text:s text:c="2"/>-0.00169</text:p>
      <text:p text:style-name="P1">jitter for frame 1850 is <text:s text:c="3"/>0.00088</text:p>
      <text:p text:style-name="P1">jitter for frame 1851 is <text:s text:c="3"/>0.00095</text:p>
      <text:p text:style-name="P1">jitter for frame 1852 is <text:s text:c="3"/>0.00132</text:p>
      <text:p text:style-name="P1">jitter for frame 1853 is <text:s text:c="3"/>0.00135</text:p>
      <text:p text:style-name="P1">jitter for frame 1854 is <text:s text:c="3"/>0.00132</text:p>
      <text:p text:style-name="P1">jitter for frame 1855 is <text:s text:c="3"/>0.00109</text:p>
      <text:p text:style-name="P1">jitter for frame 1856 is <text:s text:c="3"/>0.00101</text:p>
      <text:p text:style-name="P1">jitter for frame 1857 is <text:s text:c="2"/>-0.00130</text:p>
      <text:p text:style-name="P1">jitter for frame 1858 is <text:s text:c="2"/>-0.00165</text:p>
      <text:p text:style-name="P1">jitter for frame 1859 is <text:s text:c="2"/>-0.00118</text:p>
      <text:p text:style-name="P1">jitter for frame 1860 is <text:s text:c="3"/>0.00138</text:p>
      <text:p text:style-name="P1">jitter for frame 1861 is <text:s text:c="3"/>0.00125</text:p>
      <text:p text:style-name="P1">jitter for frame 1862 is <text:s text:c="2"/>-0.00155</text:p>
      <text:p text:style-name="P1">jitter for frame 1863 is <text:s text:c="3"/>0.00133</text:p>
      <text:p text:style-name="P1">jitter for frame 1864 is <text:s text:c="3"/>0.00071</text:p>
      <text:p text:style-name="P1">jitter for frame 1865 is <text:s text:c="2"/>-0.00167</text:p>
      <text:p text:style-name="P1">jitter for frame 1866 is <text:s text:c="3"/>0.00106</text:p>
      <text:p text:style-name="P1">jitter for frame 1867 is <text:s text:c="3"/>0.00128</text:p>
      <text:p text:style-name="P1">jitter for frame 1868 is <text:s text:c="2"/>-0.00176</text:p>
      <text:p text:style-name="P1">jitter for frame 1869 is <text:s text:c="3"/>0.00018</text:p>
      <text:p text:style-name="P1">jitter for frame 1870 is <text:s text:c="2"/>-0.00057</text:p>
      <text:p text:style-name="P1">jitter for frame 1871 is <text:s text:c="2"/>-0.00176</text:p>
      <text:p text:style-name="P1">jitter for frame 1872 is <text:s text:c="3"/>0.00040</text:p>
      <text:p text:style-name="P1">jitter for frame 1873 is <text:s text:c="2"/>-0.00170</text:p>
      <text:p text:style-name="P1">jitter for frame 1874 is <text:s text:c="2"/>-0.00165</text:p>
      <text:p text:style-name="P1">jitter for frame 1875 is <text:s text:c="2"/>-0.00075</text:p>
      <text:p text:style-name="P1">jitter for frame 1876 is <text:s text:c="2"/>-0.00169</text:p>
      <text:p text:style-name="P1">jitter for frame 1877 is <text:s text:c="2"/>-0.00120</text:p>
      <text:p text:style-name="P1">jitter for frame 1878 is <text:s text:c="3"/>0.00138</text:p>
      <text:p text:style-name="P1">jitter for frame 1879 is <text:s text:c="3"/>0.00104</text:p>
      <text:p text:style-name="P1">jitter for frame 1880 is <text:s text:c="3"/>0.00133</text:p>
      <text:p text:style-name="P1">jitter for frame 1881 is <text:s text:c="2"/>-0.00169</text:p>
      <text:p text:style-name="P1">jitter for frame 1882 is <text:s text:c="3"/>0.00135</text:p>
      <text:p text:style-name="P1">jitter for frame 1883 is <text:s text:c="3"/>0.00131</text:p>
      <text:p text:style-name="P1"><text:soft-page-break/>jitter for frame 1884 is <text:s text:c="3"/>0.00067</text:p>
      <text:p text:style-name="P1">jitter for frame 1885 is <text:s text:c="2"/>-0.00166</text:p>
      <text:p text:style-name="P1">jitter for frame 1886 is <text:s text:c="2"/>-0.00180</text:p>
      <text:p text:style-name="P1">jitter for frame 1887 is <text:s text:c="2"/>-0.00161</text:p>
      <text:p text:style-name="P1">jitter for frame 1888 is <text:s text:c="3"/>0.00099</text:p>
      <text:p text:style-name="P1">jitter for frame 1889 is <text:s text:c="3"/>0.00014</text:p>
      <text:p text:style-name="P1">jitter for frame 1890 is <text:s text:c="3"/>0.00170</text:p>
      <text:p text:style-name="P1">jitter for frame 1891 is <text:s text:c="2"/>-0.00170</text:p>
      <text:p text:style-name="P1">jitter for frame 1892 is <text:s text:c="3"/>0.00107</text:p>
      <text:p text:style-name="P1">jitter for frame 1893 is <text:s text:c="2"/>-0.00175</text:p>
      <text:p text:style-name="P1">jitter for frame 1894 is <text:s text:c="2"/>-0.00172</text:p>
      <text:p text:style-name="P1">jitter for frame 1895 is <text:s text:c="3"/>0.00050</text:p>
      <text:p text:style-name="P1">jitter for frame 1896 is <text:s text:c="2"/>-0.00170</text:p>
      <text:p text:style-name="P1">jitter for frame 1897 is <text:s text:c="2"/>-0.00169</text:p>
      <text:p text:style-name="P1">jitter for frame 1898 is <text:s text:c="3"/>0.00116</text:p>
      <text:p text:style-name="P1">jitter for frame 1899 is <text:s text:c="3"/>0.00133</text:p>
      <text:p text:style-name="P1">jitter for frame 1900 is <text:s text:c="3"/>0.00136</text:p>
      <text:p text:style-name="P1">jitter for frame 1901 is <text:s text:c="2"/>-0.00052</text:p>
      <text:p text:style-name="P1">jitter for frame 1902 is <text:s text:c="2"/>-0.00170</text:p>
      <text:p text:style-name="P1">jitter for frame 1903 is <text:s text:c="3"/>0.00101</text:p>
      <text:p text:style-name="P1">jitter for frame 1904 is <text:s text:c="3"/>0.00097</text:p>
      <text:p text:style-name="P1">jitter for frame 1905 is <text:s text:c="3"/>0.00103</text:p>
      <text:p text:style-name="P1">jitter for frame 1906 is <text:s text:c="2"/>-0.00168</text:p>
      <text:p text:style-name="P1">jitter for frame 1907 is <text:s text:c="3"/>0.00111</text:p>
      <text:p text:style-name="P1">jitter for frame 1908 is <text:s text:c="2"/>-0.00138</text:p>
      <text:p text:style-name="P1">jitter for frame 1909 is <text:s text:c="3"/>0.00070</text:p>
      <text:p text:style-name="P1">jitter for frame 1910 is <text:s text:c="2"/>-0.00178</text:p>
      <text:p text:style-name="P1">jitter for frame 1911 is <text:s text:c="3"/>0.00137</text:p>
      <text:p text:style-name="P1">jitter for frame 1912 is <text:s text:c="3"/>0.00064</text:p>
      <text:p text:style-name="P1">jitter for frame 1913 is <text:s text:c="3"/>0.00108</text:p>
      <text:p text:style-name="P1">jitter for frame 1914 is <text:s text:c="2"/>-0.00160</text:p>
      <text:p text:style-name="P1">jitter for frame 1915 is <text:s text:c="2"/>-0.00162</text:p>
      <text:p text:style-name="P1">jitter for frame 1916 is <text:s text:c="3"/>0.00106</text:p>
      <text:p text:style-name="P1">jitter for frame 1917 is <text:s text:c="3"/>0.00095</text:p>
      <text:p text:style-name="P1">jitter for frame 1918 is <text:s text:c="3"/>0.00071</text:p>
      <text:p text:style-name="P1">jitter for frame 1919 is <text:s text:c="2"/>-0.00006</text:p>
      <text:p text:style-name="P1">jitter for frame 1920 is <text:s text:c="2"/>-0.00122</text:p>
      <text:p text:style-name="P1">jitter for frame 1921 is <text:s text:c="3"/>0.00118</text:p>
      <text:p text:style-name="P1">jitter for frame 1922 is <text:s text:c="3"/>0.00106</text:p>
      <text:p text:style-name="P1">jitter for frame 1923 is <text:s text:c="3"/>0.00110</text:p>
      <text:p text:style-name="P1">jitter for frame 1924 is <text:s text:c="3"/>0.00085</text:p>
      <text:p text:style-name="P1">jitter for frame 1925 is <text:s text:c="3"/>0.00102</text:p>
      <text:p text:style-name="P1">jitter for frame 1926 is <text:s text:c="2"/>-0.00092</text:p>
      <text:p text:style-name="P1">jitter for frame 1927 is <text:s text:c="2"/>-0.00136</text:p>
      <text:p text:style-name="P1">jitter for frame 1928 is <text:s text:c="2"/>-0.00183</text:p>
      <text:p text:style-name="P1">jitter for frame 1929 is <text:s text:c="2"/>-0.00183</text:p>
      <text:p text:style-name="P1">jitter for frame 1930 is <text:s text:c="3"/>0.00066</text:p>
      <text:p text:style-name="P1">jitter for frame 1931 is <text:s text:c="3"/>0.00592</text:p>
      <text:p text:style-name="P1">jitter for frame 1932 is <text:s text:c="2"/>-0.00174</text:p>
      <text:p text:style-name="P1"><text:soft-page-break/>jitter for frame 1933 is <text:s text:c="2"/>-0.00124</text:p>
      <text:p text:style-name="P1">jitter for frame 1934 is <text:s text:c="2"/>-0.00166</text:p>
      <text:p text:style-name="P1">jitter for frame 1935 is <text:s text:c="2"/>-0.00175</text:p>
      <text:p text:style-name="P1">jitter for frame 1936 is <text:s text:c="3"/>0.00076</text:p>
      <text:p text:style-name="P1">jitter for frame 1937 is <text:s text:c="3"/>0.00081</text:p>
      <text:p text:style-name="P1">jitter for frame 1938 is <text:s text:c="3"/>0.00116</text:p>
      <text:p text:style-name="P1">jitter for frame 1939 is <text:s text:c="2"/>-0.00158</text:p>
      <text:p text:style-name="P1">jitter for frame 1940 is <text:s text:c="2"/>-0.00170</text:p>
      <text:p text:style-name="P1">jitter for frame 1941 is <text:s text:c="2"/>-0.00018</text:p>
      <text:p text:style-name="P1">jitter for frame 1942 is <text:s text:c="2"/>-0.00169</text:p>
      <text:p text:style-name="P1">jitter for frame 1943 is <text:s text:c="2"/>-0.00148</text:p>
      <text:p text:style-name="P1">jitter for frame 1944 is <text:s text:c="2"/>-0.00123</text:p>
      <text:p text:style-name="P1">jitter for frame 1945 is <text:s text:c="3"/>0.00105</text:p>
      <text:p text:style-name="P1">jitter for frame 1946 is <text:s text:c="3"/>0.00047</text:p>
      <text:p text:style-name="P1">jitter for frame 1947 is <text:s text:c="3"/>0.00155</text:p>
      <text:p text:style-name="P1">jitter for frame 1948 is <text:s text:c="2"/>-0.00167</text:p>
      <text:p text:style-name="P1">jitter for frame 1949 is <text:s text:c="2"/>-0.00124</text:p>
      <text:p text:style-name="P1">jitter for frame 1950 is <text:s text:c="3"/>0.02897</text:p>
      <text:p text:style-name="P1">jitter for frame 1951 is <text:s text:c="3"/>0.00124</text:p>
      <text:p text:style-name="P1">jitter for frame 1952 is <text:s text:c="2"/>-0.00167</text:p>
      <text:p text:style-name="P1">jitter for frame 1953 is <text:s text:c="2"/>-0.00122</text:p>
      <text:p text:style-name="P1">jitter for frame 1954 is <text:s text:c="2"/>-0.00168</text:p>
      <text:p text:style-name="P1">jitter for frame 1955 is <text:s text:c="3"/>0.00057</text:p>
      <text:p text:style-name="P1">jitter for frame 1956 is <text:s text:c="3"/>0.00027</text:p>
      <text:p text:style-name="P1">jitter for frame 1957 is <text:s text:c="2"/>-0.00160</text:p>
      <text:p text:style-name="P1">jitter for frame 1958 is <text:s text:c="2"/>-0.00086</text:p>
      <text:p text:style-name="P1">jitter for frame 1959 is <text:s text:c="3"/>0.00063</text:p>
      <text:p text:style-name="P1">jitter for frame 1960 is <text:s text:c="2"/>-0.00022</text:p>
      <text:p text:style-name="P1">jitter for frame 1961 is <text:s text:c="3"/>0.00104</text:p>
      <text:p text:style-name="P1">jitter for frame 1962 is <text:s text:c="3"/>0.00115</text:p>
      <text:p text:style-name="P1">jitter for frame 1963 is <text:s text:c="3"/>0.00002</text:p>
      <text:p text:style-name="P1">jitter for frame 1964 is <text:s text:c="3"/>0.00035</text:p>
      <text:p text:style-name="P1">jitter for frame 1965 is <text:s text:c="3"/>0.00097</text:p>
      <text:p text:style-name="P1">jitter for frame 1966 is <text:s text:c="2"/>-0.00013</text:p>
      <text:p text:style-name="P1">jitter for frame 1967 is <text:s text:c="3"/>0.00104</text:p>
      <text:p text:style-name="P1">jitter for frame 1968 is <text:s text:c="3"/>0.00100</text:p>
      <text:p text:style-name="P1">jitter for frame 1969 is <text:s text:c="3"/>0.00058</text:p>
      <text:p text:style-name="P1">jitter for frame 1970 is <text:s text:c="2"/>-0.00107</text:p>
      <text:p text:style-name="P1">jitter for frame 1971 is <text:s text:c="2"/>-0.00164</text:p>
      <text:p text:style-name="P1">jitter for frame 1972 is <text:s text:c="3"/>0.00056</text:p>
      <text:p text:style-name="P1">jitter for frame 1973 is <text:s text:c="3"/>0.00019</text:p>
      <text:p text:style-name="P1">jitter for frame 1974 is <text:s text:c="3"/>0.00070</text:p>
      <text:p text:style-name="P1">jitter for frame 1975 is <text:s text:c="2"/>-0.00069</text:p>
      <text:p text:style-name="P1">jitter for frame 1976 is <text:s text:c="2"/>-0.00063</text:p>
      <text:p text:style-name="P1">jitter for frame 1977 is <text:s text:c="2"/>-0.00148</text:p>
      <text:p text:style-name="P1">jitter for frame 1978 is <text:s text:c="3"/>0.00076</text:p>
      <text:p text:style-name="P1">jitter for frame 1979 is <text:s text:c="2"/>-0.00173</text:p>
      <text:p text:style-name="P1">jitter for frame 1980 is <text:s text:c="3"/>0.00070</text:p>
      <text:p text:style-name="P1">jitter for frame 1981 is <text:s text:c="3"/>0.00069</text:p>
      <text:p text:style-name="P1"><text:soft-page-break/>jitter for frame 1982 is <text:s text:c="2"/>-0.00171</text:p>
      <text:p text:style-name="P1">jitter for frame 1983 is <text:s text:c="2"/>-0.00024</text:p>
      <text:p text:style-name="P1">jitter for frame 1984 is <text:s text:c="2"/>-0.00130</text:p>
      <text:p text:style-name="P1">jitter for frame 1985 is <text:s text:c="2"/>-0.00177</text:p>
      <text:p text:style-name="P1">jitter for frame 1986 is <text:s text:c="3"/>0.00141</text:p>
      <text:p text:style-name="P1">jitter for frame 1987 is <text:s text:c="2"/>-0.00164</text:p>
      <text:p text:style-name="P1">jitter for frame 1988 is <text:s text:c="2"/>-0.00151</text:p>
      <text:p text:style-name="P1">jitter for frame 1989 is <text:s text:c="2"/>-0.00039</text:p>
      <text:p text:style-name="P1">jitter for frame 1990 is <text:s text:c="2"/>-0.00157</text:p>
      <text:p text:style-name="P1">jitter for frame 1991 is <text:s text:c="2"/>-0.00024</text:p>
      <text:p text:style-name="P1">jitter for frame 1992 is <text:s text:c="2"/>-0.00170</text:p>
      <text:p text:style-name="P1">jitter for frame 1993 is <text:s text:c="2"/>-0.00170</text:p>
      <text:p text:style-name="P1">jitter for frame 1994 is <text:s text:c="2"/>-0.00070</text:p>
      <text:p text:style-name="P1">jitter for frame 1995 is <text:s text:c="2"/>-0.00169</text:p>
      <text:p text:style-name="P1">jitter for frame 1996 is <text:s text:c="3"/>0.00092</text:p>
      <text:p text:style-name="P1">jitter for frame 1997 is <text:s text:c="2"/>-0.00016</text:p>
      <text:p text:style-name="P1">jitter for frame 1998 is <text:s text:c="2"/>-0.00173</text:p>
      <text:p text:style-name="P1">jitter for frame 1999 is <text:s text:c="2"/>-0.00112</text:p>
      <text:p text:style-name="P1">jitter for frame 2000 is <text:s text:c="2"/>-0.00128</text:p>
      <text:p text:style-name="P1">jitter for frame 2001 is <text:s text:c="2"/>-0.00168</text:p>
      <text:p text:style-name="P1">jitter for frame 2002 is <text:s text:c="2"/>-0.00166</text:p>
      <text:p text:style-name="P1">jitter for frame 2003 is <text:s text:c="3"/>0.00100</text:p>
      <text:p text:style-name="P1">jitter for frame 2004 is <text:s text:c="2"/>-0.00172</text:p>
      <text:p text:style-name="P1">jitter for frame 2005 is <text:s text:c="2"/>-0.00165</text:p>
      <text:p text:style-name="P1">jitter for frame 2006 is <text:s text:c="2"/>-0.00167</text:p>
      <text:p text:style-name="P1">jitter for frame 2007 is <text:s text:c="2"/>-0.00165</text:p>
      <text:p text:style-name="P1">jitter for frame 2008 is <text:s text:c="2"/>-0.00155</text:p>
      <text:p text:style-name="P1">jitter for frame 2009 is <text:s text:c="2"/>-0.00063</text:p>
      <text:p text:style-name="P1">jitter for frame 2010 is <text:s text:c="2"/>-0.00129</text:p>
      <text:p text:style-name="P1">jitter for frame 2011 is <text:s text:c="2"/>-0.00160</text:p>
      <text:p text:style-name="P1">jitter for frame 2012 is <text:s text:c="2"/>-0.00121</text:p>
      <text:p text:style-name="P1">jitter for frame 2013 is <text:s text:c="2"/>-0.00155</text:p>
      <text:p text:style-name="P1">jitter for frame 2014 is <text:s text:c="2"/>-0.00135</text:p>
      <text:p text:style-name="P1">jitter for frame 2015 is <text:s text:c="2"/>-0.00173</text:p>
      <text:p text:style-name="P1">jitter for frame 2016 is <text:s text:c="2"/>-0.00067</text:p>
      <text:p text:style-name="P1">jitter for frame 2017 is <text:s text:c="2"/>-0.00165</text:p>
      <text:p text:style-name="P1">jitter for frame 2018 is <text:s text:c="2"/>-0.00011</text:p>
      <text:p text:style-name="P1">jitter for frame 2019 is <text:s text:c="2"/>-0.00149</text:p>
      <text:p text:style-name="P1">jitter for frame 2020 is <text:s text:c="2"/>-0.00161</text:p>
      <text:p text:style-name="P1">jitter for frame 2021 is <text:s text:c="2"/>-0.00160</text:p>
      <text:p text:style-name="P1">jitter for frame 2022 is <text:s text:c="2"/>-0.00004</text:p>
      <text:p text:style-name="P1">jitter for frame 2023 is <text:s text:c="3"/>0.00075</text:p>
      <text:p text:style-name="P1">jitter for frame 2024 is <text:s text:c="3"/>0.00064</text:p>
      <text:p text:style-name="P1">jitter for frame 2025 is <text:s text:c="3"/>0.00069</text:p>
      <text:p text:style-name="P1">jitter for frame 2026 is <text:s text:c="2"/>-0.00039</text:p>
      <text:p text:style-name="P1">jitter for frame 2027 is <text:s text:c="3"/>0.00084</text:p>
      <text:p text:style-name="P1">jitter for frame 2028 is <text:s text:c="2"/>-0.00159</text:p>
      <text:p text:style-name="P1">jitter for frame 2029 is <text:s text:c="2"/>-0.00146</text:p>
      <text:p text:style-name="P1">jitter for frame 2030 is <text:s text:c="2"/>-0.00165</text:p>
      <text:p text:style-name="P1"><text:soft-page-break/>jitter for frame 2031 is <text:s text:c="2"/>-0.00168</text:p>
      <text:p text:style-name="P1">jitter for frame 2032 is <text:s text:c="2"/>-0.00160</text:p>
      <text:p text:style-name="P1">jitter for frame 2033 is <text:s text:c="2"/>-0.00147</text:p>
      <text:p text:style-name="P1">jitter for frame 2034 is <text:s text:c="2"/>-0.00172</text:p>
      <text:p text:style-name="P1">jitter for frame 2035 is <text:s text:c="2"/>-0.00159</text:p>
      <text:p text:style-name="P1">jitter for frame 2036 is <text:s text:c="2"/>-0.00147</text:p>
      <text:p text:style-name="P1">jitter for frame 2037 is <text:s text:c="3"/>0.00101</text:p>
      <text:p text:style-name="P1">jitter for frame 2038 is <text:s text:c="2"/>-0.00117</text:p>
      <text:p text:style-name="P1">jitter for frame 2039 is <text:s text:c="3"/>0.00093</text:p>
      <text:p text:style-name="P1">jitter for frame 2040 is <text:s text:c="3"/>0.00052</text:p>
      <text:p text:style-name="P1">jitter for frame 2041 is <text:s text:c="2"/>-0.00165</text:p>
      <text:p text:style-name="P1">jitter for frame 2042 is <text:s text:c="2"/>-0.00011</text:p>
      <text:p text:style-name="P1">jitter for frame 2043 is <text:s text:c="3"/>0.00007</text:p>
      <text:p text:style-name="P1">jitter for frame 2044 is <text:s text:c="2"/>-0.00162</text:p>
      <text:p text:style-name="P1">jitter for frame 2045 is <text:s text:c="3"/>0.00455</text:p>
      <text:p text:style-name="P1">jitter for frame 2046 is <text:s text:c="2"/>-0.00127</text:p>
      <text:p text:style-name="P1">jitter for frame 2047 is <text:s text:c="2"/>-0.00148</text:p>
      <text:p text:style-name="P1">jitter for frame 2048 is <text:s text:c="3"/>0.00074</text:p>
      <text:p text:style-name="P1">jitter for frame 2049 is <text:s text:c="2"/>-0.00255</text:p>
      <text:p text:style-name="P1">jitter for frame 2050 is <text:s text:c="2"/>-0.00255</text:p>
      <text:p text:style-name="P1">jitter for frame 2051 is <text:s text:c="2"/>-0.00257</text:p>
      <text:p text:style-name="P1">jitter for frame 2052 is <text:s text:c="2"/>-0.00051</text:p>
      <text:p text:style-name="P1">jitter for frame 2053 is <text:s text:c="2"/>-0.00106</text:p>
      <text:p text:style-name="P1">jitter for frame 2054 is <text:s text:c="2"/>-0.00112</text:p>
      <text:p text:style-name="P1">jitter for frame 2055 is <text:s text:c="2"/>-0.00052</text:p>
      <text:p text:style-name="P1">jitter for frame 2056 is <text:s text:c="2"/>-0.00255</text:p>
      <text:p text:style-name="P1">jitter for frame 2057 is <text:s text:c="2"/>-0.00041</text:p>
      <text:p text:style-name="P1">jitter for frame 2058 is <text:s text:c="2"/>-0.00040</text:p>
      <text:p text:style-name="P1">jitter for frame 2059 is <text:s text:c="2"/>-0.00080</text:p>
      <text:p text:style-name="P1">jitter for frame 2060 is <text:s text:c="2"/>-0.00260</text:p>
      <text:p text:style-name="P1">jitter for frame 2061 is <text:s text:c="2"/>-0.00062</text:p>
      <text:p text:style-name="P1">jitter for frame 2062 is <text:s text:c="2"/>-0.00057</text:p>
      <text:p text:style-name="P1">jitter for frame 2063 is <text:s text:c="2"/>-0.00258</text:p>
      <text:p text:style-name="P1">jitter for frame 2064 is <text:s text:c="2"/>-0.00095</text:p>
      <text:p text:style-name="P1">jitter for frame 2065 is <text:s text:c="2"/>-0.00054</text:p>
      <text:p text:style-name="P1">jitter for frame 2066 is <text:s text:c="2"/>-0.00010</text:p>
      <text:p text:style-name="P1">jitter for frame 2067 is <text:s text:c="2"/>-0.00071</text:p>
      <text:p text:style-name="P1">jitter for frame 2068 is <text:s text:c="2"/>-0.00069</text:p>
      <text:p text:style-name="P1">jitter for frame 2069 is <text:s text:c="2"/>-0.00054</text:p>
      <text:p text:style-name="P1">jitter for frame 2070 is <text:s text:c="2"/>-0.00019</text:p>
      <text:p text:style-name="P1">jitter for frame 2071 is <text:s text:c="2"/>-0.00205</text:p>
      <text:p text:style-name="P1">jitter for frame 2072 is <text:s text:c="2"/>-0.00250</text:p>
      <text:p text:style-name="P1">jitter for frame 2073 is <text:s text:c="2"/>-0.00070</text:p>
      <text:p text:style-name="P1">jitter for frame 2074 is <text:s text:c="2"/>-0.00237</text:p>
      <text:p text:style-name="P1">jitter for frame 2075 is <text:s text:c="2"/>-0.00140</text:p>
      <text:p text:style-name="P1">jitter for frame 2076 is <text:s text:c="2"/>-0.00117</text:p>
      <text:p text:style-name="P1">jitter for frame 2077 is <text:s text:c="2"/>-0.00162</text:p>
      <text:p text:style-name="P1">jitter for frame 2078 is <text:s text:c="2"/>-0.00271</text:p>
      <text:p text:style-name="P1">jitter for frame 2079 is <text:s text:c="2"/>-0.00166</text:p>
      <text:p text:style-name="P1"><text:soft-page-break/>jitter for frame 2080 is <text:s text:c="2"/>-0.00279</text:p>
      <text:p text:style-name="P1">jitter for frame 2081 is <text:s text:c="2"/>-0.00075</text:p>
      <text:p text:style-name="P1">jitter for frame 2082 is <text:s text:c="2"/>-0.00276</text:p>
      <text:p text:style-name="P1">jitter for frame 2083 is <text:s text:c="2"/>-0.00242</text:p>
      <text:p text:style-name="P1">jitter for frame 2084 is <text:s text:c="2"/>-0.00261</text:p>
      <text:p text:style-name="P1">jitter for frame 2085 is <text:s text:c="3"/>0.00057</text:p>
      <text:p text:style-name="P1">jitter for frame 2086 is <text:s text:c="2"/>-0.00024</text:p>
      <text:p text:style-name="P1">jitter for frame 2087 is <text:s text:c="2"/>-0.00260</text:p>
      <text:p text:style-name="P1">jitter for frame 2088 is <text:s text:c="2"/>-0.00186</text:p>
      <text:p text:style-name="P1">jitter for frame 2089 is <text:s text:c="2"/>-0.00065</text:p>
      <text:p text:style-name="P1">jitter for frame 2090 is <text:s text:c="2"/>-0.00040</text:p>
      <text:p text:style-name="P1">jitter for frame 2091 is <text:s text:c="2"/>-0.00048</text:p>
      <text:p text:style-name="P1">jitter for frame 2092 is <text:s text:c="2"/>-0.00040</text:p>
      <text:p text:style-name="P1">jitter for frame 2093 is <text:s text:c="2"/>-0.00176</text:p>
      <text:p text:style-name="P1">jitter for frame 2094 is <text:s text:c="2"/>-0.00228</text:p>
      <text:p text:style-name="P1">jitter for frame 2095 is <text:s text:c="2"/>-0.00150</text:p>
      <text:p text:style-name="P1">jitter for frame 2096 is <text:s text:c="2"/>-0.00054</text:p>
      <text:p text:style-name="P1">jitter for frame 2097 is <text:s text:c="2"/>-0.00249</text:p>
      <text:p text:style-name="P1">jitter for frame 2098 is <text:s text:c="2"/>-0.00225</text:p>
      <text:p text:style-name="P1">jitter for frame 2099 is <text:s text:c="2"/>-0.00206</text:p>
      <text:p text:style-name="P1">jitter for frame 2100 is <text:s text:c="3"/>0.00251</text:p>
      <text:p text:style-name="P1">jitter for frame 2101 is <text:s text:c="2"/>-0.00035</text:p>
      <text:p text:style-name="P1">jitter for frame 2102 is <text:s text:c="2"/>-0.00247</text:p>
      <text:p text:style-name="P1">jitter for frame 2103 is <text:s text:c="2"/>-0.00126</text:p>
      <text:p text:style-name="P1">jitter for frame 2104 is <text:s text:c="2"/>-0.00241</text:p>
      <text:p text:style-name="P1">jitter for frame 2105 is <text:s text:c="2"/>-0.00031</text:p>
      <text:p text:style-name="P1">jitter for frame 2106 is <text:s text:c="2"/>-0.00043</text:p>
      <text:p text:style-name="P1">jitter for frame 2107 is <text:s text:c="2"/>-0.00055</text:p>
      <text:p text:style-name="P1">jitter for frame 2108 is <text:s text:c="2"/>-0.00056</text:p>
      <text:p text:style-name="P1">jitter for frame 2109 is <text:s text:c="2"/>-0.00024</text:p>
      <text:p text:style-name="P1">jitter for frame 2110 is <text:s text:c="2"/>-0.00021</text:p>
      <text:p text:style-name="P1">jitter for frame 2111 is <text:s text:c="2"/>-0.00256</text:p>
      <text:p text:style-name="P1">jitter for frame 2112 is <text:s text:c="2"/>-0.00251</text:p>
      <text:p text:style-name="P1">jitter for frame 2113 is <text:s text:c="2"/>-0.00264</text:p>
      <text:p text:style-name="P1">jitter for frame 2114 is <text:s text:c="2"/>-0.00248</text:p>
      <text:p text:style-name="P1">jitter for frame 2115 is <text:s text:c="2"/>-0.00258</text:p>
      <text:p text:style-name="P1">jitter for frame 2116 is <text:s text:c="2"/>-0.00257</text:p>
      <text:p text:style-name="P1">jitter for frame 2117 is <text:s text:c="2"/>-0.00041</text:p>
      <text:p text:style-name="P1">jitter for frame 2118 is <text:s text:c="2"/>-0.00207</text:p>
      <text:p text:style-name="P1">jitter for frame 2119 is <text:s text:c="2"/>-0.00028</text:p>
      <text:p text:style-name="P1">jitter for frame 2120 is <text:s text:c="2"/>-0.00183</text:p>
      <text:p text:style-name="P1">jitter for frame 2121 is <text:s text:c="2"/>-0.00219</text:p>
      <text:p text:style-name="P1">jitter for frame 2122 is <text:s text:c="2"/>-0.00039</text:p>
      <text:p text:style-name="P1">jitter for frame 2123 is <text:s text:c="2"/>-0.00253</text:p>
      <text:p text:style-name="P1">jitter for frame 2124 is <text:s text:c="2"/>-0.00063</text:p>
      <text:p text:style-name="P1">jitter for frame 2125 is <text:s text:c="2"/>-0.00077</text:p>
      <text:p text:style-name="P1">jitter for frame 2126 is <text:s text:c="2"/>-0.00028</text:p>
      <text:p text:style-name="P1">jitter for frame 2127 is <text:s text:c="2"/>-0.00161</text:p>
      <text:p text:style-name="P1">jitter for frame 2128 is <text:s text:c="2"/>-0.00251</text:p>
      <text:p text:style-name="P1"><text:soft-page-break/>jitter for frame 2129 is <text:s text:c="2"/>-0.00222</text:p>
      <text:p text:style-name="P1">jitter for frame 2130 is <text:s text:c="2"/>-0.00027</text:p>
      <text:p text:style-name="P1">jitter for frame 2131 is <text:s text:c="2"/>-0.00014</text:p>
      <text:p text:style-name="P1">jitter for frame 2132 is <text:s text:c="2"/>-0.00256</text:p>
      <text:p text:style-name="P1">jitter for frame 2133 is <text:s text:c="2"/>-0.00283</text:p>
      <text:p text:style-name="P1">jitter for frame 2134 is <text:s text:c="2"/>-0.00244</text:p>
      <text:p text:style-name="P1">jitter for frame 2135 is <text:s text:c="2"/>-0.00257</text:p>
      <text:p text:style-name="P1">jitter for frame 2136 is <text:s text:c="2"/>-0.00218</text:p>
      <text:p text:style-name="P1">jitter for frame 2137 is <text:s text:c="2"/>-0.00059</text:p>
      <text:p text:style-name="P1">jitter for frame 2138 is <text:s text:c="2"/>-0.00276</text:p>
      <text:p text:style-name="P1">jitter for frame 2139 is <text:s text:c="2"/>-0.00252</text:p>
      <text:p text:style-name="P1">jitter for frame 2140 is <text:s text:c="2"/>-0.00132</text:p>
      <text:p text:style-name="P1">jitter for frame 2141 is <text:s text:c="2"/>-0.00244</text:p>
      <text:p text:style-name="P1">jitter for frame 2142 is <text:s text:c="2"/>-0.00166</text:p>
      <text:p text:style-name="P1">jitter for frame 2143 is <text:s text:c="2"/>-0.00253</text:p>
      <text:p text:style-name="P1">jitter for frame 2144 is <text:s text:c="2"/>-0.00265</text:p>
      <text:p text:style-name="P1">jitter for frame 2145 is <text:s text:c="2"/>-0.00257</text:p>
      <text:p text:style-name="P1">jitter for frame 2146 is <text:s text:c="2"/>-0.00076</text:p>
      <text:p text:style-name="P1">jitter for frame 2147 is <text:s text:c="2"/>-0.00264</text:p>
      <text:p text:style-name="P1">jitter for frame 2148 is <text:s text:c="3"/>0.08020</text:p>
      <text:p text:style-name="P1">jitter for frame 2149 is <text:s text:c="2"/>-0.00053</text:p>
      <text:p text:style-name="P1">jitter for frame 2150 is <text:s text:c="2"/>-0.00170</text:p>
      <text:p text:style-name="P1">jitter for frame 2151 is <text:s text:c="2"/>-0.00041</text:p>
      <text:p text:style-name="P1">jitter for frame 2152 is <text:s text:c="2"/>-0.00252</text:p>
      <text:p text:style-name="P1">jitter for frame 2153 is <text:s text:c="2"/>-0.00021</text:p>
      <text:p text:style-name="P1">jitter for frame 2154 is <text:s text:c="2"/>-0.00248</text:p>
      <text:p text:style-name="P1">jitter for frame 2155 is <text:s text:c="2"/>-0.00071</text:p>
      <text:p text:style-name="P1">jitter for frame 2156 is <text:s text:c="3"/>0.00054</text:p>
      <text:p text:style-name="P1">jitter for frame 2157 is <text:s text:c="2"/>-0.00021</text:p>
      <text:p text:style-name="P1">jitter for frame 2158 is <text:s text:c="2"/>-0.00213</text:p>
      <text:p text:style-name="P1">jitter for frame 2159 is <text:s text:c="2"/>-0.00025</text:p>
      <text:p text:style-name="P1">jitter for frame 2160 is <text:s text:c="2"/>-0.00141</text:p>
      <text:p text:style-name="P1">jitter for frame 2161 is <text:s text:c="2"/>-0.00024</text:p>
      <text:p text:style-name="P1">jitter for frame 2162 is <text:s text:c="2"/>-0.00093</text:p>
      <text:p text:style-name="P1">jitter for frame 2163 is <text:s text:c="2"/>-0.00137</text:p>
      <text:p text:style-name="P1">jitter for frame 2164 is <text:s text:c="2"/>-0.00022</text:p>
      <text:p text:style-name="P1">jitter for frame 2165 is <text:s text:c="2"/>-0.00037</text:p>
      <text:p text:style-name="P1">jitter for frame 2166 is <text:s text:c="2"/>-0.00037</text:p>
      <text:p text:style-name="P1">jitter for frame 2167 is <text:s text:c="2"/>-0.00142</text:p>
      <text:p text:style-name="P1">jitter for frame 2168 is <text:s text:c="3"/>0.00105</text:p>
      <text:p text:style-name="P1">jitter for frame 2169 is <text:s text:c="3"/>0.00075</text:p>
      <text:p text:style-name="P1">jitter for frame 2170 is <text:s text:c="2"/>-0.00160</text:p>
      <text:p text:style-name="P1">jitter for frame 2171 is <text:s text:c="3"/>0.00110</text:p>
      <text:p text:style-name="P1">jitter for frame 2172 is <text:s text:c="2"/>-0.00169</text:p>
      <text:p text:style-name="P1">jitter for frame 2173 is <text:s text:c="2"/>-0.00093</text:p>
      <text:p text:style-name="P1">jitter for frame 2174 is <text:s text:c="3"/>0.00073</text:p>
      <text:p text:style-name="P1">jitter for frame 2175 is <text:s text:c="2"/>-0.00170</text:p>
      <text:p text:style-name="P1">jitter for frame 2176 is <text:s text:c="2"/>-0.00118</text:p>
      <text:p text:style-name="P1">jitter for frame 2177 is <text:s text:c="2"/>-0.00169</text:p>
      <text:p text:style-name="P1"><text:soft-page-break/>jitter for frame 2178 is <text:s text:c="2"/>-0.00167</text:p>
      <text:p text:style-name="P1">jitter for frame 2179 is <text:s text:c="3"/>0.00099</text:p>
      <text:p text:style-name="P1">jitter for frame 2180 is <text:s text:c="2"/>-0.00170</text:p>
      <text:p text:style-name="P1">jitter for frame 2181 is <text:s text:c="3"/>0.00108</text:p>
      <text:p text:style-name="P1">jitter for frame 2182 is <text:s text:c="2"/>-0.00172</text:p>
      <text:p text:style-name="P1">jitter for frame 2183 is <text:s text:c="2"/>-0.00165</text:p>
      <text:p text:style-name="P1">jitter for frame 2184 is <text:s text:c="3"/>0.00097</text:p>
      <text:p text:style-name="P1">jitter for frame 2185 is <text:s text:c="3"/>0.00104</text:p>
      <text:p text:style-name="P1">jitter for frame 2186 is <text:s text:c="3"/>0.00114</text:p>
      <text:p text:style-name="P1">jitter for frame 2187 is <text:s text:c="3"/>0.00025</text:p>
      <text:p text:style-name="P1">jitter for frame 2188 is <text:s text:c="3"/>0.00065</text:p>
      <text:p text:style-name="P1">jitter for frame 2189 is <text:s text:c="2"/>-0.00036</text:p>
      <text:p text:style-name="P1">jitter for frame 2190 is <text:s text:c="2"/>-0.00159</text:p>
      <text:p text:style-name="P1">jitter for frame 2191 is <text:s text:c="2"/>-0.00172</text:p>
      <text:p text:style-name="P1">jitter for frame 2192 is <text:s text:c="3"/>0.00017</text:p>
      <text:p text:style-name="P1">jitter for frame 2193 is <text:s text:c="3"/>0.00083</text:p>
      <text:p text:style-name="P1">jitter for frame 2194 is <text:s text:c="3"/>0.00098</text:p>
      <text:p text:style-name="P1">jitter for frame 2195 is <text:s text:c="2"/>-0.00171</text:p>
      <text:p text:style-name="P1">jitter for frame 2196 is <text:s text:c="2"/>-0.00171</text:p>
      <text:p text:style-name="P1">jitter for frame 2197 is <text:s text:c="3"/>0.00062</text:p>
      <text:p text:style-name="P1">jitter for frame 2198 is <text:s text:c="2"/>-0.00178</text:p>
      <text:p text:style-name="P1">jitter for frame 2199 is <text:s text:c="2"/>-0.00162</text:p>
      <text:p text:style-name="P1">jitter for frame 2200 is <text:s text:c="2"/>-0.00157</text:p>
      <text:p text:style-name="P1">jitter for frame 2201 is <text:s text:c="2"/>-0.00173</text:p>
      <text:p text:style-name="P1">jitter for frame 2202 is <text:s text:c="3"/>0.00085</text:p>
      <text:p text:style-name="P1">jitter for frame 2203 is <text:s text:c="2"/>-0.00010</text:p>
      <text:p text:style-name="P1">jitter for frame 2204 is <text:s text:c="3"/>0.00099</text:p>
      <text:p text:style-name="P1">jitter for frame 2205 is <text:s text:c="2"/>-0.00099</text:p>
      <text:p text:style-name="P1">jitter for frame 2206 is <text:s text:c="3"/>0.00096</text:p>
      <text:p text:style-name="P1">jitter for frame 2207 is <text:s text:c="2"/>-0.00163</text:p>
      <text:p text:style-name="P1">jitter for frame 2208 is <text:s text:c="2"/>-0.00160</text:p>
      <text:p text:style-name="P1">jitter for frame 2209 is <text:s text:c="2"/>-0.00154</text:p>
      <text:p text:style-name="P1">jitter for frame 2210 is <text:s text:c="2"/>-0.00092</text:p>
      <text:p text:style-name="P1">jitter for frame 2211 is <text:s text:c="2"/>-0.00166</text:p>
      <text:p text:style-name="P1">jitter for frame 2212 is <text:s text:c="2"/>-0.00105</text:p>
      <text:p text:style-name="P1">jitter for frame 2213 is <text:s text:c="2"/>-0.00164</text:p>
      <text:p text:style-name="P1">jitter for frame 2214 is <text:s text:c="2"/>-0.00174</text:p>
      <text:p text:style-name="P1">jitter for frame 2215 is <text:s text:c="3"/>0.00105</text:p>
      <text:p text:style-name="P1">jitter for frame 2216 is <text:s text:c="3"/>0.00074</text:p>
      <text:p text:style-name="P1">jitter for frame 2217 is <text:s text:c="3"/>0.00039</text:p>
      <text:p text:style-name="P1">jitter for frame 2218 is <text:s text:c="3"/>0.00172</text:p>
      <text:p text:style-name="P1">jitter for frame 2219 is <text:s text:c="3"/>0.00107</text:p>
      <text:p text:style-name="P1">jitter for frame 2220 is <text:s text:c="3"/>0.00000</text:p>
      <text:p text:style-name="P1">jitter for frame 2221 is <text:s text:c="3"/>0.00068</text:p>
      <text:p text:style-name="P1">jitter for frame 2222 is <text:s text:c="3"/>0.00095</text:p>
      <text:p text:style-name="P1">jitter for frame 2223 is <text:s text:c="2"/>-0.00170</text:p>
      <text:p text:style-name="P1">jitter for frame 2224 is <text:s text:c="2"/>-0.00120</text:p>
      <text:p text:style-name="P1">jitter for frame 2225 is <text:s text:c="2"/>-0.00176</text:p>
      <text:p text:style-name="P1">jitter for frame 2226 is <text:s text:c="2"/>-0.00166</text:p>
      <text:p text:style-name="P1"><text:soft-page-break/>jitter for frame 2227 is <text:s text:c="2"/>-0.00168</text:p>
      <text:p text:style-name="P1">jitter for frame 2228 is <text:s text:c="2"/>-0.00007</text:p>
      <text:p text:style-name="P1">jitter for frame 2229 is <text:s text:c="3"/>0.00128</text:p>
      <text:p text:style-name="P1">jitter for frame 2230 is <text:s text:c="3"/>0.00100</text:p>
      <text:p text:style-name="P1">jitter for frame 2231 is <text:s text:c="2"/>-0.00044</text:p>
      <text:p text:style-name="P1">jitter for frame 2232 is <text:s text:c="3"/>0.00084</text:p>
      <text:p text:style-name="P1">jitter for frame 2233 is <text:s text:c="2"/>-0.00117</text:p>
      <text:p text:style-name="P1">jitter for frame 2234 is <text:s text:c="3"/>0.00027</text:p>
      <text:p text:style-name="P1">jitter for frame 2235 is <text:s text:c="3"/>0.00048</text:p>
      <text:p text:style-name="P1">jitter for frame 2236 is <text:s text:c="2"/>-0.00150</text:p>
      <text:p text:style-name="P1">jitter for frame 2237 is <text:s text:c="2"/>-0.00068</text:p>
      <text:p text:style-name="P1">jitter for frame 2238 is <text:s text:c="2"/>-0.00101</text:p>
      <text:p text:style-name="P1">jitter for frame 2239 is <text:s text:c="2"/>-0.00121</text:p>
      <text:p text:style-name="P1">jitter for frame 2240 is <text:s text:c="3"/>0.00106</text:p>
      <text:p text:style-name="P1">jitter for frame 2241 is <text:s text:c="3"/>0.00078</text:p>
      <text:p text:style-name="P1">jitter for frame 2242 is <text:s text:c="3"/>0.00085</text:p>
      <text:p text:style-name="P1">jitter for frame 2243 is <text:s text:c="2"/>-0.00144</text:p>
      <text:p text:style-name="P1">jitter for frame 2244 is <text:s text:c="2"/>-0.00171</text:p>
      <text:p text:style-name="P1">jitter for frame 2245 is <text:s text:c="2"/>-0.00031</text:p>
      <text:p text:style-name="P1">jitter for frame 2246 is <text:s text:c="2"/>-0.00166</text:p>
      <text:p text:style-name="P1">jitter for frame 2247 is <text:s text:c="2"/>-0.00082</text:p>
      <text:p text:style-name="P1">jitter for frame 2248 is <text:s text:c="3"/>0.00423</text:p>
      <text:p text:style-name="P1">jitter for frame 2249 is <text:s text:c="3"/>0.00056</text:p>
      <text:p text:style-name="P1">jitter for frame 2250 is <text:s text:c="2"/>-0.00094</text:p>
      <text:p text:style-name="P1">jitter for frame 2251 is <text:s text:c="2"/>-0.00167</text:p>
      <text:p text:style-name="P1">jitter for frame 2252 is <text:s text:c="2"/>-0.00156</text:p>
      <text:p text:style-name="P1">jitter for frame 2253 is <text:s text:c="2"/>-0.00163</text:p>
      <text:p text:style-name="P1">jitter for frame 2254 is <text:s text:c="2"/>-0.00172</text:p>
      <text:p text:style-name="P1">jitter for frame 2255 is <text:s text:c="2"/>-0.00099</text:p>
      <text:p text:style-name="P1">jitter for frame 2256 is <text:s text:c="2"/>-0.00113</text:p>
      <text:p text:style-name="P1">jitter for frame 2257 is <text:s text:c="2"/>-0.00169</text:p>
      <text:p text:style-name="P1">jitter for frame 2258 is <text:s text:c="2"/>-0.00169</text:p>
      <text:p text:style-name="P1">jitter for frame 2259 is <text:s text:c="2"/>-0.00166</text:p>
      <text:p text:style-name="P1">jitter for frame 2260 is <text:s text:c="2"/>-0.00170</text:p>
      <text:p text:style-name="P1">jitter for frame 2261 is <text:s text:c="2"/>-0.00118</text:p>
      <text:p text:style-name="P1">jitter for frame 2262 is <text:s text:c="2"/>-0.00073</text:p>
      <text:p text:style-name="P1">jitter for frame 2263 is <text:s text:c="3"/>0.00049</text:p>
      <text:p text:style-name="P1">jitter for frame 2264 is <text:s text:c="2"/>-0.00160</text:p>
      <text:p text:style-name="P1">jitter for frame 2265 is <text:s text:c="2"/>-0.00169</text:p>
      <text:p text:style-name="P1">jitter for frame 2266 is <text:s text:c="3"/>0.00136</text:p>
      <text:p text:style-name="P1">jitter for frame 2267 is <text:s text:c="3"/>0.00069</text:p>
      <text:p text:style-name="P1">jitter for frame 2268 is <text:s text:c="3"/>0.00068</text:p>
      <text:p text:style-name="P1">jitter for frame 2269 is <text:s text:c="3"/>0.00094</text:p>
      <text:p text:style-name="P1">jitter for frame 2270 is <text:s text:c="3"/>0.00089</text:p>
      <text:p text:style-name="P1">jitter for frame 2271 is <text:s text:c="2"/>-0.00169</text:p>
      <text:p text:style-name="P1">jitter for frame 2272 is <text:s text:c="2"/>-0.00086</text:p>
      <text:p text:style-name="P1">jitter for frame 2273 is <text:s text:c="2"/>-0.00153</text:p>
      <text:p text:style-name="P1">jitter for frame 2274 is <text:s text:c="2"/>-0.00170</text:p>
      <text:p text:style-name="P1">jitter for frame 2275 is <text:s text:c="3"/>0.00027</text:p>
      <text:p text:style-name="P1"><text:soft-page-break/>jitter for frame 2276 is <text:s text:c="2"/>-0.00145</text:p>
      <text:p text:style-name="P1">jitter for frame 2277 is <text:s text:c="2"/>-0.00157</text:p>
      <text:p text:style-name="P1">jitter for frame 2278 is <text:s text:c="2"/>-0.00059</text:p>
      <text:p text:style-name="P1">jitter for frame 2279 is <text:s text:c="2"/>-0.00167</text:p>
      <text:p text:style-name="P1">jitter for frame 2280 is <text:s text:c="3"/>0.00111</text:p>
      <text:p text:style-name="P1">jitter for frame 2281 is <text:s text:c="2"/>-0.00078</text:p>
      <text:p text:style-name="P1">jitter for frame 2282 is <text:s text:c="3"/>0.00103</text:p>
      <text:p text:style-name="P1">jitter for frame 2283 is <text:s text:c="2"/>-0.00173</text:p>
      <text:p text:style-name="P1">jitter for frame 2284 is <text:s text:c="2"/>-0.00161</text:p>
      <text:p text:style-name="P1">jitter for frame 2285 is <text:s text:c="3"/>0.00020</text:p>
      <text:p text:style-name="P1">jitter for frame 2286 is <text:s text:c="2"/>-0.00067</text:p>
      <text:p text:style-name="P1">jitter for frame 2287 is <text:s text:c="2"/>-0.00123</text:p>
      <text:p text:style-name="P1">jitter for frame 2288 is <text:s text:c="3"/>0.00102</text:p>
      <text:p text:style-name="P1">jitter for frame 2289 is <text:s text:c="2"/>-0.00164</text:p>
      <text:p text:style-name="P1">jitter for frame 2290 is <text:s text:c="2"/>-0.00061</text:p>
      <text:p text:style-name="P1">jitter for frame 2291 is <text:s text:c="2"/>-0.00078</text:p>
      <text:p text:style-name="P1">jitter for frame 2292 is <text:s text:c="2"/>-0.00164</text:p>
      <text:p text:style-name="P1">jitter for frame 2293 is <text:s text:c="3"/>0.00058</text:p>
      <text:p text:style-name="P1">jitter for frame 2294 is <text:s text:c="3"/>0.01839</text:p>
      <text:p text:style-name="P1">jitter for frame 2295 is <text:s text:c="2"/>-0.00166</text:p>
      <text:p text:style-name="P1">jitter for frame 2296 is <text:s text:c="2"/>-0.00171</text:p>
      <text:p text:style-name="P1">jitter for frame 2297 is <text:s text:c="2"/>-0.00123</text:p>
      <text:p text:style-name="P1">jitter for frame 2298 is <text:s text:c="2"/>-0.00169</text:p>
      <text:p text:style-name="P1">jitter for frame 2299 is <text:s text:c="2"/>-0.00170</text:p>
      <text:p text:style-name="P1">jitter for frame 2300 is <text:s text:c="2"/>-0.00169</text:p>
      <text:p text:style-name="P1">jitter for frame 2301 is <text:s text:c="2"/>-0.00036</text:p>
      <text:p text:style-name="P1">jitter for frame 2302 is <text:s text:c="2"/>-0.00165</text:p>
      <text:p text:style-name="P1">jitter for frame 2303 is <text:s text:c="2"/>-0.00137</text:p>
      <text:p text:style-name="P1">jitter for frame 2304 is <text:s text:c="2"/>-0.00155</text:p>
      <text:p text:style-name="P1">jitter for frame 2305 is <text:s text:c="2"/>-0.00158</text:p>
      <text:p text:style-name="P1">jitter for frame 2306 is <text:s text:c="2"/>-0.00154</text:p>
      <text:p text:style-name="P1">jitter for frame 2307 is <text:s text:c="2"/>-0.00171</text:p>
      <text:p text:style-name="P1">jitter for frame 2308 is <text:s text:c="3"/>0.00078</text:p>
      <text:p text:style-name="P1">jitter for frame 2309 is <text:s text:c="2"/>-0.00175</text:p>
      <text:p text:style-name="P1">jitter for frame 2310 is <text:s text:c="2"/>-0.00012</text:p>
      <text:p text:style-name="P1">jitter for frame 2311 is <text:s text:c="3"/>0.00039</text:p>
      <text:p text:style-name="P1">jitter for frame 2312 is <text:s text:c="2"/>-0.00172</text:p>
      <text:p text:style-name="P1">jitter for frame 2313 is <text:s text:c="3"/>0.00020</text:p>
      <text:p text:style-name="P1">jitter for frame 2314 is <text:s text:c="3"/>0.00077</text:p>
      <text:p text:style-name="P1">jitter for frame 2315 is <text:s text:c="2"/>-0.00094</text:p>
      <text:p text:style-name="P1">jitter for frame 2316 is <text:s text:c="2"/>-0.00169</text:p>
      <text:p text:style-name="P1">jitter for frame 2317 is <text:s text:c="2"/>-0.00172</text:p>
      <text:p text:style-name="P1">jitter for frame 2318 is <text:s text:c="2"/>-0.00170</text:p>
      <text:p text:style-name="P1">jitter for frame 2319 is <text:s text:c="2"/>-0.00109</text:p>
      <text:p text:style-name="P1">jitter for frame 2320 is <text:s text:c="3"/>0.00012</text:p>
      <text:p text:style-name="P1">jitter for frame 2321 is <text:s text:c="3"/>0.00133</text:p>
      <text:p text:style-name="P1">jitter for frame 2322 is <text:s text:c="2"/>-0.00114</text:p>
      <text:p text:style-name="P1">jitter for frame 2323 is <text:s text:c="3"/>0.00133</text:p>
      <text:p text:style-name="P1">jitter for frame 2324 is <text:s text:c="3"/>0.00137</text:p>
      <text:p text:style-name="P1"><text:soft-page-break/>jitter for frame 2325 is <text:s text:c="2"/>-0.00123</text:p>
      <text:p text:style-name="P1">jitter for frame 2326 is <text:s text:c="3"/>0.00132</text:p>
      <text:p text:style-name="P1">jitter for frame 2327 is <text:s text:c="3"/>0.00123</text:p>
      <text:p text:style-name="P1">jitter for frame 2328 is <text:s text:c="3"/>0.00080</text:p>
      <text:p text:style-name="P1">jitter for frame 2329 is <text:s text:c="3"/>0.00047</text:p>
      <text:p text:style-name="P1">jitter for frame 2330 is <text:s text:c="3"/>0.00136</text:p>
      <text:p text:style-name="P1">jitter for frame 2331 is <text:s text:c="3"/>0.00091</text:p>
      <text:p text:style-name="P1">jitter for frame 2332 is <text:s text:c="2"/>-0.00089</text:p>
      <text:p text:style-name="P1">jitter for frame 2333 is <text:s text:c="2"/>-0.00009</text:p>
      <text:p text:style-name="P1">jitter for frame 2334 is <text:s text:c="2"/>-0.00182</text:p>
      <text:p text:style-name="P1">jitter for frame 2335 is <text:s text:c="2"/>-0.00168</text:p>
      <text:p text:style-name="P1">jitter for frame 2336 is <text:s text:c="2"/>-0.00054</text:p>
      <text:p text:style-name="P1">jitter for frame 2337 is <text:s text:c="3"/>0.00130</text:p>
      <text:p text:style-name="P1">jitter for frame 2338 is <text:s text:c="3"/>0.00174</text:p>
      <text:p text:style-name="P1">jitter for frame 2339 is <text:s text:c="2"/>-0.00175</text:p>
      <text:p text:style-name="P1">jitter for frame 2340 is <text:s text:c="3"/>0.00126</text:p>
      <text:p text:style-name="P1">jitter for frame 2341 is <text:s text:c="3"/>0.00174</text:p>
      <text:p text:style-name="P1">jitter for frame 2342 is <text:s text:c="2"/>-0.00041</text:p>
      <text:p text:style-name="P1">jitter for frame 2343 is <text:s text:c="3"/>0.00130</text:p>
      <text:p text:style-name="P1">jitter for frame 2344 is <text:s text:c="2"/>-0.00022</text:p>
      <text:p text:style-name="P1">jitter for frame 2345 is <text:s text:c="2"/>-0.00170</text:p>
      <text:p text:style-name="P1">jitter for frame 2346 is <text:s text:c="3"/>0.00126</text:p>
      <text:p text:style-name="P1">jitter for frame 2347 is <text:s text:c="2"/>-0.00001</text:p>
      <text:p text:style-name="P1">jitter for frame 2348 is <text:s text:c="3"/>0.00136</text:p>
      <text:p text:style-name="P1">jitter for frame 2349 is <text:s text:c="2"/>-0.00165</text:p>
      <text:p text:style-name="P1">jitter for frame 2350 is <text:s text:c="2"/>-0.00040</text:p>
      <text:p text:style-name="P1">jitter for frame 2351 is <text:s text:c="2"/>-0.00160</text:p>
      <text:p text:style-name="P1">jitter for frame 2352 is <text:s text:c="3"/>0.00061</text:p>
      <text:p text:style-name="P1">jitter for frame 2353 is <text:s text:c="2"/>-0.00113</text:p>
      <text:p text:style-name="P1">jitter for frame 2354 is <text:s text:c="3"/>0.00220</text:p>
      <text:p text:style-name="P1">jitter for frame 2355 is <text:s text:c="2"/>-0.00167</text:p>
      <text:p text:style-name="P1">jitter for frame 2356 is <text:s text:c="2"/>-0.00153</text:p>
      <text:p text:style-name="P1">jitter for frame 2357 is <text:s text:c="2"/>-0.00164</text:p>
      <text:p text:style-name="P1">jitter for frame 2358 is <text:s text:c="3"/>0.00101</text:p>
      <text:p text:style-name="P1">jitter for frame 2359 is <text:s text:c="3"/>0.00164</text:p>
      <text:p text:style-name="P1">jitter for frame 2360 is <text:s text:c="2"/>-0.00163</text:p>
      <text:p text:style-name="P1">jitter for frame 2361 is <text:s text:c="2"/>-0.00158</text:p>
      <text:p text:style-name="P1">jitter for frame 2362 is <text:s text:c="3"/>0.00287</text:p>
      <text:p text:style-name="P1">jitter for frame 2363 is <text:s text:c="2"/>-0.00106</text:p>
      <text:p text:style-name="P1">jitter for frame 2364 is <text:s text:c="2"/>-0.00170</text:p>
      <text:p text:style-name="P1">jitter for frame 2365 is <text:s text:c="2"/>-0.00163</text:p>
      <text:p text:style-name="P1">jitter for frame 2366 is <text:s text:c="2"/>-0.00174</text:p>
      <text:p text:style-name="P1">jitter for frame 2367 is <text:s text:c="2"/>-0.00115</text:p>
      <text:p text:style-name="P1">jitter for frame 2368 is <text:s text:c="3"/>0.00084</text:p>
      <text:p text:style-name="P1">jitter for frame 2369 is <text:s text:c="2"/>-0.00169</text:p>
      <text:p text:style-name="P1">jitter for frame 2370 is <text:s text:c="3"/>0.00181</text:p>
      <text:p text:style-name="P1">jitter for frame 2371 is <text:s text:c="3"/>0.00102</text:p>
      <text:p text:style-name="P1">jitter for frame 2372 is <text:s text:c="2"/>-0.00170</text:p>
      <text:p text:style-name="P1">jitter for frame 2373 is <text:s text:c="2"/>-0.00170</text:p>
      <text:p text:style-name="P1"><text:soft-page-break/>jitter for frame 2374 is <text:s text:c="2"/>-0.00171</text:p>
      <text:p text:style-name="P1">jitter for frame 2375 is <text:s text:c="2"/>-0.00166</text:p>
      <text:p text:style-name="P1">jitter for frame 2376 is <text:s text:c="2"/>-0.00157</text:p>
      <text:p text:style-name="P1">jitter for frame 2377 is <text:s text:c="2"/>-0.00169</text:p>
      <text:p text:style-name="P1">jitter for frame 2378 is <text:s text:c="2"/>-0.00169</text:p>
      <text:p text:style-name="P1">jitter for frame 2379 is <text:s text:c="2"/>-0.00116</text:p>
      <text:p text:style-name="P1">jitter for frame 2380 is <text:s text:c="2"/>-0.00062</text:p>
      <text:p text:style-name="P1">jitter for frame 2381 is <text:s text:c="2"/>-0.00169</text:p>
      <text:p text:style-name="P1">jitter for frame 2382 is <text:s text:c="3"/>0.00101</text:p>
      <text:p text:style-name="P1">jitter for frame 2383 is <text:s text:c="3"/>0.00093</text:p>
      <text:p text:style-name="P1">jitter for frame 2384 is <text:s text:c="2"/>-0.00158</text:p>
      <text:p text:style-name="P1">jitter for frame 2385 is <text:s text:c="2"/>-0.00169</text:p>
      <text:p text:style-name="P1">jitter for frame 2386 is <text:s text:c="2"/>-0.00070</text:p>
      <text:p text:style-name="P1">jitter for frame 2387 is <text:s text:c="3"/>0.00157</text:p>
      <text:p text:style-name="P1">jitter for frame 2388 is <text:s text:c="2"/>-0.00172</text:p>
      <text:p text:style-name="P1">jitter for frame 2389 is <text:s text:c="2"/>-0.00155</text:p>
      <text:p text:style-name="P1">jitter for frame 2390 is <text:s text:c="3"/>0.00050</text:p>
      <text:p text:style-name="P1">jitter for frame 2391 is <text:s text:c="2"/>-0.00149</text:p>
      <text:p text:style-name="P1">jitter for frame 2392 is <text:s text:c="2"/>-0.00139</text:p>
      <text:p text:style-name="P1">jitter for frame 2393 is <text:s text:c="2"/>-0.00163</text:p>
      <text:p text:style-name="P1">jitter for frame 2394 is <text:s text:c="2"/>-0.00020</text:p>
      <text:p text:style-name="P1">jitter for frame 2395 is <text:s text:c="2"/>-0.00113</text:p>
      <text:p text:style-name="P1">jitter for frame 2396 is <text:s text:c="3"/>0.00049</text:p>
      <text:p text:style-name="P1">jitter for frame 2397 is <text:s text:c="2"/>-0.00085</text:p>
      <text:p text:style-name="P1">jitter for frame 2398 is <text:s text:c="3"/>0.00024</text:p>
      <text:p text:style-name="P1">jitter for frame 2399 is <text:s text:c="2"/>-0.00171</text:p>
      <text:p text:style-name="P1">jitter for frame 2400 is <text:s text:c="3"/>0.00081</text:p>
      <text:p text:style-name="P1">jitter for frame 2401 is <text:s text:c="3"/>0.00078</text:p>
      <text:p text:style-name="P1">jitter for frame 2402 is <text:s text:c="3"/>0.00052</text:p>
      <text:p text:style-name="P1">jitter for frame 2403 is <text:s text:c="2"/>-0.00165</text:p>
      <text:p text:style-name="P1">jitter for frame 2404 is <text:s text:c="3"/>0.00020</text:p>
      <text:p text:style-name="P1">jitter for frame 2405 is <text:s text:c="2"/>-0.00171</text:p>
      <text:p text:style-name="P1">jitter for frame 2406 is <text:s text:c="2"/>-0.00084</text:p>
      <text:p text:style-name="P1">jitter for frame 2407 is <text:s text:c="2"/>-0.00163</text:p>
      <text:p text:style-name="P1">jitter for frame 2408 is <text:s text:c="2"/>-0.00171</text:p>
      <text:p text:style-name="P1">jitter for frame 2409 is <text:s text:c="2"/>-0.00175</text:p>
      <text:p text:style-name="P1">jitter for frame 2410 is <text:s text:c="3"/>0.00043</text:p>
      <text:p text:style-name="P1">jitter for frame 2411 is <text:s text:c="2"/>-0.00167</text:p>
      <text:p text:style-name="P1">jitter for frame 2412 is <text:s text:c="3"/>0.00036</text:p>
      <text:p text:style-name="P1">jitter for frame 2413 is <text:s text:c="2"/>-0.00128</text:p>
      <text:p text:style-name="P1">jitter for frame 2414 is <text:s text:c="2"/>-0.00165</text:p>
      <text:p text:style-name="P1">jitter for frame 2415 is <text:s text:c="2"/>-0.00170</text:p>
      <text:p text:style-name="P1">jitter for frame 2416 is <text:s text:c="3"/>0.00199</text:p>
      <text:p text:style-name="P1">jitter for frame 2417 is <text:s text:c="3"/>0.00100</text:p>
      <text:p text:style-name="P1">jitter for frame 2418 is <text:s text:c="2"/>-0.00112</text:p>
      <text:p text:style-name="P1">jitter for frame 2419 is <text:s text:c="3"/>0.00038</text:p>
      <text:p text:style-name="P1">jitter for frame 2420 is <text:s text:c="2"/>-0.00176</text:p>
      <text:p text:style-name="P1">jitter for frame 2421 is <text:s text:c="2"/>-0.00166</text:p>
      <text:p text:style-name="P1">jitter for frame 2422 is <text:s text:c="2"/>-0.00165</text:p>
      <text:p text:style-name="P1"><text:soft-page-break/>jitter for frame 2423 is <text:s text:c="3"/>0.00136</text:p>
      <text:p text:style-name="P1">jitter for frame 2424 is <text:s text:c="3"/>0.00032</text:p>
      <text:p text:style-name="P1">jitter for frame 2425 is <text:s text:c="3"/>0.00095</text:p>
      <text:p text:style-name="P1">jitter for frame 2426 is <text:s text:c="3"/>0.00013</text:p>
      <text:p text:style-name="P1">jitter for frame 2427 is <text:s text:c="2"/>-0.00173</text:p>
      <text:p text:style-name="P1">jitter for frame 2428 is <text:s text:c="3"/>0.00131</text:p>
      <text:p text:style-name="P1">jitter for frame 2429 is <text:s text:c="3"/>0.00141</text:p>
      <text:p text:style-name="P1">jitter for frame 2430 is <text:s text:c="3"/>0.00141</text:p>
      <text:p text:style-name="P1">jitter for frame 2431 is <text:s text:c="2"/>-0.00170</text:p>
      <text:p text:style-name="P1">jitter for frame 2432 is <text:s text:c="2"/>-0.00104</text:p>
      <text:p text:style-name="P1">jitter for frame 2433 is <text:s text:c="3"/>0.00138</text:p>
      <text:p text:style-name="P1">jitter for frame 2434 is <text:s text:c="2"/>-0.00174</text:p>
      <text:p text:style-name="P1">jitter for frame 2435 is <text:s text:c="3"/>0.00104</text:p>
      <text:p text:style-name="P1">jitter for frame 2436 is <text:s text:c="3"/>0.00076</text:p>
      <text:p text:style-name="P1">jitter for frame 2437 is <text:s text:c="2"/>-0.00173</text:p>
      <text:p text:style-name="P1">jitter for frame 2438 is <text:s text:c="2"/>-0.00170</text:p>
      <text:p text:style-name="P1">jitter for frame 2439 is <text:s text:c="2"/>-0.00158</text:p>
      <text:p text:style-name="P1">jitter for frame 2440 is <text:s text:c="2"/>-0.00172</text:p>
      <text:p text:style-name="P1">jitter for frame 2441 is <text:s text:c="2"/>-0.00118</text:p>
      <text:p text:style-name="P1">jitter for frame 2442 is <text:s text:c="2"/>-0.00092</text:p>
      <text:p text:style-name="P1">jitter for frame 2443 is <text:s text:c="2"/>-0.00160</text:p>
      <text:p text:style-name="P1">jitter for frame 2444 is <text:s text:c="3"/>0.00112</text:p>
      <text:p text:style-name="P1">jitter for frame 2445 is <text:s text:c="2"/>-0.00175</text:p>
      <text:p text:style-name="P1">jitter for frame 2446 is <text:s text:c="3"/>0.00147</text:p>
      <text:p text:style-name="P1">jitter for frame 2447 is <text:s text:c="3"/>0.00113</text:p>
      <text:p text:style-name="P1">jitter for frame 2448 is <text:s text:c="2"/>-0.00169</text:p>
      <text:p text:style-name="P1">jitter for frame 2449 is <text:s text:c="2"/>-0.00174</text:p>
      <text:p text:style-name="P1">jitter for frame 2450 is <text:s text:c="2"/>-0.00161</text:p>
      <text:p text:style-name="P1">jitter for frame 2451 is <text:s text:c="2"/>-0.00094</text:p>
      <text:p text:style-name="P1">jitter for frame 2452 is <text:s text:c="2"/>-0.00150</text:p>
      <text:p text:style-name="P1">jitter for frame 2453 is <text:s text:c="3"/>0.00124</text:p>
      <text:p text:style-name="P1">jitter for frame 2454 is <text:s text:c="3"/>0.00102</text:p>
      <text:p text:style-name="P1">jitter for frame 2455 is <text:s text:c="2"/>-0.00127</text:p>
      <text:p text:style-name="P1">jitter for frame 2456 is <text:s text:c="2"/>-0.00168</text:p>
      <text:p text:style-name="P1">jitter for frame 2457 is <text:s text:c="2"/>-0.00163</text:p>
      <text:p text:style-name="P1">jitter for frame 2458 is <text:s text:c="2"/>-0.00164</text:p>
      <text:p text:style-name="P1">jitter for frame 2459 is <text:s text:c="2"/>-0.00158</text:p>
      <text:p text:style-name="P1">jitter for frame 2460 is <text:s text:c="2"/>-0.00158</text:p>
      <text:p text:style-name="P1">jitter for frame 2461 is <text:s text:c="2"/>-0.00081</text:p>
      <text:p text:style-name="P1">jitter for frame 2462 is <text:s text:c="2"/>-0.00170</text:p>
      <text:p text:style-name="P1">jitter for frame 2463 is <text:s text:c="3"/>0.00085</text:p>
      <text:p text:style-name="P1">jitter for frame 2464 is <text:s text:c="3"/>0.00105</text:p>
      <text:p text:style-name="P1">jitter for frame 2465 is <text:s text:c="3"/>0.00061</text:p>
      <text:p text:style-name="P1">jitter for frame 2466 is <text:s text:c="3"/>0.00103</text:p>
      <text:p text:style-name="P1">jitter for frame 2467 is <text:s text:c="2"/>-0.00163</text:p>
      <text:p text:style-name="P1">jitter for frame 2468 is <text:s text:c="3"/>0.00131</text:p>
      <text:p text:style-name="P1">jitter for frame 2469 is <text:s text:c="2"/>-0.00165</text:p>
      <text:p text:style-name="P1">jitter for frame 2470 is <text:s text:c="2"/>-0.00155</text:p>
      <text:p text:style-name="P1">jitter for frame 2471 is <text:s text:c="2"/>-0.00173</text:p>
      <text:p text:style-name="P1"><text:soft-page-break/>jitter for frame 2472 is <text:s text:c="3"/>0.00040</text:p>
      <text:p text:style-name="P1">jitter for frame 2473 is <text:s text:c="2"/>-0.00168</text:p>
      <text:p text:style-name="P1">jitter for frame 2474 is <text:s text:c="2"/>-0.00154</text:p>
      <text:p text:style-name="P1">jitter for frame 2475 is <text:s text:c="2"/>-0.00102</text:p>
      <text:p text:style-name="P1">jitter for frame 2476 is <text:s text:c="3"/>0.00095</text:p>
      <text:p text:style-name="P1">jitter for frame 2477 is <text:s text:c="3"/>0.00031</text:p>
      <text:p text:style-name="P1">jitter for frame 2478 is <text:s text:c="2"/>-0.00162</text:p>
      <text:p text:style-name="P1">jitter for frame 2479 is <text:s text:c="3"/>0.00100</text:p>
      <text:p text:style-name="P1">jitter for frame 2480 is <text:s text:c="3"/>0.00102</text:p>
      <text:p text:style-name="P1">jitter for frame 2481 is <text:s text:c="2"/>-0.00052</text:p>
      <text:p text:style-name="P1">jitter for frame 2482 is <text:s text:c="3"/>0.00121</text:p>
      <text:p text:style-name="P1">jitter for frame 2483 is <text:s text:c="2"/>-0.00164</text:p>
      <text:p text:style-name="P1">jitter for frame 2484 is <text:s text:c="3"/>0.00122</text:p>
      <text:p text:style-name="P1">jitter for frame 2485 is <text:s text:c="2"/>-0.00119</text:p>
      <text:p text:style-name="P1">jitter for frame 2486 is <text:s text:c="2"/>-0.00168</text:p>
      <text:p text:style-name="P1">jitter for frame 2487 is <text:s text:c="3"/>0.00140</text:p>
      <text:p text:style-name="P1">jitter for frame 2488 is <text:s text:c="2"/>-0.00111</text:p>
      <text:p text:style-name="P1">jitter for frame 2489 is <text:s text:c="2"/>-0.00158</text:p>
      <text:p text:style-name="P1">jitter for frame 2490 is <text:s text:c="3"/>0.00006</text:p>
      <text:p text:style-name="P1">jitter for frame 2491 is <text:s text:c="2"/>-0.00169</text:p>
      <text:p text:style-name="P1">jitter for frame 2492 is <text:s text:c="2"/>-0.00168</text:p>
      <text:p text:style-name="P1">jitter for frame 2493 is <text:s text:c="2"/>-0.00169</text:p>
      <text:p text:style-name="P1">jitter for frame 2494 is <text:s text:c="2"/>-0.00169</text:p>
      <text:p text:style-name="P1">jitter for frame 2495 is <text:s text:c="2"/>-0.00178</text:p>
      <text:p text:style-name="P1">jitter for frame 2496 is <text:s text:c="2"/>-0.00165</text:p>
      <text:p text:style-name="P1">jitter for frame 2497 is <text:s text:c="2"/>-0.00165</text:p>
      <text:p text:style-name="P1">jitter for frame 2498 is <text:s text:c="2"/>-0.00158</text:p>
      <text:p text:style-name="P1">jitter for frame 2499 is <text:s text:c="2"/>-0.00160</text:p>
      <text:p text:style-name="P1">jitter for frame 2500 is <text:s text:c="2"/>-0.00164</text:p>
      <text:p text:style-name="P1">jitter for frame 2501 is <text:s text:c="3"/>0.00043</text:p>
      <text:p text:style-name="P1">jitter for frame 2502 is <text:s text:c="2"/>-0.00167</text:p>
      <text:p text:style-name="P1">jitter for frame 2503 is <text:s text:c="2"/>-0.00119</text:p>
      <text:p text:style-name="P1">jitter for frame 2504 is <text:s text:c="2"/>-0.00161</text:p>
      <text:p text:style-name="P1">jitter for frame 2505 is <text:s text:c="2"/>-0.00168</text:p>
      <text:p text:style-name="P1">jitter for frame 2506 is <text:s text:c="2"/>-0.00116</text:p>
      <text:p text:style-name="P1">jitter for frame 2507 is <text:s text:c="2"/>-0.00057</text:p>
      <text:p text:style-name="P1">jitter for frame 2508 is <text:s text:c="2"/>-0.00167</text:p>
      <text:p text:style-name="P1">jitter for frame 2509 is <text:s text:c="2"/>-0.00065</text:p>
      <text:p text:style-name="P1">jitter for frame 2510 is <text:s text:c="2"/>-0.00171</text:p>
      <text:p text:style-name="P1">jitter for frame 2511 is <text:s text:c="2"/>-0.00130</text:p>
      <text:p text:style-name="P1">jitter for frame 2512 is <text:s text:c="2"/>-0.00166</text:p>
      <text:p text:style-name="P1">jitter for frame 2513 is <text:s text:c="3"/>0.00127</text:p>
      <text:p text:style-name="P1">jitter for frame 2514 is <text:s text:c="3"/>0.00114</text:p>
      <text:p text:style-name="P1">jitter for frame 2515 is <text:s text:c="2"/>-0.00155</text:p>
      <text:p text:style-name="P1">jitter for frame 2516 is <text:s text:c="3"/>0.00072</text:p>
      <text:p text:style-name="P1">jitter for frame 2517 is <text:s text:c="2"/>-0.00152</text:p>
      <text:p text:style-name="P1">jitter for frame 2518 is <text:s text:c="2"/>-0.00082</text:p>
      <text:p text:style-name="P1">jitter for frame 2519 is <text:s text:c="2"/>-0.00163</text:p>
      <text:p text:style-name="P1">jitter for frame 2520 is <text:s text:c="3"/>0.00135</text:p>
      <text:p text:style-name="P1"><text:soft-page-break/>jitter for frame 2521 is <text:s text:c="3"/>0.00098</text:p>
      <text:p text:style-name="P1">jitter for frame 2522 is <text:s text:c="2"/>-0.00108</text:p>
      <text:p text:style-name="P1">jitter for frame 2523 is <text:s text:c="3"/>0.00095</text:p>
      <text:p text:style-name="P1">jitter for frame 2524 is <text:s text:c="2"/>-0.00174</text:p>
      <text:p text:style-name="P1">jitter for frame 2525 is <text:s text:c="3"/>0.00053</text:p>
      <text:p text:style-name="P1">jitter for frame 2526 is <text:s text:c="3"/>0.00143</text:p>
      <text:p text:style-name="P1">jitter for frame 2527 is <text:s text:c="2"/>-0.00009</text:p>
      <text:p text:style-name="P1">jitter for frame 2528 is <text:s text:c="3"/>0.00097</text:p>
      <text:p text:style-name="P1">jitter for frame 2529 is <text:s text:c="2"/>-0.00162</text:p>
      <text:p text:style-name="P1">jitter for frame 2530 is <text:s text:c="2"/>-0.00173</text:p>
      <text:p text:style-name="P1">jitter for frame 2531 is <text:s text:c="2"/>-0.00116</text:p>
      <text:p text:style-name="P1">jitter for frame 2532 is <text:s text:c="3"/>0.00109</text:p>
      <text:p text:style-name="P1">jitter for frame 2533 is <text:s text:c="3"/>0.00001</text:p>
      <text:p text:style-name="P1">jitter for frame 2534 is <text:s text:c="2"/>-0.00165</text:p>
      <text:p text:style-name="P1">jitter for frame 2535 is <text:s text:c="3"/>0.00143</text:p>
      <text:p text:style-name="P1">jitter for frame 2536 is <text:s text:c="2"/>-0.00167</text:p>
      <text:p text:style-name="P1">jitter for frame 2537 is <text:s text:c="2"/>-0.00097</text:p>
      <text:p text:style-name="P1">jitter for frame 2538 is <text:s text:c="3"/>0.00102</text:p>
      <text:p text:style-name="P1">jitter for frame 2539 is <text:s text:c="3"/>0.00042</text:p>
      <text:p text:style-name="P1">jitter for frame 2540 is <text:s text:c="2"/>-0.00168</text:p>
      <text:p text:style-name="P1">jitter for frame 2541 is <text:s text:c="3"/>0.00177</text:p>
      <text:p text:style-name="P1">jitter for frame 2542 is <text:s text:c="2"/>-0.00095</text:p>
      <text:p text:style-name="P1">jitter for frame 2543 is <text:s text:c="2"/>-0.00109</text:p>
      <text:p text:style-name="P1">jitter for frame 2544 is <text:s text:c="3"/>0.00145</text:p>
      <text:p text:style-name="P1">jitter for frame 2545 is <text:s text:c="2"/>-0.00170</text:p>
      <text:p text:style-name="P1">jitter for frame 2546 is <text:s text:c="2"/>-0.00157</text:p>
      <text:p text:style-name="P1">jitter for frame 2547 is <text:s text:c="2"/>-0.00136</text:p>
      <text:p text:style-name="P1">jitter for frame 2548 is <text:s text:c="2"/>-0.00162</text:p>
      <text:p text:style-name="P1">jitter for frame 2549 is <text:s text:c="3"/>0.00209</text:p>
      <text:p text:style-name="P1">jitter for frame 2550 is <text:s text:c="2"/>-0.00167</text:p>
      <text:p text:style-name="P1">jitter for frame 2551 is <text:s text:c="2"/>-0.00162</text:p>
      <text:p text:style-name="P1">jitter for frame 2552 is <text:s text:c="2"/>-0.00158</text:p>
      <text:p text:style-name="P1">jitter for frame 2553 is <text:s text:c="3"/>0.00124</text:p>
      <text:p text:style-name="P1">jitter for frame 2554 is <text:s text:c="2"/>-0.00155</text:p>
      <text:p text:style-name="P1">jitter for frame 2555 is <text:s text:c="3"/>0.00174</text:p>
      <text:p text:style-name="P1">jitter for frame 2556 is <text:s text:c="3"/>0.00108</text:p>
      <text:p text:style-name="P1">jitter for frame 2557 is <text:s text:c="2"/>-0.00156</text:p>
      <text:p text:style-name="P1">jitter for frame 2558 is <text:s text:c="2"/>-0.00169</text:p>
      <text:p text:style-name="P1">jitter for frame 2559 is <text:s text:c="2"/>-0.00162</text:p>
      <text:p text:style-name="P1">jitter for frame 2560 is <text:s text:c="2"/>-0.00159</text:p>
      <text:p text:style-name="P1">jitter for frame 2561 is <text:s text:c="2"/>-0.00156</text:p>
      <text:p text:style-name="P1">jitter for frame 2562 is <text:s text:c="3"/>0.00122</text:p>
      <text:p text:style-name="P1">jitter for frame 2563 is <text:s text:c="3"/>0.00118</text:p>
      <text:p text:style-name="P1">jitter for frame 2564 is <text:s text:c="3"/>0.00137</text:p>
      <text:p text:style-name="P1">jitter for frame 2565 is <text:s text:c="3"/>0.00122</text:p>
      <text:p text:style-name="P1">jitter for frame 2566 is <text:s text:c="3"/>0.00094</text:p>
      <text:p text:style-name="P1">jitter for frame 2567 is <text:s text:c="2"/>-0.00009</text:p>
      <text:p text:style-name="P1">jitter for frame 2568 is <text:s text:c="3"/>0.00129</text:p>
      <text:p text:style-name="P1">jitter for frame 2569 is <text:s text:c="3"/>0.00041</text:p>
      <text:p text:style-name="P1"><text:soft-page-break/>jitter for frame 2570 is <text:s text:c="3"/>0.00067</text:p>
      <text:p text:style-name="P1">jitter for frame 2571 is <text:s text:c="3"/>0.00056</text:p>
      <text:p text:style-name="P1">jitter for frame 2572 is <text:s text:c="3"/>0.00132</text:p>
      <text:p text:style-name="P1">jitter for frame 2573 is <text:s text:c="2"/>-0.00116</text:p>
      <text:p text:style-name="P1">jitter for frame 2574 is <text:s text:c="2"/>-0.00176</text:p>
      <text:p text:style-name="P1">jitter for frame 2575 is <text:s text:c="2"/>-0.00163</text:p>
      <text:p text:style-name="P1">jitter for frame 2576 is <text:s text:c="3"/>0.00072</text:p>
      <text:p text:style-name="P1">jitter for frame 2577 is <text:s text:c="2"/>-0.00162</text:p>
      <text:p text:style-name="P1">jitter for frame 2578 is <text:s text:c="3"/>0.00139</text:p>
      <text:p text:style-name="P1">jitter for frame 2579 is <text:s text:c="3"/>0.00111</text:p>
      <text:p text:style-name="P1">jitter for frame 2580 is <text:s text:c="3"/>0.00125</text:p>
      <text:p text:style-name="P1">jitter for frame 2581 is <text:s text:c="2"/>-0.00097</text:p>
      <text:p text:style-name="P1">jitter for frame 2582 is <text:s text:c="3"/>0.00141</text:p>
      <text:p text:style-name="P1">jitter for frame 2583 is <text:s text:c="2"/>-0.00111</text:p>
      <text:p text:style-name="P1">jitter for frame 2584 is <text:s text:c="3"/>0.00122</text:p>
      <text:p text:style-name="P1">jitter for frame 2585 is <text:s text:c="3"/>0.00080</text:p>
      <text:p text:style-name="P1">jitter for frame 2586 is <text:s text:c="3"/>0.00135</text:p>
      <text:p text:style-name="P1">jitter for frame 2587 is <text:s text:c="3"/>0.00142</text:p>
      <text:p text:style-name="P1">jitter for frame 2588 is <text:s text:c="2"/>-0.00109</text:p>
      <text:p text:style-name="P1">jitter for frame 2589 is <text:s text:c="2"/>-0.00154</text:p>
      <text:p text:style-name="P1">jitter for frame 2590 is <text:s text:c="2"/>-0.00084</text:p>
      <text:p text:style-name="P1">jitter for frame 2591 is <text:s text:c="3"/>0.00117</text:p>
      <text:p text:style-name="P1">jitter for frame 2592 is <text:s text:c="2"/>-0.00121</text:p>
      <text:p text:style-name="P1">jitter for frame 2593 is <text:s text:c="2"/>-0.00148</text:p>
      <text:p text:style-name="P1">jitter for frame 2594 is <text:s text:c="2"/>-0.00165</text:p>
      <text:p text:style-name="P1">jitter for frame 2595 is <text:s text:c="2"/>-0.00171</text:p>
      <text:p text:style-name="P1">jitter for frame 2596 is <text:s text:c="3"/>0.00142</text:p>
      <text:p text:style-name="P1">jitter for frame 2597 is <text:s text:c="3"/>0.00139</text:p>
      <text:p text:style-name="P1">jitter for frame 2598 is <text:s text:c="3"/>0.00138</text:p>
      <text:p text:style-name="P1">jitter for frame 2599 is <text:s text:c="2"/>-0.00164</text:p>
      <text:p text:style-name="P1">jitter for frame 2600 is <text:s text:c="3"/>0.00131</text:p>
      <text:p text:style-name="P1">jitter for frame 2601 is <text:s text:c="3"/>0.00134</text:p>
      <text:p text:style-name="P1">jitter for frame 2602 is <text:s text:c="2"/>-0.00115</text:p>
      <text:p text:style-name="P1">jitter for frame 2603 is <text:s text:c="2"/>-0.00057</text:p>
      <text:p text:style-name="P1">jitter for frame 2604 is <text:s text:c="3"/>0.00022</text:p>
      <text:p text:style-name="P1">jitter for frame 2605 is <text:s text:c="2"/>-0.00154</text:p>
      <text:p text:style-name="P1">jitter for frame 2606 is <text:s text:c="2"/>-0.00166</text:p>
      <text:p text:style-name="P1">jitter for frame 2607 is <text:s text:c="2"/>-0.00137</text:p>
      <text:p text:style-name="P1">jitter for frame 2608 is <text:s text:c="2"/>-0.00171</text:p>
      <text:p text:style-name="P1">jitter for frame 2609 is <text:s text:c="3"/>0.00098</text:p>
      <text:p text:style-name="P1">jitter for frame 2610 is <text:s text:c="2"/>-0.00042</text:p>
      <text:p text:style-name="P1">jitter for frame 2611 is <text:s text:c="3"/>0.00111</text:p>
      <text:p text:style-name="P1">jitter for frame 2612 is <text:s text:c="2"/>-0.00170</text:p>
      <text:p text:style-name="P1">jitter for frame 2613 is <text:s text:c="3"/>0.00138</text:p>
      <text:p text:style-name="P1">jitter for frame 2614 is <text:s text:c="2"/>-0.00145</text:p>
      <text:p text:style-name="P1">jitter for frame 2615 is <text:s text:c="3"/>0.00130</text:p>
      <text:p text:style-name="P1">jitter for frame 2616 is <text:s text:c="2"/>-0.00121</text:p>
      <text:p text:style-name="P1">jitter for frame 2617 is <text:s text:c="3"/>0.00088</text:p>
      <text:p text:style-name="P1">jitter for frame 2618 is <text:s text:c="2"/>-0.00170</text:p>
      <text:p text:style-name="P1"><text:soft-page-break/>jitter for frame 2619 is <text:s text:c="3"/>0.00092</text:p>
      <text:p text:style-name="P1">jitter for frame 2620 is <text:s text:c="3"/>0.00083</text:p>
      <text:p text:style-name="P1">jitter for frame 2621 is <text:s text:c="3"/>0.00123</text:p>
      <text:p text:style-name="P1">jitter for frame 2622 is <text:s text:c="3"/>0.00129</text:p>
      <text:p text:style-name="P1">jitter for frame 2623 is <text:s text:c="2"/>-0.00046</text:p>
      <text:p text:style-name="P1">jitter for frame 2624 is <text:s text:c="2"/>-0.00170</text:p>
      <text:p text:style-name="P1">jitter for frame 2625 is <text:s text:c="2"/>-0.00125</text:p>
      <text:p text:style-name="P1">jitter for frame 2626 is <text:s text:c="3"/>0.00113</text:p>
      <text:p text:style-name="P1">jitter for frame 2627 is <text:s text:c="2"/>-0.00172</text:p>
      <text:p text:style-name="P1">jitter for frame 2628 is <text:s text:c="2"/>-0.00160</text:p>
      <text:p text:style-name="P1">jitter for frame 2629 is <text:s text:c="2"/>-0.00093</text:p>
      <text:p text:style-name="P1">jitter for frame 2630 is <text:s text:c="2"/>-0.00169</text:p>
      <text:p text:style-name="P1">jitter for frame 2631 is <text:s text:c="3"/>0.00141</text:p>
      <text:p text:style-name="P1">jitter for frame 2632 is <text:s text:c="2"/>-0.00111</text:p>
      <text:p text:style-name="P1">jitter for frame 2633 is <text:s text:c="2"/>-0.00110</text:p>
      <text:p text:style-name="P1">jitter for frame 2634 is <text:s text:c="2"/>-0.00168</text:p>
      <text:p text:style-name="P1">jitter for frame 2635 is <text:s text:c="2"/>-0.00174</text:p>
      <text:p text:style-name="P1">jitter for frame 2636 is <text:s text:c="2"/>-0.00147</text:p>
      <text:p text:style-name="P1">jitter for frame 2637 is <text:s text:c="2"/>-0.00077</text:p>
      <text:p text:style-name="P1">jitter for frame 2638 is <text:s text:c="3"/>0.00148</text:p>
      <text:p text:style-name="P1">jitter for frame 2639 is <text:s text:c="3"/>0.00093</text:p>
      <text:p text:style-name="P1">jitter for frame 2640 is <text:s text:c="3"/>0.00099</text:p>
      <text:p text:style-name="P1">jitter for frame 2641 is <text:s text:c="2"/>-0.00125</text:p>
      <text:p text:style-name="P1">jitter for frame 2642 is <text:s text:c="2"/>-0.00173</text:p>
      <text:p text:style-name="P1">jitter for frame 2643 is <text:s text:c="3"/>0.34167</text:p>
      <text:p text:style-name="P1">jitter for frame 2644 is <text:s text:c="3"/>0.00132</text:p>
      <text:p text:style-name="P1">jitter for frame 2645 is <text:s text:c="3"/>0.00112</text:p>
      <text:p text:style-name="P1">jitter for frame 2646 is <text:s text:c="3"/>0.00211</text:p>
      <text:p text:style-name="P1">jitter for frame 2647 is <text:s text:c="2"/>-0.00163</text:p>
      <text:p text:style-name="P1">jitter for frame 2648 is <text:s text:c="2"/>-0.00067</text:p>
      <text:p text:style-name="P1">jitter for frame 2649 is <text:s text:c="2"/>-0.00099</text:p>
      <text:p text:style-name="P1">jitter for frame 2650 is <text:s text:c="2"/>-0.00124</text:p>
      <text:p text:style-name="P1">jitter for frame 2651 is <text:s text:c="3"/>0.00138</text:p>
      <text:p text:style-name="P1">jitter for frame 2652 is <text:s text:c="2"/>-0.00165</text:p>
      <text:p text:style-name="P1">jitter for frame 2653 is <text:s text:c="3"/>0.00134</text:p>
      <text:p text:style-name="P1">jitter for frame 2654 is <text:s text:c="3"/>0.00134</text:p>
      <text:p text:style-name="P1">jitter for frame 2655 is <text:s text:c="3"/>0.00135</text:p>
      <text:p text:style-name="P1">jitter for frame 2656 is <text:s text:c="3"/>0.00024</text:p>
      <text:p text:style-name="P1">jitter for frame 2657 is <text:s text:c="2"/>-0.00162</text:p>
      <text:p text:style-name="P1">jitter for frame 2658 is <text:s text:c="3"/>0.00109</text:p>
      <text:p text:style-name="P1">jitter for frame 2659 is <text:s text:c="3"/>0.00118</text:p>
      <text:p text:style-name="P1">jitter for frame 2660 is <text:s text:c="3"/>0.00059</text:p>
      <text:p text:style-name="P1">jitter for frame 2661 is <text:s text:c="3"/>0.00135</text:p>
      <text:p text:style-name="P1">jitter for frame 2662 is <text:s text:c="2"/>-0.00108</text:p>
      <text:p text:style-name="P1">jitter for frame 2663 is <text:s text:c="3"/>0.00090</text:p>
      <text:p text:style-name="P1">jitter for frame 2664 is <text:s text:c="3"/>0.00136</text:p>
      <text:p text:style-name="P1">jitter for frame 2665 is <text:s text:c="2"/>-0.00159</text:p>
      <text:p text:style-name="P1">jitter for frame 2666 is <text:s text:c="3"/>0.00058</text:p>
      <text:p text:style-name="P1">jitter for frame 2667 is <text:s text:c="3"/>0.00135</text:p>
      <text:p text:style-name="P1"><text:soft-page-break/>jitter for frame 2668 is <text:s text:c="3"/>0.00139</text:p>
      <text:p text:style-name="P1">jitter for frame 2669 is <text:s text:c="2"/>-0.00135</text:p>
      <text:p text:style-name="P1">jitter for frame 2670 is <text:s text:c="3"/>0.00144</text:p>
      <text:p text:style-name="P1">jitter for frame 2671 is <text:s text:c="2"/>-0.00157</text:p>
      <text:p text:style-name="P1">jitter for frame 2672 is <text:s text:c="3"/>0.00139</text:p>
      <text:p text:style-name="P1">jitter for frame 2673 is <text:s text:c="3"/>0.00116</text:p>
      <text:p text:style-name="P1">jitter for frame 2674 is <text:s text:c="2"/>-0.00168</text:p>
      <text:p text:style-name="P1">jitter for frame 2675 is <text:s text:c="3"/>0.00136</text:p>
      <text:p text:style-name="P1">jitter for frame 2676 is <text:s text:c="2"/>-0.00166</text:p>
      <text:p text:style-name="P1">jitter for frame 2677 is <text:s text:c="2"/>-0.00175</text:p>
      <text:p text:style-name="P1">jitter for frame 2678 is <text:s text:c="3"/>0.00066</text:p>
      <text:p text:style-name="P1">jitter for frame 2679 is <text:s text:c="3"/>0.00102</text:p>
      <text:p text:style-name="P1">jitter for frame 2680 is <text:s text:c="2"/>-0.00111</text:p>
      <text:p text:style-name="P1">jitter for frame 2681 is <text:s text:c="2"/>-0.00169</text:p>
      <text:p text:style-name="P1">jitter for frame 2682 is <text:s text:c="2"/>-0.00112</text:p>
      <text:p text:style-name="P1">jitter for frame 2683 is <text:s text:c="2"/>-0.00168</text:p>
      <text:p text:style-name="P1">jitter for frame 2684 is <text:s text:c="3"/>0.00059</text:p>
      <text:p text:style-name="P1">jitter for frame 2685 is <text:s text:c="2"/>-0.00162</text:p>
      <text:p text:style-name="P1">jitter for frame 2686 is <text:s text:c="2"/>-0.00160</text:p>
      <text:p text:style-name="P1">jitter for frame 2687 is <text:s text:c="2"/>-0.00161</text:p>
      <text:p text:style-name="P1">jitter for frame 2688 is <text:s text:c="2"/>-0.00168</text:p>
      <text:p text:style-name="P1">jitter for frame 2689 is <text:s text:c="2"/>-0.00161</text:p>
      <text:p text:style-name="P1">jitter for frame 2690 is <text:s text:c="2"/>-0.00165</text:p>
      <text:p text:style-name="P1">jitter for frame 2691 is <text:s text:c="2"/>-0.00109</text:p>
      <text:p text:style-name="P1">jitter for frame 2692 is <text:s text:c="2"/>-0.00172</text:p>
      <text:p text:style-name="P1">jitter for frame 2693 is <text:s text:c="2"/>-0.00163</text:p>
      <text:p text:style-name="P1">jitter for frame 2694 is <text:s text:c="3"/>0.00035</text:p>
      <text:p text:style-name="P1">jitter for frame 2695 is <text:s text:c="2"/>-0.00071</text:p>
      <text:p text:style-name="P1">jitter for frame 2696 is <text:s text:c="2"/>-0.00112</text:p>
      <text:p text:style-name="P1">jitter for frame 2697 is <text:s text:c="3"/>0.00144</text:p>
      <text:p text:style-name="P1">jitter for frame 2698 is <text:s text:c="2"/>-0.00173</text:p>
      <text:p text:style-name="P1">jitter for frame 2699 is <text:s text:c="2"/>-0.00152</text:p>
      <text:p text:style-name="P1">jitter for frame 2700 is <text:s text:c="2"/>-0.00163</text:p>
      <text:p text:style-name="P1">jitter for frame 2701 is <text:s text:c="2"/>-0.00171</text:p>
      <text:p text:style-name="P1">jitter for frame 2702 is <text:s text:c="2"/>-0.00008</text:p>
      <text:p text:style-name="P1">jitter for frame 2703 is <text:s text:c="2"/>-0.00178</text:p>
      <text:p text:style-name="P1">jitter for frame 2704 is <text:s text:c="2"/>-0.00151</text:p>
      <text:p text:style-name="P1">jitter for frame 2705 is <text:s text:c="3"/>0.00143</text:p>
      <text:p text:style-name="P1">jitter for frame 2706 is <text:s text:c="3"/>0.00099</text:p>
      <text:p text:style-name="P1">jitter for frame 2707 is <text:s text:c="3"/>0.00099</text:p>
      <text:p text:style-name="P1">jitter for frame 2708 is <text:s text:c="3"/>0.00131</text:p>
      <text:p text:style-name="P1">jitter for frame 2709 is <text:s text:c="2"/>-0.00169</text:p>
      <text:p text:style-name="P1">jitter for frame 2710 is <text:s text:c="3"/>0.00015</text:p>
      <text:p text:style-name="P1">jitter for frame 2711 is <text:s text:c="3"/>0.00057</text:p>
      <text:p text:style-name="P1">jitter for frame 2712 is <text:s text:c="3"/>0.00099</text:p>
      <text:p text:style-name="P1">jitter for frame 2713 is <text:s text:c="2"/>-0.00109</text:p>
      <text:p text:style-name="P1">jitter for frame 2714 is <text:s text:c="3"/>0.00117</text:p>
      <text:p text:style-name="P1">jitter for frame 2715 is <text:s text:c="2"/>-0.00160</text:p>
      <text:p text:style-name="P1">jitter for frame 2716 is <text:s text:c="3"/>0.00121</text:p>
      <text:p text:style-name="P1"><text:soft-page-break/>jitter for frame 2717 is <text:s text:c="3"/>0.00061</text:p>
      <text:p text:style-name="P1">jitter for frame 2718 is <text:s text:c="3"/>0.00029</text:p>
      <text:p text:style-name="P1">jitter for frame 2719 is <text:s text:c="3"/>0.00120</text:p>
      <text:p text:style-name="P1">jitter for frame 2720 is <text:s text:c="2"/>-0.00173</text:p>
      <text:p text:style-name="P1">jitter for frame 2721 is <text:s text:c="2"/>-0.00005</text:p>
      <text:p text:style-name="P1">jitter for frame 2722 is <text:s text:c="2"/>-0.00104</text:p>
      <text:p text:style-name="P1">jitter for frame 2723 is <text:s text:c="3"/>0.00069</text:p>
      <text:p text:style-name="P1">jitter for frame 2724 is <text:s text:c="2"/>-0.00167</text:p>
      <text:p text:style-name="P1">jitter for frame 2725 is <text:s text:c="2"/>-0.00162</text:p>
      <text:p text:style-name="P1">jitter for frame 2726 is <text:s text:c="3"/>0.00139</text:p>
      <text:p text:style-name="P1">jitter for frame 2727 is <text:s text:c="3"/>0.00125</text:p>
      <text:p text:style-name="P1">jitter for frame 2728 is <text:s text:c="3"/>0.00135</text:p>
      <text:p text:style-name="P1">jitter for frame 2729 is <text:s text:c="3"/>0.00140</text:p>
      <text:p text:style-name="P1">jitter for frame 2730 is <text:s text:c="2"/>-0.00109</text:p>
      <text:p text:style-name="P1">jitter for frame 2731 is <text:s text:c="2"/>-0.00067</text:p>
      <text:p text:style-name="P1">jitter for frame 2732 is <text:s text:c="2"/>-0.00134</text:p>
      <text:p text:style-name="P1">jitter for frame 2733 is <text:s text:c="2"/>-0.00163</text:p>
      <text:p text:style-name="P1">jitter for frame 2734 is <text:s text:c="2"/>-0.00084</text:p>
      <text:p text:style-name="P1">jitter for frame 2735 is <text:s text:c="2"/>-0.00168</text:p>
      <text:p text:style-name="P1">jitter for frame 2736 is <text:s text:c="2"/>-0.00164</text:p>
      <text:p text:style-name="P1">jitter for frame 2737 is <text:s text:c="2"/>-0.00150</text:p>
      <text:p text:style-name="P1">jitter for frame 2738 is <text:s text:c="3"/>0.00063</text:p>
      <text:p text:style-name="P1">jitter for frame 2739 is <text:s text:c="2"/>-0.00168</text:p>
      <text:p text:style-name="P1">jitter for frame 2740 is <text:s text:c="3"/>0.00017</text:p>
      <text:p text:style-name="P1">jitter for frame 2741 is <text:s text:c="2"/>-0.00170</text:p>
      <text:p text:style-name="P1">jitter for frame 2742 is <text:s text:c="2"/>-0.00004</text:p>
      <text:p text:style-name="P1">jitter for frame 2743 is <text:s text:c="3"/>0.00110</text:p>
      <text:p text:style-name="P1">jitter for frame 2744 is <text:s text:c="2"/>-0.00153</text:p>
      <text:p text:style-name="P1">jitter for frame 2745 is <text:s text:c="2"/>-0.00155</text:p>
      <text:p text:style-name="P1">jitter for frame 2746 is <text:s text:c="2"/>-0.00173</text:p>
      <text:p text:style-name="P1">jitter for frame 2747 is <text:s text:c="2"/>-0.00118</text:p>
      <text:p text:style-name="P1">jitter for frame 2748 is <text:s text:c="2"/>-0.00067</text:p>
      <text:p text:style-name="P1">jitter for frame 2749 is <text:s text:c="3"/>0.00072</text:p>
      <text:p text:style-name="P1">jitter for frame 2750 is <text:s text:c="3"/>0.00106</text:p>
      <text:p text:style-name="P1">jitter for frame 2751 is <text:s text:c="3"/>0.00104</text:p>
      <text:p text:style-name="P1">jitter for frame 2752 is <text:s text:c="2"/>-0.00162</text:p>
      <text:p text:style-name="P1">jitter for frame 2753 is <text:s text:c="3"/>0.00129</text:p>
      <text:p text:style-name="P1">jitter for frame 2754 is <text:s text:c="2"/>-0.00171</text:p>
      <text:p text:style-name="P1">jitter for frame 2755 is <text:s text:c="2"/>-0.00119</text:p>
      <text:p text:style-name="P1">jitter for frame 2756 is <text:s text:c="3"/>0.00135</text:p>
      <text:p text:style-name="P1">jitter for frame 2757 is <text:s text:c="3"/>0.00102</text:p>
      <text:p text:style-name="P1">jitter for frame 2758 is <text:s text:c="3"/>0.00097</text:p>
      <text:p text:style-name="P1">jitter for frame 2759 is <text:s text:c="3"/>0.00115</text:p>
      <text:p text:style-name="P1">jitter for frame 2760 is <text:s text:c="3"/>0.00138</text:p>
      <text:p text:style-name="P1">jitter for frame 2761 is <text:s text:c="3"/>0.00096</text:p>
      <text:p text:style-name="P1">jitter for frame 2762 is <text:s text:c="2"/>-0.00170</text:p>
      <text:p text:style-name="P1">jitter for frame 2763 is <text:s text:c="3"/>0.00014</text:p>
      <text:p text:style-name="P1">jitter for frame 2764 is <text:s text:c="3"/>0.00135</text:p>
      <text:p text:style-name="P1">jitter for frame 2765 is <text:s text:c="2"/>-0.00113</text:p>
      <text:p text:style-name="P1"><text:soft-page-break/>jitter for frame 2766 is <text:s text:c="3"/>0.00044</text:p>
      <text:p text:style-name="P1">jitter for frame 2767 is <text:s text:c="3"/>0.00122</text:p>
      <text:p text:style-name="P1">jitter for frame 2768 is <text:s text:c="2"/>-0.00172</text:p>
      <text:p text:style-name="P1">jitter for frame 2769 is <text:s text:c="2"/>-0.00162</text:p>
      <text:p text:style-name="P1">jitter for frame 2770 is <text:s text:c="3"/>0.00136</text:p>
      <text:p text:style-name="P1">jitter for frame 2771 is <text:s text:c="3"/>0.00187</text:p>
      <text:p text:style-name="P1">jitter for frame 2772 is <text:s text:c="3"/>0.00077</text:p>
      <text:p text:style-name="P1">jitter for frame 2773 is <text:s text:c="3"/>0.00134</text:p>
      <text:p text:style-name="P1">jitter for frame 2774 is <text:s text:c="3"/>0.00141</text:p>
      <text:p text:style-name="P1">jitter for frame 2775 is <text:s text:c="3"/>0.00136</text:p>
      <text:p text:style-name="P1">jitter for frame 2776 is <text:s text:c="2"/>-0.00169</text:p>
      <text:p text:style-name="P1">jitter for frame 2777 is <text:s text:c="2"/>-0.00094</text:p>
      <text:p text:style-name="P1">jitter for frame 2778 is <text:s text:c="2"/>-0.00159</text:p>
      <text:p text:style-name="P1">jitter for frame 2779 is <text:s text:c="3"/>0.00007</text:p>
      <text:p text:style-name="P1">jitter for frame 2780 is <text:s text:c="2"/>-0.00176</text:p>
      <text:p text:style-name="P1">jitter for frame 2781 is <text:s text:c="2"/>-0.00165</text:p>
      <text:p text:style-name="P1">jitter for frame 2782 is <text:s text:c="2"/>-0.00170</text:p>
      <text:p text:style-name="P1">jitter for frame 2783 is <text:s text:c="2"/>-0.00164</text:p>
      <text:p text:style-name="P1">jitter for frame 2784 is <text:s text:c="3"/>0.00016</text:p>
      <text:p text:style-name="P1">jitter for frame 2785 is <text:s text:c="2"/>-0.00114</text:p>
      <text:p text:style-name="P1">jitter for frame 2786 is <text:s text:c="2"/>-0.00169</text:p>
      <text:p text:style-name="P1">jitter for frame 2787 is <text:s text:c="2"/>-0.00101</text:p>
      <text:p text:style-name="P1">jitter for frame 2788 is <text:s text:c="3"/>0.00133</text:p>
      <text:p text:style-name="P1">jitter for frame 2789 is <text:s text:c="2"/>-0.00162</text:p>
      <text:p text:style-name="P1">jitter for frame 2790 is <text:s text:c="3"/>0.00139</text:p>
      <text:p text:style-name="P1">jitter for frame 2791 is <text:s text:c="2"/>-0.00166</text:p>
      <text:p text:style-name="P1">jitter for frame 2792 is <text:s text:c="2"/>-0.00100</text:p>
      <text:p text:style-name="P1">jitter for frame 2793 is <text:s text:c="3"/>0.00079</text:p>
      <text:p text:style-name="P1">jitter for frame 2794 is <text:s text:c="2"/>-0.00165</text:p>
      <text:p text:style-name="P1">jitter for frame 2795 is <text:s text:c="2"/>-0.00172</text:p>
      <text:p text:style-name="P1">jitter for frame 2796 is <text:s text:c="2"/>-0.00163</text:p>
      <text:p text:style-name="P1">jitter for frame 2797 is <text:s text:c="2"/>-0.00061</text:p>
      <text:p text:style-name="P1">jitter for frame 2798 is <text:s text:c="3"/>0.00035</text:p>
      <text:p text:style-name="P1">jitter for frame 2799 is <text:s text:c="3"/>0.00035</text:p>
      <text:p text:style-name="P1">jitter for frame 2800 is <text:s text:c="3"/>0.00100</text:p>
      <text:p text:style-name="P1">jitter for frame 2801 is <text:s text:c="3"/>0.00074</text:p>
      <text:p text:style-name="P1">jitter for frame 2802 is <text:s text:c="3"/>0.00099</text:p>
      <text:p text:style-name="P1">jitter for frame 2803 is <text:s text:c="2"/>-0.00028</text:p>
      <text:p text:style-name="P1">jitter for frame 2804 is <text:s text:c="3"/>0.00102</text:p>
      <text:p text:style-name="P1">jitter for frame 2805 is <text:s text:c="2"/>-0.00166</text:p>
      <text:p text:style-name="P1">jitter for frame 2806 is <text:s text:c="3"/>0.00144</text:p>
      <text:p text:style-name="P1">jitter for frame 2807 is <text:s text:c="2"/>-0.00112</text:p>
      <text:p text:style-name="P1">jitter for frame 2808 is <text:s text:c="2"/>-0.00166</text:p>
      <text:p text:style-name="P1">jitter for frame 2809 is <text:s text:c="2"/>-0.00113</text:p>
      <text:p text:style-name="P1">jitter for frame 2810 is <text:s text:c="2"/>-0.00168</text:p>
      <text:p text:style-name="P1">jitter for frame 2811 is <text:s text:c="3"/>0.00073</text:p>
      <text:p text:style-name="P1">jitter for frame 2812 is <text:s text:c="2"/>-0.00167</text:p>
      <text:p text:style-name="P1">jitter for frame 2813 is <text:s text:c="3"/>0.00109</text:p>
      <text:p text:style-name="P1">jitter for frame 2814 is <text:s text:c="2"/>-0.00060</text:p>
      <text:p text:style-name="P1"><text:soft-page-break/>jitter for frame 2815 is <text:s text:c="2"/>-0.00172</text:p>
      <text:p text:style-name="P1">jitter for frame 2816 is <text:s text:c="3"/>0.00163</text:p>
      <text:p text:style-name="P1">jitter for frame 2817 is <text:s text:c="3"/>0.00120</text:p>
      <text:p text:style-name="P1">jitter for frame 2818 is <text:s text:c="3"/>0.00092</text:p>
      <text:p text:style-name="P1">jitter for frame 2819 is <text:s text:c="2"/>-0.00157</text:p>
      <text:p text:style-name="P1">jitter for frame 2820 is <text:s text:c="2"/>-0.00075</text:p>
      <text:p text:style-name="P1">jitter for frame 2821 is <text:s text:c="3"/>0.00122</text:p>
      <text:p text:style-name="P1">jitter for frame 2822 is <text:s text:c="2"/>-0.00164</text:p>
      <text:p text:style-name="P1">jitter for frame 2823 is <text:s text:c="2"/>-0.00169</text:p>
      <text:p text:style-name="P1">jitter for frame 2824 is <text:s text:c="2"/>-0.00087</text:p>
      <text:p text:style-name="P1">jitter for frame 2825 is <text:s text:c="2"/>-0.00169</text:p>
      <text:p text:style-name="P1">jitter for frame 2826 is <text:s text:c="2"/>-0.00166</text:p>
      <text:p text:style-name="P1">jitter for frame 2827 is <text:s text:c="2"/>-0.00162</text:p>
      <text:p text:style-name="P1">jitter for frame 2828 is <text:s text:c="3"/>0.00126</text:p>
      <text:p text:style-name="P1">jitter for frame 2829 is <text:s text:c="2"/>-0.00176</text:p>
      <text:p text:style-name="P1">jitter for frame 2830 is <text:s text:c="2"/>-0.00143</text:p>
      <text:p text:style-name="P1">jitter for frame 2831 is <text:s text:c="2"/>-0.00167</text:p>
      <text:p text:style-name="P1">jitter for frame 2832 is <text:s text:c="3"/>0.00265</text:p>
      <text:p text:style-name="P1">jitter for frame 2833 is <text:s text:c="2"/>-0.00166</text:p>
      <text:p text:style-name="P1">jitter for frame 2834 is <text:s text:c="3"/>0.00083</text:p>
      <text:p text:style-name="P1">jitter for frame 2835 is <text:s text:c="2"/>-0.00177</text:p>
      <text:p text:style-name="P1">jitter for frame 2836 is <text:s text:c="3"/>0.00136</text:p>
      <text:p text:style-name="P1">jitter for frame 2837 is <text:s text:c="2"/>-0.00171</text:p>
      <text:p text:style-name="P1">jitter for frame 2838 is <text:s text:c="2"/>-0.00085</text:p>
      <text:p text:style-name="P1">jitter for frame 2839 is <text:s text:c="2"/>-0.00165</text:p>
      <text:p text:style-name="P1">jitter for frame 2840 is <text:s text:c="2"/>-0.00169</text:p>
      <text:p text:style-name="P1">jitter for frame 2841 is <text:s text:c="2"/>-0.00109</text:p>
      <text:p text:style-name="P1">jitter for frame 2842 is <text:s text:c="3"/>0.00050</text:p>
      <text:p text:style-name="P1">jitter for frame 2843 is <text:s text:c="3"/>0.00089</text:p>
      <text:p text:style-name="P1">jitter for frame 2844 is <text:s text:c="3"/>0.00062</text:p>
      <text:p text:style-name="P1">jitter for frame 2845 is <text:s text:c="3"/>0.00147</text:p>
      <text:p text:style-name="P1">jitter for frame 2846 is <text:s text:c="2"/>-0.00112</text:p>
      <text:p text:style-name="P1">jitter for frame 2847 is <text:s text:c="3"/>0.00033</text:p>
      <text:p text:style-name="P1">jitter for frame 2848 is <text:s text:c="2"/>-0.00167</text:p>
      <text:p text:style-name="P1">jitter for frame 2849 is <text:s text:c="2"/>-0.00169</text:p>
      <text:p text:style-name="P1">jitter for frame 2850 is <text:s text:c="2"/>-0.00170</text:p>
      <text:p text:style-name="P1">jitter for frame 2851 is <text:s text:c="2"/>-0.00169</text:p>
      <text:p text:style-name="P1">jitter for frame 2852 is <text:s text:c="2"/>-0.00150</text:p>
      <text:p text:style-name="P1">jitter for frame 2853 is <text:s text:c="2"/>-0.00093</text:p>
      <text:p text:style-name="P1">jitter for frame 2854 is <text:s text:c="2"/>-0.00167</text:p>
      <text:p text:style-name="P1">jitter for frame 2855 is <text:s text:c="2"/>-0.00165</text:p>
      <text:p text:style-name="P1">jitter for frame 2856 is <text:s text:c="2"/>-0.00173</text:p>
      <text:p text:style-name="P1">jitter for frame 2857 is <text:s text:c="2"/>-0.00173</text:p>
      <text:p text:style-name="P1">jitter for frame 2858 is <text:s text:c="2"/>-0.00156</text:p>
      <text:p text:style-name="P1">jitter for frame 2859 is <text:s text:c="3"/>0.00143</text:p>
      <text:p text:style-name="P1">jitter for frame 2860 is <text:s text:c="3"/>0.00104</text:p>
      <text:p text:style-name="P1">jitter for frame 2861 is <text:s text:c="2"/>-0.00103</text:p>
      <text:p text:style-name="P1">jitter for frame 2862 is <text:s text:c="2"/>-0.00109</text:p>
      <text:p text:style-name="P1">jitter for frame 2863 is <text:s text:c="2"/>-0.00158</text:p>
      <text:p text:style-name="P1"><text:soft-page-break/>jitter for frame 2864 is <text:s text:c="2"/>-0.00169</text:p>
      <text:p text:style-name="P1">jitter for frame 2865 is <text:s text:c="2"/>-0.00116</text:p>
      <text:p text:style-name="P1">jitter for frame 2866 is <text:s text:c="3"/>0.00173</text:p>
      <text:p text:style-name="P1">jitter for frame 2867 is <text:s text:c="2"/>-0.00173</text:p>
      <text:p text:style-name="P1">jitter for frame 2868 is <text:s text:c="3"/>0.00135</text:p>
      <text:p text:style-name="P1">jitter for frame 2869 is <text:s text:c="2"/>-0.00156</text:p>
      <text:p text:style-name="P1">jitter for frame 2870 is <text:s text:c="3"/>0.00140</text:p>
      <text:p text:style-name="P1">jitter for frame 2871 is <text:s text:c="3"/>0.00017</text:p>
      <text:p text:style-name="P1">jitter for frame 2872 is <text:s text:c="2"/>-0.00172</text:p>
      <text:p text:style-name="P1">jitter for frame 2873 is <text:s text:c="3"/>0.00033</text:p>
      <text:p text:style-name="P1">jitter for frame 2874 is <text:s text:c="3"/>0.00090</text:p>
      <text:p text:style-name="P1">jitter for frame 2875 is <text:s text:c="2"/>-0.00081</text:p>
      <text:p text:style-name="P1">jitter for frame 2876 is <text:s text:c="3"/>0.00123</text:p>
      <text:p text:style-name="P1">jitter for frame 2877 is <text:s text:c="2"/>-0.00036</text:p>
      <text:p text:style-name="P1">jitter for frame 2878 is <text:s text:c="2"/>-0.00155</text:p>
      <text:p text:style-name="P1">jitter for frame 2879 is <text:s text:c="3"/>0.00134</text:p>
      <text:p text:style-name="P1">jitter for frame 2880 is <text:s text:c="2"/>-0.00162</text:p>
      <text:p text:style-name="P1">jitter for frame 2881 is <text:s text:c="3"/>0.00868</text:p>
      <text:p text:style-name="P1">jitter for frame 2882 is <text:s text:c="3"/>0.00133</text:p>
      <text:p text:style-name="P1">jitter for frame 2883 is <text:s text:c="2"/>-0.00178</text:p>
      <text:p text:style-name="P1">jitter for frame 2884 is <text:s text:c="3"/>0.00050</text:p>
      <text:p text:style-name="P1">jitter for frame 2885 is <text:s text:c="3"/>0.00120</text:p>
      <text:p text:style-name="P1">jitter for frame 2886 is <text:s text:c="2"/>-0.00172</text:p>
      <text:p text:style-name="P1">jitter for frame 2887 is <text:s text:c="3"/>0.00169</text:p>
      <text:p text:style-name="P1">jitter for frame 2888 is <text:s text:c="3"/>0.00132</text:p>
      <text:p text:style-name="P1">jitter for frame 2889 is <text:s text:c="3"/>0.00105</text:p>
      <text:p text:style-name="P1">jitter for frame 2890 is <text:s text:c="2"/>-0.00119</text:p>
      <text:p text:style-name="P1">jitter for frame 2891 is <text:s text:c="3"/>0.00139</text:p>
      <text:p text:style-name="P1">jitter for frame 2892 is <text:s text:c="3"/>0.00034</text:p>
      <text:p text:style-name="P1">jitter for frame 2893 is <text:s text:c="2"/>-0.00090</text:p>
      <text:p text:style-name="P1">jitter for frame 2894 is <text:s text:c="2"/>-0.00162</text:p>
      <text:p text:style-name="P1">jitter for frame 2895 is <text:s text:c="2"/>-0.00170</text:p>
      <text:p text:style-name="P1">jitter for frame 2896 is <text:s text:c="3"/>0.00031</text:p>
      <text:p text:style-name="P1">jitter for frame 2897 is <text:s text:c="2"/>-0.00171</text:p>
      <text:p text:style-name="P1">jitter for frame 2898 is <text:s text:c="2"/>-0.00161</text:p>
      <text:p text:style-name="P1">jitter for frame 2899 is <text:s text:c="2"/>-0.00158</text:p>
      <text:p text:style-name="P1">jitter for frame 2900 is <text:s text:c="2"/>-0.00007</text:p>
      <text:p text:style-name="P1">jitter for frame 2901 is <text:s text:c="2"/>-0.00167</text:p>
      <text:p text:style-name="P1">jitter for frame 2902 is <text:s text:c="2"/>-0.00123</text:p>
      <text:p text:style-name="P1">jitter for frame 2903 is <text:s text:c="2"/>-0.00027</text:p>
      <text:p text:style-name="P1">jitter for frame 2904 is <text:s text:c="3"/>0.00074</text:p>
      <text:p text:style-name="P1">jitter for frame 2905 is <text:s text:c="2"/>-0.00162</text:p>
      <text:p text:style-name="P1">jitter for frame 2906 is <text:s text:c="2"/>-0.00136</text:p>
      <text:p text:style-name="P1">jitter for frame 2907 is <text:s text:c="3"/>0.00102</text:p>
      <text:p text:style-name="P1">jitter for frame 2908 is <text:s text:c="3"/>0.00130</text:p>
      <text:p text:style-name="P1">jitter for frame 2909 is <text:s text:c="3"/>0.00134</text:p>
      <text:p text:style-name="P1">jitter for frame 2910 is <text:s text:c="2"/>-0.00082</text:p>
      <text:p text:style-name="P1">jitter for frame 2911 is <text:s text:c="3"/>0.00095</text:p>
      <text:p text:style-name="P1">jitter for frame 2912 is <text:s text:c="3"/>0.00131</text:p>
      <text:p text:style-name="P1"><text:soft-page-break/>jitter for frame 2913 is <text:s text:c="3"/>0.00102</text:p>
      <text:p text:style-name="P1">jitter for frame 2914 is <text:s text:c="3"/>0.00094</text:p>
      <text:p text:style-name="P1">jitter for frame 2915 is <text:s text:c="3"/>0.00060</text:p>
      <text:p text:style-name="P1">jitter for frame 2916 is <text:s text:c="2"/>-0.00168</text:p>
      <text:p text:style-name="P1">jitter for frame 2917 is <text:s text:c="3"/>0.00191</text:p>
      <text:p text:style-name="P1">jitter for frame 2918 is <text:s text:c="2"/>-0.00084</text:p>
      <text:p text:style-name="P1">jitter for frame 2919 is <text:s text:c="3"/>0.00064</text:p>
      <text:p text:style-name="P1">jitter for frame 2920 is <text:s text:c="3"/>0.00064</text:p>
      <text:p text:style-name="P1">jitter for frame 2921 is <text:s text:c="3"/>0.00090</text:p>
      <text:p text:style-name="P1">jitter for frame 2922 is <text:s text:c="2"/>-0.00169</text:p>
      <text:p text:style-name="P1">jitter for frame 2923 is <text:s text:c="3"/>0.00100</text:p>
      <text:p text:style-name="P1">jitter for frame 2924 is <text:s text:c="2"/>-0.00047</text:p>
      <text:p text:style-name="P1">jitter for frame 2925 is <text:s text:c="2"/>-0.00183</text:p>
      <text:p text:style-name="P1">jitter for frame 2926 is <text:s text:c="2"/>-0.00162</text:p>
      <text:p text:style-name="P1">jitter for frame 2927 is <text:s text:c="3"/>0.00190</text:p>
      <text:p text:style-name="P1">jitter for frame 2928 is <text:s text:c="2"/>-0.00165</text:p>
      <text:p text:style-name="P1">jitter for frame 2929 is <text:s text:c="3"/>0.00043</text:p>
      <text:p text:style-name="P1">jitter for frame 2930 is <text:s text:c="2"/>-0.00172</text:p>
      <text:p text:style-name="P1">jitter for frame 2931 is <text:s text:c="2"/>-0.00163</text:p>
      <text:p text:style-name="P1">jitter for frame 2932 is <text:s text:c="2"/>-0.00161</text:p>
      <text:p text:style-name="P1">jitter for frame 2933 is <text:s text:c="2"/>-0.00131</text:p>
      <text:p text:style-name="P1">jitter for frame 2934 is <text:s text:c="3"/>0.00090</text:p>
      <text:p text:style-name="P1">jitter for frame 2935 is <text:s text:c="3"/>0.00127</text:p>
      <text:p text:style-name="P1">jitter for frame 2936 is <text:s text:c="3"/>0.00140</text:p>
      <text:p text:style-name="P1">jitter for frame 2937 is <text:s text:c="2"/>-0.00164</text:p>
      <text:p text:style-name="P1">jitter for frame 2938 is <text:s text:c="3"/>0.00109</text:p>
      <text:p text:style-name="P1">jitter for frame 2939 is <text:s text:c="2"/>-0.00112</text:p>
      <text:p text:style-name="P1">jitter for frame 2940 is <text:s text:c="3"/>0.00033</text:p>
      <text:p text:style-name="P1">jitter for frame 2941 is <text:s text:c="2"/>-0.00087</text:p>
      <text:p text:style-name="P1">jitter for frame 2942 is <text:s text:c="2"/>-0.00107</text:p>
      <text:p text:style-name="P1">jitter for frame 2943 is <text:s text:c="3"/>0.00138</text:p>
      <text:p text:style-name="P1">jitter for frame 2944 is <text:s text:c="2"/>-0.00062</text:p>
      <text:p text:style-name="P1">jitter for frame 2945 is <text:s text:c="2"/>-0.00166</text:p>
      <text:p text:style-name="P1">jitter for frame 2946 is <text:s text:c="3"/>0.00140</text:p>
      <text:p text:style-name="P1">jitter for frame 2947 is <text:s text:c="2"/>-0.00078</text:p>
      <text:p text:style-name="P1">jitter for frame 2948 is <text:s text:c="3"/>0.00124</text:p>
      <text:p text:style-name="P1">jitter for frame 2949 is <text:s text:c="3"/>0.00123</text:p>
      <text:p text:style-name="P1">jitter for frame 2950 is <text:s text:c="3"/>0.00025</text:p>
      <text:p text:style-name="P1">jitter for frame 2951 is <text:s text:c="3"/>0.00013</text:p>
      <text:p text:style-name="P1">jitter for frame 2952 is <text:s text:c="3"/>0.00094</text:p>
      <text:p text:style-name="P1">jitter for frame 2953 is <text:s text:c="2"/>-0.00167</text:p>
      <text:p text:style-name="P1">jitter for frame 2954 is <text:s text:c="2"/>-0.00016</text:p>
      <text:p text:style-name="P1">jitter for frame 2955 is <text:s text:c="2"/>-0.00106</text:p>
      <text:p text:style-name="P1">jitter for frame 2956 is <text:s text:c="3"/>0.00158</text:p>
      <text:p text:style-name="P1">jitter for frame 2957 is <text:s text:c="3"/>0.00020</text:p>
      <text:p text:style-name="P1">jitter for frame 2958 is <text:s text:c="2"/>-0.00099</text:p>
      <text:p text:style-name="P1">jitter for frame 2959 is <text:s text:c="2"/>-0.00170</text:p>
      <text:p text:style-name="P1">jitter for frame 2960 is <text:s text:c="2"/>-0.00169</text:p>
      <text:p text:style-name="P1">jitter for frame 2961 is <text:s text:c="2"/>-0.00165</text:p>
      <text:p text:style-name="P1"><text:soft-page-break/>jitter for frame 2962 is <text:s text:c="2"/>-0.00167</text:p>
      <text:p text:style-name="P1">jitter for frame 2963 is <text:s text:c="3"/>0.00140</text:p>
      <text:p text:style-name="P1">jitter for frame 2964 is <text:s text:c="2"/>-0.00049</text:p>
      <text:p text:style-name="P1">jitter for frame 2965 is <text:s text:c="3"/>0.00032</text:p>
      <text:p text:style-name="P1">jitter for frame 2966 is <text:s text:c="2"/>-0.00165</text:p>
      <text:p text:style-name="P1">jitter for frame 2967 is <text:s text:c="3"/>0.00098</text:p>
      <text:p text:style-name="P1">jitter for frame 2968 is <text:s text:c="2"/>-0.00107</text:p>
      <text:p text:style-name="P1">jitter for frame 2969 is <text:s text:c="2"/>-0.00163</text:p>
      <text:p text:style-name="P1">jitter for frame 2970 is <text:s text:c="2"/>-0.00045</text:p>
      <text:p text:style-name="P1">jitter for frame 2971 is <text:s text:c="3"/>0.00090</text:p>
      <text:p text:style-name="P1">jitter for frame 2972 is <text:s text:c="3"/>0.00092</text:p>
      <text:p text:style-name="P1">jitter for frame 2973 is <text:s text:c="2"/>-0.00143</text:p>
      <text:p text:style-name="P1">jitter for frame 2974 is <text:s text:c="2"/>-0.00159</text:p>
      <text:p text:style-name="P1">jitter for frame 2975 is <text:s text:c="2"/>-0.00167</text:p>
      <text:p text:style-name="P1">jitter for frame 2976 is <text:s text:c="2"/>-0.00114</text:p>
      <text:p text:style-name="P1">jitter for frame 2977 is <text:s text:c="2"/>-0.00164</text:p>
      <text:p text:style-name="P1">jitter for frame 2978 is <text:s text:c="2"/>-0.00165</text:p>
      <text:p text:style-name="P1">jitter for frame 2979 is <text:s text:c="3"/>0.00120</text:p>
      <text:p text:style-name="P1">jitter for frame 2980 is <text:s text:c="2"/>-0.00172</text:p>
      <text:p text:style-name="P1">jitter for frame 2981 is <text:s text:c="2"/>-0.00163</text:p>
      <text:p text:style-name="P1">jitter for frame 2982 is <text:s text:c="3"/>0.35178</text:p>
      <text:p text:style-name="P1">jitter for frame 2983 is <text:s text:c="2"/>-0.00123</text:p>
      <text:p text:style-name="P1">jitter for frame 2984 is <text:s text:c="2"/>-0.00168</text:p>
      <text:p text:style-name="P1">jitter for frame 2985 is <text:s text:c="3"/>0.00138</text:p>
      <text:p text:style-name="P1">jitter for frame 2986 is <text:s text:c="2"/>-0.00167</text:p>
      <text:p text:style-name="P1">jitter for frame 2987 is <text:s text:c="2"/>-0.00169</text:p>
      <text:p text:style-name="P1">jitter for frame 2988 is <text:s text:c="2"/>-0.00047</text:p>
      <text:p text:style-name="P1">jitter for frame 2989 is <text:s text:c="3"/>0.00159</text:p>
      <text:p text:style-name="P1">jitter for frame 2990 is <text:s text:c="3"/>0.00057</text:p>
      <text:p text:style-name="P1">jitter for frame 2991 is <text:s text:c="2"/>-0.00172</text:p>
      <text:p text:style-name="P1">jitter for frame 2992 is <text:s text:c="2"/>-0.00172</text:p>
      <text:p text:style-name="P1">jitter for frame 2993 is <text:s text:c="2"/>-0.00054</text:p>
      <text:p text:style-name="P1">jitter for frame 2994 is <text:s text:c="2"/>-0.00169</text:p>
      <text:p text:style-name="P1">jitter for frame 2995 is <text:s text:c="2"/>-0.00168</text:p>
      <text:p text:style-name="P1">jitter for frame 2996 is <text:s text:c="2"/>-0.00165</text:p>
      <text:p text:style-name="P1">jitter for frame 2997 is <text:s text:c="3"/>0.00087</text:p>
      <text:p text:style-name="P1">jitter for frame 2998 is <text:s text:c="2"/>-0.00170</text:p>
      <text:p text:style-name="P1">jitter for frame 2999 is <text:s text:c="2"/>-0.00078</text:p>
      <text:p text:style-name="P1">jitter for frame 3000 is <text:s text:c="2"/>-0.00159</text:p>
      <text:p text:style-name="P1">jitter for frame 3001 is <text:s text:c="2"/>-0.00163</text:p>
      <text:p text:style-name="P1">jitter for frame 3002 is <text:s text:c="2"/>-0.00177</text:p>
      <text:p text:style-name="P1">jitter for frame 3003 is <text:s text:c="2"/>-0.00170</text:p>
      <text:p text:style-name="P1">jitter for frame 3004 is <text:s text:c="2"/>-0.00176</text:p>
      <text:p text:style-name="P1">jitter for frame 3005 is <text:s text:c="2"/>-0.00017</text:p>
      <text:p text:style-name="P1">jitter for frame 3006 is <text:s text:c="2"/>-0.00167</text:p>
      <text:p text:style-name="P1">jitter for frame 3007 is <text:s text:c="2"/>-0.00057</text:p>
      <text:p text:style-name="P1">jitter for frame 3008 is <text:s text:c="3"/>0.00006</text:p>
      <text:p text:style-name="P1">jitter for frame 3009 is <text:s text:c="3"/>0.00340</text:p>
      <text:p text:style-name="P1">jitter for frame 3010 is <text:s text:c="2"/>-0.00011</text:p>
      <text:p text:style-name="P1"><text:soft-page-break/>jitter for frame 3011 is <text:s text:c="2"/>-0.00172</text:p>
      <text:p text:style-name="P1">jitter for frame 3012 is <text:s text:c="2"/>-0.00015</text:p>
      <text:p text:style-name="P1">jitter for frame 3013 is <text:s text:c="2"/>-0.00159</text:p>
      <text:p text:style-name="P1">jitter for frame 3014 is <text:s text:c="2"/>-0.00163</text:p>
      <text:p text:style-name="P1">jitter for frame 3015 is <text:s text:c="2"/>-0.00161</text:p>
      <text:p text:style-name="P1">jitter for frame 3016 is <text:s text:c="2"/>-0.00154</text:p>
      <text:p text:style-name="P1">jitter for frame 3017 is <text:s text:c="2"/>-0.00168</text:p>
      <text:p text:style-name="P1">jitter for frame 3018 is <text:s text:c="3"/>0.00142</text:p>
      <text:p text:style-name="P1">jitter for frame 3019 is <text:s text:c="3"/>0.00107</text:p>
      <text:p text:style-name="P1">jitter for frame 3020 is <text:s text:c="2"/>-0.00158</text:p>
      <text:p text:style-name="P1">jitter for frame 3021 is <text:s text:c="2"/>-0.00094</text:p>
      <text:p text:style-name="P1">jitter for frame 3022 is <text:s text:c="3"/>0.00044</text:p>
      <text:p text:style-name="P1">jitter for frame 3023 is <text:s text:c="2"/>-0.00172</text:p>
      <text:p text:style-name="P1">jitter for frame 3024 is <text:s text:c="3"/>0.00089</text:p>
      <text:p text:style-name="P1">jitter for frame 3025 is <text:s text:c="3"/>0.00130</text:p>
      <text:p text:style-name="P1">jitter for frame 3026 is <text:s text:c="3"/>0.00065</text:p>
      <text:p text:style-name="P1">jitter for frame 3027 is <text:s text:c="3"/>0.00059</text:p>
      <text:p text:style-name="P1">jitter for frame 3028 is <text:s text:c="2"/>-0.00162</text:p>
      <text:p text:style-name="P1">jitter for frame 3029 is <text:s text:c="2"/>-0.00093</text:p>
      <text:p text:style-name="P1">jitter for frame 3030 is <text:s text:c="2"/>-0.00167</text:p>
      <text:p text:style-name="P1">jitter for frame 3031 is <text:s text:c="2"/>-0.00152</text:p>
      <text:p text:style-name="P1">jitter for frame 3032 is <text:s text:c="2"/>-0.00172</text:p>
      <text:p text:style-name="P1">jitter for frame 3033 is <text:s text:c="2"/>-0.00170</text:p>
      <text:p text:style-name="P1">jitter for frame 3034 is <text:s text:c="2"/>-0.00105</text:p>
      <text:p text:style-name="P1">jitter for frame 3035 is <text:s text:c="2"/>-0.00170</text:p>
      <text:p text:style-name="P1">jitter for frame 3036 is <text:s text:c="2"/>-0.00170</text:p>
      <text:p text:style-name="P1">jitter for frame 3037 is <text:s text:c="2"/>-0.00156</text:p>
      <text:p text:style-name="P1">jitter for frame 3038 is <text:s text:c="2"/>-0.00090</text:p>
      <text:p text:style-name="P1">jitter for frame 3039 is <text:s text:c="2"/>-0.00078</text:p>
      <text:p text:style-name="P1">jitter for frame 3040 is <text:s text:c="2"/>-0.00160</text:p>
      <text:p text:style-name="P1">jitter for frame 3041 is <text:s text:c="2"/>-0.00136</text:p>
      <text:p text:style-name="P1">jitter for frame 3042 is <text:s text:c="2"/>-0.00152</text:p>
      <text:p text:style-name="P1">jitter for frame 3043 is <text:s text:c="2"/>-0.00165</text:p>
      <text:p text:style-name="P1">jitter for frame 3044 is <text:s text:c="2"/>-0.00169</text:p>
      <text:p text:style-name="P1">jitter for frame 3045 is <text:s text:c="3"/>0.00117</text:p>
      <text:p text:style-name="P1">jitter for frame 3046 is <text:s text:c="2"/>-0.00043</text:p>
      <text:p text:style-name="P1">jitter for frame 3047 is <text:s text:c="2"/>-0.00070</text:p>
      <text:p text:style-name="P1">jitter for frame 3048 is <text:s text:c="2"/>-0.00050</text:p>
      <text:p text:style-name="P1">jitter for frame 3049 is <text:s text:c="3"/>0.00016</text:p>
      <text:p text:style-name="P1">jitter for frame 3050 is <text:s text:c="2"/>-0.00168</text:p>
      <text:p text:style-name="P1">jitter for frame 3051 is <text:s text:c="2"/>-0.00017</text:p>
      <text:p text:style-name="P1">jitter for frame 3052 is <text:s text:c="2"/>-0.00160</text:p>
      <text:p text:style-name="P1">jitter for frame 3053 is <text:s text:c="2"/>-0.00164</text:p>
      <text:p text:style-name="P1">jitter for frame 3054 is <text:s text:c="2"/>-0.00171</text:p>
      <text:p text:style-name="P1">jitter for frame 3055 is <text:s text:c="2"/>-0.00162</text:p>
      <text:p text:style-name="P1">jitter for frame 3056 is <text:s text:c="2"/>-0.00168</text:p>
      <text:p text:style-name="P1">jitter for frame 3057 is <text:s text:c="3"/>0.00138</text:p>
      <text:p text:style-name="P1">jitter for frame 3058 is <text:s text:c="2"/>-0.00085</text:p>
      <text:p text:style-name="P1">jitter for frame 3059 is <text:s text:c="2"/>-0.00023</text:p>
      <text:p text:style-name="P1"><text:soft-page-break/>jitter for frame 3060 is <text:s text:c="2"/>-0.00168</text:p>
      <text:p text:style-name="P1">jitter for frame 3061 is <text:s text:c="3"/>0.00138</text:p>
      <text:p text:style-name="P1">jitter for frame 3062 is <text:s text:c="2"/>-0.00172</text:p>
      <text:p text:style-name="P1">jitter for frame 3063 is <text:s text:c="2"/>-0.00165</text:p>
      <text:p text:style-name="P1">jitter for frame 3064 is <text:s text:c="3"/>0.00108</text:p>
      <text:p text:style-name="P1">jitter for frame 3065 is <text:s text:c="2"/>-0.00107</text:p>
      <text:p text:style-name="P1">jitter for frame 3066 is <text:s text:c="3"/>0.00034</text:p>
      <text:p text:style-name="P1">jitter for frame 3067 is <text:s text:c="3"/>0.00093</text:p>
      <text:p text:style-name="P1">jitter for frame 3068 is <text:s text:c="3"/>0.00095</text:p>
      <text:p text:style-name="P1">jitter for frame 3069 is <text:s text:c="3"/>0.00094</text:p>
      <text:p text:style-name="P1">jitter for frame 3070 is <text:s text:c="3"/>0.00041</text:p>
      <text:p text:style-name="P1">jitter for frame 3071 is <text:s text:c="2"/>-0.00176</text:p>
      <text:p text:style-name="P1">jitter for frame 3072 is <text:s text:c="3"/>0.00023</text:p>
      <text:p text:style-name="P1">jitter for frame 3073 is <text:s text:c="2"/>-0.00066</text:p>
      <text:p text:style-name="P1">jitter for frame 3074 is <text:s text:c="3"/>0.00151</text:p>
      <text:p text:style-name="P1">jitter for frame 3075 is <text:s text:c="3"/>0.00072</text:p>
      <text:p text:style-name="P1">jitter for frame 3076 is <text:s text:c="2"/>-0.00164</text:p>
      <text:p text:style-name="P1">jitter for frame 3077 is <text:s text:c="3"/>0.00127</text:p>
      <text:p text:style-name="P1">jitter for frame 3078 is <text:s text:c="2"/>-0.00112</text:p>
      <text:p text:style-name="P1">jitter for frame 3079 is <text:s text:c="3"/>0.00072</text:p>
      <text:p text:style-name="P1">jitter for frame 3080 is <text:s text:c="3"/>0.00104</text:p>
      <text:p text:style-name="P1">jitter for frame 3081 is <text:s text:c="2"/>-0.00170</text:p>
      <text:p text:style-name="P1">jitter for frame 3082 is <text:s text:c="2"/>-0.00133</text:p>
      <text:p text:style-name="P1">jitter for frame 3083 is <text:s text:c="2"/>-0.00172</text:p>
      <text:p text:style-name="P1">jitter for frame 3084 is <text:s text:c="2"/>-0.00170</text:p>
      <text:p text:style-name="P1">jitter for frame 3085 is <text:s text:c="3"/>0.00145</text:p>
      <text:p text:style-name="P1">jitter for frame 3086 is <text:s text:c="2"/>-0.00037</text:p>
      <text:p text:style-name="P1">jitter for frame 3087 is <text:s text:c="2"/>-0.00114</text:p>
      <text:p text:style-name="P1">jitter for frame 3088 is <text:s text:c="3"/>0.00105</text:p>
      <text:p text:style-name="P1">jitter for frame 3089 is <text:s text:c="2"/>-0.00154</text:p>
      <text:p text:style-name="P1">jitter for frame 3090 is <text:s text:c="3"/>0.00104</text:p>
      <text:p text:style-name="P1">jitter for frame 3091 is <text:s text:c="2"/>-0.00165</text:p>
      <text:p text:style-name="P1">jitter for frame 3092 is <text:s text:c="2"/>-0.00156</text:p>
      <text:p text:style-name="P1">jitter for frame 3093 is <text:s text:c="2"/>-0.00067</text:p>
      <text:p text:style-name="P1">jitter for frame 3094 is <text:s text:c="2"/>-0.00118</text:p>
      <text:p text:style-name="P1">jitter for frame 3095 is <text:s text:c="2"/>-0.00142</text:p>
      <text:p text:style-name="P1">jitter for frame 3096 is <text:s text:c="3"/>0.00151</text:p>
      <text:p text:style-name="P1">jitter for frame 3097 is <text:s text:c="2"/>-0.00171</text:p>
      <text:p text:style-name="P1">jitter for frame 3098 is <text:s text:c="2"/>-0.00002</text:p>
      <text:p text:style-name="P1">jitter for frame 3099 is <text:s text:c="3"/>0.00149</text:p>
      <text:p text:style-name="P1">jitter for frame 3100 is <text:s text:c="2"/>-0.00176</text:p>
      <text:p text:style-name="P1">jitter for frame 3101 is <text:s text:c="2"/>-0.00091</text:p>
      <text:p text:style-name="P1">jitter for frame 3102 is <text:s text:c="3"/>0.00007</text:p>
      <text:p text:style-name="P1">jitter for frame 3103 is <text:s text:c="2"/>-0.00123</text:p>
      <text:p text:style-name="P1">jitter for frame 3104 is <text:s text:c="2"/>-0.00170</text:p>
      <text:p text:style-name="P1">jitter for frame 3105 is <text:s text:c="2"/>-0.00080</text:p>
      <text:p text:style-name="P1">jitter for frame 3106 is <text:s text:c="3"/>0.00140</text:p>
      <text:p text:style-name="P1">jitter for frame 3107 is <text:s text:c="3"/>0.00006</text:p>
      <text:p text:style-name="P1">jitter for frame 3108 is <text:s text:c="3"/>0.00123</text:p>
      <text:p text:style-name="P1"><text:soft-page-break/>jitter for frame 3109 is <text:s text:c="2"/>-0.00158</text:p>
      <text:p text:style-name="P1">jitter for frame 3110 is <text:s text:c="2"/>-0.00170</text:p>
      <text:p text:style-name="P1">jitter for frame 3111 is <text:s text:c="2"/>-0.00068</text:p>
      <text:p text:style-name="P1">jitter for frame 3112 is <text:s text:c="3"/>0.00123</text:p>
      <text:p text:style-name="P1">jitter for frame 3113 is <text:s text:c="3"/>0.00098</text:p>
      <text:p text:style-name="P1">jitter for frame 3114 is <text:s text:c="3"/>0.00090</text:p>
      <text:p text:style-name="P1">jitter for frame 3115 is <text:s text:c="2"/>-0.00001</text:p>
      <text:p text:style-name="P1">jitter for frame 3116 is <text:s text:c="2"/>-0.00103</text:p>
      <text:p text:style-name="P1">jitter for frame 3117 is <text:s text:c="3"/>0.00112</text:p>
      <text:p text:style-name="P1">jitter for frame 3118 is <text:s text:c="2"/>-0.00055</text:p>
      <text:p text:style-name="P1">jitter for frame 3119 is <text:s text:c="3"/>0.00116</text:p>
      <text:p text:style-name="P1">jitter for frame 3120 is <text:s text:c="3"/>0.00222</text:p>
      <text:p text:style-name="P1">jitter for frame 3121 is <text:s text:c="3"/>0.00138</text:p>
      <text:p text:style-name="P1">jitter for frame 3122 is <text:s text:c="2"/>-0.00007</text:p>
      <text:p text:style-name="P1">jitter for frame 3123 is <text:s text:c="2"/>-0.00160</text:p>
      <text:p text:style-name="P1">jitter for frame 3124 is <text:s text:c="2"/>-0.00160</text:p>
      <text:p text:style-name="P1">jitter for frame 3125 is <text:s text:c="2"/>-0.00106</text:p>
      <text:p text:style-name="P1">jitter for frame 3126 is <text:s text:c="3"/>0.00001</text:p>
      <text:p text:style-name="P1">jitter for frame 3127 is <text:s text:c="2"/>-0.00038</text:p>
      <text:p text:style-name="P1">jitter for frame 3128 is <text:s text:c="2"/>-0.00162</text:p>
      <text:p text:style-name="P1">jitter for frame 3129 is <text:s text:c="3"/>0.00111</text:p>
      <text:p text:style-name="P1">jitter for frame 3130 is <text:s text:c="2"/>-0.00170</text:p>
      <text:p text:style-name="P1">jitter for frame 3131 is <text:s text:c="3"/>0.00112</text:p>
      <text:p text:style-name="P1">jitter for frame 3132 is <text:s text:c="2"/>-0.00169</text:p>
      <text:p text:style-name="P1">jitter for frame 3133 is <text:s text:c="3"/>0.00143</text:p>
      <text:p text:style-name="P1">jitter for frame 3134 is <text:s text:c="2"/>-0.00144</text:p>
      <text:p text:style-name="P1">jitter for frame 3135 is <text:s text:c="3"/>0.00138</text:p>
      <text:p text:style-name="P1">jitter for frame 3136 is <text:s text:c="3"/>0.00127</text:p>
      <text:p text:style-name="P1">jitter for frame 3137 is <text:s text:c="3"/>0.00077</text:p>
      <text:p text:style-name="P1">jitter for frame 3138 is <text:s text:c="3"/>0.00168</text:p>
      <text:p text:style-name="P1">jitter for frame 3139 is <text:s text:c="3"/>0.00135</text:p>
      <text:p text:style-name="P1">jitter for frame 3140 is <text:s text:c="2"/>-0.00165</text:p>
      <text:p text:style-name="P1">jitter for frame 3141 is <text:s text:c="2"/>-0.00168</text:p>
      <text:p text:style-name="P1">jitter for frame 3142 is <text:s text:c="3"/>0.00142</text:p>
      <text:p text:style-name="P1">jitter for frame 3143 is <text:s text:c="3"/>0.00127</text:p>
      <text:p text:style-name="P1">jitter for frame 3144 is <text:s text:c="2"/>-0.00155</text:p>
      <text:p text:style-name="P1">jitter for frame 3145 is <text:s text:c="3"/>0.00044</text:p>
      <text:p text:style-name="P1">jitter for frame 3146 is <text:s text:c="2"/>-0.00169</text:p>
      <text:p text:style-name="P1">jitter for frame 3147 is <text:s text:c="2"/>-0.00170</text:p>
      <text:p text:style-name="P1">jitter for frame 3148 is <text:s text:c="2"/>-0.00156</text:p>
      <text:p text:style-name="P1">jitter for frame 3149 is <text:s text:c="2"/>-0.00169</text:p>
      <text:p text:style-name="P1">jitter for frame 3150 is <text:s text:c="2"/>-0.00169</text:p>
      <text:p text:style-name="P1">jitter for frame 3151 is <text:s text:c="2"/>-0.00002</text:p>
      <text:p text:style-name="P1">jitter for frame 3152 is <text:s text:c="2"/>-0.00055</text:p>
      <text:p text:style-name="P1">jitter for frame 3153 is <text:s text:c="2"/>-0.00171</text:p>
      <text:p text:style-name="P1">jitter for frame 3154 is <text:s text:c="2"/>-0.00109</text:p>
      <text:p text:style-name="P1">jitter for frame 3155 is <text:s text:c="2"/>-0.00040</text:p>
      <text:p text:style-name="P1">jitter for frame 3156 is <text:s text:c="2"/>-0.00171</text:p>
      <text:p text:style-name="P1">jitter for frame 3157 is <text:s text:c="2"/>-0.00133</text:p>
      <text:p text:style-name="P1"><text:soft-page-break/>jitter for frame 3158 is <text:s text:c="2"/>-0.00045</text:p>
      <text:p text:style-name="P1">jitter for frame 3159 is <text:s text:c="3"/>0.00116</text:p>
      <text:p text:style-name="P1">jitter for frame 3160 is <text:s text:c="3"/>0.00072</text:p>
      <text:p text:style-name="P1">jitter for frame 3161 is <text:s text:c="3"/>0.00139</text:p>
      <text:p text:style-name="P1">jitter for frame 3162 is <text:s text:c="3"/>0.00142</text:p>
      <text:p text:style-name="P1">jitter for frame 3163 is <text:s text:c="2"/>-0.00039</text:p>
      <text:p text:style-name="P1">jitter for frame 3164 is <text:s text:c="3"/>0.00138</text:p>
      <text:p text:style-name="P1">jitter for frame 3165 is <text:s text:c="3"/>0.00107</text:p>
      <text:p text:style-name="P1">jitter for frame 3166 is <text:s text:c="2"/>-0.00162</text:p>
      <text:p text:style-name="P1">jitter for frame 3167 is <text:s text:c="2"/>-0.00168</text:p>
      <text:p text:style-name="P1">jitter for frame 3168 is <text:s text:c="2"/>-0.00169</text:p>
      <text:p text:style-name="P1">jitter for frame 3169 is <text:s text:c="3"/>0.00107</text:p>
      <text:p text:style-name="P1">jitter for frame 3170 is <text:s text:c="3"/>0.00127</text:p>
      <text:p text:style-name="P1">jitter for frame 3171 is <text:s text:c="3"/>0.00135</text:p>
      <text:p text:style-name="P1">jitter for frame 3172 is <text:s text:c="3"/>0.00100</text:p>
      <text:p text:style-name="P1">jitter for frame 3173 is <text:s text:c="3"/>0.00135</text:p>
      <text:p text:style-name="P1">jitter for frame 3174 is <text:s text:c="3"/>0.00132</text:p>
      <text:p text:style-name="P1">jitter for frame 3175 is <text:s text:c="3"/>0.00099</text:p>
      <text:p text:style-name="P1">jitter for frame 3176 is <text:s text:c="2"/>-0.00049</text:p>
      <text:p text:style-name="P1">jitter for frame 3177 is <text:s text:c="3"/>0.00136</text:p>
      <text:p text:style-name="P1">jitter for frame 3178 is <text:s text:c="3"/>0.00101</text:p>
      <text:p text:style-name="P1">jitter for frame 3179 is <text:s text:c="3"/>0.00085</text:p>
      <text:p text:style-name="P1">jitter for frame 3180 is <text:s text:c="2"/>-0.00149</text:p>
      <text:p text:style-name="P1">jitter for frame 3181 is <text:s text:c="3"/>0.00093</text:p>
      <text:p text:style-name="P1">jitter for frame 3182 is <text:s text:c="2"/>-0.00170</text:p>
      <text:p text:style-name="P1">jitter for frame 3183 is <text:s text:c="2"/>-0.00057</text:p>
      <text:p text:style-name="P1">jitter for frame 3184 is <text:s text:c="3"/>0.00133</text:p>
      <text:p text:style-name="P1">jitter for frame 3185 is <text:s text:c="2"/>-0.00072</text:p>
      <text:p text:style-name="P1">jitter for frame 3186 is <text:s text:c="2"/>-0.00154</text:p>
      <text:p text:style-name="P1">jitter for frame 3187 is <text:s text:c="2"/>-0.00167</text:p>
      <text:p text:style-name="P1">jitter for frame 3188 is <text:s text:c="2"/>-0.00166</text:p>
      <text:p text:style-name="P1">jitter for frame 3189 is <text:s text:c="3"/>0.00073</text:p>
      <text:p text:style-name="P1">jitter for frame 3190 is <text:s text:c="2"/>-0.00162</text:p>
      <text:p text:style-name="P1">jitter for frame 3191 is <text:s text:c="3"/>0.00123</text:p>
      <text:p text:style-name="P1">jitter for frame 3192 is <text:s text:c="3"/>0.00099</text:p>
      <text:p text:style-name="P1">jitter for frame 3193 is <text:s text:c="2"/>-0.00167</text:p>
      <text:p text:style-name="P1">jitter for frame 3194 is <text:s text:c="2"/>-0.00091</text:p>
      <text:p text:style-name="P1">jitter for frame 3195 is <text:s text:c="2"/>-0.00181</text:p>
      <text:p text:style-name="P1">jitter for frame 3196 is <text:s text:c="2"/>-0.00064</text:p>
      <text:p text:style-name="P1">jitter for frame 3197 is <text:s text:c="2"/>-0.00161</text:p>
      <text:p text:style-name="P1">jitter for frame 3198 is <text:s text:c="2"/>-0.00170</text:p>
      <text:p text:style-name="P1">jitter for frame 3199 is <text:s text:c="2"/>-0.00167</text:p>
      <text:p text:style-name="P1">jitter for frame 3200 is <text:s text:c="2"/>-0.00088</text:p>
      <text:p text:style-name="P1">jitter for frame 3201 is <text:s text:c="3"/>0.00116</text:p>
      <text:p text:style-name="P1">jitter for frame 3202 is <text:s text:c="2"/>-0.00162</text:p>
      <text:p text:style-name="P1">jitter for frame 3203 is <text:s text:c="3"/>0.00133</text:p>
      <text:p text:style-name="P1">jitter for frame 3204 is <text:s text:c="3"/>0.00101</text:p>
      <text:p text:style-name="P1">jitter for frame 3205 is <text:s text:c="2"/>-0.00162</text:p>
      <text:p text:style-name="P1">jitter for frame 3206 is <text:s text:c="3"/>0.00100</text:p>
      <text:p text:style-name="P1"><text:soft-page-break/>jitter for frame 3207 is <text:s text:c="3"/>0.00107</text:p>
      <text:p text:style-name="P1">jitter for frame 3208 is <text:s text:c="2"/>-0.00173</text:p>
      <text:p text:style-name="P1">jitter for frame 3209 is <text:s text:c="2"/>-0.00169</text:p>
      <text:p text:style-name="P1">jitter for frame 3210 is <text:s text:c="2"/>-0.00021</text:p>
      <text:p text:style-name="P1">jitter for frame 3211 is <text:s text:c="3"/>0.00126</text:p>
      <text:p text:style-name="P1">jitter for frame 3212 is <text:s text:c="2"/>-0.00166</text:p>
      <text:p text:style-name="P1">jitter for frame 3213 is <text:s text:c="2"/>-0.00163</text:p>
      <text:p text:style-name="P1">jitter for frame 3214 is <text:s text:c="2"/>-0.00023</text:p>
      <text:p text:style-name="P1">jitter for frame 3215 is <text:s text:c="2"/>-0.00120</text:p>
      <text:p text:style-name="P1">jitter for frame 3216 is <text:s text:c="2"/>-0.00171</text:p>
      <text:p text:style-name="P1">jitter for frame 3217 is <text:s text:c="3"/>0.00016</text:p>
      <text:p text:style-name="P1">jitter for frame 3218 is <text:s text:c="2"/>-0.00109</text:p>
      <text:p text:style-name="P1">jitter for frame 3219 is <text:s text:c="2"/>-0.00162</text:p>
      <text:p text:style-name="P1">jitter for frame 3220 is <text:s text:c="2"/>-0.00120</text:p>
      <text:p text:style-name="P1">jitter for frame 3221 is <text:s text:c="2"/>-0.00173</text:p>
      <text:p text:style-name="P1">jitter for frame 3222 is <text:s text:c="3"/>0.00176</text:p>
      <text:p text:style-name="P1">jitter for frame 3223 is <text:s text:c="3"/>0.00096</text:p>
      <text:p text:style-name="P1">jitter for frame 3224 is <text:s text:c="2"/>-0.00159</text:p>
      <text:p text:style-name="P1">jitter for frame 3225 is <text:s text:c="2"/>-0.00166</text:p>
      <text:p text:style-name="P1">jitter for frame 3226 is <text:s text:c="2"/>-0.00168</text:p>
      <text:p text:style-name="P1">jitter for frame 3227 is <text:s text:c="2"/>-0.00166</text:p>
      <text:p text:style-name="P1">jitter for frame 3228 is <text:s text:c="3"/>0.00141</text:p>
      <text:p text:style-name="P1">jitter for frame 3229 is <text:s text:c="3"/>0.00122</text:p>
      <text:p text:style-name="P1">jitter for frame 3230 is <text:s text:c="3"/>0.00098</text:p>
      <text:p text:style-name="P1">jitter for frame 3231 is <text:s text:c="3"/>0.00113</text:p>
      <text:p text:style-name="P1">jitter for frame 3232 is <text:s text:c="3"/>0.00101</text:p>
      <text:p text:style-name="P1">jitter for frame 3233 is <text:s text:c="2"/>-0.00170</text:p>
      <text:p text:style-name="P1">jitter for frame 3234 is <text:s text:c="2"/>-0.00164</text:p>
      <text:p text:style-name="P1">jitter for frame 3235 is <text:s text:c="2"/>-0.00169</text:p>
      <text:p text:style-name="P1">jitter for frame 3236 is <text:s text:c="2"/>-0.00114</text:p>
      <text:p text:style-name="P1">jitter for frame 3237 is <text:s text:c="3"/>0.00100</text:p>
      <text:p text:style-name="P1">jitter for frame 3238 is <text:s text:c="2"/>-0.00167</text:p>
      <text:p text:style-name="P1">jitter for frame 3239 is <text:s text:c="3"/>0.00042</text:p>
      <text:p text:style-name="P1">jitter for frame 3240 is <text:s text:c="3"/>0.00031</text:p>
      <text:p text:style-name="P1">jitter for frame 3241 is <text:s text:c="3"/>0.00142</text:p>
      <text:p text:style-name="P1">jitter for frame 3242 is <text:s text:c="2"/>-0.00176</text:p>
      <text:p text:style-name="P1">jitter for frame 3243 is <text:s text:c="2"/>-0.00141</text:p>
      <text:p text:style-name="P1">jitter for frame 3244 is <text:s text:c="2"/>-0.00107</text:p>
      <text:p text:style-name="P1">jitter for frame 3245 is <text:s text:c="3"/>0.00064</text:p>
      <text:p text:style-name="P1">jitter for frame 3246 is <text:s text:c="2"/>-0.00157</text:p>
      <text:p text:style-name="P1">jitter for frame 3247 is <text:s text:c="2"/>-0.00159</text:p>
      <text:p text:style-name="P1">jitter for frame 3248 is <text:s text:c="3"/>0.00034</text:p>
      <text:p text:style-name="P1">jitter for frame 3249 is <text:s text:c="2"/>-0.00075</text:p>
      <text:p text:style-name="P1">jitter for frame 3250 is <text:s text:c="2"/>-0.00165</text:p>
      <text:p text:style-name="P1">jitter for frame 3251 is <text:s text:c="2"/>-0.00119</text:p>
      <text:p text:style-name="P1">jitter for frame 3252 is <text:s text:c="3"/>0.00072</text:p>
      <text:p text:style-name="P1">jitter for frame 3253 is <text:s text:c="2"/>-0.00163</text:p>
      <text:p text:style-name="P1">jitter for frame 3254 is <text:s text:c="2"/>-0.00143</text:p>
      <text:p text:style-name="P1">jitter for frame 3255 is <text:s text:c="2"/>-0.00165</text:p>
      <text:p text:style-name="P1"><text:soft-page-break/>jitter for frame 3256 is <text:s text:c="2"/>-0.00172</text:p>
      <text:p text:style-name="P1">jitter for frame 3257 is <text:s text:c="2"/>-0.00055</text:p>
      <text:p text:style-name="P1">jitter for frame 3258 is <text:s text:c="2"/>-0.00168</text:p>
      <text:p text:style-name="P1">jitter for frame 3259 is <text:s text:c="3"/>0.00029</text:p>
      <text:p text:style-name="P1">jitter for frame 3260 is <text:s text:c="2"/>-0.00092</text:p>
      <text:p text:style-name="P1">jitter for frame 3261 is <text:s text:c="2"/>-0.00171</text:p>
      <text:p text:style-name="P1">jitter for frame 3262 is <text:s text:c="2"/>-0.00079</text:p>
      <text:p text:style-name="P1">jitter for frame 3263 is <text:s text:c="2"/>-0.00171</text:p>
      <text:p text:style-name="P1">jitter for frame 3264 is <text:s text:c="2"/>-0.00171</text:p>
      <text:p text:style-name="P1">jitter for frame 3265 is <text:s text:c="2"/>-0.00162</text:p>
      <text:p text:style-name="P1">jitter for frame 3266 is <text:s text:c="3"/>0.00141</text:p>
      <text:p text:style-name="P1">jitter for frame 3267 is <text:s text:c="2"/>-0.00077</text:p>
      <text:p text:style-name="P1">jitter for frame 3268 is <text:s text:c="3"/>0.00137</text:p>
      <text:p text:style-name="P1">jitter for frame 3269 is <text:s text:c="3"/>0.00113</text:p>
      <text:p text:style-name="P1">jitter for frame 3270 is <text:s text:c="3"/>0.00018</text:p>
      <text:p text:style-name="P1">jitter for frame 3271 is <text:s text:c="2"/>-0.00152</text:p>
      <text:p text:style-name="P1">jitter for frame 3272 is <text:s text:c="2"/>-0.00162</text:p>
      <text:p text:style-name="P1">jitter for frame 3273 is <text:s text:c="2"/>-0.00115</text:p>
      <text:p text:style-name="P1">jitter for frame 3274 is <text:s text:c="2"/>-0.00177</text:p>
      <text:p text:style-name="P1">jitter for frame 3275 is <text:s text:c="2"/>-0.00158</text:p>
      <text:p text:style-name="P1">jitter for frame 3276 is <text:s text:c="3"/>0.00078</text:p>
      <text:p text:style-name="P1">jitter for frame 3277 is <text:s text:c="2"/>-0.00166</text:p>
      <text:p text:style-name="P1">jitter for frame 3278 is <text:s text:c="2"/>-0.00119</text:p>
      <text:p text:style-name="P1">jitter for frame 3279 is <text:s text:c="2"/>-0.00106</text:p>
      <text:p text:style-name="P1">jitter for frame 3280 is <text:s text:c="2"/>-0.00163</text:p>
      <text:p text:style-name="P1">jitter for frame 3281 is <text:s text:c="3"/>0.00106</text:p>
      <text:p text:style-name="P1">jitter for frame 3282 is <text:s text:c="2"/>-0.00103</text:p>
      <text:p text:style-name="P1">jitter for frame 3283 is <text:s text:c="2"/>-0.00163</text:p>
      <text:p text:style-name="P1">jitter for frame 3284 is <text:s text:c="2"/>-0.00171</text:p>
      <text:p text:style-name="P1">jitter for frame 3285 is <text:s text:c="2"/>-0.00172</text:p>
      <text:p text:style-name="P1">jitter for frame 3286 is <text:s text:c="2"/>-0.00170</text:p>
      <text:p text:style-name="P1">jitter for frame 3287 is <text:s text:c="2"/>-0.00114</text:p>
      <text:p text:style-name="P1">jitter for frame 3288 is <text:s text:c="2"/>-0.00171</text:p>
      <text:p text:style-name="P1">jitter for frame 3289 is <text:s text:c="3"/>0.00047</text:p>
      <text:p text:style-name="P1">jitter for frame 3290 is <text:s text:c="2"/>-0.00120</text:p>
      <text:p text:style-name="P1">jitter for frame 3291 is <text:s text:c="2"/>-0.00007</text:p>
      <text:p text:style-name="P1">jitter for frame 3292 is <text:s text:c="2"/>-0.00119</text:p>
      <text:p text:style-name="P1">jitter for frame 3293 is <text:s text:c="2"/>-0.00152</text:p>
      <text:p text:style-name="P1">jitter for frame 3294 is <text:s text:c="2"/>-0.00048</text:p>
      <text:p text:style-name="P1">jitter for frame 3295 is <text:s text:c="2"/>-0.00014</text:p>
      <text:p text:style-name="P1">jitter for frame 3296 is <text:s text:c="3"/>0.00100</text:p>
      <text:p text:style-name="P1">jitter for frame 3297 is <text:s text:c="2"/>-0.00161</text:p>
      <text:p text:style-name="P1">jitter for frame 3298 is <text:s text:c="3"/>0.00106</text:p>
      <text:p text:style-name="P1">jitter for frame 3299 is <text:s text:c="2"/>-0.00103</text:p>
      <text:p text:style-name="P1">jitter for frame 3300 is <text:s text:c="2"/>-0.00176</text:p>
      <text:p text:style-name="P1">jitter for frame 3301 is <text:s text:c="2"/>-0.00153</text:p>
      <text:p text:style-name="P1">jitter for frame 3302 is <text:s text:c="2"/>-0.00176</text:p>
      <text:p text:style-name="P1">jitter for frame 3303 is <text:s text:c="2"/>-0.00174</text:p>
      <text:p text:style-name="P1">jitter for frame 3304 is <text:s text:c="2"/>-0.00115</text:p>
      <text:p text:style-name="P1"><text:soft-page-break/>jitter for frame 3305 is <text:s text:c="3"/>0.00138</text:p>
      <text:p text:style-name="P1">jitter for frame 3306 is <text:s text:c="3"/>0.00113</text:p>
      <text:p text:style-name="P1">jitter for frame 3307 is <text:s text:c="3"/>0.00091</text:p>
      <text:p text:style-name="P1">jitter for frame 3308 is <text:s text:c="2"/>-0.00042</text:p>
      <text:p text:style-name="P1">jitter for frame 3309 is <text:s text:c="2"/>-0.00090</text:p>
      <text:p text:style-name="P1">jitter for frame 3310 is <text:s text:c="2"/>-0.00170</text:p>
      <text:p text:style-name="P1">jitter for frame 3311 is <text:s text:c="2"/>-0.00170</text:p>
      <text:p text:style-name="P1">jitter for frame 3312 is <text:s text:c="2"/>-0.00127</text:p>
      <text:p text:style-name="P1">jitter for frame 3313 is <text:s text:c="3"/>0.00104</text:p>
      <text:p text:style-name="P1">jitter for frame 3314 is <text:s text:c="2"/>-0.00001</text:p>
      <text:p text:style-name="P1">jitter for frame 3315 is <text:s text:c="3"/>0.00007</text:p>
      <text:p text:style-name="P1">jitter for frame 3316 is <text:s text:c="2"/>-0.00169</text:p>
      <text:p text:style-name="P1">jitter for frame 3317 is <text:s text:c="2"/>-0.00101</text:p>
      <text:p text:style-name="P1">jitter for frame 3318 is <text:s text:c="3"/>0.00042</text:p>
      <text:p text:style-name="P1">jitter for frame 3319 is <text:s text:c="2"/>-0.00167</text:p>
      <text:p text:style-name="P1">jitter for frame 3320 is <text:s text:c="2"/>-0.00109</text:p>
      <text:p text:style-name="P1">jitter for frame 3321 is <text:s text:c="3"/>0.30851</text:p>
      <text:p text:style-name="P1">jitter for frame 3322 is <text:s text:c="3"/>0.00037</text:p>
      <text:p text:style-name="P1">jitter for frame 3323 is <text:s text:c="2"/>-0.00164</text:p>
      <text:p text:style-name="P1">jitter for frame 3324 is <text:s text:c="3"/>0.00105</text:p>
      <text:p text:style-name="P1">jitter for frame 3325 is <text:s text:c="3"/>0.00098</text:p>
      <text:p text:style-name="P1">jitter for frame 3326 is <text:s text:c="2"/>-0.00186</text:p>
      <text:p text:style-name="P1">jitter for frame 3327 is <text:s text:c="3"/>0.00047</text:p>
      <text:p text:style-name="P1">jitter for frame 3328 is <text:s text:c="3"/>0.00104</text:p>
      <text:p text:style-name="P1">jitter for frame 3329 is <text:s text:c="3"/>0.00085</text:p>
      <text:p text:style-name="P1">jitter for frame 3330 is <text:s text:c="3"/>0.00091</text:p>
      <text:p text:style-name="P1">jitter for frame 3331 is <text:s text:c="2"/>-0.00147</text:p>
      <text:p text:style-name="P1">jitter for frame 3332 is <text:s text:c="2"/>-0.00034</text:p>
      <text:p text:style-name="P1">jitter for frame 3333 is <text:s text:c="2"/>-0.00168</text:p>
      <text:p text:style-name="P1">jitter for frame 3334 is <text:s text:c="2"/>-0.00127</text:p>
      <text:p text:style-name="P1">jitter for frame 3335 is <text:s text:c="2"/>-0.00146</text:p>
      <text:p text:style-name="P1">jitter for frame 3336 is <text:s text:c="2"/>-0.00172</text:p>
      <text:p text:style-name="P1">jitter for frame 3337 is <text:s text:c="3"/>0.00025</text:p>
      <text:p text:style-name="P1">jitter for frame 3338 is <text:s text:c="2"/>-0.00168</text:p>
      <text:p text:style-name="P1">jitter for frame 3339 is <text:s text:c="3"/>0.00059</text:p>
      <text:p text:style-name="P1">jitter for frame 3340 is <text:s text:c="2"/>-0.00171</text:p>
      <text:p text:style-name="P1">jitter for frame 3341 is <text:s text:c="2"/>-0.00132</text:p>
      <text:p text:style-name="P1">jitter for frame 3342 is <text:s text:c="2"/>-0.00156</text:p>
      <text:p text:style-name="P1">jitter for frame 3343 is <text:s text:c="2"/>-0.00171</text:p>
      <text:p text:style-name="P1">jitter for frame 3344 is <text:s text:c="2"/>-0.00145</text:p>
      <text:p text:style-name="P1">jitter for frame 3345 is <text:s text:c="2"/>-0.00164</text:p>
      <text:p text:style-name="P1">jitter for frame 3346 is <text:s text:c="2"/>-0.00168</text:p>
      <text:p text:style-name="P1">jitter for frame 3347 is <text:s text:c="2"/>-0.00184</text:p>
      <text:p text:style-name="P1">jitter for frame 3348 is <text:s text:c="2"/>-0.00174</text:p>
      <text:p text:style-name="P1">jitter for frame 3349 is <text:s text:c="3"/>0.00075</text:p>
      <text:p text:style-name="P1">jitter for frame 3350 is <text:s text:c="2"/>-0.00082</text:p>
      <text:p text:style-name="P1">jitter for frame 3351 is <text:s text:c="2"/>-0.00102</text:p>
      <text:p text:style-name="P1">jitter for frame 3352 is <text:s text:c="2"/>-0.00120</text:p>
      <text:p text:style-name="P1">jitter for frame 3353 is <text:s text:c="3"/>0.00082</text:p>
      <text:p text:style-name="P1"><text:soft-page-break/>jitter for frame 3354 is <text:s text:c="3"/>0.00380</text:p>
      <text:p text:style-name="P1">jitter for frame 3355 is <text:s text:c="2"/>-0.00051</text:p>
      <text:p text:style-name="P1">jitter for frame 3356 is <text:s text:c="2"/>-0.00160</text:p>
      <text:p text:style-name="P1">jitter for frame 3357 is <text:s text:c="2"/>-0.00148</text:p>
      <text:p text:style-name="P1">jitter for frame 3358 is <text:s text:c="2"/>-0.00048</text:p>
      <text:p text:style-name="P1">jitter for frame 3359 is <text:s text:c="2"/>-0.00170</text:p>
      <text:p text:style-name="P1">jitter for frame 3360 is <text:s text:c="2"/>-0.00077</text:p>
      <text:p text:style-name="P1">jitter for frame 3361 is <text:s text:c="2"/>-0.00095</text:p>
      <text:p text:style-name="P1">jitter for frame 3362 is <text:s text:c="2"/>-0.00165</text:p>
      <text:p text:style-name="P1">jitter for frame 3363 is <text:s text:c="2"/>-0.00166</text:p>
      <text:p text:style-name="P1">jitter for frame 3364 is <text:s text:c="2"/>-0.00161</text:p>
      <text:p text:style-name="P1">jitter for frame 3365 is <text:s text:c="3"/>0.00092</text:p>
      <text:p text:style-name="P1">jitter for frame 3366 is <text:s text:c="2"/>-0.00110</text:p>
      <text:p text:style-name="P1">jitter for frame 3367 is <text:s text:c="2"/>-0.00169</text:p>
      <text:p text:style-name="P1">jitter for frame 3368 is <text:s text:c="2"/>-0.00011</text:p>
      <text:p text:style-name="P1">jitter for frame 3369 is <text:s text:c="2"/>-0.00180</text:p>
      <text:p text:style-name="P1">jitter for frame 3370 is <text:s text:c="3"/>0.00003</text:p>
      <text:p text:style-name="P1">jitter for frame 3371 is <text:s text:c="2"/>-0.00159</text:p>
      <text:p text:style-name="P1">jitter for frame 3372 is <text:s text:c="3"/>0.00104</text:p>
      <text:p text:style-name="P1">jitter for frame 3373 is <text:s text:c="3"/>0.00095</text:p>
      <text:p text:style-name="P1">jitter for frame 3374 is <text:s text:c="2"/>-0.00108</text:p>
      <text:p text:style-name="P1">jitter for frame 3375 is <text:s text:c="3"/>0.00105</text:p>
      <text:p text:style-name="P1">jitter for frame 3376 is <text:s text:c="3"/>0.00066</text:p>
      <text:p text:style-name="P1">jitter for frame 3377 is <text:s text:c="2"/>-0.00168</text:p>
      <text:p text:style-name="P1">jitter for frame 3378 is <text:s text:c="2"/>-0.00039</text:p>
      <text:p text:style-name="P1">jitter for frame 3379 is <text:s text:c="2"/>-0.00170</text:p>
      <text:p text:style-name="P1">jitter for frame 3380 is <text:s text:c="3"/>0.00102</text:p>
      <text:p text:style-name="P1">jitter for frame 3381 is <text:s text:c="2"/>-0.00148</text:p>
      <text:p text:style-name="P1">jitter for frame 3382 is <text:s text:c="2"/>-0.00169</text:p>
      <text:p text:style-name="P1">jitter for frame 3383 is <text:s text:c="2"/>-0.00163</text:p>
      <text:p text:style-name="P1">jitter for frame 3384 is <text:s text:c="2"/>-0.00171</text:p>
      <text:p text:style-name="P1">jitter for frame 3385 is <text:s text:c="2"/>-0.00087</text:p>
      <text:p text:style-name="P1">jitter for frame 3386 is <text:s text:c="2"/>-0.00075</text:p>
      <text:p text:style-name="P1">jitter for frame 3387 is <text:s text:c="2"/>-0.00171</text:p>
      <text:p text:style-name="P1">jitter for frame 3388 is <text:s text:c="2"/>-0.00153</text:p>
      <text:p text:style-name="P1">jitter for frame 3389 is <text:s text:c="2"/>-0.00164</text:p>
      <text:p text:style-name="P1">jitter for frame 3390 is <text:s text:c="2"/>-0.00070</text:p>
      <text:p text:style-name="P1">jitter for frame 3391 is <text:s text:c="2"/>-0.00169</text:p>
      <text:p text:style-name="P1">jitter for frame 3392 is <text:s text:c="3"/>0.00082</text:p>
      <text:p text:style-name="P1">jitter for frame 3393 is <text:s text:c="3"/>0.00003</text:p>
      <text:p text:style-name="P1">jitter for frame 3394 is <text:s text:c="2"/>-0.00170</text:p>
      <text:p text:style-name="P1">jitter for frame 3395 is <text:s text:c="2"/>-0.00030</text:p>
      <text:p text:style-name="P1">jitter for frame 3396 is <text:s text:c="2"/>-0.00090</text:p>
      <text:p text:style-name="P1">jitter for frame 3397 is <text:s text:c="2"/>-0.00174</text:p>
      <text:p text:style-name="P1">jitter for frame 3398 is <text:s text:c="2"/>-0.00159</text:p>
      <text:p text:style-name="P1">jitter for frame 3399 is <text:s text:c="2"/>-0.00047</text:p>
      <text:p text:style-name="P1">jitter for frame 3400 is <text:s text:c="2"/>-0.00095</text:p>
      <text:p text:style-name="P1">jitter for frame 3401 is <text:s text:c="2"/>-0.00168</text:p>
      <text:p text:style-name="P1">jitter for frame 3402 is <text:s text:c="2"/>-0.00170</text:p>
      <text:p text:style-name="P1"><text:soft-page-break/>jitter for frame 3403 is <text:s text:c="3"/>0.00107</text:p>
      <text:p text:style-name="P1">jitter for frame 3404 is <text:s text:c="2"/>-0.00169</text:p>
      <text:p text:style-name="P1">jitter for frame 3405 is <text:s text:c="2"/>-0.00168</text:p>
      <text:p text:style-name="P1">jitter for frame 3406 is <text:s text:c="2"/>-0.00167</text:p>
      <text:p text:style-name="P1">jitter for frame 3407 is <text:s text:c="2"/>-0.00008</text:p>
      <text:p text:style-name="P1">jitter for frame 3408 is <text:s text:c="3"/>0.00083</text:p>
      <text:p text:style-name="P1">jitter for frame 3409 is <text:s text:c="2"/>-0.00157</text:p>
      <text:p text:style-name="P1">jitter for frame 3410 is <text:s text:c="3"/>0.00180</text:p>
      <text:p text:style-name="P1">jitter for frame 3411 is <text:s text:c="2"/>-0.00071</text:p>
      <text:p text:style-name="P1">jitter for frame 3412 is <text:s text:c="3"/>0.00087</text:p>
      <text:p text:style-name="P1">jitter for frame 3413 is <text:s text:c="2"/>-0.00097</text:p>
      <text:p text:style-name="P1">jitter for frame 3414 is <text:s text:c="2"/>-0.00126</text:p>
      <text:p text:style-name="P1">jitter for frame 3415 is <text:s text:c="3"/>0.00018</text:p>
      <text:p text:style-name="P1">jitter for frame 3416 is <text:s text:c="2"/>-0.00167</text:p>
      <text:p text:style-name="P1">jitter for frame 3417 is <text:s text:c="3"/>0.00070</text:p>
      <text:p text:style-name="P1">jitter for frame 3418 is <text:s text:c="2"/>-0.00142</text:p>
      <text:p text:style-name="P1">jitter for frame 3419 is <text:s text:c="2"/>-0.00063</text:p>
      <text:p text:style-name="P1">jitter for frame 3420 is <text:s text:c="2"/>-0.00039</text:p>
      <text:p text:style-name="P1">jitter for frame 3421 is <text:s text:c="2"/>-0.00151</text:p>
      <text:p text:style-name="P1">jitter for frame 3422 is <text:s text:c="2"/>-0.00161</text:p>
      <text:p text:style-name="P1">jitter for frame 3423 is <text:s text:c="2"/>-0.00161</text:p>
      <text:p text:style-name="P1">jitter for frame 3424 is <text:s text:c="2"/>-0.00182</text:p>
      <text:p text:style-name="P1">jitter for frame 3425 is <text:s text:c="2"/>-0.00186</text:p>
      <text:p text:style-name="P1">jitter for frame 3426 is <text:s text:c="2"/>-0.00144</text:p>
      <text:p text:style-name="P1">jitter for frame 3427 is <text:s text:c="2"/>-0.00157</text:p>
      <text:p text:style-name="P1">jitter for frame 3428 is <text:s text:c="2"/>-0.00177</text:p>
      <text:p text:style-name="P1">jitter for frame 3429 is <text:s text:c="2"/>-0.00051</text:p>
      <text:p text:style-name="P1">jitter for frame 3430 is <text:s text:c="2"/>-0.00166</text:p>
      <text:p text:style-name="P1">jitter for frame 3431 is <text:s text:c="2"/>-0.00160</text:p>
      <text:p text:style-name="P1">jitter for frame 3432 is <text:s text:c="2"/>-0.00170</text:p>
      <text:p text:style-name="P1">jitter for frame 3433 is <text:s text:c="2"/>-0.00169</text:p>
      <text:p text:style-name="P1">jitter for frame 3434 is <text:s text:c="2"/>-0.00091</text:p>
      <text:p text:style-name="P1">jitter for frame 3435 is <text:s text:c="2"/>-0.00044</text:p>
      <text:p text:style-name="P1">jitter for frame 3436 is <text:s text:c="3"/>0.00029</text:p>
      <text:p text:style-name="P1">jitter for frame 3437 is <text:s text:c="2"/>-0.00172</text:p>
      <text:p text:style-name="P1">jitter for frame 3438 is <text:s text:c="2"/>-0.00166</text:p>
      <text:p text:style-name="P1">jitter for frame 3439 is <text:s text:c="2"/>-0.00166</text:p>
      <text:p text:style-name="P1">jitter for frame 3440 is <text:s text:c="2"/>-0.00082</text:p>
      <text:p text:style-name="P1">jitter for frame 3441 is <text:s text:c="2"/>-0.00167</text:p>
      <text:p text:style-name="P1">jitter for frame 3442 is <text:s text:c="2"/>-0.00168</text:p>
      <text:p text:style-name="P1">jitter for frame 3443 is <text:s text:c="3"/>0.00109</text:p>
      <text:p text:style-name="P1">jitter for frame 3444 is <text:s text:c="3"/>0.00064</text:p>
      <text:p text:style-name="P1">jitter for frame 3445 is <text:s text:c="2"/>-0.00131</text:p>
      <text:p text:style-name="P1">jitter for frame 3446 is <text:s text:c="3"/>0.00099</text:p>
      <text:p text:style-name="P1">jitter for frame 3447 is <text:s text:c="2"/>-0.00112</text:p>
      <text:p text:style-name="P1">jitter for frame 3448 is <text:s text:c="2"/>-0.00160</text:p>
      <text:p text:style-name="P1">jitter for frame 3449 is <text:s text:c="2"/>-0.00066</text:p>
      <text:p text:style-name="P1">jitter for frame 3450 is <text:s text:c="2"/>-0.00171</text:p>
      <text:p text:style-name="P1">jitter for frame 3451 is <text:s text:c="2"/>-0.00171</text:p>
      <text:p text:style-name="P1"><text:soft-page-break/>jitter for frame 3452 is <text:s text:c="2"/>-0.00165</text:p>
      <text:p text:style-name="P1">jitter for frame 3453 is <text:s text:c="3"/>0.00065</text:p>
      <text:p text:style-name="P1">jitter for frame 3454 is <text:s text:c="2"/>-0.00174</text:p>
      <text:p text:style-name="P1">jitter for frame 3455 is <text:s text:c="2"/>-0.00164</text:p>
      <text:p text:style-name="P1">jitter for frame 3456 is <text:s text:c="2"/>-0.00174</text:p>
      <text:p text:style-name="P1">jitter for frame 3457 is <text:s text:c="2"/>-0.00168</text:p>
      <text:p text:style-name="P1">jitter for frame 3458 is <text:s text:c="2"/>-0.00172</text:p>
      <text:p text:style-name="P1">jitter for frame 3459 is <text:s text:c="2"/>-0.00166</text:p>
      <text:p text:style-name="P1">jitter for frame 3460 is <text:s text:c="2"/>-0.00167</text:p>
      <text:p text:style-name="P1">jitter for frame 3461 is <text:s text:c="2"/>-0.00072</text:p>
      <text:p text:style-name="P1">jitter for frame 3462 is <text:s text:c="2"/>-0.00164</text:p>
      <text:p text:style-name="P1">jitter for frame 3463 is <text:s text:c="2"/>-0.00168</text:p>
      <text:p text:style-name="P1">jitter for frame 3464 is <text:s text:c="2"/>-0.00158</text:p>
      <text:p text:style-name="P1">jitter for frame 3465 is <text:s text:c="2"/>-0.00163</text:p>
      <text:p text:style-name="P1">jitter for frame 3466 is <text:s text:c="2"/>-0.00155</text:p>
      <text:p text:style-name="P1">jitter for frame 3467 is <text:s text:c="2"/>-0.00167</text:p>
      <text:p text:style-name="P1">jitter for frame 3468 is <text:s text:c="2"/>-0.00072</text:p>
      <text:p text:style-name="P1">jitter for frame 3469 is <text:s text:c="2"/>-0.00050</text:p>
      <text:p text:style-name="P1">jitter for frame 3470 is <text:s text:c="2"/>-0.00145</text:p>
      <text:p text:style-name="P1">jitter for frame 3471 is <text:s text:c="2"/>-0.00166</text:p>
      <text:p text:style-name="P1">jitter for frame 3472 is <text:s text:c="2"/>-0.00160</text:p>
      <text:p text:style-name="P1">jitter for frame 3473 is <text:s text:c="2"/>-0.00133</text:p>
      <text:p text:style-name="P1">jitter for frame 3474 is <text:s text:c="2"/>-0.00006</text:p>
      <text:p text:style-name="P1">jitter for frame 3475 is <text:s text:c="2"/>-0.00166</text:p>
      <text:p text:style-name="P1">jitter for frame 3476 is <text:s text:c="3"/>0.00047</text:p>
      <text:p text:style-name="P1">jitter for frame 3477 is <text:s text:c="2"/>-0.00025</text:p>
      <text:p text:style-name="P1">jitter for frame 3478 is <text:s text:c="2"/>-0.00158</text:p>
      <text:p text:style-name="P1">jitter for frame 3479 is <text:s text:c="2"/>-0.00144</text:p>
      <text:p text:style-name="P1">jitter for frame 3480 is <text:s text:c="2"/>-0.00174</text:p>
      <text:p text:style-name="P1">jitter for frame 3481 is <text:s text:c="2"/>-0.00146</text:p>
      <text:p text:style-name="P1">jitter for frame 3482 is <text:s text:c="3"/>0.00007</text:p>
      <text:p text:style-name="P1">jitter for frame 3483 is <text:s text:c="3"/>0.00073</text:p>
      <text:p text:style-name="P1">jitter for frame 3484 is <text:s text:c="2"/>-0.00165</text:p>
      <text:p text:style-name="P1">jitter for frame 3485 is <text:s text:c="2"/>-0.00167</text:p>
      <text:p text:style-name="P1">jitter for frame 3486 is <text:s text:c="3"/>0.00045</text:p>
      <text:p text:style-name="P1">jitter for frame 3487 is <text:s text:c="2"/>-0.00153</text:p>
      <text:p text:style-name="P1">jitter for frame 3488 is <text:s text:c="2"/>-0.00160</text:p>
      <text:p text:style-name="P1">jitter for frame 3489 is <text:s text:c="3"/>0.00125</text:p>
      <text:p text:style-name="P1">jitter for frame 3490 is <text:s text:c="3"/>0.00103</text:p>
      <text:p text:style-name="P1">jitter for frame 3491 is <text:s text:c="2"/>-0.00003</text:p>
      <text:p text:style-name="P1">jitter for frame 3492 is <text:s text:c="2"/>-0.00104</text:p>
      <text:p text:style-name="P1">jitter for frame 3493 is <text:s text:c="2"/>-0.00168</text:p>
      <text:p text:style-name="P1">jitter for frame 3494 is <text:s text:c="2"/>-0.00129</text:p>
      <text:p text:style-name="P1">jitter for frame 3495 is <text:s text:c="2"/>-0.00158</text:p>
      <text:p text:style-name="P1">jitter for frame 3496 is <text:s text:c="3"/>0.00052</text:p>
      <text:p text:style-name="P1">jitter for frame 3497 is <text:s text:c="2"/>-0.00176</text:p>
      <text:p text:style-name="P1">jitter for frame 3498 is <text:s text:c="2"/>-0.00170</text:p>
      <text:p text:style-name="P1">jitter for frame 3499 is <text:s text:c="2"/>-0.00173</text:p>
      <text:p text:style-name="P1">jitter for frame 3500 is <text:s text:c="3"/>0.00004</text:p>
      <text:p text:style-name="P1"><text:soft-page-break/>jitter for frame 3501 is <text:s text:c="2"/>-0.00172</text:p>
      <text:p text:style-name="P1">jitter for frame 3502 is <text:s text:c="2"/>-0.00132</text:p>
      <text:p text:style-name="P1">jitter for frame 3503 is <text:s text:c="2"/>-0.00180</text:p>
      <text:p text:style-name="P1">jitter for frame 3504 is <text:s text:c="2"/>-0.00166</text:p>
      <text:p text:style-name="P1">jitter for frame 3505 is <text:s text:c="2"/>-0.00048</text:p>
      <text:p text:style-name="P1">jitter for frame 3506 is <text:s text:c="2"/>-0.00169</text:p>
      <text:p text:style-name="P1">jitter for frame 3507 is <text:s text:c="2"/>-0.00056</text:p>
      <text:p text:style-name="P1">jitter for frame 3508 is <text:s text:c="2"/>-0.00170</text:p>
      <text:p text:style-name="P1">jitter for frame 3509 is <text:s text:c="2"/>-0.00170</text:p>
      <text:p text:style-name="P1">jitter for frame 3510 is <text:s text:c="3"/>0.00010</text:p>
      <text:p text:style-name="P1">jitter for frame 3511 is <text:s text:c="2"/>-0.00167</text:p>
      <text:p text:style-name="P1">jitter for frame 3512 is <text:s text:c="2"/>-0.00165</text:p>
      <text:p text:style-name="P1">jitter for frame 3513 is <text:s text:c="2"/>-0.00173</text:p>
      <text:p text:style-name="P1">jitter for frame 3514 is <text:s text:c="3"/>0.00073</text:p>
      <text:p text:style-name="P1">jitter for frame 3515 is <text:s text:c="3"/>0.00103</text:p>
      <text:p text:style-name="P1">jitter for frame 3516 is <text:s text:c="3"/>0.00097</text:p>
      <text:p text:style-name="P1">jitter for frame 3517 is <text:s text:c="3"/>0.00067</text:p>
      <text:p text:style-name="P1">jitter for frame 3518 is <text:s text:c="2"/>-0.00157</text:p>
      <text:p text:style-name="P1">jitter for frame 3519 is <text:s text:c="3"/>0.00077</text:p>
      <text:p text:style-name="P1">jitter for frame 3520 is <text:s text:c="2"/>-0.00111</text:p>
      <text:p text:style-name="P1">jitter for frame 3521 is <text:s text:c="2"/>-0.00177</text:p>
      <text:p text:style-name="P1">jitter for frame 3522 is <text:s text:c="2"/>-0.00152</text:p>
      <text:p text:style-name="P1">jitter for frame 3523 is <text:s text:c="2"/>-0.00173</text:p>
      <text:p text:style-name="P1">jitter for frame 3524 is <text:s text:c="2"/>-0.00173</text:p>
      <text:p text:style-name="P1">jitter for frame 3525 is <text:s text:c="3"/>0.00102</text:p>
      <text:p text:style-name="P1">jitter for frame 3526 is <text:s text:c="2"/>-0.00144</text:p>
      <text:p text:style-name="P1">jitter for frame 3527 is <text:s text:c="2"/>-0.00166</text:p>
      <text:p text:style-name="P1">jitter for frame 3528 is <text:s text:c="2"/>-0.00164</text:p>
      <text:p text:style-name="P1">jitter for frame 3529 is <text:s text:c="2"/>-0.00165</text:p>
      <text:p text:style-name="P1">jitter for frame 3530 is <text:s text:c="2"/>-0.00159</text:p>
      <text:p text:style-name="P1">jitter for frame 3531 is <text:s text:c="2"/>-0.00162</text:p>
      <text:p text:style-name="P1">jitter for frame 3532 is <text:s text:c="2"/>-0.00038</text:p>
      <text:p text:style-name="P1">jitter for frame 3533 is <text:s text:c="2"/>-0.00160</text:p>
      <text:p text:style-name="P1">jitter for frame 3534 is <text:s text:c="2"/>-0.00153</text:p>
      <text:p text:style-name="P1">jitter for frame 3535 is <text:s text:c="2"/>-0.00008</text:p>
      <text:p text:style-name="P1">jitter for frame 3536 is <text:s text:c="2"/>-0.00159</text:p>
      <text:p text:style-name="P1">jitter for frame 3537 is <text:s text:c="2"/>-0.00103</text:p>
      <text:p text:style-name="P1">jitter for frame 3538 is <text:s text:c="2"/>-0.00131</text:p>
      <text:p text:style-name="P1">jitter for frame 3539 is <text:s text:c="2"/>-0.00156</text:p>
      <text:p text:style-name="P1">jitter for frame 3540 is <text:s text:c="2"/>-0.00064</text:p>
      <text:p text:style-name="P1">jitter for frame 3541 is <text:s text:c="2"/>-0.00156</text:p>
      <text:p text:style-name="P1">jitter for frame 3542 is <text:s text:c="2"/>-0.00151</text:p>
      <text:p text:style-name="P1">jitter for frame 3543 is <text:s text:c="2"/>-0.00155</text:p>
      <text:p text:style-name="P1">jitter for frame 3544 is <text:s text:c="2"/>-0.00094</text:p>
      <text:p text:style-name="P1">jitter for frame 3545 is <text:s text:c="3"/>0.00131</text:p>
      <text:p text:style-name="P1">jitter for frame 3546 is <text:s text:c="2"/>-0.00018</text:p>
      <text:p text:style-name="P1">jitter for frame 3547 is <text:s text:c="3"/>0.00130</text:p>
      <text:p text:style-name="P1">jitter for frame 3548 is <text:s text:c="2"/>-0.00102</text:p>
      <text:p text:style-name="P1">jitter for frame 3549 is <text:s text:c="3"/>0.00044</text:p>
      <text:p text:style-name="P1"><text:soft-page-break/>jitter for frame 3550 is <text:s text:c="2"/>-0.00132</text:p>
      <text:p text:style-name="P1">jitter for frame 3551 is <text:s text:c="2"/>-0.00154</text:p>
      <text:p text:style-name="P1">jitter for frame 3552 is <text:s text:c="2"/>-0.00021</text:p>
      <text:p text:style-name="P1">jitter for frame 3553 is <text:s text:c="2"/>-0.00145</text:p>
      <text:p text:style-name="P1">jitter for frame 3554 is <text:s text:c="3"/>0.00094</text:p>
      <text:p text:style-name="P1">jitter for frame 3555 is <text:s text:c="3"/>0.00076</text:p>
      <text:p text:style-name="P1">jitter for frame 3556 is <text:s text:c="3"/>0.00131</text:p>
      <text:p text:style-name="P1">jitter for frame 3557 is <text:s text:c="3"/>0.00032</text:p>
      <text:p text:style-name="P1">jitter for frame 3558 is <text:s text:c="3"/>0.00147</text:p>
      <text:p text:style-name="P1">jitter for frame 3559 is <text:s text:c="3"/>0.00073</text:p>
      <text:p text:style-name="P1">jitter for frame 3560 is <text:s text:c="2"/>-0.00140</text:p>
      <text:p text:style-name="P1">jitter for frame 3561 is <text:s text:c="3"/>0.00138</text:p>
      <text:p text:style-name="P1">jitter for frame 3562 is <text:s text:c="3"/>0.00056</text:p>
      <text:p text:style-name="P1">jitter for frame 3563 is <text:s text:c="2"/>-0.00058</text:p>
      <text:p text:style-name="P1">jitter for frame 3564 is <text:s text:c="2"/>-0.00145</text:p>
      <text:p text:style-name="P1">jitter for frame 3565 is <text:s text:c="3"/>0.00095</text:p>
      <text:p text:style-name="P1">jitter for frame 3566 is <text:s text:c="3"/>0.00117</text:p>
      <text:p text:style-name="P1">jitter for frame 3567 is <text:s text:c="2"/>-0.00145</text:p>
      <text:p text:style-name="P1">jitter for frame 3568 is <text:s text:c="2"/>-0.00138</text:p>
      <text:p text:style-name="P1">jitter for frame 3569 is <text:s text:c="3"/>0.00061</text:p>
      <text:p text:style-name="P1">jitter for frame 3570 is <text:s text:c="2"/>-0.00145</text:p>
      <text:p text:style-name="P1">jitter for frame 3571 is <text:s text:c="2"/>-0.00149</text:p>
      <text:p text:style-name="P1">jitter for frame 3572 is <text:s text:c="2"/>-0.00144</text:p>
      <text:p text:style-name="P1">jitter for frame 3573 is <text:s text:c="2"/>-0.00143</text:p>
      <text:p text:style-name="P1">jitter for frame 3574 is <text:s text:c="2"/>-0.00001</text:p>
      <text:p text:style-name="P1">jitter for frame 3575 is <text:s text:c="3"/>0.00144</text:p>
      <text:p text:style-name="P1">jitter for frame 3576 is <text:s text:c="3"/>0.00135</text:p>
      <text:p text:style-name="P1">jitter for frame 3577 is <text:s text:c="2"/>-0.00114</text:p>
      <text:p text:style-name="P1">jitter for frame 3578 is <text:s text:c="2"/>-0.00040</text:p>
      <text:p text:style-name="P1">jitter for frame 3579 is <text:s text:c="2"/>-0.00122</text:p>
      <text:p text:style-name="P1">jitter for frame 3580 is <text:s text:c="2"/>-0.00141</text:p>
      <text:p text:style-name="P1">jitter for frame 3581 is <text:s text:c="2"/>-0.00137</text:p>
      <text:p text:style-name="P1">jitter for frame 3582 is <text:s text:c="2"/>-0.00146</text:p>
      <text:p text:style-name="P1">jitter for frame 3583 is <text:s text:c="2"/>-0.00131</text:p>
      <text:p text:style-name="P1">jitter for frame 3584 is <text:s text:c="2"/>-0.00142</text:p>
      <text:p text:style-name="P1">jitter for frame 3585 is <text:s text:c="2"/>-0.00078</text:p>
      <text:p text:style-name="P1">jitter for frame 3586 is <text:s text:c="2"/>-0.00145</text:p>
      <text:p text:style-name="P1">jitter for frame 3587 is <text:s text:c="2"/>-0.00064</text:p>
      <text:p text:style-name="P1">jitter for frame 3588 is <text:s text:c="2"/>-0.00142</text:p>
      <text:p text:style-name="P1">jitter for frame 3589 is <text:s text:c="2"/>-0.00161</text:p>
      <text:p text:style-name="P1">jitter for frame 3590 is <text:s text:c="2"/>-0.00148</text:p>
      <text:p text:style-name="P1">jitter for frame 3591 is <text:s text:c="2"/>-0.00082</text:p>
      <text:p text:style-name="P1">jitter for frame 3592 is <text:s text:c="3"/>0.00124</text:p>
      <text:p text:style-name="P1">jitter for frame 3593 is <text:s text:c="3"/>0.00038</text:p>
      <text:p text:style-name="P1">jitter for frame 3594 is <text:s text:c="3"/>0.00039</text:p>
      <text:p text:style-name="P1">jitter for frame 3595 is <text:s text:c="3"/>0.00142</text:p>
      <text:p text:style-name="P1">jitter for frame 3596 is <text:s text:c="3"/>0.00127</text:p>
      <text:p text:style-name="P1">jitter for frame 3597 is <text:s text:c="2"/>-0.00026</text:p>
      <text:p text:style-name="P1">jitter for frame 3598 is <text:s text:c="2"/>-0.00102</text:p>
      <text:p text:style-name="P1"><text:soft-page-break/>jitter for frame 3599 is <text:s text:c="3"/>0.00119</text:p>
      <text:p text:style-name="P1">jitter for frame 3600 is <text:s text:c="3"/>0.00135</text:p>
      <text:p text:style-name="P1">jitter for frame 3601 is <text:s text:c="3"/>0.00093</text:p>
      <text:p text:style-name="P1">jitter for frame 3602 is <text:s text:c="3"/>0.00040</text:p>
      <text:p text:style-name="P1">jitter for frame 3603 is <text:s text:c="2"/>-0.00147</text:p>
      <text:p text:style-name="P1">jitter for frame 3604 is <text:s text:c="2"/>-0.00149</text:p>
      <text:p text:style-name="P1">jitter for frame 3605 is <text:s text:c="2"/>-0.00152</text:p>
      <text:p text:style-name="P1">jitter for frame 3606 is <text:s text:c="2"/>-0.00140</text:p>
      <text:p text:style-name="P1">jitter for frame 3607 is <text:s text:c="3"/>0.00024</text:p>
      <text:p text:style-name="P1">jitter for frame 3608 is <text:s text:c="2"/>-0.00143</text:p>
      <text:p text:style-name="P1">jitter for frame 3609 is <text:s text:c="2"/>-0.00137</text:p>
      <text:p text:style-name="P1">jitter for frame 3610 is <text:s text:c="3"/>0.00027</text:p>
      <text:p text:style-name="P1">jitter for frame 3611 is <text:s text:c="2"/>-0.00143</text:p>
      <text:p text:style-name="P1">jitter for frame 3612 is <text:s text:c="3"/>0.00058</text:p>
      <text:p text:style-name="P1">jitter for frame 3613 is <text:s text:c="2"/>-0.00144</text:p>
      <text:p text:style-name="P1">jitter for frame 3614 is <text:s text:c="3"/>0.00013</text:p>
      <text:p text:style-name="P1">jitter for frame 3615 is <text:s text:c="3"/>0.00066</text:p>
      <text:p text:style-name="P1">jitter for frame 3616 is <text:s text:c="2"/>-0.00073</text:p>
      <text:p text:style-name="P1">jitter for frame 3617 is <text:s text:c="3"/>0.00132</text:p>
      <text:p text:style-name="P1">jitter for frame 3618 is <text:s text:c="2"/>-0.00150</text:p>
      <text:p text:style-name="P1">jitter for frame 3619 is <text:s text:c="3"/>0.00121</text:p>
      <text:p text:style-name="P1">jitter for frame 3620 is <text:s text:c="2"/>-0.00142</text:p>
      <text:p text:style-name="P1">jitter for frame 3621 is <text:s text:c="2"/>-0.00137</text:p>
      <text:p text:style-name="P1">jitter for frame 3622 is <text:s text:c="3"/>0.00143</text:p>
      <text:p text:style-name="P1">jitter for frame 3623 is <text:s text:c="2"/>-0.00132</text:p>
      <text:p text:style-name="P1">jitter for frame 3624 is <text:s text:c="3"/>0.00119</text:p>
      <text:p text:style-name="P1">jitter for frame 3625 is <text:s text:c="3"/>0.00170</text:p>
      <text:p text:style-name="P1">jitter for frame 3626 is <text:s text:c="3"/>0.00183</text:p>
      <text:p text:style-name="P1">jitter for frame 3627 is <text:s text:c="3"/>0.00142</text:p>
      <text:p text:style-name="P1">jitter for frame 3628 is <text:s text:c="3"/>0.00174</text:p>
      <text:p text:style-name="P1">jitter for frame 3629 is <text:s text:c="3"/>0.00261</text:p>
      <text:p text:style-name="P1">jitter for frame 3630 is <text:s text:c="3"/>0.00157</text:p>
      <text:p text:style-name="P1">jitter for frame 3631 is <text:s text:c="3"/>0.00178</text:p>
      <text:p text:style-name="P1">jitter for frame 3632 is <text:s text:c="2"/>-0.00149</text:p>
      <text:p text:style-name="P1">jitter for frame 3633 is <text:s text:c="3"/>0.00156</text:p>
      <text:p text:style-name="P1">jitter for frame 3634 is <text:s text:c="2"/>-0.00142</text:p>
      <text:p text:style-name="P1">jitter for frame 3635 is <text:s text:c="3"/>0.00019</text:p>
      <text:p text:style-name="P1">jitter for frame 3636 is <text:s text:c="3"/>0.00128</text:p>
      <text:p text:style-name="P1">jitter for frame 3637 is <text:s text:c="3"/>0.00123</text:p>
      <text:p text:style-name="P1">jitter for frame 3638 is <text:s text:c="2"/>-0.00146</text:p>
      <text:p text:style-name="P1">jitter for frame 3639 is <text:s text:c="3"/>0.00125</text:p>
      <text:p text:style-name="P1">jitter for frame 3640 is <text:s text:c="3"/>0.00148</text:p>
      <text:p text:style-name="P1">jitter for frame 3641 is <text:s text:c="3"/>0.00063</text:p>
      <text:p text:style-name="P1">jitter for frame 3642 is <text:s text:c="3"/>0.00169</text:p>
      <text:p text:style-name="P1">jitter for frame 3643 is <text:s text:c="3"/>0.00161</text:p>
      <text:p text:style-name="P1">jitter for frame 3644 is <text:s text:c="2"/>-0.00129</text:p>
      <text:p text:style-name="P1">jitter for frame 3645 is <text:s text:c="2"/>-0.00146</text:p>
      <text:p text:style-name="P1">jitter for frame 3646 is <text:s text:c="3"/>0.00168</text:p>
      <text:p text:style-name="P1">jitter for frame 3647 is <text:s text:c="2"/>-0.00139</text:p>
      <text:p text:style-name="P1"><text:soft-page-break/>jitter for frame 3648 is <text:s text:c="3"/>0.00070</text:p>
      <text:p text:style-name="P1">jitter for frame 3649 is <text:s text:c="2"/>-0.00146</text:p>
      <text:p text:style-name="P1">jitter for frame 3650 is <text:s text:c="2"/>-0.00146</text:p>
      <text:p text:style-name="P1">jitter for frame 3651 is <text:s text:c="2"/>-0.00155</text:p>
      <text:p text:style-name="P1">jitter for frame 3652 is <text:s text:c="2"/>-0.00148</text:p>
      <text:p text:style-name="P1">jitter for frame 3653 is <text:s text:c="2"/>-0.00155</text:p>
      <text:p text:style-name="P1">jitter for frame 3654 is <text:s text:c="2"/>-0.00146</text:p>
      <text:p text:style-name="P1">jitter for frame 3655 is <text:s text:c="2"/>-0.00135</text:p>
      <text:p text:style-name="P1">jitter for frame 3656 is <text:s text:c="3"/>0.00103</text:p>
      <text:p text:style-name="P1">jitter for frame 3657 is <text:s text:c="2"/>-0.00114</text:p>
      <text:p text:style-name="P1">jitter for frame 3658 is <text:s text:c="2"/>-0.00023</text:p>
      <text:p text:style-name="P1">jitter for frame 3659 is <text:s text:c="2"/>-0.00155</text:p>
      <text:p text:style-name="P1">jitter for frame 3660 is <text:s text:c="2"/>-0.00147</text:p>
      <text:p text:style-name="P1">jitter for frame 3661 is <text:s text:c="2"/>-0.00155</text:p>
      <text:p text:style-name="P1">jitter for frame 3662 is <text:s text:c="2"/>-0.00148</text:p>
      <text:p text:style-name="P1">jitter for frame 3663 is <text:s text:c="2"/>-0.00152</text:p>
      <text:p text:style-name="P1">jitter for frame 3664 is <text:s text:c="3"/>0.00167</text:p>
      <text:p text:style-name="P1">jitter for frame 3665 is <text:s text:c="3"/>0.00124</text:p>
      <text:p text:style-name="P1">jitter for frame 3666 is <text:s text:c="2"/>-0.00143</text:p>
      <text:p text:style-name="P1">jitter for frame 3667 is <text:s text:c="3"/>0.00139</text:p>
      <text:p text:style-name="P1">jitter for frame 3668 is <text:s text:c="3"/>0.00009</text:p>
      <text:p text:style-name="P1">jitter for frame 3669 is <text:s text:c="3"/>0.00170</text:p>
      <text:p text:style-name="P1">jitter for frame 3670 is <text:s text:c="3"/>0.00182</text:p>
      <text:p text:style-name="P1">jitter for frame 3671 is <text:s text:c="2"/>-0.00050</text:p>
      <text:p text:style-name="P1">jitter for frame 3672 is <text:s text:c="2"/>-0.00119</text:p>
      <text:p text:style-name="P1">jitter for frame 3673 is <text:s text:c="2"/>-0.00141</text:p>
      <text:p text:style-name="P1">jitter for frame 3674 is <text:s text:c="2"/>-0.00018</text:p>
      <text:p text:style-name="P1">jitter for frame 3675 is <text:s text:c="2"/>-0.00139</text:p>
      <text:p text:style-name="P1">jitter for frame 3676 is <text:s text:c="2"/>-0.00136</text:p>
      <text:p text:style-name="P1">jitter for frame 3677 is <text:s text:c="2"/>-0.00152</text:p>
      <text:p text:style-name="P1">jitter for frame 3678 is <text:s text:c="2"/>-0.00120</text:p>
      <text:p text:style-name="P1">jitter for frame 3679 is <text:s text:c="2"/>-0.00162</text:p>
      <text:p text:style-name="P1">jitter for frame 3680 is <text:s text:c="3"/>0.00088</text:p>
      <text:p text:style-name="P1">jitter for frame 3681 is <text:s text:c="3"/>0.00066</text:p>
      <text:p text:style-name="P1">jitter for frame 3682 is <text:s text:c="3"/>0.00090</text:p>
      <text:p text:style-name="P1">jitter for frame 3683 is <text:s text:c="2"/>-0.00149</text:p>
      <text:p text:style-name="P1">jitter for frame 3684 is <text:s text:c="2"/>-0.00149</text:p>
      <text:p text:style-name="P1">jitter for frame 3685 is <text:s text:c="2"/>-0.00158</text:p>
      <text:p text:style-name="P1">jitter for frame 3686 is <text:s text:c="3"/>0.00058</text:p>
      <text:p text:style-name="P1">jitter for frame 3687 is <text:s text:c="2"/>-0.00152</text:p>
      <text:p text:style-name="P1">jitter for frame 3688 is <text:s text:c="2"/>-0.00151</text:p>
      <text:p text:style-name="P1">jitter for frame 3689 is <text:s text:c="3"/>0.00054</text:p>
      <text:p text:style-name="P1">jitter for frame 3690 is <text:s text:c="2"/>-0.00148</text:p>
      <text:p text:style-name="P1">jitter for frame 3691 is <text:s text:c="2"/>-0.00136</text:p>
      <text:p text:style-name="P1">jitter for frame 3692 is <text:s text:c="2"/>-0.00138</text:p>
      <text:p text:style-name="P1">jitter for frame 3693 is <text:s text:c="2"/>-0.00145</text:p>
      <text:p text:style-name="P1">jitter for frame 3694 is <text:s text:c="3"/>0.00102</text:p>
      <text:p text:style-name="P1">jitter for frame 3695 is <text:s text:c="2"/>-0.00101</text:p>
      <text:p text:style-name="P1">jitter for frame 3696 is <text:s text:c="2"/>-0.00142</text:p>
      <text:p text:style-name="P1"><text:soft-page-break/>jitter for frame 3697 is <text:s text:c="3"/>0.00152</text:p>
      <text:p text:style-name="P1">jitter for frame 3698 is <text:s text:c="2"/>-0.00149</text:p>
      <text:p text:style-name="P1">jitter for frame 3699 is <text:s text:c="3"/>0.00041</text:p>
      <text:p text:style-name="P1">jitter for frame 3700 is <text:s text:c="3"/>0.00213</text:p>
      <text:p text:style-name="P1">jitter for frame 3701 is <text:s text:c="2"/>-0.00004</text:p>
      <text:p text:style-name="P1">jitter for frame 3702 is <text:s text:c="2"/>-0.00155</text:p>
      <text:p text:style-name="P1">jitter for frame 3703 is <text:s text:c="2"/>-0.00148</text:p>
      <text:p text:style-name="P1">jitter for frame 3704 is <text:s text:c="3"/>0.00173</text:p>
      <text:p text:style-name="P1">jitter for frame 3705 is <text:s text:c="2"/>-0.00152</text:p>
      <text:p text:style-name="P1">jitter for frame 3706 is <text:s text:c="2"/>-0.00138</text:p>
      <text:p text:style-name="P1">jitter for frame 3707 is <text:s text:c="2"/>-0.00023</text:p>
      <text:p text:style-name="P1">jitter for frame 3708 is <text:s text:c="2"/>-0.00030</text:p>
      <text:p text:style-name="P1">jitter for frame 3709 is <text:s text:c="2"/>-0.00139</text:p>
      <text:p text:style-name="P1">jitter for frame 3710 is <text:s text:c="2"/>-0.00150</text:p>
      <text:p text:style-name="P1">jitter for frame 3711 is <text:s text:c="2"/>-0.00149</text:p>
      <text:p text:style-name="P1">jitter for frame 3712 is <text:s text:c="2"/>-0.00147</text:p>
      <text:p text:style-name="P1">jitter for frame 3713 is <text:s text:c="2"/>-0.00125</text:p>
      <text:p text:style-name="P1">jitter for frame 3714 is <text:s text:c="2"/>-0.00154</text:p>
      <text:p text:style-name="P1">jitter for frame 3715 is <text:s text:c="3"/>0.00046</text:p>
      <text:p text:style-name="P1">jitter for frame 3716 is <text:s text:c="2"/>-0.00073</text:p>
      <text:p text:style-name="P1">jitter for frame 3717 is <text:s text:c="2"/>-0.00141</text:p>
      <text:p text:style-name="P1">jitter for frame 3718 is <text:s text:c="2"/>-0.00140</text:p>
      <text:p text:style-name="P1">jitter for frame 3719 is <text:s text:c="3"/>0.00158</text:p>
      <text:p text:style-name="P1">jitter for frame 3720 is <text:s text:c="2"/>-0.00150</text:p>
      <text:p text:style-name="P1">jitter for frame 3721 is <text:s text:c="2"/>-0.00157</text:p>
      <text:p text:style-name="P1">jitter for frame 3722 is <text:s text:c="2"/>-0.00019</text:p>
      <text:p text:style-name="P1">jitter for frame 3723 is <text:s text:c="2"/>-0.00156</text:p>
      <text:p text:style-name="P1">jitter for frame 3724 is <text:s text:c="2"/>-0.00148</text:p>
      <text:p text:style-name="P1">jitter for frame 3725 is <text:s text:c="2"/>-0.00154</text:p>
      <text:p text:style-name="P1">jitter for frame 3726 is <text:s text:c="2"/>-0.00149</text:p>
      <text:p text:style-name="P1">jitter for frame 3727 is <text:s text:c="2"/>-0.00138</text:p>
      <text:p text:style-name="P1">jitter for frame 3728 is <text:s text:c="2"/>-0.00152</text:p>
      <text:p text:style-name="P1">jitter for frame 3729 is <text:s text:c="3"/>0.00168</text:p>
      <text:p text:style-name="P1">jitter for frame 3730 is <text:s text:c="2"/>-0.00141</text:p>
      <text:p text:style-name="P1">jitter for frame 3731 is <text:s text:c="3"/>0.00020</text:p>
      <text:p text:style-name="P1">jitter for frame 3732 is <text:s text:c="3"/>0.00201</text:p>
      <text:p text:style-name="P1">jitter for frame 3733 is <text:s text:c="3"/>0.00134</text:p>
      <text:p text:style-name="P1">jitter for frame 3734 is <text:s text:c="2"/>-0.00051</text:p>
      <text:p text:style-name="P1">jitter for frame 3735 is <text:s text:c="3"/>0.00009</text:p>
      <text:p text:style-name="P1">jitter for frame 3736 is <text:s text:c="3"/>0.00079</text:p>
      <text:p text:style-name="P1">jitter for frame 3737 is <text:s text:c="3"/>0.00129</text:p>
      <text:p text:style-name="P1">jitter for frame 3738 is <text:s text:c="3"/>0.00127</text:p>
      <text:p text:style-name="P1">jitter for frame 3739 is <text:s text:c="3"/>0.00155</text:p>
      <text:p text:style-name="P1">jitter for frame 3740 is <text:s text:c="2"/>-0.00145</text:p>
      <text:p text:style-name="P1">jitter for frame 3741 is <text:s text:c="2"/>-0.00142</text:p>
      <text:p text:style-name="P1">jitter for frame 3742 is <text:s text:c="2"/>-0.00143</text:p>
      <text:p text:style-name="P1">jitter for frame 3743 is <text:s text:c="2"/>-0.00147</text:p>
      <text:p text:style-name="P1">jitter for frame 3744 is <text:s text:c="2"/>-0.00141</text:p>
      <text:p text:style-name="P1">jitter for frame 3745 is <text:s text:c="3"/>0.00147</text:p>
      <text:p text:style-name="P1"><text:soft-page-break/>jitter for frame 3746 is <text:s text:c="2"/>-0.00142</text:p>
      <text:p text:style-name="P1">jitter for frame 3747 is <text:s text:c="2"/>-0.00143</text:p>
      <text:p text:style-name="P1">jitter for frame 3748 is <text:s text:c="2"/>-0.00143</text:p>
      <text:p text:style-name="P1">jitter for frame 3749 is <text:s text:c="2"/>-0.00049</text:p>
      <text:p text:style-name="P1">jitter for frame 3750 is <text:s text:c="2"/>-0.00103</text:p>
      <text:p text:style-name="P1">jitter for frame 3751 is <text:s text:c="2"/>-0.00146</text:p>
      <text:p text:style-name="P1">jitter for frame 3752 is <text:s text:c="2"/>-0.00144</text:p>
      <text:p text:style-name="P1">jitter for frame 3753 is <text:s text:c="3"/>0.00141</text:p>
      <text:p text:style-name="P1">jitter for frame 3754 is <text:s text:c="2"/>-0.00007</text:p>
      <text:p text:style-name="P1">jitter for frame 3755 is <text:s text:c="3"/>0.00010</text:p>
      <text:p text:style-name="P1">jitter for frame 3756 is <text:s text:c="3"/>0.00030</text:p>
      <text:p text:style-name="P1">jitter for frame 3757 is <text:s text:c="2"/>-0.00148</text:p>
      <text:p text:style-name="P1">jitter for frame 3758 is <text:s text:c="3"/>0.00081</text:p>
      <text:p text:style-name="P1">jitter for frame 3759 is <text:s text:c="3"/>0.00010</text:p>
      <text:p text:style-name="P1">jitter for frame 3760 is <text:s text:c="3"/>0.00018</text:p>
      <text:p text:style-name="P1">jitter for frame 3761 is <text:s text:c="2"/>-0.00146</text:p>
      <text:p text:style-name="P1">jitter for frame 3762 is <text:s text:c="2"/>-0.00132</text:p>
      <text:p text:style-name="P1">jitter for frame 3763 is <text:s text:c="3"/>0.00063</text:p>
      <text:p text:style-name="P1">jitter for frame 3764 is <text:s text:c="2"/>-0.00127</text:p>
      <text:p text:style-name="P1">jitter for frame 3765 is <text:s text:c="3"/>0.00128</text:p>
      <text:p text:style-name="P1">jitter for frame 3766 is <text:s text:c="2"/>-0.00148</text:p>
      <text:p text:style-name="P1">jitter for frame 3767 is <text:s text:c="2"/>-0.00139</text:p>
      <text:p text:style-name="P1">jitter for frame 3768 is <text:s text:c="2"/>-0.00140</text:p>
      <text:p text:style-name="P1">jitter for frame 3769 is <text:s text:c="2"/>-0.00145</text:p>
      <text:p text:style-name="P1">jitter for frame 3770 is <text:s text:c="2"/>-0.00142</text:p>
      <text:p text:style-name="P1">jitter for frame 3771 is <text:s text:c="2"/>-0.00146</text:p>
      <text:p text:style-name="P1">jitter for frame 3772 is <text:s text:c="2"/>-0.00076</text:p>
      <text:p text:style-name="P1">jitter for frame 3773 is <text:s text:c="3"/>0.00063</text:p>
      <text:p text:style-name="P1">jitter for frame 3774 is <text:s text:c="2"/>-0.00149</text:p>
      <text:p text:style-name="P1">jitter for frame 3775 is <text:s text:c="3"/>0.00081</text:p>
      <text:p text:style-name="P1">jitter for frame 3776 is <text:s text:c="3"/>0.00128</text:p>
      <text:p text:style-name="P1">jitter for frame 3777 is <text:s text:c="2"/>-0.00135</text:p>
      <text:p text:style-name="P1">jitter for frame 3778 is <text:s text:c="2"/>-0.00143</text:p>
      <text:p text:style-name="P1">jitter for frame 3779 is <text:s text:c="2"/>-0.00136</text:p>
      <text:p text:style-name="P1">jitter for frame 3780 is <text:s text:c="2"/>-0.00141</text:p>
      <text:p text:style-name="P1">jitter for frame 3781 is <text:s text:c="2"/>-0.00147</text:p>
      <text:p text:style-name="P1">jitter for frame 3782 is <text:s text:c="2"/>-0.00142</text:p>
      <text:p text:style-name="P1">jitter for frame 3783 is <text:s text:c="2"/>-0.00110</text:p>
      <text:p text:style-name="P1">jitter for frame 3784 is <text:s text:c="2"/>-0.00144</text:p>
      <text:p text:style-name="P1">jitter for frame 3785 is <text:s text:c="2"/>-0.00051</text:p>
      <text:p text:style-name="P1">jitter for frame 3786 is <text:s text:c="2"/>-0.00035</text:p>
      <text:p text:style-name="P1">jitter for frame 3787 is <text:s text:c="2"/>-0.00130</text:p>
      <text:p text:style-name="P1">jitter for frame 3788 is <text:s text:c="2"/>-0.00139</text:p>
      <text:p text:style-name="P1">jitter for frame 3789 is <text:s text:c="2"/>-0.00155</text:p>
      <text:p text:style-name="P1">jitter for frame 3790 is <text:s text:c="2"/>-0.00103</text:p>
      <text:p text:style-name="P1">jitter for frame 3791 is <text:s text:c="2"/>-0.00123</text:p>
      <text:p text:style-name="P1">jitter for frame 3792 is <text:s text:c="2"/>-0.00145</text:p>
      <text:p text:style-name="P1">jitter for frame 3793 is <text:s text:c="2"/>-0.00146</text:p>
      <text:p text:style-name="P1">jitter for frame 3794 is <text:s text:c="3"/>0.00008</text:p>
      <text:p text:style-name="P1"><text:soft-page-break/>jitter for frame 3795 is <text:s text:c="2"/>-0.00125</text:p>
      <text:p text:style-name="P1">jitter for frame 3796 is <text:s text:c="2"/>-0.00125</text:p>
      <text:p text:style-name="P1">jitter for frame 3797 is <text:s text:c="2"/>-0.00148</text:p>
      <text:p text:style-name="P1">jitter for frame 3798 is <text:s text:c="2"/>-0.00150</text:p>
      <text:p text:style-name="P1">jitter for frame 3799 is <text:s text:c="3"/>0.00108</text:p>
      <text:p text:style-name="P1">jitter for frame 3800 is <text:s text:c="2"/>-0.00146</text:p>
      <text:p text:style-name="P1">jitter for frame 3801 is <text:s text:c="3"/>0.00017</text:p>
      <text:p text:style-name="P1">jitter for frame 3802 is <text:s text:c="2"/>-0.00114</text:p>
      <text:p text:style-name="P1">jitter for frame 3803 is <text:s text:c="2"/>-0.00148</text:p>
      <text:p text:style-name="P1">jitter for frame 3804 is <text:s text:c="3"/>0.00209</text:p>
      <text:p text:style-name="P1">jitter for frame 3805 is <text:s text:c="3"/>0.00160</text:p>
      <text:p text:style-name="P1">jitter for frame 3806 is <text:s text:c="2"/>-0.00146</text:p>
      <text:p text:style-name="P1">jitter for frame 3807 is <text:s text:c="2"/>-0.00147</text:p>
      <text:p text:style-name="P1">jitter for frame 3808 is <text:s text:c="2"/>-0.00147</text:p>
      <text:p text:style-name="P1">jitter for frame 3809 is <text:s text:c="3"/>0.00153</text:p>
      <text:p text:style-name="P1">jitter for frame 3810 is <text:s text:c="2"/>-0.00145</text:p>
      <text:p text:style-name="P1">jitter for frame 3811 is <text:s text:c="2"/>-0.00141</text:p>
      <text:p text:style-name="P1">jitter for frame 3812 is <text:s text:c="3"/>0.00110</text:p>
      <text:p text:style-name="P1">jitter for frame 3813 is <text:s text:c="2"/>-0.00142</text:p>
      <text:p text:style-name="P1">jitter for frame 3814 is <text:s text:c="3"/>0.00047</text:p>
      <text:p text:style-name="P1">jitter for frame 3815 is <text:s text:c="3"/>0.00151</text:p>
      <text:p text:style-name="P1">jitter for frame 3816 is <text:s text:c="3"/>0.00143</text:p>
      <text:p text:style-name="P1">jitter for frame 3817 is <text:s text:c="2"/>-0.00003</text:p>
      <text:p text:style-name="P1">jitter for frame 3818 is <text:s text:c="3"/>0.00055</text:p>
      <text:p text:style-name="P1">jitter for frame 3819 is <text:s text:c="2"/>-0.00138</text:p>
      <text:p text:style-name="P1">jitter for frame 3820 is <text:s text:c="2"/>-0.00151</text:p>
      <text:p text:style-name="P1">jitter for frame 3821 is <text:s text:c="2"/>-0.00146</text:p>
      <text:p text:style-name="P1">jitter for frame 3822 is <text:s text:c="2"/>-0.00149</text:p>
      <text:p text:style-name="P1">jitter for frame 3823 is <text:s text:c="2"/>-0.00074</text:p>
      <text:p text:style-name="P1">jitter for frame 3824 is <text:s text:c="2"/>-0.00156</text:p>
      <text:p text:style-name="P1">jitter for frame 3825 is <text:s text:c="3"/>0.02156</text:p>
      <text:p text:style-name="P1">jitter for frame 3826 is <text:s text:c="2"/>-0.00155</text:p>
      <text:p text:style-name="P1">jitter for frame 3827 is <text:s text:c="3"/>0.00041</text:p>
      <text:p text:style-name="P1">jitter for frame 3828 is <text:s text:c="2"/>-0.00046</text:p>
      <text:p text:style-name="P1">jitter for frame 3829 is <text:s text:c="3"/>0.00126</text:p>
      <text:p text:style-name="P1">jitter for frame 3830 is <text:s text:c="2"/>-0.00149</text:p>
      <text:p text:style-name="P1">jitter for frame 3831 is <text:s text:c="2"/>-0.00124</text:p>
      <text:p text:style-name="P1">jitter for frame 3832 is <text:s text:c="2"/>-0.00137</text:p>
      <text:p text:style-name="P1">jitter for frame 3833 is <text:s text:c="3"/>0.00156</text:p>
      <text:p text:style-name="P1">jitter for frame 3834 is <text:s text:c="2"/>-0.00142</text:p>
      <text:p text:style-name="P1">jitter for frame 3835 is <text:s text:c="2"/>-0.00147</text:p>
      <text:p text:style-name="P1">jitter for frame 3836 is <text:s text:c="2"/>-0.00147</text:p>
      <text:p text:style-name="P1">jitter for frame 3837 is <text:s text:c="2"/>-0.00148</text:p>
      <text:p text:style-name="P1">jitter for frame 3838 is <text:s text:c="2"/>-0.00147</text:p>
      <text:p text:style-name="P1">jitter for frame 3839 is <text:s text:c="3"/>0.00023</text:p>
      <text:p text:style-name="P1">jitter for frame 3840 is <text:s text:c="2"/>-0.00148</text:p>
      <text:p text:style-name="P1">jitter for frame 3841 is <text:s text:c="2"/>-0.00143</text:p>
      <text:p text:style-name="P1">jitter for frame 3842 is <text:s text:c="2"/>-0.00146</text:p>
      <text:p text:style-name="P1">jitter for frame 3843 is <text:s text:c="2"/>-0.00147</text:p>
      <text:p text:style-name="P1"><text:soft-page-break/>jitter for frame 3844 is <text:s text:c="2"/>-0.00144</text:p>
      <text:p text:style-name="P1">jitter for frame 3845 is <text:s text:c="2"/>-0.00139</text:p>
      <text:p text:style-name="P1">jitter for frame 3846 is <text:s text:c="2"/>-0.00042</text:p>
      <text:p text:style-name="P1">jitter for frame 3847 is <text:s text:c="3"/>0.00150</text:p>
      <text:p text:style-name="P1">jitter for frame 3848 is <text:s text:c="2"/>-0.00154</text:p>
      <text:p text:style-name="P1">jitter for frame 3849 is <text:s text:c="2"/>-0.00152</text:p>
      <text:p text:style-name="P1">jitter for frame 3850 is <text:s text:c="2"/>-0.00101</text:p>
      <text:p text:style-name="P1">jitter for frame 3851 is <text:s text:c="2"/>-0.00100</text:p>
      <text:p text:style-name="P1">jitter for frame 3852 is <text:s text:c="2"/>-0.00015</text:p>
      <text:p text:style-name="P1">jitter for frame 3853 is <text:s text:c="2"/>-0.00078</text:p>
      <text:p text:style-name="P1">jitter for frame 3854 is <text:s text:c="2"/>-0.00126</text:p>
      <text:p text:style-name="P1">jitter for frame 3855 is <text:s text:c="2"/>-0.00136</text:p>
      <text:p text:style-name="P1">jitter for frame 3856 is <text:s text:c="2"/>-0.00062</text:p>
      <text:p text:style-name="P1">jitter for frame 3857 is <text:s text:c="3"/>0.00175</text:p>
      <text:p text:style-name="P1">jitter for frame 3858 is <text:s text:c="2"/>-0.00135</text:p>
      <text:p text:style-name="P1">jitter for frame 3859 is <text:s text:c="2"/>-0.00125</text:p>
      <text:p text:style-name="P1">jitter for frame 3860 is <text:s text:c="3"/>0.00175</text:p>
      <text:p text:style-name="P1">jitter for frame 3861 is <text:s text:c="3"/>0.00216</text:p>
      <text:p text:style-name="P1">jitter for frame 3862 is <text:s text:c="2"/>-0.00147</text:p>
      <text:p text:style-name="P1">jitter for frame 3863 is <text:s text:c="2"/>-0.00088</text:p>
      <text:p text:style-name="P1">jitter for frame 3864 is <text:s text:c="3"/>0.00108</text:p>
      <text:p text:style-name="P1">jitter for frame 3865 is <text:s text:c="3"/>0.00169</text:p>
      <text:p text:style-name="P1">jitter for frame 3866 is <text:s text:c="2"/>-0.00150</text:p>
      <text:p text:style-name="P1">jitter for frame 3867 is <text:s text:c="2"/>-0.00148</text:p>
      <text:p text:style-name="P1">jitter for frame 3868 is <text:s text:c="2"/>-0.00133</text:p>
      <text:p text:style-name="P1">jitter for frame 3869 is <text:s text:c="2"/>-0.00145</text:p>
      <text:p text:style-name="P1">jitter for frame 3870 is <text:s text:c="2"/>-0.00140</text:p>
      <text:p text:style-name="P1">jitter for frame 3871 is <text:s text:c="2"/>-0.00146</text:p>
      <text:p text:style-name="P1">jitter for frame 3872 is <text:s text:c="2"/>-0.00134</text:p>
      <text:p text:style-name="P1">jitter for frame 3873 is <text:s text:c="3"/>0.00479</text:p>
      <text:p text:style-name="P1">jitter for frame 3874 is <text:s text:c="3"/>0.00042</text:p>
      <text:p text:style-name="P1">jitter for frame 3875 is <text:s text:c="2"/>-0.00004</text:p>
      <text:p text:style-name="P1">jitter for frame 3876 is <text:s text:c="3"/>0.00135</text:p>
      <text:p text:style-name="P1">jitter for frame 3877 is <text:s text:c="3"/>0.00155</text:p>
      <text:p text:style-name="P1">jitter for frame 3878 is <text:s text:c="2"/>-0.00108</text:p>
      <text:p text:style-name="P1">jitter for frame 3879 is <text:s text:c="2"/>-0.00138</text:p>
      <text:p text:style-name="P1">jitter for frame 3880 is <text:s text:c="2"/>-0.00141</text:p>
      <text:p text:style-name="P1">jitter for frame 3881 is <text:s text:c="3"/>0.00064</text:p>
      <text:p text:style-name="P1">jitter for frame 3882 is <text:s text:c="2"/>-0.00143</text:p>
      <text:p text:style-name="P1">jitter for frame 3883 is <text:s text:c="2"/>-0.00140</text:p>
      <text:p text:style-name="P1">jitter for frame 3884 is <text:s text:c="3"/>0.00149</text:p>
      <text:p text:style-name="P1">jitter for frame 3885 is <text:s text:c="2"/>-0.00140</text:p>
      <text:p text:style-name="P1">jitter for frame 3886 is <text:s text:c="2"/>-0.00133</text:p>
      <text:p text:style-name="P1">jitter for frame 3887 is <text:s text:c="2"/>-0.00112</text:p>
      <text:p text:style-name="P1">jitter for frame 3888 is <text:s text:c="2"/>-0.00140</text:p>
      <text:p text:style-name="P1">jitter for frame 3889 is <text:s text:c="2"/>-0.00092</text:p>
      <text:p text:style-name="P1">jitter for frame 3890 is <text:s text:c="2"/>-0.00140</text:p>
      <text:p text:style-name="P1">jitter for frame 3891 is <text:s text:c="2"/>-0.00145</text:p>
      <text:p text:style-name="P1">jitter for frame 3892 is <text:s text:c="2"/>-0.00015</text:p>
      <text:p text:style-name="P1"><text:soft-page-break/>jitter for frame 3893 is <text:s text:c="3"/>0.00089</text:p>
      <text:p text:style-name="P1">jitter for frame 3894 is <text:s text:c="2"/>-0.00148</text:p>
      <text:p text:style-name="P1">jitter for frame 3895 is <text:s text:c="2"/>-0.00125</text:p>
      <text:p text:style-name="P1">jitter for frame 3896 is <text:s text:c="2"/>-0.00143</text:p>
      <text:p text:style-name="P1">jitter for frame 3897 is <text:s text:c="3"/>0.00005</text:p>
      <text:p text:style-name="P1">jitter for frame 3898 is <text:s text:c="2"/>-0.00101</text:p>
      <text:p text:style-name="P1">jitter for frame 3899 is <text:s text:c="2"/>-0.00080</text:p>
      <text:p text:style-name="P1">jitter for frame 3900 is <text:s text:c="3"/>0.00194</text:p>
      <text:p text:style-name="P1">jitter for frame 3901 is <text:s text:c="2"/>-0.00122</text:p>
      <text:p text:style-name="P1">jitter for frame 3902 is <text:s text:c="3"/>0.00131</text:p>
      <text:p text:style-name="P1">jitter for frame 3903 is <text:s text:c="3"/>0.00168</text:p>
      <text:p text:style-name="P1">jitter for frame 3904 is <text:s text:c="3"/>0.00161</text:p>
      <text:p text:style-name="P1">jitter for frame 3905 is <text:s text:c="2"/>-0.00077</text:p>
      <text:p text:style-name="P1">jitter for frame 3906 is <text:s text:c="2"/>-0.00144</text:p>
      <text:p text:style-name="P1">jitter for frame 3907 is <text:s text:c="3"/>0.00154</text:p>
      <text:p text:style-name="P1">jitter for frame 3908 is <text:s text:c="2"/>-0.00024</text:p>
      <text:p text:style-name="P1">jitter for frame 3909 is <text:s text:c="3"/>0.00160</text:p>
      <text:p text:style-name="P1">jitter for frame 3910 is <text:s text:c="3"/>0.00164</text:p>
      <text:p text:style-name="P1">jitter for frame 3911 is <text:s text:c="2"/>-0.00143</text:p>
      <text:p text:style-name="P1">jitter for frame 3912 is <text:s text:c="3"/>0.00162</text:p>
      <text:p text:style-name="P1">jitter for frame 3913 is <text:s text:c="2"/>-0.00066</text:p>
      <text:p text:style-name="P1">jitter for frame 3914 is <text:s text:c="2"/>-0.00033</text:p>
      <text:p text:style-name="P1">jitter for frame 3915 is <text:s text:c="2"/>-0.00049</text:p>
      <text:p text:style-name="P1">jitter for frame 3916 is <text:s text:c="2"/>-0.00140</text:p>
      <text:p text:style-name="P1">jitter for frame 3917 is <text:s text:c="3"/>0.00299</text:p>
      <text:p text:style-name="P1">jitter for frame 3918 is <text:s text:c="2"/>-0.00150</text:p>
      <text:p text:style-name="P1">jitter for frame 3919 is <text:s text:c="3"/>0.00420</text:p>
      <text:p text:style-name="P1">jitter for frame 3920 is <text:s text:c="3"/>0.00129</text:p>
      <text:p text:style-name="P1">jitter for frame 3921 is <text:s text:c="3"/>0.02979</text:p>
      <text:p text:style-name="P1">jitter for frame 3922 is <text:s text:c="2"/>-0.00145</text:p>
      <text:p text:style-name="P1">jitter for frame 3923 is <text:s text:c="3"/>0.00100</text:p>
      <text:p text:style-name="P1">jitter for frame 3924 is <text:s text:c="3"/>0.00179</text:p>
      <text:p text:style-name="P1">jitter for frame 3925 is <text:s text:c="2"/>-0.00151</text:p>
      <text:p text:style-name="P1">jitter for frame 3926 is <text:s text:c="2"/>-0.00095</text:p>
      <text:p text:style-name="P1">jitter for frame 3927 is <text:s text:c="2"/>-0.00123</text:p>
      <text:p text:style-name="P1">jitter for frame 3928 is <text:s text:c="2"/>-0.00134</text:p>
      <text:p text:style-name="P1">jitter for frame 3929 is <text:s text:c="2"/>-0.00141</text:p>
      <text:p text:style-name="P1">jitter for frame 3930 is <text:s text:c="3"/>0.00178</text:p>
      <text:p text:style-name="P1">jitter for frame 3931 is <text:s text:c="3"/>0.00157</text:p>
      <text:p text:style-name="P1">jitter for frame 3932 is <text:s text:c="3"/>0.00132</text:p>
      <text:p text:style-name="P1">jitter for frame 3933 is <text:s text:c="3"/>0.00180</text:p>
      <text:p text:style-name="P1">jitter for frame 3934 is <text:s text:c="3"/>0.00172</text:p>
      <text:p text:style-name="P1">jitter for frame 3935 is <text:s text:c="2"/>-0.00116</text:p>
      <text:p text:style-name="P1">jitter for frame 3936 is <text:s text:c="2"/>-0.00115</text:p>
      <text:p text:style-name="P1">jitter for frame 3937 is <text:s text:c="3"/>0.00184</text:p>
      <text:p text:style-name="P1">jitter for frame 3938 is <text:s text:c="3"/>0.00047</text:p>
      <text:p text:style-name="P1">jitter for frame 3939 is <text:s text:c="2"/>-0.00140</text:p>
      <text:p text:style-name="P1">jitter for frame 3940 is <text:s text:c="2"/>-0.00129</text:p>
      <text:p text:style-name="P1">jitter for frame 3941 is <text:s text:c="3"/>0.00173</text:p>
      <text:p text:style-name="P1"><text:soft-page-break/>jitter for frame 3942 is <text:s text:c="3"/>0.00165</text:p>
      <text:p text:style-name="P1">jitter for frame 3943 is <text:s text:c="2"/>-0.00084</text:p>
      <text:p text:style-name="P1">jitter for frame 3944 is <text:s text:c="2"/>-0.00139</text:p>
      <text:p text:style-name="P1">jitter for frame 3945 is <text:s text:c="2"/>-0.00141</text:p>
      <text:p text:style-name="P1">jitter for frame 3946 is <text:s text:c="2"/>-0.00021</text:p>
      <text:p text:style-name="P1">jitter for frame 3947 is <text:s text:c="3"/>0.00175</text:p>
      <text:p text:style-name="P1">jitter for frame 3948 is <text:s text:c="3"/>0.00081</text:p>
      <text:p text:style-name="P1">jitter for frame 3949 is <text:s text:c="2"/>-0.00146</text:p>
      <text:p text:style-name="P1">jitter for frame 3950 is <text:s text:c="3"/>0.00101</text:p>
      <text:p text:style-name="P1">jitter for frame 3951 is <text:s text:c="2"/>-0.00147</text:p>
      <text:p text:style-name="P1">jitter for frame 3952 is <text:s text:c="2"/>-0.00148</text:p>
      <text:p text:style-name="P1">jitter for frame 3953 is <text:s text:c="2"/>-0.00145</text:p>
      <text:p text:style-name="P1">jitter for frame 3954 is <text:s text:c="2"/>-0.00127</text:p>
      <text:p text:style-name="P1">jitter for frame 3955 is <text:s text:c="2"/>-0.00131</text:p>
      <text:p text:style-name="P1">jitter for frame 3956 is <text:s text:c="2"/>-0.00138</text:p>
      <text:p text:style-name="P1">jitter for frame 3957 is <text:s text:c="2"/>-0.00137</text:p>
      <text:p text:style-name="P1">jitter for frame 3958 is <text:s text:c="2"/>-0.00139</text:p>
      <text:p text:style-name="P1">jitter for frame 3959 is <text:s text:c="2"/>-0.00141</text:p>
      <text:p text:style-name="P1">jitter for frame 3960 is <text:s text:c="2"/>-0.00133</text:p>
      <text:p text:style-name="P1">jitter for frame 3961 is <text:s text:c="2"/>-0.00132</text:p>
      <text:p text:style-name="P1">jitter for frame 3962 is <text:s text:c="2"/>-0.00149</text:p>
      <text:p text:style-name="P1">jitter for frame 3963 is <text:s text:c="2"/>-0.00149</text:p>
      <text:p text:style-name="P1">jitter for frame 3964 is <text:s text:c="3"/>0.00095</text:p>
      <text:p text:style-name="P1">jitter for frame 3965 is <text:s text:c="2"/>-0.00160</text:p>
      <text:p text:style-name="P1">jitter for frame 3966 is <text:s text:c="3"/>0.00014</text:p>
      <text:p text:style-name="P1">jitter for frame 3967 is <text:s text:c="2"/>-0.00151</text:p>
      <text:p text:style-name="P1">jitter for frame 3968 is <text:s text:c="2"/>-0.00113</text:p>
      <text:p text:style-name="P1">jitter for frame 3969 is <text:s text:c="2"/>-0.00102</text:p>
      <text:p text:style-name="P1">jitter for frame 3970 is <text:s text:c="2"/>-0.00146</text:p>
      <text:p text:style-name="P1">jitter for frame 3971 is <text:s text:c="2"/>-0.00144</text:p>
      <text:p text:style-name="P1">jitter for frame 3972 is <text:s text:c="3"/>0.00159</text:p>
      <text:p text:style-name="P1">jitter for frame 3973 is <text:s text:c="2"/>-0.00140</text:p>
      <text:p text:style-name="P1">jitter for frame 3974 is <text:s text:c="2"/>-0.00142</text:p>
      <text:p text:style-name="P1">jitter for frame 3975 is <text:s text:c="2"/>-0.00144</text:p>
      <text:p text:style-name="P1">jitter for frame 3976 is <text:s text:c="2"/>-0.00137</text:p>
      <text:p text:style-name="P1">jitter for frame 3977 is <text:s text:c="3"/>0.00099</text:p>
      <text:p text:style-name="P1">jitter for frame 3978 is <text:s text:c="3"/>0.00138</text:p>
      <text:p text:style-name="P1">jitter for frame 3979 is <text:s text:c="3"/>0.00058</text:p>
      <text:p text:style-name="P1">jitter for frame 3980 is <text:s text:c="3"/>0.00133</text:p>
      <text:p text:style-name="P1">jitter for frame 3981 is <text:s text:c="2"/>-0.00143</text:p>
      <text:p text:style-name="P1">jitter for frame 3982 is <text:s text:c="3"/>0.00064</text:p>
      <text:p text:style-name="P1">jitter for frame 3983 is <text:s text:c="2"/>-0.00142</text:p>
      <text:p text:style-name="P1">jitter for frame 3984 is <text:s text:c="2"/>-0.00137</text:p>
      <text:p text:style-name="P1">jitter for frame 3985 is <text:s text:c="3"/>0.00216</text:p>
      <text:p text:style-name="P1">jitter for frame 3986 is <text:s text:c="3"/>0.00136</text:p>
      <text:p text:style-name="P1">jitter for frame 3987 is <text:s text:c="2"/>-0.00062</text:p>
      <text:p text:style-name="P1">jitter for frame 3988 is <text:s text:c="2"/>-0.00118</text:p>
      <text:p text:style-name="P1">jitter for frame 3989 is <text:s text:c="2"/>-0.00141</text:p>
      <text:p text:style-name="P1">jitter for frame 3990 is <text:s text:c="2"/>-0.00092</text:p>
      <text:p text:style-name="P1"><text:soft-page-break/>jitter for frame 3991 is <text:s text:c="3"/>0.00077</text:p>
      <text:p text:style-name="P1">jitter for frame 3992 is <text:s text:c="3"/>0.00130</text:p>
      <text:p text:style-name="P1">jitter for frame 3993 is <text:s text:c="2"/>-0.00143</text:p>
      <text:p text:style-name="P1">jitter for frame 3994 is <text:s text:c="2"/>-0.00146</text:p>
      <text:p text:style-name="P1">jitter for frame 3995 is <text:s text:c="2"/>-0.00148</text:p>
      <text:p text:style-name="P1">jitter for frame 3996 is <text:s text:c="2"/>-0.00123</text:p>
      <text:p text:style-name="P1">jitter for frame 3997 is <text:s text:c="2"/>-0.00030</text:p>
      <text:p text:style-name="P1">jitter for frame 3998 is <text:s text:c="3"/>0.00174</text:p>
      <text:p text:style-name="P1">jitter for frame 3999 is <text:s text:c="2"/>-0.00129</text:p>
      <text:p text:style-name="P1">jitter for frame 4000 is <text:s text:c="3"/>0.00176</text:p>
      <text:p text:style-name="P1">jitter for frame 4001 is <text:s text:c="2"/>-0.00100</text:p>
      <text:p text:style-name="P1">jitter for frame 4002 is <text:s text:c="3"/>0.00174</text:p>
      <text:p text:style-name="P1">jitter for frame 4003 is <text:s text:c="3"/>0.00118</text:p>
      <text:p text:style-name="P1">jitter for frame 4004 is <text:s text:c="2"/>-0.00146</text:p>
      <text:p text:style-name="P1">jitter for frame 4005 is <text:s text:c="3"/>0.00128</text:p>
      <text:p text:style-name="P1">jitter for frame 4006 is <text:s text:c="3"/>0.00137</text:p>
      <text:p text:style-name="P1">jitter for frame 4007 is <text:s text:c="2"/>-0.00150</text:p>
      <text:p text:style-name="P1">jitter for frame 4008 is <text:s text:c="2"/>-0.00147</text:p>
      <text:p text:style-name="P1">jitter for frame 4009 is <text:s text:c="2"/>-0.00146</text:p>
      <text:p text:style-name="P1">jitter for frame 4010 is <text:s text:c="2"/>-0.00145</text:p>
      <text:p text:style-name="P1">jitter for frame 4011 is <text:s text:c="3"/>0.00195</text:p>
      <text:p text:style-name="P1">jitter for frame 4012 is <text:s text:c="2"/>-0.00126</text:p>
      <text:p text:style-name="P1">jitter for frame 4013 is <text:s text:c="2"/>-0.00073</text:p>
      <text:p text:style-name="P1">jitter for frame 4014 is <text:s text:c="2"/>-0.00163</text:p>
      <text:p text:style-name="P1">jitter for frame 4015 is <text:s text:c="3"/>0.00102</text:p>
      <text:p text:style-name="P1">jitter for frame 4016 is <text:s text:c="3"/>0.00039</text:p>
      <text:p text:style-name="P1">jitter for frame 4017 is <text:s text:c="3"/>0.03049</text:p>
      <text:p text:style-name="P1">jitter for frame 4018 is <text:s text:c="2"/>-0.00007</text:p>
      <text:p text:style-name="P1">jitter for frame 4019 is <text:s text:c="2"/>-0.00053</text:p>
      <text:p text:style-name="P1">jitter for frame 4020 is <text:s text:c="2"/>-0.00155</text:p>
      <text:p text:style-name="P1">jitter for frame 4021 is <text:s text:c="2"/>-0.00154</text:p>
      <text:p text:style-name="P1">jitter for frame 4022 is <text:s text:c="2"/>-0.00003</text:p>
      <text:p text:style-name="P1">jitter for frame 4023 is <text:s text:c="2"/>-0.00147</text:p>
      <text:p text:style-name="P1">jitter for frame 4024 is <text:s text:c="2"/>-0.00045</text:p>
      <text:p text:style-name="P1">jitter for frame 4025 is <text:s text:c="3"/>0.00149</text:p>
      <text:p text:style-name="P1">jitter for frame 4026 is <text:s text:c="3"/>0.00104</text:p>
      <text:p text:style-name="P1">jitter for frame 4027 is <text:s text:c="2"/>-0.00145</text:p>
      <text:p text:style-name="P1">jitter for frame 4028 is <text:s text:c="2"/>-0.00125</text:p>
      <text:p text:style-name="P1">jitter for frame 4029 is <text:s text:c="2"/>-0.00131</text:p>
      <text:p text:style-name="P1">jitter for frame 4030 is <text:s text:c="3"/>0.00171</text:p>
      <text:p text:style-name="P1">jitter for frame 4031 is <text:s text:c="3"/>0.00134</text:p>
      <text:p text:style-name="P1">jitter for frame 4032 is <text:s text:c="3"/>0.00150</text:p>
      <text:p text:style-name="P1">jitter for frame 4033 is <text:s text:c="3"/>0.00133</text:p>
      <text:p text:style-name="P1">jitter for frame 4034 is <text:s text:c="2"/>-0.00142</text:p>
      <text:p text:style-name="P1">jitter for frame 4035 is <text:s text:c="3"/>0.00169</text:p>
      <text:p text:style-name="P1">jitter for frame 4036 is <text:s text:c="3"/>0.00021</text:p>
      <text:p text:style-name="P1">jitter for frame 4037 is <text:s text:c="2"/>-0.00148</text:p>
      <text:p text:style-name="P1">jitter for frame 4038 is <text:s text:c="2"/>-0.00150</text:p>
      <text:p text:style-name="P1">jitter for frame 4039 is <text:s text:c="2"/>-0.00143</text:p>
      <text:p text:style-name="P1"><text:soft-page-break/>jitter for frame 4040 is <text:s text:c="3"/>0.00130</text:p>
      <text:p text:style-name="P1">jitter for frame 4041 is <text:s text:c="2"/>-0.00144</text:p>
      <text:p text:style-name="P1">jitter for frame 4042 is <text:s text:c="3"/>0.00109</text:p>
      <text:p text:style-name="P1">jitter for frame 4043 is <text:s text:c="3"/>0.00115</text:p>
      <text:p text:style-name="P1">jitter for frame 4044 is <text:s text:c="3"/>0.00033</text:p>
      <text:p text:style-name="P1">jitter for frame 4045 is <text:s text:c="3"/>0.00125</text:p>
      <text:p text:style-name="P1">jitter for frame 4046 is <text:s text:c="2"/>-0.00126</text:p>
      <text:p text:style-name="P1">jitter for frame 4047 is <text:s text:c="3"/>0.00122</text:p>
      <text:p text:style-name="P1">jitter for frame 4048 is <text:s text:c="3"/>0.00106</text:p>
      <text:p text:style-name="P1">jitter for frame 4049 is <text:s text:c="2"/>-0.00138</text:p>
      <text:p text:style-name="P1">jitter for frame 4050 is <text:s text:c="2"/>-0.00135</text:p>
      <text:p text:style-name="P1">jitter for frame 4051 is <text:s text:c="3"/>0.00159</text:p>
      <text:p text:style-name="P1">jitter for frame 4052 is <text:s text:c="3"/>0.00137</text:p>
      <text:p text:style-name="P1">jitter for frame 4053 is <text:s text:c="3"/>0.00018</text:p>
      <text:p text:style-name="P1">jitter for frame 4054 is <text:s text:c="3"/>0.00104</text:p>
      <text:p text:style-name="P1">jitter for frame 4055 is <text:s text:c="2"/>-0.00005</text:p>
      <text:p text:style-name="P1">jitter for frame 4056 is <text:s text:c="3"/>0.00129</text:p>
      <text:p text:style-name="P1">jitter for frame 4057 is <text:s text:c="2"/>-0.00070</text:p>
      <text:p text:style-name="P1">jitter for frame 4058 is <text:s text:c="3"/>0.00073</text:p>
      <text:p text:style-name="P1">jitter for frame 4059 is <text:s text:c="2"/>-0.00147</text:p>
      <text:p text:style-name="P1">jitter for frame 4060 is <text:s text:c="2"/>-0.00062</text:p>
      <text:p text:style-name="P1">jitter for frame 4061 is <text:s text:c="2"/>-0.00136</text:p>
      <text:p text:style-name="P1">jitter for frame 4062 is <text:s text:c="3"/>0.00131</text:p>
      <text:p text:style-name="P1">jitter for frame 4063 is <text:s text:c="3"/>0.00082</text:p>
      <text:p text:style-name="P1">jitter for frame 4064 is <text:s text:c="3"/>0.00136</text:p>
      <text:p text:style-name="P1">jitter for frame 4065 is <text:s text:c="2"/>-0.00134</text:p>
      <text:p text:style-name="P1">jitter for frame 4066 is <text:s text:c="2"/>-0.00143</text:p>
      <text:p text:style-name="P1">jitter for frame 4067 is <text:s text:c="2"/>-0.00126</text:p>
      <text:p text:style-name="P1">jitter for frame 4068 is <text:s text:c="2"/>-0.00145</text:p>
      <text:p text:style-name="P1">jitter for frame 4069 is <text:s text:c="2"/>-0.00134</text:p>
      <text:p text:style-name="P1">jitter for frame 4070 is <text:s text:c="3"/>0.00045</text:p>
      <text:p text:style-name="P1">jitter for frame 4071 is <text:s text:c="3"/>0.00142</text:p>
      <text:p text:style-name="P1">jitter for frame 4072 is <text:s text:c="3"/>0.00135</text:p>
      <text:p text:style-name="P1">jitter for frame 4073 is <text:s text:c="2"/>-0.00070</text:p>
      <text:p text:style-name="P1">jitter for frame 4074 is <text:s text:c="3"/>0.00146</text:p>
      <text:p text:style-name="P1">jitter for frame 4075 is <text:s text:c="3"/>0.00088</text:p>
      <text:p text:style-name="P1">jitter for frame 4076 is <text:s text:c="2"/>-0.00017</text:p>
      <text:p text:style-name="P1">jitter for frame 4077 is <text:s text:c="2"/>-0.00127</text:p>
      <text:p text:style-name="P1">jitter for frame 4078 is <text:s text:c="2"/>-0.00142</text:p>
      <text:p text:style-name="P1">jitter for frame 4079 is <text:s text:c="2"/>-0.00123</text:p>
      <text:p text:style-name="P1">jitter for frame 4080 is <text:s text:c="2"/>-0.00139</text:p>
      <text:p text:style-name="P1">jitter for frame 4081 is <text:s text:c="2"/>-0.00083</text:p>
      <text:p text:style-name="P1">jitter for frame 4082 is <text:s text:c="3"/>0.00099</text:p>
      <text:p text:style-name="P1">jitter for frame 4083 is <text:s text:c="2"/>-0.00146</text:p>
      <text:p text:style-name="P1">jitter for frame 4084 is <text:s text:c="2"/>-0.00143</text:p>
      <text:p text:style-name="P1">jitter for frame 4085 is <text:s text:c="2"/>-0.00145</text:p>
      <text:p text:style-name="P1">jitter for frame 4086 is <text:s text:c="3"/>0.00133</text:p>
      <text:p text:style-name="P1">jitter for frame 4087 is <text:s text:c="2"/>-0.00149</text:p>
      <text:p text:style-name="P1">jitter for frame 4088 is <text:s text:c="2"/>-0.00147</text:p>
      <text:p text:style-name="P1"><text:soft-page-break/>jitter for frame 4089 is <text:s text:c="3"/>0.00173</text:p>
      <text:p text:style-name="P1">jitter for frame 4090 is <text:s text:c="3"/>0.00116</text:p>
      <text:p text:style-name="P1">jitter for frame 4091 is <text:s text:c="2"/>-0.00063</text:p>
      <text:p text:style-name="P1">jitter for frame 4092 is <text:s text:c="2"/>-0.00136</text:p>
      <text:p text:style-name="P1">jitter for frame 4093 is <text:s text:c="2"/>-0.00144</text:p>
      <text:p text:style-name="P1">jitter for frame 4094 is <text:s text:c="2"/>-0.00141</text:p>
      <text:p text:style-name="P1">jitter for frame 4095 is <text:s text:c="2"/>-0.00133</text:p>
      <text:p text:style-name="P1">jitter for frame 4096 is <text:s text:c="2"/>-0.00147</text:p>
      <text:p text:style-name="P1">jitter for frame 4097 is <text:s text:c="2"/>-0.00158</text:p>
      <text:p text:style-name="P1">jitter for frame 4098 is <text:s text:c="2"/>-0.00114</text:p>
      <text:p text:style-name="P1">jitter for frame 4099 is <text:s text:c="2"/>-0.00154</text:p>
      <text:p text:style-name="P1">jitter for frame 4100 is <text:s text:c="2"/>-0.00125</text:p>
      <text:p text:style-name="P1">jitter for frame 4101 is <text:s text:c="2"/>-0.00135</text:p>
      <text:p text:style-name="P1">jitter for frame 4102 is <text:s text:c="2"/>-0.00147</text:p>
      <text:p text:style-name="P1">jitter for frame 4103 is <text:s text:c="2"/>-0.00009</text:p>
      <text:p text:style-name="P1">jitter for frame 4104 is <text:s text:c="2"/>-0.00157</text:p>
      <text:p text:style-name="P1">jitter for frame 4105 is <text:s text:c="2"/>-0.00154</text:p>
      <text:p text:style-name="P1">jitter for frame 4106 is <text:s text:c="2"/>-0.00152</text:p>
      <text:p text:style-name="P1">jitter for frame 4107 is <text:s text:c="2"/>-0.00153</text:p>
      <text:p text:style-name="P1">jitter for frame 4108 is <text:s text:c="2"/>-0.00150</text:p>
      <text:p text:style-name="P1">jitter for frame 4109 is <text:s text:c="2"/>-0.00153</text:p>
      <text:p text:style-name="P1">jitter for frame 4110 is <text:s text:c="2"/>-0.00157</text:p>
      <text:p text:style-name="P1">jitter for frame 4111 is <text:s text:c="2"/>-0.00015</text:p>
      <text:p text:style-name="P1">jitter for frame 4112 is <text:s text:c="2"/>-0.00073</text:p>
      <text:p text:style-name="P1">jitter for frame 4113 is <text:s text:c="2"/>-0.00010</text:p>
      <text:p text:style-name="P1">jitter for frame 4114 is <text:s text:c="2"/>-0.00027</text:p>
      <text:p text:style-name="P1">jitter for frame 4115 is <text:s text:c="3"/>0.00089</text:p>
      <text:p text:style-name="P1">jitter for frame 4116 is <text:s text:c="3"/>0.00053</text:p>
      <text:p text:style-name="P1">jitter for frame 4117 is <text:s text:c="2"/>-0.00000</text:p>
      <text:p text:style-name="P1">jitter for frame 4118 is <text:s text:c="2"/>-0.00146</text:p>
      <text:p text:style-name="P1">jitter for frame 4119 is <text:s text:c="2"/>-0.00153</text:p>
      <text:p text:style-name="P1">jitter for frame 4120 is <text:s text:c="2"/>-0.00024</text:p>
      <text:p text:style-name="P1">jitter for frame 4121 is <text:s text:c="2"/>-0.00149</text:p>
      <text:p text:style-name="P1">jitter for frame 4122 is <text:s text:c="2"/>-0.00150</text:p>
      <text:p text:style-name="P1">jitter for frame 4123 is <text:s text:c="2"/>-0.00142</text:p>
      <text:p text:style-name="P1">jitter for frame 4124 is <text:s text:c="2"/>-0.00053</text:p>
      <text:p text:style-name="P1">jitter for frame 4125 is <text:s text:c="3"/>0.00031</text:p>
      <text:p text:style-name="P1">jitter for frame 4126 is <text:s text:c="2"/>-0.00147</text:p>
      <text:p text:style-name="P1">jitter for frame 4127 is <text:s text:c="2"/>-0.00131</text:p>
      <text:p text:style-name="P1">jitter for frame 4128 is <text:s text:c="2"/>-0.00051</text:p>
      <text:p text:style-name="P1">jitter for frame 4129 is <text:s text:c="2"/>-0.00139</text:p>
      <text:p text:style-name="P1">jitter for frame 4130 is <text:s text:c="2"/>-0.00140</text:p>
      <text:p text:style-name="P1">jitter for frame 4131 is <text:s text:c="2"/>-0.00019</text:p>
      <text:p text:style-name="P1">jitter for frame 4132 is <text:s text:c="3"/>0.00128</text:p>
      <text:p text:style-name="P1">jitter for frame 4133 is <text:s text:c="3"/>0.00093</text:p>
      <text:p text:style-name="P1">jitter for frame 4134 is <text:s text:c="2"/>-0.00094</text:p>
      <text:p text:style-name="P1">jitter for frame 4135 is <text:s text:c="3"/>0.00120</text:p>
      <text:p text:style-name="P1">jitter for frame 4136 is <text:s text:c="2"/>-0.00060</text:p>
      <text:p text:style-name="P1">jitter for frame 4137 is <text:s text:c="2"/>-0.00124</text:p>
      <text:p text:style-name="P1"><text:soft-page-break/>jitter for frame 4138 is <text:s text:c="2"/>-0.00078</text:p>
      <text:p text:style-name="P1">jitter for frame 4139 is <text:s text:c="2"/>-0.00155</text:p>
      <text:p text:style-name="P1">jitter for frame 4140 is <text:s text:c="2"/>-0.00141</text:p>
      <text:p text:style-name="P1">jitter for frame 4141 is <text:s text:c="2"/>-0.00141</text:p>
      <text:p text:style-name="P1">jitter for frame 4142 is <text:s text:c="2"/>-0.00100</text:p>
      <text:p text:style-name="P1">jitter for frame 4143 is <text:s text:c="3"/>0.00082</text:p>
      <text:p text:style-name="P1">jitter for frame 4144 is <text:s text:c="2"/>-0.00155</text:p>
      <text:p text:style-name="P1">jitter for frame 4145 is <text:s text:c="2"/>-0.00152</text:p>
      <text:p text:style-name="P1">jitter for frame 4146 is <text:s text:c="2"/>-0.00061</text:p>
      <text:p text:style-name="P1">jitter for frame 4147 is <text:s text:c="2"/>-0.00081</text:p>
      <text:p text:style-name="P1">jitter for frame 4148 is <text:s text:c="2"/>-0.00138</text:p>
      <text:p text:style-name="P1">jitter for frame 4149 is <text:s text:c="3"/>0.00032</text:p>
      <text:p text:style-name="P1">jitter for frame 4150 is <text:s text:c="2"/>-0.00131</text:p>
      <text:p text:style-name="P1">jitter for frame 4151 is <text:s text:c="2"/>-0.00142</text:p>
      <text:p text:style-name="P1">jitter for frame 4152 is <text:s text:c="3"/>0.00021</text:p>
      <text:p text:style-name="P1">jitter for frame 4153 is <text:s text:c="2"/>-0.00146</text:p>
      <text:p text:style-name="P1">jitter for frame 4154 is <text:s text:c="3"/>0.00137</text:p>
      <text:p text:style-name="P1">jitter for frame 4155 is <text:s text:c="2"/>-0.00094</text:p>
      <text:p text:style-name="P1">jitter for frame 4156 is <text:s text:c="2"/>-0.00159</text:p>
      <text:p text:style-name="P1">jitter for frame 4157 is <text:s text:c="3"/>0.00104</text:p>
      <text:p text:style-name="P1">jitter for frame 4158 is <text:s text:c="3"/>0.00135</text:p>
      <text:p text:style-name="P1">jitter for frame 4159 is <text:s text:c="2"/>-0.00156</text:p>
      <text:p text:style-name="P1">jitter for frame 4160 is <text:s text:c="2"/>-0.00074</text:p>
      <text:p text:style-name="P1">jitter for frame 4161 is <text:s text:c="2"/>-0.00149</text:p>
      <text:p text:style-name="P1">jitter for frame 4162 is <text:s text:c="2"/>-0.00163</text:p>
      <text:p text:style-name="P1">jitter for frame 4163 is <text:s text:c="3"/>0.00105</text:p>
      <text:p text:style-name="P1">jitter for frame 4164 is <text:s text:c="3"/>0.00086</text:p>
      <text:p text:style-name="P1">jitter for frame 4165 is <text:s text:c="2"/>-0.00136</text:p>
      <text:p text:style-name="P1">jitter for frame 4166 is <text:s text:c="3"/>0.00020</text:p>
      <text:p text:style-name="P1">jitter for frame 4167 is <text:s text:c="2"/>-0.00088</text:p>
      <text:p text:style-name="P1">jitter for frame 4168 is <text:s text:c="3"/>0.00130</text:p>
      <text:p text:style-name="P1">jitter for frame 4169 is <text:s text:c="3"/>0.00130</text:p>
      <text:p text:style-name="P1">jitter for frame 4170 is <text:s text:c="3"/>0.00126</text:p>
      <text:p text:style-name="P1">jitter for frame 4171 is <text:s text:c="2"/>-0.00127</text:p>
      <text:p text:style-name="P1">jitter for frame 4172 is <text:s text:c="3"/>0.00100</text:p>
      <text:p text:style-name="P1">jitter for frame 4173 is <text:s text:c="3"/>0.00139</text:p>
      <text:p text:style-name="P1">jitter for frame 4174 is <text:s text:c="2"/>-0.00046</text:p>
      <text:p text:style-name="P1">jitter for frame 4175 is <text:s text:c="3"/>0.00115</text:p>
      <text:p text:style-name="P1">jitter for frame 4176 is <text:s text:c="3"/>0.00137</text:p>
      <text:p text:style-name="P1">jitter for frame 4177 is <text:s text:c="3"/>0.00104</text:p>
      <text:p text:style-name="P1">jitter for frame 4178 is <text:s text:c="3"/>0.00153</text:p>
      <text:p text:style-name="P1">jitter for frame 4179 is <text:s text:c="2"/>-0.00158</text:p>
      <text:p text:style-name="P1">jitter for frame 4180 is <text:s text:c="3"/>0.00101</text:p>
      <text:p text:style-name="P1">jitter for frame 4181 is <text:s text:c="2"/>-0.00098</text:p>
      <text:p text:style-name="P1">jitter for frame 4182 is <text:s text:c="2"/>-0.00140</text:p>
      <text:p text:style-name="P1">jitter for frame 4183 is <text:s text:c="3"/>0.00120</text:p>
      <text:p text:style-name="P1">jitter for frame 4184 is <text:s text:c="3"/>0.00139</text:p>
      <text:p text:style-name="P1">jitter for frame 4185 is <text:s text:c="3"/>0.00130</text:p>
      <text:p text:style-name="P1">jitter for frame 4186 is <text:s text:c="2"/>-0.00077</text:p>
      <text:p text:style-name="P1"><text:soft-page-break/>jitter for frame 4187 is <text:s text:c="2"/>-0.00138</text:p>
      <text:p text:style-name="P1">jitter for frame 4188 is <text:s text:c="2"/>-0.00075</text:p>
      <text:p text:style-name="P1">jitter for frame 4189 is <text:s text:c="2"/>-0.00148</text:p>
      <text:p text:style-name="P1">jitter for frame 4190 is <text:s text:c="2"/>-0.00024</text:p>
      <text:p text:style-name="P1">jitter for frame 4191 is <text:s text:c="2"/>-0.00149</text:p>
      <text:p text:style-name="P1">jitter for frame 4192 is <text:s text:c="3"/>0.00042</text:p>
      <text:p text:style-name="P1">jitter for frame 4193 is <text:s text:c="3"/>0.00103</text:p>
      <text:p text:style-name="P1">jitter for frame 4194 is <text:s text:c="3"/>0.00148</text:p>
      <text:p text:style-name="P1">jitter for frame 4195 is <text:s text:c="3"/>0.00068</text:p>
      <text:p text:style-name="P1">jitter for frame 4196 is <text:s text:c="2"/>-0.00151</text:p>
      <text:p text:style-name="P1">jitter for frame 4197 is <text:s text:c="2"/>-0.00150</text:p>
      <text:p text:style-name="P1">jitter for frame 4198 is <text:s text:c="2"/>-0.00140</text:p>
      <text:p text:style-name="P1">jitter for frame 4199 is <text:s text:c="2"/>-0.00151</text:p>
      <text:p text:style-name="P1">jitter for frame 4200 is <text:s text:c="3"/>0.00001</text:p>
      <text:p text:style-name="P1">jitter for frame 4201 is <text:s text:c="2"/>-0.00148</text:p>
      <text:p text:style-name="P1">jitter for frame 4202 is <text:s text:c="2"/>-0.00150</text:p>
      <text:p text:style-name="P1">jitter for frame 4203 is <text:s text:c="3"/>0.00007</text:p>
      <text:p text:style-name="P1">jitter for frame 4204 is <text:s text:c="2"/>-0.00143</text:p>
      <text:p text:style-name="P1">jitter for frame 4205 is <text:s text:c="2"/>-0.00147</text:p>
      <text:p text:style-name="P1">jitter for frame 4206 is <text:s text:c="3"/>0.00139</text:p>
      <text:p text:style-name="P1">jitter for frame 4207 is <text:s text:c="3"/>0.00128</text:p>
      <text:p text:style-name="P1">jitter for frame 4208 is <text:s text:c="3"/>0.00058</text:p>
      <text:p text:style-name="P1">jitter for frame 4209 is <text:s text:c="2"/>-0.00144</text:p>
      <text:p text:style-name="P1">jitter for frame 4210 is <text:s text:c="2"/>-0.00138</text:p>
      <text:p text:style-name="P1">jitter for frame 4211 is <text:s text:c="2"/>-0.00132</text:p>
      <text:p text:style-name="P1">jitter for frame 4212 is <text:s text:c="2"/>-0.00148</text:p>
      <text:p text:style-name="P1">jitter for frame 4213 is <text:s text:c="2"/>-0.00133</text:p>
      <text:p text:style-name="P1">jitter for frame 4214 is <text:s text:c="2"/>-0.00142</text:p>
      <text:p text:style-name="P1">jitter for frame 4215 is <text:s text:c="2"/>-0.00147</text:p>
      <text:p text:style-name="P1">jitter for frame 4216 is <text:s text:c="2"/>-0.00133</text:p>
      <text:p text:style-name="P1">jitter for frame 4217 is <text:s text:c="2"/>-0.00147</text:p>
      <text:p text:style-name="P1">jitter for frame 4218 is <text:s text:c="2"/>-0.00016</text:p>
      <text:p text:style-name="P1">jitter for frame 4219 is <text:s text:c="2"/>-0.00136</text:p>
      <text:p text:style-name="P1">jitter for frame 4220 is <text:s text:c="2"/>-0.00137</text:p>
      <text:p text:style-name="P1">jitter for frame 4221 is <text:s text:c="3"/>0.00013</text:p>
      <text:p text:style-name="P1">jitter for frame 4222 is <text:s text:c="2"/>-0.00147</text:p>
      <text:p text:style-name="P1">jitter for frame 4223 is <text:s text:c="2"/>-0.00133</text:p>
      <text:p text:style-name="P1">jitter for frame 4224 is <text:s text:c="3"/>0.00151</text:p>
      <text:p text:style-name="P1">jitter for frame 4225 is <text:s text:c="3"/>0.00182</text:p>
      <text:p text:style-name="P1">jitter for frame 4226 is <text:s text:c="2"/>-0.00143</text:p>
      <text:p text:style-name="P1">jitter for frame 4227 is <text:s text:c="2"/>-0.00148</text:p>
      <text:p text:style-name="P1">jitter for frame 4228 is <text:s text:c="2"/>-0.00047</text:p>
      <text:p text:style-name="P1">jitter for frame 4229 is <text:s text:c="2"/>-0.00107</text:p>
      <text:p text:style-name="P1">jitter for frame 4230 is <text:s text:c="2"/>-0.00142</text:p>
      <text:p text:style-name="P1">jitter for frame 4231 is <text:s text:c="2"/>-0.00094</text:p>
      <text:p text:style-name="P1">jitter for frame 4232 is <text:s text:c="2"/>-0.00147</text:p>
      <text:p text:style-name="P1">jitter for frame 4233 is <text:s text:c="2"/>-0.00127</text:p>
      <text:p text:style-name="P1">jitter for frame 4234 is <text:s text:c="2"/>-0.00120</text:p>
      <text:p text:style-name="P1">jitter for frame 4235 is <text:s text:c="2"/>-0.00029</text:p>
      <text:p text:style-name="P1"><text:soft-page-break/>jitter for frame 4236 is <text:s text:c="3"/>0.00107</text:p>
      <text:p text:style-name="P1">jitter for frame 4237 is <text:s text:c="3"/>0.00094</text:p>
      <text:p text:style-name="P1">jitter for frame 4238 is <text:s text:c="2"/>-0.00128</text:p>
      <text:p text:style-name="P1">jitter for frame 4239 is <text:s text:c="2"/>-0.00058</text:p>
      <text:p text:style-name="P1">jitter for frame 4240 is <text:s text:c="2"/>-0.00146</text:p>
      <text:p text:style-name="P1">jitter for frame 4241 is <text:s text:c="2"/>-0.00145</text:p>
      <text:p text:style-name="P1">jitter for frame 4242 is <text:s text:c="2"/>-0.00142</text:p>
      <text:p text:style-name="P1">jitter for frame 4243 is <text:s text:c="2"/>-0.00124</text:p>
      <text:p text:style-name="P1">jitter for frame 4244 is <text:s text:c="2"/>-0.00150</text:p>
      <text:p text:style-name="P1">jitter for frame 4245 is <text:s text:c="2"/>-0.00129</text:p>
      <text:p text:style-name="P1">jitter for frame 4246 is <text:s text:c="2"/>-0.00000</text:p>
      <text:p text:style-name="P1">jitter for frame 4247 is <text:s text:c="2"/>-0.00151</text:p>
      <text:p text:style-name="P1">jitter for frame 4248 is <text:s text:c="3"/>0.00034</text:p>
      <text:p text:style-name="P1">jitter for frame 4249 is <text:s text:c="3"/>0.00133</text:p>
      <text:p text:style-name="P1">jitter for frame 4250 is <text:s text:c="2"/>-0.00148</text:p>
      <text:p text:style-name="P1">jitter for frame 4251 is <text:s text:c="3"/>0.00023</text:p>
      <text:p text:style-name="P1">jitter for frame 4252 is <text:s text:c="2"/>-0.00012</text:p>
      <text:p text:style-name="P1">jitter for frame 4253 is <text:s text:c="3"/>0.00060</text:p>
      <text:p text:style-name="P1">jitter for frame 4254 is <text:s text:c="3"/>0.00065</text:p>
      <text:p text:style-name="P1">jitter for frame 4255 is <text:s text:c="2"/>-0.00147</text:p>
      <text:p text:style-name="P1">jitter for frame 4256 is <text:s text:c="3"/>0.00128</text:p>
      <text:p text:style-name="P1">jitter for frame 4257 is <text:s text:c="2"/>-0.00040</text:p>
      <text:p text:style-name="P1">jitter for frame 4258 is <text:s text:c="3"/>0.00127</text:p>
      <text:p text:style-name="P1">jitter for frame 4259 is <text:s text:c="2"/>-0.00147</text:p>
      <text:p text:style-name="P1">jitter for frame 4260 is <text:s text:c="3"/>0.00092</text:p>
      <text:p text:style-name="P1">jitter for frame 4261 is <text:s text:c="2"/>-0.00137</text:p>
      <text:p text:style-name="P1">jitter for frame 4262 is <text:s text:c="3"/>0.00101</text:p>
      <text:p text:style-name="P1">jitter for frame 4263 is <text:s text:c="2"/>-0.00051</text:p>
      <text:p text:style-name="P1">jitter for frame 4264 is <text:s text:c="3"/>0.00124</text:p>
      <text:p text:style-name="P1">jitter for frame 4265 is <text:s text:c="2"/>-0.00123</text:p>
      <text:p text:style-name="P1">jitter for frame 4266 is <text:s text:c="3"/>0.00135</text:p>
      <text:p text:style-name="P1">jitter for frame 4267 is <text:s text:c="2"/>-0.00071</text:p>
      <text:p text:style-name="P1">jitter for frame 4268 is <text:s text:c="3"/>0.00109</text:p>
      <text:p text:style-name="P1">jitter for frame 4269 is <text:s text:c="2"/>-0.00136</text:p>
      <text:p text:style-name="P1">jitter for frame 4270 is <text:s text:c="3"/>0.00134</text:p>
      <text:p text:style-name="P1">jitter for frame 4271 is <text:s text:c="2"/>-0.00144</text:p>
      <text:p text:style-name="P1">jitter for frame 4272 is <text:s text:c="3"/>0.00057</text:p>
      <text:p text:style-name="P1">jitter for frame 4273 is <text:s text:c="2"/>-0.00133</text:p>
      <text:p text:style-name="P1">jitter for frame 4274 is <text:s text:c="2"/>-0.00049</text:p>
      <text:p text:style-name="P1">jitter for frame 4275 is <text:s text:c="3"/>0.00137</text:p>
      <text:p text:style-name="P1">jitter for frame 4276 is <text:s text:c="2"/>-0.00145</text:p>
      <text:p text:style-name="P1">jitter for frame 4277 is <text:s text:c="3"/>0.00122</text:p>
      <text:p text:style-name="P1">jitter for frame 4278 is <text:s text:c="2"/>-0.00150</text:p>
      <text:p text:style-name="P1">jitter for frame 4279 is <text:s text:c="2"/>-0.00150</text:p>
      <text:p text:style-name="P1">jitter for frame 4280 is <text:s text:c="2"/>-0.00152</text:p>
      <text:p text:style-name="P1">jitter for frame 4281 is <text:s text:c="2"/>-0.00148</text:p>
      <text:p text:style-name="P1">jitter for frame 4282 is <text:s text:c="2"/>-0.00153</text:p>
      <text:p text:style-name="P1">jitter for frame 4283 is <text:s text:c="3"/>0.00125</text:p>
      <text:p text:style-name="P1">jitter for frame 4284 is <text:s text:c="2"/>-0.00095</text:p>
      <text:p text:style-name="P1"><text:soft-page-break/>jitter for frame 4285 is <text:s text:c="2"/>-0.00098</text:p>
      <text:p text:style-name="P1">jitter for frame 4286 is <text:s text:c="2"/>-0.00057</text:p>
      <text:p text:style-name="P1">jitter for frame 4287 is <text:s text:c="2"/>-0.00153</text:p>
      <text:p text:style-name="P1">jitter for frame 4288 is <text:s text:c="2"/>-0.00144</text:p>
      <text:p text:style-name="P1">jitter for frame 4289 is <text:s text:c="2"/>-0.00049</text:p>
      <text:p text:style-name="P1">jitter for frame 4290 is <text:s text:c="3"/>0.00068</text:p>
      <text:p text:style-name="P1">jitter for frame 4291 is <text:s text:c="2"/>-0.00146</text:p>
      <text:p text:style-name="P1">jitter for frame 4292 is <text:s text:c="2"/>-0.00040</text:p>
      <text:p text:style-name="P1">jitter for frame 4293 is <text:s text:c="2"/>-0.00070</text:p>
      <text:p text:style-name="P1">jitter for frame 4294 is <text:s text:c="2"/>-0.00147</text:p>
      <text:p text:style-name="P1">jitter for frame 4295 is <text:s text:c="2"/>-0.00139</text:p>
      <text:p text:style-name="P1">jitter for frame 4296 is <text:s text:c="3"/>0.00063</text:p>
      <text:p text:style-name="P1">jitter for frame 4297 is <text:s text:c="3"/>0.00131</text:p>
      <text:p text:style-name="P1">jitter for frame 4298 is <text:s text:c="2"/>-0.00152</text:p>
      <text:p text:style-name="P1">jitter for frame 4299 is <text:s text:c="2"/>-0.00039</text:p>
      <text:p text:style-name="P1">jitter for frame 4300 is <text:s text:c="2"/>-0.00141</text:p>
      <text:p text:style-name="P1">jitter for frame 4301 is <text:s text:c="3"/>0.00044</text:p>
      <text:p text:style-name="P1">jitter for frame 4302 is <text:s text:c="2"/>-0.00049</text:p>
      <text:p text:style-name="P1">jitter for frame 4303 is <text:s text:c="2"/>-0.00122</text:p>
      <text:p text:style-name="P1">jitter for frame 4304 is <text:s text:c="3"/>0.00119</text:p>
      <text:p text:style-name="P1">jitter for frame 4305 is <text:s text:c="3"/>0.00004</text:p>
      <text:p text:style-name="P1">jitter for frame 4306 is <text:s text:c="2"/>-0.00151</text:p>
      <text:p text:style-name="P1">jitter for frame 4307 is <text:s text:c="2"/>-0.00139</text:p>
      <text:p text:style-name="P1">jitter for frame 4308 is <text:s text:c="3"/>0.00024</text:p>
      <text:p text:style-name="P1">jitter for frame 4309 is <text:s text:c="2"/>-0.00145</text:p>
      <text:p text:style-name="P1">jitter for frame 4310 is <text:s text:c="3"/>0.00130</text:p>
      <text:p text:style-name="P1">jitter for frame 4311 is <text:s text:c="2"/>-0.00146</text:p>
      <text:p text:style-name="P1">jitter for frame 4312 is <text:s text:c="3"/>0.00009</text:p>
      <text:p text:style-name="P1">jitter for frame 4313 is <text:s text:c="2"/>-0.00063</text:p>
      <text:p text:style-name="P1">jitter for frame 4314 is <text:s text:c="2"/>-0.00073</text:p>
      <text:p text:style-name="P1">jitter for frame 4315 is <text:s text:c="2"/>-0.00147</text:p>
      <text:p text:style-name="P1">jitter for frame 4316 is <text:s text:c="3"/>0.00125</text:p>
      <text:p text:style-name="P1">jitter for frame 4317 is <text:s text:c="2"/>-0.00148</text:p>
      <text:p text:style-name="P1">jitter for frame 4318 is <text:s text:c="2"/>-0.00147</text:p>
      <text:p text:style-name="P1">jitter for frame 4319 is <text:s text:c="3"/>0.00118</text:p>
      <text:p text:style-name="P1">jitter for frame 4320 is <text:s text:c="2"/>-0.00150</text:p>
      <text:p text:style-name="P1">jitter for frame 4321 is <text:s text:c="3"/>0.00021</text:p>
      <text:p text:style-name="P1">jitter for frame 4322 is <text:s text:c="2"/>-0.00147</text:p>
      <text:p text:style-name="P1">jitter for frame 4323 is <text:s text:c="2"/>-0.00076</text:p>
      <text:p text:style-name="P1">jitter for frame 4324 is <text:s text:c="2"/>-0.00001</text:p>
      <text:p text:style-name="P1">jitter for frame 4325 is <text:s text:c="2"/>-0.00051</text:p>
      <text:p text:style-name="P1">jitter for frame 4326 is <text:s text:c="2"/>-0.00145</text:p>
      <text:p text:style-name="P1">jitter for frame 4327 is <text:s text:c="2"/>-0.00136</text:p>
      <text:p text:style-name="P1">jitter for frame 4328 is <text:s text:c="2"/>-0.00148</text:p>
      <text:p text:style-name="P1">jitter for frame 4329 is <text:s text:c="2"/>-0.00150</text:p>
      <text:p text:style-name="P1">jitter for frame 4330 is <text:s text:c="3"/>0.00182</text:p>
      <text:p text:style-name="P1">jitter for frame 4331 is <text:s text:c="3"/>0.00137</text:p>
      <text:p text:style-name="P1">jitter for frame 4332 is <text:s text:c="2"/>-0.00151</text:p>
      <text:p text:style-name="P1">jitter for frame 4333 is <text:s text:c="3"/>0.00062</text:p>
      <text:p text:style-name="P1"><text:soft-page-break/>jitter for frame 4334 is <text:s text:c="2"/>-0.00147</text:p>
      <text:p text:style-name="P1">jitter for frame 4335 is <text:s text:c="3"/>0.00098</text:p>
      <text:p text:style-name="P1">jitter for frame 4336 is <text:s text:c="2"/>-0.00069</text:p>
      <text:p text:style-name="P1">jitter for frame 4337 is <text:s text:c="2"/>-0.00133</text:p>
      <text:p text:style-name="P1">jitter for frame 4338 is <text:s text:c="3"/>0.00108</text:p>
      <text:p text:style-name="P1">jitter for frame 4339 is <text:s text:c="3"/>0.00076</text:p>
      <text:p text:style-name="P1">jitter for frame 4340 is <text:s text:c="2"/>-0.00148</text:p>
      <text:p text:style-name="P1">jitter for frame 4341 is <text:s text:c="2"/>-0.00151</text:p>
      <text:p text:style-name="P1">jitter for frame 4342 is <text:s text:c="3"/>0.00036</text:p>
      <text:p text:style-name="P1">jitter for frame 4343 is <text:s text:c="3"/>0.05435</text:p>
      <text:p text:style-name="P1">jitter for frame 4344 is <text:s text:c="2"/>-0.00146</text:p>
      <text:p text:style-name="P1">jitter for frame 4345 is <text:s text:c="3"/>0.00137</text:p>
      <text:p text:style-name="P1">jitter for frame 4346 is <text:s text:c="2"/>-0.00162</text:p>
      <text:p text:style-name="P1">jitter for frame 4347 is <text:s text:c="2"/>-0.00144</text:p>
      <text:p text:style-name="P1">jitter for frame 4348 is <text:s text:c="3"/>0.08794</text:p>
      <text:p text:style-name="P1">jitter for frame 4349 is <text:s text:c="2"/>-0.00144</text:p>
      <text:p text:style-name="P1">jitter for frame 4350 is <text:s text:c="2"/>-0.00092</text:p>
      <text:p text:style-name="P1">jitter for frame 4351 is <text:s text:c="2"/>-0.00145</text:p>
      <text:p text:style-name="P1">jitter for frame 4352 is <text:s text:c="3"/>0.00130</text:p>
      <text:p text:style-name="P1">jitter for frame 4353 is <text:s text:c="2"/>-0.00143</text:p>
      <text:p text:style-name="P1">jitter for frame 4354 is <text:s text:c="3"/>0.00134</text:p>
      <text:p text:style-name="P1">jitter for frame 4355 is <text:s text:c="2"/>-0.00154</text:p>
      <text:p text:style-name="P1">jitter for frame 4356 is <text:s text:c="2"/>-0.00146</text:p>
      <text:p text:style-name="P1">jitter for frame 4357 is <text:s text:c="3"/>0.00133</text:p>
      <text:p text:style-name="P1">jitter for frame 4358 is <text:s text:c="2"/>-0.00115</text:p>
      <text:p text:style-name="P1">jitter for frame 4359 is <text:s text:c="3"/>0.00116</text:p>
      <text:p text:style-name="P1">jitter for frame 4360 is <text:s text:c="3"/>0.00139</text:p>
      <text:p text:style-name="P1">jitter for frame 4361 is <text:s text:c="2"/>-0.00153</text:p>
      <text:p text:style-name="P1">jitter for frame 4362 is <text:s text:c="2"/>-0.00142</text:p>
      <text:p text:style-name="P1">jitter for frame 4363 is <text:s text:c="3"/>0.00134</text:p>
      <text:p text:style-name="P1">jitter for frame 4364 is <text:s text:c="3"/>0.00082</text:p>
      <text:p text:style-name="P1">jitter for frame 4365 is <text:s text:c="2"/>-0.00138</text:p>
      <text:p text:style-name="P1">jitter for frame 4366 is <text:s text:c="2"/>-0.00152</text:p>
      <text:p text:style-name="P1">jitter for frame 4367 is <text:s text:c="3"/>0.00092</text:p>
      <text:p text:style-name="P1">jitter for frame 4368 is <text:s text:c="2"/>-0.00142</text:p>
      <text:p text:style-name="P1">jitter for frame 4369 is <text:s text:c="2"/>-0.00088</text:p>
      <text:p text:style-name="P1">jitter for frame 4370 is <text:s text:c="2"/>-0.00022</text:p>
      <text:p text:style-name="P1">jitter for frame 4371 is <text:s text:c="3"/>0.00134</text:p>
      <text:p text:style-name="P1">jitter for frame 4372 is <text:s text:c="3"/>0.00134</text:p>
      <text:p text:style-name="P1">jitter for frame 4373 is <text:s text:c="2"/>-0.00150</text:p>
      <text:p text:style-name="P1">jitter for frame 4374 is <text:s text:c="2"/>-0.00069</text:p>
      <text:p text:style-name="P1">jitter for frame 4375 is <text:s text:c="3"/>0.00090</text:p>
      <text:p text:style-name="P1">jitter for frame 4376 is <text:s text:c="2"/>-0.00108</text:p>
      <text:p text:style-name="P1">jitter for frame 4377 is <text:s text:c="2"/>-0.00144</text:p>
      <text:p text:style-name="P1">jitter for frame 4378 is <text:s text:c="3"/>0.00108</text:p>
      <text:p text:style-name="P1">jitter for frame 4379 is <text:s text:c="2"/>-0.00149</text:p>
      <text:p text:style-name="P1">jitter for frame 4380 is <text:s text:c="2"/>-0.00141</text:p>
      <text:p text:style-name="P1">jitter for frame 4381 is <text:s text:c="2"/>-0.00116</text:p>
      <text:p text:style-name="P1">jitter for frame 4382 is <text:s text:c="3"/>0.00002</text:p>
      <text:p text:style-name="P1"><text:soft-page-break/>jitter for frame 4383 is <text:s text:c="2"/>-0.00153</text:p>
      <text:p text:style-name="P1">jitter for frame 4384 is <text:s text:c="2"/>-0.00046</text:p>
      <text:p text:style-name="P1">jitter for frame 4385 is <text:s text:c="2"/>-0.00151</text:p>
      <text:p text:style-name="P1">jitter for frame 4386 is <text:s text:c="2"/>-0.00141</text:p>
      <text:p text:style-name="P1">jitter for frame 4387 is <text:s text:c="3"/>0.00016</text:p>
      <text:p text:style-name="P1">jitter for frame 4388 is <text:s text:c="2"/>-0.00146</text:p>
      <text:p text:style-name="P1">jitter for frame 4389 is <text:s text:c="2"/>-0.00151</text:p>
      <text:p text:style-name="P1">jitter for frame 4390 is <text:s text:c="2"/>-0.00149</text:p>
      <text:p text:style-name="P1">jitter for frame 4391 is <text:s text:c="3"/>0.00139</text:p>
      <text:p text:style-name="P1">jitter for frame 4392 is <text:s text:c="3"/>0.00103</text:p>
      <text:p text:style-name="P1">jitter for frame 4393 is <text:s text:c="2"/>-0.00142</text:p>
      <text:p text:style-name="P1">jitter for frame 4394 is <text:s text:c="2"/>-0.00142</text:p>
      <text:p text:style-name="P1">jitter for frame 4395 is <text:s text:c="2"/>-0.00151</text:p>
      <text:p text:style-name="P1">jitter for frame 4396 is <text:s text:c="3"/>0.00432</text:p>
      <text:p text:style-name="P1">jitter for frame 4397 is <text:s text:c="3"/>0.00134</text:p>
      <text:p text:style-name="P1">jitter for frame 4398 is <text:s text:c="3"/>0.00134</text:p>
      <text:p text:style-name="P1">jitter for frame 4399 is <text:s text:c="2"/>-0.00161</text:p>
      <text:p text:style-name="P1">jitter for frame 4400 is <text:s text:c="2"/>-0.00148</text:p>
      <text:p text:style-name="P1">jitter for frame 4401 is <text:s text:c="2"/>-0.00156</text:p>
      <text:p text:style-name="P1">jitter for frame 4402 is <text:s text:c="3"/>0.00140</text:p>
      <text:p text:style-name="P1">jitter for frame 4403 is <text:s text:c="3"/>0.00132</text:p>
      <text:p text:style-name="P1">jitter for frame 4404 is <text:s text:c="3"/>0.00193</text:p>
      <text:p text:style-name="P1">jitter for frame 4405 is <text:s text:c="3"/>0.00123</text:p>
      <text:p text:style-name="P1">jitter for frame 4406 is <text:s text:c="2"/>-0.00139</text:p>
      <text:p text:style-name="P1">jitter for frame 4407 is <text:s text:c="3"/>0.01243</text:p>
      <text:p text:style-name="P1">jitter for frame 4408 is <text:s text:c="3"/>0.00131</text:p>
      <text:p text:style-name="P1">jitter for frame 4409 is <text:s text:c="3"/>0.00008</text:p>
      <text:p text:style-name="P1">jitter for frame 4410 is <text:s text:c="2"/>-0.00148</text:p>
      <text:p text:style-name="P1">jitter for frame 4411 is <text:s text:c="2"/>-0.00147</text:p>
      <text:p text:style-name="P1">jitter for frame 4412 is <text:s text:c="3"/>0.00114</text:p>
      <text:p text:style-name="P1">jitter for frame 4413 is <text:s text:c="2"/>-0.00149</text:p>
      <text:p text:style-name="P1">jitter for frame 4414 is <text:s text:c="3"/>0.00118</text:p>
      <text:p text:style-name="P1">jitter for frame 4415 is <text:s text:c="2"/>-0.00150</text:p>
      <text:p text:style-name="P1">jitter for frame 4416 is <text:s text:c="2"/>-0.00147</text:p>
      <text:p text:style-name="P1">jitter for frame 4417 is <text:s text:c="2"/>-0.00060</text:p>
      <text:p text:style-name="P1">jitter for frame 4418 is <text:s text:c="2"/>-0.00023</text:p>
      <text:p text:style-name="P1">jitter for frame 4419 is <text:s text:c="2"/>-0.00140</text:p>
      <text:p text:style-name="P1">jitter for frame 4420 is <text:s text:c="2"/>-0.00036</text:p>
      <text:p text:style-name="P1">jitter for frame 4421 is <text:s text:c="2"/>-0.00138</text:p>
      <text:p text:style-name="P1">jitter for frame 4422 is <text:s text:c="3"/>0.00135</text:p>
      <text:p text:style-name="P1">jitter for frame 4423 is <text:s text:c="3"/>0.00054</text:p>
      <text:p text:style-name="P1">jitter for frame 4424 is <text:s text:c="3"/>0.00014</text:p>
      <text:p text:style-name="P1">jitter for frame 4425 is <text:s text:c="2"/>-0.00147</text:p>
      <text:p text:style-name="P1">jitter for frame 4426 is <text:s text:c="2"/>-0.00125</text:p>
      <text:p text:style-name="P1">jitter for frame 4427 is <text:s text:c="2"/>-0.00021</text:p>
      <text:p text:style-name="P1">jitter for frame 4428 is <text:s text:c="2"/>-0.00143</text:p>
      <text:p text:style-name="P1">jitter for frame 4429 is <text:s text:c="2"/>-0.00147</text:p>
      <text:p text:style-name="P1">jitter for frame 4430 is <text:s text:c="2"/>-0.00159</text:p>
      <text:p text:style-name="P1">jitter for frame 4431 is <text:s text:c="2"/>-0.00140</text:p>
      <text:p text:style-name="P1"><text:soft-page-break/>jitter for frame 4432 is <text:s text:c="2"/>-0.00145</text:p>
      <text:p text:style-name="P1">jitter for frame 4433 is <text:s text:c="2"/>-0.00151</text:p>
      <text:p text:style-name="P1">jitter for frame 4434 is <text:s text:c="2"/>-0.00146</text:p>
      <text:p text:style-name="P1">jitter for frame 4435 is <text:s text:c="2"/>-0.00003</text:p>
      <text:p text:style-name="P1">jitter for frame 4436 is <text:s text:c="3"/>0.00004</text:p>
      <text:p text:style-name="P1">jitter for frame 4437 is <text:s text:c="2"/>-0.00031</text:p>
      <text:p text:style-name="P1">jitter for frame 4438 is <text:s text:c="3"/>0.00112</text:p>
      <text:p text:style-name="P1">jitter for frame 4439 is <text:s text:c="2"/>-0.00140</text:p>
      <text:p text:style-name="P1">jitter for frame 4440 is <text:s text:c="2"/>-0.00145</text:p>
      <text:p text:style-name="P1">jitter for frame 4441 is <text:s text:c="2"/>-0.00146</text:p>
      <text:p text:style-name="P1">jitter for frame 4442 is <text:s text:c="2"/>-0.00163</text:p>
      <text:p text:style-name="P1">jitter for frame 4443 is <text:s text:c="2"/>-0.00163</text:p>
      <text:p text:style-name="P1">jitter for frame 4444 is <text:s text:c="3"/>0.05265</text:p>
      <text:p text:style-name="P1">jitter for frame 4445 is <text:s text:c="2"/>-0.00155</text:p>
      <text:p text:style-name="P1">jitter for frame 4446 is <text:s text:c="3"/>0.00085</text:p>
      <text:p text:style-name="P1">jitter for frame 4447 is <text:s text:c="2"/>-0.00154</text:p>
      <text:p text:style-name="P1">jitter for frame 4448 is <text:s text:c="3"/>0.00086</text:p>
      <text:p text:style-name="P1">jitter for frame 4449 is <text:s text:c="2"/>-0.00117</text:p>
      <text:p text:style-name="P1">jitter for frame 4450 is <text:s text:c="2"/>-0.00143</text:p>
      <text:p text:style-name="P1">jitter for frame 4451 is <text:s text:c="2"/>-0.00084</text:p>
      <text:p text:style-name="P1">jitter for frame 4452 is <text:s text:c="3"/>0.00061</text:p>
      <text:p text:style-name="P1">jitter for frame 4453 is <text:s text:c="3"/>0.00109</text:p>
      <text:p text:style-name="P1">jitter for frame 4454 is <text:s text:c="3"/>0.00099</text:p>
      <text:p text:style-name="P1">jitter for frame 4455 is <text:s text:c="3"/>0.00033</text:p>
      <text:p text:style-name="P1">jitter for frame 4456 is <text:s text:c="2"/>-0.00144</text:p>
      <text:p text:style-name="P1">jitter for frame 4457 is <text:s text:c="2"/>-0.00143</text:p>
      <text:p text:style-name="P1">jitter for frame 4458 is <text:s text:c="2"/>-0.00140</text:p>
      <text:p text:style-name="P1">jitter for frame 4459 is <text:s text:c="2"/>-0.00146</text:p>
      <text:p text:style-name="P1">jitter for frame 4460 is <text:s text:c="2"/>-0.00057</text:p>
      <text:p text:style-name="P1">jitter for frame 4461 is <text:s text:c="3"/>0.00034</text:p>
      <text:p text:style-name="P1">jitter for frame 4462 is <text:s text:c="2"/>-0.00120</text:p>
      <text:p text:style-name="P1">jitter for frame 4463 is <text:s text:c="2"/>-0.00093</text:p>
      <text:p text:style-name="P1">jitter for frame 4464 is <text:s text:c="3"/>0.00131</text:p>
      <text:p text:style-name="P1">jitter for frame 4465 is <text:s text:c="2"/>-0.00147</text:p>
      <text:p text:style-name="P1">jitter for frame 4466 is <text:s text:c="2"/>-0.00133</text:p>
      <text:p text:style-name="P1">jitter for frame 4467 is <text:s text:c="2"/>-0.00148</text:p>
      <text:p text:style-name="P1">jitter for frame 4468 is <text:s text:c="3"/>0.00106</text:p>
      <text:p text:style-name="P1">jitter for frame 4469 is <text:s text:c="2"/>-0.00145</text:p>
      <text:p text:style-name="P1">jitter for frame 4470 is <text:s text:c="2"/>-0.00152</text:p>
      <text:p text:style-name="P1">jitter for frame 4471 is <text:s text:c="3"/>0.00131</text:p>
      <text:p text:style-name="P1">jitter for frame 4472 is <text:s text:c="3"/>0.00013</text:p>
      <text:p text:style-name="P1">jitter for frame 4473 is <text:s text:c="3"/>0.00115</text:p>
      <text:p text:style-name="P1">jitter for frame 4474 is <text:s text:c="2"/>-0.00147</text:p>
      <text:p text:style-name="P1">jitter for frame 4475 is <text:s text:c="2"/>-0.00129</text:p>
      <text:p text:style-name="P1">jitter for frame 4476 is <text:s text:c="2"/>-0.00135</text:p>
      <text:p text:style-name="P1">jitter for frame 4477 is <text:s text:c="2"/>-0.00083</text:p>
      <text:p text:style-name="P1">jitter for frame 4478 is <text:s text:c="3"/>0.00102</text:p>
      <text:p text:style-name="P1">jitter for frame 4479 is <text:s text:c="3"/>0.00076</text:p>
      <text:p text:style-name="P1">jitter for frame 4480 is <text:s text:c="3"/>0.00137</text:p>
      <text:p text:style-name="P1"><text:soft-page-break/>jitter for frame 4481 is <text:s text:c="2"/>-0.00146</text:p>
      <text:p text:style-name="P1">jitter for frame 4482 is <text:s text:c="2"/>-0.00149</text:p>
      <text:p text:style-name="P1">jitter for frame 4483 is <text:s text:c="2"/>-0.00127</text:p>
      <text:p text:style-name="P1">jitter for frame 4484 is <text:s text:c="3"/>0.00109</text:p>
      <text:p text:style-name="P1">jitter for frame 4485 is <text:s text:c="3"/>0.00051</text:p>
      <text:p text:style-name="P1">jitter for frame 4486 is <text:s text:c="2"/>-0.00159</text:p>
      <text:p text:style-name="P1">jitter for frame 4487 is <text:s text:c="2"/>-0.00057</text:p>
      <text:p text:style-name="P1">jitter for frame 4488 is <text:s text:c="2"/>-0.00142</text:p>
      <text:p text:style-name="P1">jitter for frame 4489 is <text:s text:c="2"/>-0.00145</text:p>
      <text:p text:style-name="P1">jitter for frame 4490 is <text:s text:c="2"/>-0.00142</text:p>
      <text:p text:style-name="P1">jitter for frame 4491 is <text:s text:c="2"/>-0.00156</text:p>
      <text:p text:style-name="P1">jitter for frame 4492 is <text:s text:c="2"/>-0.00065</text:p>
      <text:p text:style-name="P1">jitter for frame 4493 is <text:s text:c="3"/>0.00015</text:p>
      <text:p text:style-name="P1">jitter for frame 4494 is <text:s text:c="2"/>-0.00056</text:p>
      <text:p text:style-name="P1">jitter for frame 4495 is <text:s text:c="2"/>-0.00056</text:p>
      <text:p text:style-name="P1">jitter for frame 4496 is <text:s text:c="2"/>-0.00027</text:p>
      <text:p text:style-name="P1">jitter for frame 4497 is <text:s text:c="2"/>-0.00150</text:p>
      <text:p text:style-name="P1">jitter for frame 4498 is <text:s text:c="3"/>0.00132</text:p>
      <text:p text:style-name="P1">jitter for frame 4499 is <text:s text:c="3"/>0.00115</text:p>
      <text:p text:style-name="P1">jitter for frame 4500 is <text:s text:c="2"/>-0.00146</text:p>
      <text:p text:style-name="P1">jitter for frame 4501 is <text:s text:c="2"/>-0.00145</text:p>
      <text:p text:style-name="P1">jitter for frame 4502 is <text:s text:c="2"/>-0.00144</text:p>
      <text:p text:style-name="P1">jitter for frame 4503 is <text:s text:c="2"/>-0.00117</text:p>
      <text:p text:style-name="P1">jitter for frame 4504 is <text:s text:c="3"/>0.00100</text:p>
      <text:p text:style-name="P1">jitter for frame 4505 is <text:s text:c="3"/>0.00020</text:p>
      <text:p text:style-name="P1">jitter for frame 4506 is <text:s text:c="2"/>-0.00114</text:p>
      <text:p text:style-name="P1">jitter for frame 4507 is <text:s text:c="2"/>-0.00113</text:p>
      <text:p text:style-name="P1">jitter for frame 4508 is <text:s text:c="2"/>-0.00050</text:p>
      <text:p text:style-name="P1">jitter for frame 4509 is <text:s text:c="2"/>-0.00146</text:p>
      <text:p text:style-name="P1">jitter for frame 4510 is <text:s text:c="2"/>-0.00141</text:p>
      <text:p text:style-name="P1">jitter for frame 4511 is <text:s text:c="2"/>-0.00093</text:p>
      <text:p text:style-name="P1">jitter for frame 4512 is <text:s text:c="2"/>-0.00148</text:p>
      <text:p text:style-name="P1">jitter for frame 4513 is <text:s text:c="2"/>-0.00140</text:p>
      <text:p text:style-name="P1">jitter for frame 4514 is <text:s text:c="2"/>-0.00144</text:p>
      <text:p text:style-name="P1">jitter for frame 4515 is <text:s text:c="3"/>0.00103</text:p>
      <text:p text:style-name="P1">jitter for frame 4516 is <text:s text:c="3"/>0.00125</text:p>
      <text:p text:style-name="P1">jitter for frame 4517 is <text:s text:c="2"/>-0.00144</text:p>
      <text:p text:style-name="P1">jitter for frame 4518 is <text:s text:c="2"/>-0.00143</text:p>
      <text:p text:style-name="P1">jitter for frame 4519 is <text:s text:c="2"/>-0.00130</text:p>
      <text:p text:style-name="P1">jitter for frame 4520 is <text:s text:c="2"/>-0.00155</text:p>
      <text:p text:style-name="P1">jitter for frame 4521 is <text:s text:c="2"/>-0.00161</text:p>
      <text:p text:style-name="P1">jitter for frame 4522 is <text:s text:c="3"/>0.00131</text:p>
      <text:p text:style-name="P1">jitter for frame 4523 is <text:s text:c="3"/>0.00130</text:p>
      <text:p text:style-name="P1">jitter for frame 4524 is <text:s text:c="3"/>0.00079</text:p>
      <text:p text:style-name="P1">jitter for frame 4525 is <text:s text:c="3"/>0.00106</text:p>
      <text:p text:style-name="P1">jitter for frame 4526 is <text:s text:c="2"/>-0.00161</text:p>
      <text:p text:style-name="P1">jitter for frame 4527 is <text:s text:c="2"/>-0.00161</text:p>
      <text:p text:style-name="P1">jitter for frame 4528 is <text:s text:c="3"/>0.00131</text:p>
      <text:p text:style-name="P1">jitter for frame 4529 is <text:s text:c="2"/>-0.00160</text:p>
      <text:p text:style-name="P1"><text:soft-page-break/>jitter for frame 4530 is <text:s text:c="2"/>-0.00085</text:p>
      <text:p text:style-name="P1">jitter for frame 4531 is <text:s text:c="2"/>-0.00157</text:p>
      <text:p text:style-name="P1">jitter for frame 4532 is <text:s text:c="2"/>-0.00131</text:p>
      <text:p text:style-name="P1">jitter for frame 4533 is <text:s text:c="3"/>0.00027</text:p>
      <text:p text:style-name="P1">jitter for frame 4534 is <text:s text:c="2"/>-0.00161</text:p>
      <text:p text:style-name="P1">jitter for frame 4535 is <text:s text:c="2"/>-0.00162</text:p>
      <text:p text:style-name="P1">jitter for frame 4536 is <text:s text:c="2"/>-0.00053</text:p>
      <text:p text:style-name="P1">jitter for frame 4537 is <text:s text:c="2"/>-0.00105</text:p>
      <text:p text:style-name="P1">jitter for frame 4538 is <text:s text:c="2"/>-0.00160</text:p>
      <text:p text:style-name="P1">jitter for frame 4539 is <text:s text:c="2"/>-0.00145</text:p>
      <text:p text:style-name="P1">jitter for frame 4540 is <text:s text:c="3"/>0.00022</text:p>
      <text:p text:style-name="P1">jitter for frame 4541 is <text:s text:c="3"/>0.00179</text:p>
      <text:p text:style-name="P1">jitter for frame 4542 is <text:s text:c="2"/>-0.00002</text:p>
      <text:p text:style-name="P1">jitter for frame 4543 is <text:s text:c="2"/>-0.00149</text:p>
      <text:p text:style-name="P1">jitter for frame 4544 is <text:s text:c="2"/>-0.00131</text:p>
      <text:p text:style-name="P1">jitter for frame 4545 is <text:s text:c="3"/>0.00100</text:p>
      <text:p text:style-name="P1">jitter for frame 4546 is <text:s text:c="2"/>-0.00169</text:p>
      <text:p text:style-name="P1">jitter for frame 4547 is <text:s text:c="2"/>-0.00129</text:p>
      <text:p text:style-name="P1">jitter for frame 4548 is <text:s text:c="2"/>-0.00165</text:p>
      <text:p text:style-name="P1">jitter for frame 4549 is <text:s text:c="2"/>-0.00159</text:p>
      <text:p text:style-name="P1">jitter for frame 4550 is <text:s text:c="2"/>-0.00156</text:p>
      <text:p text:style-name="P1">jitter for frame 4551 is <text:s text:c="2"/>-0.00155</text:p>
      <text:p text:style-name="P1">jitter for frame 4552 is <text:s text:c="2"/>-0.00124</text:p>
      <text:p text:style-name="P1">jitter for frame 4553 is <text:s text:c="3"/>0.00085</text:p>
      <text:p text:style-name="P1">jitter for frame 4554 is <text:s text:c="2"/>-0.00094</text:p>
      <text:p text:style-name="P1">jitter for frame 4555 is <text:s text:c="2"/>-0.00093</text:p>
      <text:p text:style-name="P1">jitter for frame 4556 is <text:s text:c="3"/>0.00121</text:p>
      <text:p text:style-name="P1">jitter for frame 4557 is <text:s text:c="2"/>-0.00045</text:p>
      <text:p text:style-name="P1">jitter for frame 4558 is <text:s text:c="3"/>0.00111</text:p>
      <text:p text:style-name="P1">jitter for frame 4559 is <text:s text:c="3"/>0.00093</text:p>
      <text:p text:style-name="P1">jitter for frame 4560 is <text:s text:c="2"/>-0.00149</text:p>
      <text:p text:style-name="P1">jitter for frame 4561 is <text:s text:c="2"/>-0.00168</text:p>
      <text:p text:style-name="P1">jitter for frame 4562 is <text:s text:c="2"/>-0.00173</text:p>
      <text:p text:style-name="P1">jitter for frame 4563 is <text:s text:c="2"/>-0.00175</text:p>
      <text:p text:style-name="P1">jitter for frame 4564 is <text:s text:c="2"/>-0.00164</text:p>
      <text:p text:style-name="P1">jitter for frame 4565 is <text:s text:c="2"/>-0.00121</text:p>
      <text:p text:style-name="P1">jitter for frame 4566 is <text:s text:c="2"/>-0.00055</text:p>
      <text:p text:style-name="P1">jitter for frame 4567 is <text:s text:c="2"/>-0.00166</text:p>
      <text:p text:style-name="P1">jitter for frame 4568 is <text:s text:c="2"/>-0.00147</text:p>
      <text:p text:style-name="P1">jitter for frame 4569 is <text:s text:c="2"/>-0.00170</text:p>
      <text:p text:style-name="P1">jitter for frame 4570 is <text:s text:c="2"/>-0.00164</text:p>
      <text:p text:style-name="P1">jitter for frame 4571 is <text:s text:c="2"/>-0.00144</text:p>
      <text:p text:style-name="P1">jitter for frame 4572 is <text:s text:c="3"/>0.00094</text:p>
      <text:p text:style-name="P1">jitter for frame 4573 is <text:s text:c="3"/>0.00088</text:p>
      <text:p text:style-name="P1">jitter for frame 4574 is <text:s text:c="3"/>0.00102</text:p>
      <text:p text:style-name="P1">jitter for frame 4575 is <text:s text:c="2"/>-0.00114</text:p>
      <text:p text:style-name="P1">jitter for frame 4576 is <text:s text:c="2"/>-0.00159</text:p>
      <text:p text:style-name="P1">jitter for frame 4577 is <text:s text:c="3"/>0.00099</text:p>
      <text:p text:style-name="P1">jitter for frame 4578 is <text:s text:c="2"/>-0.00134</text:p>
      <text:p text:style-name="P1"><text:soft-page-break/>jitter for frame 4579 is <text:s text:c="2"/>-0.00169</text:p>
      <text:p text:style-name="P1">jitter for frame 4580 is <text:s text:c="2"/>-0.00048</text:p>
      <text:p text:style-name="P1">jitter for frame 4581 is <text:s text:c="2"/>-0.00144</text:p>
      <text:p text:style-name="P1">jitter for frame 4582 is <text:s text:c="2"/>-0.00169</text:p>
      <text:p text:style-name="P1">jitter for frame 4583 is <text:s text:c="3"/>0.00105</text:p>
      <text:p text:style-name="P1">jitter for frame 4584 is <text:s text:c="2"/>-0.00131</text:p>
      <text:p text:style-name="P1">jitter for frame 4585 is <text:s text:c="2"/>-0.00172</text:p>
      <text:p text:style-name="P1">jitter for frame 4586 is <text:s text:c="2"/>-0.00171</text:p>
      <text:p text:style-name="P1">jitter for frame 4587 is <text:s text:c="2"/>-0.00165</text:p>
      <text:p text:style-name="P1">jitter for frame 4588 is <text:s text:c="2"/>-0.00050</text:p>
      <text:p text:style-name="P1">jitter for frame 4589 is <text:s text:c="3"/>0.00028</text:p>
      <text:p text:style-name="P1">jitter for frame 4590 is <text:s text:c="3"/>0.00095</text:p>
      <text:p text:style-name="P1">jitter for frame 4591 is <text:s text:c="2"/>-0.00159</text:p>
      <text:p text:style-name="P1">jitter for frame 4592 is <text:s text:c="2"/>-0.00176</text:p>
      <text:p text:style-name="P1">jitter for frame 4593 is <text:s text:c="2"/>-0.00167</text:p>
      <text:p text:style-name="P1">jitter for frame 4594 is <text:s text:c="2"/>-0.00163</text:p>
      <text:p text:style-name="P1">jitter for frame 4595 is <text:s text:c="2"/>-0.00160</text:p>
      <text:p text:style-name="P1">jitter for frame 4596 is <text:s text:c="3"/>0.00054</text:p>
      <text:p text:style-name="P1">jitter for frame 4597 is <text:s text:c="3"/>0.00074</text:p>
      <text:p text:style-name="P1">jitter for frame 4598 is <text:s text:c="2"/>-0.00040</text:p>
      <text:p text:style-name="P1">jitter for frame 4599 is <text:s text:c="2"/>-0.00130</text:p>
      <text:p text:style-name="P1">jitter for frame 4600 is <text:s text:c="2"/>-0.00163</text:p>
      <text:p text:style-name="P1">jitter for frame 4601 is <text:s text:c="3"/>0.00002</text:p>
      <text:p text:style-name="P1">jitter for frame 4602 is <text:s text:c="2"/>-0.00166</text:p>
      <text:p text:style-name="P1">jitter for frame 4603 is <text:s text:c="2"/>-0.00115</text:p>
      <text:p text:style-name="P1">jitter for frame 4604 is <text:s text:c="2"/>-0.00158</text:p>
      <text:p text:style-name="P1">jitter for frame 4605 is <text:s text:c="2"/>-0.00126</text:p>
      <text:p text:style-name="P1">jitter for frame 4606 is <text:s text:c="2"/>-0.00166</text:p>
      <text:p text:style-name="P1">jitter for frame 4607 is <text:s text:c="2"/>-0.00163</text:p>
      <text:p text:style-name="P1">jitter for frame 4608 is <text:s text:c="3"/>0.00082</text:p>
      <text:p text:style-name="P1">jitter for frame 4609 is <text:s text:c="2"/>-0.00164</text:p>
      <text:p text:style-name="P1">jitter for frame 4610 is <text:s text:c="2"/>-0.00161</text:p>
      <text:p text:style-name="P1">jitter for frame 4611 is <text:s text:c="2"/>-0.00149</text:p>
      <text:p text:style-name="P1">jitter for frame 4612 is <text:s text:c="2"/>-0.00137</text:p>
      <text:p text:style-name="P1">jitter for frame 4613 is <text:s text:c="2"/>-0.00165</text:p>
      <text:p text:style-name="P1">jitter for frame 4614 is <text:s text:c="2"/>-0.00171</text:p>
      <text:p text:style-name="P1">jitter for frame 4615 is <text:s text:c="3"/>0.00090</text:p>
      <text:p text:style-name="P1">jitter for frame 4616 is <text:s text:c="2"/>-0.00169</text:p>
      <text:p text:style-name="P1">jitter for frame 4617 is <text:s text:c="3"/>0.00085</text:p>
      <text:p text:style-name="P1">jitter for frame 4618 is <text:s text:c="3"/>0.00070</text:p>
      <text:p text:style-name="P1">jitter for frame 4619 is <text:s text:c="3"/>0.00074</text:p>
      <text:p text:style-name="P1">jitter for frame 4620 is <text:s text:c="2"/>-0.00161</text:p>
      <text:p text:style-name="P1">jitter for frame 4621 is <text:s text:c="2"/>-0.00160</text:p>
      <text:p text:style-name="P1">jitter for frame 4622 is <text:s text:c="2"/>-0.00158</text:p>
      <text:p text:style-name="P1">jitter for frame 4623 is <text:s text:c="3"/>0.00073</text:p>
      <text:p text:style-name="P1">jitter for frame 4624 is <text:s text:c="2"/>-0.00162</text:p>
      <text:p text:style-name="P1">jitter for frame 4625 is <text:s text:c="2"/>-0.00166</text:p>
      <text:p text:style-name="P1">jitter for frame 4626 is <text:s text:c="2"/>-0.00165</text:p>
      <text:p text:style-name="P1">jitter for frame 4627 is <text:s text:c="2"/>-0.00166</text:p>
      <text:p text:style-name="P1"><text:soft-page-break/>jitter for frame 4628 is <text:s text:c="2"/>-0.00158</text:p>
      <text:p text:style-name="P1">jitter for frame 4629 is <text:s text:c="2"/>-0.00163</text:p>
      <text:p text:style-name="P1">jitter for frame 4630 is <text:s text:c="2"/>-0.00081</text:p>
      <text:p text:style-name="P1">jitter for frame 4631 is <text:s text:c="2"/>-0.00163</text:p>
      <text:p text:style-name="P1">jitter for frame 4632 is <text:s text:c="2"/>-0.00169</text:p>
      <text:p text:style-name="P1">jitter for frame 4633 is <text:s text:c="2"/>-0.00033</text:p>
      <text:p text:style-name="P1">jitter for frame 4634 is <text:s text:c="3"/>0.00101</text:p>
      <text:p text:style-name="P1">jitter for frame 4635 is <text:s text:c="3"/>0.00113</text:p>
      <text:p text:style-name="P1">jitter for frame 4636 is <text:s text:c="2"/>-0.00162</text:p>
      <text:p text:style-name="P1">jitter for frame 4637 is <text:s text:c="2"/>-0.00174</text:p>
      <text:p text:style-name="P1">jitter for frame 4638 is <text:s text:c="2"/>-0.00159</text:p>
      <text:p text:style-name="P1">jitter for frame 4639 is <text:s text:c="2"/>-0.00138</text:p>
      <text:p text:style-name="P1">jitter for frame 4640 is <text:s text:c="2"/>-0.00130</text:p>
      <text:p text:style-name="P1">jitter for frame 4641 is <text:s text:c="3"/>0.00030</text:p>
      <text:p text:style-name="P1">jitter for frame 4642 is <text:s text:c="3"/>0.00109</text:p>
      <text:p text:style-name="P1">jitter for frame 4643 is <text:s text:c="3"/>0.00093</text:p>
      <text:p text:style-name="P1">jitter for frame 4644 is <text:s text:c="2"/>-0.00173</text:p>
      <text:p text:style-name="P1">jitter for frame 4645 is <text:s text:c="3"/>0.00044</text:p>
      <text:p text:style-name="P1">jitter for frame 4646 is <text:s text:c="3"/>0.00079</text:p>
      <text:p text:style-name="P1">jitter for frame 4647 is <text:s text:c="3"/>0.00101</text:p>
      <text:p text:style-name="P1">jitter for frame 4648 is <text:s text:c="3"/>0.00087</text:p>
      <text:p text:style-name="P1">jitter for frame 4649 is <text:s text:c="2"/>-0.00165</text:p>
      <text:p text:style-name="P1">jitter for frame 4650 is <text:s text:c="2"/>-0.00094</text:p>
      <text:p text:style-name="P1">jitter for frame 4651 is <text:s text:c="3"/>0.00089</text:p>
      <text:p text:style-name="P1">jitter for frame 4652 is <text:s text:c="3"/>0.00110</text:p>
      <text:p text:style-name="P1">jitter for frame 4653 is <text:s text:c="3"/>0.00086</text:p>
      <text:p text:style-name="P1">jitter for frame 4654 is <text:s text:c="2"/>-0.00143</text:p>
      <text:p text:style-name="P1">jitter for frame 4655 is <text:s text:c="2"/>-0.00153</text:p>
      <text:p text:style-name="P1">jitter for frame 4656 is <text:s text:c="3"/>0.00093</text:p>
      <text:p text:style-name="P1">jitter for frame 4657 is <text:s text:c="2"/>-0.00168</text:p>
      <text:p text:style-name="P1">jitter for frame 4658 is <text:s text:c="2"/>-0.00171</text:p>
      <text:p text:style-name="P1">jitter for frame 4659 is <text:s text:c="2"/>-0.00171</text:p>
      <text:p text:style-name="P1">jitter for frame 4660 is <text:s text:c="2"/>-0.00159</text:p>
      <text:p text:style-name="P1">jitter for frame 4661 is <text:s text:c="2"/>-0.00165</text:p>
      <text:p text:style-name="P1">jitter for frame 4662 is <text:s text:c="2"/>-0.00148</text:p>
      <text:p text:style-name="P1">jitter for frame 4663 is <text:s text:c="3"/>0.00085</text:p>
      <text:p text:style-name="P1">jitter for frame 4664 is <text:s text:c="2"/>-0.00095</text:p>
      <text:p text:style-name="P1">jitter for frame 4665 is <text:s text:c="2"/>-0.00164</text:p>
      <text:p text:style-name="P1">jitter for frame 4666 is <text:s text:c="3"/>0.00107</text:p>
      <text:p text:style-name="P1">jitter for frame 4667 is <text:s text:c="3"/>0.00096</text:p>
      <text:p text:style-name="P1">jitter for frame 4668 is <text:s text:c="3"/>0.00087</text:p>
      <text:p text:style-name="P1">jitter for frame 4669 is <text:s text:c="2"/>-0.00170</text:p>
      <text:p text:style-name="P1">jitter for frame 4670 is <text:s text:c="2"/>-0.00010</text:p>
      <text:p text:style-name="P1">jitter for frame 4671 is <text:s text:c="2"/>-0.00163</text:p>
      <text:p text:style-name="P1">jitter for frame 4672 is <text:s text:c="2"/>-0.00153</text:p>
      <text:p text:style-name="P1">jitter for frame 4673 is <text:s text:c="3"/>0.00113</text:p>
      <text:p text:style-name="P1">jitter for frame 4674 is <text:s text:c="2"/>-0.00118</text:p>
      <text:p text:style-name="P1">jitter for frame 4675 is <text:s text:c="2"/>-0.00157</text:p>
      <text:p text:style-name="P1">jitter for frame 4676 is <text:s text:c="2"/>-0.00148</text:p>
      <text:p text:style-name="P1"><text:soft-page-break/>jitter for frame 4677 is <text:s text:c="2"/>-0.00163</text:p>
      <text:p text:style-name="P1">jitter for frame 4678 is <text:s text:c="3"/>0.00019</text:p>
      <text:p text:style-name="P1">jitter for frame 4679 is <text:s text:c="2"/>-0.00157</text:p>
      <text:p text:style-name="P1">jitter for frame 4680 is <text:s text:c="2"/>-0.00161</text:p>
      <text:p text:style-name="P1">jitter for frame 4681 is <text:s text:c="2"/>-0.00153</text:p>
      <text:p text:style-name="P1">jitter for frame 4682 is <text:s text:c="2"/>-0.00156</text:p>
      <text:p text:style-name="P1">jitter for frame 4683 is <text:s text:c="2"/>-0.00153</text:p>
      <text:p text:style-name="P1">jitter for frame 4684 is <text:s text:c="2"/>-0.00067</text:p>
      <text:p text:style-name="P1">jitter for frame 4685 is <text:s text:c="3"/>0.00061</text:p>
      <text:p text:style-name="P1">jitter for frame 4686 is <text:s text:c="2"/>-0.00119</text:p>
      <text:p text:style-name="P1">jitter for frame 4687 is <text:s text:c="3"/>0.00113</text:p>
      <text:p text:style-name="P1">jitter for frame 4688 is <text:s text:c="2"/>-0.00162</text:p>
      <text:p text:style-name="P1">jitter for frame 4689 is <text:s text:c="2"/>-0.00153</text:p>
      <text:p text:style-name="P1">jitter for frame 4690 is <text:s text:c="2"/>-0.00147</text:p>
      <text:p text:style-name="P1">jitter for frame 4691 is <text:s text:c="3"/>0.00121</text:p>
      <text:p text:style-name="P1">jitter for frame 4692 is <text:s text:c="2"/>-0.00167</text:p>
      <text:p text:style-name="P1">jitter for frame 4693 is <text:s text:c="2"/>-0.00157</text:p>
      <text:p text:style-name="P1">jitter for frame 4694 is <text:s text:c="2"/>-0.00004</text:p>
      <text:p text:style-name="P1">jitter for frame 4695 is <text:s text:c="3"/>0.00123</text:p>
      <text:p text:style-name="P1">jitter for frame 4696 is <text:s text:c="3"/>0.00111</text:p>
      <text:p text:style-name="P1">jitter for frame 4697 is <text:s text:c="2"/>-0.00144</text:p>
      <text:p text:style-name="P1">jitter for frame 4698 is <text:s text:c="2"/>-0.00161</text:p>
      <text:p text:style-name="P1">jitter for frame 4699 is <text:s text:c="3"/>0.00093</text:p>
      <text:p text:style-name="P1">jitter for frame 4700 is <text:s text:c="2"/>-0.00019</text:p>
      <text:p text:style-name="P1">jitter for frame 4701 is <text:s text:c="3"/>0.00121</text:p>
      <text:p text:style-name="P1">jitter for frame 4702 is <text:s text:c="2"/>-0.00149</text:p>
      <text:p text:style-name="P1">jitter for frame 4703 is <text:s text:c="2"/>-0.00147</text:p>
      <text:p text:style-name="P1">jitter for frame 4704 is <text:s text:c="3"/>0.00108</text:p>
      <text:p text:style-name="P1">jitter for frame 4705 is <text:s text:c="3"/>0.00078</text:p>
      <text:p text:style-name="P1">jitter for frame 4706 is <text:s text:c="2"/>-0.00157</text:p>
      <text:p text:style-name="P1">jitter for frame 4707 is <text:s text:c="2"/>-0.00151</text:p>
      <text:p text:style-name="P1">jitter for frame 4708 is <text:s text:c="2"/>-0.00018</text:p>
      <text:p text:style-name="P1">jitter for frame 4709 is <text:s text:c="2"/>-0.00149</text:p>
      <text:p text:style-name="P1">jitter for frame 4710 is <text:s text:c="2"/>-0.00151</text:p>
      <text:p text:style-name="P1">jitter for frame 4711 is <text:s text:c="3"/>0.00010</text:p>
      <text:p text:style-name="P1">jitter for frame 4712 is <text:s text:c="2"/>-0.00141</text:p>
      <text:p text:style-name="P1">jitter for frame 4713 is <text:s text:c="3"/>0.00140</text:p>
      <text:p text:style-name="P1">jitter for frame 4714 is <text:s text:c="3"/>0.00128</text:p>
      <text:p text:style-name="P1">jitter for frame 4715 is <text:s text:c="2"/>-0.00152</text:p>
      <text:p text:style-name="P1">jitter for frame 4716 is <text:s text:c="3"/>0.00098</text:p>
      <text:p text:style-name="P1">jitter for frame 4717 is <text:s text:c="2"/>-0.00045</text:p>
      <text:p text:style-name="P1">jitter for frame 4718 is <text:s text:c="3"/>0.00097</text:p>
      <text:p text:style-name="P1">jitter for frame 4719 is <text:s text:c="3"/>0.00053</text:p>
      <text:p text:style-name="P1">jitter for frame 4720 is <text:s text:c="3"/>0.00124</text:p>
      <text:p text:style-name="P1">jitter for frame 4721 is <text:s text:c="2"/>-0.00152</text:p>
      <text:p text:style-name="P1">jitter for frame 4722 is <text:s text:c="2"/>-0.00151</text:p>
      <text:p text:style-name="P1">jitter for frame 4723 is <text:s text:c="2"/>-0.00005</text:p>
      <text:p text:style-name="P1">jitter for frame 4724 is <text:s text:c="3"/>0.00078</text:p>
      <text:p text:style-name="P1">jitter for frame 4725 is <text:s text:c="3"/>0.00114</text:p>
      <text:p text:style-name="P1"><text:soft-page-break/>jitter for frame 4726 is <text:s text:c="2"/>-0.00142</text:p>
      <text:p text:style-name="P1">jitter for frame 4727 is <text:s text:c="3"/>0.00128</text:p>
      <text:p text:style-name="P1">jitter for frame 4728 is <text:s text:c="2"/>-0.00136</text:p>
      <text:p text:style-name="P1">jitter for frame 4729 is <text:s text:c="2"/>-0.00139</text:p>
      <text:p text:style-name="P1">jitter for frame 4730 is <text:s text:c="2"/>-0.00133</text:p>
      <text:p text:style-name="P1">jitter for frame 4731 is <text:s text:c="2"/>-0.00154</text:p>
      <text:p text:style-name="P1">jitter for frame 4732 is <text:s text:c="2"/>-0.00140</text:p>
      <text:p text:style-name="P1">jitter for frame 4733 is <text:s text:c="3"/>0.00040</text:p>
      <text:p text:style-name="P1">jitter for frame 4734 is <text:s text:c="2"/>-0.00151</text:p>
      <text:p text:style-name="P1">jitter for frame 4735 is <text:s text:c="3"/>0.00114</text:p>
      <text:p text:style-name="P1">jitter for frame 4736 is <text:s text:c="3"/>0.00065</text:p>
      <text:p text:style-name="P1">jitter for frame 4737 is <text:s text:c="2"/>-0.00151</text:p>
      <text:p text:style-name="P1">jitter for frame 4738 is <text:s text:c="3"/>0.00212</text:p>
      <text:p text:style-name="P1">jitter for frame 4739 is <text:s text:c="3"/>0.00123</text:p>
      <text:p text:style-name="P1">jitter for frame 4740 is <text:s text:c="2"/>-0.00001</text:p>
      <text:p text:style-name="P1">jitter for frame 4741 is <text:s text:c="2"/>-0.00155</text:p>
      <text:p text:style-name="P1">jitter for frame 4742 is <text:s text:c="3"/>0.00041</text:p>
      <text:p text:style-name="P1">jitter for frame 4743 is <text:s text:c="3"/>0.00128</text:p>
      <text:p text:style-name="P1">jitter for frame 4744 is <text:s text:c="2"/>-0.00017</text:p>
      <text:p text:style-name="P1">jitter for frame 4745 is <text:s text:c="3"/>0.00133</text:p>
      <text:p text:style-name="P1">jitter for frame 4746 is <text:s text:c="2"/>-0.00142</text:p>
      <text:p text:style-name="P1">jitter for frame 4747 is <text:s text:c="2"/>-0.00102</text:p>
      <text:p text:style-name="P1">jitter for frame 4748 is <text:s text:c="2"/>-0.00078</text:p>
      <text:p text:style-name="P1">jitter for frame 4749 is <text:s text:c="3"/>0.00227</text:p>
      <text:p text:style-name="P1">jitter for frame 4750 is <text:s text:c="3"/>0.00108</text:p>
      <text:p text:style-name="P1">jitter for frame 4751 is <text:s text:c="3"/>0.00109</text:p>
      <text:p text:style-name="P1">jitter for frame 4752 is <text:s text:c="3"/>0.00090</text:p>
      <text:p text:style-name="P1">jitter for frame 4753 is <text:s text:c="3"/>0.00022</text:p>
      <text:p text:style-name="P1">jitter for frame 4754 is <text:s text:c="3"/>0.00131</text:p>
      <text:p text:style-name="P1">jitter for frame 4755 is <text:s text:c="2"/>-0.00159</text:p>
      <text:p text:style-name="P1">jitter for frame 4756 is <text:s text:c="2"/>-0.00031</text:p>
      <text:p text:style-name="P1">jitter for frame 4757 is <text:s text:c="2"/>-0.00148</text:p>
      <text:p text:style-name="P1">jitter for frame 4758 is <text:s text:c="3"/>0.00136</text:p>
      <text:p text:style-name="P1">jitter for frame 4759 is <text:s text:c="2"/>-0.00156</text:p>
      <text:p text:style-name="P1">jitter for frame 4760 is <text:s text:c="3"/>0.00133</text:p>
      <text:p text:style-name="P1">jitter for frame 4761 is <text:s text:c="3"/>0.00154</text:p>
      <text:p text:style-name="P1">jitter for frame 4762 is <text:s text:c="3"/>0.00144</text:p>
      <text:p text:style-name="P1">jitter for frame 4763 is <text:s text:c="3"/>0.01157</text:p>
      <text:p text:style-name="P1">jitter for frame 4764 is <text:s text:c="3"/>0.00164</text:p>
      <text:p text:style-name="P1">jitter for frame 4765 is <text:s text:c="2"/>-0.00063</text:p>
      <text:p text:style-name="P1">jitter for frame 4766 is <text:s text:c="3"/>0.00161</text:p>
      <text:p text:style-name="P1">jitter for frame 4767 is <text:s text:c="3"/>0.00164</text:p>
      <text:p text:style-name="P1">jitter for frame 4768 is <text:s text:c="2"/>-0.00070</text:p>
      <text:p text:style-name="P1">jitter for frame 4769 is <text:s text:c="2"/>-0.00156</text:p>
      <text:p text:style-name="P1">jitter for frame 4770 is <text:s text:c="2"/>-0.00150</text:p>
      <text:p text:style-name="P1">jitter for frame 4771 is <text:s text:c="3"/>0.00141</text:p>
      <text:p text:style-name="P1">jitter for frame 4772 is <text:s text:c="2"/>-0.00146</text:p>
      <text:p text:style-name="P1">jitter for frame 4773 is <text:s text:c="3"/>0.00166</text:p>
      <text:p text:style-name="P1">jitter for frame 4774 is <text:s text:c="3"/>0.00089</text:p>
      <text:p text:style-name="P1"><text:soft-page-break/>jitter for frame 4775 is <text:s text:c="3"/>0.00121</text:p>
      <text:p text:style-name="P1">jitter for frame 4776 is <text:s text:c="2"/>-0.00163</text:p>
      <text:p text:style-name="P1">jitter for frame 4777 is <text:s text:c="3"/>0.00128</text:p>
      <text:p text:style-name="P1">jitter for frame 4778 is <text:s text:c="3"/>0.00045</text:p>
      <text:p text:style-name="P1">jitter for frame 4779 is <text:s text:c="2"/>-0.00150</text:p>
      <text:p text:style-name="P1">jitter for frame 4780 is <text:s text:c="2"/>-0.00085</text:p>
      <text:p text:style-name="P1">jitter for frame 4781 is <text:s text:c="3"/>0.00154</text:p>
      <text:p text:style-name="P1">jitter for frame 4782 is <text:s text:c="3"/>0.00095</text:p>
      <text:p text:style-name="P1">jitter for frame 4783 is <text:s text:c="3"/>0.00149</text:p>
      <text:p text:style-name="P1">jitter for frame 4784 is <text:s text:c="3"/>0.00119</text:p>
      <text:p text:style-name="P1">jitter for frame 4785 is <text:s text:c="3"/>0.00052</text:p>
      <text:p text:style-name="P1">jitter for frame 4786 is <text:s text:c="3"/>0.00161</text:p>
      <text:p text:style-name="P1">jitter for frame 4787 is <text:s text:c="3"/>0.00173</text:p>
      <text:p text:style-name="P1">jitter for frame 4788 is <text:s text:c="3"/>0.00051</text:p>
      <text:p text:style-name="P1">jitter for frame 4789 is <text:s text:c="2"/>-0.00132</text:p>
      <text:p text:style-name="P1">jitter for frame 4790 is <text:s text:c="2"/>-0.00141</text:p>
      <text:p text:style-name="P1">jitter for frame 4791 is <text:s text:c="2"/>-0.00032</text:p>
      <text:p text:style-name="P1">jitter for frame 4792 is <text:s text:c="3"/>0.00017</text:p>
      <text:p text:style-name="P1">jitter for frame 4793 is <text:s text:c="2"/>-0.00142</text:p>
      <text:p text:style-name="P1">jitter for frame 4794 is <text:s text:c="2"/>-0.00140</text:p>
      <text:p text:style-name="P1">jitter for frame 4795 is <text:s text:c="2"/>-0.00122</text:p>
      <text:p text:style-name="P1">jitter for frame 4796 is <text:s text:c="2"/>-0.00119</text:p>
      <text:p text:style-name="P1">jitter for frame 4797 is <text:s text:c="2"/>-0.00152</text:p>
      <text:p text:style-name="P1">jitter for frame 4798 is <text:s text:c="3"/>0.00053</text:p>
      <text:p text:style-name="P1">jitter for frame 4799 is <text:s text:c="3"/>0.00032</text:p>
      <text:p text:style-name="P1">jitter for frame 4800 is <text:s text:c="3"/>0.00069</text:p>
      <text:p text:style-name="P1">jitter for frame 4801 is <text:s text:c="3"/>0.00027</text:p>
      <text:p text:style-name="P1">jitter for frame 4802 is <text:s text:c="2"/>-0.00147</text:p>
      <text:p text:style-name="P1">jitter for frame 4803 is <text:s text:c="2"/>-0.00087</text:p>
      <text:p text:style-name="P1">jitter for frame 4804 is <text:s text:c="3"/>0.00153</text:p>
      <text:p text:style-name="P1">jitter for frame 4805 is <text:s text:c="2"/>-0.00149</text:p>
      <text:p text:style-name="P1">jitter for frame 4806 is <text:s text:c="2"/>-0.00148</text:p>
      <text:p text:style-name="P1">jitter for frame 4807 is <text:s text:c="2"/>-0.00148</text:p>
      <text:p text:style-name="P1">jitter for frame 4808 is <text:s text:c="2"/>-0.00068</text:p>
      <text:p text:style-name="P1">jitter for frame 4809 is <text:s text:c="2"/>-0.00140</text:p>
      <text:p text:style-name="P1">jitter for frame 4810 is <text:s text:c="2"/>-0.00038</text:p>
      <text:p text:style-name="P1">jitter for frame 4811 is <text:s text:c="2"/>-0.00143</text:p>
      <text:p text:style-name="P1">jitter for frame 4812 is <text:s text:c="3"/>0.00164</text:p>
      <text:p text:style-name="P1">jitter for frame 4813 is <text:s text:c="3"/>0.00065</text:p>
      <text:p text:style-name="P1">jitter for frame 4814 is <text:s text:c="2"/>-0.00149</text:p>
      <text:p text:style-name="P1">jitter for frame 4815 is <text:s text:c="2"/>-0.00150</text:p>
      <text:p text:style-name="P1">jitter for frame 4816 is <text:s text:c="2"/>-0.00128</text:p>
      <text:p text:style-name="P1">jitter for frame 4817 is <text:s text:c="2"/>-0.00142</text:p>
      <text:p text:style-name="P1">jitter for frame 4818 is <text:s text:c="2"/>-0.00145</text:p>
      <text:p text:style-name="P1">jitter for frame 4819 is <text:s text:c="3"/>0.00133</text:p>
      <text:p text:style-name="P1">jitter for frame 4820 is <text:s text:c="2"/>-0.00156</text:p>
      <text:p text:style-name="P1">jitter for frame 4821 is <text:s text:c="2"/>-0.00154</text:p>
      <text:p text:style-name="P1">jitter for frame 4822 is <text:s text:c="2"/>-0.00002</text:p>
      <text:p text:style-name="P1">jitter for frame 4823 is <text:s text:c="2"/>-0.00134</text:p>
      <text:p text:style-name="P1"><text:soft-page-break/>jitter for frame 4824 is <text:s text:c="2"/>-0.00151</text:p>
      <text:p text:style-name="P1">jitter for frame 4825 is <text:s text:c="2"/>-0.00145</text:p>
      <text:p text:style-name="P1">jitter for frame 4826 is <text:s text:c="2"/>-0.00148</text:p>
      <text:p text:style-name="P1">jitter for frame 4827 is <text:s text:c="3"/>0.00211</text:p>
      <text:p text:style-name="P1">jitter for frame 4828 is <text:s text:c="3"/>0.00152</text:p>
      <text:p text:style-name="P1">jitter for frame 4829 is <text:s text:c="2"/>-0.00155</text:p>
      <text:p text:style-name="P1">jitter for frame 4830 is <text:s text:c="2"/>-0.00155</text:p>
      <text:p text:style-name="P1">jitter for frame 4831 is <text:s text:c="2"/>-0.00142</text:p>
      <text:p text:style-name="P1">jitter for frame 4832 is <text:s text:c="3"/>0.00068</text:p>
      <text:p text:style-name="P1">jitter for frame 4833 is <text:s text:c="3"/>0.00157</text:p>
      <text:p text:style-name="P1">jitter for frame 4834 is <text:s text:c="2"/>-0.00149</text:p>
      <text:p text:style-name="P1">jitter for frame 4835 is <text:s text:c="2"/>-0.00148</text:p>
      <text:p text:style-name="P1">jitter for frame 4836 is <text:s text:c="2"/>-0.00147</text:p>
      <text:p text:style-name="P1">jitter for frame 4837 is <text:s text:c="2"/>-0.00134</text:p>
      <text:p text:style-name="P1">jitter for frame 4838 is <text:s text:c="2"/>-0.00150</text:p>
      <text:p text:style-name="P1">jitter for frame 4839 is <text:s text:c="2"/>-0.00146</text:p>
      <text:p text:style-name="P1">jitter for frame 4840 is <text:s text:c="2"/>-0.00148</text:p>
      <text:p text:style-name="P1">jitter for frame 4841 is <text:s text:c="2"/>-0.00146</text:p>
      <text:p text:style-name="P1">jitter for frame 4842 is <text:s text:c="3"/>0.00156</text:p>
      <text:p text:style-name="P1">jitter for frame 4843 is <text:s text:c="3"/>0.00144</text:p>
      <text:p text:style-name="P1">jitter for frame 4844 is <text:s text:c="2"/>-0.00148</text:p>
      <text:p text:style-name="P1">jitter for frame 4845 is <text:s text:c="2"/>-0.00149</text:p>
      <text:p text:style-name="P1">jitter for frame 4846 is <text:s text:c="2"/>-0.00147</text:p>
      <text:p text:style-name="P1">jitter for frame 4847 is <text:s text:c="2"/>-0.00149</text:p>
      <text:p text:style-name="P1">jitter for frame 4848 is <text:s text:c="2"/>-0.00153</text:p>
      <text:p text:style-name="P1">jitter for frame 4849 is <text:s text:c="2"/>-0.00161</text:p>
      <text:p text:style-name="P1">jitter for frame 4850 is <text:s text:c="2"/>-0.00137</text:p>
      <text:p text:style-name="P1">jitter for frame 4851 is <text:s text:c="3"/>0.00029</text:p>
      <text:p text:style-name="P1">jitter for frame 4852 is <text:s text:c="2"/>-0.00154</text:p>
      <text:p text:style-name="P1">jitter for frame 4853 is <text:s text:c="2"/>-0.00036</text:p>
      <text:p text:style-name="P1">jitter for frame 4854 is <text:s text:c="2"/>-0.00152</text:p>
      <text:p text:style-name="P1">jitter for frame 4855 is <text:s text:c="2"/>-0.00148</text:p>
      <text:p text:style-name="P1">jitter for frame 4856 is <text:s text:c="2"/>-0.00142</text:p>
      <text:p text:style-name="P1">jitter for frame 4857 is <text:s text:c="3"/>0.00157</text:p>
      <text:p text:style-name="P1">jitter for frame 4858 is <text:s text:c="2"/>-0.00147</text:p>
      <text:p text:style-name="P1">jitter for frame 4859 is <text:s text:c="2"/>-0.00041</text:p>
      <text:p text:style-name="P1">jitter for frame 4860 is <text:s text:c="2"/>-0.00149</text:p>
      <text:p text:style-name="P1">jitter for frame 4861 is <text:s text:c="2"/>-0.00148</text:p>
      <text:p text:style-name="P1">jitter for frame 4862 is <text:s text:c="2"/>-0.00146</text:p>
      <text:p text:style-name="P1">jitter for frame 4863 is <text:s text:c="3"/>0.00119</text:p>
      <text:p text:style-name="P1">jitter for frame 4864 is <text:s text:c="3"/>0.00129</text:p>
      <text:p text:style-name="P1">jitter for frame 4865 is <text:s text:c="2"/>-0.00130</text:p>
      <text:p text:style-name="P1">jitter for frame 4866 is <text:s text:c="2"/>-0.00131</text:p>
      <text:p text:style-name="P1">jitter for frame 4867 is <text:s text:c="2"/>-0.00151</text:p>
      <text:p text:style-name="P1">jitter for frame 4868 is <text:s text:c="2"/>-0.00165</text:p>
      <text:p text:style-name="P1">jitter for frame 4869 is <text:s text:c="3"/>0.00549</text:p>
      <text:p text:style-name="P1">jitter for frame 4870 is <text:s text:c="3"/>0.00084</text:p>
      <text:p text:style-name="P1">jitter for frame 4871 is <text:s text:c="2"/>-0.00059</text:p>
      <text:p text:style-name="P1">jitter for frame 4872 is <text:s text:c="3"/>0.00086</text:p>
      <text:p text:style-name="P1"><text:soft-page-break/>jitter for frame 4873 is <text:s text:c="2"/>-0.00104</text:p>
      <text:p text:style-name="P1">jitter for frame 4874 is <text:s text:c="2"/>-0.00071</text:p>
      <text:p text:style-name="P1">jitter for frame 4875 is <text:s text:c="2"/>-0.00155</text:p>
      <text:p text:style-name="P1">jitter for frame 4876 is <text:s text:c="2"/>-0.00151</text:p>
      <text:p text:style-name="P1">jitter for frame 4877 is <text:s text:c="2"/>-0.00148</text:p>
      <text:p text:style-name="P1">jitter for frame 4878 is <text:s text:c="2"/>-0.00145</text:p>
      <text:p text:style-name="P1">jitter for frame 4879 is <text:s text:c="3"/>0.00106</text:p>
      <text:p text:style-name="P1">jitter for frame 4880 is <text:s text:c="3"/>0.00028</text:p>
      <text:p text:style-name="P1">jitter for frame 4881 is <text:s text:c="2"/>-0.00153</text:p>
      <text:p text:style-name="P1">jitter for frame 4882 is <text:s text:c="3"/>0.00082</text:p>
      <text:p text:style-name="P1">jitter for frame 4883 is <text:s text:c="2"/>-0.00025</text:p>
      <text:p text:style-name="P1">jitter for frame 4884 is <text:s text:c="3"/>0.00134</text:p>
      <text:p text:style-name="P1">jitter for frame 4885 is <text:s text:c="3"/>0.00112</text:p>
      <text:p text:style-name="P1">jitter for frame 4886 is <text:s text:c="3"/>0.00136</text:p>
      <text:p text:style-name="P1">jitter for frame 4887 is <text:s text:c="2"/>-0.00148</text:p>
      <text:p text:style-name="P1">jitter for frame 4888 is <text:s text:c="3"/>0.00053</text:p>
      <text:p text:style-name="P1">jitter for frame 4889 is <text:s text:c="3"/>0.00128</text:p>
      <text:p text:style-name="P1">jitter for frame 4890 is <text:s text:c="2"/>-0.00033</text:p>
      <text:p text:style-name="P1">jitter for frame 4891 is <text:s text:c="2"/>-0.00124</text:p>
      <text:p text:style-name="P1">jitter for frame 4892 is <text:s text:c="2"/>-0.00151</text:p>
      <text:p text:style-name="P1">jitter for frame 4893 is <text:s text:c="3"/>0.00107</text:p>
      <text:p text:style-name="P1">jitter for frame 4894 is <text:s text:c="3"/>0.00078</text:p>
      <text:p text:style-name="P1">jitter for frame 4895 is <text:s text:c="3"/>0.00012</text:p>
      <text:p text:style-name="P1">jitter for frame 4896 is <text:s text:c="2"/>-0.00149</text:p>
      <text:p text:style-name="P1">jitter for frame 4897 is <text:s text:c="3"/>0.00079</text:p>
      <text:p text:style-name="P1">jitter for frame 4898 is <text:s text:c="2"/>-0.00060</text:p>
      <text:p text:style-name="P1">jitter for frame 4899 is <text:s text:c="2"/>-0.00140</text:p>
      <text:p text:style-name="P1">jitter for frame 4900 is <text:s text:c="2"/>-0.00073</text:p>
      <text:p text:style-name="P1">jitter for frame 4901 is <text:s text:c="2"/>-0.00133</text:p>
      <text:p text:style-name="P1">jitter for frame 4902 is <text:s text:c="2"/>-0.00153</text:p>
      <text:p text:style-name="P1">jitter for frame 4903 is <text:s text:c="2"/>-0.00150</text:p>
      <text:p text:style-name="P1">jitter for frame 4904 is <text:s text:c="2"/>-0.00145</text:p>
      <text:p text:style-name="P1">jitter for frame 4905 is <text:s text:c="3"/>0.00093</text:p>
      <text:p text:style-name="P1">jitter for frame 4906 is <text:s text:c="2"/>-0.00151</text:p>
      <text:p text:style-name="P1">jitter for frame 4907 is <text:s text:c="2"/>-0.00146</text:p>
      <text:p text:style-name="P1">jitter for frame 4908 is <text:s text:c="2"/>-0.00152</text:p>
      <text:p text:style-name="P1">jitter for frame 4909 is <text:s text:c="3"/>0.00094</text:p>
      <text:p text:style-name="P1">jitter for frame 4910 is <text:s text:c="2"/>-0.00163</text:p>
      <text:p text:style-name="P1">jitter for frame 4911 is <text:s text:c="2"/>-0.00159</text:p>
      <text:p text:style-name="P1">jitter for frame 4912 is <text:s text:c="3"/>0.00043</text:p>
      <text:p text:style-name="P1">jitter for frame 4913 is <text:s text:c="2"/>-0.00154</text:p>
      <text:p text:style-name="P1">jitter for frame 4914 is <text:s text:c="3"/>0.00136</text:p>
      <text:p text:style-name="P1">jitter for frame 4915 is <text:s text:c="3"/>0.00346</text:p>
      <text:p text:style-name="P1">jitter for frame 4916 is <text:s text:c="3"/>0.08060</text:p>
      <text:p text:style-name="P1">jitter for frame 4917 is <text:s text:c="2"/>-0.00140</text:p>
      <text:p text:style-name="P1">jitter for frame 4918 is <text:s text:c="3"/>0.00061</text:p>
      <text:p text:style-name="P1">jitter for frame 4919 is <text:s text:c="3"/>0.00086</text:p>
      <text:p text:style-name="P1">jitter for frame 4920 is <text:s text:c="2"/>-0.00164</text:p>
      <text:p text:style-name="P1">jitter for frame 4921 is <text:s text:c="2"/>-0.00159</text:p>
      <text:p text:style-name="P1"><text:soft-page-break/>jitter for frame 4922 is <text:s text:c="3"/>0.00123</text:p>
      <text:p text:style-name="P1">jitter for frame 4923 is <text:s text:c="2"/>-0.00149</text:p>
      <text:p text:style-name="P1">jitter for frame 4924 is <text:s text:c="2"/>-0.00152</text:p>
      <text:p text:style-name="P1">jitter for frame 4925 is <text:s text:c="3"/>0.00035</text:p>
      <text:p text:style-name="P1">jitter for frame 4926 is <text:s text:c="2"/>-0.00151</text:p>
      <text:p text:style-name="P1">jitter for frame 4927 is <text:s text:c="3"/>0.00151</text:p>
      <text:p text:style-name="P1">jitter for frame 4928 is <text:s text:c="2"/>-0.00145</text:p>
      <text:p text:style-name="P1">jitter for frame 4929 is <text:s text:c="2"/>-0.00143</text:p>
      <text:p text:style-name="P1">jitter for frame 4930 is <text:s text:c="2"/>-0.00150</text:p>
      <text:p text:style-name="P1">jitter for frame 4931 is <text:s text:c="3"/>0.00072</text:p>
      <text:p text:style-name="P1">jitter for frame 4932 is <text:s text:c="2"/>-0.00115</text:p>
      <text:p text:style-name="P1">jitter for frame 4933 is <text:s text:c="3"/>0.00138</text:p>
      <text:p text:style-name="P1">jitter for frame 4934 is <text:s text:c="2"/>-0.00004</text:p>
      <text:p text:style-name="P1">jitter for frame 4935 is <text:s text:c="3"/>0.00171</text:p>
      <text:p text:style-name="P1">jitter for frame 4936 is <text:s text:c="3"/>0.00124</text:p>
      <text:p text:style-name="P1">jitter for frame 4937 is <text:s text:c="2"/>-0.00011</text:p>
      <text:p text:style-name="P1">jitter for frame 4938 is <text:s text:c="2"/>-0.00102</text:p>
      <text:p text:style-name="P1">jitter for frame 4939 is <text:s text:c="2"/>-0.00154</text:p>
      <text:p text:style-name="P1">jitter for frame 4940 is <text:s text:c="2"/>-0.00142</text:p>
      <text:p text:style-name="P1">jitter for frame 4941 is <text:s text:c="3"/>0.00138</text:p>
      <text:p text:style-name="P1">jitter for frame 4942 is <text:s text:c="3"/>0.00181</text:p>
      <text:p text:style-name="P1">jitter for frame 4943 is <text:s text:c="2"/>-0.00144</text:p>
      <text:p text:style-name="P1">jitter for frame 4944 is <text:s text:c="3"/>0.00101</text:p>
      <text:p text:style-name="P1">jitter for frame 4945 is <text:s text:c="2"/>-0.00155</text:p>
      <text:p text:style-name="P1">jitter for frame 4946 is <text:s text:c="2"/>-0.00095</text:p>
      <text:p text:style-name="P1">jitter for frame 4947 is <text:s text:c="3"/>0.00158</text:p>
      <text:p text:style-name="P1">jitter for frame 4948 is <text:s text:c="3"/>0.00184</text:p>
      <text:p text:style-name="P1">jitter for frame 4949 is <text:s text:c="3"/>0.00036</text:p>
      <text:p text:style-name="P1">jitter for frame 4950 is <text:s text:c="3"/>0.00147</text:p>
      <text:p text:style-name="P1">jitter for frame 4951 is <text:s text:c="3"/>0.00122</text:p>
      <text:p text:style-name="P1">jitter for frame 4952 is <text:s text:c="2"/>-0.00126</text:p>
      <text:p text:style-name="P1">jitter for frame 4953 is <text:s text:c="2"/>-0.00148</text:p>
      <text:p text:style-name="P1">jitter for frame 4954 is <text:s text:c="3"/>0.00147</text:p>
      <text:p text:style-name="P1">jitter for frame 4955 is <text:s text:c="2"/>-0.00003</text:p>
      <text:p text:style-name="P1">jitter for frame 4956 is <text:s text:c="3"/>0.00156</text:p>
      <text:p text:style-name="P1">jitter for frame 4957 is <text:s text:c="3"/>0.00063</text:p>
      <text:p text:style-name="P1">jitter for frame 4958 is <text:s text:c="3"/>0.00144</text:p>
      <text:p text:style-name="P1">jitter for frame 4959 is <text:s text:c="3"/>0.00004</text:p>
      <text:p text:style-name="P1">jitter for frame 4960 is <text:s text:c="3"/>0.00166</text:p>
      <text:p text:style-name="P1">jitter for frame 4961 is <text:s text:c="3"/>0.00050</text:p>
      <text:p text:style-name="P1">jitter for frame 4962 is <text:s text:c="3"/>0.00147</text:p>
      <text:p text:style-name="P1">jitter for frame 4963 is <text:s text:c="3"/>0.00473</text:p>
      <text:p text:style-name="P1">jitter for frame 4964 is <text:s text:c="2"/>-0.00067</text:p>
      <text:p text:style-name="P1">jitter for frame 4965 is <text:s text:c="2"/>-0.00147</text:p>
      <text:p text:style-name="P1">jitter for frame 4966 is <text:s text:c="2"/>-0.00152</text:p>
      <text:p text:style-name="P1">jitter for frame 4967 is <text:s text:c="2"/>-0.00149</text:p>
      <text:p text:style-name="P1">jitter for frame 4968 is <text:s text:c="2"/>-0.00148</text:p>
      <text:p text:style-name="P1">jitter for frame 4969 is <text:s text:c="3"/>0.00139</text:p>
      <text:p text:style-name="P1">jitter for frame 4970 is <text:s text:c="2"/>-0.00136</text:p>
      <text:p text:style-name="P1"><text:soft-page-break/>jitter for frame 4971 is <text:s text:c="2"/>-0.00145</text:p>
      <text:p text:style-name="P1">jitter for frame 4972 is <text:s text:c="2"/>-0.00145</text:p>
      <text:p text:style-name="P1">jitter for frame 4973 is <text:s text:c="3"/>0.00155</text:p>
      <text:p text:style-name="P1">jitter for frame 4974 is <text:s text:c="2"/>-0.00154</text:p>
      <text:p text:style-name="P1">jitter for frame 4975 is <text:s text:c="3"/>0.00050</text:p>
      <text:p text:style-name="P1">jitter for frame 4976 is <text:s text:c="3"/>0.00160</text:p>
      <text:p text:style-name="P1">jitter for frame 4977 is <text:s text:c="2"/>-0.00056</text:p>
      <text:p text:style-name="P1">jitter for frame 4978 is <text:s text:c="2"/>-0.00137</text:p>
      <text:p text:style-name="P1">jitter for frame 4979 is <text:s text:c="2"/>-0.00143</text:p>
      <text:p text:style-name="P1">jitter for frame 4980 is <text:s text:c="2"/>-0.00146</text:p>
      <text:p text:style-name="P1">jitter for frame 4981 is <text:s text:c="3"/>0.00211</text:p>
      <text:p text:style-name="P1">jitter for frame 4982 is <text:s text:c="2"/>-0.00154</text:p>
      <text:p text:style-name="P1">jitter for frame 4983 is <text:s text:c="3"/>0.00135</text:p>
      <text:p text:style-name="P1">jitter for frame 4984 is <text:s text:c="2"/>-0.00142</text:p>
      <text:p text:style-name="P1">jitter for frame 4985 is <text:s text:c="2"/>-0.00139</text:p>
      <text:p text:style-name="P1">jitter for frame 4986 is <text:s text:c="2"/>-0.00145</text:p>
      <text:p text:style-name="P1">jitter for frame 4987 is <text:s text:c="2"/>-0.00148</text:p>
      <text:p text:style-name="P1">jitter for frame 4988 is <text:s text:c="2"/>-0.00143</text:p>
      <text:p text:style-name="P1">jitter for frame 4989 is <text:s text:c="2"/>-0.00148</text:p>
      <text:p text:style-name="P1">jitter for frame 4990 is <text:s text:c="3"/>0.00049</text:p>
      <text:p text:style-name="P1">jitter for frame 4991 is <text:s text:c="3"/>0.00161</text:p>
      <text:p text:style-name="P1">jitter for frame 4992 is <text:s text:c="3"/>0.00108</text:p>
      <text:p text:style-name="P1">jitter for frame 4993 is <text:s text:c="3"/>0.00111</text:p>
      <text:p text:style-name="P1">jitter for frame 4994 is <text:s text:c="2"/>-0.00149</text:p>
      <text:p text:style-name="P1">jitter for frame 4995 is <text:s text:c="2"/>-0.00152</text:p>
      <text:p text:style-name="P1">jitter for frame 4996 is <text:s text:c="2"/>-0.00130</text:p>
      <text:p text:style-name="P1">jitter for frame 4997 is <text:s text:c="2"/>-0.00033</text:p>
      <text:p text:style-name="P1">jitter for frame 4998 is <text:s text:c="2"/>-0.00123</text:p>
      <text:p text:style-name="P1">jitter for frame 4999 is <text:s text:c="3"/>0.00004</text:p>
      <text:p text:style-name="P1">jitter for frame 5000 is <text:s text:c="2"/>-0.00082</text:p>
      <text:p text:style-name="P1">jitter for frame 5001 is <text:s text:c="2"/>-0.00146</text:p>
      <text:p text:style-name="P1">jitter for frame 5002 is <text:s text:c="2"/>-0.00121</text:p>
      <text:p text:style-name="P1">jitter for frame 5003 is <text:s text:c="3"/>0.00050</text:p>
      <text:p text:style-name="P1">jitter for frame 5004 is <text:s text:c="2"/>-0.00136</text:p>
      <text:p text:style-name="P1">jitter for frame 5005 is <text:s text:c="3"/>0.00108</text:p>
      <text:p text:style-name="P1">jitter for frame 5006 is <text:s text:c="2"/>-0.00157</text:p>
      <text:p text:style-name="P1">jitter for frame 5007 is <text:s text:c="3"/>0.00165</text:p>
      <text:p text:style-name="P1">jitter for frame 5008 is <text:s text:c="2"/>-0.00149</text:p>
      <text:p text:style-name="P1">jitter for frame 5009 is <text:s text:c="3"/>0.00959</text:p>
      <text:p text:style-name="P1">jitter for frame 5010 is <text:s text:c="3"/>0.00065</text:p>
      <text:p text:style-name="P1">jitter for frame 5011 is <text:s text:c="3"/>0.00165</text:p>
      <text:p text:style-name="P1">jitter for frame 5012 is <text:s text:c="3"/>0.00171</text:p>
      <text:p text:style-name="P1">jitter for frame 5013 is <text:s text:c="2"/>-0.00149</text:p>
      <text:p text:style-name="P1">jitter for frame 5014 is <text:s text:c="2"/>-0.00056</text:p>
      <text:p text:style-name="P1">jitter for frame 5015 is <text:s text:c="2"/>-0.00069</text:p>
      <text:p text:style-name="P1">jitter for frame 5016 is <text:s text:c="3"/>0.00164</text:p>
      <text:p text:style-name="P1">jitter for frame 5017 is <text:s text:c="2"/>-0.00121</text:p>
      <text:p text:style-name="P1">jitter for frame 5018 is <text:s text:c="3"/>0.00164</text:p>
      <text:p text:style-name="P1">jitter for frame 5019 is <text:s text:c="3"/>0.00168</text:p>
      <text:p text:style-name="P1"><text:soft-page-break/>jitter for frame 5020 is <text:s text:c="3"/>0.00169</text:p>
      <text:p text:style-name="P1">jitter for frame 5021 is <text:s text:c="3"/>0.00139</text:p>
      <text:p text:style-name="P1">jitter for frame 5022 is <text:s text:c="3"/>0.00197</text:p>
      <text:p text:style-name="P1">jitter for frame 5023 is <text:s text:c="2"/>-0.00152</text:p>
      <text:p text:style-name="P1">jitter for frame 5024 is <text:s text:c="2"/>-0.00152</text:p>
      <text:p text:style-name="P1">jitter for frame 5025 is <text:s text:c="2"/>-0.00054</text:p>
      <text:p text:style-name="P1">jitter for frame 5026 is <text:s text:c="2"/>-0.00086</text:p>
      <text:p text:style-name="P1">jitter for frame 5027 is <text:s text:c="3"/>0.00136</text:p>
      <text:p text:style-name="P1">jitter for frame 5028 is <text:s text:c="3"/>0.00208</text:p>
      <text:p text:style-name="P1">jitter for frame 5029 is <text:s text:c="2"/>-0.00129</text:p>
      <text:p text:style-name="P1">jitter for frame 5030 is <text:s text:c="2"/>-0.00159</text:p>
      <text:p text:style-name="P1">jitter for frame 5031 is <text:s text:c="3"/>0.00032</text:p>
      <text:p text:style-name="P1">jitter for frame 5032 is <text:s text:c="3"/>0.00087</text:p>
      <text:p text:style-name="P1">jitter for frame 5033 is <text:s text:c="2"/>-0.00147</text:p>
      <text:p text:style-name="P1">jitter for frame 5034 is <text:s text:c="3"/>0.00035</text:p>
      <text:p text:style-name="P1">jitter for frame 5035 is <text:s text:c="2"/>-0.00149</text:p>
      <text:p text:style-name="P1">jitter for frame 5036 is <text:s text:c="3"/>0.00069</text:p>
      <text:p text:style-name="P1">jitter for frame 5037 is <text:s text:c="2"/>-0.00150</text:p>
      <text:p text:style-name="P1">jitter for frame 5038 is <text:s text:c="3"/>0.00166</text:p>
      <text:p text:style-name="P1">jitter for frame 5039 is <text:s text:c="2"/>-0.00149</text:p>
      <text:p text:style-name="P1">jitter for frame 5040 is <text:s text:c="2"/>-0.00147</text:p>
      <text:p text:style-name="P1">jitter for frame 5041 is <text:s text:c="2"/>-0.00152</text:p>
      <text:p text:style-name="P1">jitter for frame 5042 is <text:s text:c="2"/>-0.00115</text:p>
      <text:p text:style-name="P1">jitter for frame 5043 is <text:s text:c="2"/>-0.00159</text:p>
      <text:p text:style-name="P1">jitter for frame 5044 is <text:s text:c="2"/>-0.00119</text:p>
      <text:p text:style-name="P1">jitter for frame 5045 is <text:s text:c="2"/>-0.00157</text:p>
      <text:p text:style-name="P1">jitter for frame 5046 is <text:s text:c="2"/>-0.00140</text:p>
      <text:p text:style-name="P1">jitter for frame 5047 is <text:s text:c="2"/>-0.00144</text:p>
      <text:p text:style-name="P1">jitter for frame 5048 is <text:s text:c="2"/>-0.00034</text:p>
      <text:p text:style-name="P1">jitter for frame 5049 is <text:s text:c="3"/>0.00144</text:p>
      <text:p text:style-name="P1">jitter for frame 5050 is <text:s text:c="3"/>0.00144</text:p>
      <text:p text:style-name="P1">jitter for frame 5051 is <text:s text:c="2"/>-0.00142</text:p>
      <text:p text:style-name="P1">jitter for frame 5052 is <text:s text:c="2"/>-0.00135</text:p>
      <text:p text:style-name="P1">jitter for frame 5053 is <text:s text:c="2"/>-0.00141</text:p>
      <text:p text:style-name="P1">jitter for frame 5054 is <text:s text:c="2"/>-0.00015</text:p>
      <text:p text:style-name="P1">jitter for frame 5055 is <text:s text:c="3"/>0.00021</text:p>
      <text:p text:style-name="P1">jitter for frame 5056 is <text:s text:c="2"/>-0.00174</text:p>
      <text:p text:style-name="P1">jitter for frame 5057 is <text:s text:c="3"/>0.00002</text:p>
      <text:p text:style-name="P1">jitter for frame 5058 is <text:s text:c="2"/>-0.00231</text:p>
      <text:p text:style-name="P1">jitter for frame 5059 is <text:s text:c="3"/>0.00022</text:p>
      <text:p text:style-name="P1">jitter for frame 5060 is <text:s text:c="2"/>-0.00221</text:p>
      <text:p text:style-name="P1">jitter for frame 5061 is <text:s text:c="3"/>0.00053</text:p>
      <text:p text:style-name="P1">jitter for frame 5062 is <text:s text:c="3"/>0.00030</text:p>
      <text:p text:style-name="P1">jitter for frame 5063 is <text:s text:c="3"/>0.00013</text:p>
      <text:p text:style-name="P1">jitter for frame 5064 is <text:s text:c="3"/>0.00018</text:p>
      <text:p text:style-name="P1">jitter for frame 5065 is <text:s text:c="2"/>-0.00227</text:p>
      <text:p text:style-name="P1">jitter for frame 5066 is <text:s text:c="3"/>0.00051</text:p>
      <text:p text:style-name="P1">jitter for frame 5067 is <text:s text:c="2"/>-0.00226</text:p>
      <text:p text:style-name="P1">jitter for frame 5068 is <text:s text:c="2"/>-0.00039</text:p>
      <text:p text:style-name="P1"><text:soft-page-break/>jitter for frame 5069 is <text:s text:c="2"/>-0.00238</text:p>
      <text:p text:style-name="P1">jitter for frame 5070 is <text:s text:c="2"/>-0.00110</text:p>
      <text:p text:style-name="P1">jitter for frame 5071 is <text:s text:c="2"/>-0.00027</text:p>
      <text:p text:style-name="P1">jitter for frame 5072 is <text:s text:c="3"/>0.00032</text:p>
      <text:p text:style-name="P1">jitter for frame 5073 is <text:s text:c="2"/>-0.00146</text:p>
      <text:p text:style-name="P1">jitter for frame 5074 is <text:s text:c="2"/>-0.00147</text:p>
      <text:p text:style-name="P1">jitter for frame 5075 is <text:s text:c="3"/>0.00047</text:p>
      <text:p text:style-name="P1">jitter for frame 5076 is <text:s text:c="3"/>0.00134</text:p>
      <text:p text:style-name="P1">jitter for frame 5077 is <text:s text:c="2"/>-0.00143</text:p>
      <text:p text:style-name="P1">jitter for frame 5078 is <text:s text:c="3"/>0.00154</text:p>
      <text:p text:style-name="P1">jitter for frame 5079 is <text:s text:c="2"/>-0.00020</text:p>
      <text:p text:style-name="P1">jitter for frame 5080 is <text:s text:c="3"/>0.00174</text:p>
      <text:p text:style-name="P1">jitter for frame 5081 is <text:s text:c="2"/>-0.00053</text:p>
      <text:p text:style-name="P1">jitter for frame 5082 is <text:s text:c="3"/>0.00157</text:p>
      <text:p text:style-name="P1">jitter for frame 5083 is <text:s text:c="3"/>0.00013</text:p>
      <text:p text:style-name="P1">jitter for frame 5084 is <text:s text:c="3"/>0.00134</text:p>
      <text:p text:style-name="P1">jitter for frame 5085 is <text:s text:c="3"/>0.00006</text:p>
      <text:p text:style-name="P1">jitter for frame 5086 is <text:s text:c="2"/>-0.00010</text:p>
      <text:p text:style-name="P1">jitter for frame 5087 is <text:s text:c="3"/>0.00010</text:p>
      <text:p text:style-name="P1">jitter for frame 5088 is <text:s text:c="2"/>-0.00156</text:p>
      <text:p text:style-name="P1">jitter for frame 5089 is <text:s text:c="2"/>-0.00158</text:p>
      <text:p text:style-name="P1">jitter for frame 5090 is <text:s text:c="3"/>0.00041</text:p>
      <text:p text:style-name="P1">jitter for frame 5091 is <text:s text:c="3"/>0.00173</text:p>
      <text:p text:style-name="P1">jitter for frame 5092 is <text:s text:c="2"/>-0.00144</text:p>
      <text:p text:style-name="P1">jitter for frame 5093 is <text:s text:c="2"/>-0.00043</text:p>
      <text:p text:style-name="P1">jitter for frame 5094 is <text:s text:c="3"/>0.00251</text:p>
      <text:p text:style-name="P1">jitter for frame 5095 is <text:s text:c="2"/>-0.00152</text:p>
      <text:p text:style-name="P1">jitter for frame 5096 is <text:s text:c="2"/>-0.00150</text:p>
      <text:p text:style-name="P1">jitter for frame 5097 is <text:s text:c="2"/>-0.00148</text:p>
      <text:p text:style-name="P1">jitter for frame 5098 is <text:s text:c="2"/>-0.00121</text:p>
      <text:p text:style-name="P1">jitter for frame 5099 is <text:s text:c="3"/>0.00122</text:p>
      <text:p text:style-name="P1">jitter for frame 5100 is <text:s text:c="3"/>0.00167</text:p>
      <text:p text:style-name="P1">jitter for frame 5101 is <text:s text:c="2"/>-0.00166</text:p>
      <text:p text:style-name="P1">jitter for frame 5102 is <text:s text:c="3"/>0.00065</text:p>
      <text:p text:style-name="P1">jitter for frame 5103 is <text:s text:c="2"/>-0.00027</text:p>
      <text:p text:style-name="P1">jitter for frame 5104 is <text:s text:c="2"/>-0.00139</text:p>
      <text:p text:style-name="P1">jitter for frame 5105 is <text:s text:c="3"/>0.00150</text:p>
      <text:p text:style-name="P1">jitter for frame 5106 is <text:s text:c="3"/>0.00166</text:p>
      <text:p text:style-name="P1">jitter for frame 5107 is <text:s text:c="3"/>0.00163</text:p>
      <text:p text:style-name="P1">jitter for frame 5108 is <text:s text:c="3"/>0.00163</text:p>
      <text:p text:style-name="P1">jitter for frame 5109 is <text:s text:c="2"/>-0.00147</text:p>
      <text:p text:style-name="P1">jitter for frame 5110 is <text:s text:c="2"/>-0.00144</text:p>
      <text:p text:style-name="P1">jitter for frame 5111 is <text:s text:c="2"/>-0.00131</text:p>
      <text:p text:style-name="P1">jitter for frame 5112 is <text:s text:c="2"/>-0.00048</text:p>
      <text:p text:style-name="P1">jitter for frame 5113 is <text:s text:c="3"/>0.00028</text:p>
      <text:p text:style-name="P1">jitter for frame 5114 is <text:s text:c="2"/>-0.00150</text:p>
      <text:p text:style-name="P1">jitter for frame 5115 is <text:s text:c="2"/>-0.00146</text:p>
      <text:p text:style-name="P1">jitter for frame 5116 is <text:s text:c="2"/>-0.00149</text:p>
      <text:p text:style-name="P1">jitter for frame 5117 is <text:s text:c="2"/>-0.00148</text:p>
      <text:p text:style-name="P1"><text:soft-page-break/>jitter for frame 5118 is <text:s text:c="2"/>-0.00152</text:p>
      <text:p text:style-name="P1">jitter for frame 5119 is <text:s text:c="2"/>-0.00123</text:p>
      <text:p text:style-name="P1">jitter for frame 5120 is <text:s text:c="2"/>-0.00122</text:p>
      <text:p text:style-name="P1">jitter for frame 5121 is <text:s text:c="2"/>-0.00122</text:p>
      <text:p text:style-name="P1">jitter for frame 5122 is <text:s text:c="2"/>-0.00148</text:p>
      <text:p text:style-name="P1">jitter for frame 5123 is <text:s text:c="2"/>-0.00149</text:p>
      <text:p text:style-name="P1">jitter for frame 5124 is <text:s text:c="2"/>-0.00012</text:p>
      <text:p text:style-name="P1">jitter for frame 5125 is <text:s text:c="2"/>-0.00150</text:p>
      <text:p text:style-name="P1">jitter for frame 5126 is <text:s text:c="2"/>-0.00149</text:p>
      <text:p text:style-name="P1">jitter for frame 5127 is <text:s text:c="3"/>0.00060</text:p>
      <text:p text:style-name="P1">jitter for frame 5128 is <text:s text:c="2"/>-0.00147</text:p>
      <text:p text:style-name="P1">jitter for frame 5129 is <text:s text:c="2"/>-0.00147</text:p>
      <text:p text:style-name="P1">jitter for frame 5130 is <text:s text:c="2"/>-0.00146</text:p>
      <text:p text:style-name="P1">jitter for frame 5131 is <text:s text:c="2"/>-0.00151</text:p>
      <text:p text:style-name="P1">jitter for frame 5132 is <text:s text:c="2"/>-0.00121</text:p>
      <text:p text:style-name="P1">jitter for frame 5133 is <text:s text:c="2"/>-0.00135</text:p>
      <text:p text:style-name="P1">jitter for frame 5134 is <text:s text:c="2"/>-0.00141</text:p>
      <text:p text:style-name="P1">jitter for frame 5135 is <text:s text:c="2"/>-0.00131</text:p>
      <text:p text:style-name="P1">jitter for frame 5136 is <text:s text:c="2"/>-0.00088</text:p>
      <text:p text:style-name="P1">jitter for frame 5137 is <text:s text:c="2"/>-0.00142</text:p>
      <text:p text:style-name="P1">jitter for frame 5138 is <text:s text:c="3"/>0.00013</text:p>
      <text:p text:style-name="P1">jitter for frame 5139 is <text:s text:c="2"/>-0.00151</text:p>
      <text:p text:style-name="P1">jitter for frame 5140 is <text:s text:c="2"/>-0.00144</text:p>
      <text:p text:style-name="P1">jitter for frame 5141 is <text:s text:c="3"/>0.00134</text:p>
      <text:p text:style-name="P1">jitter for frame 5142 is <text:s text:c="3"/>0.00119</text:p>
      <text:p text:style-name="P1">jitter for frame 5143 is <text:s text:c="3"/>0.00144</text:p>
      <text:p text:style-name="P1">jitter for frame 5144 is <text:s text:c="3"/>0.00001</text:p>
      <text:p text:style-name="P1">jitter for frame 5145 is <text:s text:c="3"/>0.00156</text:p>
      <text:p text:style-name="P1">jitter for frame 5146 is <text:s text:c="2"/>-0.00149</text:p>
      <text:p text:style-name="P1">jitter for frame 5147 is <text:s text:c="2"/>-0.00144</text:p>
      <text:p text:style-name="P1">jitter for frame 5148 is <text:s text:c="3"/>0.00341</text:p>
      <text:p text:style-name="P1">jitter for frame 5149 is <text:s text:c="2"/>-0.00144</text:p>
      <text:p text:style-name="P1">jitter for frame 5150 is <text:s text:c="2"/>-0.00153</text:p>
      <text:p text:style-name="P1">jitter for frame 5151 is <text:s text:c="2"/>-0.00157</text:p>
      <text:p text:style-name="P1">jitter for frame 5152 is <text:s text:c="3"/>0.00176</text:p>
      <text:p text:style-name="P1">jitter for frame 5153 is <text:s text:c="3"/>0.00145</text:p>
      <text:p text:style-name="P1">jitter for frame 5154 is <text:s text:c="2"/>-0.00058</text:p>
      <text:p text:style-name="P1">jitter for frame 5155 is <text:s text:c="3"/>0.00163</text:p>
      <text:p text:style-name="P1">jitter for frame 5156 is <text:s text:c="2"/>-0.00059</text:p>
      <text:p text:style-name="P1">jitter for frame 5157 is <text:s text:c="3"/>0.00043</text:p>
      <text:p text:style-name="P1">jitter for frame 5158 is <text:s text:c="3"/>0.00109</text:p>
      <text:p text:style-name="P1">jitter for frame 5159 is <text:s text:c="3"/>0.00157</text:p>
      <text:p text:style-name="P1">jitter for frame 5160 is <text:s text:c="3"/>0.00167</text:p>
      <text:p text:style-name="P1">jitter for frame 5161 is <text:s text:c="3"/>0.00037</text:p>
      <text:p text:style-name="P1">jitter for frame 5162 is <text:s text:c="2"/>-0.00151</text:p>
      <text:p text:style-name="P1">jitter for frame 5163 is <text:s text:c="2"/>-0.00078</text:p>
      <text:p text:style-name="P1">jitter for frame 5164 is <text:s text:c="2"/>-0.00147</text:p>
      <text:p text:style-name="P1">jitter for frame 5165 is <text:s text:c="3"/>0.00151</text:p>
      <text:p text:style-name="P1">jitter for frame 5166 is <text:s text:c="2"/>-0.00151</text:p>
      <text:p text:style-name="P1"><text:soft-page-break/>jitter for frame 5167 is <text:s text:c="2"/>-0.00152</text:p>
      <text:p text:style-name="P1">jitter for frame 5168 is <text:s text:c="3"/>0.00132</text:p>
      <text:p text:style-name="P1">jitter for frame 5169 is <text:s text:c="3"/>0.00114</text:p>
      <text:p text:style-name="P1">jitter for frame 5170 is <text:s text:c="2"/>-0.00130</text:p>
      <text:p text:style-name="P1">jitter for frame 5171 is <text:s text:c="2"/>-0.00152</text:p>
      <text:p text:style-name="P1">jitter for frame 5172 is <text:s text:c="2"/>-0.00015</text:p>
      <text:p text:style-name="P1">jitter for frame 5173 is <text:s text:c="3"/>0.00039</text:p>
      <text:p text:style-name="P1">jitter for frame 5174 is <text:s text:c="2"/>-0.00032</text:p>
      <text:p text:style-name="P1">jitter for frame 5175 is <text:s text:c="3"/>0.00091</text:p>
      <text:p text:style-name="P1">jitter for frame 5176 is <text:s text:c="3"/>0.00095</text:p>
      <text:p text:style-name="P1">jitter for frame 5177 is <text:s text:c="2"/>-0.00030</text:p>
      <text:p text:style-name="P1">jitter for frame 5178 is <text:s text:c="2"/>-0.00147</text:p>
      <text:p text:style-name="P1">jitter for frame 5179 is <text:s text:c="3"/>0.00119</text:p>
      <text:p text:style-name="P1">jitter for frame 5180 is <text:s text:c="2"/>-0.00145</text:p>
      <text:p text:style-name="P1">jitter for frame 5181 is <text:s text:c="2"/>-0.00106</text:p>
      <text:p text:style-name="P1">jitter for frame 5182 is <text:s text:c="2"/>-0.00100</text:p>
      <text:p text:style-name="P1">jitter for frame 5183 is <text:s text:c="3"/>0.00128</text:p>
      <text:p text:style-name="P1">jitter for frame 5184 is <text:s text:c="2"/>-0.00155</text:p>
      <text:p text:style-name="P1">jitter for frame 5185 is <text:s text:c="2"/>-0.00138</text:p>
      <text:p text:style-name="P1">jitter for frame 5186 is <text:s text:c="2"/>-0.00096</text:p>
      <text:p text:style-name="P1">jitter for frame 5187 is <text:s text:c="3"/>0.00128</text:p>
      <text:p text:style-name="P1">jitter for frame 5188 is <text:s text:c="3"/>0.00134</text:p>
      <text:p text:style-name="P1">jitter for frame 5189 is <text:s text:c="3"/>0.00108</text:p>
      <text:p text:style-name="P1">jitter for frame 5190 is <text:s text:c="2"/>-0.00092</text:p>
      <text:p text:style-name="P1">jitter for frame 5191 is <text:s text:c="2"/>-0.00148</text:p>
      <text:p text:style-name="P1">jitter for frame 5192 is <text:s text:c="2"/>-0.00156</text:p>
      <text:p text:style-name="P1">jitter for frame 5193 is <text:s text:c="3"/>0.00044</text:p>
      <text:p text:style-name="P1">jitter for frame 5194 is <text:s text:c="2"/>-0.00079</text:p>
      <text:p text:style-name="P1">jitter for frame 5195 is <text:s text:c="2"/>-0.00018</text:p>
      <text:p text:style-name="P1">jitter for frame 5196 is <text:s text:c="3"/>0.00132</text:p>
      <text:p text:style-name="P1">jitter for frame 5197 is <text:s text:c="3"/>0.00157</text:p>
      <text:p text:style-name="P1">jitter for frame 5198 is <text:s text:c="3"/>0.00101</text:p>
      <text:p text:style-name="P1">jitter for frame 5199 is <text:s text:c="2"/>-0.00000</text:p>
      <text:p text:style-name="P1">jitter for frame 5200 is <text:s text:c="3"/>0.00126</text:p>
      <text:p text:style-name="P1">jitter for frame 5201 is <text:s text:c="3"/>0.00003</text:p>
      <text:p text:style-name="P1">jitter for frame 5202 is <text:s text:c="3"/>0.00132</text:p>
      <text:p text:style-name="P1">jitter for frame 5203 is <text:s text:c="3"/>0.00132</text:p>
      <text:p text:style-name="P1">jitter for frame 5204 is <text:s text:c="2"/>-0.00156</text:p>
      <text:p text:style-name="P1">jitter for frame 5205 is <text:s text:c="3"/>0.00084</text:p>
      <text:p text:style-name="P1">jitter for frame 5206 is <text:s text:c="3"/>0.00125</text:p>
      <text:p text:style-name="P1">jitter for frame 5207 is <text:s text:c="2"/>-0.00148</text:p>
      <text:p text:style-name="P1">jitter for frame 5208 is <text:s text:c="2"/>-0.00082</text:p>
      <text:p text:style-name="P1">jitter for frame 5209 is <text:s text:c="3"/>0.00104</text:p>
      <text:p text:style-name="P1">jitter for frame 5210 is <text:s text:c="3"/>0.00126</text:p>
      <text:p text:style-name="P1">jitter for frame 5211 is <text:s text:c="2"/>-0.00139</text:p>
      <text:p text:style-name="P1">jitter for frame 5212 is <text:s text:c="2"/>-0.00157</text:p>
      <text:p text:style-name="P1">jitter for frame 5213 is <text:s text:c="3"/>0.00110</text:p>
      <text:p text:style-name="P1">jitter for frame 5214 is <text:s text:c="2"/>-0.00148</text:p>
      <text:p text:style-name="P1">jitter for frame 5215 is <text:s text:c="2"/>-0.00156</text:p>
      <text:p text:style-name="P1"><text:soft-page-break/>jitter for frame 5216 is <text:s text:c="3"/>0.00118</text:p>
      <text:p text:style-name="P1">jitter for frame 5217 is <text:s text:c="3"/>0.00079</text:p>
      <text:p text:style-name="P1">jitter for frame 5218 is <text:s text:c="2"/>-0.00148</text:p>
      <text:p text:style-name="P1">jitter for frame 5219 is <text:s text:c="3"/>0.00120</text:p>
      <text:p text:style-name="P1">jitter for frame 5220 is <text:s text:c="2"/>-0.00153</text:p>
      <text:p text:style-name="P1">jitter for frame 5221 is <text:s text:c="3"/>0.00128</text:p>
      <text:p text:style-name="P1">jitter for frame 5222 is <text:s text:c="2"/>-0.00158</text:p>
      <text:p text:style-name="P1">jitter for frame 5223 is <text:s text:c="3"/>0.00110</text:p>
      <text:p text:style-name="P1">jitter for frame 5224 is <text:s text:c="3"/>0.00062</text:p>
      <text:p text:style-name="P1">jitter for frame 5225 is <text:s text:c="3"/>0.00082</text:p>
      <text:p text:style-name="P1">jitter for frame 5226 is <text:s text:c="2"/>-0.00155</text:p>
      <text:p text:style-name="P1">jitter for frame 5227 is <text:s text:c="3"/>0.00110</text:p>
      <text:p text:style-name="P1">jitter for frame 5228 is <text:s text:c="2"/>-0.00128</text:p>
      <text:p text:style-name="P1">jitter for frame 5229 is <text:s text:c="2"/>-0.00153</text:p>
      <text:p text:style-name="P1">jitter for frame 5230 is <text:s text:c="3"/>0.00065</text:p>
      <text:p text:style-name="P1">jitter for frame 5231 is <text:s text:c="2"/>-0.00151</text:p>
      <text:p text:style-name="P1">jitter for frame 5232 is <text:s text:c="2"/>-0.00152</text:p>
      <text:p text:style-name="P1">jitter for frame 5233 is <text:s text:c="2"/>-0.00102</text:p>
      <text:p text:style-name="P1">jitter for frame 5234 is <text:s text:c="2"/>-0.00041</text:p>
      <text:p text:style-name="P1">jitter for frame 5235 is <text:s text:c="2"/>-0.00159</text:p>
      <text:p text:style-name="P1">jitter for frame 5236 is <text:s text:c="2"/>-0.00147</text:p>
      <text:p text:style-name="P1">jitter for frame 5237 is <text:s text:c="2"/>-0.00166</text:p>
      <text:p text:style-name="P1">jitter for frame 5238 is <text:s text:c="2"/>-0.00154</text:p>
      <text:p text:style-name="P1">jitter for frame 5239 is <text:s text:c="3"/>0.00802</text:p>
      <text:p text:style-name="P1">jitter for frame 5240 is <text:s text:c="3"/>0.00119</text:p>
      <text:p text:style-name="P1">jitter for frame 5241 is <text:s text:c="3"/>0.00127</text:p>
      <text:p text:style-name="P1">jitter for frame 5242 is <text:s text:c="3"/>0.00082</text:p>
      <text:p text:style-name="P1">jitter for frame 5243 is <text:s text:c="3"/>0.00087</text:p>
      <text:p text:style-name="P1">jitter for frame 5244 is <text:s text:c="2"/>-0.00156</text:p>
      <text:p text:style-name="P1">jitter for frame 5245 is <text:s text:c="3"/>0.00115</text:p>
      <text:p text:style-name="P1">jitter for frame 5246 is <text:s text:c="2"/>-0.00157</text:p>
      <text:p text:style-name="P1">jitter for frame 5247 is <text:s text:c="3"/>0.00134</text:p>
      <text:p text:style-name="P1">jitter for frame 5248 is <text:s text:c="2"/>-0.00158</text:p>
      <text:p text:style-name="P1">jitter for frame 5249 is <text:s text:c="2"/>-0.00143</text:p>
      <text:p text:style-name="P1">jitter for frame 5250 is <text:s text:c="3"/>0.00084</text:p>
      <text:p text:style-name="P1">jitter for frame 5251 is <text:s text:c="3"/>0.00110</text:p>
      <text:p text:style-name="P1">jitter for frame 5252 is <text:s text:c="3"/>0.00087</text:p>
      <text:p text:style-name="P1">jitter for frame 5253 is <text:s text:c="2"/>-0.00145</text:p>
      <text:p text:style-name="P1">jitter for frame 5254 is <text:s text:c="2"/>-0.00142</text:p>
      <text:p text:style-name="P1">jitter for frame 5255 is <text:s text:c="2"/>-0.00149</text:p>
      <text:p text:style-name="P1">jitter for frame 5256 is <text:s text:c="2"/>-0.00039</text:p>
      <text:p text:style-name="P1">jitter for frame 5257 is <text:s text:c="2"/>-0.00149</text:p>
      <text:p text:style-name="P1">jitter for frame 5258 is <text:s text:c="3"/>0.00126</text:p>
      <text:p text:style-name="P1">jitter for frame 5259 is <text:s text:c="3"/>0.00130</text:p>
      <text:p text:style-name="P1">jitter for frame 5260 is <text:s text:c="2"/>-0.00148</text:p>
      <text:p text:style-name="P1">jitter for frame 5261 is <text:s text:c="2"/>-0.00150</text:p>
      <text:p text:style-name="P1">jitter for frame 5262 is <text:s text:c="2"/>-0.00144</text:p>
      <text:p text:style-name="P1">jitter for frame 5263 is <text:s text:c="2"/>-0.00129</text:p>
      <text:p text:style-name="P1">jitter for frame 5264 is <text:s text:c="2"/>-0.00138</text:p>
      <text:p text:style-name="P1"><text:soft-page-break/>jitter for frame 5265 is <text:s text:c="3"/>0.00119</text:p>
      <text:p text:style-name="P1">jitter for frame 5266 is <text:s text:c="2"/>-0.00146</text:p>
      <text:p text:style-name="P1">jitter for frame 5267 is <text:s text:c="2"/>-0.00143</text:p>
      <text:p text:style-name="P1">jitter for frame 5268 is <text:s text:c="2"/>-0.00147</text:p>
      <text:p text:style-name="P1">jitter for frame 5269 is <text:s text:c="3"/>0.00127</text:p>
      <text:p text:style-name="P1">jitter for frame 5270 is <text:s text:c="2"/>-0.00161</text:p>
      <text:p text:style-name="P1">jitter for frame 5271 is <text:s text:c="2"/>-0.00140</text:p>
      <text:p text:style-name="P1">jitter for frame 5272 is <text:s text:c="2"/>-0.00039</text:p>
      <text:p text:style-name="P1">jitter for frame 5273 is <text:s text:c="2"/>-0.00148</text:p>
      <text:p text:style-name="P1">jitter for frame 5274 is <text:s text:c="2"/>-0.00147</text:p>
      <text:p text:style-name="P1">jitter for frame 5275 is <text:s text:c="3"/>0.00132</text:p>
      <text:p text:style-name="P1">jitter for frame 5276 is <text:s text:c="2"/>-0.00151</text:p>
      <text:p text:style-name="P1">jitter for frame 5277 is <text:s text:c="2"/>-0.00157</text:p>
      <text:p text:style-name="P1">jitter for frame 5278 is <text:s text:c="2"/>-0.00137</text:p>
      <text:p text:style-name="P1">jitter for frame 5279 is <text:s text:c="3"/>0.00100</text:p>
      <text:p text:style-name="P1">jitter for frame 5280 is <text:s text:c="2"/>-0.00149</text:p>
      <text:p text:style-name="P1">jitter for frame 5281 is <text:s text:c="2"/>-0.00152</text:p>
      <text:p text:style-name="P1">jitter for frame 5282 is <text:s text:c="2"/>-0.00149</text:p>
      <text:p text:style-name="P1">jitter for frame 5283 is <text:s text:c="2"/>-0.00093</text:p>
      <text:p text:style-name="P1">jitter for frame 5284 is <text:s text:c="2"/>-0.00144</text:p>
      <text:p text:style-name="P1">jitter for frame 5285 is <text:s text:c="2"/>-0.00141</text:p>
      <text:p text:style-name="P1">jitter for frame 5286 is <text:s text:c="3"/>0.00002</text:p>
      <text:p text:style-name="P1">jitter for frame 5287 is <text:s text:c="2"/>-0.00032</text:p>
      <text:p text:style-name="P1">jitter for frame 5288 is <text:s text:c="3"/>0.00137</text:p>
      <text:p text:style-name="P1">jitter for frame 5289 is <text:s text:c="2"/>-0.00157</text:p>
      <text:p text:style-name="P1">jitter for frame 5290 is <text:s text:c="3"/>0.00078</text:p>
      <text:p text:style-name="P1">jitter for frame 5291 is <text:s text:c="2"/>-0.00090</text:p>
      <text:p text:style-name="P1">jitter for frame 5292 is <text:s text:c="3"/>0.00098</text:p>
      <text:p text:style-name="P1">jitter for frame 5293 is <text:s text:c="3"/>0.00112</text:p>
      <text:p text:style-name="P1">jitter for frame 5294 is <text:s text:c="2"/>-0.00148</text:p>
      <text:p text:style-name="P1">jitter for frame 5295 is <text:s text:c="3"/>0.00036</text:p>
      <text:p text:style-name="P1">jitter for frame 5296 is <text:s text:c="3"/>0.00121</text:p>
      <text:p text:style-name="P1">jitter for frame 5297 is <text:s text:c="3"/>0.00107</text:p>
      <text:p text:style-name="P1">jitter for frame 5298 is <text:s text:c="2"/>-0.00147</text:p>
      <text:p text:style-name="P1">jitter for frame 5299 is <text:s text:c="3"/>0.00123</text:p>
      <text:p text:style-name="P1">jitter for frame 5300 is <text:s text:c="2"/>-0.00150</text:p>
      <text:p text:style-name="P1">jitter for frame 5301 is <text:s text:c="3"/>0.00121</text:p>
      <text:p text:style-name="P1">jitter for frame 5302 is <text:s text:c="2"/>-0.00141</text:p>
      <text:p text:style-name="P1">jitter for frame 5303 is <text:s text:c="2"/>-0.00044</text:p>
      <text:p text:style-name="P1">jitter for frame 5304 is <text:s text:c="3"/>0.00110</text:p>
      <text:p text:style-name="P1">jitter for frame 5305 is <text:s text:c="3"/>0.00082</text:p>
      <text:p text:style-name="P1">jitter for frame 5306 is <text:s text:c="3"/>0.00114</text:p>
      <text:p text:style-name="P1">jitter for frame 5307 is <text:s text:c="2"/>-0.00149</text:p>
      <text:p text:style-name="P1">jitter for frame 5308 is <text:s text:c="2"/>-0.00038</text:p>
      <text:p text:style-name="P1">jitter for frame 5309 is <text:s text:c="2"/>-0.00156</text:p>
      <text:p text:style-name="P1">jitter for frame 5310 is <text:s text:c="2"/>-0.00122</text:p>
      <text:p text:style-name="P1">jitter for frame 5311 is <text:s text:c="2"/>-0.00140</text:p>
      <text:p text:style-name="P1">jitter for frame 5312 is <text:s text:c="2"/>-0.00152</text:p>
      <text:p text:style-name="P1">jitter for frame 5313 is <text:s text:c="3"/>0.00122</text:p>
      <text:p text:style-name="P1"><text:soft-page-break/>jitter for frame 5314 is <text:s text:c="2"/>-0.00085</text:p>
      <text:p text:style-name="P1">jitter for frame 5315 is <text:s text:c="3"/>0.00149</text:p>
      <text:p text:style-name="P1">jitter for frame 5316 is <text:s text:c="3"/>0.00175</text:p>
      <text:p text:style-name="P1">jitter for frame 5317 is <text:s text:c="3"/>0.00165</text:p>
      <text:p text:style-name="P1">jitter for frame 5318 is <text:s text:c="2"/>-0.00080</text:p>
      <text:p text:style-name="P1">jitter for frame 5319 is <text:s text:c="3"/>0.00116</text:p>
      <text:p text:style-name="P1">jitter for frame 5320 is <text:s text:c="2"/>-0.00157</text:p>
      <text:p text:style-name="P1">jitter for frame 5321 is <text:s text:c="2"/>-0.00149</text:p>
      <text:p text:style-name="P1">jitter for frame 5322 is <text:s text:c="3"/>0.00147</text:p>
      <text:p text:style-name="P1">jitter for frame 5323 is <text:s text:c="3"/>0.00165</text:p>
      <text:p text:style-name="P1">jitter for frame 5324 is <text:s text:c="2"/>-0.00145</text:p>
      <text:p text:style-name="P1">jitter for frame 5325 is <text:s text:c="3"/>0.00127</text:p>
      <text:p text:style-name="P1">jitter for frame 5326 is <text:s text:c="2"/>-0.00142</text:p>
      <text:p text:style-name="P1">jitter for frame 5327 is <text:s text:c="2"/>-0.00148</text:p>
      <text:p text:style-name="P1">jitter for frame 5328 is <text:s text:c="3"/>0.00003</text:p>
      <text:p text:style-name="P1">jitter for frame 5329 is <text:s text:c="3"/>0.00145</text:p>
      <text:p text:style-name="P1">jitter for frame 5330 is <text:s text:c="3"/>0.00157</text:p>
      <text:p text:style-name="P1">jitter for frame 5331 is <text:s text:c="3"/>0.00138</text:p>
      <text:p text:style-name="P1">jitter for frame 5332 is <text:s text:c="2"/>-0.00142</text:p>
      <text:p text:style-name="P1">jitter for frame 5333 is <text:s text:c="2"/>-0.00143</text:p>
      <text:p text:style-name="P1">jitter for frame 5334 is <text:s text:c="3"/>0.00217</text:p>
      <text:p text:style-name="P1">jitter for frame 5335 is <text:s text:c="3"/>0.00127</text:p>
      <text:p text:style-name="P1">jitter for frame 5336 is <text:s text:c="2"/>-0.00147</text:p>
      <text:p text:style-name="P1">jitter for frame 5337 is <text:s text:c="3"/>0.00080</text:p>
      <text:p text:style-name="P1">jitter for frame 5338 is <text:s text:c="2"/>-0.00150</text:p>
      <text:p text:style-name="P1">jitter for frame 5339 is <text:s text:c="3"/>0.00168</text:p>
      <text:p text:style-name="P1">jitter for frame 5340 is <text:s text:c="2"/>-0.00148</text:p>
      <text:p text:style-name="P1">jitter for frame 5341 is <text:s text:c="2"/>-0.00147</text:p>
      <text:p text:style-name="P1">jitter for frame 5342 is <text:s text:c="2"/>-0.00148</text:p>
      <text:p text:style-name="P1">jitter for frame 5343 is <text:s text:c="2"/>-0.00144</text:p>
      <text:p text:style-name="P1">jitter for frame 5344 is <text:s text:c="3"/>0.00136</text:p>
      <text:p text:style-name="P1">jitter for frame 5345 is <text:s text:c="2"/>-0.00158</text:p>
      <text:p text:style-name="P1">jitter for frame 5346 is <text:s text:c="2"/>-0.00148</text:p>
      <text:p text:style-name="P1">jitter for frame 5347 is <text:s text:c="3"/>0.00176</text:p>
      <text:p text:style-name="P1">jitter for frame 5348 is <text:s text:c="2"/>-0.00156</text:p>
      <text:p text:style-name="P1">jitter for frame 5349 is <text:s text:c="2"/>-0.00068</text:p>
      <text:p text:style-name="P1">jitter for frame 5350 is <text:s text:c="3"/>0.00120</text:p>
      <text:p text:style-name="P1">jitter for frame 5351 is <text:s text:c="2"/>-0.00126</text:p>
      <text:p text:style-name="P1">jitter for frame 5352 is <text:s text:c="3"/>0.00123</text:p>
      <text:p text:style-name="P1">jitter for frame 5353 is <text:s text:c="2"/>-0.00139</text:p>
      <text:p text:style-name="P1">jitter for frame 5354 is <text:s text:c="2"/>-0.00143</text:p>
      <text:p text:style-name="P1">jitter for frame 5355 is <text:s text:c="2"/>-0.00148</text:p>
      <text:p text:style-name="P1">jitter for frame 5356 is <text:s text:c="2"/>-0.00151</text:p>
      <text:p text:style-name="P1">jitter for frame 5357 is <text:s text:c="3"/>0.00139</text:p>
      <text:p text:style-name="P1">jitter for frame 5358 is <text:s text:c="3"/>0.00138</text:p>
      <text:p text:style-name="P1">jitter for frame 5359 is <text:s text:c="2"/>-0.00011</text:p>
      <text:p text:style-name="P1">jitter for frame 5360 is <text:s text:c="2"/>-0.00096</text:p>
      <text:p text:style-name="P1">jitter for frame 5361 is <text:s text:c="3"/>0.00162</text:p>
      <text:p text:style-name="P1">jitter for frame 5362 is <text:s text:c="2"/>-0.00152</text:p>
      <text:p text:style-name="P1"><text:soft-page-break/>jitter for frame 5363 is <text:s text:c="2"/>-0.00154</text:p>
      <text:p text:style-name="P1">jitter for frame 5364 is <text:s text:c="2"/>-0.00150</text:p>
      <text:p text:style-name="P1">jitter for frame 5365 is <text:s text:c="2"/>-0.00152</text:p>
      <text:p text:style-name="P1">jitter for frame 5366 is <text:s text:c="2"/>-0.00045</text:p>
      <text:p text:style-name="P1">jitter for frame 5367 is <text:s text:c="2"/>-0.00153</text:p>
      <text:p text:style-name="P1">jitter for frame 5368 is <text:s text:c="2"/>-0.00154</text:p>
      <text:p text:style-name="P1">jitter for frame 5369 is <text:s text:c="2"/>-0.00153</text:p>
      <text:p text:style-name="P1">jitter for frame 5370 is <text:s text:c="3"/>0.00146</text:p>
      <text:p text:style-name="P1">jitter for frame 5371 is <text:s text:c="2"/>-0.00152</text:p>
      <text:p text:style-name="P1">jitter for frame 5372 is <text:s text:c="2"/>-0.00154</text:p>
      <text:p text:style-name="P1">jitter for frame 5373 is <text:s text:c="3"/>0.00007</text:p>
      <text:p text:style-name="P1">jitter for frame 5374 is <text:s text:c="2"/>-0.00147</text:p>
      <text:p text:style-name="P1">jitter for frame 5375 is <text:s text:c="3"/>0.00128</text:p>
      <text:p text:style-name="P1">jitter for frame 5376 is <text:s text:c="3"/>0.00160</text:p>
      <text:p text:style-name="P1">jitter for frame 5377 is <text:s text:c="3"/>0.00162</text:p>
      <text:p text:style-name="P1">jitter for frame 5378 is <text:s text:c="3"/>0.00125</text:p>
      <text:p text:style-name="P1">jitter for frame 5379 is <text:s text:c="2"/>-0.00027</text:p>
      <text:p text:style-name="P1">jitter for frame 5380 is <text:s text:c="2"/>-0.00150</text:p>
      <text:p text:style-name="P1">jitter for frame 5381 is <text:s text:c="3"/>0.00060</text:p>
      <text:p text:style-name="P1">jitter for frame 5382 is <text:s text:c="2"/>-0.00145</text:p>
      <text:p text:style-name="P1">jitter for frame 5383 is <text:s text:c="3"/>0.00107</text:p>
      <text:p text:style-name="P1">jitter for frame 5384 is <text:s text:c="3"/>0.00047</text:p>
      <text:p text:style-name="P1">jitter for frame 5385 is <text:s text:c="2"/>-0.00140</text:p>
      <text:p text:style-name="P1">jitter for frame 5386 is <text:s text:c="2"/>-0.00141</text:p>
      <text:p text:style-name="P1">jitter for frame 5387 is <text:s text:c="2"/>-0.00158</text:p>
      <text:p text:style-name="P1">jitter for frame 5388 is <text:s text:c="2"/>-0.00024</text:p>
      <text:p text:style-name="P1">jitter for frame 5389 is <text:s text:c="2"/>-0.00150</text:p>
      <text:p text:style-name="P1">jitter for frame 5390 is <text:s text:c="2"/>-0.00162</text:p>
      <text:p text:style-name="P1">jitter for frame 5391 is <text:s text:c="2"/>-0.00119</text:p>
      <text:p text:style-name="P1">jitter for frame 5392 is <text:s text:c="3"/>0.00019</text:p>
      <text:p text:style-name="P1">jitter for frame 5393 is <text:s text:c="3"/>0.00124</text:p>
      <text:p text:style-name="P1">jitter for frame 5394 is <text:s text:c="3"/>0.00021</text:p>
      <text:p text:style-name="P1">jitter for frame 5395 is <text:s text:c="2"/>-0.00152</text:p>
      <text:p text:style-name="P1">jitter for frame 5396 is <text:s text:c="2"/>-0.00156</text:p>
      <text:p text:style-name="P1">jitter for frame 5397 is <text:s text:c="2"/>-0.00152</text:p>
      <text:p text:style-name="P1">jitter for frame 5398 is <text:s text:c="2"/>-0.00157</text:p>
      <text:p text:style-name="P1">jitter for frame 5399 is <text:s text:c="2"/>-0.00149</text:p>
      <text:p text:style-name="P1">jitter for frame 5400 is <text:s text:c="2"/>-0.00135</text:p>
      <text:p text:style-name="P1">jitter for frame 5401 is <text:s text:c="2"/>-0.00153</text:p>
      <text:p text:style-name="P1">jitter for frame 5402 is <text:s text:c="2"/>-0.00150</text:p>
      <text:p text:style-name="P1">jitter for frame 5403 is <text:s text:c="3"/>0.00147</text:p>
      <text:p text:style-name="P1">jitter for frame 5404 is <text:s text:c="2"/>-0.00068</text:p>
      <text:p text:style-name="P1">jitter for frame 5405 is <text:s text:c="3"/>0.00013</text:p>
      <text:p text:style-name="P1">jitter for frame 5406 is <text:s text:c="2"/>-0.00160</text:p>
      <text:p text:style-name="P1">jitter for frame 5407 is <text:s text:c="2"/>-0.00147</text:p>
      <text:p text:style-name="P1">jitter for frame 5408 is <text:s text:c="2"/>-0.00154</text:p>
      <text:p text:style-name="P1">jitter for frame 5409 is <text:s text:c="2"/>-0.00148</text:p>
      <text:p text:style-name="P1">jitter for frame 5410 is <text:s text:c="2"/>-0.00062</text:p>
      <text:p text:style-name="P1">jitter for frame 5411 is <text:s text:c="2"/>-0.00151</text:p>
      <text:p text:style-name="P1"><text:soft-page-break/>jitter for frame 5412 is <text:s text:c="2"/>-0.00056</text:p>
      <text:p text:style-name="P1">jitter for frame 5413 is <text:s text:c="2"/>-0.00055</text:p>
      <text:p text:style-name="P1">jitter for frame 5414 is <text:s text:c="2"/>-0.00158</text:p>
      <text:p text:style-name="P1">jitter for frame 5415 is <text:s text:c="2"/>-0.00156</text:p>
      <text:p text:style-name="P1">jitter for frame 5416 is <text:s text:c="3"/>0.00006</text:p>
      <text:p text:style-name="P1">jitter for frame 5417 is <text:s text:c="2"/>-0.00021</text:p>
      <text:p text:style-name="P1">jitter for frame 5418 is <text:s text:c="3"/>0.00111</text:p>
      <text:p text:style-name="P1">jitter for frame 5419 is <text:s text:c="2"/>-0.00077</text:p>
      <text:p text:style-name="P1">jitter for frame 5420 is <text:s text:c="2"/>-0.00154</text:p>
      <text:p text:style-name="P1">jitter for frame 5421 is <text:s text:c="2"/>-0.00155</text:p>
      <text:p text:style-name="P1">jitter for frame 5422 is <text:s text:c="3"/>0.00155</text:p>
      <text:p text:style-name="P1">jitter for frame 5423 is <text:s text:c="2"/>-0.00156</text:p>
      <text:p text:style-name="P1">jitter for frame 5424 is <text:s text:c="2"/>-0.00152</text:p>
      <text:p text:style-name="P1">jitter for frame 5425 is <text:s text:c="2"/>-0.00087</text:p>
      <text:p text:style-name="P1">jitter for frame 5426 is <text:s text:c="2"/>-0.00124</text:p>
      <text:p text:style-name="P1">jitter for frame 5427 is <text:s text:c="3"/>0.00036</text:p>
      <text:p text:style-name="P1">jitter for frame 5428 is <text:s text:c="2"/>-0.00145</text:p>
      <text:p text:style-name="P1">jitter for frame 5429 is <text:s text:c="2"/>-0.00150</text:p>
      <text:p text:style-name="P1">jitter for frame 5430 is <text:s text:c="2"/>-0.00149</text:p>
      <text:p text:style-name="P1">jitter for frame 5431 is <text:s text:c="2"/>-0.00147</text:p>
      <text:p text:style-name="P1">jitter for frame 5432 is <text:s text:c="2"/>-0.00150</text:p>
      <text:p text:style-name="P1">jitter for frame 5433 is <text:s text:c="2"/>-0.00150</text:p>
      <text:p text:style-name="P1">jitter for frame 5434 is <text:s text:c="2"/>-0.00149</text:p>
      <text:p text:style-name="P1">jitter for frame 5435 is <text:s text:c="2"/>-0.00147</text:p>
      <text:p text:style-name="P1">jitter for frame 5436 is <text:s text:c="3"/>0.00104</text:p>
      <text:p text:style-name="P1">jitter for frame 5437 is <text:s text:c="3"/>0.00158</text:p>
      <text:p text:style-name="P1">jitter for frame 5438 is <text:s text:c="2"/>-0.00146</text:p>
      <text:p text:style-name="P1">jitter for frame 5439 is <text:s text:c="2"/>-0.00146</text:p>
      <text:p text:style-name="P1">jitter for frame 5440 is <text:s text:c="3"/>0.00160</text:p>
      <text:p text:style-name="P1">jitter for frame 5441 is <text:s text:c="2"/>-0.00151</text:p>
      <text:p text:style-name="P1">jitter for frame 5442 is <text:s text:c="3"/>0.00153</text:p>
      <text:p text:style-name="P1">jitter for frame 5443 is <text:s text:c="2"/>-0.00137</text:p>
      <text:p text:style-name="P1">jitter for frame 5444 is <text:s text:c="3"/>0.00005</text:p>
      <text:p text:style-name="P1">jitter for frame 5445 is <text:s text:c="3"/>0.00112</text:p>
      <text:p text:style-name="P1">jitter for frame 5446 is <text:s text:c="2"/>-0.00143</text:p>
      <text:p text:style-name="P1">jitter for frame 5447 is <text:s text:c="2"/>-0.00147</text:p>
      <text:p text:style-name="P1">jitter for frame 5448 is <text:s text:c="2"/>-0.00121</text:p>
      <text:p text:style-name="P1">jitter for frame 5449 is <text:s text:c="3"/>0.00165</text:p>
      <text:p text:style-name="P1">jitter for frame 5450 is <text:s text:c="3"/>0.00145</text:p>
      <text:p text:style-name="P1">jitter for frame 5451 is <text:s text:c="2"/>-0.00064</text:p>
      <text:p text:style-name="P1">jitter for frame 5452 is <text:s text:c="2"/>-0.00146</text:p>
      <text:p text:style-name="P1">jitter for frame 5453 is <text:s text:c="3"/>0.00151</text:p>
      <text:p text:style-name="P1">jitter for frame 5454 is <text:s text:c="3"/>0.00052</text:p>
      <text:p text:style-name="P1">jitter for frame 5455 is <text:s text:c="2"/>-0.00136</text:p>
      <text:p text:style-name="P1">jitter for frame 5456 is <text:s text:c="2"/>-0.00154</text:p>
      <text:p text:style-name="P1">jitter for frame 5457 is <text:s text:c="3"/>0.00111</text:p>
      <text:p text:style-name="P1">jitter for frame 5458 is <text:s text:c="3"/>0.00163</text:p>
      <text:p text:style-name="P1">jitter for frame 5459 is <text:s text:c="2"/>-0.00143</text:p>
      <text:p text:style-name="P1">jitter for frame 5460 is <text:s text:c="2"/>-0.00147</text:p>
      <text:p text:style-name="P1"><text:soft-page-break/>jitter for frame 5461 is <text:s text:c="2"/>-0.00099</text:p>
      <text:p text:style-name="P1">jitter for frame 5462 is <text:s text:c="3"/>0.00153</text:p>
      <text:p text:style-name="P1">jitter for frame 5463 is <text:s text:c="2"/>-0.00151</text:p>
      <text:p text:style-name="P1">jitter for frame 5464 is <text:s text:c="2"/>-0.00162</text:p>
      <text:p text:style-name="P1">jitter for frame 5465 is <text:s text:c="2"/>-0.00152</text:p>
      <text:p text:style-name="P1">jitter for frame 5466 is <text:s text:c="2"/>-0.00154</text:p>
      <text:p text:style-name="P1">jitter for frame 5467 is <text:s text:c="2"/>-0.00016</text:p>
      <text:p text:style-name="P1">jitter for frame 5468 is <text:s text:c="2"/>-0.00152</text:p>
      <text:p text:style-name="P1">jitter for frame 5469 is <text:s text:c="2"/>-0.00150</text:p>
      <text:p text:style-name="P1">jitter for frame 5470 is <text:s text:c="2"/>-0.00152</text:p>
      <text:p text:style-name="P1">jitter for frame 5471 is <text:s text:c="3"/>0.00086</text:p>
      <text:p text:style-name="P1">jitter for frame 5472 is <text:s text:c="2"/>-0.00142</text:p>
      <text:p text:style-name="P1">jitter for frame 5473 is <text:s text:c="2"/>-0.00001</text:p>
      <text:p text:style-name="P1">jitter for frame 5474 is <text:s text:c="2"/>-0.00145</text:p>
      <text:p text:style-name="P1">jitter for frame 5475 is <text:s text:c="2"/>-0.00153</text:p>
      <text:p text:style-name="P1">jitter for frame 5476 is <text:s text:c="2"/>-0.00154</text:p>
      <text:p text:style-name="P1">jitter for frame 5477 is <text:s text:c="3"/>0.00089</text:p>
      <text:p text:style-name="P1">jitter for frame 5478 is <text:s text:c="2"/>-0.00147</text:p>
      <text:p text:style-name="P1">jitter for frame 5479 is <text:s text:c="2"/>-0.00143</text:p>
      <text:p text:style-name="P1">jitter for frame 5480 is <text:s text:c="2"/>-0.00157</text:p>
      <text:p text:style-name="P1">jitter for frame 5481 is <text:s text:c="2"/>-0.00151</text:p>
      <text:p text:style-name="P1">jitter for frame 5482 is <text:s text:c="2"/>-0.00149</text:p>
      <text:p text:style-name="P1">jitter for frame 5483 is <text:s text:c="2"/>-0.00149</text:p>
      <text:p text:style-name="P1">jitter for frame 5484 is <text:s text:c="3"/>0.00077</text:p>
      <text:p text:style-name="P1">jitter for frame 5485 is <text:s text:c="2"/>-0.00155</text:p>
      <text:p text:style-name="P1">jitter for frame 5486 is <text:s text:c="3"/>0.00166</text:p>
      <text:p text:style-name="P1">jitter for frame 5487 is <text:s text:c="2"/>-0.00072</text:p>
      <text:p text:style-name="P1">jitter for frame 5488 is <text:s text:c="3"/>0.00001</text:p>
      <text:p text:style-name="P1">jitter for frame 5489 is <text:s text:c="2"/>-0.00030</text:p>
      <text:p text:style-name="P1">jitter for frame 5490 is <text:s text:c="2"/>-0.00131</text:p>
      <text:p text:style-name="P1">jitter for frame 5491 is <text:s text:c="3"/>0.00061</text:p>
      <text:p text:style-name="P1">jitter for frame 5492 is <text:s text:c="2"/>-0.00151</text:p>
      <text:p text:style-name="P1">jitter for frame 5493 is <text:s text:c="2"/>-0.00157</text:p>
      <text:p text:style-name="P1">jitter for frame 5494 is <text:s text:c="2"/>-0.00151</text:p>
      <text:p text:style-name="P1">jitter for frame 5495 is <text:s text:c="3"/>0.00085</text:p>
      <text:p text:style-name="P1">jitter for frame 5496 is <text:s text:c="2"/>-0.00151</text:p>
      <text:p text:style-name="P1">jitter for frame 5497 is <text:s text:c="3"/>0.00213</text:p>
      <text:p text:style-name="P1">jitter for frame 5498 is <text:s text:c="3"/>0.00162</text:p>
      <text:p text:style-name="P1">jitter for frame 5499 is <text:s text:c="3"/>0.00165</text:p>
      <text:p text:style-name="P1">jitter for frame 5500 is <text:s text:c="2"/>-0.00147</text:p>
      <text:p text:style-name="P1">jitter for frame 5501 is <text:s text:c="3"/>0.00171</text:p>
      <text:p text:style-name="P1">jitter for frame 5502 is <text:s text:c="3"/>0.00106</text:p>
      <text:p text:style-name="P1">jitter for frame 5503 is <text:s text:c="3"/>0.00147</text:p>
      <text:p text:style-name="P1">jitter for frame 5504 is <text:s text:c="3"/>0.00024</text:p>
      <text:p text:style-name="P1">jitter for frame 5505 is <text:s text:c="2"/>-0.00149</text:p>
      <text:p text:style-name="P1">jitter for frame 5506 is <text:s text:c="2"/>-0.00153</text:p>
      <text:p text:style-name="P1">jitter for frame 5507 is <text:s text:c="2"/>-0.00150</text:p>
      <text:p text:style-name="P1">jitter for frame 5508 is <text:s text:c="2"/>-0.00129</text:p>
      <text:p text:style-name="P1">jitter for frame 5509 is <text:s text:c="3"/>0.00172</text:p>
      <text:p text:style-name="P1"><text:soft-page-break/>jitter for frame 5510 is <text:s text:c="2"/>-0.00149</text:p>
      <text:p text:style-name="P1">jitter for frame 5511 is <text:s text:c="2"/>-0.00138</text:p>
      <text:p text:style-name="P1">jitter for frame 5512 is <text:s text:c="2"/>-0.00105</text:p>
      <text:p text:style-name="P1">jitter for frame 5513 is <text:s text:c="2"/>-0.00151</text:p>
      <text:p text:style-name="P1">jitter for frame 5514 is <text:s text:c="2"/>-0.00148</text:p>
      <text:p text:style-name="P1">jitter for frame 5515 is <text:s text:c="2"/>-0.00152</text:p>
      <text:p text:style-name="P1">jitter for frame 5516 is <text:s text:c="3"/>0.00023</text:p>
      <text:p text:style-name="P1">jitter for frame 5517 is <text:s text:c="2"/>-0.00144</text:p>
      <text:p text:style-name="P1">jitter for frame 5518 is <text:s text:c="2"/>-0.00151</text:p>
      <text:p text:style-name="P1">jitter for frame 5519 is <text:s text:c="2"/>-0.00149</text:p>
      <text:p text:style-name="P1">jitter for frame 5520 is <text:s text:c="2"/>-0.00147</text:p>
      <text:p text:style-name="P1">jitter for frame 5521 is <text:s text:c="2"/>-0.00042</text:p>
      <text:p text:style-name="P1">jitter for frame 5522 is <text:s text:c="3"/>0.00037</text:p>
      <text:p text:style-name="P1">jitter for frame 5523 is <text:s text:c="2"/>-0.00140</text:p>
      <text:p text:style-name="P1">jitter for frame 5524 is <text:s text:c="2"/>-0.00150</text:p>
      <text:p text:style-name="P1">jitter for frame 5525 is <text:s text:c="2"/>-0.00143</text:p>
      <text:p text:style-name="P1">jitter for frame 5526 is <text:s text:c="2"/>-0.00152</text:p>
      <text:p text:style-name="P1">jitter for frame 5527 is <text:s text:c="2"/>-0.00148</text:p>
      <text:p text:style-name="P1">jitter for frame 5528 is <text:s text:c="3"/>0.00123</text:p>
      <text:p text:style-name="P1">jitter for frame 5529 is <text:s text:c="3"/>0.00103</text:p>
      <text:p text:style-name="P1">jitter for frame 5530 is <text:s text:c="3"/>0.00075</text:p>
      <text:p text:style-name="P1">jitter for frame 5531 is <text:s text:c="2"/>-0.00004</text:p>
      <text:p text:style-name="P1">jitter for frame 5532 is <text:s text:c="3"/>0.00003</text:p>
      <text:p text:style-name="P1">jitter for frame 5533 is <text:s text:c="2"/>-0.00104</text:p>
      <text:p text:style-name="P1">jitter for frame 5534 is <text:s text:c="2"/>-0.00153</text:p>
      <text:p text:style-name="P1">jitter for frame 5535 is <text:s text:c="2"/>-0.00152</text:p>
      <text:p text:style-name="P1">jitter for frame 5536 is <text:s text:c="3"/>0.00074</text:p>
      <text:p text:style-name="P1">jitter for frame 5537 is <text:s text:c="2"/>-0.00149</text:p>
      <text:p text:style-name="P1">jitter for frame 5538 is <text:s text:c="2"/>-0.00124</text:p>
      <text:p text:style-name="P1">jitter for frame 5539 is <text:s text:c="3"/>0.00136</text:p>
      <text:p text:style-name="P1">jitter for frame 5540 is <text:s text:c="2"/>-0.00109</text:p>
      <text:p text:style-name="P1">jitter for frame 5541 is <text:s text:c="2"/>-0.00147</text:p>
      <text:p text:style-name="P1">jitter for frame 5542 is <text:s text:c="2"/>-0.00156</text:p>
      <text:p text:style-name="P1">jitter for frame 5543 is <text:s text:c="3"/>0.00131</text:p>
      <text:p text:style-name="P1">jitter for frame 5544 is <text:s text:c="2"/>-0.00018</text:p>
      <text:p text:style-name="P1">jitter for frame 5545 is <text:s text:c="3"/>0.00136</text:p>
      <text:p text:style-name="P1">jitter for frame 5546 is <text:s text:c="3"/>0.00088</text:p>
      <text:p text:style-name="P1">jitter for frame 5547 is <text:s text:c="2"/>-0.00065</text:p>
      <text:p text:style-name="P1">jitter for frame 5548 is <text:s text:c="3"/>0.00131</text:p>
      <text:p text:style-name="P1">jitter for frame 5549 is <text:s text:c="3"/>0.00198</text:p>
      <text:p text:style-name="P1">jitter for frame 5550 is <text:s text:c="3"/>0.00012</text:p>
      <text:p text:style-name="P1">jitter for frame 5551 is <text:s text:c="2"/>-0.00117</text:p>
      <text:p text:style-name="P1">jitter for frame 5552 is <text:s text:c="3"/>0.00134</text:p>
      <text:p text:style-name="P1">jitter for frame 5553 is <text:s text:c="2"/>-0.00152</text:p>
      <text:p text:style-name="P1">jitter for frame 5554 is <text:s text:c="3"/>0.00122</text:p>
      <text:p text:style-name="P1">jitter for frame 5555 is <text:s text:c="2"/>-0.00150</text:p>
      <text:p text:style-name="P1">jitter for frame 5556 is <text:s text:c="2"/>-0.00100</text:p>
      <text:p text:style-name="P1">jitter for frame 5557 is <text:s text:c="2"/>-0.00154</text:p>
      <text:p text:style-name="P1">jitter for frame 5558 is <text:s text:c="2"/>-0.00158</text:p>
      <text:p text:style-name="P1"><text:soft-page-break/>jitter for frame 5559 is <text:s text:c="2"/>-0.00148</text:p>
      <text:p text:style-name="P1">jitter for frame 5560 is <text:s text:c="3"/>0.00123</text:p>
      <text:p text:style-name="P1">jitter for frame 5561 is <text:s text:c="3"/>0.00058</text:p>
      <text:p text:style-name="P1">jitter for frame 5562 is <text:s text:c="3"/>0.00139</text:p>
      <text:p text:style-name="P1">jitter for frame 5563 is <text:s text:c="2"/>-0.00020</text:p>
      <text:p text:style-name="P1">jitter for frame 5564 is <text:s text:c="2"/>-0.00031</text:p>
      <text:p text:style-name="P1">jitter for frame 5565 is <text:s text:c="3"/>0.00093</text:p>
      <text:p text:style-name="P1">jitter for frame 5566 is <text:s text:c="3"/>0.00133</text:p>
      <text:p text:style-name="P1">jitter for frame 5567 is <text:s text:c="3"/>0.00129</text:p>
      <text:p text:style-name="P1">jitter for frame 5568 is <text:s text:c="2"/>-0.00157</text:p>
      <text:p text:style-name="P1">jitter for frame 5569 is <text:s text:c="3"/>0.00053</text:p>
      <text:p text:style-name="P1">jitter for frame 5570 is <text:s text:c="2"/>-0.00152</text:p>
      <text:p text:style-name="P1">jitter for frame 5571 is <text:s text:c="3"/>0.00034</text:p>
      <text:p text:style-name="P1">jitter for frame 5572 is <text:s text:c="2"/>-0.00142</text:p>
      <text:p text:style-name="P1">jitter for frame 5573 is <text:s text:c="2"/>-0.00126</text:p>
      <text:p text:style-name="P1">jitter for frame 5574 is <text:s text:c="2"/>-0.00149</text:p>
      <text:p text:style-name="P1">jitter for frame 5575 is <text:s text:c="2"/>-0.00144</text:p>
      <text:p text:style-name="P1">jitter for frame 5576 is <text:s text:c="2"/>-0.00001</text:p>
      <text:p text:style-name="P1">jitter for frame 5577 is <text:s text:c="3"/>0.00103</text:p>
      <text:p text:style-name="P1">jitter for frame 5578 is <text:s text:c="2"/>-0.00037</text:p>
      <text:p text:style-name="P1">jitter for frame 5579 is <text:s text:c="3"/>0.00122</text:p>
      <text:p text:style-name="P1">jitter for frame 5580 is <text:s text:c="2"/>-0.00153</text:p>
      <text:p text:style-name="P1">jitter for frame 5581 is <text:s text:c="3"/>0.00092</text:p>
      <text:p text:style-name="P1">jitter for frame 5582 is <text:s text:c="2"/>-0.00102</text:p>
      <text:p text:style-name="P1">jitter for frame 5583 is <text:s text:c="2"/>-0.00126</text:p>
      <text:p text:style-name="P1">jitter for frame 5584 is <text:s text:c="3"/>0.00096</text:p>
      <text:p text:style-name="P1">jitter for frame 5585 is <text:s text:c="2"/>-0.00142</text:p>
      <text:p text:style-name="P1">jitter for frame 5586 is <text:s text:c="2"/>-0.00142</text:p>
      <text:p text:style-name="P1">jitter for frame 5587 is <text:s text:c="2"/>-0.00149</text:p>
      <text:p text:style-name="P1">jitter for frame 5588 is <text:s text:c="2"/>-0.00147</text:p>
      <text:p text:style-name="P1">jitter for frame 5589 is <text:s text:c="2"/>-0.00152</text:p>
      <text:p text:style-name="P1">jitter for frame 5590 is <text:s text:c="2"/>-0.00150</text:p>
      <text:p text:style-name="P1">jitter for frame 5591 is <text:s text:c="3"/>0.00084</text:p>
      <text:p text:style-name="P1">jitter for frame 5592 is <text:s text:c="2"/>-0.00155</text:p>
      <text:p text:style-name="P1">jitter for frame 5593 is <text:s text:c="2"/>-0.00151</text:p>
      <text:p text:style-name="P1">jitter for frame 5594 is <text:s text:c="2"/>-0.00153</text:p>
      <text:p text:style-name="P1">jitter for frame 5595 is <text:s text:c="3"/>0.00028</text:p>
      <text:p text:style-name="P1">jitter for frame 5596 is <text:s text:c="3"/>0.00015</text:p>
      <text:p text:style-name="P1">jitter for frame 5597 is <text:s text:c="3"/>0.00132</text:p>
      <text:p text:style-name="P1">jitter for frame 5598 is <text:s text:c="2"/>-0.00147</text:p>
      <text:p text:style-name="P1">jitter for frame 5599 is <text:s text:c="2"/>-0.00143</text:p>
      <text:p text:style-name="P1">jitter for frame 5600 is <text:s text:c="2"/>-0.00022</text:p>
      <text:p text:style-name="P1">jitter for frame 5601 is <text:s text:c="2"/>-0.00152</text:p>
      <text:p text:style-name="P1">jitter for frame 5602 is <text:s text:c="3"/>0.00116</text:p>
      <text:p text:style-name="P1">jitter for frame 5603 is <text:s text:c="2"/>-0.00134</text:p>
      <text:p text:style-name="P1">jitter for frame 5604 is <text:s text:c="2"/>-0.00078</text:p>
      <text:p text:style-name="P1">jitter for frame 5605 is <text:s text:c="2"/>-0.00152</text:p>
      <text:p text:style-name="P1">jitter for frame 5606 is <text:s text:c="2"/>-0.00148</text:p>
      <text:p text:style-name="P1">jitter for frame 5607 is <text:s text:c="2"/>-0.00149</text:p>
      <text:p text:style-name="P1"><text:soft-page-break/>jitter for frame 5608 is <text:s text:c="2"/>-0.00128</text:p>
      <text:p text:style-name="P1">jitter for frame 5609 is <text:s text:c="2"/>-0.00038</text:p>
      <text:p text:style-name="P1">jitter for frame 5610 is <text:s text:c="2"/>-0.00069</text:p>
      <text:p text:style-name="P1">jitter for frame 5611 is <text:s text:c="2"/>-0.00149</text:p>
      <text:p text:style-name="P1">jitter for frame 5612 is <text:s text:c="2"/>-0.00151</text:p>
      <text:p text:style-name="P1">jitter for frame 5613 is <text:s text:c="2"/>-0.00150</text:p>
      <text:p text:style-name="P1">jitter for frame 5614 is <text:s text:c="2"/>-0.00147</text:p>
      <text:p text:style-name="P1">jitter for frame 5615 is <text:s text:c="2"/>-0.00150</text:p>
      <text:p text:style-name="P1">jitter for frame 5616 is <text:s text:c="2"/>-0.00157</text:p>
      <text:p text:style-name="P1">jitter for frame 5617 is <text:s text:c="2"/>-0.00156</text:p>
      <text:p text:style-name="P1">jitter for frame 5618 is <text:s text:c="2"/>-0.00014</text:p>
      <text:p text:style-name="P1">jitter for frame 5619 is <text:s text:c="2"/>-0.00080</text:p>
      <text:p text:style-name="P1">jitter for frame 5620 is <text:s text:c="2"/>-0.00152</text:p>
      <text:p text:style-name="P1">jitter for frame 5621 is <text:s text:c="2"/>-0.00155</text:p>
      <text:p text:style-name="P1">jitter for frame 5622 is <text:s text:c="3"/>0.00106</text:p>
      <text:p text:style-name="P1">jitter for frame 5623 is <text:s text:c="3"/>0.00117</text:p>
      <text:p text:style-name="P1">jitter for frame 5624 is <text:s text:c="2"/>-0.00092</text:p>
      <text:p text:style-name="P1">jitter for frame 5625 is <text:s text:c="2"/>-0.00098</text:p>
      <text:p text:style-name="P1">jitter for frame 5626 is <text:s text:c="2"/>-0.00153</text:p>
      <text:p text:style-name="P1">jitter for frame 5627 is <text:s text:c="2"/>-0.00014</text:p>
      <text:p text:style-name="P1">jitter for frame 5628 is <text:s text:c="2"/>-0.00132</text:p>
      <text:p text:style-name="P1">jitter for frame 5629 is <text:s text:c="3"/>0.00188</text:p>
      <text:p text:style-name="P1">jitter for frame 5630 is <text:s text:c="3"/>0.00131</text:p>
      <text:p text:style-name="P1">jitter for frame 5631 is <text:s text:c="3"/>0.00127</text:p>
      <text:p text:style-name="P1">jitter for frame 5632 is <text:s text:c="2"/>-0.00146</text:p>
      <text:p text:style-name="P1">jitter for frame 5633 is <text:s text:c="2"/>-0.00160</text:p>
      <text:p text:style-name="P1">jitter for frame 5634 is <text:s text:c="2"/>-0.00151</text:p>
      <text:p text:style-name="P1">jitter for frame 5635 is <text:s text:c="3"/>0.00105</text:p>
      <text:p text:style-name="P1">jitter for frame 5636 is <text:s text:c="3"/>0.00107</text:p>
      <text:p text:style-name="P1">jitter for frame 5637 is <text:s text:c="3"/>0.00126</text:p>
      <text:p text:style-name="P1">jitter for frame 5638 is <text:s text:c="2"/>-0.00149</text:p>
      <text:p text:style-name="P1">jitter for frame 5639 is <text:s text:c="3"/>0.00104</text:p>
      <text:p text:style-name="P1">jitter for frame 5640 is <text:s text:c="2"/>-0.00147</text:p>
      <text:p text:style-name="P1">jitter for frame 5641 is <text:s text:c="2"/>-0.00144</text:p>
      <text:p text:style-name="P1">jitter for frame 5642 is <text:s text:c="2"/>-0.00154</text:p>
      <text:p text:style-name="P1">jitter for frame 5643 is <text:s text:c="2"/>-0.00011</text:p>
      <text:p text:style-name="P1">jitter for frame 5644 is <text:s text:c="3"/>0.00147</text:p>
      <text:p text:style-name="P1">jitter for frame 5645 is <text:s text:c="2"/>-0.00010</text:p>
      <text:p text:style-name="P1">jitter for frame 5646 is <text:s text:c="2"/>-0.00150</text:p>
      <text:p text:style-name="P1">jitter for frame 5647 is <text:s text:c="3"/>0.00126</text:p>
      <text:p text:style-name="P1">jitter for frame 5648 is <text:s text:c="3"/>0.00129</text:p>
      <text:p text:style-name="P1">jitter for frame 5649 is <text:s text:c="2"/>-0.00153</text:p>
      <text:p text:style-name="P1">jitter for frame 5650 is <text:s text:c="3"/>0.00080</text:p>
      <text:p text:style-name="P1">jitter for frame 5651 is <text:s text:c="2"/>-0.00144</text:p>
      <text:p text:style-name="P1">jitter for frame 5652 is <text:s text:c="2"/>-0.00081</text:p>
      <text:p text:style-name="P1">jitter for frame 5653 is <text:s text:c="2"/>-0.00059</text:p>
      <text:p text:style-name="P1">jitter for frame 5654 is <text:s text:c="2"/>-0.00087</text:p>
      <text:p text:style-name="P1">jitter for frame 5655 is <text:s text:c="2"/>-0.00045</text:p>
      <text:p text:style-name="P1">jitter for frame 5656 is <text:s text:c="2"/>-0.00144</text:p>
      <text:p text:style-name="P1"><text:soft-page-break/>jitter for frame 5657 is <text:s text:c="2"/>-0.00003</text:p>
      <text:p text:style-name="P1">jitter for frame 5658 is <text:s text:c="2"/>-0.00148</text:p>
      <text:p text:style-name="P1">jitter for frame 5659 is <text:s text:c="2"/>-0.00151</text:p>
      <text:p text:style-name="P1">jitter for frame 5660 is <text:s text:c="2"/>-0.00155</text:p>
      <text:p text:style-name="P1">jitter for frame 5661 is <text:s text:c="2"/>-0.00151</text:p>
      <text:p text:style-name="P1">jitter for frame 5662 is <text:s text:c="2"/>-0.00141</text:p>
      <text:p text:style-name="P1">jitter for frame 5663 is <text:s text:c="2"/>-0.00140</text:p>
      <text:p text:style-name="P1">jitter for frame 5664 is <text:s text:c="2"/>-0.00156</text:p>
      <text:p text:style-name="P1">jitter for frame 5665 is <text:s text:c="2"/>-0.00114</text:p>
      <text:p text:style-name="P1">jitter for frame 5666 is <text:s text:c="2"/>-0.00051</text:p>
      <text:p text:style-name="P1">jitter for frame 5667 is <text:s text:c="3"/>0.00061</text:p>
      <text:p text:style-name="P1">jitter for frame 5668 is <text:s text:c="2"/>-0.00030</text:p>
      <text:p text:style-name="P1">jitter for frame 5669 is <text:s text:c="3"/>0.00244</text:p>
      <text:p text:style-name="P1">jitter for frame 5670 is <text:s text:c="3"/>0.00058</text:p>
      <text:p text:style-name="P1">jitter for frame 5671 is <text:s text:c="2"/>-0.00149</text:p>
      <text:p text:style-name="P1">jitter for frame 5672 is <text:s text:c="2"/>-0.00000</text:p>
      <text:p text:style-name="P1">jitter for frame 5673 is <text:s text:c="2"/>-0.00149</text:p>
      <text:p text:style-name="P1">jitter for frame 5674 is <text:s text:c="2"/>-0.00152</text:p>
      <text:p text:style-name="P1">jitter for frame 5675 is <text:s text:c="3"/>0.00073</text:p>
      <text:p text:style-name="P1">jitter for frame 5676 is <text:s text:c="2"/>-0.00149</text:p>
      <text:p text:style-name="P1">jitter for frame 5677 is <text:s text:c="2"/>-0.00149</text:p>
      <text:p text:style-name="P1">jitter for frame 5678 is <text:s text:c="3"/>0.00139</text:p>
      <text:p text:style-name="P1">jitter for frame 5679 is <text:s text:c="2"/>-0.00158</text:p>
      <text:p text:style-name="P1">jitter for frame 5680 is <text:s text:c="2"/>-0.00163</text:p>
      <text:p text:style-name="P1">jitter for frame 5681 is <text:s text:c="2"/>-0.00144</text:p>
      <text:p text:style-name="P1">jitter for frame 5682 is <text:s text:c="2"/>-0.00140</text:p>
      <text:p text:style-name="P1">jitter for frame 5683 is <text:s text:c="2"/>-0.00157</text:p>
      <text:p text:style-name="P1">jitter for frame 5684 is <text:s text:c="2"/>-0.00149</text:p>
      <text:p text:style-name="P1">jitter for frame 5685 is <text:s text:c="2"/>-0.00104</text:p>
      <text:p text:style-name="P1">jitter for frame 5686 is <text:s text:c="3"/>0.00047</text:p>
      <text:p text:style-name="P1">jitter for frame 5687 is <text:s text:c="3"/>0.00117</text:p>
      <text:p text:style-name="P1">jitter for frame 5688 is <text:s text:c="2"/>-0.00094</text:p>
      <text:p text:style-name="P1">jitter for frame 5689 is <text:s text:c="3"/>0.00084</text:p>
      <text:p text:style-name="P1">jitter for frame 5690 is <text:s text:c="3"/>0.00128</text:p>
      <text:p text:style-name="P1">jitter for frame 5691 is <text:s text:c="2"/>-0.00156</text:p>
      <text:p text:style-name="P1">jitter for frame 5692 is <text:s text:c="3"/>0.00109</text:p>
      <text:p text:style-name="P1">jitter for frame 5693 is <text:s text:c="3"/>0.00137</text:p>
      <text:p text:style-name="P1">jitter for frame 5694 is <text:s text:c="3"/>0.00131</text:p>
      <text:p text:style-name="P1">jitter for frame 5695 is <text:s text:c="3"/>0.00144</text:p>
      <text:p text:style-name="P1">jitter for frame 5696 is <text:s text:c="2"/>-0.00148</text:p>
      <text:p text:style-name="P1">jitter for frame 5697 is <text:s text:c="2"/>-0.00159</text:p>
      <text:p text:style-name="P1">jitter for frame 5698 is <text:s text:c="2"/>-0.00160</text:p>
      <text:p text:style-name="P1">jitter for frame 5699 is <text:s text:c="3"/>0.00049</text:p>
      <text:p text:style-name="P1">jitter for frame 5700 is <text:s text:c="2"/>-0.00153</text:p>
      <text:p text:style-name="P1">jitter for frame 5701 is <text:s text:c="2"/>-0.00157</text:p>
      <text:p text:style-name="P1">jitter for frame 5702 is <text:s text:c="2"/>-0.00143</text:p>
      <text:p text:style-name="P1">jitter for frame 5703 is <text:s text:c="2"/>-0.00147</text:p>
      <text:p text:style-name="P1">jitter for frame 5704 is <text:s text:c="3"/>0.00118</text:p>
      <text:p text:style-name="P1">jitter for frame 5705 is <text:s text:c="2"/>-0.00145</text:p>
      <text:p text:style-name="P1"><text:soft-page-break/>jitter for frame 5706 is <text:s text:c="2"/>-0.00152</text:p>
      <text:p text:style-name="P1">jitter for frame 5707 is <text:s text:c="2"/>-0.00126</text:p>
      <text:p text:style-name="P1">jitter for frame 5708 is <text:s text:c="2"/>-0.00023</text:p>
      <text:p text:style-name="P1">jitter for frame 5709 is <text:s text:c="2"/>-0.00151</text:p>
      <text:p text:style-name="P1">jitter for frame 5710 is <text:s text:c="3"/>0.00128</text:p>
      <text:p text:style-name="P1">jitter for frame 5711 is <text:s text:c="2"/>-0.00152</text:p>
      <text:p text:style-name="P1">jitter for frame 5712 is <text:s text:c="3"/>0.00131</text:p>
      <text:p text:style-name="P1">jitter for frame 5713 is <text:s text:c="2"/>-0.00158</text:p>
      <text:p text:style-name="P1">jitter for frame 5714 is <text:s text:c="2"/>-0.00146</text:p>
      <text:p text:style-name="P1">jitter for frame 5715 is <text:s text:c="2"/>-0.00142</text:p>
      <text:p text:style-name="P1">jitter for frame 5716 is <text:s text:c="2"/>-0.00036</text:p>
      <text:p text:style-name="P1">jitter for frame 5717 is <text:s text:c="2"/>-0.00100</text:p>
      <text:p text:style-name="P1">jitter for frame 5718 is <text:s text:c="3"/>0.00136</text:p>
      <text:p text:style-name="P1">jitter for frame 5719 is <text:s text:c="3"/>0.00221</text:p>
      <text:p text:style-name="P1">jitter for frame 5720 is <text:s text:c="2"/>-0.00150</text:p>
      <text:p text:style-name="P1">jitter for frame 5721 is <text:s text:c="3"/>0.00024</text:p>
      <text:p text:style-name="P1">jitter for frame 5722 is <text:s text:c="3"/>0.00108</text:p>
      <text:p text:style-name="P1">jitter for frame 5723 is <text:s text:c="3"/>0.00044</text:p>
      <text:p text:style-name="P1">jitter for frame 5724 is <text:s text:c="2"/>-0.00144</text:p>
      <text:p text:style-name="P1">jitter for frame 5725 is <text:s text:c="2"/>-0.00148</text:p>
      <text:p text:style-name="P1">jitter for frame 5726 is <text:s text:c="3"/>0.00058</text:p>
      <text:p text:style-name="P1">jitter for frame 5727 is <text:s text:c="2"/>-0.00144</text:p>
      <text:p text:style-name="P1">jitter for frame 5728 is <text:s text:c="2"/>-0.00155</text:p>
      <text:p text:style-name="P1">jitter for frame 5729 is <text:s text:c="3"/>0.00040</text:p>
      <text:p text:style-name="P1">jitter for frame 5730 is <text:s text:c="2"/>-0.00165</text:p>
      <text:p text:style-name="P1">jitter for frame 5731 is <text:s text:c="3"/>0.00032</text:p>
      <text:p text:style-name="P1">jitter for frame 5732 is <text:s text:c="2"/>-0.00135</text:p>
      <text:p text:style-name="P1">jitter for frame 5733 is <text:s text:c="2"/>-0.00146</text:p>
      <text:p text:style-name="P1">jitter for frame 5734 is <text:s text:c="2"/>-0.00036</text:p>
      <text:p text:style-name="P1">jitter for frame 5735 is <text:s text:c="3"/>0.00137</text:p>
      <text:p text:style-name="P1">jitter for frame 5736 is <text:s text:c="2"/>-0.00152</text:p>
      <text:p text:style-name="P1">jitter for frame 5737 is <text:s text:c="2"/>-0.00100</text:p>
      <text:p text:style-name="P1">jitter for frame 5738 is <text:s text:c="3"/>0.00019</text:p>
      <text:p text:style-name="P1">jitter for frame 5739 is <text:s text:c="2"/>-0.00151</text:p>
      <text:p text:style-name="P1">jitter for frame 5740 is <text:s text:c="2"/>-0.00146</text:p>
      <text:p text:style-name="P1">jitter for frame 5741 is <text:s text:c="2"/>-0.00148</text:p>
      <text:p text:style-name="P1">jitter for frame 5742 is <text:s text:c="2"/>-0.00121</text:p>
      <text:p text:style-name="P1">jitter for frame 5743 is <text:s text:c="2"/>-0.00151</text:p>
      <text:p text:style-name="P1">jitter for frame 5744 is <text:s text:c="2"/>-0.00135</text:p>
      <text:p text:style-name="P1">jitter for frame 5745 is <text:s text:c="3"/>0.00122</text:p>
      <text:p text:style-name="P1">jitter for frame 5746 is <text:s text:c="2"/>-0.00041</text:p>
      <text:p text:style-name="P1">jitter for frame 5747 is <text:s text:c="2"/>-0.00122</text:p>
      <text:p text:style-name="P1">jitter for frame 5748 is <text:s text:c="2"/>-0.00115</text:p>
      <text:p text:style-name="P1">jitter for frame 5749 is <text:s text:c="3"/>0.00114</text:p>
      <text:p text:style-name="P1">jitter for frame 5750 is <text:s text:c="2"/>-0.00107</text:p>
      <text:p text:style-name="P1">jitter for frame 5751 is <text:s text:c="2"/>-0.00146</text:p>
      <text:p text:style-name="P1">jitter for frame 5752 is <text:s text:c="3"/>0.00088</text:p>
      <text:p text:style-name="P1">jitter for frame 5753 is <text:s text:c="2"/>-0.00152</text:p>
      <text:p text:style-name="P1">jitter for frame 5754 is <text:s text:c="3"/>0.00102</text:p>
      <text:p text:style-name="P1"><text:soft-page-break/>jitter for frame 5755 is <text:s text:c="3"/>0.00112</text:p>
      <text:p text:style-name="P1">jitter for frame 5756 is <text:s text:c="3"/>0.00100</text:p>
      <text:p text:style-name="P1">jitter for frame 5757 is <text:s text:c="3"/>0.00082</text:p>
      <text:p text:style-name="P1">jitter for frame 5758 is <text:s text:c="3"/>0.00092</text:p>
      <text:p text:style-name="P1">jitter for frame 5759 is <text:s text:c="2"/>-0.00148</text:p>
      <text:p text:style-name="P1">jitter for frame 5760 is <text:s text:c="2"/>-0.00149</text:p>
      <text:p text:style-name="P1">jitter for frame 5761 is <text:s text:c="3"/>0.00110</text:p>
      <text:p text:style-name="P1">jitter for frame 5762 is <text:s text:c="3"/>0.00086</text:p>
      <text:p text:style-name="P1">jitter for frame 5763 is <text:s text:c="2"/>-0.00147</text:p>
      <text:p text:style-name="P1">jitter for frame 5764 is <text:s text:c="2"/>-0.00152</text:p>
      <text:p text:style-name="P1">jitter for frame 5765 is <text:s text:c="2"/>-0.00148</text:p>
      <text:p text:style-name="P1">jitter for frame 5766 is <text:s text:c="2"/>-0.00158</text:p>
      <text:p text:style-name="P1">jitter for frame 5767 is <text:s text:c="3"/>0.00024</text:p>
      <text:p text:style-name="P1">jitter for frame 5768 is <text:s text:c="2"/>-0.00068</text:p>
      <text:p text:style-name="P1">jitter for frame 5769 is <text:s text:c="3"/>0.00004</text:p>
      <text:p text:style-name="P1">jitter for frame 5770 is <text:s text:c="2"/>-0.00084</text:p>
      <text:p text:style-name="P1">jitter for frame 5771 is <text:s text:c="2"/>-0.00155</text:p>
      <text:p text:style-name="P1">jitter for frame 5772 is <text:s text:c="2"/>-0.00154</text:p>
      <text:p text:style-name="P1">jitter for frame 5773 is <text:s text:c="2"/>-0.00146</text:p>
      <text:p text:style-name="P1">jitter for frame 5774 is <text:s text:c="3"/>0.00081</text:p>
      <text:p text:style-name="P1">jitter for frame 5775 is <text:s text:c="2"/>-0.00150</text:p>
      <text:p text:style-name="P1">jitter for frame 5776 is <text:s text:c="3"/>0.00133</text:p>
      <text:p text:style-name="P1">jitter for frame 5777 is <text:s text:c="2"/>-0.00142</text:p>
      <text:p text:style-name="P1">jitter for frame 5778 is <text:s text:c="2"/>-0.00150</text:p>
      <text:p text:style-name="P1">jitter for frame 5779 is <text:s text:c="2"/>-0.00157</text:p>
      <text:p text:style-name="P1">jitter for frame 5780 is <text:s text:c="2"/>-0.00153</text:p>
      <text:p text:style-name="P1">jitter for frame 5781 is <text:s text:c="3"/>0.00100</text:p>
      <text:p text:style-name="P1">jitter for frame 5782 is <text:s text:c="3"/>0.00102</text:p>
      <text:p text:style-name="P1">jitter for frame 5783 is <text:s text:c="3"/>0.00089</text:p>
      <text:p text:style-name="P1">jitter for frame 5784 is <text:s text:c="3"/>0.00018</text:p>
      <text:p text:style-name="P1">jitter for frame 5785 is <text:s text:c="2"/>-0.00073</text:p>
      <text:p text:style-name="P1">jitter for frame 5786 is <text:s text:c="3"/>0.00045</text:p>
      <text:p text:style-name="P1">jitter for frame 5787 is <text:s text:c="2"/>-0.00144</text:p>
      <text:p text:style-name="P1">jitter for frame 5788 is <text:s text:c="2"/>-0.00152</text:p>
      <text:p text:style-name="P1">jitter for frame 5789 is <text:s text:c="3"/>0.00129</text:p>
      <text:p text:style-name="P1">jitter for frame 5790 is <text:s text:c="2"/>-0.00151</text:p>
      <text:p text:style-name="P1">jitter for frame 5791 is <text:s text:c="3"/>0.00052</text:p>
      <text:p text:style-name="P1">jitter for frame 5792 is <text:s text:c="3"/>0.00049</text:p>
      <text:p text:style-name="P1">jitter for frame 5793 is <text:s text:c="2"/>-0.00151</text:p>
      <text:p text:style-name="P1">jitter for frame 5794 is <text:s text:c="2"/>-0.00150</text:p>
      <text:p text:style-name="P1">jitter for frame 5795 is <text:s text:c="2"/>-0.00072</text:p>
      <text:p text:style-name="P1">jitter for frame 5796 is <text:s text:c="2"/>-0.00152</text:p>
      <text:p text:style-name="P1">jitter for frame 5797 is <text:s text:c="2"/>-0.00145</text:p>
      <text:p text:style-name="P1">jitter for frame 5798 is <text:s text:c="2"/>-0.00142</text:p>
      <text:p text:style-name="P1">jitter for frame 5799 is <text:s text:c="2"/>-0.00081</text:p>
      <text:p text:style-name="P1">jitter for frame 5800 is <text:s text:c="2"/>-0.00151</text:p>
      <text:p text:style-name="P1">jitter for frame 5801 is <text:s text:c="2"/>-0.00052</text:p>
      <text:p text:style-name="P1">jitter for frame 5802 is <text:s text:c="3"/>0.00002</text:p>
      <text:p text:style-name="P1">jitter for frame 5803 is <text:s text:c="3"/>0.00110</text:p>
      <text:p text:style-name="P1"><text:soft-page-break/>jitter for frame 5804 is <text:s text:c="3"/>0.00023</text:p>
      <text:p text:style-name="P1">jitter for frame 5805 is <text:s text:c="2"/>-0.00145</text:p>
      <text:p text:style-name="P1">jitter for frame 5806 is <text:s text:c="2"/>-0.00071</text:p>
      <text:p text:style-name="P1">jitter for frame 5807 is <text:s text:c="3"/>0.00134</text:p>
      <text:p text:style-name="P1">jitter for frame 5808 is <text:s text:c="2"/>-0.00143</text:p>
      <text:p text:style-name="P1">jitter for frame 5809 is <text:s text:c="2"/>-0.00112</text:p>
      <text:p text:style-name="P1">jitter for frame 5810 is <text:s text:c="2"/>-0.00027</text:p>
      <text:p text:style-name="P1">jitter for frame 5811 is <text:s text:c="3"/>0.00048</text:p>
      <text:p text:style-name="P1">jitter for frame 5812 is <text:s text:c="2"/>-0.00151</text:p>
      <text:p text:style-name="P1">jitter for frame 5813 is <text:s text:c="2"/>-0.00152</text:p>
      <text:p text:style-name="P1">jitter for frame 5814 is <text:s text:c="2"/>-0.00154</text:p>
      <text:p text:style-name="P1">jitter for frame 5815 is <text:s text:c="2"/>-0.00150</text:p>
      <text:p text:style-name="P1">jitter for frame 5816 is <text:s text:c="2"/>-0.00070</text:p>
      <text:p text:style-name="P1">jitter for frame 5817 is <text:s text:c="2"/>-0.00009</text:p>
      <text:p text:style-name="P1">jitter for frame 5818 is <text:s text:c="2"/>-0.00150</text:p>
      <text:p text:style-name="P1">jitter for frame 5819 is <text:s text:c="2"/>-0.00149</text:p>
      <text:p text:style-name="P1">jitter for frame 5820 is <text:s text:c="2"/>-0.00160</text:p>
      <text:p text:style-name="P1">jitter for frame 5821 is <text:s text:c="2"/>-0.00147</text:p>
      <text:p text:style-name="P1">jitter for frame 5822 is <text:s text:c="2"/>-0.00082</text:p>
      <text:p text:style-name="P1">jitter for frame 5823 is <text:s text:c="2"/>-0.00131</text:p>
      <text:p text:style-name="P1">jitter for frame 5824 is <text:s text:c="3"/>0.00089</text:p>
      <text:p text:style-name="P1">jitter for frame 5825 is <text:s text:c="2"/>-0.00146</text:p>
      <text:p text:style-name="P1">jitter for frame 5826 is <text:s text:c="3"/>0.00128</text:p>
      <text:p text:style-name="P1">jitter for frame 5827 is <text:s text:c="2"/>-0.00156</text:p>
      <text:p text:style-name="P1">jitter for frame 5828 is <text:s text:c="2"/>-0.00032</text:p>
      <text:p text:style-name="P1">jitter for frame 5829 is <text:s text:c="2"/>-0.00006</text:p>
      <text:p text:style-name="P1">jitter for frame 5830 is <text:s text:c="3"/>0.00052</text:p>
      <text:p text:style-name="P1">jitter for frame 5831 is <text:s text:c="2"/>-0.00155</text:p>
      <text:p text:style-name="P1">jitter for frame 5832 is <text:s text:c="2"/>-0.00060</text:p>
      <text:p text:style-name="P1">jitter for frame 5833 is <text:s text:c="2"/>-0.00153</text:p>
      <text:p text:style-name="P1">jitter for frame 5834 is <text:s text:c="2"/>-0.00152</text:p>
      <text:p text:style-name="P1">jitter for frame 5835 is <text:s text:c="3"/>0.00120</text:p>
      <text:p text:style-name="P1">jitter for frame 5836 is <text:s text:c="3"/>0.00099</text:p>
      <text:p text:style-name="P1">jitter for frame 5837 is <text:s text:c="3"/>0.00125</text:p>
      <text:p text:style-name="P1">jitter for frame 5838 is <text:s text:c="2"/>-0.00152</text:p>
      <text:p text:style-name="P1">jitter for frame 5839 is <text:s text:c="3"/>0.00109</text:p>
      <text:p text:style-name="P1">jitter for frame 5840 is <text:s text:c="2"/>-0.00153</text:p>
      <text:p text:style-name="P1">jitter for frame 5841 is <text:s text:c="2"/>-0.00148</text:p>
      <text:p text:style-name="P1">jitter for frame 5842 is <text:s text:c="2"/>-0.00151</text:p>
      <text:p text:style-name="P1">jitter for frame 5843 is <text:s text:c="2"/>-0.00121</text:p>
      <text:p text:style-name="P1">jitter for frame 5844 is <text:s text:c="2"/>-0.00151</text:p>
      <text:p text:style-name="P1">jitter for frame 5845 is <text:s text:c="2"/>-0.00079</text:p>
      <text:p text:style-name="P1">jitter for frame 5846 is <text:s text:c="3"/>0.00039</text:p>
      <text:p text:style-name="P1">jitter for frame 5847 is <text:s text:c="2"/>-0.00148</text:p>
      <text:p text:style-name="P1">jitter for frame 5848 is <text:s text:c="2"/>-0.00153</text:p>
      <text:p text:style-name="P1">jitter for frame 5849 is <text:s text:c="2"/>-0.00149</text:p>
      <text:p text:style-name="P1">jitter for frame 5850 is <text:s text:c="3"/>0.00202</text:p>
      <text:p text:style-name="P1">jitter for frame 5851 is <text:s text:c="2"/>-0.00151</text:p>
      <text:p text:style-name="P1">jitter for frame 5852 is <text:s text:c="3"/>0.00130</text:p>
      <text:p text:style-name="P1"><text:soft-page-break/>jitter for frame 5853 is <text:s text:c="2"/>-0.00122</text:p>
      <text:p text:style-name="P1">jitter for frame 5854 is <text:s text:c="3"/>0.00067</text:p>
      <text:p text:style-name="P1">jitter for frame 5855 is <text:s text:c="3"/>0.00121</text:p>
      <text:p text:style-name="P1">jitter for frame 5856 is <text:s text:c="2"/>-0.00144</text:p>
      <text:p text:style-name="P1">jitter for frame 5857 is <text:s text:c="2"/>-0.00140</text:p>
      <text:p text:style-name="P1">jitter for frame 5858 is <text:s text:c="3"/>0.00044</text:p>
      <text:p text:style-name="P1">jitter for frame 5859 is <text:s text:c="2"/>-0.00098</text:p>
      <text:p text:style-name="P1">jitter for frame 5860 is <text:s text:c="2"/>-0.00149</text:p>
      <text:p text:style-name="P1">jitter for frame 5861 is <text:s text:c="2"/>-0.00149</text:p>
      <text:p text:style-name="P1">jitter for frame 5862 is <text:s text:c="2"/>-0.00143</text:p>
      <text:p text:style-name="P1">jitter for frame 5863 is <text:s text:c="2"/>-0.00011</text:p>
      <text:p text:style-name="P1">jitter for frame 5864 is <text:s text:c="2"/>-0.00134</text:p>
      <text:p text:style-name="P1">jitter for frame 5865 is <text:s text:c="2"/>-0.00147</text:p>
      <text:p text:style-name="P1">jitter for frame 5866 is <text:s text:c="2"/>-0.00154</text:p>
      <text:p text:style-name="P1">jitter for frame 5867 is <text:s text:c="2"/>-0.00155</text:p>
      <text:p text:style-name="P1">jitter for frame 5868 is <text:s text:c="2"/>-0.00149</text:p>
      <text:p text:style-name="P1">jitter for frame 5869 is <text:s text:c="2"/>-0.00151</text:p>
      <text:p text:style-name="P1">jitter for frame 5870 is <text:s text:c="2"/>-0.00039</text:p>
      <text:p text:style-name="P1">jitter for frame 5871 is <text:s text:c="2"/>-0.00142</text:p>
      <text:p text:style-name="P1">jitter for frame 5872 is <text:s text:c="2"/>-0.00109</text:p>
      <text:p text:style-name="P1">jitter for frame 5873 is <text:s text:c="3"/>0.00129</text:p>
      <text:p text:style-name="P1">jitter for frame 5874 is <text:s text:c="2"/>-0.00151</text:p>
      <text:p text:style-name="P1">jitter for frame 5875 is <text:s text:c="3"/>0.00030</text:p>
      <text:p text:style-name="P1">jitter for frame 5876 is <text:s text:c="2"/>-0.00149</text:p>
      <text:p text:style-name="P1">jitter for frame 5877 is <text:s text:c="2"/>-0.00151</text:p>
      <text:p text:style-name="P1">jitter for frame 5878 is <text:s text:c="3"/>0.00104</text:p>
      <text:p text:style-name="P1">jitter for frame 5879 is <text:s text:c="2"/>-0.00145</text:p>
      <text:p text:style-name="P1">jitter for frame 5880 is <text:s text:c="3"/>0.00116</text:p>
      <text:p text:style-name="P1">jitter for frame 5881 is <text:s text:c="3"/>0.00107</text:p>
      <text:p text:style-name="P1">jitter for frame 5882 is <text:s text:c="3"/>0.00104</text:p>
      <text:p text:style-name="P1">jitter for frame 5883 is <text:s text:c="2"/>-0.00073</text:p>
      <text:p text:style-name="P1">jitter for frame 5884 is <text:s text:c="3"/>0.00205</text:p>
      <text:p text:style-name="P1">jitter for frame 5885 is <text:s text:c="3"/>0.00078</text:p>
      <text:p text:style-name="P1">jitter for frame 5886 is <text:s text:c="2"/>-0.00105</text:p>
      <text:p text:style-name="P1">jitter for frame 5887 is <text:s text:c="3"/>0.00130</text:p>
      <text:p text:style-name="P1">jitter for frame 5888 is <text:s text:c="3"/>0.00081</text:p>
      <text:p text:style-name="P1">jitter for frame 5889 is <text:s text:c="2"/>-0.00147</text:p>
      <text:p text:style-name="P1">jitter for frame 5890 is <text:s text:c="2"/>-0.00150</text:p>
      <text:p text:style-name="P1">jitter for frame 5891 is <text:s text:c="3"/>0.00105</text:p>
      <text:p text:style-name="P1">jitter for frame 5892 is <text:s text:c="3"/>0.00128</text:p>
      <text:p text:style-name="P1">jitter for frame 5893 is <text:s text:c="3"/>0.00121</text:p>
      <text:p text:style-name="P1">jitter for frame 5894 is <text:s text:c="2"/>-0.00149</text:p>
      <text:p text:style-name="P1">jitter for frame 5895 is <text:s text:c="2"/>-0.00148</text:p>
      <text:p text:style-name="P1">jitter for frame 5896 is <text:s text:c="3"/>0.00007</text:p>
      <text:p text:style-name="P1">jitter for frame 5897 is <text:s text:c="2"/>-0.00125</text:p>
      <text:p text:style-name="P1">jitter for frame 5898 is <text:s text:c="3"/>0.00139</text:p>
      <text:p text:style-name="P1">jitter for frame 5899 is <text:s text:c="3"/>0.00054</text:p>
      <text:p text:style-name="P1">jitter for frame 5900 is <text:s text:c="2"/>-0.00143</text:p>
      <text:p text:style-name="P1">jitter for frame 5901 is <text:s text:c="2"/>-0.00112</text:p>
      <text:p text:style-name="P1"><text:soft-page-break/>jitter for frame 5902 is <text:s text:c="2"/>-0.00133</text:p>
      <text:p text:style-name="P1">jitter for frame 5903 is <text:s text:c="2"/>-0.00146</text:p>
      <text:p text:style-name="P1">jitter for frame 5904 is <text:s text:c="3"/>0.00083</text:p>
      <text:p text:style-name="P1">jitter for frame 5905 is <text:s text:c="3"/>0.00109</text:p>
      <text:p text:style-name="P1">jitter for frame 5906 is <text:s text:c="3"/>0.00131</text:p>
      <text:p text:style-name="P1">jitter for frame 5907 is <text:s text:c="2"/>-0.00149</text:p>
      <text:p text:style-name="P1">jitter for frame 5908 is <text:s text:c="2"/>-0.00003</text:p>
      <text:p text:style-name="P1">jitter for frame 5909 is <text:s text:c="2"/>-0.00147</text:p>
      <text:p text:style-name="P1">jitter for frame 5910 is <text:s text:c="2"/>-0.00081</text:p>
      <text:p text:style-name="P1">jitter for frame 5911 is <text:s text:c="2"/>-0.00155</text:p>
      <text:p text:style-name="P1">jitter for frame 5912 is <text:s text:c="2"/>-0.00162</text:p>
      <text:p text:style-name="P1">jitter for frame 5913 is <text:s text:c="2"/>-0.00149</text:p>
      <text:p text:style-name="P1">jitter for frame 5914 is <text:s text:c="3"/>0.00106</text:p>
      <text:p text:style-name="P1">jitter for frame 5915 is <text:s text:c="2"/>-0.00141</text:p>
      <text:p text:style-name="P1">jitter for frame 5916 is <text:s text:c="3"/>0.00132</text:p>
      <text:p text:style-name="P1">jitter for frame 5917 is <text:s text:c="3"/>0.00024</text:p>
      <text:p text:style-name="P1">jitter for frame 5918 is <text:s text:c="3"/>0.00129</text:p>
      <text:p text:style-name="P1">jitter for frame 5919 is <text:s text:c="2"/>-0.00148</text:p>
      <text:p text:style-name="P1">jitter for frame 5920 is <text:s text:c="2"/>-0.00154</text:p>
      <text:p text:style-name="P1">jitter for frame 5921 is <text:s text:c="3"/>0.00122</text:p>
      <text:p text:style-name="P1">jitter for frame 5922 is <text:s text:c="2"/>-0.00151</text:p>
      <text:p text:style-name="P1">jitter for frame 5923 is <text:s text:c="2"/>-0.00149</text:p>
      <text:p text:style-name="P1">jitter for frame 5924 is <text:s text:c="3"/>0.00162</text:p>
      <text:p text:style-name="P1">jitter for frame 5925 is <text:s text:c="3"/>0.00163</text:p>
      <text:p text:style-name="P1">jitter for frame 5926 is <text:s text:c="3"/>0.00053</text:p>
      <text:p text:style-name="P1">jitter for frame 5927 is <text:s text:c="3"/>0.00053</text:p>
      <text:p text:style-name="P1">jitter for frame 5928 is <text:s text:c="3"/>0.00163</text:p>
      <text:p text:style-name="P1">jitter for frame 5929 is <text:s text:c="2"/>-0.00140</text:p>
      <text:p text:style-name="P1">jitter for frame 5930 is <text:s text:c="3"/>0.00161</text:p>
      <text:p text:style-name="P1">jitter for frame 5931 is <text:s text:c="2"/>-0.00126</text:p>
      <text:p text:style-name="P1">jitter for frame 5932 is <text:s text:c="3"/>0.00164</text:p>
      <text:p text:style-name="P1">jitter for frame 5933 is <text:s text:c="3"/>0.00162</text:p>
      <text:p text:style-name="P1">jitter for frame 5934 is <text:s text:c="3"/>0.00165</text:p>
      <text:p text:style-name="P1">jitter for frame 5935 is <text:s text:c="3"/>0.00125</text:p>
      <text:p text:style-name="P1">jitter for frame 5936 is <text:s text:c="2"/>-0.00141</text:p>
      <text:p text:style-name="P1">jitter for frame 5937 is <text:s text:c="2"/>-0.00027</text:p>
      <text:p text:style-name="P1">jitter for frame 5938 is <text:s text:c="3"/>0.00170</text:p>
      <text:p text:style-name="P1">jitter for frame 5939 is <text:s text:c="2"/>-0.00001</text:p>
      <text:p text:style-name="P1">jitter for frame 5940 is <text:s text:c="2"/>-0.00117</text:p>
      <text:p text:style-name="P1">jitter for frame 5941 is <text:s text:c="2"/>-0.00141</text:p>
      <text:p text:style-name="P1">jitter for frame 5942 is <text:s text:c="2"/>-0.00127</text:p>
      <text:p text:style-name="P1">jitter for frame 5943 is <text:s text:c="2"/>-0.00145</text:p>
      <text:p text:style-name="P1">jitter for frame 5944 is <text:s text:c="3"/>0.00166</text:p>
      <text:p text:style-name="P1">jitter for frame 5945 is <text:s text:c="2"/>-0.00149</text:p>
      <text:p text:style-name="P1">jitter for frame 5946 is <text:s text:c="3"/>0.00055</text:p>
      <text:p text:style-name="P1">jitter for frame 5947 is <text:s text:c="3"/>0.00185</text:p>
      <text:p text:style-name="P1">jitter for frame 5948 is <text:s text:c="2"/>-0.00146</text:p>
      <text:p text:style-name="P1">jitter for frame 5949 is <text:s text:c="2"/>-0.00098</text:p>
      <text:p text:style-name="P1">jitter for frame 5950 is <text:s text:c="2"/>-0.00141</text:p>
      <text:p text:style-name="P1"><text:soft-page-break/>jitter for frame 5951 is <text:s text:c="3"/>0.00169</text:p>
      <text:p text:style-name="P1">jitter for frame 5952 is <text:s text:c="3"/>0.00130</text:p>
      <text:p text:style-name="P1">jitter for frame 5953 is <text:s text:c="3"/>0.00147</text:p>
      <text:p text:style-name="P1">jitter for frame 5954 is <text:s text:c="2"/>-0.00075</text:p>
      <text:p text:style-name="P1">jitter for frame 5955 is <text:s text:c="2"/>-0.00129</text:p>
      <text:p text:style-name="P1">jitter for frame 5956 is <text:s text:c="2"/>-0.00149</text:p>
      <text:p text:style-name="P1">jitter for frame 5957 is <text:s text:c="2"/>-0.00138</text:p>
      <text:p text:style-name="P1">jitter for frame 5958 is <text:s text:c="2"/>-0.00142</text:p>
      <text:p text:style-name="P1">jitter for frame 5959 is <text:s text:c="2"/>-0.00151</text:p>
      <text:p text:style-name="P1">jitter for frame 5960 is <text:s text:c="2"/>-0.00140</text:p>
      <text:p text:style-name="P1">jitter for frame 5961 is <text:s text:c="2"/>-0.00029</text:p>
      <text:p text:style-name="P1">jitter for frame 5962 is <text:s text:c="2"/>-0.00152</text:p>
      <text:p text:style-name="P1">jitter for frame 5963 is <text:s text:c="3"/>0.00191</text:p>
      <text:p text:style-name="P1">jitter for frame 5964 is <text:s text:c="2"/>-0.00056</text:p>
      <text:p text:style-name="P1">jitter for frame 5965 is <text:s text:c="3"/>0.00150</text:p>
      <text:p text:style-name="P1">jitter for frame 5966 is <text:s text:c="3"/>0.00140</text:p>
      <text:p text:style-name="P1">jitter for frame 5967 is <text:s text:c="2"/>-0.00148</text:p>
      <text:p text:style-name="P1">jitter for frame 5968 is <text:s text:c="3"/>0.00169</text:p>
      <text:p text:style-name="P1">jitter for frame 5969 is <text:s text:c="3"/>0.00065</text:p>
      <text:p text:style-name="P1">jitter for frame 5970 is <text:s text:c="3"/>0.00145</text:p>
      <text:p text:style-name="P1">jitter for frame 5971 is <text:s text:c="2"/>-0.00149</text:p>
      <text:p text:style-name="P1">jitter for frame 5972 is <text:s text:c="2"/>-0.00120</text:p>
      <text:p text:style-name="P1">jitter for frame 5973 is <text:s text:c="2"/>-0.00151</text:p>
      <text:p text:style-name="P1">jitter for frame 5974 is <text:s text:c="3"/>0.00107</text:p>
      <text:p text:style-name="P1">jitter for frame 5975 is <text:s text:c="3"/>0.00143</text:p>
      <text:p text:style-name="P1">jitter for frame 5976 is <text:s text:c="2"/>-0.00151</text:p>
      <text:p text:style-name="P1">jitter for frame 5977 is <text:s text:c="2"/>-0.00160</text:p>
      <text:p text:style-name="P1">jitter for frame 5978 is <text:s text:c="2"/>-0.00157</text:p>
      <text:p text:style-name="P1">jitter for frame 5979 is <text:s text:c="2"/>-0.00159</text:p>
      <text:p text:style-name="P1">jitter for frame 5980 is <text:s text:c="2"/>-0.00161</text:p>
      <text:p text:style-name="P1">jitter for frame 5981 is <text:s text:c="2"/>-0.00138</text:p>
      <text:p text:style-name="P1">jitter for frame 5982 is <text:s text:c="3"/>0.00169</text:p>
      <text:p text:style-name="P1">jitter for frame 5983 is <text:s text:c="2"/>-0.00023</text:p>
      <text:p text:style-name="P1">jitter for frame 5984 is <text:s text:c="2"/>-0.00108</text:p>
      <text:p text:style-name="P1">jitter for frame 5985 is <text:s text:c="3"/>0.00078</text:p>
      <text:p text:style-name="P1">jitter for frame 5986 is <text:s text:c="3"/>0.00171</text:p>
      <text:p text:style-name="P1">jitter for frame 5987 is <text:s text:c="3"/>0.00127</text:p>
      <text:p text:style-name="P1">jitter for frame 5988 is <text:s text:c="3"/>0.00167</text:p>
      <text:p text:style-name="P1">jitter for frame 5989 is <text:s text:c="3"/>0.00175</text:p>
      <text:p text:style-name="P1">jitter for frame 5990 is <text:s text:c="3"/>0.00176</text:p>
      <text:p text:style-name="P1">jitter for frame 5991 is <text:s text:c="2"/>-0.00151</text:p>
      <text:p text:style-name="P1">jitter for frame 5992 is <text:s text:c="2"/>-0.00148</text:p>
      <text:p text:style-name="P1">jitter for frame 5993 is <text:s text:c="2"/>-0.00053</text:p>
      <text:p text:style-name="P1">jitter for frame 5994 is <text:s text:c="3"/>0.00096</text:p>
      <text:p text:style-name="P1">jitter for frame 5995 is <text:s text:c="3"/>0.00025</text:p>
      <text:p text:style-name="P1">jitter for frame 5996 is <text:s text:c="2"/>-0.00143</text:p>
      <text:p text:style-name="P1">jitter for frame 5997 is <text:s text:c="3"/>0.00162</text:p>
      <text:p text:style-name="P1">jitter for frame 5998 is <text:s text:c="2"/>-0.00147</text:p>
      <text:p text:style-name="P1">jitter for frame 5999 is <text:s text:c="2"/>-0.00104</text:p>
      <text:p text:style-name="P1"><text:soft-page-break/>jitter for frame 6000 is <text:s text:c="3"/>0.00170</text:p>
      <text:p text:style-name="P1">Total latency= <text:s/>-2.58140</text:p>
      <text:p text:style-name="P1">average jitter = -0.0004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05:33:31.488016232</meta:creation-date>
    <dc:date>2017-08-16T05:33:53.182921140</dc:date>
    <meta:editing-duration>PT23S</meta:editing-duration>
    <meta:editing-cycles>1</meta:editing-cycles>
    <meta:document-statistic meta:table-count="0" meta:image-count="0" meta:object-count="0" meta:page-count="246" meta:paragraph-count="12008" meta:word-count="72028" meta:character-count="417980" meta:non-whitespace-character-count="327866"/>
    <meta:generator>LibreOffice/5.1.6.2$Linux_X86_64 LibreOffice_project/10m0$Build-2</meta:generator>
  </office:meta>
</office:document-meta>
</file>